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752in" svg:y="45.7909in">
            <draw:object draw:notify-on-update-of-ranges="Sheet1.R3:Sheet1.R265 Sheet1.V3:Sheet1.V2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8114in" svg:height="3.5429in" svg:x="3.763in" svg:y="49.6598in">
            <draw:object draw:notify-on-update-of-ranges="Sheet1.R299:Sheet1.R474 Sheet1.V299:Sheet1.V47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Fla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i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135" calcext:value-type="float">
            <text:p>28.135</text:p>
          </table:table-cell>
          <table:table-cell office:value-type="float" office:value="-9.35" calcext:value-type="float">
            <text:p>-9.35</text:p>
          </table:table-cell>
          <table:table-cell office:value-type="float" office:value="36.04" calcext:value-type="float">
            <text:p>36.04</text:p>
          </table:table-cell>
          <table:table-cell office:value-type="float" office:value="46.668" calcext:value-type="float">
            <text:p>46.668</text:p>
          </table:table-cell>
          <table:table-cell office:value-type="string" calcext:value-type="string">
            <text:p>##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592" calcext:value-type="float">
            <text:p>-0.592</text:p>
          </table:table-cell>
          <table:table-cell office:value-type="float" office:value="9.048" calcext:value-type="float">
            <text:p>9.048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5" calcext:value-type="float">
            <text:p>-0.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2" calcext:value-type="float">
            <text:p>0.542</text:p>
          </table:table-cell>
          <table:table-cell/>
          <table:table-cell table:formula="of:=IF (ABS([.I3]) &gt; 8.5; 1; 0)" office:value-type="float" office:value="1" calcext:value-type="float">
            <text:p>1</text:p>
          </table:table-cell>
          <table:table-cell table:formula="of:=ATAN2([.C3];[.B3])" office:value-type="float" office:value="1.89164026312625" calcext:value-type="float">
            <text:p>1.8916402631</text:p>
          </table:table-cell>
          <table:table-cell office:value-type="float" office:value="1" calcext:value-type="float">
            <text:p>1</text:p>
          </table:table-cell>
          <table:table-cell table:formula="of:=[.S3]*0.1/3" office:value-type="float" office:value="0.0333333333333333" calcext:value-type="float">
            <text:p>0.0333333333</text:p>
          </table:table-cell>
          <table:table-cell table:formula="of:=[.N3]*[.T3]" office:value-type="float" office:value="0.00823333333333333" calcext:value-type="float">
            <text:p>0.0082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755" calcext:value-type="float">
            <text:p>25.755</text:p>
          </table:table-cell>
          <table:table-cell office:value-type="float" office:value="-10.2" calcext:value-type="float">
            <text:p>-10.2</text:p>
          </table:table-cell>
          <table:table-cell office:value-type="float" office:value="38.165" calcext:value-type="float">
            <text:p>38.165</text:p>
          </table:table-cell>
          <table:table-cell office:value-type="float" office:value="47.159" calcext:value-type="float">
            <text:p>47.159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592" calcext:value-type="float">
            <text:p>-0.592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89" calcext:value-type="float">
            <text:p>10.289</text:p>
          </table:table-cell>
          <table:table-cell office:value-type="string" calcext:value-type="string">
            <text:p>##</text:p>
          </table:table-cell>
          <table:table-cell office:value-type="float" office:value="0.073" calcext:value-type="float">
            <text:p>0.073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075" calcext:value-type="float">
            <text:p>0.075</text:p>
          </table:table-cell>
          <table:table-cell office:value-type="float" office:value="0.674" calcext:value-type="float">
            <text:p>0.674</text:p>
          </table:table-cell>
          <table:table-cell/>
          <table:table-cell table:formula="of:=IF (ABS([.I4]) &gt; 8.5; 1; 0)" office:value-type="float" office:value="1" calcext:value-type="float">
            <text:p>1</text:p>
          </table:table-cell>
          <table:table-cell table:formula="of:=ATAN2([.C4];[.B4])" office:value-type="float" office:value="1.94788391380827" calcext:value-type="float">
            <text:p>1.9478839138</text:p>
          </table:table-cell>
          <table:table-cell office:value-type="float" office:value="4" calcext:value-type="float">
            <text:p>4</text:p>
          </table:table-cell>
          <table:table-cell table:formula="of:=[.S4]*0.1/3" office:value-type="float" office:value="0.133333333333333" calcext:value-type="float">
            <text:p>0.1333333333</text:p>
          </table:table-cell>
          <table:table-cell table:formula="of:=[.N4]*[.T4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415" calcext:value-type="float">
            <text:p>25.415</text:p>
          </table:table-cell>
          <table:table-cell office:value-type="float" office:value="-8.585" calcext:value-type="float">
            <text:p>-8.585</text:p>
          </table:table-cell>
          <table:table-cell office:value-type="float" office:value="38.59" calcext:value-type="float">
            <text:p>38.59</text:p>
          </table:table-cell>
          <table:table-cell office:value-type="float" office:value="46.998" calcext:value-type="float">
            <text:p>46.998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-0.221" calcext:value-type="float">
            <text:p>-0.221</text:p>
          </table:table-cell>
          <table:table-cell office:value-type="float" office:value="9.048" calcext:value-type="float">
            <text:p>9.048</text:p>
          </table:table-cell>
          <table:table-cell office:value-type="float" office:value="9.059" calcext:value-type="float">
            <text:p>9.059</text:p>
          </table:table-cell>
          <table:table-cell office:value-type="string" calcext:value-type="string">
            <text:p>##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IF (ABS([.I5]) &gt; 8.5; 1; 0)" office:value-type="float" office:value="1" calcext:value-type="float">
            <text:p>1</text:p>
          </table:table-cell>
          <table:table-cell table:formula="of:=ATAN2([.C5];[.B5])" office:value-type="float" office:value="1.89655487576196" calcext:value-type="float">
            <text:p>1.8965548758</text:p>
          </table:table-cell>
          <table:table-cell office:value-type="float" office:value="2" calcext:value-type="float">
            <text:p>2</text:p>
          </table:table-cell>
          <table:table-cell table:formula="of:=[.S5]*0.1/3" office:value-type="float" office:value="0.0666666666666667" calcext:value-type="float">
            <text:p>0.0666666667</text:p>
          </table:table-cell>
          <table:table-cell table:formula="of:=[.N5]*[.T5]" office:value-type="float" office:value="-0.0157333333333333" calcext:value-type="float">
            <text:p>-0.0157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65" calcext:value-type="float">
            <text:p>24.65</text:p>
          </table:table-cell>
          <table:table-cell office:value-type="float" office:value="-9.435" calcext:value-type="float">
            <text:p>-9.435</text:p>
          </table:table-cell>
          <table:table-cell office:value-type="float" office:value="38.845" calcext:value-type="float">
            <text:p>38.845</text:p>
          </table:table-cell>
          <table:table-cell office:value-type="float" office:value="46.964" calcext:value-type="float">
            <text:p>46.964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0.184" calcext:value-type="float">
            <text:p>-0.184</text:p>
          </table:table-cell>
          <table:table-cell office:value-type="float" office:value="9.894" calcext:value-type="float">
            <text:p>9.89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##</text:p>
          </table:table-cell>
          <table:table-cell office:value-type="float" office:value="0.283" calcext:value-type="float">
            <text:p>0.283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17" calcext:value-type="float">
            <text:p>0.017</text:p>
          </table:table-cell>
          <table:table-cell office:value-type="float" office:value="0.446" calcext:value-type="float">
            <text:p>0.446</text:p>
          </table:table-cell>
          <table:table-cell/>
          <table:table-cell table:formula="of:=IF (ABS([.I6]) &gt; 8.5; 1; 0)" office:value-type="float" office:value="1" calcext:value-type="float">
            <text:p>1</text:p>
          </table:table-cell>
          <table:table-cell table:formula="of:=ATAN2([.C6];[.B6])" office:value-type="float" office:value="1.93635166491652" calcext:value-type="float">
            <text:p>1.9363516649</text:p>
          </table:table-cell>
          <table:table-cell office:value-type="float" office:value="4" calcext:value-type="float">
            <text:p>4</text:p>
          </table:table-cell>
          <table:table-cell table:formula="of:=[.S6]*0.1/3" office:value-type="float" office:value="0.133333333333333" calcext:value-type="float">
            <text:p>0.1333333333</text:p>
          </table:table-cell>
          <table:table-cell table:formula="of:=[.N6]*[.T6]" office:value-type="float" office:value="0.00226666666666667" calcext:value-type="float">
            <text:p>0.0022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" calcext:value-type="float">
            <text:p>23.8</text:p>
          </table:table-cell>
          <table:table-cell office:value-type="float" office:value="-9.775" calcext:value-type="float">
            <text:p>-9.775</text:p>
          </table:table-cell>
          <table:table-cell office:value-type="float" office:value="38.59" calcext:value-type="float">
            <text:p>38.59</text:p>
          </table:table-cell>
          <table:table-cell office:value-type="float" office:value="46.381" calcext:value-type="float">
            <text:p>46.381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086" calcext:value-type="float">
            <text:p>9.086</text:p>
          </table:table-cell>
          <table:table-cell office:value-type="float" office:value="9.091" calcext:value-type="float">
            <text:p>9.091</text:p>
          </table:table-cell>
          <table:table-cell office:value-type="string" calcext:value-type="string">
            <text:p>##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IF (ABS([.I7]) &gt; 8.5; 1; 0)" office:value-type="float" office:value="1" calcext:value-type="float">
            <text:p>1</text:p>
          </table:table-cell>
          <table:table-cell table:formula="of:=ATAN2([.C7];[.B7])" office:value-type="float" office:value="1.96050489813776" calcext:value-type="float">
            <text:p>1.9605048981</text:p>
          </table:table-cell>
          <table:table-cell office:value-type="float" office:value="2" calcext:value-type="float">
            <text:p>2</text:p>
          </table:table-cell>
          <table:table-cell table:formula="of:=[.S7]*0.1/3" office:value-type="float" office:value="0.0666666666666667" calcext:value-type="float">
            <text:p>0.0666666667</text:p>
          </table:table-cell>
          <table:table-cell table:formula="of:=[.N7]*[.T7]" office:value-type="float" office:value="-0.00193333333333333" calcext:value-type="float">
            <text:p>-0.001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565" calcext:value-type="float">
            <text:p>24.565</text:p>
          </table:table-cell>
          <table:table-cell office:value-type="float" office:value="-9.945" calcext:value-type="float">
            <text:p>-9.945</text:p>
          </table:table-cell>
          <table:table-cell office:value-type="float" office:value="38.675" calcext:value-type="float">
            <text:p>38.675</text:p>
          </table:table-cell>
          <table:table-cell office:value-type="float" office:value="46.884" calcext:value-type="float">
            <text:p>46.884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##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6" calcext:value-type="float">
            <text:p>0.13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291" calcext:value-type="float">
            <text:p>0.291</text:p>
          </table:table-cell>
          <table:table-cell/>
          <table:table-cell table:formula="of:=IF (ABS([.I8]) &gt; 8.5; 1; 0)" office:value-type="float" office:value="1" calcext:value-type="float">
            <text:p>1</text:p>
          </table:table-cell>
          <table:table-cell table:formula="of:=ATAN2([.C8];[.B8])" office:value-type="float" office:value="1.95547182805431" calcext:value-type="float">
            <text:p>1.9554718281</text:p>
          </table:table-cell>
          <table:table-cell office:value-type="float" office:value="4" calcext:value-type="float">
            <text:p>4</text:p>
          </table:table-cell>
          <table:table-cell table:formula="of:=[.S8]*0.1/3" office:value-type="float" office:value="0.133333333333333" calcext:value-type="float">
            <text:p>0.1333333333</text:p>
          </table:table-cell>
          <table:table-cell table:formula="of:=[.N8]*[.T8]" office:value-type="float" office:value="-0.0273333333333333" calcext:value-type="float">
            <text:p>-0.0273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245" calcext:value-type="float">
            <text:p>25.245</text:p>
          </table:table-cell>
          <table:table-cell office:value-type="float" office:value="-10.37" calcext:value-type="float">
            <text:p>-10.37</text:p>
          </table:table-cell>
          <table:table-cell office:value-type="float" office:value="37.57" calcext:value-type="float">
            <text:p>37.57</text:p>
          </table:table-cell>
          <table:table-cell office:value-type="float" office:value="46.437" calcext:value-type="float">
            <text:p>46.437</text:p>
          </table:table-cell>
          <table:table-cell office:value-type="string" calcext:value-type="string">
            <text:p>##</text:p>
          </table:table-cell>
          <table:table-cell office:value-type="float" office:value="0.629" calcext:value-type="float">
            <text:p>0.629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355" calcext:value-type="float">
            <text:p>9.355</text:p>
          </table:table-cell>
          <table:table-cell office:value-type="float" office:value="9.377" calcext:value-type="float">
            <text:p>9.377</text:p>
          </table:table-cell>
          <table:table-cell office:value-type="string" calcext:value-type="string">
            <text:p>##</text:p>
          </table:table-cell>
          <table:table-cell office:value-type="float" office:value="0.271" calcext:value-type="float">
            <text:p>0.271</text:p>
          </table:table-cell>
          <table:table-cell office:value-type="float" office:value="0.068" calcext:value-type="float">
            <text:p>0.068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356" calcext:value-type="float">
            <text:p>0.356</text:p>
          </table:table-cell>
          <table:table-cell/>
          <table:table-cell table:formula="of:=IF (ABS([.I9]) &gt; 8.5; 1; 0)" office:value-type="float" office:value="1" calcext:value-type="float">
            <text:p>1</text:p>
          </table:table-cell>
          <table:table-cell table:formula="of:=ATAN2([.C9];[.B9])" office:value-type="float" office:value="1.96055634375969" calcext:value-type="float">
            <text:p>1.9605563438</text:p>
          </table:table-cell>
          <table:table-cell office:value-type="float" office:value="2" calcext:value-type="float">
            <text:p>2</text:p>
          </table:table-cell>
          <table:table-cell table:formula="of:=[.S9]*0.1/3" office:value-type="float" office:value="0.0666666666666667" calcext:value-type="float">
            <text:p>0.0666666667</text:p>
          </table:table-cell>
          <table:table-cell table:formula="of:=[.N9]*[.T9]" office:value-type="float" office:value="-0.0147333333333333" calcext:value-type="float">
            <text:p>-0.0147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33" calcext:value-type="float">
            <text:p>25.33</text:p>
          </table:table-cell>
          <table:table-cell office:value-type="float" office:value="-9.86" calcext:value-type="float">
            <text:p>-9.86</text:p>
          </table:table-cell>
          <table:table-cell office:value-type="float" office:value="38.165" calcext:value-type="float">
            <text:p>38.165</text:p>
          </table:table-cell>
          <table:table-cell office:value-type="float" office:value="46.855" calcext:value-type="float">
            <text:p>46.855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0.335" calcext:value-type="float">
            <text:p>0.335</text:p>
          </table:table-cell>
          <table:table-cell office:value-type="float" office:value="9.394" calcext:value-type="float">
            <text:p>9.39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##</text:p>
          </table:table-cell>
          <table:table-cell office:value-type="float" office:value="0.155" calcext:value-type="float">
            <text:p>0.15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39" calcext:value-type="float">
            <text:p>-0.39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IF (ABS([.I10]) &gt; 8.5; 1; 0)" office:value-type="float" office:value="1" calcext:value-type="float">
            <text:p>1</text:p>
          </table:table-cell>
          <table:table-cell table:formula="of:=ATAN2([.C10];[.B10])" office:value-type="float" office:value="1.94201144979313" calcext:value-type="float">
            <text:p>1.9420114498</text:p>
          </table:table-cell>
          <table:table-cell office:value-type="float" office:value="4" calcext:value-type="float">
            <text:p>4</text:p>
          </table:table-cell>
          <table:table-cell table:formula="of:=[.S10]*0.1/3" office:value-type="float" office:value="0.133333333333333" calcext:value-type="float">
            <text:p>0.1333333333</text:p>
          </table:table-cell>
          <table:table-cell table:formula="of:=[.N10]*[.T10]" office:value-type="float" office:value="-0.052" calcext:value-type="float">
            <text:p>-0.052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1" calcext:value-type="float">
            <text:p>26.01</text:p>
          </table:table-cell>
          <table:table-cell office:value-type="float" office:value="-9.605" calcext:value-type="float">
            <text:p>-9.605</text:p>
          </table:table-cell>
          <table:table-cell office:value-type="float" office:value="37.995" calcext:value-type="float">
            <text:p>37.995</text:p>
          </table:table-cell>
          <table:table-cell office:value-type="float" office:value="47.036" calcext:value-type="float">
            <text:p>47.036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0.076" calcext:value-type="float">
            <text:p>0.076</text:p>
          </table:table-cell>
          <table:table-cell office:value-type="float" office:value="9.855" calcext:value-type="float">
            <text:p>9.855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##</text:p>
          </table:table-cell>
          <table:table-cell office:value-type="float" office:value="0.04" calcext:value-type="float">
            <text:p>0.04</text:p>
          </table:table-cell>
          <table:table-cell office:value-type="float" office:value="0.075" calcext:value-type="float">
            <text:p>0.075</text:p>
          </table:table-cell>
          <table:table-cell office:value-type="float" office:value="-0.522" calcext:value-type="float">
            <text:p>-0.522</text:p>
          </table:table-cell>
          <table:table-cell office:value-type="float" office:value="0.529" calcext:value-type="float">
            <text:p>0.529</text:p>
          </table:table-cell>
          <table:table-cell/>
          <table:table-cell table:formula="of:=IF (ABS([.I11]) &gt; 8.5; 1; 0)" office:value-type="float" office:value="1" calcext:value-type="float">
            <text:p>1</text:p>
          </table:table-cell>
          <table:table-cell table:formula="of:=ATAN2([.C11];[.B11])" office:value-type="float" office:value="1.92454371674821" calcext:value-type="float">
            <text:p>1.9245437167</text:p>
          </table:table-cell>
          <table:table-cell office:value-type="float" office:value="2" calcext:value-type="float">
            <text:p>2</text:p>
          </table:table-cell>
          <table:table-cell table:formula="of:=[.S11]*0.1/3" office:value-type="float" office:value="0.0666666666666667" calcext:value-type="float">
            <text:p>0.0666666667</text:p>
          </table:table-cell>
          <table:table-cell table:formula="of:=[.N11]*[.T11]" office:value-type="float" office:value="-0.0348" calcext:value-type="float">
            <text:p>-0.0348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35" calcext:value-type="float">
            <text:p>26.35</text:p>
          </table:table-cell>
          <table:table-cell office:value-type="float" office:value="-8.33" calcext:value-type="float">
            <text:p>-8.33</text:p>
          </table:table-cell>
          <table:table-cell office:value-type="float" office:value="38.08" calcext:value-type="float">
            <text:p>38.08</text:p>
          </table:table-cell>
          <table:table-cell office:value-type="float" office:value="47.051" calcext:value-type="float">
            <text:p>47.051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5" calcext:value-type="float">
            <text:p>0.15</text:p>
          </table:table-cell>
          <table:table-cell office:value-type="float" office:value="9.278" calcext:value-type="float">
            <text:p>9.278</text:p>
          </table:table-cell>
          <table:table-cell office:value-type="float" office:value="9.279" calcext:value-type="float">
            <text:p>9.279</text:p>
          </table:table-cell>
          <table:table-cell office:value-type="string" calcext:value-type="string">
            <text:p>##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287" calcext:value-type="float">
            <text:p>0.287</text:p>
          </table:table-cell>
          <table:table-cell/>
          <table:table-cell table:formula="of:=IF (ABS([.I12]) &gt; 8.5; 1; 0)" office:value-type="float" office:value="1" calcext:value-type="float">
            <text:p>1</text:p>
          </table:table-cell>
          <table:table-cell table:formula="of:=ATAN2([.C12];[.B12])" office:value-type="float" office:value="1.87698393545453" calcext:value-type="float">
            <text:p>1.8769839355</text:p>
          </table:table-cell>
          <table:table-cell office:value-type="float" office:value="4" calcext:value-type="float">
            <text:p>4</text:p>
          </table:table-cell>
          <table:table-cell table:formula="of:=[.S12]*0.1/3" office:value-type="float" office:value="0.133333333333333" calcext:value-type="float">
            <text:p>0.1333333333</text:p>
          </table:table-cell>
          <table:table-cell table:formula="of:=[.N12]*[.T12]" office:value-type="float" office:value="-0.0342666666666667" calcext:value-type="float">
            <text:p>-0.0342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435" calcext:value-type="float">
            <text:p>26.435</text:p>
          </table:table-cell>
          <table:table-cell office:value-type="float" office:value="-7.65" calcext:value-type="float">
            <text:p>-7.65</text:p>
          </table:table-cell>
          <table:table-cell office:value-type="float" office:value="37.655" calcext:value-type="float">
            <text:p>37.655</text:p>
          </table:table-cell>
          <table:table-cell office:value-type="float" office:value="46.639" calcext:value-type="float">
            <text:p>46.639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0.113" calcext:value-type="float">
            <text:p>0.113</text:p>
          </table:table-cell>
          <table:table-cell office:value-type="float" office:value="9.624" calcext:value-type="float">
            <text:p>9.624</text:p>
          </table:table-cell>
          <table:table-cell office:value-type="float" office:value="9.627" calcext:value-type="float">
            <text:p>9.627</text:p>
          </table:table-cell>
          <table:table-cell office:value-type="string" calcext:value-type="string">
            <text:p>##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IF (ABS([.I13]) &gt; 8.5; 1; 0)" office:value-type="float" office:value="1" calcext:value-type="float">
            <text:p>1</text:p>
          </table:table-cell>
          <table:table-cell table:formula="of:=ATAN2([.C13];[.B13])" office:value-type="float" office:value="1.85249011786603" calcext:value-type="float">
            <text:p>1.8524901179</text:p>
          </table:table-cell>
          <table:table-cell office:value-type="float" office:value="2" calcext:value-type="float">
            <text:p>2</text:p>
          </table:table-cell>
          <table:table-cell table:formula="of:=[.S13]*0.1/3" office:value-type="float" office:value="0.0666666666666667" calcext:value-type="float">
            <text:p>0.0666666667</text:p>
          </table:table-cell>
          <table:table-cell table:formula="of:=[.N13]*[.T13]" office:value-type="float" office:value="-0.0109333333333333" calcext:value-type="float">
            <text:p>-0.010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925" calcext:value-type="float">
            <text:p>25.925</text:p>
          </table:table-cell>
          <table:table-cell office:value-type="float" office:value="-7.65" calcext:value-type="float">
            <text:p>-7.65</text:p>
          </table:table-cell>
          <table:table-cell office:value-type="float" office:value="37.485" calcext:value-type="float">
            <text:p>37.485</text:p>
          </table:table-cell>
          <table:table-cell office:value-type="float" office:value="46.214" calcext:value-type="float">
            <text:p>46.214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0.298" calcext:value-type="float">
            <text:p>0.298</text:p>
          </table:table-cell>
          <table:table-cell office:value-type="float" office:value="9.817" calcext:value-type="float">
            <text:p>9.817</text:p>
          </table:table-cell>
          <table:table-cell office:value-type="float" office:value="9.821" calcext:value-type="float">
            <text:p>9.821</text:p>
          </table:table-cell>
          <table:table-cell office:value-type="string" calcext:value-type="string">
            <text:p>##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3" calcext:value-type="float">
            <text:p>-0.13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IF (ABS([.I14]) &gt; 8.5; 1; 0)" office:value-type="float" office:value="1" calcext:value-type="float">
            <text:p>1</text:p>
          </table:table-cell>
          <table:table-cell table:formula="of:=ATAN2([.C14];[.B14])" office:value-type="float" office:value="1.85773507972567" calcext:value-type="float">
            <text:p>1.8577350797</text:p>
          </table:table-cell>
          <table:table-cell office:value-type="float" office:value="4" calcext:value-type="float">
            <text:p>4</text:p>
          </table:table-cell>
          <table:table-cell table:formula="of:=[.S14]*0.1/3" office:value-type="float" office:value="0.133333333333333" calcext:value-type="float">
            <text:p>0.1333333333</text:p>
          </table:table-cell>
          <table:table-cell table:formula="of:=[.N14]*[.T14]" office:value-type="float" office:value="-0.0173333333333333" calcext:value-type="float">
            <text:p>-0.0173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52" calcext:value-type="float">
            <text:p>26.52</text:p>
          </table:table-cell>
          <table:table-cell office:value-type="float" office:value="-7.65" calcext:value-type="float">
            <text:p>-7.65</text:p>
          </table:table-cell>
          <table:table-cell office:value-type="float" office:value="38.08" calcext:value-type="float">
            <text:p>38.08</text:p>
          </table:table-cell>
          <table:table-cell office:value-type="float" office:value="47.031" calcext:value-type="float">
            <text:p>47.031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3" calcext:value-type="float">
            <text:p>0.113</text:p>
          </table:table-cell>
          <table:table-cell office:value-type="float" office:value="9.432" calcext:value-type="float">
            <text:p>9.432</text:p>
          </table:table-cell>
          <table:table-cell office:value-type="float" office:value="9.436" calcext:value-type="float">
            <text:p>9.436</text:p>
          </table:table-cell>
          <table:table-cell office:value-type="string" calcext:value-type="string">
            <text:p>##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IF (ABS([.I15]) &gt; 8.5; 1; 0)" office:value-type="float" office:value="1" calcext:value-type="float">
            <text:p>1</text:p>
          </table:table-cell>
          <table:table-cell table:formula="of:=ATAN2([.C15];[.B15])" office:value-type="float" office:value="1.8516340514161" calcext:value-type="float">
            <text:p>1.8516340514</text:p>
          </table:table-cell>
          <table:table-cell office:value-type="float" office:value="2" calcext:value-type="float">
            <text:p>2</text:p>
          </table:table-cell>
          <table:table-cell table:formula="of:=[.S15]*0.1/3" office:value-type="float" office:value="0.0666666666666667" calcext:value-type="float">
            <text:p>0.0666666667</text:p>
          </table:table-cell>
          <table:table-cell table:formula="of:=[.N15]*[.T15]" office:value-type="float" office:value="-0.000933333333333333" calcext:value-type="float">
            <text:p>-0.000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18" calcext:value-type="float">
            <text:p>26.18</text:p>
          </table:table-cell>
          <table:table-cell office:value-type="float" office:value="-8.33" calcext:value-type="float">
            <text:p>-8.33</text:p>
          </table:table-cell>
          <table:table-cell office:value-type="float" office:value="38.335" calcext:value-type="float">
            <text:p>38.335</text:p>
          </table:table-cell>
          <table:table-cell office:value-type="float" office:value="47.163" calcext:value-type="float">
            <text:p>47.163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0.187" calcext:value-type="float">
            <text:p>0.187</text:p>
          </table:table-cell>
          <table:table-cell office:value-type="float" office:value="9.471" calcext:value-type="float">
            <text:p>9.471</text:p>
          </table:table-cell>
          <table:table-cell office:value-type="float" office:value="9.476" calcext:value-type="float">
            <text:p>9.476</text:p>
          </table:table-cell>
          <table:table-cell office:value-type="string" calcext:value-type="string">
            <text:p>##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" calcext:value-type="float">
            <text:p>-0.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9" calcext:value-type="float">
            <text:p>0.179</text:p>
          </table:table-cell>
          <table:table-cell/>
          <table:table-cell table:formula="of:=IF (ABS([.I16]) &gt; 8.5; 1; 0)" office:value-type="float" office:value="1" calcext:value-type="float">
            <text:p>1</text:p>
          </table:table-cell>
          <table:table-cell table:formula="of:=ATAN2([.C16];[.B16])" office:value-type="float" office:value="1.87884910781867" calcext:value-type="float">
            <text:p>1.8788491078</text:p>
          </table:table-cell>
          <table:table-cell office:value-type="float" office:value="4" calcext:value-type="float">
            <text:p>4</text:p>
          </table:table-cell>
          <table:table-cell table:formula="of:=[.S16]*0.1/3" office:value-type="float" office:value="0.133333333333333" calcext:value-type="float">
            <text:p>0.1333333333</text:p>
          </table:table-cell>
          <table:table-cell table:formula="of:=[.N16]*[.T16]" office:value-type="float" office:value="0.0197333333333333" calcext:value-type="float">
            <text:p>0.0197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-8.16" calcext:value-type="float">
            <text:p>-8.16</text:p>
          </table:table-cell>
          <table:table-cell office:value-type="float" office:value="38.675" calcext:value-type="float">
            <text:p>38.675</text:p>
          </table:table-cell>
          <table:table-cell office:value-type="float" office:value="46.673" calcext:value-type="float">
            <text:p>46.673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9.663" calcext:value-type="float">
            <text:p>9.663</text:p>
          </table:table-cell>
          <table:table-cell office:value-type="float" office:value="9.665" calcext:value-type="float">
            <text:p>9.665</text:p>
          </table:table-cell>
          <table:table-cell office:value-type="string" calcext:value-type="string">
            <text:p>##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IF (ABS([.I17]) &gt; 8.5; 1; 0)" office:value-type="float" office:value="1" calcext:value-type="float">
            <text:p>1</text:p>
          </table:table-cell>
          <table:table-cell table:formula="of:=ATAN2([.C17];[.B17])" office:value-type="float" office:value="1.88843167808443" calcext:value-type="float">
            <text:p>1.8884316781</text:p>
          </table:table-cell>
          <table:table-cell office:value-type="float" office:value="2" calcext:value-type="float">
            <text:p>2</text:p>
          </table:table-cell>
          <table:table-cell table:formula="of:=[.S17]*0.1/3" office:value-type="float" office:value="0.0666666666666667" calcext:value-type="float">
            <text:p>0.0666666667</text:p>
          </table:table-cell>
          <table:table-cell table:formula="of:=[.N17]*[.T17]" office:value-type="float" office:value="0.0104" calcext:value-type="float">
            <text:p>0.0104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565" calcext:value-type="float">
            <text:p>24.565</text:p>
          </table:table-cell>
          <table:table-cell office:value-type="float" office:value="-7.99" calcext:value-type="float">
            <text:p>-7.99</text:p>
          </table:table-cell>
          <table:table-cell office:value-type="float" office:value="38.675" calcext:value-type="float">
            <text:p>38.675</text:p>
          </table:table-cell>
          <table:table-cell office:value-type="float" office:value="46.508" calcext:value-type="float">
            <text:p>46.508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6" calcext:value-type="float">
            <text:p>0.076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8" calcext:value-type="float">
            <text:p>9.518</text:p>
          </table:table-cell>
          <table:table-cell office:value-type="string" calcext:value-type="string">
            <text:p>##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7" calcext:value-type="float">
            <text:p>0.127</text:p>
          </table:table-cell>
          <table:table-cell/>
          <table:table-cell table:formula="of:=IF (ABS([.I18]) &gt; 8.5; 1; 0)" office:value-type="float" office:value="1" calcext:value-type="float">
            <text:p>1</text:p>
          </table:table-cell>
          <table:table-cell table:formula="of:=ATAN2([.C18];[.B18])" office:value-type="float" office:value="1.88526293092891" calcext:value-type="float">
            <text:p>1.8852629309</text:p>
          </table:table-cell>
          <table:table-cell office:value-type="float" office:value="4" calcext:value-type="float">
            <text:p>4</text:p>
          </table:table-cell>
          <table:table-cell table:formula="of:=[.S18]*0.1/3" office:value-type="float" office:value="0.133333333333333" calcext:value-type="float">
            <text:p>0.1333333333</text:p>
          </table:table-cell>
          <table:table-cell table:formula="of:=[.N18]*[.T18]" office:value-type="float" office:value="0.0101333333333333" calcext:value-type="float">
            <text:p>0.0101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65" calcext:value-type="float">
            <text:p>24.65</text:p>
          </table:table-cell>
          <table:table-cell office:value-type="float" office:value="-8.415" calcext:value-type="float">
            <text:p>-8.415</text:p>
          </table:table-cell>
          <table:table-cell office:value-type="float" office:value="39.015" calcext:value-type="float">
            <text:p>39.015</text:p>
          </table:table-cell>
          <table:table-cell office:value-type="float" office:value="46.911" calcext:value-type="float">
            <text:p>46.911</text:p>
          </table:table-cell>
          <table:table-cell office:value-type="string" calcext:value-type="string">
            <text:p>##</text:p>
          </table:table-cell>
          <table:table-cell office:value-type="float" office:value="0.443" calcext:value-type="float">
            <text:p>0.443</text:p>
          </table:table-cell>
          <table:table-cell office:value-type="float" office:value="0.039" calcext:value-type="float">
            <text:p>0.039</text:p>
          </table:table-cell>
          <table:table-cell office:value-type="float" office:value="9.701" calcext:value-type="float">
            <text:p>9.701</text:p>
          </table:table-cell>
          <table:table-cell office:value-type="float" office:value="9.711" calcext:value-type="float">
            <text:p>9.711</text:p>
          </table:table-cell>
          <table:table-cell office:value-type="string" calcext:value-type="string">
            <text:p>##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IF (ABS([.I19]) &gt; 8.5; 1; 0)" office:value-type="float" office:value="1" calcext:value-type="float">
            <text:p>1</text:p>
          </table:table-cell>
          <table:table-cell table:formula="of:=ATAN2([.C19];[.B19])" office:value-type="float" office:value="1.89977069774264" calcext:value-type="float">
            <text:p>1.8997706977</text:p>
          </table:table-cell>
          <table:table-cell office:value-type="float" office:value="2" calcext:value-type="float">
            <text:p>2</text:p>
          </table:table-cell>
          <table:table-cell table:formula="of:=[.S19]*0.1/3" office:value-type="float" office:value="0.0666666666666667" calcext:value-type="float">
            <text:p>0.0666666667</text:p>
          </table:table-cell>
          <table:table-cell table:formula="of:=[.N19]*[.T19]" office:value-type="float" office:value="0.00426666666666667" calcext:value-type="float">
            <text:p>0.0042666667</text:p>
          </table:table-cell>
          <table:table-cell table:formula="of:=[.R19]" office:value-type="float" office:value="1.89977069774264" calcext:value-type="float">
            <text:p>1.899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85" calcext:value-type="float">
            <text:p>23.885</text:p>
          </table:table-cell>
          <table:table-cell office:value-type="float" office:value="-7.565" calcext:value-type="float">
            <text:p>-7.565</text:p>
          </table:table-cell>
          <table:table-cell office:value-type="float" office:value="39.78" calcext:value-type="float">
            <text:p>39.78</text:p>
          </table:table-cell>
          <table:table-cell office:value-type="float" office:value="47.012" calcext:value-type="float">
            <text:p>47.012</text:p>
          </table:table-cell>
          <table:table-cell office:value-type="string" calcext:value-type="string">
            <text:p>##</text:p>
          </table:table-cell>
          <table:table-cell office:value-type="float" office:value="0.443" calcext:value-type="float">
            <text:p>0.443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394" calcext:value-type="float">
            <text:p>9.394</text:p>
          </table:table-cell>
          <table:table-cell office:value-type="float" office:value="9.404" calcext:value-type="float">
            <text:p>9.404</text:p>
          </table:table-cell>
          <table:table-cell office:value-type="string" calcext:value-type="string">
            <text:p>##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4" calcext:value-type="float">
            <text:p>0.154</text:p>
          </table:table-cell>
          <table:table-cell/>
          <table:table-cell table:formula="of:=IF (ABS([.I20]) &gt; 8.5; 1; 0)" office:value-type="float" office:value="1" calcext:value-type="float">
            <text:p>1</text:p>
          </table:table-cell>
          <table:table-cell table:formula="of:=ATAN2([.C20];[.B20])" office:value-type="float" office:value="1.87752655164637" calcext:value-type="float">
            <text:p>1.8775265516</text:p>
          </table:table-cell>
          <table:table-cell office:value-type="float" office:value="4" calcext:value-type="float">
            <text:p>4</text:p>
          </table:table-cell>
          <table:table-cell table:formula="of:=[.S20]*0.1/3" office:value-type="float" office:value="0.133333333333333" calcext:value-type="float">
            <text:p>0.1333333333</text:p>
          </table:table-cell>
          <table:table-cell table:formula="of:=[.N20]*[.T20]" office:value-type="float" office:value="0.0116" calcext:value-type="float">
            <text:p>0.0116</text:p>
          </table:table-cell>
          <table:table-cell table:formula="of:=[.V19]+[.U19]" office:value-type="float" office:value="1.90403736440931" calcext:value-type="float">
            <text:p>1.904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-8.245" calcext:value-type="float">
            <text:p>-8.245</text:p>
          </table:table-cell>
          <table:table-cell office:value-type="float" office:value="39.355" calcext:value-type="float">
            <text:p>39.355</text:p>
          </table:table-cell>
          <table:table-cell office:value-type="float" office:value="46.639" calcext:value-type="float">
            <text:p>46.639</text:p>
          </table:table-cell>
          <table:table-cell office:value-type="string" calcext:value-type="string">
            <text:p>##</text:p>
          </table:table-cell>
          <table:table-cell office:value-type="float" office:value="0.666" calcext:value-type="float">
            <text:p>0.666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317" calcext:value-type="float">
            <text:p>9.317</text:p>
          </table:table-cell>
          <table:table-cell office:value-type="float" office:value="9.341" calcext:value-type="float">
            <text:p>9.341</text:p>
          </table:table-cell>
          <table:table-cell office:value-type="string" calcext:value-type="string">
            <text:p>##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IF (ABS([.I21]) &gt; 8.5; 1; 0)" office:value-type="float" office:value="1" calcext:value-type="float">
            <text:p>1</text:p>
          </table:table-cell>
          <table:table-cell table:formula="of:=ATAN2([.C21];[.B21])" office:value-type="float" office:value="1.90650945389916" calcext:value-type="float">
            <text:p>1.9065094539</text:p>
          </table:table-cell>
          <table:table-cell office:value-type="float" office:value="2" calcext:value-type="float">
            <text:p>2</text:p>
          </table:table-cell>
          <table:table-cell table:formula="of:=[.S21]*0.1/3" office:value-type="float" office:value="0.0666666666666667" calcext:value-type="float">
            <text:p>0.0666666667</text:p>
          </table:table-cell>
          <table:table-cell table:formula="of:=[.N21]*[.T21]" office:value-type="float" office:value="0.00273333333333333" calcext:value-type="float">
            <text:p>0.0027333333</text:p>
          </table:table-cell>
          <table:table-cell table:formula="of:=[.V20]+[.U20]" office:value-type="float" office:value="1.91563736440931" calcext:value-type="float">
            <text:p>1.915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46" calcext:value-type="float">
            <text:p>23.46</text:p>
          </table:table-cell>
          <table:table-cell office:value-type="float" office:value="-8.755" calcext:value-type="float">
            <text:p>-8.755</text:p>
          </table:table-cell>
          <table:table-cell office:value-type="float" office:value="39.1" calcext:value-type="float">
            <text:p>39.1</text:p>
          </table:table-cell>
          <table:table-cell office:value-type="float" office:value="46.431" calcext:value-type="float">
            <text:p>46.431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9" calcext:value-type="float">
            <text:p>0.039</text:p>
          </table:table-cell>
          <table:table-cell office:value-type="float" office:value="9.471" calcext:value-type="float">
            <text:p>9.471</text:p>
          </table:table-cell>
          <table:table-cell office:value-type="float" office:value="9.489" calcext:value-type="float">
            <text:p>9.489</text:p>
          </table:table-cell>
          <table:table-cell office:value-type="string" calcext:value-type="string">
            <text:p>##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2" calcext:value-type="float">
            <text:p>0.072</text:p>
          </table:table-cell>
          <table:table-cell/>
          <table:table-cell table:formula="of:=IF (ABS([.I22]) &gt; 8.5; 1; 0)" office:value-type="float" office:value="1" calcext:value-type="float">
            <text:p>1</text:p>
          </table:table-cell>
          <table:table-cell table:formula="of:=ATAN2([.C22];[.B22])" office:value-type="float" office:value="1.92797780491902" calcext:value-type="float">
            <text:p>1.9279778049</text:p>
          </table:table-cell>
          <table:table-cell office:value-type="float" office:value="4" calcext:value-type="float">
            <text:p>4</text:p>
          </table:table-cell>
          <table:table-cell table:formula="of:=[.S22]*0.1/3" office:value-type="float" office:value="0.133333333333333" calcext:value-type="float">
            <text:p>0.1333333333</text:p>
          </table:table-cell>
          <table:table-cell table:formula="of:=[.N22]*[.T22]" office:value-type="float" office:value="0.00746666666666667" calcext:value-type="float">
            <text:p>0.0074666667</text:p>
          </table:table-cell>
          <table:table-cell table:formula="of:=[.V21]+[.U21]" office:value-type="float" office:value="1.91837069774264" calcext:value-type="float">
            <text:p>1.918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14" calcext:value-type="float">
            <text:p>24.14</text:p>
          </table:table-cell>
          <table:table-cell office:value-type="float" office:value="-8.585" calcext:value-type="float">
            <text:p>-8.585</text:p>
          </table:table-cell>
          <table:table-cell office:value-type="float" office:value="39.015" calcext:value-type="float">
            <text:p>39.015</text:p>
          </table:table-cell>
          <table:table-cell office:value-type="float" office:value="46.676" calcext:value-type="float">
            <text:p>46.676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9" calcext:value-type="float">
            <text:p>0.039</text:p>
          </table:table-cell>
          <table:table-cell office:value-type="float" office:value="9.394" calcext:value-type="float">
            <text:p>9.394</text:p>
          </table:table-cell>
          <table:table-cell office:value-type="float" office:value="9.412" calcext:value-type="float">
            <text:p>9.412</text:p>
          </table:table-cell>
          <table:table-cell office:value-type="string" calcext:value-type="string">
            <text:p>##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IF (ABS([.I23]) &gt; 8.5; 1; 0)" office:value-type="float" office:value="1" calcext:value-type="float">
            <text:p>1</text:p>
          </table:table-cell>
          <table:table-cell table:formula="of:=ATAN2([.C23];[.B23])" office:value-type="float" office:value="1.91248128118252" calcext:value-type="float">
            <text:p>1.9124812812</text:p>
          </table:table-cell>
          <table:table-cell office:value-type="float" office:value="2" calcext:value-type="float">
            <text:p>2</text:p>
          </table:table-cell>
          <table:table-cell table:formula="of:=[.S23]*0.1/3" office:value-type="float" office:value="0.0666666666666667" calcext:value-type="float">
            <text:p>0.0666666667</text:p>
          </table:table-cell>
          <table:table-cell table:formula="of:=[.N23]*[.T23]" office:value-type="float" office:value="0.0028" calcext:value-type="float">
            <text:p>0.0028</text:p>
          </table:table-cell>
          <table:table-cell table:formula="of:=[.V22]+[.U22]" office:value-type="float" office:value="1.92583736440931" calcext:value-type="float">
            <text:p>1.925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" calcext:value-type="float">
            <text:p>23.8</text:p>
          </table:table-cell>
          <table:table-cell office:value-type="float" office:value="-8.5" calcext:value-type="float">
            <text:p>-8.5</text:p>
          </table:table-cell>
          <table:table-cell office:value-type="float" office:value="39.78" calcext:value-type="float">
            <text:p>39.78</text:p>
          </table:table-cell>
          <table:table-cell office:value-type="float" office:value="47.129" calcext:value-type="float">
            <text:p>47.129</text:p>
          </table:table-cell>
          <table:table-cell office:value-type="string" calcext:value-type="string">
            <text:p>##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9" calcext:value-type="float">
            <text:p>0.039</text:p>
          </table:table-cell>
          <table:table-cell office:value-type="float" office:value="9.317" calcext:value-type="float">
            <text:p>9.317</text:p>
          </table:table-cell>
          <table:table-cell office:value-type="float" office:value="9.341" calcext:value-type="float">
            <text:p>9.341</text:p>
          </table:table-cell>
          <table:table-cell office:value-type="string" calcext:value-type="string">
            <text:p>##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  <table:table-cell/>
          <table:table-cell table:formula="of:=IF (ABS([.I24]) &gt; 8.5; 1; 0)" office:value-type="float" office:value="1" calcext:value-type="float">
            <text:p>1</text:p>
          </table:table-cell>
          <table:table-cell table:formula="of:=ATAN2([.C24];[.B24])" office:value-type="float" office:value="1.9138202672156" calcext:value-type="float">
            <text:p>1.9138202672</text:p>
          </table:table-cell>
          <table:table-cell office:value-type="float" office:value="4" calcext:value-type="float">
            <text:p>4</text:p>
          </table:table-cell>
          <table:table-cell table:formula="of:=[.S24]*0.1/3" office:value-type="float" office:value="0.133333333333333" calcext:value-type="float">
            <text:p>0.1333333333</text:p>
          </table:table-cell>
          <table:table-cell table:formula="of:=[.N24]*[.T24]" office:value-type="float" office:value="0.00826666666666667" calcext:value-type="float">
            <text:p>0.0082666667</text:p>
          </table:table-cell>
          <table:table-cell table:formula="of:=[.V23]+[.U23]" office:value-type="float" office:value="1.92863736440931" calcext:value-type="float">
            <text:p>1.928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97" calcext:value-type="float">
            <text:p>23.97</text:p>
          </table:table-cell>
          <table:table-cell office:value-type="float" office:value="-9.265" calcext:value-type="float">
            <text:p>-9.265</text:p>
          </table:table-cell>
          <table:table-cell office:value-type="float" office:value="39.015" calcext:value-type="float">
            <text:p>39.015</text:p>
          </table:table-cell>
          <table:table-cell office:value-type="float" office:value="46.718" calcext:value-type="float">
            <text:p>46.718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0.039" calcext:value-type="float">
            <text:p>0.039</text:p>
          </table:table-cell>
          <table:table-cell office:value-type="float" office:value="9.547" calcext:value-type="float">
            <text:p>9.547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##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IF (ABS([.I25]) &gt; 8.5; 1; 0)" office:value-type="float" office:value="1" calcext:value-type="float">
            <text:p>1</text:p>
          </table:table-cell>
          <table:table-cell table:formula="of:=ATAN2([.C25];[.B25])" office:value-type="float" office:value="1.93963247207176" calcext:value-type="float">
            <text:p>1.9396324721</text:p>
          </table:table-cell>
          <table:table-cell office:value-type="float" office:value="2" calcext:value-type="float">
            <text:p>2</text:p>
          </table:table-cell>
          <table:table-cell table:formula="of:=[.S25]*0.1/3" office:value-type="float" office:value="0.0666666666666667" calcext:value-type="float">
            <text:p>0.0666666667</text:p>
          </table:table-cell>
          <table:table-cell table:formula="of:=[.N25]*[.T25]" office:value-type="float" office:value="0.0108" calcext:value-type="float">
            <text:p>0.0108</text:p>
          </table:table-cell>
          <table:table-cell table:formula="of:=[.V24]+[.U24]" office:value-type="float" office:value="1.93690403107597" calcext:value-type="float">
            <text:p>1.936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-9.265" calcext:value-type="float">
            <text:p>-9.265</text:p>
          </table:table-cell>
          <table:table-cell office:value-type="float" office:value="39.78" calcext:value-type="float">
            <text:p>39.78</text:p>
          </table:table-cell>
          <table:table-cell office:value-type="float" office:value="47.188" calcext:value-type="float">
            <text:p>47.188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0.039" calcext:value-type="float">
            <text:p>0.039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8" calcext:value-type="float">
            <text:p>9.518</text:p>
          </table:table-cell>
          <table:table-cell office:value-type="string" calcext:value-type="string">
            <text:p>##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IF (ABS([.I26]) &gt; 8.5; 1; 0)" office:value-type="float" office:value="1" calcext:value-type="float">
            <text:p>1</text:p>
          </table:table-cell>
          <table:table-cell table:formula="of:=ATAN2([.C26];[.B26])" office:value-type="float" office:value="1.94446201459278" calcext:value-type="float">
            <text:p>1.9444620146</text:p>
          </table:table-cell>
          <table:table-cell office:value-type="float" office:value="4" calcext:value-type="float">
            <text:p>4</text:p>
          </table:table-cell>
          <table:table-cell table:formula="of:=[.S26]*0.1/3" office:value-type="float" office:value="0.133333333333333" calcext:value-type="float">
            <text:p>0.1333333333</text:p>
          </table:table-cell>
          <table:table-cell table:formula="of:=[.N26]*[.T26]" office:value-type="float" office:value="0.0130666666666667" calcext:value-type="float">
            <text:p>0.0130666667</text:p>
          </table:table-cell>
          <table:table-cell table:formula="of:=[.V25]+[.U25]" office:value-type="float" office:value="1.94770403107597" calcext:value-type="float">
            <text:p>1.947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85" calcext:value-type="float">
            <text:p>23.885</text:p>
          </table:table-cell>
          <table:table-cell office:value-type="float" office:value="-9.52" calcext:value-type="float">
            <text:p>-9.52</text:p>
          </table:table-cell>
          <table:table-cell office:value-type="float" office:value="38.59" calcext:value-type="float">
            <text:p>38.59</text:p>
          </table:table-cell>
          <table:table-cell office:value-type="float" office:value="46.371" calcext:value-type="float">
            <text:p>46.371</text:p>
          </table:table-cell>
          <table:table-cell office:value-type="string" calcext:value-type="string">
            <text:p>##</text:p>
          </table:table-cell>
          <table:table-cell office:value-type="float" office:value="0.517" calcext:value-type="float">
            <text:p>0.517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278" calcext:value-type="float">
            <text:p>9.278</text:p>
          </table:table-cell>
          <table:table-cell office:value-type="float" office:value="9.293" calcext:value-type="float">
            <text:p>9.293</text:p>
          </table:table-cell>
          <table:table-cell office:value-type="string" calcext:value-type="string">
            <text:p>##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IF (ABS([.I27]) &gt; 8.5; 1; 0)" office:value-type="float" office:value="1" calcext:value-type="float">
            <text:p>1</text:p>
          </table:table-cell>
          <table:table-cell table:formula="of:=ATAN2([.C27];[.B27])" office:value-type="float" office:value="1.95007495744005" calcext:value-type="float">
            <text:p>1.9500749574</text:p>
          </table:table-cell>
          <table:table-cell office:value-type="float" office:value="2" calcext:value-type="float">
            <text:p>2</text:p>
          </table:table-cell>
          <table:table-cell table:formula="of:=[.S27]*0.1/3" office:value-type="float" office:value="0.0666666666666667" calcext:value-type="float">
            <text:p>0.0666666667</text:p>
          </table:table-cell>
          <table:table-cell table:formula="of:=[.N27]*[.T27]" office:value-type="float" office:value="0.0032" calcext:value-type="float">
            <text:p>0.0032</text:p>
          </table:table-cell>
          <table:table-cell table:formula="of:=[.V26]+[.U26]" office:value-type="float" office:value="1.96077069774264" calcext:value-type="float">
            <text:p>1.960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715" calcext:value-type="float">
            <text:p>23.715</text:p>
          </table:table-cell>
          <table:table-cell office:value-type="float" office:value="-9.86" calcext:value-type="float">
            <text:p>-9.86</text:p>
          </table:table-cell>
          <table:table-cell office:value-type="float" office:value="38.93" calcext:value-type="float">
            <text:p>38.93</text:p>
          </table:table-cell>
          <table:table-cell office:value-type="float" office:value="46.639" calcext:value-type="float">
            <text:p>46.639</text:p>
          </table:table-cell>
          <table:table-cell office:value-type="string" calcext:value-type="string">
            <text:p>##</text:p>
          </table:table-cell>
          <table:table-cell office:value-type="float" office:value="0.443" calcext:value-type="float">
            <text:p>0.443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624" calcext:value-type="float">
            <text:p>9.624</text:p>
          </table:table-cell>
          <table:table-cell office:value-type="float" office:value="9.636" calcext:value-type="float">
            <text:p>9.636</text:p>
          </table:table-cell>
          <table:table-cell office:value-type="string" calcext:value-type="string">
            <text:p>##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/>
          <table:table-cell table:formula="of:=IF (ABS([.I28]) &gt; 8.5; 1; 0)" office:value-type="float" office:value="1" calcext:value-type="float">
            <text:p>1</text:p>
          </table:table-cell>
          <table:table-cell table:formula="of:=ATAN2([.C28];[.B28])" office:value-type="float" office:value="1.96482369918898" calcext:value-type="float">
            <text:p>1.9648236992</text:p>
          </table:table-cell>
          <table:table-cell office:value-type="float" office:value="4" calcext:value-type="float">
            <text:p>4</text:p>
          </table:table-cell>
          <table:table-cell table:formula="of:=[.S28]*0.1/3" office:value-type="float" office:value="0.133333333333333" calcext:value-type="float">
            <text:p>0.1333333333</text:p>
          </table:table-cell>
          <table:table-cell table:formula="of:=[.N28]*[.T28]" office:value-type="float" office:value="0.00426666666666667" calcext:value-type="float">
            <text:p>0.0042666667</text:p>
          </table:table-cell>
          <table:table-cell table:formula="of:=[.V27]+[.U27]" office:value-type="float" office:value="1.96397069774264" calcext:value-type="float">
            <text:p>1.963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46" calcext:value-type="float">
            <text:p>23.46</text:p>
          </table:table-cell>
          <table:table-cell office:value-type="float" office:value="-8.925" calcext:value-type="float">
            <text:p>-8.925</text:p>
          </table:table-cell>
          <table:table-cell office:value-type="float" office:value="38.93" calcext:value-type="float">
            <text:p>38.93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394" calcext:value-type="float">
            <text:p>9.394</text:p>
          </table:table-cell>
          <table:table-cell office:value-type="float" office:value="9.406" calcext:value-type="float">
            <text:p>9.406</text:p>
          </table:table-cell>
          <table:table-cell office:value-type="string" calcext:value-type="string">
            <text:p>##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IF (ABS([.I29]) &gt; 8.5; 1; 0)" office:value-type="float" office:value="1" calcext:value-type="float">
            <text:p>1</text:p>
          </table:table-cell>
          <table:table-cell table:formula="of:=ATAN2([.C29];[.B29])" office:value-type="float" office:value="1.93432320376934" calcext:value-type="float">
            <text:p>1.9343232038</text:p>
          </table:table-cell>
          <table:table-cell office:value-type="float" office:value="2" calcext:value-type="float">
            <text:p>2</text:p>
          </table:table-cell>
          <table:table-cell table:formula="of:=[.S29]*0.1/3" office:value-type="float" office:value="0.0666666666666667" calcext:value-type="float">
            <text:p>0.0666666667</text:p>
          </table:table-cell>
          <table:table-cell table:formula="of:=[.N29]*[.T29]" office:value-type="float" office:value="-0.000533333333333333" calcext:value-type="float">
            <text:p>-0.0005333333</text:p>
          </table:table-cell>
          <table:table-cell table:formula="of:=[.V28]+[.U28]" office:value-type="float" office:value="1.96823736440931" calcext:value-type="float">
            <text:p>1.968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97" calcext:value-type="float">
            <text:p>23.97</text:p>
          </table:table-cell>
          <table:table-cell office:value-type="float" office:value="-9.605" calcext:value-type="float">
            <text:p>-9.605</text:p>
          </table:table-cell>
          <table:table-cell office:value-type="float" office:value="39.185" calcext:value-type="float">
            <text:p>39.185</text:p>
          </table:table-cell>
          <table:table-cell office:value-type="float" office:value="46.928" calcext:value-type="float">
            <text:p>46.928</text:p>
          </table:table-cell>
          <table:table-cell office:value-type="string" calcext:value-type="string">
            <text:p>##</text:p>
          </table:table-cell>
          <table:table-cell office:value-type="float" office:value="0.517" calcext:value-type="float">
            <text:p>0.517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432" calcext:value-type="float">
            <text:p>9.432</text:p>
          </table:table-cell>
          <table:table-cell office:value-type="float" office:value="9.446" calcext:value-type="float">
            <text:p>9.446</text:p>
          </table:table-cell>
          <table:table-cell office:value-type="string" calcext:value-type="string">
            <text:p>##</text:p>
          </table:table-cell>
          <table:table-cell office:value-type="float" office:value="-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54" calcext:value-type="float">
            <text:p>0.054</text:p>
          </table:table-cell>
          <table:table-cell/>
          <table:table-cell table:formula="of:=IF (ABS([.I30]) &gt; 8.5; 1; 0)" office:value-type="float" office:value="1" calcext:value-type="float">
            <text:p>1</text:p>
          </table:table-cell>
          <table:table-cell table:formula="of:=ATAN2([.C30];[.B30])" office:value-type="float" office:value="1.9519139507749" calcext:value-type="float">
            <text:p>1.9519139508</text:p>
          </table:table-cell>
          <table:table-cell office:value-type="float" office:value="4" calcext:value-type="float">
            <text:p>4</text:p>
          </table:table-cell>
          <table:table-cell table:formula="of:=[.S30]*0.1/3" office:value-type="float" office:value="0.133333333333333" calcext:value-type="float">
            <text:p>0.1333333333</text:p>
          </table:table-cell>
          <table:table-cell table:formula="of:=[.N30]*[.T30]" office:value-type="float" office:value="-0.00693333333333333" calcext:value-type="float">
            <text:p>-0.0069333333</text:p>
          </table:table-cell>
          <table:table-cell table:formula="of:=[.V29]+[.U29]" office:value-type="float" office:value="1.96770403107597" calcext:value-type="float">
            <text:p>1.967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205" calcext:value-type="float">
            <text:p>23.205</text:p>
          </table:table-cell>
          <table:table-cell office:value-type="float" office:value="-9.35" calcext:value-type="float">
            <text:p>-9.35</text:p>
          </table:table-cell>
          <table:table-cell office:value-type="float" office:value="39.185" calcext:value-type="float">
            <text:p>39.185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586" calcext:value-type="float">
            <text:p>9.586</text:p>
          </table:table-cell>
          <table:table-cell office:value-type="float" office:value="9.604" calcext:value-type="float">
            <text:p>9.604</text:p>
          </table:table-cell>
          <table:table-cell office:value-type="string" calcext:value-type="string">
            <text:p>##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59" calcext:value-type="float">
            <text:p>0.059</text:p>
          </table:table-cell>
          <table:table-cell/>
          <table:table-cell table:formula="of:=IF (ABS([.I31]) &gt; 8.5; 1; 0)" office:value-type="float" office:value="1" calcext:value-type="float">
            <text:p>1</text:p>
          </table:table-cell>
          <table:table-cell table:formula="of:=ATAN2([.C31];[.B31])" office:value-type="float" office:value="1.95382635785567" calcext:value-type="float">
            <text:p>1.9538263579</text:p>
          </table:table-cell>
          <table:table-cell office:value-type="float" office:value="2" calcext:value-type="float">
            <text:p>2</text:p>
          </table:table-cell>
          <table:table-cell table:formula="of:=[.S31]*0.1/3" office:value-type="float" office:value="0.0666666666666667" calcext:value-type="float">
            <text:p>0.0666666667</text:p>
          </table:table-cell>
          <table:table-cell table:formula="of:=[.N31]*[.T31]" office:value-type="float" office:value="-0.0038" calcext:value-type="float">
            <text:p>-0.0038</text:p>
          </table:table-cell>
          <table:table-cell table:formula="of:=[.V30]+[.U30]" office:value-type="float" office:value="1.96077069774264" calcext:value-type="float">
            <text:p>1.960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85" calcext:value-type="float">
            <text:p>23.885</text:p>
          </table:table-cell>
          <table:table-cell office:value-type="float" office:value="-9.265" calcext:value-type="float">
            <text:p>-9.265</text:p>
          </table:table-cell>
          <table:table-cell office:value-type="float" office:value="38.845" calcext:value-type="float">
            <text:p>38.845</text:p>
          </table:table-cell>
          <table:table-cell office:value-type="float" office:value="46.532" calcext:value-type="float">
            <text:p>46.532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586" calcext:value-type="float">
            <text:p>9.586</text:p>
          </table:table-cell>
          <table:table-cell office:value-type="float" office:value="9.604" calcext:value-type="float">
            <text:p>9.604</text:p>
          </table:table-cell>
          <table:table-cell office:value-type="string" calcext:value-type="string">
            <text:p>##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IF (ABS([.I32]) &gt; 8.5; 1; 0)" office:value-type="float" office:value="1" calcext:value-type="float">
            <text:p>1</text:p>
          </table:table-cell>
          <table:table-cell table:formula="of:=ATAN2([.C32];[.B32])" office:value-type="float" office:value="1.94082865687705" calcext:value-type="float">
            <text:p>1.9408286569</text:p>
          </table:table-cell>
          <table:table-cell office:value-type="float" office:value="4" calcext:value-type="float">
            <text:p>4</text:p>
          </table:table-cell>
          <table:table-cell table:formula="of:=[.S32]*0.1/3" office:value-type="float" office:value="0.133333333333333" calcext:value-type="float">
            <text:p>0.1333333333</text:p>
          </table:table-cell>
          <table:table-cell table:formula="of:=[.N32]*[.T32]" office:value-type="float" office:value="-0.0149333333333333" calcext:value-type="float">
            <text:p>-0.0149333333</text:p>
          </table:table-cell>
          <table:table-cell table:formula="of:=[.V31]+[.U31]" office:value-type="float" office:value="1.95697069774264" calcext:value-type="float">
            <text:p>1.956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48" calcext:value-type="float">
            <text:p>24.48</text:p>
          </table:table-cell>
          <table:table-cell office:value-type="float" office:value="-8.415" calcext:value-type="float">
            <text:p>-8.415</text:p>
          </table:table-cell>
          <table:table-cell office:value-type="float" office:value="38.93" calcext:value-type="float">
            <text:p>38.93</text:p>
          </table:table-cell>
          <table:table-cell office:value-type="float" office:value="46.751" calcext:value-type="float">
            <text:p>46.751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586" calcext:value-type="float">
            <text:p>9.586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##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IF (ABS([.I33]) &gt; 8.5; 1; 0)" office:value-type="float" office:value="1" calcext:value-type="float">
            <text:p>1</text:p>
          </table:table-cell>
          <table:table-cell table:formula="of:=ATAN2([.C33];[.B33])" office:value-type="float" office:value="1.90189240349903" calcext:value-type="float">
            <text:p>1.9018924035</text:p>
          </table:table-cell>
          <table:table-cell office:value-type="float" office:value="2" calcext:value-type="float">
            <text:p>2</text:p>
          </table:table-cell>
          <table:table-cell table:formula="of:=[.S33]*0.1/3" office:value-type="float" office:value="0.0666666666666667" calcext:value-type="float">
            <text:p>0.0666666667</text:p>
          </table:table-cell>
          <table:table-cell table:formula="of:=[.N33]*[.T33]" office:value-type="float" office:value="-0.00573333333333333" calcext:value-type="float">
            <text:p>-0.0057333333</text:p>
          </table:table-cell>
          <table:table-cell table:formula="of:=[.V32]+[.U32]" office:value-type="float" office:value="1.94203736440931" calcext:value-type="float">
            <text:p>1.942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735" calcext:value-type="float">
            <text:p>24.735</text:p>
          </table:table-cell>
          <table:table-cell office:value-type="float" office:value="-7.565" calcext:value-type="float">
            <text:p>-7.565</text:p>
          </table:table-cell>
          <table:table-cell office:value-type="float" office:value="38.42" calcext:value-type="float">
            <text:p>38.42</text:p>
          </table:table-cell>
          <table:table-cell office:value-type="float" office:value="46.316" calcext:value-type="float">
            <text:p>46.316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3" calcext:value-type="float">
            <text:p>9.513</text:p>
          </table:table-cell>
          <table:table-cell office:value-type="string" calcext:value-type="string">
            <text:p>##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66" calcext:value-type="float">
            <text:p>0.066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201" calcext:value-type="float">
            <text:p>0.201</text:p>
          </table:table-cell>
          <table:table-cell/>
          <table:table-cell table:formula="of:=IF (ABS([.I34]) &gt; 8.5; 1; 0)" office:value-type="float" office:value="1" calcext:value-type="float">
            <text:p>1</text:p>
          </table:table-cell>
          <table:table-cell table:formula="of:=ATAN2([.C34];[.B34])" office:value-type="float" office:value="1.86760403022788" calcext:value-type="float">
            <text:p>1.8676040302</text:p>
          </table:table-cell>
          <table:table-cell office:value-type="float" office:value="4" calcext:value-type="float">
            <text:p>4</text:p>
          </table:table-cell>
          <table:table-cell table:formula="of:=[.S34]*0.1/3" office:value-type="float" office:value="0.133333333333333" calcext:value-type="float">
            <text:p>0.1333333333</text:p>
          </table:table-cell>
          <table:table-cell table:formula="of:=[.N34]*[.T34]" office:value-type="float" office:value="-0.0229333333333333" calcext:value-type="float">
            <text:p>-0.0229333333</text:p>
          </table:table-cell>
          <table:table-cell table:formula="of:=[.V33]+[.U33]" office:value-type="float" office:value="1.93630403107597" calcext:value-type="float">
            <text:p>1.936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65" calcext:value-type="float">
            <text:p>24.65</text:p>
          </table:table-cell>
          <table:table-cell office:value-type="float" office:value="-7.395" calcext:value-type="float">
            <text:p>-7.395</text:p>
          </table:table-cell>
          <table:table-cell office:value-type="float" office:value="38.76" calcext:value-type="float">
            <text:p>38.76</text:p>
          </table:table-cell>
          <table:table-cell office:value-type="float" office:value="46.526" calcext:value-type="float">
            <text:p>46.526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471" calcext:value-type="float">
            <text:p>9.471</text:p>
          </table:table-cell>
          <table:table-cell office:value-type="float" office:value="9.483" calcext:value-type="float">
            <text:p>9.483</text:p>
          </table:table-cell>
          <table:table-cell office:value-type="string" calcext:value-type="string">
            <text:p>##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369" calcext:value-type="float">
            <text:p>0.369</text:p>
          </table:table-cell>
          <table:table-cell/>
          <table:table-cell table:formula="of:=IF (ABS([.I35]) &gt; 8.5; 1; 0)" office:value-type="float" office:value="1" calcext:value-type="float">
            <text:p>1</text:p>
          </table:table-cell>
          <table:table-cell table:formula="of:=ATAN2([.C35];[.B35])" office:value-type="float" office:value="1.86225312127276" calcext:value-type="float">
            <text:p>1.8622531213</text:p>
          </table:table-cell>
          <table:table-cell office:value-type="float" office:value="2" calcext:value-type="float">
            <text:p>2</text:p>
          </table:table-cell>
          <table:table-cell table:formula="of:=[.S35]*0.1/3" office:value-type="float" office:value="0.0666666666666667" calcext:value-type="float">
            <text:p>0.0666666667</text:p>
          </table:table-cell>
          <table:table-cell table:formula="of:=[.N35]*[.T35]" office:value-type="float" office:value="-0.0244" calcext:value-type="float">
            <text:p>-0.0244</text:p>
          </table:table-cell>
          <table:table-cell table:formula="of:=[.V34]+[.U34]" office:value-type="float" office:value="1.91337069774264" calcext:value-type="float">
            <text:p>1.913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05" calcext:value-type="float">
            <text:p>24.905</text:p>
          </table:table-cell>
          <table:table-cell office:value-type="float" office:value="-6.715" calcext:value-type="float">
            <text:p>-6.715</text:p>
          </table:table-cell>
          <table:table-cell office:value-type="float" office:value="38.845" calcext:value-type="float">
            <text:p>38.845</text:p>
          </table:table-cell>
          <table:table-cell office:value-type="float" office:value="46.629" calcext:value-type="float">
            <text:p>46.629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432" calcext:value-type="float">
            <text:p>9.432</text:p>
          </table:table-cell>
          <table:table-cell office:value-type="float" office:value="9.433" calcext:value-type="float">
            <text:p>9.433</text:p>
          </table:table-cell>
          <table:table-cell office:value-type="string" calcext:value-type="string">
            <text:p>##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IF (ABS([.I36]) &gt; 8.5; 1; 0)" office:value-type="float" office:value="1" calcext:value-type="float">
            <text:p>1</text:p>
          </table:table-cell>
          <table:table-cell table:formula="of:=ATAN2([.C36];[.B36])" office:value-type="float" office:value="1.83415821058268" calcext:value-type="float">
            <text:p>1.8341582106</text:p>
          </table:table-cell>
          <table:table-cell office:value-type="float" office:value="4" calcext:value-type="float">
            <text:p>4</text:p>
          </table:table-cell>
          <table:table-cell table:formula="of:=[.S36]*0.1/3" office:value-type="float" office:value="0.133333333333333" calcext:value-type="float">
            <text:p>0.1333333333</text:p>
          </table:table-cell>
          <table:table-cell table:formula="of:=[.N36]*[.T36]" office:value-type="float" office:value="-0.0405333333333333" calcext:value-type="float">
            <text:p>-0.0405333333</text:p>
          </table:table-cell>
          <table:table-cell table:formula="of:=[.V35]+[.U35]" office:value-type="float" office:value="1.88897069774264" calcext:value-type="float">
            <text:p>1.888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585" calcext:value-type="float">
            <text:p>25.585</text:p>
          </table:table-cell>
          <table:table-cell office:value-type="float" office:value="-5.525" calcext:value-type="float">
            <text:p>-5.525</text:p>
          </table:table-cell>
          <table:table-cell office:value-type="float" office:value="38.165" calcext:value-type="float">
            <text:p>38.165</text:p>
          </table:table-cell>
          <table:table-cell office:value-type="float" office:value="46.278" calcext:value-type="float">
            <text:p>46.278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9.855" calcext:value-type="float">
            <text:p>9.855</text:p>
          </table:table-cell>
          <table:table-cell office:value-type="float" office:value="9.856" calcext:value-type="float">
            <text:p>9.856</text:p>
          </table:table-cell>
          <table:table-cell office:value-type="string" calcext:value-type="string">
            <text:p>##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395" calcext:value-type="float">
            <text:p>0.395</text:p>
          </table:table-cell>
          <table:table-cell/>
          <table:table-cell table:formula="of:=IF (ABS([.I37]) &gt; 8.5; 1; 0)" office:value-type="float" office:value="1" calcext:value-type="float">
            <text:p>1</text:p>
          </table:table-cell>
          <table:table-cell table:formula="of:=ATAN2([.C37];[.B37])" office:value-type="float" office:value="1.78347732028493" calcext:value-type="float">
            <text:p>1.7834773203</text:p>
          </table:table-cell>
          <table:table-cell office:value-type="float" office:value="2" calcext:value-type="float">
            <text:p>2</text:p>
          </table:table-cell>
          <table:table-cell table:formula="of:=[.S37]*0.1/3" office:value-type="float" office:value="0.0666666666666667" calcext:value-type="float">
            <text:p>0.0666666667</text:p>
          </table:table-cell>
          <table:table-cell table:formula="of:=[.N37]*[.T37]" office:value-type="float" office:value="-0.0262666666666667" calcext:value-type="float">
            <text:p>-0.0262666667</text:p>
          </table:table-cell>
          <table:table-cell table:formula="of:=[.V36]+[.U36]" office:value-type="float" office:value="1.84843736440931" calcext:value-type="float">
            <text:p>1.848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1" calcext:value-type="float">
            <text:p>26.01</text:p>
          </table:table-cell>
          <table:table-cell office:value-type="float" office:value="-3.23" calcext:value-type="float">
            <text:p>-3.23</text:p>
          </table:table-cell>
          <table:table-cell office:value-type="float" office:value="39.015" calcext:value-type="float">
            <text:p>39.015</text:p>
          </table:table-cell>
          <table:table-cell office:value-type="float" office:value="47.001" calcext:value-type="float">
            <text:p>47.001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35" calcext:value-type="float">
            <text:p>-0.035</text:p>
          </table:table-cell>
          <table:table-cell office:value-type="float" office:value="9.201" calcext:value-type="float">
            <text:p>9.201</text:p>
          </table:table-cell>
          <table:table-cell office:value-type="float" office:value="9.205" calcext:value-type="float">
            <text:p>9.205</text:p>
          </table:table-cell>
          <table:table-cell office:value-type="string" calcext:value-type="string">
            <text:p>##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01" calcext:value-type="float">
            <text:p>0.01</text:p>
          </table:table-cell>
          <table:table-cell office:value-type="float" office:value="-0.611" calcext:value-type="float">
            <text:p>-0.611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IF (ABS([.I38]) &gt; 8.5; 1; 0)" office:value-type="float" office:value="1" calcext:value-type="float">
            <text:p>1</text:p>
          </table:table-cell>
          <table:table-cell table:formula="of:=ATAN2([.C38];[.B38])" office:value-type="float" office:value="1.69434681628594" calcext:value-type="float">
            <text:p>1.6943468163</text:p>
          </table:table-cell>
          <table:table-cell office:value-type="float" office:value="4" calcext:value-type="float">
            <text:p>4</text:p>
          </table:table-cell>
          <table:table-cell table:formula="of:=[.S38]*0.1/3" office:value-type="float" office:value="0.133333333333333" calcext:value-type="float">
            <text:p>0.1333333333</text:p>
          </table:table-cell>
          <table:table-cell table:formula="of:=[.N38]*[.T38]" office:value-type="float" office:value="-0.0814666666666667" calcext:value-type="float">
            <text:p>-0.0814666667</text:p>
          </table:table-cell>
          <table:table-cell table:formula="of:=[.V37]+[.U37]" office:value-type="float" office:value="1.82217069774264" calcext:value-type="float">
            <text:p>1.822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52" calcext:value-type="float">
            <text:p>26.52</text:p>
          </table:table-cell>
          <table:table-cell office:value-type="float" office:value="-0.935" calcext:value-type="float">
            <text:p>-0.935</text:p>
          </table:table-cell>
          <table:table-cell office:value-type="float" office:value="39.61" calcext:value-type="float">
            <text:p>39.61</text:p>
          </table:table-cell>
          <table:table-cell office:value-type="float" office:value="47.677" calcext:value-type="float">
            <text:p>47.677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317" calcext:value-type="float">
            <text:p>9.317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##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29" calcext:value-type="float">
            <text:p>-0.729</text:p>
          </table:table-cell>
          <table:table-cell office:value-type="float" office:value="0.741" calcext:value-type="float">
            <text:p>0.741</text:p>
          </table:table-cell>
          <table:table-cell/>
          <table:table-cell table:formula="of:=IF (ABS([.I39]) &gt; 8.5; 1; 0)" office:value-type="float" office:value="1" calcext:value-type="float">
            <text:p>1</text:p>
          </table:table-cell>
          <table:table-cell table:formula="of:=ATAN2([.C39];[.B39])" office:value-type="float" office:value="1.60603813986051" calcext:value-type="float">
            <text:p>1.6060381399</text:p>
          </table:table-cell>
          <table:table-cell office:value-type="float" office:value="2" calcext:value-type="float">
            <text:p>2</text:p>
          </table:table-cell>
          <table:table-cell table:formula="of:=[.S39]*0.1/3" office:value-type="float" office:value="0.0666666666666667" calcext:value-type="float">
            <text:p>0.0666666667</text:p>
          </table:table-cell>
          <table:table-cell table:formula="of:=[.N39]*[.T39]" office:value-type="float" office:value="-0.0486" calcext:value-type="float">
            <text:p>-0.0486</text:p>
          </table:table-cell>
          <table:table-cell table:formula="of:=[.V38]+[.U38]" office:value-type="float" office:value="1.74070403107597" calcext:value-type="float">
            <text:p>1.740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52" calcext:value-type="float">
            <text:p>26.52</text:p>
          </table:table-cell>
          <table:table-cell office:value-type="float" office:value="0.51" calcext:value-type="float">
            <text:p>0.51</text:p>
          </table:table-cell>
          <table:table-cell office:value-type="float" office:value="39.95" calcext:value-type="float">
            <text:p>39.95</text:p>
          </table:table-cell>
          <table:table-cell office:value-type="float" office:value="47.954" calcext:value-type="float">
            <text:p>47.954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278" calcext:value-type="float">
            <text:p>9.278</text:p>
          </table:table-cell>
          <table:table-cell office:value-type="float" office:value="9.292" calcext:value-type="float">
            <text:p>9.292</text:p>
          </table:table-cell>
          <table:table-cell office:value-type="string" calcext:value-type="string">
            <text:p>##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2" calcext:value-type="float">
            <text:p>0.752</text:p>
          </table:table-cell>
          <table:table-cell/>
          <table:table-cell table:formula="of:=IF (ABS([.I40]) &gt; 8.5; 1; 0)" office:value-type="float" office:value="1" calcext:value-type="float">
            <text:p>1</text:p>
          </table:table-cell>
          <table:table-cell table:formula="of:=ATAN2([.C40];[.B40])" office:value-type="float" office:value="1.55156792769519" calcext:value-type="float">
            <text:p>1.5515679277</text:p>
          </table:table-cell>
          <table:table-cell office:value-type="float" office:value="4" calcext:value-type="float">
            <text:p>4</text:p>
          </table:table-cell>
          <table:table-cell table:formula="of:=[.S40]*0.1/3" office:value-type="float" office:value="0.133333333333333" calcext:value-type="float">
            <text:p>0.1333333333</text:p>
          </table:table-cell>
          <table:table-cell table:formula="of:=[.N40]*[.T40]" office:value-type="float" office:value="-0.1" calcext:value-type="float">
            <text:p>-0.1</text:p>
          </table:table-cell>
          <table:table-cell table:formula="of:=[.V39]+[.U39]" office:value-type="float" office:value="1.69210403107597" calcext:value-type="float">
            <text:p>1.692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3.57" calcext:value-type="float">
            <text:p>3.57</text:p>
          </table:table-cell>
          <table:table-cell office:value-type="float" office:value="39.355" calcext:value-type="float">
            <text:p>39.355</text:p>
          </table:table-cell>
          <table:table-cell office:value-type="float" office:value="47.638" calcext:value-type="float">
            <text:p>47.638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-0.332" calcext:value-type="float">
            <text:p>-0.332</text:p>
          </table:table-cell>
          <table:table-cell office:value-type="float" office:value="9.547" calcext:value-type="float">
            <text:p>9.547</text:p>
          </table:table-cell>
          <table:table-cell office:value-type="float" office:value="9.557" calcext:value-type="float">
            <text:p>9.557</text:p>
          </table:table-cell>
          <table:table-cell office:value-type="string" calcext:value-type="string">
            <text:p>##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25" calcext:value-type="float">
            <text:p>0.0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908" calcext:value-type="float">
            <text:p>0.908</text:p>
          </table:table-cell>
          <table:table-cell/>
          <table:table-cell table:formula="of:=IF (ABS([.I41]) &gt; 8.5; 1; 0)" office:value-type="float" office:value="1" calcext:value-type="float">
            <text:p>1</text:p>
          </table:table-cell>
          <table:table-cell table:formula="of:=ATAN2([.C41];[.B41])" office:value-type="float" office:value="1.4374077995064" calcext:value-type="float">
            <text:p>1.4374077995</text:p>
          </table:table-cell>
          <table:table-cell office:value-type="float" office:value="2" calcext:value-type="float">
            <text:p>2</text:p>
          </table:table-cell>
          <table:table-cell table:formula="of:=[.S41]*0.1/3" office:value-type="float" office:value="0.0666666666666667" calcext:value-type="float">
            <text:p>0.0666666667</text:p>
          </table:table-cell>
          <table:table-cell table:formula="of:=[.N41]*[.T41]" office:value-type="float" office:value="-0.0604" calcext:value-type="float">
            <text:p>-0.0604</text:p>
          </table:table-cell>
          <table:table-cell table:formula="of:=[.V40]+[.U40]" office:value-type="float" office:value="1.59210403107597" calcext:value-type="float">
            <text:p>1.592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6.8" calcext:value-type="float">
            <text:p>6.8</text:p>
          </table:table-cell>
          <table:table-cell office:value-type="float" office:value="38.93" calcext:value-type="float">
            <text:p>38.93</text:p>
          </table:table-cell>
          <table:table-cell office:value-type="float" office:value="47.831" calcext:value-type="float">
            <text:p>47.831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0.74" calcext:value-type="float">
            <text:p>-0.74</text:p>
          </table:table-cell>
          <table:table-cell office:value-type="float" office:value="9.663" calcext:value-type="float">
            <text:p>9.663</text:p>
          </table:table-cell>
          <table:table-cell office:value-type="float" office:value="9.696" calcext:value-type="float">
            <text:p>9.696</text:p>
          </table:table-cell>
          <table:table-cell office:value-type="string" calcext:value-type="string">
            <text:p>##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097" calcext:value-type="float">
            <text:p>0.097</text:p>
          </table:table-cell>
          <table:table-cell office:value-type="float" office:value="-1.007" calcext:value-type="float">
            <text:p>-1.007</text:p>
          </table:table-cell>
          <table:table-cell office:value-type="float" office:value="1.044" calcext:value-type="float">
            <text:p>1.044</text:p>
          </table:table-cell>
          <table:table-cell/>
          <table:table-cell table:formula="of:=IF (ABS([.I42]) &gt; 8.5; 1; 0)" office:value-type="float" office:value="1" calcext:value-type="float">
            <text:p>1</text:p>
          </table:table-cell>
          <table:table-cell table:formula="of:=ATAN2([.C42];[.B42])" office:value-type="float" office:value="1.32359214805447" calcext:value-type="float">
            <text:p>1.3235921481</text:p>
          </table:table-cell>
          <table:table-cell office:value-type="float" office:value="4" calcext:value-type="float">
            <text:p>4</text:p>
          </table:table-cell>
          <table:table-cell table:formula="of:=[.S42]*0.1/3" office:value-type="float" office:value="0.133333333333333" calcext:value-type="float">
            <text:p>0.1333333333</text:p>
          </table:table-cell>
          <table:table-cell table:formula="of:=[.N42]*[.T42]" office:value-type="float" office:value="-0.134266666666667" calcext:value-type="float">
            <text:p>-0.1342666667</text:p>
          </table:table-cell>
          <table:table-cell table:formula="of:=[.V41]+[.U41]" office:value-type="float" office:value="1.53170403107597" calcext:value-type="float">
            <text:p>1.531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37" calcext:value-type="float">
            <text:p>27.37</text:p>
          </table:table-cell>
          <table:table-cell office:value-type="float" office:value="9.86" calcext:value-type="float">
            <text:p>9.86</text:p>
          </table:table-cell>
          <table:table-cell office:value-type="float" office:value="38.165" calcext:value-type="float">
            <text:p>38.165</text:p>
          </table:table-cell>
          <table:table-cell office:value-type="float" office:value="47.989" calcext:value-type="float">
            <text:p>47.989</text:p>
          </table:table-cell>
          <table:table-cell office:value-type="string" calcext:value-type="string">
            <text:p>##</text:p>
          </table:table-cell>
          <table:table-cell office:value-type="float" office:value="0.851" calcext:value-type="float">
            <text:p>0.851</text:p>
          </table:table-cell>
          <table:table-cell office:value-type="float" office:value="-0.777" calcext:value-type="float">
            <text:p>-0.777</text:p>
          </table:table-cell>
          <table:table-cell office:value-type="float" office:value="9.471" calcext:value-type="float">
            <text:p>9.471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##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-0.887" calcext:value-type="float">
            <text:p>-0.887</text:p>
          </table:table-cell>
          <table:table-cell office:value-type="float" office:value="0.915" calcext:value-type="float">
            <text:p>0.915</text:p>
          </table:table-cell>
          <table:table-cell/>
          <table:table-cell table:formula="of:=IF (ABS([.I43]) &gt; 8.5; 1; 0)" office:value-type="float" office:value="1" calcext:value-type="float">
            <text:p>1</text:p>
          </table:table-cell>
          <table:table-cell table:formula="of:=ATAN2([.C43];[.B43])" office:value-type="float" office:value="1.22502082099131" calcext:value-type="float">
            <text:p>1.225020821</text:p>
          </table:table-cell>
          <table:table-cell office:value-type="float" office:value="2" calcext:value-type="float">
            <text:p>2</text:p>
          </table:table-cell>
          <table:table-cell table:formula="of:=[.S43]*0.1/3" office:value-type="float" office:value="0.0666666666666667" calcext:value-type="float">
            <text:p>0.0666666667</text:p>
          </table:table-cell>
          <table:table-cell table:formula="of:=[.N43]*[.T43]" office:value-type="float" office:value="-0.0591333333333333" calcext:value-type="float">
            <text:p>-0.0591333333</text:p>
          </table:table-cell>
          <table:table-cell table:formula="of:=[.V42]+[.U42]" office:value-type="float" office:value="1.39743736440931" calcext:value-type="float">
            <text:p>1.397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12.665" calcext:value-type="float">
            <text:p>12.665</text:p>
          </table:table-cell>
          <table:table-cell office:value-type="float" office:value="38.59" calcext:value-type="float">
            <text:p>38.59</text:p>
          </table:table-cell>
          <table:table-cell office:value-type="float" office:value="48.553" calcext:value-type="float">
            <text:p>48.553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962" calcext:value-type="float">
            <text:p>-0.962</text:p>
          </table:table-cell>
          <table:table-cell office:value-type="float" office:value="9.317" calcext:value-type="float">
            <text:p>9.317</text:p>
          </table:table-cell>
          <table:table-cell office:value-type="float" office:value="9.366" calcext:value-type="float">
            <text:p>9.366</text:p>
          </table:table-cell>
          <table:table-cell office:value-type="string" calcext:value-type="string">
            <text:p>##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88" calcext:value-type="float">
            <text:p>0.88</text:p>
          </table:table-cell>
          <table:table-cell/>
          <table:table-cell table:formula="of:=IF (ABS([.I44]) &gt; 8.5; 1; 0)" office:value-type="float" office:value="1" calcext:value-type="float">
            <text:p>1</text:p>
          </table:table-cell>
          <table:table-cell table:formula="of:=ATAN2([.C44];[.B44])" office:value-type="float" office:value="1.12650114020955" calcext:value-type="float">
            <text:p>1.1265011402</text:p>
          </table:table-cell>
          <table:table-cell office:value-type="float" office:value="4" calcext:value-type="float">
            <text:p>4</text:p>
          </table:table-cell>
          <table:table-cell table:formula="of:=[.S44]*0.1/3" office:value-type="float" office:value="0.133333333333333" calcext:value-type="float">
            <text:p>0.1333333333</text:p>
          </table:table-cell>
          <table:table-cell table:formula="of:=[.N44]*[.T44]" office:value-type="float" office:value="-0.1156" calcext:value-type="float">
            <text:p>-0.1156</text:p>
          </table:table-cell>
          <table:table-cell table:formula="of:=[.V43]+[.U43]" office:value-type="float" office:value="1.33830403107597" calcext:value-type="float">
            <text:p>1.338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14.705" calcext:value-type="float">
            <text:p>14.705</text:p>
          </table:table-cell>
          <table:table-cell office:value-type="float" office:value="37.485" calcext:value-type="float">
            <text:p>37.485</text:p>
          </table:table-cell>
          <table:table-cell office:value-type="float" office:value="48.45" calcext:value-type="float">
            <text:p>48.45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894" calcext:value-type="float">
            <text:p>9.894</text:p>
          </table:table-cell>
          <table:table-cell office:value-type="float" office:value="9.914" calcext:value-type="float">
            <text:p>9.914</text:p>
          </table:table-cell>
          <table:table-cell office:value-type="string" calcext:value-type="string">
            <text:p>##</text:p>
          </table:table-cell>
          <table:table-cell office:value-type="float" office:value="0.005" calcext:value-type="float">
            <text:p>0.005</text:p>
          </table:table-cell>
          <table:table-cell office:value-type="float" office:value="0.216" calcext:value-type="float">
            <text:p>0.216</text:p>
          </table:table-cell>
          <table:table-cell office:value-type="float" office:value="-0.837" calcext:value-type="float">
            <text:p>-0.837</text:p>
          </table:table-cell>
          <table:table-cell office:value-type="float" office:value="0.864" calcext:value-type="float">
            <text:p>0.864</text:p>
          </table:table-cell>
          <table:table-cell/>
          <table:table-cell table:formula="of:=IF (ABS([.I45]) &gt; 8.5; 1; 0)" office:value-type="float" office:value="1" calcext:value-type="float">
            <text:p>1</text:p>
          </table:table-cell>
          <table:table-cell table:formula="of:=ATAN2([.C45];[.B45])" office:value-type="float" office:value="1.07122861064323" calcext:value-type="float">
            <text:p>1.0712286106</text:p>
          </table:table-cell>
          <table:table-cell office:value-type="float" office:value="2" calcext:value-type="float">
            <text:p>2</text:p>
          </table:table-cell>
          <table:table-cell table:formula="of:=[.S45]*0.1/3" office:value-type="float" office:value="0.0666666666666667" calcext:value-type="float">
            <text:p>0.0666666667</text:p>
          </table:table-cell>
          <table:table-cell table:formula="of:=[.N45]*[.T45]" office:value-type="float" office:value="-0.0558" calcext:value-type="float">
            <text:p>-0.0558</text:p>
          </table:table-cell>
          <table:table-cell table:formula="of:=[.V44]+[.U44]" office:value-type="float" office:value="1.22270403107597" calcext:value-type="float">
            <text:p>1.222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5" calcext:value-type="float">
            <text:p>25.5</text:p>
          </table:table-cell>
          <table:table-cell office:value-type="float" office:value="18.785" calcext:value-type="float">
            <text:p>18.785</text:p>
          </table:table-cell>
          <table:table-cell office:value-type="float" office:value="36.72" calcext:value-type="float">
            <text:p>36.72</text:p>
          </table:table-cell>
          <table:table-cell office:value-type="float" office:value="48.492" calcext:value-type="float">
            <text:p>48.492</text:p>
          </table:table-cell>
          <table:table-cell office:value-type="string" calcext:value-type="string">
            <text:p>##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37" calcext:value-type="float">
            <text:p>-1.037</text:p>
          </table:table-cell>
          <table:table-cell office:value-type="float" office:value="9.432" calcext:value-type="float">
            <text:p>9.432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##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95" calcext:value-type="float">
            <text:p>0.195</text:p>
          </table:table-cell>
          <table:table-cell office:value-type="float" office:value="-1.097" calcext:value-type="float">
            <text:p>-1.097</text:p>
          </table:table-cell>
          <table:table-cell office:value-type="float" office:value="1.115" calcext:value-type="float">
            <text:p>1.115</text:p>
          </table:table-cell>
          <table:table-cell/>
          <table:table-cell table:formula="of:=IF (ABS([.I46]) &gt; 8.5; 1; 0)" office:value-type="float" office:value="1" calcext:value-type="float">
            <text:p>1</text:p>
          </table:table-cell>
          <table:table-cell table:formula="of:=ATAN2([.C46];[.B46])" office:value-type="float" office:value="0.935883305299931" calcext:value-type="float">
            <text:p>0.9358833053</text:p>
          </table:table-cell>
          <table:table-cell office:value-type="float" office:value="4" calcext:value-type="float">
            <text:p>4</text:p>
          </table:table-cell>
          <table:table-cell table:formula="of:=[.S46]*0.1/3" office:value-type="float" office:value="0.133333333333333" calcext:value-type="float">
            <text:p>0.1333333333</text:p>
          </table:table-cell>
          <table:table-cell table:formula="of:=[.N46]*[.T46]" office:value-type="float" office:value="-0.146266666666667" calcext:value-type="float">
            <text:p>-0.1462666667</text:p>
          </table:table-cell>
          <table:table-cell table:formula="of:=[.V45]+[.U45]" office:value-type="float" office:value="1.16690403107597" calcext:value-type="float">
            <text:p>1.166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585" calcext:value-type="float">
            <text:p>25.585</text:p>
          </table:table-cell>
          <table:table-cell office:value-type="float" office:value="18.53" calcext:value-type="float">
            <text:p>18.53</text:p>
          </table:table-cell>
          <table:table-cell office:value-type="float" office:value="36.72" calcext:value-type="float">
            <text:p>36.72</text:p>
          </table:table-cell>
          <table:table-cell office:value-type="float" office:value="48.439" calcext:value-type="float">
            <text:p>48.439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-1.148" calcext:value-type="float">
            <text:p>-1.148</text:p>
          </table:table-cell>
          <table:table-cell office:value-type="float" office:value="9.624" calcext:value-type="float">
            <text:p>9.624</text:p>
          </table:table-cell>
          <table:table-cell office:value-type="float" office:value="9.693" calcext:value-type="float">
            <text:p>9.693</text:p>
          </table:table-cell>
          <table:table-cell office:value-type="string" calcext:value-type="string">
            <text:p>##</text:p>
          </table:table-cell>
          <table:table-cell office:value-type="float" office:value="-0.02" calcext:value-type="float">
            <text:p>-0.0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479" calcext:value-type="float">
            <text:p>0.479</text:p>
          </table:table-cell>
          <table:table-cell/>
          <table:table-cell table:formula="of:=IF (ABS([.I47]) &gt; 8.5; 1; 0)" office:value-type="float" office:value="1" calcext:value-type="float">
            <text:p>1</text:p>
          </table:table-cell>
          <table:table-cell table:formula="of:=ATAN2([.C47];[.B47])" office:value-type="float" office:value="0.943978277165865" calcext:value-type="float">
            <text:p>0.9439782772</text:p>
          </table:table-cell>
          <table:table-cell office:value-type="float" office:value="2" calcext:value-type="float">
            <text:p>2</text:p>
          </table:table-cell>
          <table:table-cell table:formula="of:=[.S47]*0.1/3" office:value-type="float" office:value="0.0666666666666667" calcext:value-type="float">
            <text:p>0.0666666667</text:p>
          </table:table-cell>
          <table:table-cell table:formula="of:=[.N47]*[.T47]" office:value-type="float" office:value="-0.0311333333333333" calcext:value-type="float">
            <text:p>-0.0311333333</text:p>
          </table:table-cell>
          <table:table-cell table:formula="of:=[.V46]+[.U46]" office:value-type="float" office:value="1.02063736440931" calcext:value-type="float">
            <text:p>1.020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245" calcext:value-type="float">
            <text:p>25.245</text:p>
          </table:table-cell>
          <table:table-cell office:value-type="float" office:value="19.38" calcext:value-type="float">
            <text:p>19.38</text:p>
          </table:table-cell>
          <table:table-cell office:value-type="float" office:value="37.145" calcext:value-type="float">
            <text:p>37.145</text:p>
          </table:table-cell>
          <table:table-cell office:value-type="float" office:value="48.915" calcext:value-type="float">
            <text:p>48.915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-0.925" calcext:value-type="float">
            <text:p>-0.925</text:p>
          </table:table-cell>
          <table:table-cell office:value-type="float" office:value="9.24" calcext:value-type="float">
            <text:p>9.24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##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IF (ABS([.I48]) &gt; 8.5; 1; 0)" office:value-type="float" office:value="1" calcext:value-type="float">
            <text:p>1</text:p>
          </table:table-cell>
          <table:table-cell table:formula="of:=ATAN2([.C48];[.B48])" office:value-type="float" office:value="0.916077739812567" calcext:value-type="float">
            <text:p>0.9160777398</text:p>
          </table:table-cell>
          <table:table-cell office:value-type="float" office:value="4" calcext:value-type="float">
            <text:p>4</text:p>
          </table:table-cell>
          <table:table-cell table:formula="of:=[.S48]*0.1/3" office:value-type="float" office:value="0.133333333333333" calcext:value-type="float">
            <text:p>0.1333333333</text:p>
          </table:table-cell>
          <table:table-cell table:formula="of:=[.N48]*[.T48]" office:value-type="float" office:value="-0.0210666666666667" calcext:value-type="float">
            <text:p>-0.0210666667</text:p>
          </table:table-cell>
          <table:table-cell table:formula="of:=[.V47]+[.U47]" office:value-type="float" office:value="0.989504031075973" calcext:value-type="float">
            <text:p>0.989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20.145" calcext:value-type="float">
            <text:p>20.145</text:p>
          </table:table-cell>
          <table:table-cell office:value-type="float" office:value="36.295" calcext:value-type="float">
            <text:p>36.295</text:p>
          </table:table-cell>
          <table:table-cell office:value-type="float" office:value="48.365" calcext:value-type="float">
            <text:p>48.365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1.037" calcext:value-type="float">
            <text:p>-1.037</text:p>
          </table:table-cell>
          <table:table-cell office:value-type="float" office:value="9.355" calcext:value-type="float">
            <text:p>9.355</text:p>
          </table:table-cell>
          <table:table-cell office:value-type="float" office:value="9.414" calcext:value-type="float">
            <text:p>9.414</text:p>
          </table:table-cell>
          <table:table-cell office:value-type="string" calcext:value-type="string">
            <text:p>##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IF (ABS([.I49]) &gt; 8.5; 1; 0)" office:value-type="float" office:value="1" calcext:value-type="float">
            <text:p>1</text:p>
          </table:table-cell>
          <table:table-cell table:formula="of:=ATAN2([.C49];[.B49])" office:value-type="float" office:value="0.888995701192055" calcext:value-type="float">
            <text:p>0.8889957012</text:p>
          </table:table-cell>
          <table:table-cell office:value-type="float" office:value="2" calcext:value-type="float">
            <text:p>2</text:p>
          </table:table-cell>
          <table:table-cell table:formula="of:=[.S49]*0.1/3" office:value-type="float" office:value="0.0666666666666667" calcext:value-type="float">
            <text:p>0.0666666667</text:p>
          </table:table-cell>
          <table:table-cell table:formula="of:=[.N49]*[.T49]" office:value-type="float" office:value="-0.00186666666666667" calcext:value-type="float">
            <text:p>-0.0018666667</text:p>
          </table:table-cell>
          <table:table-cell table:formula="of:=[.V48]+[.U48]" office:value-type="float" office:value="0.968437364409306" calcext:value-type="float">
            <text:p>0.968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17.765" calcext:value-type="float">
            <text:p>17.765</text:p>
          </table:table-cell>
          <table:table-cell office:value-type="float" office:value="37.57" calcext:value-type="float">
            <text:p>37.57</text:p>
          </table:table-cell>
          <table:table-cell office:value-type="float" office:value="48.406" calcext:value-type="float">
            <text:p>48.406</text:p>
          </table:table-cell>
          <table:table-cell office:value-type="string" calcext:value-type="string">
            <text:p>##</text:p>
          </table:table-cell>
          <table:table-cell office:value-type="float" office:value="1.185" calcext:value-type="float">
            <text:p>1.185</text:p>
          </table:table-cell>
          <table:table-cell office:value-type="float" office:value="-0.777" calcext:value-type="float">
            <text:p>-0.777</text:p>
          </table:table-cell>
          <table:table-cell office:value-type="float" office:value="9.048" calcext:value-type="float">
            <text:p>9.048</text:p>
          </table:table-cell>
          <table:table-cell office:value-type="float" office:value="9.158" calcext:value-type="float">
            <text:p>9.158</text:p>
          </table:table-cell>
          <table:table-cell office:value-type="string" calcext:value-type="string">
            <text:p>##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IF (ABS([.I50]) &gt; 8.5; 1; 0)" office:value-type="float" office:value="1" calcext:value-type="float">
            <text:p>1</text:p>
          </table:table-cell>
          <table:table-cell table:formula="of:=ATAN2([.C50];[.B50])" office:value-type="float" office:value="0.949575653030659" calcext:value-type="float">
            <text:p>0.949575653</text:p>
          </table:table-cell>
          <table:table-cell office:value-type="float" office:value="4" calcext:value-type="float">
            <text:p>4</text:p>
          </table:table-cell>
          <table:table-cell table:formula="of:=[.S50]*0.1/3" office:value-type="float" office:value="0.133333333333333" calcext:value-type="float">
            <text:p>0.1333333333</text:p>
          </table:table-cell>
          <table:table-cell table:formula="of:=[.N50]*[.T50]" office:value-type="float" office:value="0.0329333333333333" calcext:value-type="float">
            <text:p>0.0329333333</text:p>
          </table:table-cell>
          <table:table-cell table:formula="of:=[.V49]+[.U49]" office:value-type="float" office:value="0.96657069774264" calcext:value-type="float">
            <text:p>0.966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67" calcext:value-type="float">
            <text:p>25.67</text:p>
          </table:table-cell>
          <table:table-cell office:value-type="float" office:value="13.26" calcext:value-type="float">
            <text:p>13.26</text:p>
          </table:table-cell>
          <table:table-cell office:value-type="float" office:value="39.015" calcext:value-type="float">
            <text:p>39.015</text:p>
          </table:table-cell>
          <table:table-cell office:value-type="float" office:value="48.548" calcext:value-type="float">
            <text:p>48.548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24" calcext:value-type="float">
            <text:p>9.24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##</text:p>
          </table:table-cell>
          <table:table-cell office:value-type="float" office:value="0.12" calcext:value-type="float">
            <text:p>0.12</text:p>
          </table:table-cell>
          <table:table-cell office:value-type="float" office:value="-0.4" calcext:value-type="float">
            <text:p>-0.4</text:p>
          </table:table-cell>
          <table:table-cell office:value-type="float" office:value="1.435" calcext:value-type="float">
            <text:p>1.435</text:p>
          </table:table-cell>
          <table:table-cell office:value-type="float" office:value="1.495" calcext:value-type="float">
            <text:p>1.495</text:p>
          </table:table-cell>
          <table:table-cell/>
          <table:table-cell table:formula="of:=IF (ABS([.I51]) &gt; 8.5; 1; 0)" office:value-type="float" office:value="1" calcext:value-type="float">
            <text:p>1</text:p>
          </table:table-cell>
          <table:table-cell table:formula="of:=ATAN2([.C51];[.B51])" office:value-type="float" office:value="1.09399158232133" calcext:value-type="float">
            <text:p>1.0939915823</text:p>
          </table:table-cell>
          <table:table-cell office:value-type="float" office:value="2" calcext:value-type="float">
            <text:p>2</text:p>
          </table:table-cell>
          <table:table-cell table:formula="of:=[.S51]*0.1/3" office:value-type="float" office:value="0.0666666666666667" calcext:value-type="float">
            <text:p>0.0666666667</text:p>
          </table:table-cell>
          <table:table-cell table:formula="of:=[.N51]*[.T51]" office:value-type="float" office:value="0.0956666666666667" calcext:value-type="float">
            <text:p>0.0956666667</text:p>
          </table:table-cell>
          <table:table-cell table:formula="of:=[.V50]+[.U50]" office:value-type="float" office:value="0.999504031075973" calcext:value-type="float">
            <text:p>0.999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67" calcext:value-type="float">
            <text:p>25.67</text:p>
          </table:table-cell>
          <table:table-cell office:value-type="float" office:value="6.885" calcext:value-type="float">
            <text:p>6.885</text:p>
          </table:table-cell>
          <table:table-cell office:value-type="float" office:value="40.545" calcext:value-type="float">
            <text:p>40.545</text:p>
          </table:table-cell>
          <table:table-cell office:value-type="float" office:value="48.479" calcext:value-type="float">
            <text:p>48.479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317" calcext:value-type="float">
            <text:p>9.317</text:p>
          </table:table-cell>
          <table:table-cell office:value-type="float" office:value="9.323" calcext:value-type="float">
            <text:p>9.323</text:p>
          </table:table-cell>
          <table:table-cell office:value-type="string" calcext:value-type="string">
            <text:p>##</text:p>
          </table:table-cell>
          <table:table-cell office:value-type="float" office:value="0.346" calcext:value-type="float">
            <text:p>0.346</text:p>
          </table:table-cell>
          <table:table-cell office:value-type="float" office:value="-0.274" calcext:value-type="float">
            <text:p>-0.274</text:p>
          </table:table-cell>
          <table:table-cell office:value-type="float" office:value="2.135" calcext:value-type="float">
            <text:p>2.135</text:p>
          </table:table-cell>
          <table:table-cell office:value-type="float" office:value="2.18" calcext:value-type="float">
            <text:p>2.18</text:p>
          </table:table-cell>
          <table:table-cell/>
          <table:table-cell table:formula="of:=IF (ABS([.I52]) &gt; 8.5; 1; 0)" office:value-type="float" office:value="1" calcext:value-type="float">
            <text:p>1</text:p>
          </table:table-cell>
          <table:table-cell table:formula="of:=ATAN2([.C52];[.B52])" office:value-type="float" office:value="1.30875182644693" calcext:value-type="float">
            <text:p>1.3087518264</text:p>
          </table:table-cell>
          <table:table-cell office:value-type="float" office:value="4" calcext:value-type="float">
            <text:p>4</text:p>
          </table:table-cell>
          <table:table-cell table:formula="of:=[.S52]*0.1/3" office:value-type="float" office:value="0.133333333333333" calcext:value-type="float">
            <text:p>0.1333333333</text:p>
          </table:table-cell>
          <table:table-cell table:formula="of:=[.N52]*[.T52]" office:value-type="float" office:value="0.284666666666667" calcext:value-type="float">
            <text:p>0.2846666667</text:p>
          </table:table-cell>
          <table:table-cell table:formula="of:=[.V51]+[.U51]" office:value-type="float" office:value="1.09517069774264" calcext:value-type="float">
            <text:p>1.095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05" calcext:value-type="float">
            <text:p>24.905</text:p>
          </table:table-cell>
          <table:table-cell office:value-type="float" office:value="2.465" calcext:value-type="float">
            <text:p>2.465</text:p>
          </table:table-cell>
          <table:table-cell office:value-type="float" office:value="40.205" calcext:value-type="float">
            <text:p>40.205</text:p>
          </table:table-cell>
          <table:table-cell office:value-type="float" office:value="47.358" calcext:value-type="float">
            <text:p>47.358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547" calcext:value-type="float">
            <text:p>9.547</text:p>
          </table:table-cell>
          <table:table-cell office:value-type="float" office:value="9.574" calcext:value-type="float">
            <text:p>9.574</text:p>
          </table:table-cell>
          <table:table-cell office:value-type="string" calcext:value-type="string">
            <text:p>##</text:p>
          </table:table-cell>
          <table:table-cell office:value-type="float" office:value="0.322" calcext:value-type="float">
            <text:p>0.322</text:p>
          </table:table-cell>
          <table:table-cell office:value-type="float" office:value="-0.144" calcext:value-type="float">
            <text:p>-0.144</text:p>
          </table:table-cell>
          <table:table-cell office:value-type="float" office:value="1.497" calcext:value-type="float">
            <text:p>1.497</text:p>
          </table:table-cell>
          <table:table-cell office:value-type="float" office:value="1.538" calcext:value-type="float">
            <text:p>1.538</text:p>
          </table:table-cell>
          <table:table-cell/>
          <table:table-cell table:formula="of:=IF (ABS([.I53]) &gt; 8.5; 1; 0)" office:value-type="float" office:value="1" calcext:value-type="float">
            <text:p>1</text:p>
          </table:table-cell>
          <table:table-cell table:formula="of:=ATAN2([.C53];[.B53])" office:value-type="float" office:value="1.4721415299888" calcext:value-type="float">
            <text:p>1.47214153</text:p>
          </table:table-cell>
          <table:table-cell office:value-type="float" office:value="2" calcext:value-type="float">
            <text:p>2</text:p>
          </table:table-cell>
          <table:table-cell table:formula="of:=[.S53]*0.1/3" office:value-type="float" office:value="0.0666666666666667" calcext:value-type="float">
            <text:p>0.0666666667</text:p>
          </table:table-cell>
          <table:table-cell table:formula="of:=[.N53]*[.T53]" office:value-type="float" office:value="0.0998" calcext:value-type="float">
            <text:p>0.0998</text:p>
          </table:table-cell>
          <table:table-cell table:formula="of:=[.V52]+[.U52]" office:value-type="float" office:value="1.37983736440931" calcext:value-type="float">
            <text:p>1.379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95" calcext:value-type="float">
            <text:p>24.395</text:p>
          </table:table-cell>
          <table:table-cell office:value-type="float" office:value="-1.19" calcext:value-type="float">
            <text:p>-1.19</text:p>
          </table:table-cell>
          <table:table-cell office:value-type="float" office:value="40.63" calcext:value-type="float">
            <text:p>40.63</text:p>
          </table:table-cell>
          <table:table-cell office:value-type="float" office:value="47.406" calcext:value-type="float">
            <text:p>47.406</text:p>
          </table:table-cell>
          <table:table-cell office:value-type="string" calcext:value-type="string">
            <text:p>##</text:p>
          </table:table-cell>
          <table:table-cell office:value-type="float" office:value="0.74" calcext:value-type="float">
            <text:p>0.74</text:p>
          </table:table-cell>
          <table:table-cell office:value-type="float" office:value="-0.221" calcext:value-type="float">
            <text:p>-0.221</text:p>
          </table:table-cell>
          <table:table-cell office:value-type="float" office:value="9.355" calcext:value-type="float">
            <text:p>9.355</text:p>
          </table:table-cell>
          <table:table-cell office:value-type="float" office:value="9.387" calcext:value-type="float">
            <text:p>9.387</text:p>
          </table:table-cell>
          <table:table-cell office:value-type="string" calcext:value-type="string">
            <text:p>##</text:p>
          </table:table-cell>
          <table:table-cell office:value-type="float" office:value="0.268" calcext:value-type="float">
            <text:p>0.268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142" calcext:value-type="float">
            <text:p>1.142</text:p>
          </table:table-cell>
          <table:table-cell office:value-type="float" office:value="1.178" calcext:value-type="float">
            <text:p>1.178</text:p>
          </table:table-cell>
          <table:table-cell/>
          <table:table-cell table:formula="of:=IF (ABS([.I54]) &gt; 8.5; 1; 0)" office:value-type="float" office:value="1" calcext:value-type="float">
            <text:p>1</text:p>
          </table:table-cell>
          <table:table-cell table:formula="of:=ATAN2([.C54];[.B54])" office:value-type="float" office:value="1.61953817810483" calcext:value-type="float">
            <text:p>1.6195381781</text:p>
          </table:table-cell>
          <table:table-cell office:value-type="float" office:value="4" calcext:value-type="float">
            <text:p>4</text:p>
          </table:table-cell>
          <table:table-cell table:formula="of:=[.S54]*0.1/3" office:value-type="float" office:value="0.133333333333333" calcext:value-type="float">
            <text:p>0.1333333333</text:p>
          </table:table-cell>
          <table:table-cell table:formula="of:=[.N54]*[.T54]" office:value-type="float" office:value="0.152266666666667" calcext:value-type="float">
            <text:p>0.1522666667</text:p>
          </table:table-cell>
          <table:table-cell table:formula="of:=[.V53]+[.U53]" office:value-type="float" office:value="1.47963736440931" calcext:value-type="float">
            <text:p>1.479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1" calcext:value-type="float">
            <text:p>24.31</text:p>
          </table:table-cell>
          <table:table-cell office:value-type="float" office:value="-3.655" calcext:value-type="float">
            <text:p>-3.655</text:p>
          </table:table-cell>
          <table:table-cell office:value-type="float" office:value="40.46" calcext:value-type="float">
            <text:p>40.46</text:p>
          </table:table-cell>
          <table:table-cell office:value-type="float" office:value="47.343" calcext:value-type="float">
            <text:p>47.343</text:p>
          </table:table-cell>
          <table:table-cell office:value-type="string" calcext:value-type="string">
            <text:p>##</text:p>
          </table:table-cell>
          <table:table-cell office:value-type="float" office:value="1.074" calcext:value-type="float">
            <text:p>1.074</text:p>
          </table:table-cell>
          <table:table-cell office:value-type="float" office:value="-0.184" calcext:value-type="float">
            <text:p>-0.184</text:p>
          </table:table-cell>
          <table:table-cell office:value-type="float" office:value="9.124" calcext:value-type="float">
            <text:p>9.124</text:p>
          </table:table-cell>
          <table:table-cell office:value-type="float" office:value="9.189" calcext:value-type="float">
            <text:p>9.189</text:p>
          </table:table-cell>
          <table:table-cell office:value-type="string" calcext:value-type="string">
            <text:p>##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3" calcext:value-type="float">
            <text:p>0.043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/>
          <table:table-cell table:formula="of:=IF (ABS([.I55]) &gt; 8.5; 1; 0)" office:value-type="float" office:value="1" calcext:value-type="float">
            <text:p>1</text:p>
          </table:table-cell>
          <table:table-cell table:formula="of:=ATAN2([.C55];[.B55])" office:value-type="float" office:value="1.72002821318402" calcext:value-type="float">
            <text:p>1.7200282132</text:p>
          </table:table-cell>
          <table:table-cell office:value-type="float" office:value="2" calcext:value-type="float">
            <text:p>2</text:p>
          </table:table-cell>
          <table:table-cell table:formula="of:=[.S55]*0.1/3" office:value-type="float" office:value="0.0666666666666667" calcext:value-type="float">
            <text:p>0.0666666667</text:p>
          </table:table-cell>
          <table:table-cell table:formula="of:=[.N55]*[.T55]" office:value-type="float" office:value="0.0668" calcext:value-type="float">
            <text:p>0.0668</text:p>
          </table:table-cell>
          <table:table-cell table:formula="of:=[.V54]+[.U54]" office:value-type="float" office:value="1.63190403107597" calcext:value-type="float">
            <text:p>1.631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97" calcext:value-type="float">
            <text:p>23.97</text:p>
          </table:table-cell>
          <table:table-cell office:value-type="float" office:value="-6.8" calcext:value-type="float">
            <text:p>-6.8</text:p>
          </table:table-cell>
          <table:table-cell office:value-type="float" office:value="39.78" calcext:value-type="float">
            <text:p>39.78</text:p>
          </table:table-cell>
          <table:table-cell office:value-type="float" office:value="46.939" calcext:value-type="float">
            <text:p>46.939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2" calcext:value-type="float">
            <text:p>0.002</text:p>
          </table:table-cell>
          <table:table-cell office:value-type="float" office:value="9.317" calcext:value-type="float">
            <text:p>9.317</text:p>
          </table:table-cell>
          <table:table-cell office:value-type="float" office:value="9.343" calcext:value-type="float">
            <text:p>9.343</text:p>
          </table:table-cell>
          <table:table-cell office:value-type="string" calcext:value-type="string">
            <text:p>##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4" calcext:value-type="float">
            <text:p>0.004</text:p>
          </table:table-cell>
          <table:table-cell office:value-type="float" office:value="1.059" calcext:value-type="float">
            <text:p>1.059</text:p>
          </table:table-cell>
          <table:table-cell office:value-type="float" office:value="1.062" calcext:value-type="float">
            <text:p>1.062</text:p>
          </table:table-cell>
          <table:table-cell/>
          <table:table-cell table:formula="of:=IF (ABS([.I56]) &gt; 8.5; 1; 0)" office:value-type="float" office:value="1" calcext:value-type="float">
            <text:p>1</text:p>
          </table:table-cell>
          <table:table-cell table:formula="of:=ATAN2([.C56];[.B56])" office:value-type="float" office:value="1.84722157374966" calcext:value-type="float">
            <text:p>1.8472215737</text:p>
          </table:table-cell>
          <table:table-cell office:value-type="float" office:value="4" calcext:value-type="float">
            <text:p>4</text:p>
          </table:table-cell>
          <table:table-cell table:formula="of:=[.S56]*0.1/3" office:value-type="float" office:value="0.133333333333333" calcext:value-type="float">
            <text:p>0.1333333333</text:p>
          </table:table-cell>
          <table:table-cell table:formula="of:=[.N56]*[.T56]" office:value-type="float" office:value="0.1412" calcext:value-type="float">
            <text:p>0.1412</text:p>
          </table:table-cell>
          <table:table-cell table:formula="of:=[.V55]+[.U55]" office:value-type="float" office:value="1.69870403107597" calcext:value-type="float">
            <text:p>1.698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29" calcext:value-type="float">
            <text:p>23.29</text:p>
          </table:table-cell>
          <table:table-cell office:value-type="float" office:value="-9.69" calcext:value-type="float">
            <text:p>-9.69</text:p>
          </table:table-cell>
          <table:table-cell office:value-type="float" office:value="39.525" calcext:value-type="float">
            <text:p>39.525</text:p>
          </table:table-cell>
          <table:table-cell office:value-type="float" office:value="46.889" calcext:value-type="float">
            <text:p>46.889</text:p>
          </table:table-cell>
          <table:table-cell office:value-type="string" calcext:value-type="string">
            <text:p>##</text:p>
          </table:table-cell>
          <table:table-cell office:value-type="float" office:value="0.666" calcext:value-type="float">
            <text:p>0.666</text:p>
          </table:table-cell>
          <table:table-cell office:value-type="float" office:value="-0.11" calcext:value-type="float">
            <text:p>-0.11</text:p>
          </table:table-cell>
          <table:table-cell office:value-type="float" office:value="8.894" calcext:value-type="float">
            <text:p>8.894</text:p>
          </table:table-cell>
          <table:table-cell office:value-type="float" office:value="8.919" calcext:value-type="float">
            <text:p>8.919</text:p>
          </table:table-cell>
          <table:table-cell office:value-type="string" calcext:value-type="string">
            <text:p>##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6" calcext:value-type="float">
            <text:p>0.076</text:p>
          </table:table-cell>
          <table:table-cell office:value-type="float" office:value="1.115" calcext:value-type="float">
            <text:p>1.115</text:p>
          </table:table-cell>
          <table:table-cell office:value-type="float" office:value="1.118" calcext:value-type="float">
            <text:p>1.118</text:p>
          </table:table-cell>
          <table:table-cell/>
          <table:table-cell table:formula="of:=IF (ABS([.I57]) &gt; 8.5; 1; 0)" office:value-type="float" office:value="1" calcext:value-type="float">
            <text:p>1</text:p>
          </table:table-cell>
          <table:table-cell table:formula="of:=ATAN2([.C57];[.B57])" office:value-type="float" office:value="1.96506904322332" calcext:value-type="float">
            <text:p>1.9650690432</text:p>
          </table:table-cell>
          <table:table-cell office:value-type="float" office:value="2" calcext:value-type="float">
            <text:p>2</text:p>
          </table:table-cell>
          <table:table-cell table:formula="of:=[.S57]*0.1/3" office:value-type="float" office:value="0.0666666666666667" calcext:value-type="float">
            <text:p>0.0666666667</text:p>
          </table:table-cell>
          <table:table-cell table:formula="of:=[.N57]*[.T57]" office:value-type="float" office:value="0.0743333333333333" calcext:value-type="float">
            <text:p>0.0743333333</text:p>
          </table:table-cell>
          <table:table-cell table:formula="of:=[.V56]+[.U56]" office:value-type="float" office:value="1.83990403107597" calcext:value-type="float">
            <text:p>1.839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695" calcext:value-type="float">
            <text:p>22.695</text:p>
          </table:table-cell>
          <table:table-cell office:value-type="float" office:value="-11.135" calcext:value-type="float">
            <text:p>-11.135</text:p>
          </table:table-cell>
          <table:table-cell office:value-type="float" office:value="38.59" calcext:value-type="float">
            <text:p>38.59</text:p>
          </table:table-cell>
          <table:table-cell office:value-type="float" office:value="46.133" calcext:value-type="float">
            <text:p>46.133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0.002" calcext:value-type="float">
            <text:p>0.002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##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" calcext:value-type="float">
            <text:p>0.26</text:p>
          </table:table-cell>
          <table:table-cell office:value-type="float" office:value="1.195" calcext:value-type="float">
            <text:p>1.195</text:p>
          </table:table-cell>
          <table:table-cell office:value-type="float" office:value="1.224" calcext:value-type="float">
            <text:p>1.224</text:p>
          </table:table-cell>
          <table:table-cell/>
          <table:table-cell table:formula="of:=IF (ABS([.I58]) &gt; 8.5; 1; 0)" office:value-type="float" office:value="1" calcext:value-type="float">
            <text:p>1</text:p>
          </table:table-cell>
          <table:table-cell table:formula="of:=ATAN2([.C58];[.B58])" office:value-type="float" office:value="2.0269252804834" calcext:value-type="float">
            <text:p>2.0269252805</text:p>
          </table:table-cell>
          <table:table-cell office:value-type="float" office:value="4" calcext:value-type="float">
            <text:p>4</text:p>
          </table:table-cell>
          <table:table-cell table:formula="of:=[.S58]*0.1/3" office:value-type="float" office:value="0.133333333333333" calcext:value-type="float">
            <text:p>0.1333333333</text:p>
          </table:table-cell>
          <table:table-cell table:formula="of:=[.N58]*[.T58]" office:value-type="float" office:value="0.159333333333333" calcext:value-type="float">
            <text:p>0.1593333333</text:p>
          </table:table-cell>
          <table:table-cell table:formula="of:=[.V57]+[.U57]" office:value-type="float" office:value="1.91423736440931" calcext:value-type="float">
            <text:p>1.914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355" calcext:value-type="float">
            <text:p>22.355</text:p>
          </table:table-cell>
          <table:table-cell office:value-type="float" office:value="-14.705" calcext:value-type="float">
            <text:p>-14.705</text:p>
          </table:table-cell>
          <table:table-cell office:value-type="float" office:value="38.165" calcext:value-type="float">
            <text:p>38.165</text:p>
          </table:table-cell>
          <table:table-cell office:value-type="float" office:value="46.611" calcext:value-type="float">
            <text:p>46.611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0.076" calcext:value-type="float">
            <text:p>0.076</text:p>
          </table:table-cell>
          <table:table-cell office:value-type="float" office:value="8.894" calcext:value-type="float">
            <text:p>8.89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##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.156" calcext:value-type="float">
            <text:p>1.156</text:p>
          </table:table-cell>
          <table:table-cell office:value-type="float" office:value="1.187" calcext:value-type="float">
            <text:p>1.187</text:p>
          </table:table-cell>
          <table:table-cell/>
          <table:table-cell table:formula="of:=IF (ABS([.I59]) &gt; 8.5; 1; 0)" office:value-type="float" office:value="1" calcext:value-type="float">
            <text:p>1</text:p>
          </table:table-cell>
          <table:table-cell table:formula="of:=ATAN2([.C59];[.B59])" office:value-type="float" office:value="2.15263160765576" calcext:value-type="float">
            <text:p>2.1526316077</text:p>
          </table:table-cell>
          <table:table-cell office:value-type="float" office:value="2" calcext:value-type="float">
            <text:p>2</text:p>
          </table:table-cell>
          <table:table-cell table:formula="of:=[.S59]*0.1/3" office:value-type="float" office:value="0.0666666666666667" calcext:value-type="float">
            <text:p>0.0666666667</text:p>
          </table:table-cell>
          <table:table-cell table:formula="of:=[.N59]*[.T59]" office:value-type="float" office:value="0.0770666666666667" calcext:value-type="float">
            <text:p>0.0770666667</text:p>
          </table:table-cell>
          <table:table-cell table:formula="of:=[.V58]+[.U58]" office:value-type="float" office:value="2.07357069774264" calcext:value-type="float">
            <text:p>2.073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995" calcext:value-type="float">
            <text:p>20.995</text:p>
          </table:table-cell>
          <table:table-cell office:value-type="float" office:value="-17.17" calcext:value-type="float">
            <text:p>-17.17</text:p>
          </table:table-cell>
          <table:table-cell office:value-type="float" office:value="37.315" calcext:value-type="float">
            <text:p>37.315</text:p>
          </table:table-cell>
          <table:table-cell office:value-type="float" office:value="46.13" calcext:value-type="float">
            <text:p>46.13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76" calcext:value-type="float">
            <text:p>0.076</text:p>
          </table:table-cell>
          <table:table-cell office:value-type="float" office:value="9.894" calcext:value-type="float">
            <text:p>9.894</text:p>
          </table:table-cell>
          <table:table-cell office:value-type="float" office:value="9.897" calcext:value-type="float">
            <text:p>9.897</text:p>
          </table:table-cell>
          <table:table-cell office:value-type="string" calcext:value-type="string">
            <text:p>##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275" calcext:value-type="float">
            <text:p>0.275</text:p>
          </table:table-cell>
          <table:table-cell office:value-type="float" office:value="1.095" calcext:value-type="float">
            <text:p>1.095</text:p>
          </table:table-cell>
          <table:table-cell office:value-type="float" office:value="1.129" calcext:value-type="float">
            <text:p>1.129</text:p>
          </table:table-cell>
          <table:table-cell/>
          <table:table-cell table:formula="of:=IF (ABS([.I60]) &gt; 8.5; 1; 0)" office:value-type="float" office:value="1" calcext:value-type="float">
            <text:p>1</text:p>
          </table:table-cell>
          <table:table-cell table:formula="of:=ATAN2([.C60];[.B60])" office:value-type="float" office:value="2.25630533053827" calcext:value-type="float">
            <text:p>2.2563053305</text:p>
          </table:table-cell>
          <table:table-cell office:value-type="float" office:value="4" calcext:value-type="float">
            <text:p>4</text:p>
          </table:table-cell>
          <table:table-cell table:formula="of:=[.S60]*0.1/3" office:value-type="float" office:value="0.133333333333333" calcext:value-type="float">
            <text:p>0.1333333333</text:p>
          </table:table-cell>
          <table:table-cell table:formula="of:=[.N60]*[.T60]" office:value-type="float" office:value="0.146" calcext:value-type="float">
            <text:p>0.146</text:p>
          </table:table-cell>
          <table:table-cell table:formula="of:=[.V59]+[.U59]" office:value-type="float" office:value="2.15063736440931" calcext:value-type="float">
            <text:p>2.150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72" calcext:value-type="float">
            <text:p>19.72</text:p>
          </table:table-cell>
          <table:table-cell office:value-type="float" office:value="-19.55" calcext:value-type="float">
            <text:p>-19.55</text:p>
          </table:table-cell>
          <table:table-cell office:value-type="float" office:value="36.89" calcext:value-type="float">
            <text:p>36.89</text:p>
          </table:table-cell>
          <table:table-cell office:value-type="float" office:value="46.173" calcext:value-type="float">
            <text:p>46.173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3" calcext:value-type="float">
            <text:p>0.113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7" calcext:value-type="float">
            <text:p>9.517</text:p>
          </table:table-cell>
          <table:table-cell office:value-type="string" calcext:value-type="string">
            <text:p>##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4" calcext:value-type="float">
            <text:p>0.154</text:p>
          </table:table-cell>
          <table:table-cell office:value-type="float" office:value="1.002" calcext:value-type="float">
            <text:p>1.002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 (ABS([.I61]) &gt; 8.5; 1; 0)" office:value-type="float" office:value="1" calcext:value-type="float">
            <text:p>1</text:p>
          </table:table-cell>
          <table:table-cell table:formula="of:=ATAN2([.C61];[.B61])" office:value-type="float" office:value="2.35186551290529" calcext:value-type="float">
            <text:p>2.3518655129</text:p>
          </table:table-cell>
          <table:table-cell office:value-type="float" office:value="2" calcext:value-type="float">
            <text:p>2</text:p>
          </table:table-cell>
          <table:table-cell table:formula="of:=[.S61]*0.1/3" office:value-type="float" office:value="0.0666666666666667" calcext:value-type="float">
            <text:p>0.0666666667</text:p>
          </table:table-cell>
          <table:table-cell table:formula="of:=[.N61]*[.T61]" office:value-type="float" office:value="0.0668" calcext:value-type="float">
            <text:p>0.0668</text:p>
          </table:table-cell>
          <table:table-cell table:formula="of:=[.V60]+[.U60]" office:value-type="float" office:value="2.29663736440931" calcext:value-type="float">
            <text:p>2.296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275" calcext:value-type="float">
            <text:p>18.275</text:p>
          </table:table-cell>
          <table:table-cell office:value-type="float" office:value="-22.525" calcext:value-type="float">
            <text:p>-22.525</text:p>
          </table:table-cell>
          <table:table-cell office:value-type="float" office:value="35.87" calcext:value-type="float">
            <text:p>35.87</text:p>
          </table:table-cell>
          <table:table-cell office:value-type="float" office:value="46.13" calcext:value-type="float">
            <text:p>46.13</text:p>
          </table:table-cell>
          <table:table-cell office:value-type="string" calcext:value-type="string">
            <text:p>##</text:p>
          </table:table-cell>
          <table:table-cell office:value-type="float" office:value="-0.966" calcext:value-type="float">
            <text:p>-0.966</text:p>
          </table:table-cell>
          <table:table-cell office:value-type="float" office:value="0.632" calcext:value-type="float">
            <text:p>0.632</text:p>
          </table:table-cell>
          <table:table-cell office:value-type="float" office:value="9.74" calcext:value-type="float">
            <text:p>9.74</text:p>
          </table:table-cell>
          <table:table-cell office:value-type="float" office:value="9.808" calcext:value-type="float">
            <text:p>9.808</text:p>
          </table:table-cell>
          <table:table-cell office:value-type="string" calcext:value-type="string">
            <text:p>##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3" calcext:value-type="float">
            <text:p>0.093</text:p>
          </table:table-cell>
          <table:table-cell office:value-type="float" office:value="1.234" calcext:value-type="float">
            <text:p>1.234</text:p>
          </table:table-cell>
          <table:table-cell office:value-type="float" office:value="1.252" calcext:value-type="float">
            <text:p>1.252</text:p>
          </table:table-cell>
          <table:table-cell/>
          <table:table-cell table:formula="of:=IF (ABS([.I62]) &gt; 8.5; 1; 0)" office:value-type="float" office:value="1" calcext:value-type="float">
            <text:p>1</text:p>
          </table:table-cell>
          <table:table-cell table:formula="of:=ATAN2([.C62];[.B62])" office:value-type="float" office:value="2.45998683064939" calcext:value-type="float">
            <text:p>2.4599868306</text:p>
          </table:table-cell>
          <table:table-cell office:value-type="float" office:value="4" calcext:value-type="float">
            <text:p>4</text:p>
          </table:table-cell>
          <table:table-cell table:formula="of:=[.S62]*0.1/3" office:value-type="float" office:value="0.133333333333333" calcext:value-type="float">
            <text:p>0.1333333333</text:p>
          </table:table-cell>
          <table:table-cell table:formula="of:=[.N62]*[.T62]" office:value-type="float" office:value="0.164533333333333" calcext:value-type="float">
            <text:p>0.1645333333</text:p>
          </table:table-cell>
          <table:table-cell table:formula="of:=[.V61]+[.U61]" office:value-type="float" office:value="2.36343736440931" calcext:value-type="float">
            <text:p>2.363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" calcext:value-type="float">
            <text:p>17</text:p>
          </table:table-cell>
          <table:table-cell office:value-type="float" office:value="-24.65" calcext:value-type="float">
            <text:p>-24.65</text:p>
          </table:table-cell>
          <table:table-cell office:value-type="float" office:value="35.19" calcext:value-type="float">
            <text:p>35.19</text:p>
          </table:table-cell>
          <table:table-cell office:value-type="float" office:value="46.206" calcext:value-type="float">
            <text:p>46.206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9.432" calcext:value-type="float">
            <text:p>9.432</text:p>
          </table:table-cell>
          <table:table-cell office:value-type="float" office:value="9.471" calcext:value-type="float">
            <text:p>9.471</text:p>
          </table:table-cell>
          <table:table-cell office:value-type="string" calcext:value-type="string">
            <text:p>##</text:p>
          </table:table-cell>
          <table:table-cell office:value-type="float" office:value="0.242" calcext:value-type="float">
            <text:p>0.242</text:p>
          </table:table-cell>
          <table:table-cell office:value-type="float" office:value="0.306" calcext:value-type="float">
            <text:p>0.306</text:p>
          </table:table-cell>
          <table:table-cell office:value-type="float" office:value="1.016" calcext:value-type="float">
            <text:p>1.016</text:p>
          </table:table-cell>
          <table:table-cell office:value-type="float" office:value="1.089" calcext:value-type="float">
            <text:p>1.089</text:p>
          </table:table-cell>
          <table:table-cell/>
          <table:table-cell table:formula="of:=IF (ABS([.I63]) &gt; 8.5; 1; 0)" office:value-type="float" office:value="1" calcext:value-type="float">
            <text:p>1</text:p>
          </table:table-cell>
          <table:table-cell table:formula="of:=ATAN2([.C63];[.B63])" office:value-type="float" office:value="2.53784332019236" calcext:value-type="float">
            <text:p>2.5378433202</text:p>
          </table:table-cell>
          <table:table-cell office:value-type="float" office:value="2" calcext:value-type="float">
            <text:p>2</text:p>
          </table:table-cell>
          <table:table-cell table:formula="of:=[.S63]*0.1/3" office:value-type="float" office:value="0.0666666666666667" calcext:value-type="float">
            <text:p>0.0666666667</text:p>
          </table:table-cell>
          <table:table-cell table:formula="of:=[.N63]*[.T63]" office:value-type="float" office:value="0.0677333333333333" calcext:value-type="float">
            <text:p>0.0677333333</text:p>
          </table:table-cell>
          <table:table-cell table:formula="of:=[.V62]+[.U62]" office:value-type="float" office:value="2.52797069774264" calcext:value-type="float">
            <text:p>2.527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13" calcext:value-type="float">
            <text:p>15.13</text:p>
          </table:table-cell>
          <table:table-cell office:value-type="float" office:value="-26.86" calcext:value-type="float">
            <text:p>-26.86</text:p>
          </table:table-cell>
          <table:table-cell office:value-type="float" office:value="34.34" calcext:value-type="float">
            <text:p>34.34</text:p>
          </table:table-cell>
          <table:table-cell office:value-type="float" office:value="46.148" calcext:value-type="float">
            <text:p>46.148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892" calcext:value-type="float">
            <text:p>0.892</text:p>
          </table:table-cell>
          <table:table-cell office:value-type="float" office:value="9.086" calcext:value-type="float">
            <text:p>9.086</text:p>
          </table:table-cell>
          <table:table-cell office:value-type="float" office:value="9.157" calcext:value-type="float">
            <text:p>9.157</text:p>
          </table:table-cell>
          <table:table-cell office:value-type="string" calcext:value-type="string">
            <text:p>##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1" calcext:value-type="float">
            <text:p>0.121</text:p>
          </table:table-cell>
          <table:table-cell office:value-type="float" office:value="1.035" calcext:value-type="float">
            <text:p>1.035</text:p>
          </table:table-cell>
          <table:table-cell office:value-type="float" office:value="1.052" calcext:value-type="float">
            <text:p>1.052</text:p>
          </table:table-cell>
          <table:table-cell/>
          <table:table-cell table:formula="of:=IF (ABS([.I64]) &gt; 8.5; 1; 0)" office:value-type="float" office:value="1" calcext:value-type="float">
            <text:p>1</text:p>
          </table:table-cell>
          <table:table-cell table:formula="of:=ATAN2([.C64];[.B64])" office:value-type="float" office:value="2.62860241233602" calcext:value-type="float">
            <text:p>2.6286024123</text:p>
          </table:table-cell>
          <table:table-cell office:value-type="float" office:value="4" calcext:value-type="float">
            <text:p>4</text:p>
          </table:table-cell>
          <table:table-cell table:formula="of:=[.S64]*0.1/3" office:value-type="float" office:value="0.133333333333333" calcext:value-type="float">
            <text:p>0.1333333333</text:p>
          </table:table-cell>
          <table:table-cell table:formula="of:=[.N64]*[.T64]" office:value-type="float" office:value="0.138" calcext:value-type="float">
            <text:p>0.138</text:p>
          </table:table-cell>
          <table:table-cell table:formula="of:=[.V63]+[.U63]" office:value-type="float" office:value="2.59570403107597" calcext:value-type="float">
            <text:p>2.595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9" calcext:value-type="float">
            <text:p>11.9</text:p>
          </table:table-cell>
          <table:table-cell office:value-type="float" office:value="-28.39" calcext:value-type="float">
            <text:p>-28.39</text:p>
          </table:table-cell>
          <table:table-cell office:value-type="float" office:value="34.17" calcext:value-type="float">
            <text:p>34.17</text:p>
          </table:table-cell>
          <table:table-cell office:value-type="float" office:value="45.991" calcext:value-type="float">
            <text:p>45.991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1.003" calcext:value-type="float">
            <text:p>1.003</text:p>
          </table:table-cell>
          <table:table-cell office:value-type="float" office:value="8.932" calcext:value-type="float">
            <text:p>8.932</text:p>
          </table:table-cell>
          <table:table-cell office:value-type="float" office:value="9.003" calcext:value-type="float">
            <text:p>9.003</text:p>
          </table:table-cell>
          <table:table-cell office:value-type="string" calcext:value-type="string">
            <text:p>##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5" calcext:value-type="float">
            <text:p>0.905</text:p>
          </table:table-cell>
          <table:table-cell/>
          <table:table-cell table:formula="of:=IF (ABS([.I65]) &gt; 8.5; 1; 0)" office:value-type="float" office:value="1" calcext:value-type="float">
            <text:p>1</text:p>
          </table:table-cell>
          <table:table-cell table:formula="of:=ATAN2([.C65];[.B65])" office:value-type="float" office:value="2.74467749290416" calcext:value-type="float">
            <text:p>2.7446774929</text:p>
          </table:table-cell>
          <table:table-cell office:value-type="float" office:value="2" calcext:value-type="float">
            <text:p>2</text:p>
          </table:table-cell>
          <table:table-cell table:formula="of:=[.S65]*0.1/3" office:value-type="float" office:value="0.0666666666666667" calcext:value-type="float">
            <text:p>0.0666666667</text:p>
          </table:table-cell>
          <table:table-cell table:formula="of:=[.N65]*[.T65]" office:value-type="float" office:value="0.0594666666666667" calcext:value-type="float">
            <text:p>0.0594666667</text:p>
          </table:table-cell>
          <table:table-cell table:formula="of:=[.V64]+[.U64]" office:value-type="float" office:value="2.73370403107597" calcext:value-type="float">
            <text:p>2.733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0.2" calcext:value-type="float">
            <text:p>10.2</text:p>
          </table:table-cell>
          <table:table-cell office:value-type="float" office:value="-29.495" calcext:value-type="float">
            <text:p>-29.49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6.089" calcext:value-type="float">
            <text:p>46.089</text:p>
          </table:table-cell>
          <table:table-cell office:value-type="string" calcext:value-type="string">
            <text:p>##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817" calcext:value-type="float">
            <text:p>0.817</text:p>
          </table:table-cell>
          <table:table-cell office:value-type="float" office:value="9.201" calcext:value-type="float">
            <text:p>9.201</text:p>
          </table:table-cell>
          <table:table-cell office:value-type="float" office:value="9.284" calcext:value-type="float">
            <text:p>9.284</text:p>
          </table:table-cell>
          <table:table-cell office:value-type="string" calcext:value-type="string">
            <text:p>##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2" calcext:value-type="float">
            <text:p>0.492</text:p>
          </table:table-cell>
          <table:table-cell/>
          <table:table-cell table:formula="of:=IF (ABS([.I66]) &gt; 8.5; 1; 0)" office:value-type="float" office:value="1" calcext:value-type="float">
            <text:p>1</text:p>
          </table:table-cell>
          <table:table-cell table:formula="of:=ATAN2([.C66];[.B66])" office:value-type="float" office:value="2.80864532336624" calcext:value-type="float">
            <text:p>2.8086453234</text:p>
          </table:table-cell>
          <table:table-cell office:value-type="float" office:value="4" calcext:value-type="float">
            <text:p>4</text:p>
          </table:table-cell>
          <table:table-cell table:formula="of:=[.S66]*0.1/3" office:value-type="float" office:value="0.133333333333333" calcext:value-type="float">
            <text:p>0.1333333333</text:p>
          </table:table-cell>
          <table:table-cell table:formula="of:=[.N66]*[.T66]" office:value-type="float" office:value="0.0637333333333333" calcext:value-type="float">
            <text:p>0.0637333333</text:p>
          </table:table-cell>
          <table:table-cell table:formula="of:=[.V65]+[.U65]" office:value-type="float" office:value="2.79317069774264" calcext:value-type="float">
            <text:p>2.793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0.03" calcext:value-type="float">
            <text:p>10.03</text:p>
          </table:table-cell>
          <table:table-cell office:value-type="float" office:value="-29.41" calcext:value-type="float">
            <text:p>-29.41</text:p>
          </table:table-cell>
          <table:table-cell office:value-type="float" office:value="34.595" calcext:value-type="float">
            <text:p>34.595</text:p>
          </table:table-cell>
          <table:table-cell office:value-type="float" office:value="46.501" calcext:value-type="float">
            <text:p>46.501</text:p>
          </table:table-cell>
          <table:table-cell office:value-type="string" calcext:value-type="string">
            <text:p>##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9.24" calcext:value-type="float">
            <text:p>9.24</text:p>
          </table:table-cell>
          <table:table-cell office:value-type="float" office:value="9.326" calcext:value-type="float">
            <text:p>9.326</text:p>
          </table:table-cell>
          <table:table-cell office:value-type="string" calcext:value-type="string">
            <text:p>##</text:p>
          </table:table-cell>
          <table:table-cell office:value-type="float" office:value="0.027" calcext:value-type="float">
            <text:p>0.027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IF (ABS([.I67]) &gt; 8.5; 1; 0)" office:value-type="float" office:value="1" calcext:value-type="float">
            <text:p>1</text:p>
          </table:table-cell>
          <table:table-cell table:formula="of:=ATAN2([.C67];[.B67])" office:value-type="float" office:value="2.81292179444291" calcext:value-type="float">
            <text:p>2.8129217944</text:p>
          </table:table-cell>
          <table:table-cell office:value-type="float" office:value="2" calcext:value-type="float">
            <text:p>2</text:p>
          </table:table-cell>
          <table:table-cell table:formula="of:=[.S67]*0.1/3" office:value-type="float" office:value="0.0666666666666667" calcext:value-type="float">
            <text:p>0.0666666667</text:p>
          </table:table-cell>
          <table:table-cell table:formula="of:=[.N67]*[.T67]" office:value-type="float" office:value="-0.00893333333333333" calcext:value-type="float">
            <text:p>-0.0089333333</text:p>
          </table:table-cell>
          <table:table-cell table:formula="of:=[.V66]+[.U66]" office:value-type="float" office:value="2.85690403107597" calcext:value-type="float">
            <text:p>2.856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135" calcext:value-type="float">
            <text:p>11.135</text:p>
          </table:table-cell>
          <table:table-cell office:value-type="float" office:value="-28.645" calcext:value-type="float">
            <text:p>-28.64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5.768" calcext:value-type="float">
            <text:p>45.768</text:p>
          </table:table-cell>
          <table:table-cell office:value-type="string" calcext:value-type="string">
            <text:p>##</text:p>
          </table:table-cell>
          <table:table-cell office:value-type="float" office:value="-0.78" calcext:value-type="float">
            <text:p>-0.78</text:p>
          </table:table-cell>
          <table:table-cell office:value-type="float" office:value="0.929" calcext:value-type="float">
            <text:p>0.929</text:p>
          </table:table-cell>
          <table:table-cell office:value-type="float" office:value="9.355" calcext:value-type="float">
            <text:p>9.355</text:p>
          </table:table-cell>
          <table:table-cell office:value-type="float" office:value="9.433" calcext:value-type="float">
            <text:p>9.433</text:p>
          </table:table-cell>
          <table:table-cell office:value-type="string" calcext:value-type="string">
            <text:p>##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84" calcext:value-type="float">
            <text:p>-0.84</text:p>
          </table:table-cell>
          <table:table-cell office:value-type="float" office:value="0.86" calcext:value-type="float">
            <text:p>0.86</text:p>
          </table:table-cell>
          <table:table-cell/>
          <table:table-cell table:formula="of:=IF (ABS([.I68]) &gt; 8.5; 1; 0)" office:value-type="float" office:value="1" calcext:value-type="float">
            <text:p>1</text:p>
          </table:table-cell>
          <table:table-cell table:formula="of:=ATAN2([.C68];[.B68])" office:value-type="float" office:value="2.7708445697024" calcext:value-type="float">
            <text:p>2.7708445697</text:p>
          </table:table-cell>
          <table:table-cell office:value-type="float" office:value="4" calcext:value-type="float">
            <text:p>4</text:p>
          </table:table-cell>
          <table:table-cell table:formula="of:=[.S68]*0.1/3" office:value-type="float" office:value="0.133333333333333" calcext:value-type="float">
            <text:p>0.1333333333</text:p>
          </table:table-cell>
          <table:table-cell table:formula="of:=[.N68]*[.T68]" office:value-type="float" office:value="-0.112" calcext:value-type="float">
            <text:p>-0.112</text:p>
          </table:table-cell>
          <table:table-cell table:formula="of:=[.V67]+[.U67]" office:value-type="float" office:value="2.84797069774264" calcext:value-type="float">
            <text:p>2.847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79" calcext:value-type="float">
            <text:p>14.79</text:p>
          </table:table-cell>
          <table:table-cell office:value-type="float" office:value="-27.54" calcext:value-type="float">
            <text:p>-27.54</text:p>
          </table:table-cell>
          <table:table-cell office:value-type="float" office:value="34.51" calcext:value-type="float">
            <text:p>34.51</text:p>
          </table:table-cell>
          <table:table-cell office:value-type="float" office:value="46.563" calcext:value-type="float">
            <text:p>46.563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966" calcext:value-type="float">
            <text:p>0.966</text:p>
          </table:table-cell>
          <table:table-cell office:value-type="float" office:value="9.124" calcext:value-type="float">
            <text:p>9.124</text:p>
          </table:table-cell>
          <table:table-cell office:value-type="float" office:value="9.179" calcext:value-type="float">
            <text:p>9.179</text:p>
          </table:table-cell>
          <table:table-cell office:value-type="string" calcext:value-type="string">
            <text:p>##</text:p>
          </table:table-cell>
          <table:table-cell office:value-type="float" office:value="0.133" calcext:value-type="float">
            <text:p>0.133</text:p>
          </table:table-cell>
          <table:table-cell office:value-type="float" office:value="-0.212" calcext:value-type="float">
            <text:p>-0.212</text:p>
          </table:table-cell>
          <table:table-cell office:value-type="float" office:value="-1.356" calcext:value-type="float">
            <text:p>-1.356</text:p>
          </table:table-cell>
          <table:table-cell office:value-type="float" office:value="1.379" calcext:value-type="float">
            <text:p>1.379</text:p>
          </table:table-cell>
          <table:table-cell/>
          <table:table-cell table:formula="of:=IF (ABS([.I69]) &gt; 8.5; 1; 0)" office:value-type="float" office:value="1" calcext:value-type="float">
            <text:p>1</text:p>
          </table:table-cell>
          <table:table-cell table:formula="of:=ATAN2([.C69];[.B69])" office:value-type="float" office:value="2.64875625659619" calcext:value-type="float">
            <text:p>2.6487562566</text:p>
          </table:table-cell>
          <table:table-cell office:value-type="float" office:value="2" calcext:value-type="float">
            <text:p>2</text:p>
          </table:table-cell>
          <table:table-cell table:formula="of:=[.S69]*0.1/3" office:value-type="float" office:value="0.0666666666666667" calcext:value-type="float">
            <text:p>0.0666666667</text:p>
          </table:table-cell>
          <table:table-cell table:formula="of:=[.N69]*[.T69]" office:value-type="float" office:value="-0.0904" calcext:value-type="float">
            <text:p>-0.0904</text:p>
          </table:table-cell>
          <table:table-cell table:formula="of:=[.V68]+[.U68]" office:value-type="float" office:value="2.73597069774264" calcext:value-type="float">
            <text:p>2.735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68" calcext:value-type="float">
            <text:p>17.68</text:p>
          </table:table-cell>
          <table:table-cell office:value-type="float" office:value="-25.67" calcext:value-type="float">
            <text:p>-25.67</text:p>
          </table:table-cell>
          <table:table-cell office:value-type="float" office:value="34.68" calcext:value-type="float">
            <text:p>34.68</text:p>
          </table:table-cell>
          <table:table-cell office:value-type="float" office:value="46.629" calcext:value-type="float">
            <text:p>46.629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003" calcext:value-type="float">
            <text:p>1.003</text:p>
          </table:table-cell>
          <table:table-cell office:value-type="float" office:value="9.355" calcext:value-type="float">
            <text:p>9.355</text:p>
          </table:table-cell>
          <table:table-cell office:value-type="float" office:value="9.411" calcext:value-type="float">
            <text:p>9.411</text:p>
          </table:table-cell>
          <table:table-cell office:value-type="string" calcext:value-type="string">
            <text:p>##</text:p>
          </table:table-cell>
          <table:table-cell office:value-type="float" office:value="0.238" calcext:value-type="float">
            <text:p>0.23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1.278" calcext:value-type="float">
            <text:p>-1.278</text:p>
          </table:table-cell>
          <table:table-cell office:value-type="float" office:value="1.311" calcext:value-type="float">
            <text:p>1.311</text:p>
          </table:table-cell>
          <table:table-cell/>
          <table:table-cell table:formula="of:=IF (ABS([.I70]) &gt; 8.5; 1; 0)" office:value-type="float" office:value="1" calcext:value-type="float">
            <text:p>1</text:p>
          </table:table-cell>
          <table:table-cell table:formula="of:=ATAN2([.C70];[.B70])" office:value-type="float" office:value="2.53846261102509" calcext:value-type="float">
            <text:p>2.538462611</text:p>
          </table:table-cell>
          <table:table-cell office:value-type="float" office:value="4" calcext:value-type="float">
            <text:p>4</text:p>
          </table:table-cell>
          <table:table-cell table:formula="of:=[.S70]*0.1/3" office:value-type="float" office:value="0.133333333333333" calcext:value-type="float">
            <text:p>0.1333333333</text:p>
          </table:table-cell>
          <table:table-cell table:formula="of:=[.N70]*[.T70]" office:value-type="float" office:value="-0.1704" calcext:value-type="float">
            <text:p>-0.1704</text:p>
          </table:table-cell>
          <table:table-cell table:formula="of:=[.V69]+[.U69]" office:value-type="float" office:value="2.64557069774264" calcext:value-type="float">
            <text:p>2.645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23" calcext:value-type="float">
            <text:p>20.23</text:p>
          </table:table-cell>
          <table:table-cell office:value-type="float" office:value="-24.65" calcext:value-type="float">
            <text:p>-24.6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6.552" calcext:value-type="float">
            <text:p>46.552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3" calcext:value-type="float">
            <text:p>1.3</text:p>
          </table:table-cell>
          <table:table-cell office:value-type="float" office:value="9.009" calcext:value-type="float">
            <text:p>9.009</text:p>
          </table:table-cell>
          <table:table-cell office:value-type="float" office:value="9.103" calcext:value-type="float">
            <text:p>9.103</text:p>
          </table:table-cell>
          <table:table-cell office:value-type="string" calcext:value-type="string">
            <text:p>##</text:p>
          </table:table-cell>
          <table:table-cell office:value-type="float" office:value="0.174" calcext:value-type="float">
            <text:p>0.174</text:p>
          </table:table-cell>
          <table:table-cell office:value-type="float" office:value="-0.129" calcext:value-type="float">
            <text:p>-0.129</text:p>
          </table:table-cell>
          <table:table-cell office:value-type="float" office:value="-1.327" calcext:value-type="float">
            <text:p>-1.327</text:p>
          </table:table-cell>
          <table:table-cell office:value-type="float" office:value="1.345" calcext:value-type="float">
            <text:p>1.345</text:p>
          </table:table-cell>
          <table:table-cell/>
          <table:table-cell table:formula="of:=IF (ABS([.I71]) &gt; 8.5; 1; 0)" office:value-type="float" office:value="1" calcext:value-type="float">
            <text:p>1</text:p>
          </table:table-cell>
          <table:table-cell table:formula="of:=ATAN2([.C71];[.B71])" office:value-type="float" office:value="2.45436276871558" calcext:value-type="float">
            <text:p>2.4543627687</text:p>
          </table:table-cell>
          <table:table-cell office:value-type="float" office:value="2" calcext:value-type="float">
            <text:p>2</text:p>
          </table:table-cell>
          <table:table-cell table:formula="of:=[.S71]*0.1/3" office:value-type="float" office:value="0.0666666666666667" calcext:value-type="float">
            <text:p>0.0666666667</text:p>
          </table:table-cell>
          <table:table-cell table:formula="of:=[.N71]*[.T71]" office:value-type="float" office:value="-0.0884666666666667" calcext:value-type="float">
            <text:p>-0.0884666667</text:p>
          </table:table-cell>
          <table:table-cell table:formula="of:=[.V70]+[.U70]" office:value-type="float" office:value="2.47517069774264" calcext:value-type="float">
            <text:p>2.475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375" calcext:value-type="float">
            <text:p>23.375</text:p>
          </table:table-cell>
          <table:table-cell office:value-type="float" office:value="-20.74" calcext:value-type="float">
            <text:p>-20.74</text:p>
          </table:table-cell>
          <table:table-cell office:value-type="float" office:value="34.425" calcext:value-type="float">
            <text:p>34.425</text:p>
          </table:table-cell>
          <table:table-cell office:value-type="float" office:value="46.493" calcext:value-type="float">
            <text:p>46.493</text:p>
          </table:table-cell>
          <table:table-cell office:value-type="string" calcext:value-type="string">
            <text:p>##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966" calcext:value-type="float">
            <text:p>0.966</text:p>
          </table:table-cell>
          <table:table-cell office:value-type="float" office:value="9.663" calcext:value-type="float">
            <text:p>9.663</text:p>
          </table:table-cell>
          <table:table-cell office:value-type="float" office:value="9.711" calcext:value-type="float">
            <text:p>9.711</text:p>
          </table:table-cell>
          <table:table-cell office:value-type="string" calcext:value-type="string">
            <text:p>##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34" calcext:value-type="float">
            <text:p>-0.134</text:p>
          </table:table-cell>
          <table:table-cell office:value-type="float" office:value="-1.387" calcext:value-type="float">
            <text:p>-1.387</text:p>
          </table:table-cell>
          <table:table-cell office:value-type="float" office:value="1.399" calcext:value-type="float">
            <text:p>1.399</text:p>
          </table:table-cell>
          <table:table-cell/>
          <table:table-cell table:formula="of:=IF (ABS([.I72]) &gt; 8.5; 1; 0)" office:value-type="float" office:value="1" calcext:value-type="float">
            <text:p>1</text:p>
          </table:table-cell>
          <table:table-cell table:formula="of:=ATAN2([.C72];[.B72])" office:value-type="float" office:value="2.29653512130281" calcext:value-type="float">
            <text:p>2.2965351213</text:p>
          </table:table-cell>
          <table:table-cell office:value-type="float" office:value="4" calcext:value-type="float">
            <text:p>4</text:p>
          </table:table-cell>
          <table:table-cell table:formula="of:=[.S72]*0.1/3" office:value-type="float" office:value="0.133333333333333" calcext:value-type="float">
            <text:p>0.1333333333</text:p>
          </table:table-cell>
          <table:table-cell table:formula="of:=[.N72]*[.T72]" office:value-type="float" office:value="-0.184933333333333" calcext:value-type="float">
            <text:p>-0.1849333333</text:p>
          </table:table-cell>
          <table:table-cell table:formula="of:=[.V71]+[.U71]" office:value-type="float" office:value="2.38670403107597" calcext:value-type="float">
            <text:p>2.386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16" calcext:value-type="float">
            <text:p>25.16</text:p>
          </table:table-cell>
          <table:table-cell office:value-type="float" office:value="-17.51" calcext:value-type="float">
            <text:p>-17.51</text:p>
          </table:table-cell>
          <table:table-cell office:value-type="float" office:value="35.105" calcext:value-type="float">
            <text:p>35.105</text:p>
          </table:table-cell>
          <table:table-cell office:value-type="float" office:value="46.605" calcext:value-type="float">
            <text:p>46.605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78" calcext:value-type="float">
            <text:p>0.78</text:p>
          </table:table-cell>
          <table:table-cell office:value-type="float" office:value="9.817" calcext:value-type="float">
            <text:p>9.817</text:p>
          </table:table-cell>
          <table:table-cell office:value-type="float" office:value="9.858" calcext:value-type="float">
            <text:p>9.858</text:p>
          </table:table-cell>
          <table:table-cell office:value-type="string" calcext:value-type="string">
            <text:p>##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136" calcext:value-type="float">
            <text:p>-1.136</text:p>
          </table:table-cell>
          <table:table-cell office:value-type="float" office:value="1.166" calcext:value-type="float">
            <text:p>1.166</text:p>
          </table:table-cell>
          <table:table-cell/>
          <table:table-cell table:formula="of:=IF (ABS([.I73]) &gt; 8.5; 1; 0)" office:value-type="float" office:value="1" calcext:value-type="float">
            <text:p>1</text:p>
          </table:table-cell>
          <table:table-cell table:formula="of:=ATAN2([.C73];[.B73])" office:value-type="float" office:value="2.17879626431561" calcext:value-type="float">
            <text:p>2.1787962643</text:p>
          </table:table-cell>
          <table:table-cell office:value-type="float" office:value="2" calcext:value-type="float">
            <text:p>2</text:p>
          </table:table-cell>
          <table:table-cell table:formula="of:=[.S73]*0.1/3" office:value-type="float" office:value="0.0666666666666667" calcext:value-type="float">
            <text:p>0.0666666667</text:p>
          </table:table-cell>
          <table:table-cell table:formula="of:=[.N73]*[.T73]" office:value-type="float" office:value="-0.0757333333333333" calcext:value-type="float">
            <text:p>-0.0757333333</text:p>
          </table:table-cell>
          <table:table-cell table:formula="of:=[.V72]+[.U72]" office:value-type="float" office:value="2.20177069774264" calcext:value-type="float">
            <text:p>2.201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13.685" calcext:value-type="float">
            <text:p>-13.685</text:p>
          </table:table-cell>
          <table:table-cell office:value-type="float" office:value="36.125" calcext:value-type="float">
            <text:p>36.125</text:p>
          </table:table-cell>
          <table:table-cell office:value-type="float" office:value="47.099" calcext:value-type="float">
            <text:p>47.099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298" calcext:value-type="float">
            <text:p>0.298</text:p>
          </table:table-cell>
          <table:table-cell office:value-type="float" office:value="9.586" calcext:value-type="float">
            <text:p>9.586</text:p>
          </table:table-cell>
          <table:table-cell office:value-type="float" office:value="9.598" calcext:value-type="float">
            <text:p>9.598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152" calcext:value-type="float">
            <text:p>-0.152</text:p>
          </table:table-cell>
          <table:table-cell office:value-type="float" office:value="-1.299" calcext:value-type="float">
            <text:p>-1.299</text:p>
          </table:table-cell>
          <table:table-cell office:value-type="float" office:value="1.334" calcext:value-type="float">
            <text:p>1.334</text:p>
          </table:table-cell>
          <table:table-cell/>
          <table:table-cell table:formula="of:=IF (ABS([.I74]) &gt; 8.5; 1; 0)" office:value-type="float" office:value="1" calcext:value-type="float">
            <text:p>1</text:p>
          </table:table-cell>
          <table:table-cell table:formula="of:=ATAN2([.C74];[.B74])" office:value-type="float" office:value="2.04073316104841" calcext:value-type="float">
            <text:p>2.040733161</text:p>
          </table:table-cell>
          <table:table-cell office:value-type="float" office:value="4" calcext:value-type="float">
            <text:p>4</text:p>
          </table:table-cell>
          <table:table-cell table:formula="of:=[.S74]*0.1/3" office:value-type="float" office:value="0.133333333333333" calcext:value-type="float">
            <text:p>0.1333333333</text:p>
          </table:table-cell>
          <table:table-cell table:formula="of:=[.N74]*[.T74]" office:value-type="float" office:value="-0.1732" calcext:value-type="float">
            <text:p>-0.1732</text:p>
          </table:table-cell>
          <table:table-cell table:formula="of:=[.V73]+[.U73]" office:value-type="float" office:value="2.12603736440931" calcext:value-type="float">
            <text:p>2.126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-9.095" calcext:value-type="float">
            <text:p>-9.095</text:p>
          </table:table-cell>
          <table:table-cell office:value-type="float" office:value="36.465" calcext:value-type="float">
            <text:p>36.465</text:p>
          </table:table-cell>
          <table:table-cell office:value-type="float" office:value="46.542" calcext:value-type="float">
            <text:p>46.542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076" calcext:value-type="float">
            <text:p>0.076</text:p>
          </table:table-cell>
          <table:table-cell office:value-type="float" office:value="9.471" calcext:value-type="float">
            <text:p>9.471</text:p>
          </table:table-cell>
          <table:table-cell office:value-type="float" office:value="9.476" calcext:value-type="float">
            <text:p>9.476</text:p>
          </table:table-cell>
          <table:table-cell office:value-type="string" calcext:value-type="string">
            <text:p>##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146" calcext:value-type="float">
            <text:p>1.146</text:p>
          </table:table-cell>
          <table:table-cell/>
          <table:table-cell table:formula="of:=IF (ABS([.I75]) &gt; 8.5; 1; 0)" office:value-type="float" office:value="1" calcext:value-type="float">
            <text:p>1</text:p>
          </table:table-cell>
          <table:table-cell table:formula="of:=ATAN2([.C75];[.B75])" office:value-type="float" office:value="1.89068814727264" calcext:value-type="float">
            <text:p>1.8906881473</text:p>
          </table:table-cell>
          <table:table-cell office:value-type="float" office:value="2" calcext:value-type="float">
            <text:p>2</text:p>
          </table:table-cell>
          <table:table-cell table:formula="of:=[.S75]*0.1/3" office:value-type="float" office:value="0.0666666666666667" calcext:value-type="float">
            <text:p>0.0666666667</text:p>
          </table:table-cell>
          <table:table-cell table:formula="of:=[.N75]*[.T75]" office:value-type="float" office:value="-0.0747333333333333" calcext:value-type="float">
            <text:p>-0.0747333333</text:p>
          </table:table-cell>
          <table:table-cell table:formula="of:=[.V74]+[.U74]" office:value-type="float" office:value="1.95283736440931" calcext:value-type="float">
            <text:p>1.952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05" calcext:value-type="float">
            <text:p>28.05</text:p>
          </table:table-cell>
          <table:table-cell office:value-type="float" office:value="-6.12" calcext:value-type="float">
            <text:p>-6.12</text:p>
          </table:table-cell>
          <table:table-cell office:value-type="float" office:value="37.57" calcext:value-type="float">
            <text:p>37.57</text:p>
          </table:table-cell>
          <table:table-cell office:value-type="float" office:value="47.284" calcext:value-type="float">
            <text:p>47.284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11" calcext:value-type="float">
            <text:p>-0.11</text:p>
          </table:table-cell>
          <table:table-cell office:value-type="float" office:value="8.932" calcext:value-type="float">
            <text:p>8.932</text:p>
          </table:table-cell>
          <table:table-cell office:value-type="float" office:value="8.933" calcext:value-type="float">
            <text:p>8.933</text:p>
          </table:table-cell>
          <table:table-cell office:value-type="string" calcext:value-type="string">
            <text:p>##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1" calcext:value-type="float">
            <text:p>-1</text:p>
          </table:table-cell>
          <table:table-cell office:value-type="float" office:value="1.016" calcext:value-type="float">
            <text:p>1.016</text:p>
          </table:table-cell>
          <table:table-cell/>
          <table:table-cell table:formula="of:=IF (ABS([.I76]) &gt; 8.5; 1; 0)" office:value-type="float" office:value="1" calcext:value-type="float">
            <text:p>1</text:p>
          </table:table-cell>
          <table:table-cell table:formula="of:=ATAN2([.C76];[.B76])" office:value-type="float" office:value="1.78561172719656" calcext:value-type="float">
            <text:p>1.7856117272</text:p>
          </table:table-cell>
          <table:table-cell office:value-type="float" office:value="4" calcext:value-type="float">
            <text:p>4</text:p>
          </table:table-cell>
          <table:table-cell table:formula="of:=[.S76]*0.1/3" office:value-type="float" office:value="0.133333333333333" calcext:value-type="float">
            <text:p>0.1333333333</text:p>
          </table:table-cell>
          <table:table-cell table:formula="of:=[.N76]*[.T76]" office:value-type="float" office:value="-0.133333333333333" calcext:value-type="float">
            <text:p>-0.1333333333</text:p>
          </table:table-cell>
          <table:table-cell table:formula="of:=[.V75]+[.U75]" office:value-type="float" office:value="1.87810403107597" calcext:value-type="float">
            <text:p>1.878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135" calcext:value-type="float">
            <text:p>28.135</text:p>
          </table:table-cell>
          <table:table-cell office:value-type="float" office:value="-3.4" calcext:value-type="float">
            <text:p>-3.4</text:p>
          </table:table-cell>
          <table:table-cell office:value-type="float" office:value="37.91" calcext:value-type="float">
            <text:p>37.91</text:p>
          </table:table-cell>
          <table:table-cell office:value-type="float" office:value="47.332" calcext:value-type="float">
            <text:p>47.332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74" calcext:value-type="float">
            <text:p>9.74</text:p>
          </table:table-cell>
          <table:table-cell office:value-type="float" office:value="9.743" calcext:value-type="float">
            <text:p>9.743</text:p>
          </table:table-cell>
          <table:table-cell office:value-type="string" calcext:value-type="string">
            <text:p>##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8" calcext:value-type="float">
            <text:p>-0.088</text:p>
          </table:table-cell>
          <table:table-cell office:value-type="float" office:value="-1.134" calcext:value-type="float">
            <text:p>-1.134</text:p>
          </table:table-cell>
          <table:table-cell office:value-type="float" office:value="1.138" calcext:value-type="float">
            <text:p>1.138</text:p>
          </table:table-cell>
          <table:table-cell/>
          <table:table-cell table:formula="of:=IF (ABS([.I77]) &gt; 8.5; 1; 0)" office:value-type="float" office:value="1" calcext:value-type="float">
            <text:p>1</text:p>
          </table:table-cell>
          <table:table-cell table:formula="of:=ATAN2([.C77];[.B77])" office:value-type="float" office:value="1.6910590822805" calcext:value-type="float">
            <text:p>1.6910590823</text:p>
          </table:table-cell>
          <table:table-cell office:value-type="float" office:value="2" calcext:value-type="float">
            <text:p>2</text:p>
          </table:table-cell>
          <table:table-cell table:formula="of:=[.S77]*0.1/3" office:value-type="float" office:value="0.0666666666666667" calcext:value-type="float">
            <text:p>0.0666666667</text:p>
          </table:table-cell>
          <table:table-cell table:formula="of:=[.N77]*[.T77]" office:value-type="float" office:value="-0.0756" calcext:value-type="float">
            <text:p>-0.0756</text:p>
          </table:table-cell>
          <table:table-cell table:formula="of:=[.V76]+[.U76]" office:value-type="float" office:value="1.74477069774264" calcext:value-type="float">
            <text:p>1.744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-0.425" calcext:value-type="float">
            <text:p>-0.425</text:p>
          </table:table-cell>
          <table:table-cell office:value-type="float" office:value="38.165" calcext:value-type="float">
            <text:p>38.165</text:p>
          </table:table-cell>
          <table:table-cell office:value-type="float" office:value="47.568" calcext:value-type="float">
            <text:p>47.568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8" calcext:value-type="float">
            <text:p>-0.258</text:p>
          </table:table-cell>
          <table:table-cell office:value-type="float" office:value="9.547" calcext:value-type="float">
            <text:p>9.547</text:p>
          </table:table-cell>
          <table:table-cell office:value-type="float" office:value="9.553" calcext:value-type="float">
            <text:p>9.553</text:p>
          </table:table-cell>
          <table:table-cell office:value-type="string" calcext:value-type="string">
            <text:p>##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66" calcext:value-type="float">
            <text:p>-0.066</text:p>
          </table:table-cell>
          <table:table-cell office:value-type="float" office:value="-1.118" calcext:value-type="float">
            <text:p>-1.118</text:p>
          </table:table-cell>
          <table:table-cell office:value-type="float" office:value="1.125" calcext:value-type="float">
            <text:p>1.125</text:p>
          </table:table-cell>
          <table:table-cell/>
          <table:table-cell table:formula="of:=IF (ABS([.I78]) &gt; 8.5; 1; 0)" office:value-type="float" office:value="1" calcext:value-type="float">
            <text:p>1</text:p>
          </table:table-cell>
          <table:table-cell table:formula="of:=ATAN2([.C78];[.B78])" office:value-type="float" office:value="1.58576526854857" calcext:value-type="float">
            <text:p>1.5857652685</text:p>
          </table:table-cell>
          <table:table-cell office:value-type="float" office:value="4" calcext:value-type="float">
            <text:p>4</text:p>
          </table:table-cell>
          <table:table-cell table:formula="of:=[.S78]*0.1/3" office:value-type="float" office:value="0.133333333333333" calcext:value-type="float">
            <text:p>0.1333333333</text:p>
          </table:table-cell>
          <table:table-cell table:formula="of:=[.N78]*[.T78]" office:value-type="float" office:value="-0.149066666666667" calcext:value-type="float">
            <text:p>-0.1490666667</text:p>
          </table:table-cell>
          <table:table-cell table:formula="of:=[.V77]+[.U77]" office:value-type="float" office:value="1.66917069774264" calcext:value-type="float">
            <text:p>1.669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3.06" calcext:value-type="float">
            <text:p>3.06</text:p>
          </table:table-cell>
          <table:table-cell office:value-type="float" office:value="38.335" calcext:value-type="float">
            <text:p>38.335</text:p>
          </table:table-cell>
          <table:table-cell office:value-type="float" office:value="47.801" calcext:value-type="float">
            <text:p>47.801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443" calcext:value-type="float">
            <text:p>-0.443</text:p>
          </table:table-cell>
          <table:table-cell office:value-type="float" office:value="9.048" calcext:value-type="float">
            <text:p>9.048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##</text:p>
          </table:table-cell>
          <table:table-cell office:value-type="float" office:value="-0.2" calcext:value-type="float">
            <text:p>-0.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994" calcext:value-type="float">
            <text:p>-0.994</text:p>
          </table:table-cell>
          <table:table-cell office:value-type="float" office:value="1.014" calcext:value-type="float">
            <text:p>1.014</text:p>
          </table:table-cell>
          <table:table-cell/>
          <table:table-cell table:formula="of:=IF (ABS([.I79]) &gt; 8.5; 1; 0)" office:value-type="float" office:value="1" calcext:value-type="float">
            <text:p>1</text:p>
          </table:table-cell>
          <table:table-cell table:formula="of:=ATAN2([.C79];[.B79])" office:value-type="float" office:value="1.46342640475935" calcext:value-type="float">
            <text:p>1.4634264048</text:p>
          </table:table-cell>
          <table:table-cell office:value-type="float" office:value="2" calcext:value-type="float">
            <text:p>2</text:p>
          </table:table-cell>
          <table:table-cell table:formula="of:=[.S79]*0.1/3" office:value-type="float" office:value="0.0666666666666667" calcext:value-type="float">
            <text:p>0.0666666667</text:p>
          </table:table-cell>
          <table:table-cell table:formula="of:=[.N79]*[.T79]" office:value-type="float" office:value="-0.0662666666666667" calcext:value-type="float">
            <text:p>-0.0662666667</text:p>
          </table:table-cell>
          <table:table-cell table:formula="of:=[.V78]+[.U78]" office:value-type="float" office:value="1.52010403107597" calcext:value-type="float">
            <text:p>1.520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475" calcext:value-type="float">
            <text:p>28.475</text:p>
          </table:table-cell>
          <table:table-cell office:value-type="float" office:value="6.46" calcext:value-type="float">
            <text:p>6.46</text:p>
          </table:table-cell>
          <table:table-cell office:value-type="float" office:value="38.25" calcext:value-type="float">
            <text:p>38.25</text:p>
          </table:table-cell>
          <table:table-cell office:value-type="float" office:value="48.121" calcext:value-type="float">
            <text:p>48.121</text:p>
          </table:table-cell>
          <table:table-cell office:value-type="string" calcext:value-type="string">
            <text:p>##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048" calcext:value-type="float">
            <text:p>9.048</text:p>
          </table:table-cell>
          <table:table-cell office:value-type="float" office:value="9.086" calcext:value-type="float">
            <text:p>9.086</text:p>
          </table:table-cell>
          <table:table-cell office:value-type="string" calcext:value-type="string">
            <text:p>##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8" calcext:value-type="float">
            <text:p>0.038</text:p>
          </table:table-cell>
          <table:table-cell office:value-type="float" office:value="-1.136" calcext:value-type="float">
            <text:p>-1.136</text:p>
          </table:table-cell>
          <table:table-cell office:value-type="float" office:value="1.136" calcext:value-type="float">
            <text:p>1.136</text:p>
          </table:table-cell>
          <table:table-cell/>
          <table:table-cell table:formula="of:=IF (ABS([.I80]) &gt; 8.5; 1; 0)" office:value-type="float" office:value="1" calcext:value-type="float">
            <text:p>1</text:p>
          </table:table-cell>
          <table:table-cell table:formula="of:=ATAN2([.C80];[.B80])" office:value-type="float" office:value="1.34770682240912" calcext:value-type="float">
            <text:p>1.3477068224</text:p>
          </table:table-cell>
          <table:table-cell office:value-type="float" office:value="4" calcext:value-type="float">
            <text:p>4</text:p>
          </table:table-cell>
          <table:table-cell table:formula="of:=[.S80]*0.1/3" office:value-type="float" office:value="0.133333333333333" calcext:value-type="float">
            <text:p>0.1333333333</text:p>
          </table:table-cell>
          <table:table-cell table:formula="of:=[.N80]*[.T80]" office:value-type="float" office:value="-0.151466666666667" calcext:value-type="float">
            <text:p>-0.1514666667</text:p>
          </table:table-cell>
          <table:table-cell table:formula="of:=[.V79]+[.U79]" office:value-type="float" office:value="1.45383736440931" calcext:value-type="float">
            <text:p>1.453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475" calcext:value-type="float">
            <text:p>28.475</text:p>
          </table:table-cell>
          <table:table-cell office:value-type="float" office:value="9.945" calcext:value-type="float">
            <text:p>9.945</text:p>
          </table:table-cell>
          <table:table-cell office:value-type="float" office:value="38.165" calcext:value-type="float">
            <text:p>38.165</text:p>
          </table:table-cell>
          <table:table-cell office:value-type="float" office:value="48.645" calcext:value-type="float">
            <text:p>48.645</text:p>
          </table:table-cell>
          <table:table-cell office:value-type="string" calcext:value-type="string">
            <text:p>##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258" calcext:value-type="float">
            <text:p>-0.258</text:p>
          </table:table-cell>
          <table:table-cell office:value-type="float" office:value="10.047" calcext:value-type="float">
            <text:p>10.047</text:p>
          </table:table-cell>
          <table:table-cell office:value-type="float" office:value="10.068" calcext:value-type="float">
            <text:p>10.068</text:p>
          </table:table-cell>
          <table:table-cell office:value-type="string" calcext:value-type="string">
            <text:p>##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199" calcext:value-type="float">
            <text:p>0.199</text:p>
          </table:table-cell>
          <table:table-cell office:value-type="float" office:value="-1.311" calcext:value-type="float">
            <text:p>-1.311</text:p>
          </table:table-cell>
          <table:table-cell office:value-type="float" office:value="1.328" calcext:value-type="float">
            <text:p>1.328</text:p>
          </table:table-cell>
          <table:table-cell/>
          <table:table-cell table:formula="of:=IF (ABS([.I81]) &gt; 8.5; 1; 0)" office:value-type="float" office:value="1" calcext:value-type="float">
            <text:p>1</text:p>
          </table:table-cell>
          <table:table-cell table:formula="of:=ATAN2([.C81];[.B81])" office:value-type="float" office:value="1.23478648935564" calcext:value-type="float">
            <text:p>1.2347864894</text:p>
          </table:table-cell>
          <table:table-cell office:value-type="float" office:value="2" calcext:value-type="float">
            <text:p>2</text:p>
          </table:table-cell>
          <table:table-cell table:formula="of:=[.S81]*0.1/3" office:value-type="float" office:value="0.0666666666666667" calcext:value-type="float">
            <text:p>0.0666666667</text:p>
          </table:table-cell>
          <table:table-cell table:formula="of:=[.N81]*[.T81]" office:value-type="float" office:value="-0.0874" calcext:value-type="float">
            <text:p>-0.0874</text:p>
          </table:table-cell>
          <table:table-cell table:formula="of:=[.V80]+[.U80]" office:value-type="float" office:value="1.30237069774264" calcext:value-type="float">
            <text:p>1.302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115" calcext:value-type="float">
            <text:p>27.115</text:p>
          </table:table-cell>
          <table:table-cell office:value-type="float" office:value="15.3" calcext:value-type="float">
            <text:p>15.3</text:p>
          </table:table-cell>
          <table:table-cell office:value-type="float" office:value="36.975" calcext:value-type="float">
            <text:p>36.975</text:p>
          </table:table-cell>
          <table:table-cell office:value-type="float" office:value="48.337" calcext:value-type="float">
            <text:p>48.337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0.777" calcext:value-type="float">
            <text:p>-0.777</text:p>
          </table:table-cell>
          <table:table-cell office:value-type="float" office:value="8.701" calcext:value-type="float">
            <text:p>8.701</text:p>
          </table:table-cell>
          <table:table-cell office:value-type="float" office:value="8.746" calcext:value-type="float">
            <text:p>8.746</text:p>
          </table:table-cell>
          <table:table-cell office:value-type="string" calcext:value-type="string">
            <text:p>##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182" calcext:value-type="float">
            <text:p>0.182</text:p>
          </table:table-cell>
          <table:table-cell office:value-type="float" office:value="-1.544" calcext:value-type="float">
            <text:p>-1.544</text:p>
          </table:table-cell>
          <table:table-cell office:value-type="float" office:value="1.595" calcext:value-type="float">
            <text:p>1.595</text:p>
          </table:table-cell>
          <table:table-cell/>
          <table:table-cell table:formula="of:=IF (ABS([.I82]) &gt; 8.5; 1; 0)" office:value-type="float" office:value="1" calcext:value-type="float">
            <text:p>1</text:p>
          </table:table-cell>
          <table:table-cell table:formula="of:=ATAN2([.C82];[.B82])" office:value-type="float" office:value="1.05706837828884" calcext:value-type="float">
            <text:p>1.0570683783</text:p>
          </table:table-cell>
          <table:table-cell office:value-type="float" office:value="4" calcext:value-type="float">
            <text:p>4</text:p>
          </table:table-cell>
          <table:table-cell table:formula="of:=[.S82]*0.1/3" office:value-type="float" office:value="0.133333333333333" calcext:value-type="float">
            <text:p>0.1333333333</text:p>
          </table:table-cell>
          <table:table-cell table:formula="of:=[.N82]*[.T82]" office:value-type="float" office:value="-0.205866666666667" calcext:value-type="float">
            <text:p>-0.2058666667</text:p>
          </table:table-cell>
          <table:table-cell table:formula="of:=[.V81]+[.U81]" office:value-type="float" office:value="1.21497069774264" calcext:value-type="float">
            <text:p>1.214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1" calcext:value-type="float">
            <text:p>26.01</text:p>
          </table:table-cell>
          <table:table-cell office:value-type="float" office:value="19.55" calcext:value-type="float">
            <text:p>19.55</text:p>
          </table:table-cell>
          <table:table-cell office:value-type="float" office:value="35.87" calcext:value-type="float">
            <text:p>35.87</text:p>
          </table:table-cell>
          <table:table-cell office:value-type="float" office:value="48.429" calcext:value-type="float">
            <text:p>48.429</text:p>
          </table:table-cell>
          <table:table-cell office:value-type="string" calcext:value-type="string">
            <text:p>##</text:p>
          </table:table-cell>
          <table:table-cell office:value-type="float" office:value="-1.04" calcext:value-type="float">
            <text:p>-1.04</text:p>
          </table:table-cell>
          <table:table-cell office:value-type="float" office:value="-0.925" calcext:value-type="float">
            <text:p>-0.925</text:p>
          </table:table-cell>
          <table:table-cell office:value-type="float" office:value="9.317" calcext:value-type="float">
            <text:p>9.317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##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123" calcext:value-type="float">
            <text:p>0.123</text:p>
          </table:table-cell>
          <table:table-cell office:value-type="float" office:value="-0.866" calcext:value-type="float">
            <text:p>-0.866</text:p>
          </table:table-cell>
          <table:table-cell office:value-type="float" office:value="0.877" calcext:value-type="float">
            <text:p>0.877</text:p>
          </table:table-cell>
          <table:table-cell/>
          <table:table-cell table:formula="of:=IF (ABS([.I83]) &gt; 8.5; 1; 0)" office:value-type="float" office:value="1" calcext:value-type="float">
            <text:p>1</text:p>
          </table:table-cell>
          <table:table-cell table:formula="of:=ATAN2([.C83];[.B83])" office:value-type="float" office:value="0.926250286302512" calcext:value-type="float">
            <text:p>0.9262502863</text:p>
          </table:table-cell>
          <table:table-cell office:value-type="float" office:value="2" calcext:value-type="float">
            <text:p>2</text:p>
          </table:table-cell>
          <table:table-cell table:formula="of:=[.S83]*0.1/3" office:value-type="float" office:value="0.0666666666666667" calcext:value-type="float">
            <text:p>0.0666666667</text:p>
          </table:table-cell>
          <table:table-cell table:formula="of:=[.N83]*[.T83]" office:value-type="float" office:value="-0.0577333333333333" calcext:value-type="float">
            <text:p>-0.0577333333</text:p>
          </table:table-cell>
          <table:table-cell table:formula="of:=[.V82]+[.U82]" office:value-type="float" office:value="1.00910403107597" calcext:value-type="float">
            <text:p>1.009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33" calcext:value-type="float">
            <text:p>25.33</text:p>
          </table:table-cell>
          <table:table-cell office:value-type="float" office:value="21.76" calcext:value-type="float">
            <text:p>21.76</text:p>
          </table:table-cell>
          <table:table-cell office:value-type="float" office:value="35.105" calcext:value-type="float">
            <text:p>35.105</text:p>
          </table:table-cell>
          <table:table-cell office:value-type="float" office:value="48.451" calcext:value-type="float">
            <text:p>48.451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-0.851" calcext:value-type="float">
            <text:p>-0.851</text:p>
          </table:table-cell>
          <table:table-cell office:value-type="float" office:value="8.586" calcext:value-type="float">
            <text:p>8.586</text:p>
          </table:table-cell>
          <table:table-cell office:value-type="float" office:value="8.638" calcext:value-type="float">
            <text:p>8.638</text:p>
          </table:table-cell>
          <table:table-cell office:value-type="string" calcext:value-type="string">
            <text:p>##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-1.09" calcext:value-type="float">
            <text:p>-1.09</text:p>
          </table:table-cell>
          <table:table-cell office:value-type="float" office:value="1.15" calcext:value-type="float">
            <text:p>1.15</text:p>
          </table:table-cell>
          <table:table-cell/>
          <table:table-cell table:formula="of:=IF (ABS([.I84]) &gt; 8.5; 1; 0)" office:value-type="float" office:value="1" calcext:value-type="float">
            <text:p>1</text:p>
          </table:table-cell>
          <table:table-cell table:formula="of:=ATAN2([.C84];[.B84])" office:value-type="float" office:value="0.86106569288538" calcext:value-type="float">
            <text:p>0.8610656929</text:p>
          </table:table-cell>
          <table:table-cell office:value-type="float" office:value="4" calcext:value-type="float">
            <text:p>4</text:p>
          </table:table-cell>
          <table:table-cell table:formula="of:=[.S84]*0.1/3" office:value-type="float" office:value="0.133333333333333" calcext:value-type="float">
            <text:p>0.1333333333</text:p>
          </table:table-cell>
          <table:table-cell table:formula="of:=[.N84]*[.T84]" office:value-type="float" office:value="-0.145333333333333" calcext:value-type="float">
            <text:p>-0.1453333333</text:p>
          </table:table-cell>
          <table:table-cell table:formula="of:=[.V83]+[.U83]" office:value-type="float" office:value="0.95137069774264" calcext:value-type="float">
            <text:p>0.951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97" calcext:value-type="float">
            <text:p>23.97</text:p>
          </table:table-cell>
          <table:table-cell office:value-type="float" office:value="23.205" calcext:value-type="float">
            <text:p>23.205</text:p>
          </table:table-cell>
          <table:table-cell office:value-type="float" office:value="34.51" calcext:value-type="float">
            <text:p>34.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#</text:p>
          </table:table-cell>
          <table:table-cell office:value-type="float" office:value="-1.411" calcext:value-type="float">
            <text:p>-1.411</text:p>
          </table:table-cell>
          <table:table-cell office:value-type="float" office:value="-1.185" calcext:value-type="float">
            <text:p>-1.185</text:p>
          </table:table-cell>
          <table:table-cell office:value-type="float" office:value="11.124" calcext:value-type="float">
            <text:p>11.124</text:p>
          </table:table-cell>
          <table:table-cell office:value-type="float" office:value="11.276" calcext:value-type="float">
            <text:p>11.276</text:p>
          </table:table-cell>
          <table:table-cell office:value-type="string" calcext:value-type="string">
            <text:p>##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8" calcext:value-type="float">
            <text:p>0.338</text:p>
          </table:table-cell>
          <table:table-cell office:value-type="float" office:value="-0.972" calcext:value-type="float">
            <text:p>-0.972</text:p>
          </table:table-cell>
          <table:table-cell office:value-type="float" office:value="1.055" calcext:value-type="float">
            <text:p>1.055</text:p>
          </table:table-cell>
          <table:table-cell/>
          <table:table-cell table:formula="of:=IF (ABS([.I85]) &gt; 8.5; 1; 0)" office:value-type="float" office:value="1" calcext:value-type="float">
            <text:p>1</text:p>
          </table:table-cell>
          <table:table-cell table:formula="of:=ATAN2([.C85];[.B85])" office:value-type="float" office:value="0.80161295840185" calcext:value-type="float">
            <text:p>0.8016129584</text:p>
          </table:table-cell>
          <table:table-cell office:value-type="float" office:value="2" calcext:value-type="float">
            <text:p>2</text:p>
          </table:table-cell>
          <table:table-cell table:formula="of:=[.S85]*0.1/3" office:value-type="float" office:value="0.0666666666666667" calcext:value-type="float">
            <text:p>0.0666666667</text:p>
          </table:table-cell>
          <table:table-cell table:formula="of:=[.N85]*[.T85]" office:value-type="float" office:value="-0.0648" calcext:value-type="float">
            <text:p>-0.0648</text:p>
          </table:table-cell>
          <table:table-cell table:formula="of:=[.V84]+[.U84]" office:value-type="float" office:value="0.806037364409307" calcext:value-type="float">
            <text:p>0.806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1" calcext:value-type="float">
            <text:p>24.31</text:p>
          </table:table-cell>
          <table:table-cell office:value-type="float" office:value="24.65" calcext:value-type="float">
            <text:p>24.65</text:p>
          </table:table-cell>
          <table:table-cell office:value-type="float" office:value="34.51" calcext:value-type="float">
            <text:p>34.51</text:p>
          </table:table-cell>
          <table:table-cell office:value-type="float" office:value="48.883" calcext:value-type="float">
            <text:p>48.883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-1.111" calcext:value-type="float">
            <text:p>-1.111</text:p>
          </table:table-cell>
          <table:table-cell office:value-type="float" office:value="9.432" calcext:value-type="float">
            <text:p>9.432</text:p>
          </table:table-cell>
          <table:table-cell office:value-type="float" office:value="9.518" calcext:value-type="float">
            <text:p>9.518</text:p>
          </table:table-cell>
          <table:table-cell office:value-type="string" calcext:value-type="string">
            <text:p>##</text:p>
          </table:table-cell>
          <table:table-cell office:value-type="float" office:value="0.03" calcext:value-type="float">
            <text:p>0.03</text:p>
          </table:table-cell>
          <table:table-cell office:value-type="float" office:value="0.239" calcext:value-type="float">
            <text:p>0.239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561" calcext:value-type="float">
            <text:p>0.561</text:p>
          </table:table-cell>
          <table:table-cell/>
          <table:table-cell table:formula="of:=IF (ABS([.I86]) &gt; 8.5; 1; 0)" office:value-type="float" office:value="1" calcext:value-type="float">
            <text:p>1</text:p>
          </table:table-cell>
          <table:table-cell table:formula="of:=ATAN2([.C86];[.B86])" office:value-type="float" office:value="0.778453830582433" calcext:value-type="float">
            <text:p>0.7784538306</text:p>
          </table:table-cell>
          <table:table-cell office:value-type="float" office:value="4" calcext:value-type="float">
            <text:p>4</text:p>
          </table:table-cell>
          <table:table-cell table:formula="of:=[.S86]*0.1/3" office:value-type="float" office:value="0.133333333333333" calcext:value-type="float">
            <text:p>0.1333333333</text:p>
          </table:table-cell>
          <table:table-cell table:formula="of:=[.N86]*[.T86]" office:value-type="float" office:value="-0.0674666666666667" calcext:value-type="float">
            <text:p>-0.0674666667</text:p>
          </table:table-cell>
          <table:table-cell table:formula="of:=[.V85]+[.U85]" office:value-type="float" office:value="0.741237364409307" calcext:value-type="float">
            <text:p>0.741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29" calcext:value-type="float">
            <text:p>23.29</text:p>
          </table:table-cell>
          <table:table-cell office:value-type="float" office:value="24.565" calcext:value-type="float">
            <text:p>24.565</text:p>
          </table:table-cell>
          <table:table-cell office:value-type="float" office:value="34.34" calcext:value-type="float">
            <text:p>34.34</text:p>
          </table:table-cell>
          <table:table-cell office:value-type="float" office:value="48.219" calcext:value-type="float">
            <text:p>48.219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1.074" calcext:value-type="float">
            <text:p>-1.074</text:p>
          </table:table-cell>
          <table:table-cell office:value-type="float" office:value="9.009" calcext:value-type="float">
            <text:p>9.009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##</text:p>
          </table:table-cell>
          <table:table-cell office:value-type="float" office:value="-0" calcext:value-type="float">
            <text:p>0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IF (ABS([.I87]) &gt; 8.5; 1; 0)" office:value-type="float" office:value="1" calcext:value-type="float">
            <text:p>1</text:p>
          </table:table-cell>
          <table:table-cell table:formula="of:=ATAN2([.C87];[.B87])" office:value-type="float" office:value="0.758761480861208" calcext:value-type="float">
            <text:p>0.7587614809</text:p>
          </table:table-cell>
          <table:table-cell office:value-type="float" office:value="2" calcext:value-type="float">
            <text:p>2</text:p>
          </table:table-cell>
          <table:table-cell table:formula="of:=[.S87]*0.1/3" office:value-type="float" office:value="0.0666666666666667" calcext:value-type="float">
            <text:p>0.0666666667</text:p>
          </table:table-cell>
          <table:table-cell table:formula="of:=[.N87]*[.T87]" office:value-type="float" office:value="-0.0046" calcext:value-type="float">
            <text:p>-0.0046</text:p>
          </table:table-cell>
          <table:table-cell table:formula="of:=[.V86]+[.U86]" office:value-type="float" office:value="0.673770697742641" calcext:value-type="float">
            <text:p>0.673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545" calcext:value-type="float">
            <text:p>23.545</text:p>
          </table:table-cell>
          <table:table-cell office:value-type="float" office:value="25.075" calcext:value-type="float">
            <text:p>25.075</text:p>
          </table:table-cell>
          <table:table-cell office:value-type="float" office:value="34.68" calcext:value-type="float">
            <text:p>34.68</text:p>
          </table:table-cell>
          <table:table-cell office:value-type="float" office:value="48.845" calcext:value-type="float">
            <text:p>48.845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1.222" calcext:value-type="float">
            <text:p>-1.222</text:p>
          </table:table-cell>
          <table:table-cell office:value-type="float" office:value="9.855" calcext:value-type="float">
            <text:p>9.855</text:p>
          </table:table-cell>
          <table:table-cell office:value-type="float" office:value="9.932" calcext:value-type="float">
            <text:p>9.932</text:p>
          </table:table-cell>
          <table:table-cell office:value-type="string" calcext:value-type="string">
            <text:p>##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IF (ABS([.I88]) &gt; 8.5; 1; 0)" office:value-type="float" office:value="1" calcext:value-type="float">
            <text:p>1</text:p>
          </table:table-cell>
          <table:table-cell table:formula="of:=ATAN2([.C88];[.B88])" office:value-type="float" office:value="0.753940013193004" calcext:value-type="float">
            <text:p>0.7539400132</text:p>
          </table:table-cell>
          <table:table-cell office:value-type="float" office:value="4" calcext:value-type="float">
            <text:p>4</text:p>
          </table:table-cell>
          <table:table-cell table:formula="of:=[.S88]*0.1/3" office:value-type="float" office:value="0.133333333333333" calcext:value-type="float">
            <text:p>0.1333333333</text:p>
          </table:table-cell>
          <table:table-cell table:formula="of:=[.N88]*[.T88]" office:value-type="float" office:value="0.0281333333333333" calcext:value-type="float">
            <text:p>0.0281333333</text:p>
          </table:table-cell>
          <table:table-cell table:formula="of:=[.V87]+[.U87]" office:value-type="float" office:value="0.66917069774264" calcext:value-type="float">
            <text:p>0.669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" calcext:value-type="float">
            <text:p>23.8</text:p>
          </table:table-cell>
          <table:table-cell office:value-type="float" office:value="23.63" calcext:value-type="float">
            <text:p>23.63</text:p>
          </table:table-cell>
          <table:table-cell office:value-type="float" office:value="34.85" calcext:value-type="float">
            <text:p>34.85</text:p>
          </table:table-cell>
          <table:table-cell office:value-type="float" office:value="48.367" calcext:value-type="float">
            <text:p>48.367</text:p>
          </table:table-cell>
          <table:table-cell office:value-type="string" calcext:value-type="string">
            <text:p>##</text:p>
          </table:table-cell>
          <table:table-cell office:value-type="float" office:value="1.556" calcext:value-type="float">
            <text:p>1.556</text:p>
          </table:table-cell>
          <table:table-cell office:value-type="float" office:value="-1.407" calcext:value-type="float">
            <text:p>-1.407</text:p>
          </table:table-cell>
          <table:table-cell office:value-type="float" office:value="9.278" calcext:value-type="float">
            <text:p>9.278</text:p>
          </table:table-cell>
          <table:table-cell office:value-type="float" office:value="9.512" calcext:value-type="float">
            <text:p>9.512</text:p>
          </table:table-cell>
          <table:table-cell office:value-type="string" calcext:value-type="string">
            <text:p>##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479" calcext:value-type="float">
            <text:p>-0.479</text:p>
          </table:table-cell>
          <table:table-cell office:value-type="float" office:value="0.86" calcext:value-type="float">
            <text:p>0.86</text:p>
          </table:table-cell>
          <table:table-cell office:value-type="float" office:value="1.022" calcext:value-type="float">
            <text:p>1.022</text:p>
          </table:table-cell>
          <table:table-cell/>
          <table:table-cell table:formula="of:=IF (ABS([.I89]) &gt; 8.5; 1; 0)" office:value-type="float" office:value="1" calcext:value-type="float">
            <text:p>1</text:p>
          </table:table-cell>
          <table:table-cell table:formula="of:=ATAN2([.C89];[.B89])" office:value-type="float" office:value="0.788982377439741" calcext:value-type="float">
            <text:p>0.7889823774</text:p>
          </table:table-cell>
          <table:table-cell office:value-type="float" office:value="2" calcext:value-type="float">
            <text:p>2</text:p>
          </table:table-cell>
          <table:table-cell table:formula="of:=[.S89]*0.1/3" office:value-type="float" office:value="0.0666666666666667" calcext:value-type="float">
            <text:p>0.0666666667</text:p>
          </table:table-cell>
          <table:table-cell table:formula="of:=[.N89]*[.T89]" office:value-type="float" office:value="0.0573333333333333" calcext:value-type="float">
            <text:p>0.0573333333</text:p>
          </table:table-cell>
          <table:table-cell table:formula="of:=[.V88]+[.U88]" office:value-type="float" office:value="0.697304031075974" calcext:value-type="float">
            <text:p>0.697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19.38" calcext:value-type="float">
            <text:p>19.38</text:p>
          </table:table-cell>
          <table:table-cell office:value-type="float" office:value="36.72" calcext:value-type="float">
            <text:p>36.72</text:p>
          </table:table-cell>
          <table:table-cell office:value-type="float" office:value="48.373" calcext:value-type="float">
            <text:p>48.373</text:p>
          </table:table-cell>
          <table:table-cell office:value-type="string" calcext:value-type="string">
            <text:p>##</text:p>
          </table:table-cell>
          <table:table-cell office:value-type="float" office:value="0.072" calcext:value-type="float">
            <text:p>0.072</text:p>
          </table:table-cell>
          <table:table-cell office:value-type="float" office:value="-0.925" calcext:value-type="float">
            <text:p>-0.925</text:p>
          </table:table-cell>
          <table:table-cell office:value-type="float" office:value="9.509" calcext:value-type="float">
            <text:p>9.509</text:p>
          </table:table-cell>
          <table:table-cell office:value-type="float" office:value="9.554" calcext:value-type="float">
            <text:p>9.554</text:p>
          </table:table-cell>
          <table:table-cell office:value-type="string" calcext:value-type="string">
            <text:p>##</text:p>
          </table:table-cell>
          <table:table-cell office:value-type="float" office:value="0.064" calcext:value-type="float">
            <text:p>0.064</text:p>
          </table:table-cell>
          <table:table-cell office:value-type="float" office:value="-0.777" calcext:value-type="float">
            <text:p>-0.777</text:p>
          </table:table-cell>
          <table:table-cell office:value-type="float" office:value="2.072" calcext:value-type="float">
            <text:p>2.072</text:p>
          </table:table-cell>
          <table:table-cell office:value-type="float" office:value="2.214" calcext:value-type="float">
            <text:p>2.214</text:p>
          </table:table-cell>
          <table:table-cell/>
          <table:table-cell table:formula="of:=IF (ABS([.I90]) &gt; 8.5; 1; 0)" office:value-type="float" office:value="1" calcext:value-type="float">
            <text:p>1</text:p>
          </table:table-cell>
          <table:table-cell table:formula="of:=ATAN2([.C90];[.B90])" office:value-type="float" office:value="0.90785922081479" calcext:value-type="float">
            <text:p>0.9078592208</text:p>
          </table:table-cell>
          <table:table-cell office:value-type="float" office:value="4" calcext:value-type="float">
            <text:p>4</text:p>
          </table:table-cell>
          <table:table-cell table:formula="of:=[.S90]*0.1/3" office:value-type="float" office:value="0.133333333333333" calcext:value-type="float">
            <text:p>0.1333333333</text:p>
          </table:table-cell>
          <table:table-cell table:formula="of:=[.N90]*[.T90]" office:value-type="float" office:value="0.276266666666667" calcext:value-type="float">
            <text:p>0.2762666667</text:p>
          </table:table-cell>
          <table:table-cell table:formula="of:=[.V89]+[.U89]" office:value-type="float" office:value="0.754637364409307" calcext:value-type="float">
            <text:p>0.754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54" calcext:value-type="float">
            <text:p>27.54</text:p>
          </table:table-cell>
          <table:table-cell office:value-type="float" office:value="9.775" calcext:value-type="float">
            <text:p>9.775</text:p>
          </table:table-cell>
          <table:table-cell office:value-type="float" office:value="38.93" calcext:value-type="float">
            <text:p>38.93</text:p>
          </table:table-cell>
          <table:table-cell office:value-type="float" office:value="48.678" calcext:value-type="float">
            <text:p>48.678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48" calcext:value-type="float">
            <text:p>-0.48</text:p>
          </table:table-cell>
          <table:table-cell office:value-type="float" office:value="8.855" calcext:value-type="float">
            <text:p>8.855</text:p>
          </table:table-cell>
          <table:table-cell office:value-type="float" office:value="8.869" calcext:value-type="float">
            <text:p>8.869</text:p>
          </table:table-cell>
          <table:table-cell office:value-type="string" calcext:value-type="string">
            <text:p>##</text:p>
          </table:table-cell>
          <table:table-cell office:value-type="float" office:value="0.3" calcext:value-type="float">
            <text:p>0.3</text:p>
          </table:table-cell>
          <table:table-cell office:value-type="float" office:value="-0.378" calcext:value-type="float">
            <text:p>-0.378</text:p>
          </table:table-cell>
          <table:table-cell office:value-type="float" office:value="2.438" calcext:value-type="float">
            <text:p>2.438</text:p>
          </table:table-cell>
          <table:table-cell office:value-type="float" office:value="2.485" calcext:value-type="float">
            <text:p>2.485</text:p>
          </table:table-cell>
          <table:table-cell/>
          <table:table-cell table:formula="of:=IF (ABS([.I91]) &gt; 8.5; 1; 0)" office:value-type="float" office:value="1" calcext:value-type="float">
            <text:p>1</text:p>
          </table:table-cell>
          <table:table-cell table:formula="of:=ATAN2([.C91];[.B91])" office:value-type="float" office:value="1.22972894815067" calcext:value-type="float">
            <text:p>1.2297289482</text:p>
          </table:table-cell>
          <table:table-cell office:value-type="float" office:value="2" calcext:value-type="float">
            <text:p>2</text:p>
          </table:table-cell>
          <table:table-cell table:formula="of:=[.S91]*0.1/3" office:value-type="float" office:value="0.0666666666666667" calcext:value-type="float">
            <text:p>0.0666666667</text:p>
          </table:table-cell>
          <table:table-cell table:formula="of:=[.N91]*[.T91]" office:value-type="float" office:value="0.162533333333333" calcext:value-type="float">
            <text:p>0.1625333333</text:p>
          </table:table-cell>
          <table:table-cell table:formula="of:=[.V90]+[.U90]" office:value-type="float" office:value="1.03090403107597" calcext:value-type="float">
            <text:p>1.030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4.59" calcext:value-type="float">
            <text:p>4.59</text:p>
          </table:table-cell>
          <table:table-cell office:value-type="float" office:value="38.93" calcext:value-type="float">
            <text:p>38.93</text:p>
          </table:table-cell>
          <table:table-cell office:value-type="float" office:value="47.519" calcext:value-type="float">
            <text:p>47.519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-0.703" calcext:value-type="float">
            <text:p>-0.703</text:p>
          </table:table-cell>
          <table:table-cell office:value-type="float" office:value="9.74" calcext:value-type="float">
            <text:p>9.74</text:p>
          </table:table-cell>
          <table:table-cell office:value-type="float" office:value="9.768" calcext:value-type="float">
            <text:p>9.768</text:p>
          </table:table-cell>
          <table:table-cell office:value-type="string" calcext:value-type="string">
            <text:p>##</text:p>
          </table:table-cell>
          <table:table-cell office:value-type="float" office:value="0.314" calcext:value-type="float">
            <text:p>0.314</text:p>
          </table:table-cell>
          <table:table-cell office:value-type="float" office:value="-0.18" calcext:value-type="float">
            <text:p>-0.18</text:p>
          </table:table-cell>
          <table:table-cell office:value-type="float" office:value="1.803" calcext:value-type="float">
            <text:p>1.803</text:p>
          </table:table-cell>
          <table:table-cell office:value-type="float" office:value="1.839" calcext:value-type="float">
            <text:p>1.839</text:p>
          </table:table-cell>
          <table:table-cell/>
          <table:table-cell table:formula="of:=IF (ABS([.I92]) &gt; 8.5; 1; 0)" office:value-type="float" office:value="1" calcext:value-type="float">
            <text:p>1</text:p>
          </table:table-cell>
          <table:table-cell table:formula="of:=ATAN2([.C92];[.B92])" office:value-type="float" office:value="1.40154510829427" calcext:value-type="float">
            <text:p>1.4015451083</text:p>
          </table:table-cell>
          <table:table-cell office:value-type="float" office:value="4" calcext:value-type="float">
            <text:p>4</text:p>
          </table:table-cell>
          <table:table-cell table:formula="of:=[.S92]*0.1/3" office:value-type="float" office:value="0.133333333333333" calcext:value-type="float">
            <text:p>0.1333333333</text:p>
          </table:table-cell>
          <table:table-cell table:formula="of:=[.N92]*[.T92]" office:value-type="float" office:value="0.2404" calcext:value-type="float">
            <text:p>0.2404</text:p>
          </table:table-cell>
          <table:table-cell table:formula="of:=[.V91]+[.U91]" office:value-type="float" office:value="1.19343736440931" calcext:value-type="float">
            <text:p>1.193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775" calcext:value-type="float">
            <text:p>26.775</text:p>
          </table:table-cell>
          <table:table-cell office:value-type="float" office:value="-1.275" calcext:value-type="float">
            <text:p>-1.275</text:p>
          </table:table-cell>
          <table:table-cell office:value-type="float" office:value="39.44" calcext:value-type="float">
            <text:p>39.44</text:p>
          </table:table-cell>
          <table:table-cell office:value-type="float" office:value="47.687" calcext:value-type="float">
            <text:p>47.687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332" calcext:value-type="float">
            <text:p>-0.332</text:p>
          </table:table-cell>
          <table:table-cell office:value-type="float" office:value="8.932" calcext:value-type="float">
            <text:p>8.932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##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25" calcext:value-type="float">
            <text:p>-0.025</text:p>
          </table:table-cell>
          <table:table-cell office:value-type="float" office:value="1.677" calcext:value-type="float">
            <text:p>1.677</text:p>
          </table:table-cell>
          <table:table-cell office:value-type="float" office:value="1.684" calcext:value-type="float">
            <text:p>1.684</text:p>
          </table:table-cell>
          <table:table-cell/>
          <table:table-cell table:formula="of:=IF (ABS([.I93]) &gt; 8.5; 1; 0)" office:value-type="float" office:value="1" calcext:value-type="float">
            <text:p>1</text:p>
          </table:table-cell>
          <table:table-cell table:formula="of:=ATAN2([.C93];[.B93])" office:value-type="float" office:value="1.61837943007188" calcext:value-type="float">
            <text:p>1.6183794301</text:p>
          </table:table-cell>
          <table:table-cell office:value-type="float" office:value="2" calcext:value-type="float">
            <text:p>2</text:p>
          </table:table-cell>
          <table:table-cell table:formula="of:=[.S93]*0.1/3" office:value-type="float" office:value="0.0666666666666667" calcext:value-type="float">
            <text:p>0.0666666667</text:p>
          </table:table-cell>
          <table:table-cell table:formula="of:=[.N93]*[.T93]" office:value-type="float" office:value="0.1118" calcext:value-type="float">
            <text:p>0.1118</text:p>
          </table:table-cell>
          <table:table-cell table:formula="of:=[.V92]+[.U92]" office:value-type="float" office:value="1.43383736440931" calcext:value-type="float">
            <text:p>1.433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-8.755" calcext:value-type="float">
            <text:p>-8.755</text:p>
          </table:table-cell>
          <table:table-cell office:value-type="float" office:value="38.335" calcext:value-type="float">
            <text:p>38.335</text:p>
          </table:table-cell>
          <table:table-cell office:value-type="float" office:value="47.477" calcext:value-type="float">
            <text:p>47.477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61" calcext:value-type="float">
            <text:p>0.261</text:p>
          </table:table-cell>
          <table:table-cell office:value-type="float" office:value="10.086" calcext:value-type="float">
            <text:p>10.086</text:p>
          </table:table-cell>
          <table:table-cell office:value-type="float" office:value="10.092" calcext:value-type="float">
            <text:p>10.092</text:p>
          </table:table-cell>
          <table:table-cell office:value-type="string" calcext:value-type="string">
            <text:p>##</text:p>
          </table:table-cell>
          <table:table-cell office:value-type="float" office:value="0.379" calcext:value-type="float">
            <text:p>0.379</text:p>
          </table:table-cell>
          <table:table-cell office:value-type="float" office:value="0.164" calcext:value-type="float">
            <text:p>0.164</text:p>
          </table:table-cell>
          <table:table-cell office:value-type="float" office:value="2.205" calcext:value-type="float">
            <text:p>2.205</text:p>
          </table:table-cell>
          <table:table-cell office:value-type="float" office:value="2.243" calcext:value-type="float">
            <text:p>2.243</text:p>
          </table:table-cell>
          <table:table-cell/>
          <table:table-cell table:formula="of:=IF (ABS([.I94]) &gt; 8.5; 1; 0)" office:value-type="float" office:value="1" calcext:value-type="float">
            <text:p>1</text:p>
          </table:table-cell>
          <table:table-cell table:formula="of:=ATAN2([.C94];[.B94])" office:value-type="float" office:value="1.88870812845454" calcext:value-type="float">
            <text:p>1.8887081285</text:p>
          </table:table-cell>
          <table:table-cell office:value-type="float" office:value="4" calcext:value-type="float">
            <text:p>4</text:p>
          </table:table-cell>
          <table:table-cell table:formula="of:=[.S94]*0.1/3" office:value-type="float" office:value="0.133333333333333" calcext:value-type="float">
            <text:p>0.1333333333</text:p>
          </table:table-cell>
          <table:table-cell table:formula="of:=[.N94]*[.T94]" office:value-type="float" office:value="0.294" calcext:value-type="float">
            <text:p>0.294</text:p>
          </table:table-cell>
          <table:table-cell table:formula="of:=[.V93]+[.U93]" office:value-type="float" office:value="1.54563736440931" calcext:value-type="float">
            <text:p>1.545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-14.11" calcext:value-type="float">
            <text:p>-14.11</text:p>
          </table:table-cell>
          <table:table-cell office:value-type="float" office:value="36.72" calcext:value-type="float">
            <text:p>36.72</text:p>
          </table:table-cell>
          <table:table-cell office:value-type="float" office:value="46.513" calcext:value-type="float">
            <text:p>46.513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41" calcext:value-type="float">
            <text:p>0.41</text:p>
          </table:table-cell>
          <table:table-cell office:value-type="float" office:value="10.201" calcext:value-type="float">
            <text:p>10.201</text:p>
          </table:table-cell>
          <table:table-cell office:value-type="float" office:value="10.223" calcext:value-type="float">
            <text:p>10.223</text:p>
          </table:table-cell>
          <table:table-cell office:value-type="string" calcext:value-type="string">
            <text:p>##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1" calcext:value-type="float">
            <text:p>0.201</text:p>
          </table:table-cell>
          <table:table-cell office:value-type="float" office:value="1.842" calcext:value-type="float">
            <text:p>1.842</text:p>
          </table:table-cell>
          <table:table-cell office:value-type="float" office:value="1.904" calcext:value-type="float">
            <text:p>1.904</text:p>
          </table:table-cell>
          <table:table-cell/>
          <table:table-cell table:formula="of:=IF (ABS([.I95]) &gt; 8.5; 1; 0)" office:value-type="float" office:value="1" calcext:value-type="float">
            <text:p>1</text:p>
          </table:table-cell>
          <table:table-cell table:formula="of:=ATAN2([.C95];[.B95])" office:value-type="float" office:value="2.08772678735539" calcext:value-type="float">
            <text:p>2.0877267874</text:p>
          </table:table-cell>
          <table:table-cell office:value-type="float" office:value="2" calcext:value-type="float">
            <text:p>2</text:p>
          </table:table-cell>
          <table:table-cell table:formula="of:=[.S95]*0.1/3" office:value-type="float" office:value="0.0666666666666667" calcext:value-type="float">
            <text:p>0.0666666667</text:p>
          </table:table-cell>
          <table:table-cell table:formula="of:=[.N95]*[.T95]" office:value-type="float" office:value="0.1228" calcext:value-type="float">
            <text:p>0.1228</text:p>
          </table:table-cell>
          <table:table-cell table:formula="of:=[.V94]+[.U94]" office:value-type="float" office:value="1.83963736440931" calcext:value-type="float">
            <text:p>1.839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715" calcext:value-type="float">
            <text:p>23.715</text:p>
          </table:table-cell>
          <table:table-cell office:value-type="float" office:value="-16.745" calcext:value-type="float">
            <text:p>-16.745</text:p>
          </table:table-cell>
          <table:table-cell office:value-type="float" office:value="35.615" calcext:value-type="float">
            <text:p>35.615</text:p>
          </table:table-cell>
          <table:table-cell office:value-type="float" office:value="45.948" calcext:value-type="float">
            <text:p>45.948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372" calcext:value-type="float">
            <text:p>0.372</text:p>
          </table:table-cell>
          <table:table-cell office:value-type="float" office:value="9.855" calcext:value-type="float">
            <text:p>9.855</text:p>
          </table:table-cell>
          <table:table-cell office:value-type="float" office:value="9.878" calcext:value-type="float">
            <text:p>9.878</text:p>
          </table:table-cell>
          <table:table-cell office:value-type="string" calcext:value-type="string">
            <text:p>##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312" calcext:value-type="float">
            <text:p>0.312</text:p>
          </table:table-cell>
          <table:table-cell office:value-type="float" office:value="1.307" calcext:value-type="float">
            <text:p>1.307</text:p>
          </table:table-cell>
          <table:table-cell office:value-type="float" office:value="1.354" calcext:value-type="float">
            <text:p>1.354</text:p>
          </table:table-cell>
          <table:table-cell/>
          <table:table-cell table:formula="of:=IF (ABS([.I96]) &gt; 8.5; 1; 0)" office:value-type="float" office:value="1" calcext:value-type="float">
            <text:p>1</text:p>
          </table:table-cell>
          <table:table-cell table:formula="of:=ATAN2([.C96];[.B96])" office:value-type="float" office:value="2.18559998506199" calcext:value-type="float">
            <text:p>2.1855999851</text:p>
          </table:table-cell>
          <table:table-cell office:value-type="float" office:value="4" calcext:value-type="float">
            <text:p>4</text:p>
          </table:table-cell>
          <table:table-cell table:formula="of:=[.S96]*0.1/3" office:value-type="float" office:value="0.133333333333333" calcext:value-type="float">
            <text:p>0.1333333333</text:p>
          </table:table-cell>
          <table:table-cell table:formula="of:=[.N96]*[.T96]" office:value-type="float" office:value="0.174266666666667" calcext:value-type="float">
            <text:p>0.1742666667</text:p>
          </table:table-cell>
          <table:table-cell table:formula="of:=[.V95]+[.U95]" office:value-type="float" office:value="1.96243736440931" calcext:value-type="float">
            <text:p>1.962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865" calcext:value-type="float">
            <text:p>22.865</text:p>
          </table:table-cell>
          <table:table-cell office:value-type="float" office:value="-20.06" calcext:value-type="float">
            <text:p>-20.06</text:p>
          </table:table-cell>
          <table:table-cell office:value-type="float" office:value="35.275" calcext:value-type="float">
            <text:p>35.275</text:p>
          </table:table-cell>
          <table:table-cell office:value-type="float" office:value="46.578" calcext:value-type="float">
            <text:p>46.578</text:p>
          </table:table-cell>
          <table:table-cell office:value-type="string" calcext:value-type="string">
            <text:p>##</text:p>
          </table:table-cell>
          <table:table-cell office:value-type="float" office:value="-1.04" calcext:value-type="float">
            <text:p>-1.04</text:p>
          </table:table-cell>
          <table:table-cell office:value-type="float" office:value="0.484" calcext:value-type="float">
            <text:p>0.484</text:p>
          </table:table-cell>
          <table:table-cell office:value-type="float" office:value="10.009" calcext:value-type="float">
            <text:p>10.009</text:p>
          </table:table-cell>
          <table:table-cell office:value-type="float" office:value="10.074" calcext:value-type="float">
            <text:p>10.074</text:p>
          </table:table-cell>
          <table:table-cell office:value-type="string" calcext:value-type="string">
            <text:p>##</text:p>
          </table:table-cell>
          <table:table-cell office:value-type="float" office:value="0.003" calcext:value-type="float">
            <text:p>0.003</text:p>
          </table:table-cell>
          <table:table-cell office:value-type="float" office:value="0.164" calcext:value-type="float">
            <text:p>0.164</text:p>
          </table:table-cell>
          <table:table-cell office:value-type="float" office:value="1.081" calcext:value-type="float">
            <text:p>1.081</text:p>
          </table:table-cell>
          <table:table-cell office:value-type="float" office:value="1.093" calcext:value-type="float">
            <text:p>1.093</text:p>
          </table:table-cell>
          <table:table-cell/>
          <table:table-cell table:formula="of:=IF (ABS([.I97]) &gt; 8.5; 1; 0)" office:value-type="float" office:value="1" calcext:value-type="float">
            <text:p>1</text:p>
          </table:table-cell>
          <table:table-cell table:formula="of:=ATAN2([.C97];[.B97])" office:value-type="float" office:value="2.29094073154811" calcext:value-type="float">
            <text:p>2.2909407315</text:p>
          </table:table-cell>
          <table:table-cell office:value-type="float" office:value="2" calcext:value-type="float">
            <text:p>2</text:p>
          </table:table-cell>
          <table:table-cell table:formula="of:=[.S97]*0.1/3" office:value-type="float" office:value="0.0666666666666667" calcext:value-type="float">
            <text:p>0.0666666667</text:p>
          </table:table-cell>
          <table:table-cell table:formula="of:=[.N97]*[.T97]" office:value-type="float" office:value="0.0720666666666667" calcext:value-type="float">
            <text:p>0.0720666667</text:p>
          </table:table-cell>
          <table:table-cell table:formula="of:=[.V96]+[.U96]" office:value-type="float" office:value="2.13670403107597" calcext:value-type="float">
            <text:p>2.136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25" calcext:value-type="float">
            <text:p>21.25</text:p>
          </table:table-cell>
          <table:table-cell office:value-type="float" office:value="-21.675" calcext:value-type="float">
            <text:p>-21.675</text:p>
          </table:table-cell>
          <table:table-cell office:value-type="float" office:value="35.445" calcext:value-type="float">
            <text:p>35.445</text:p>
          </table:table-cell>
          <table:table-cell office:value-type="float" office:value="46.666" calcext:value-type="float">
            <text:p>46.666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558" calcext:value-type="float">
            <text:p>0.558</text:p>
          </table:table-cell>
          <table:table-cell office:value-type="float" office:value="10.201" calcext:value-type="float">
            <text:p>10.201</text:p>
          </table:table-cell>
          <table:table-cell office:value-type="float" office:value="10.232" calcext:value-type="float">
            <text:p>10.232</text:p>
          </table:table-cell>
          <table:table-cell office:value-type="string" calcext:value-type="string">
            <text:p>##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9" calcext:value-type="float">
            <text:p>0.099</text:p>
          </table:table-cell>
          <table:table-cell office:value-type="float" office:value="1.01" calcext:value-type="float">
            <text:p>1.01</text:p>
          </table:table-cell>
          <table:table-cell office:value-type="float" office:value="1.016" calcext:value-type="float">
            <text:p>1.016</text:p>
          </table:table-cell>
          <table:table-cell/>
          <table:table-cell table:formula="of:=IF (ABS([.I98]) &gt; 8.5; 1; 0)" office:value-type="float" office:value="1" calcext:value-type="float">
            <text:p>1</text:p>
          </table:table-cell>
          <table:table-cell table:formula="of:=ATAN2([.C98];[.B98])" office:value-type="float" office:value="2.36609515678033" calcext:value-type="float">
            <text:p>2.3660951568</text:p>
          </table:table-cell>
          <table:table-cell office:value-type="float" office:value="4" calcext:value-type="float">
            <text:p>4</text:p>
          </table:table-cell>
          <table:table-cell table:formula="of:=[.S98]*0.1/3" office:value-type="float" office:value="0.133333333333333" calcext:value-type="float">
            <text:p>0.1333333333</text:p>
          </table:table-cell>
          <table:table-cell table:formula="of:=[.N98]*[.T98]" office:value-type="float" office:value="0.134666666666667" calcext:value-type="float">
            <text:p>0.1346666667</text:p>
          </table:table-cell>
          <table:table-cell table:formula="of:=[.V97]+[.U97]" office:value-type="float" office:value="2.20877069774264" calcext:value-type="float">
            <text:p>2.208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295" calcext:value-type="float">
            <text:p>19.295</text:p>
          </table:table-cell>
          <table:table-cell office:value-type="float" office:value="-22.61" calcext:value-type="float">
            <text:p>-22.61</text:p>
          </table:table-cell>
          <table:table-cell office:value-type="float" office:value="36.04" calcext:value-type="float">
            <text:p>36.04</text:p>
          </table:table-cell>
          <table:table-cell office:value-type="float" office:value="46.716" calcext:value-type="float">
            <text:p>46.716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335" calcext:value-type="float">
            <text:p>0.335</text:p>
          </table:table-cell>
          <table:table-cell office:value-type="float" office:value="9.124" calcext:value-type="float">
            <text:p>9.124</text:p>
          </table:table-cell>
          <table:table-cell office:value-type="float" office:value="9.143" calcext:value-type="float">
            <text:p>9.143</text:p>
          </table:table-cell>
          <table:table-cell office:value-type="string" calcext:value-type="string">
            <text:p>##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81" calcext:value-type="float">
            <text:p>0.81</text:p>
          </table:table-cell>
          <table:table-cell office:value-type="float" office:value="0.828" calcext:value-type="float">
            <text:p>0.828</text:p>
          </table:table-cell>
          <table:table-cell/>
          <table:table-cell table:formula="of:=IF (ABS([.I99]) &gt; 8.5; 1; 0)" office:value-type="float" office:value="1" calcext:value-type="float">
            <text:p>1</text:p>
          </table:table-cell>
          <table:table-cell table:formula="of:=ATAN2([.C99];[.B99])" office:value-type="float" office:value="2.43513759393119" calcext:value-type="float">
            <text:p>2.4351375939</text:p>
          </table:table-cell>
          <table:table-cell office:value-type="float" office:value="2" calcext:value-type="float">
            <text:p>2</text:p>
          </table:table-cell>
          <table:table-cell table:formula="of:=[.S99]*0.1/3" office:value-type="float" office:value="0.0666666666666667" calcext:value-type="float">
            <text:p>0.0666666667</text:p>
          </table:table-cell>
          <table:table-cell table:formula="of:=[.N99]*[.T99]" office:value-type="float" office:value="0.054" calcext:value-type="float">
            <text:p>0.054</text:p>
          </table:table-cell>
          <table:table-cell table:formula="of:=[.V98]+[.U98]" office:value-type="float" office:value="2.34343736440931" calcext:value-type="float">
            <text:p>2.343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66" calcext:value-type="float">
            <text:p>16.66</text:p>
          </table:table-cell>
          <table:table-cell office:value-type="float" office:value="-22.695" calcext:value-type="float">
            <text:p>-22.695</text:p>
          </table:table-cell>
          <table:table-cell office:value-type="float" office:value="35.955" calcext:value-type="float">
            <text:p>35.955</text:p>
          </table:table-cell>
          <table:table-cell office:value-type="float" office:value="45.666" calcext:value-type="float">
            <text:p>45.666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39" calcext:value-type="float">
            <text:p>0.039</text:p>
          </table:table-cell>
          <table:table-cell office:value-type="float" office:value="9.278" calcext:value-type="float">
            <text:p>9.278</text:p>
          </table:table-cell>
          <table:table-cell office:value-type="float" office:value="9.286" calcext:value-type="float">
            <text:p>9.286</text:p>
          </table:table-cell>
          <table:table-cell office:value-type="string" calcext:value-type="string">
            <text:p>##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854" calcext:value-type="float">
            <text:p>0.854</text:p>
          </table:table-cell>
          <table:table-cell office:value-type="float" office:value="0.903" calcext:value-type="float">
            <text:p>0.903</text:p>
          </table:table-cell>
          <table:table-cell/>
          <table:table-cell table:formula="of:=IF (ABS([.I100]) &gt; 8.5; 1; 0)" office:value-type="float" office:value="1" calcext:value-type="float">
            <text:p>1</text:p>
          </table:table-cell>
          <table:table-cell table:formula="of:=ATAN2([.C100];[.B100])" office:value-type="float" office:value="2.5083568846868" calcext:value-type="float">
            <text:p>2.5083568847</text:p>
          </table:table-cell>
          <table:table-cell office:value-type="float" office:value="4" calcext:value-type="float">
            <text:p>4</text:p>
          </table:table-cell>
          <table:table-cell table:formula="of:=[.S100]*0.1/3" office:value-type="float" office:value="0.133333333333333" calcext:value-type="float">
            <text:p>0.1333333333</text:p>
          </table:table-cell>
          <table:table-cell table:formula="of:=[.N100]*[.T100]" office:value-type="float" office:value="0.113866666666667" calcext:value-type="float">
            <text:p>0.1138666667</text:p>
          </table:table-cell>
          <table:table-cell table:formula="of:=[.V99]+[.U99]" office:value-type="float" office:value="2.39743736440931" calcext:value-type="float">
            <text:p>2.397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705" calcext:value-type="float">
            <text:p>14.705</text:p>
          </table:table-cell>
          <table:table-cell office:value-type="float" office:value="-24.65" calcext:value-type="float">
            <text:p>-24.65</text:p>
          </table:table-cell>
          <table:table-cell office:value-type="float" office:value="36.125" calcext:value-type="float">
            <text:p>36.125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039" calcext:value-type="float">
            <text:p>0.039</text:p>
          </table:table-cell>
          <table:table-cell office:value-type="float" office:value="9.086" calcext:value-type="float">
            <text:p>9.086</text:p>
          </table:table-cell>
          <table:table-cell office:value-type="float" office:value="9.099" calcext:value-type="float">
            <text:p>9.099</text:p>
          </table:table-cell>
          <table:table-cell office:value-type="string" calcext:value-type="string">
            <text:p>##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685" calcext:value-type="float">
            <text:p>0.68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IF (ABS([.I101]) &gt; 8.5; 1; 0)" office:value-type="float" office:value="1" calcext:value-type="float">
            <text:p>1</text:p>
          </table:table-cell>
          <table:table-cell table:formula="of:=ATAN2([.C101];[.B101])" office:value-type="float" office:value="2.60371250794226" calcext:value-type="float">
            <text:p>2.6037125079</text:p>
          </table:table-cell>
          <table:table-cell office:value-type="float" office:value="2" calcext:value-type="float">
            <text:p>2</text:p>
          </table:table-cell>
          <table:table-cell table:formula="of:=[.S101]*0.1/3" office:value-type="float" office:value="0.0666666666666667" calcext:value-type="float">
            <text:p>0.0666666667</text:p>
          </table:table-cell>
          <table:table-cell table:formula="of:=[.N101]*[.T101]" office:value-type="float" office:value="0.0456666666666667" calcext:value-type="float">
            <text:p>0.0456666667</text:p>
          </table:table-cell>
          <table:table-cell table:formula="of:=[.V100]+[.U100]" office:value-type="float" office:value="2.51130403107597" calcext:value-type="float">
            <text:p>2.511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2.75" calcext:value-type="float">
            <text:p>12.75</text:p>
          </table:table-cell>
          <table:table-cell office:value-type="float" office:value="-25.415" calcext:value-type="float">
            <text:p>-25.415</text:p>
          </table:table-cell>
          <table:table-cell office:value-type="float" office:value="36.38" calcext:value-type="float">
            <text:p>36.38</text:p>
          </table:table-cell>
          <table:table-cell office:value-type="float" office:value="46.173" calcext:value-type="float">
            <text:p>46.173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076" calcext:value-type="float">
            <text:p>0.076</text:p>
          </table:table-cell>
          <table:table-cell office:value-type="float" office:value="8.317" calcext:value-type="float">
            <text:p>8.317</text:p>
          </table:table-cell>
          <table:table-cell office:value-type="float" office:value="8.336" calcext:value-type="float">
            <text:p>8.336</text:p>
          </table:table-cell>
          <table:table-cell office:value-type="string" calcext:value-type="string">
            <text:p>##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646" calcext:value-type="float">
            <text:p>0.646</text:p>
          </table:table-cell>
          <table:table-cell office:value-type="float" office:value="0.682" calcext:value-type="float">
            <text:p>0.682</text:p>
          </table:table-cell>
          <table:table-cell/>
          <table:table-cell table:formula="of:=IF (ABS([.I102]) &gt; 8.5; 1; 0)" office:value-type="float" office:value="0" calcext:value-type="float">
            <text:p>0</text:p>
          </table:table-cell>
          <table:table-cell table:formula="of:=ATAN2([.C102];[.B102])" office:value-type="float" office:value="2.67660814698974" calcext:value-type="float">
            <text:p>2.676608147</text:p>
          </table:table-cell>
          <table:table-cell office:value-type="float" office:value="4" calcext:value-type="float">
            <text:p>4</text:p>
          </table:table-cell>
          <table:table-cell table:formula="of:=[.S102]*0.1/3" office:value-type="float" office:value="0.133333333333333" calcext:value-type="float">
            <text:p>0.1333333333</text:p>
          </table:table-cell>
          <table:table-cell table:formula="of:=[.N102]*[.T102]" office:value-type="float" office:value="0.0861333333333333" calcext:value-type="float">
            <text:p>0.0861333333</text:p>
          </table:table-cell>
          <table:table-cell table:formula="of:=[.V101]+[.U101]" office:value-type="float" office:value="2.55697069774264" calcext:value-type="float">
            <text:p>2.556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0.455" calcext:value-type="float">
            <text:p>10.455</text:p>
          </table:table-cell>
          <table:table-cell office:value-type="float" office:value="-26.095" calcext:value-type="float">
            <text:p>-26.095</text:p>
          </table:table-cell>
          <table:table-cell office:value-type="float" office:value="36.465" calcext:value-type="float">
            <text:p>36.465</text:p>
          </table:table-cell>
          <table:table-cell office:value-type="float" office:value="46.043" calcext:value-type="float">
            <text:p>46.043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15" calcext:value-type="float">
            <text:p>0.15</text:p>
          </table:table-cell>
          <table:table-cell office:value-type="float" office:value="9.201" calcext:value-type="float">
            <text:p>9.201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##</text:p>
          </table:table-cell>
          <table:table-cell office:value-type="float" office:value="0.131" calcext:value-type="float">
            <text:p>0.13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IF (ABS([.I103]) &gt; 8.5; 1; 0)" office:value-type="float" office:value="1" calcext:value-type="float">
            <text:p>1</text:p>
          </table:table-cell>
          <table:table-cell table:formula="of:=ATAN2([.C103];[.B103])" office:value-type="float" office:value="2.76052479422313" calcext:value-type="float">
            <text:p>2.7605247942</text:p>
          </table:table-cell>
          <table:table-cell office:value-type="float" office:value="2" calcext:value-type="float">
            <text:p>2</text:p>
          </table:table-cell>
          <table:table-cell table:formula="of:=[.S103]*0.1/3" office:value-type="float" office:value="0.0666666666666667" calcext:value-type="float">
            <text:p>0.0666666667</text:p>
          </table:table-cell>
          <table:table-cell table:formula="of:=[.N103]*[.T103]" office:value-type="float" office:value="0.0335333333333333" calcext:value-type="float">
            <text:p>0.0335333333</text:p>
          </table:table-cell>
          <table:table-cell table:formula="of:=[.V102]+[.U102]" office:value-type="float" office:value="2.64310403107597" calcext:value-type="float">
            <text:p>2.643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8.16" calcext:value-type="float">
            <text:p>8.16</text:p>
          </table:table-cell>
          <table:table-cell office:value-type="float" office:value="-27.455" calcext:value-type="float">
            <text:p>-27.455</text:p>
          </table:table-cell>
          <table:table-cell office:value-type="float" office:value="35.87" calcext:value-type="float">
            <text:p>35.87</text:p>
          </table:table-cell>
          <table:table-cell office:value-type="float" office:value="45.902" calcext:value-type="float">
            <text:p>45.902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0.521" calcext:value-type="float">
            <text:p>0.521</text:p>
          </table:table-cell>
          <table:table-cell office:value-type="float" office:value="10.816" calcext:value-type="float">
            <text:p>10.816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##</text:p>
          </table:table-cell>
          <table:table-cell office:value-type="float" office:value="0.113" calcext:value-type="float">
            <text:p>0.113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65" calcext:value-type="float">
            <text:p>0.565</text:p>
          </table:table-cell>
          <table:table-cell/>
          <table:table-cell table:formula="of:=IF (ABS([.I104]) &gt; 8.5; 1; 0)" office:value-type="float" office:value="1" calcext:value-type="float">
            <text:p>1</text:p>
          </table:table-cell>
          <table:table-cell table:formula="of:=ATAN2([.C104];[.B104])" office:value-type="float" office:value="2.85269412527617" calcext:value-type="float">
            <text:p>2.8526941253</text:p>
          </table:table-cell>
          <table:table-cell office:value-type="float" office:value="4" calcext:value-type="float">
            <text:p>4</text:p>
          </table:table-cell>
          <table:table-cell table:formula="of:=[.S104]*0.1/3" office:value-type="float" office:value="0.133333333333333" calcext:value-type="float">
            <text:p>0.1333333333</text:p>
          </table:table-cell>
          <table:table-cell table:formula="of:=[.N104]*[.T104]" office:value-type="float" office:value="0.0690666666666667" calcext:value-type="float">
            <text:p>0.0690666667</text:p>
          </table:table-cell>
          <table:table-cell table:formula="of:=[.V103]+[.U103]" office:value-type="float" office:value="2.67663736440931" calcext:value-type="float">
            <text:p>2.676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8.84" calcext:value-type="float">
            <text:p>8.84</text:p>
          </table:table-cell>
          <table:table-cell office:value-type="float" office:value="-26.52" calcext:value-type="float">
            <text:p>-26.52</text:p>
          </table:table-cell>
          <table:table-cell office:value-type="float" office:value="36.04" calcext:value-type="float">
            <text:p>36.04</text:p>
          </table:table-cell>
          <table:table-cell office:value-type="float" office:value="45.611" calcext:value-type="float">
            <text:p>45.611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595" calcext:value-type="float">
            <text:p>0.595</text:p>
          </table:table-cell>
          <table:table-cell office:value-type="float" office:value="9.624" calcext:value-type="float">
            <text:p>9.624</text:p>
          </table:table-cell>
          <table:table-cell office:value-type="float" office:value="9.651" calcext:value-type="float">
            <text:p>9.651</text:p>
          </table:table-cell>
          <table:table-cell office:value-type="string" calcext:value-type="string">
            <text:p>##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IF (ABS([.I105]) &gt; 8.5; 1; 0)" office:value-type="float" office:value="1" calcext:value-type="float">
            <text:p>1</text:p>
          </table:table-cell>
          <table:table-cell table:formula="of:=ATAN2([.C105];[.B105])" office:value-type="float" office:value="2.81984209919315" calcext:value-type="float">
            <text:p>2.8198420992</text:p>
          </table:table-cell>
          <table:table-cell office:value-type="float" office:value="2" calcext:value-type="float">
            <text:p>2</text:p>
          </table:table-cell>
          <table:table-cell table:formula="of:=[.S105]*0.1/3" office:value-type="float" office:value="0.0666666666666667" calcext:value-type="float">
            <text:p>0.0666666667</text:p>
          </table:table-cell>
          <table:table-cell table:formula="of:=[.N105]*[.T105]" office:value-type="float" office:value="0.00613333333333333" calcext:value-type="float">
            <text:p>0.0061333333</text:p>
          </table:table-cell>
          <table:table-cell table:formula="of:=[.V104]+[.U104]" office:value-type="float" office:value="2.74570403107597" calcext:value-type="float">
            <text:p>2.745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39" calcext:value-type="float">
            <text:p>11.39</text:p>
          </table:table-cell>
          <table:table-cell office:value-type="float" office:value="-27.115" calcext:value-type="float">
            <text:p>-27.115</text:p>
          </table:table-cell>
          <table:table-cell office:value-type="float" office:value="35.785" calcext:value-type="float">
            <text:p>35.78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187" calcext:value-type="float">
            <text:p>0.187</text:p>
          </table:table-cell>
          <table:table-cell office:value-type="float" office:value="9.278" calcext:value-type="float">
            <text:p>9.278</text:p>
          </table:table-cell>
          <table:table-cell office:value-type="float" office:value="9.295" calcext:value-type="float">
            <text:p>9.295</text:p>
          </table:table-cell>
          <table:table-cell office:value-type="string" calcext:value-type="string">
            <text:p>##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238" calcext:value-type="float">
            <text:p>0.238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439" calcext:value-type="float">
            <text:p>0.439</text:p>
          </table:table-cell>
          <table:table-cell/>
          <table:table-cell table:formula="of:=IF (ABS([.I106]) &gt; 8.5; 1; 0)" office:value-type="float" office:value="1" calcext:value-type="float">
            <text:p>1</text:p>
          </table:table-cell>
          <table:table-cell table:formula="of:=ATAN2([.C106];[.B106])" office:value-type="float" office:value="2.74391136852689" calcext:value-type="float">
            <text:p>2.7439113685</text:p>
          </table:table-cell>
          <table:table-cell office:value-type="float" office:value="4" calcext:value-type="float">
            <text:p>4</text:p>
          </table:table-cell>
          <table:table-cell table:formula="of:=[.S106]*0.1/3" office:value-type="float" office:value="0.133333333333333" calcext:value-type="float">
            <text:p>0.1333333333</text:p>
          </table:table-cell>
          <table:table-cell table:formula="of:=[.N106]*[.T106]" office:value-type="float" office:value="-0.0490666666666667" calcext:value-type="float">
            <text:p>-0.0490666667</text:p>
          </table:table-cell>
          <table:table-cell table:formula="of:=[.V105]+[.U105]" office:value-type="float" office:value="2.75183736440931" calcext:value-type="float">
            <text:p>2.751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3.43" calcext:value-type="float">
            <text:p>13.43</text:p>
          </table:table-cell>
          <table:table-cell office:value-type="float" office:value="-26.18" calcext:value-type="float">
            <text:p>-26.18</text:p>
          </table:table-cell>
          <table:table-cell office:value-type="float" office:value="35.87" calcext:value-type="float">
            <text:p>35.87</text:p>
          </table:table-cell>
          <table:table-cell office:value-type="float" office:value="46.394" calcext:value-type="float">
            <text:p>46.394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298" calcext:value-type="float">
            <text:p>0.298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9" calcext:value-type="float">
            <text:p>9.369</text:p>
          </table:table-cell>
          <table:table-cell office:value-type="string" calcext:value-type="string">
            <text:p>##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693" calcext:value-type="float">
            <text:p>-0.693</text:p>
          </table:table-cell>
          <table:table-cell office:value-type="float" office:value="0.696" calcext:value-type="float">
            <text:p>0.696</text:p>
          </table:table-cell>
          <table:table-cell/>
          <table:table-cell table:formula="of:=IF (ABS([.I107]) &gt; 8.5; 1; 0)" office:value-type="float" office:value="1" calcext:value-type="float">
            <text:p>1</text:p>
          </table:table-cell>
          <table:table-cell table:formula="of:=ATAN2([.C107];[.B107])" office:value-type="float" office:value="2.66760949531884" calcext:value-type="float">
            <text:p>2.6676094953</text:p>
          </table:table-cell>
          <table:table-cell office:value-type="float" office:value="2" calcext:value-type="float">
            <text:p>2</text:p>
          </table:table-cell>
          <table:table-cell table:formula="of:=[.S107]*0.1/3" office:value-type="float" office:value="0.0666666666666667" calcext:value-type="float">
            <text:p>0.0666666667</text:p>
          </table:table-cell>
          <table:table-cell table:formula="of:=[.N107]*[.T107]" office:value-type="float" office:value="-0.0462" calcext:value-type="float">
            <text:p>-0.0462</text:p>
          </table:table-cell>
          <table:table-cell table:formula="of:=[.V106]+[.U106]" office:value-type="float" office:value="2.70277069774264" calcext:value-type="float">
            <text:p>2.702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28" calcext:value-type="float">
            <text:p>14.28</text:p>
          </table:table-cell>
          <table:table-cell office:value-type="float" office:value="-25.84" calcext:value-type="float">
            <text:p>-25.84</text:p>
          </table:table-cell>
          <table:table-cell office:value-type="float" office:value="35.7" calcext:value-type="float">
            <text:p>35.7</text:p>
          </table:table-cell>
          <table:table-cell office:value-type="float" office:value="46.326" calcext:value-type="float">
            <text:p>46.326</text:p>
          </table:table-cell>
          <table:table-cell office:value-type="string" calcext:value-type="string">
            <text:p>##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521" calcext:value-type="float">
            <text:p>0.521</text:p>
          </table:table-cell>
          <table:table-cell office:value-type="float" office:value="9.663" calcext:value-type="float">
            <text:p>9.663</text:p>
          </table:table-cell>
          <table:table-cell office:value-type="float" office:value="9.677" calcext:value-type="float">
            <text:p>9.677</text:p>
          </table:table-cell>
          <table:table-cell office:value-type="string" calcext:value-type="string">
            <text:p>##</text:p>
          </table:table-cell>
          <table:table-cell office:value-type="float" office:value="0.09" calcext:value-type="float">
            <text:p>0.09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604" calcext:value-type="float">
            <text:p>-0.604</text:p>
          </table:table-cell>
          <table:table-cell office:value-type="float" office:value="0.611" calcext:value-type="float">
            <text:p>0.611</text:p>
          </table:table-cell>
          <table:table-cell/>
          <table:table-cell table:formula="of:=IF (ABS([.I108]) &gt; 8.5; 1; 0)" office:value-type="float" office:value="1" calcext:value-type="float">
            <text:p>1</text:p>
          </table:table-cell>
          <table:table-cell table:formula="of:=ATAN2([.C108];[.B108])" office:value-type="float" office:value="2.63673128193067" calcext:value-type="float">
            <text:p>2.6367312819</text:p>
          </table:table-cell>
          <table:table-cell office:value-type="float" office:value="4" calcext:value-type="float">
            <text:p>4</text:p>
          </table:table-cell>
          <table:table-cell table:formula="of:=[.S108]*0.1/3" office:value-type="float" office:value="0.133333333333333" calcext:value-type="float">
            <text:p>0.1333333333</text:p>
          </table:table-cell>
          <table:table-cell table:formula="of:=[.N108]*[.T108]" office:value-type="float" office:value="-0.0805333333333333" calcext:value-type="float">
            <text:p>-0.0805333333</text:p>
          </table:table-cell>
          <table:table-cell table:formula="of:=[.V107]+[.U107]" office:value-type="float" office:value="2.65657069774264" calcext:value-type="float">
            <text:p>2.656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32" calcext:value-type="float">
            <text:p>16.32</text:p>
          </table:table-cell>
          <table:table-cell office:value-type="float" office:value="-24.565" calcext:value-type="float">
            <text:p>-24.565</text:p>
          </table:table-cell>
          <table:table-cell office:value-type="float" office:value="35.615" calcext:value-type="float">
            <text:p>35.615</text:p>
          </table:table-cell>
          <table:table-cell office:value-type="float" office:value="46.241" calcext:value-type="float">
            <text:p>46.241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41" calcext:value-type="float">
            <text:p>0.41</text:p>
          </table:table-cell>
          <table:table-cell office:value-type="float" office:value="9.355" calcext:value-type="float">
            <text:p>9.355</text:p>
          </table:table-cell>
          <table:table-cell office:value-type="float" office:value="9.377" calcext:value-type="float">
            <text:p>9.377</text:p>
          </table:table-cell>
          <table:table-cell office:value-type="string" calcext:value-type="string">
            <text:p>##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655" calcext:value-type="float">
            <text:p>-0.655</text:p>
          </table:table-cell>
          <table:table-cell office:value-type="float" office:value="0.655" calcext:value-type="float">
            <text:p>0.655</text:p>
          </table:table-cell>
          <table:table-cell/>
          <table:table-cell table:formula="of:=IF (ABS([.I109]) &gt; 8.5; 1; 0)" office:value-type="float" office:value="1" calcext:value-type="float">
            <text:p>1</text:p>
          </table:table-cell>
          <table:table-cell table:formula="of:=ATAN2([.C109];[.B109])" office:value-type="float" office:value="2.55518876970335" calcext:value-type="float">
            <text:p>2.5551887697</text:p>
          </table:table-cell>
          <table:table-cell office:value-type="float" office:value="2" calcext:value-type="float">
            <text:p>2</text:p>
          </table:table-cell>
          <table:table-cell table:formula="of:=[.S109]*0.1/3" office:value-type="float" office:value="0.0666666666666667" calcext:value-type="float">
            <text:p>0.0666666667</text:p>
          </table:table-cell>
          <table:table-cell table:formula="of:=[.N109]*[.T109]" office:value-type="float" office:value="-0.0436666666666667" calcext:value-type="float">
            <text:p>-0.0436666667</text:p>
          </table:table-cell>
          <table:table-cell table:formula="of:=[.V108]+[.U108]" office:value-type="float" office:value="2.57603736440931" calcext:value-type="float">
            <text:p>2.576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615" calcext:value-type="float">
            <text:p>18.615</text:p>
          </table:table-cell>
          <table:table-cell office:value-type="float" office:value="-22.61" calcext:value-type="float">
            <text:p>-22.61</text:p>
          </table:table-cell>
          <table:table-cell office:value-type="float" office:value="35.87" calcext:value-type="float">
            <text:p>35.87</text:p>
          </table:table-cell>
          <table:table-cell office:value-type="float" office:value="46.308" calcext:value-type="float">
            <text:p>46.308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447" calcext:value-type="float">
            <text:p>0.447</text:p>
          </table:table-cell>
          <table:table-cell office:value-type="float" office:value="9.624" calcext:value-type="float">
            <text:p>9.624</text:p>
          </table:table-cell>
          <table:table-cell office:value-type="float" office:value="9.638" calcext:value-type="float">
            <text:p>9.638</text:p>
          </table:table-cell>
          <table:table-cell office:value-type="string" calcext:value-type="string">
            <text:p>##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812" calcext:value-type="float">
            <text:p>0.812</text:p>
          </table:table-cell>
          <table:table-cell/>
          <table:table-cell table:formula="of:=IF (ABS([.I110]) &gt; 8.5; 1; 0)" office:value-type="float" office:value="1" calcext:value-type="float">
            <text:p>1</text:p>
          </table:table-cell>
          <table:table-cell table:formula="of:=ATAN2([.C110];[.B110])" office:value-type="float" office:value="2.45280005240632" calcext:value-type="float">
            <text:p>2.4528000524</text:p>
          </table:table-cell>
          <table:table-cell office:value-type="float" office:value="4" calcext:value-type="float">
            <text:p>4</text:p>
          </table:table-cell>
          <table:table-cell table:formula="of:=[.S110]*0.1/3" office:value-type="float" office:value="0.133333333333333" calcext:value-type="float">
            <text:p>0.1333333333</text:p>
          </table:table-cell>
          <table:table-cell table:formula="of:=[.N110]*[.T110]" office:value-type="float" office:value="-0.108133333333333" calcext:value-type="float">
            <text:p>-0.1081333333</text:p>
          </table:table-cell>
          <table:table-cell table:formula="of:=[.V109]+[.U109]" office:value-type="float" office:value="2.53237069774264" calcext:value-type="float">
            <text:p>2.532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635" calcext:value-type="float">
            <text:p>19.635</text:p>
          </table:table-cell>
          <table:table-cell office:value-type="float" office:value="-22.1" calcext:value-type="float">
            <text:p>-22.1</text:p>
          </table:table-cell>
          <table:table-cell office:value-type="float" office:value="35.87" calcext:value-type="float">
            <text:p>35.87</text:p>
          </table:table-cell>
          <table:table-cell office:value-type="float" office:value="46.482" calcext:value-type="float">
            <text:p>46.482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447" calcext:value-type="float">
            <text:p>0.447</text:p>
          </table:table-cell>
          <table:table-cell office:value-type="float" office:value="9.547" calcext:value-type="float">
            <text:p>9.547</text:p>
          </table:table-cell>
          <table:table-cell office:value-type="float" office:value="9.579" calcext:value-type="float">
            <text:p>9.579</text:p>
          </table:table-cell>
          <table:table-cell office:value-type="string" calcext:value-type="string">
            <text:p>##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573" calcext:value-type="float">
            <text:p>-0.573</text:p>
          </table:table-cell>
          <table:table-cell office:value-type="float" office:value="0.579" calcext:value-type="float">
            <text:p>0.579</text:p>
          </table:table-cell>
          <table:table-cell/>
          <table:table-cell table:formula="of:=IF (ABS([.I111]) &gt; 8.5; 1; 0)" office:value-type="float" office:value="1" calcext:value-type="float">
            <text:p>1</text:p>
          </table:table-cell>
          <table:table-cell table:formula="of:=ATAN2([.C111];[.B111])" office:value-type="float" office:value="2.41518909036294" calcext:value-type="float">
            <text:p>2.4151890904</text:p>
          </table:table-cell>
          <table:table-cell office:value-type="float" office:value="2" calcext:value-type="float">
            <text:p>2</text:p>
          </table:table-cell>
          <table:table-cell table:formula="of:=[.S111]*0.1/3" office:value-type="float" office:value="0.0666666666666667" calcext:value-type="float">
            <text:p>0.0666666667</text:p>
          </table:table-cell>
          <table:table-cell table:formula="of:=[.N111]*[.T111]" office:value-type="float" office:value="-0.0382" calcext:value-type="float">
            <text:p>-0.0382</text:p>
          </table:table-cell>
          <table:table-cell table:formula="of:=[.V110]+[.U110]" office:value-type="float" office:value="2.42423736440931" calcext:value-type="float">
            <text:p>2.424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72" calcext:value-type="float">
            <text:p>19.72</text:p>
          </table:table-cell>
          <table:table-cell office:value-type="float" office:value="-21.505" calcext:value-type="float">
            <text:p>-21.505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304" calcext:value-type="float">
            <text:p>46.304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298" calcext:value-type="float">
            <text:p>0.298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##</text:p>
          </table:table-cell>
          <table:table-cell office:value-type="float" office:value="0.03" calcext:value-type="float">
            <text:p>0.0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IF (ABS([.I112]) &gt; 8.5; 1; 0)" office:value-type="float" office:value="1" calcext:value-type="float">
            <text:p>1</text:p>
          </table:table-cell>
          <table:table-cell table:formula="of:=ATAN2([.C112];[.B112])" office:value-type="float" office:value="2.39946643068242" calcext:value-type="float">
            <text:p>2.3994664307</text:p>
          </table:table-cell>
          <table:table-cell office:value-type="float" office:value="4" calcext:value-type="float">
            <text:p>4</text:p>
          </table:table-cell>
          <table:table-cell table:formula="of:=[.S112]*0.1/3" office:value-type="float" office:value="0.133333333333333" calcext:value-type="float">
            <text:p>0.1333333333</text:p>
          </table:table-cell>
          <table:table-cell table:formula="of:=[.N112]*[.T112]" office:value-type="float" office:value="-0.0473333333333333" calcext:value-type="float">
            <text:p>-0.0473333333</text:p>
          </table:table-cell>
          <table:table-cell table:formula="of:=[.V111]+[.U111]" office:value-type="float" office:value="2.38603736440931" calcext:value-type="float">
            <text:p>2.386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825" calcext:value-type="float">
            <text:p>20.825</text:p>
          </table:table-cell>
          <table:table-cell office:value-type="float" office:value="-20.74" calcext:value-type="float">
            <text:p>-20.74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439" calcext:value-type="float">
            <text:p>46.439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447" calcext:value-type="float">
            <text:p>0.447</text:p>
          </table:table-cell>
          <table:table-cell office:value-type="float" office:value="9.547" calcext:value-type="float">
            <text:p>9.547</text:p>
          </table:table-cell>
          <table:table-cell office:value-type="float" office:value="9.561" calcext:value-type="float">
            <text:p>9.561</text:p>
          </table:table-cell>
          <table:table-cell office:value-type="string" calcext:value-type="string">
            <text:p>##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5" calcext:value-type="float">
            <text:p>-0.5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IF (ABS([.I113]) &gt; 8.5; 1; 0)" office:value-type="float" office:value="1" calcext:value-type="float">
            <text:p>1</text:p>
          </table:table-cell>
          <table:table-cell table:formula="of:=ATAN2([.C113];[.B113])" office:value-type="float" office:value="2.35414950326799" calcext:value-type="float">
            <text:p>2.3541495033</text:p>
          </table:table-cell>
          <table:table-cell office:value-type="float" office:value="2" calcext:value-type="float">
            <text:p>2</text:p>
          </table:table-cell>
          <table:table-cell table:formula="of:=[.S113]*0.1/3" office:value-type="float" office:value="0.0666666666666667" calcext:value-type="float">
            <text:p>0.0666666667</text:p>
          </table:table-cell>
          <table:table-cell table:formula="of:=[.N113]*[.T113]" office:value-type="float" office:value="-0.0333333333333333" calcext:value-type="float">
            <text:p>-0.0333333333</text:p>
          </table:table-cell>
          <table:table-cell table:formula="of:=[.V112]+[.U112]" office:value-type="float" office:value="2.33870403107597" calcext:value-type="float">
            <text:p>2.338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76" calcext:value-type="float">
            <text:p>21.76</text:p>
          </table:table-cell>
          <table:table-cell office:value-type="float" office:value="-19.465" calcext:value-type="float">
            <text:p>-19.465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316" calcext:value-type="float">
            <text:p>46.316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0.224" calcext:value-type="float">
            <text:p>0.224</text:p>
          </table:table-cell>
          <table:table-cell office:value-type="float" office:value="9.624" calcext:value-type="float">
            <text:p>9.624</text:p>
          </table:table-cell>
          <table:table-cell office:value-type="float" office:value="9.628" calcext:value-type="float">
            <text:p>9.628</text:p>
          </table:table-cell>
          <table:table-cell office:value-type="string" calcext:value-type="string">
            <text:p>##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41" calcext:value-type="float">
            <text:p>-0.441</text:p>
          </table:table-cell>
          <table:table-cell office:value-type="float" office:value="0.453" calcext:value-type="float">
            <text:p>0.453</text:p>
          </table:table-cell>
          <table:table-cell/>
          <table:table-cell table:formula="of:=IF (ABS([.I114]) &gt; 8.5; 1; 0)" office:value-type="float" office:value="1" calcext:value-type="float">
            <text:p>1</text:p>
          </table:table-cell>
          <table:table-cell table:formula="of:=ATAN2([.C114];[.B114])" office:value-type="float" office:value="2.30058179058833" calcext:value-type="float">
            <text:p>2.3005817906</text:p>
          </table:table-cell>
          <table:table-cell office:value-type="float" office:value="4" calcext:value-type="float">
            <text:p>4</text:p>
          </table:table-cell>
          <table:table-cell table:formula="of:=[.S114]*0.1/3" office:value-type="float" office:value="0.133333333333333" calcext:value-type="float">
            <text:p>0.1333333333</text:p>
          </table:table-cell>
          <table:table-cell table:formula="of:=[.N114]*[.T114]" office:value-type="float" office:value="-0.0588" calcext:value-type="float">
            <text:p>-0.0588</text:p>
          </table:table-cell>
          <table:table-cell table:formula="of:=[.V113]+[.U113]" office:value-type="float" office:value="2.30537069774264" calcext:value-type="float">
            <text:p>2.305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015" calcext:value-type="float">
            <text:p>22.015</text:p>
          </table:table-cell>
          <table:table-cell office:value-type="float" office:value="-18.53" calcext:value-type="float">
            <text:p>-18.53</text:p>
          </table:table-cell>
          <table:table-cell office:value-type="float" office:value="36.295" calcext:value-type="float">
            <text:p>36.295</text:p>
          </table:table-cell>
          <table:table-cell office:value-type="float" office:value="46.318" calcext:value-type="float">
            <text:p>46.318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24" calcext:value-type="float">
            <text:p>0.224</text:p>
          </table:table-cell>
          <table:table-cell office:value-type="float" office:value="9.701" calcext:value-type="float">
            <text:p>9.701</text:p>
          </table:table-cell>
          <table:table-cell office:value-type="float" office:value="9.714" calcext:value-type="float">
            <text:p>9.714</text:p>
          </table:table-cell>
          <table:table-cell office:value-type="string" calcext:value-type="string">
            <text:p>##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IF (ABS([.I115]) &gt; 8.5; 1; 0)" office:value-type="float" office:value="1" calcext:value-type="float">
            <text:p>1</text:p>
          </table:table-cell>
          <table:table-cell table:formula="of:=ATAN2([.C115];[.B115])" office:value-type="float" office:value="2.27045135610954" calcext:value-type="float">
            <text:p>2.2704513561</text:p>
          </table:table-cell>
          <table:table-cell office:value-type="float" office:value="2" calcext:value-type="float">
            <text:p>2</text:p>
          </table:table-cell>
          <table:table-cell table:formula="of:=[.S115]*0.1/3" office:value-type="float" office:value="0.0666666666666667" calcext:value-type="float">
            <text:p>0.0666666667</text:p>
          </table:table-cell>
          <table:table-cell table:formula="of:=[.N115]*[.T115]" office:value-type="float" office:value="-0.0232666666666667" calcext:value-type="float">
            <text:p>-0.0232666667</text:p>
          </table:table-cell>
          <table:table-cell table:formula="of:=[.V114]+[.U114]" office:value-type="float" office:value="2.24657069774264" calcext:value-type="float">
            <text:p>2.246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46" calcext:value-type="float">
            <text:p>23.46</text:p>
          </table:table-cell>
          <table:table-cell office:value-type="float" office:value="-17.51" calcext:value-type="float">
            <text:p>-17.51</text:p>
          </table:table-cell>
          <table:table-cell office:value-type="float" office:value="36.04" calcext:value-type="float">
            <text:p>36.04</text:p>
          </table:table-cell>
          <table:table-cell office:value-type="float" office:value="46.431" calcext:value-type="float">
            <text:p>46.431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87" calcext:value-type="float">
            <text:p>0.187</text:p>
          </table:table-cell>
          <table:table-cell office:value-type="float" office:value="9.355" calcext:value-type="float">
            <text:p>9.355</text:p>
          </table:table-cell>
          <table:table-cell office:value-type="float" office:value="9.357" calcext:value-type="float">
            <text:p>9.357</text:p>
          </table:table-cell>
          <table:table-cell office:value-type="string" calcext:value-type="string">
            <text:p>##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366" calcext:value-type="float">
            <text:p>0.366</text:p>
          </table:table-cell>
          <table:table-cell/>
          <table:table-cell table:formula="of:=IF (ABS([.I116]) &gt; 8.5; 1; 0)" office:value-type="float" office:value="1" calcext:value-type="float">
            <text:p>1</text:p>
          </table:table-cell>
          <table:table-cell table:formula="of:=ATAN2([.C116];[.B116])" office:value-type="float" office:value="2.21197455939442" calcext:value-type="float">
            <text:p>2.2119745594</text:p>
          </table:table-cell>
          <table:table-cell office:value-type="float" office:value="4" calcext:value-type="float">
            <text:p>4</text:p>
          </table:table-cell>
          <table:table-cell table:formula="of:=[.S116]*0.1/3" office:value-type="float" office:value="0.133333333333333" calcext:value-type="float">
            <text:p>0.1333333333</text:p>
          </table:table-cell>
          <table:table-cell table:formula="of:=[.N116]*[.T116]" office:value-type="float" office:value="-0.0474666666666667" calcext:value-type="float">
            <text:p>-0.0474666667</text:p>
          </table:table-cell>
          <table:table-cell table:formula="of:=[.V115]+[.U115]" office:value-type="float" office:value="2.22330403107597" calcext:value-type="float">
            <text:p>2.223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375" calcext:value-type="float">
            <text:p>23.375</text:p>
          </table:table-cell>
          <table:table-cell office:value-type="float" office:value="-16.49" calcext:value-type="float">
            <text:p>-16.49</text:p>
          </table:table-cell>
          <table:table-cell office:value-type="float" office:value="36.805" calcext:value-type="float">
            <text:p>36.805</text:p>
          </table:table-cell>
          <table:table-cell office:value-type="float" office:value="46.615" calcext:value-type="float">
            <text:p>46.615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9.471" calcext:value-type="float">
            <text:p>9.471</text:p>
          </table:table-cell>
          <table:table-cell office:value-type="string" calcext:value-type="string">
            <text:p>##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IF (ABS([.I117]) &gt; 8.5; 1; 0)" office:value-type="float" office:value="1" calcext:value-type="float">
            <text:p>1</text:p>
          </table:table-cell>
          <table:table-cell table:formula="of:=ATAN2([.C117];[.B117])" office:value-type="float" office:value="2.18517368683564" calcext:value-type="float">
            <text:p>2.1851736868</text:p>
          </table:table-cell>
          <table:table-cell office:value-type="float" office:value="2" calcext:value-type="float">
            <text:p>2</text:p>
          </table:table-cell>
          <table:table-cell table:formula="of:=[.S117]*0.1/3" office:value-type="float" office:value="0.0666666666666667" calcext:value-type="float">
            <text:p>0.0666666667</text:p>
          </table:table-cell>
          <table:table-cell table:formula="of:=[.N117]*[.T117]" office:value-type="float" office:value="-0.0215333333333333" calcext:value-type="float">
            <text:p>-0.0215333333</text:p>
          </table:table-cell>
          <table:table-cell table:formula="of:=[.V116]+[.U116]" office:value-type="float" office:value="2.17583736440931" calcext:value-type="float">
            <text:p>2.175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-15.215" calcext:value-type="float">
            <text:p>-15.215</text:p>
          </table:table-cell>
          <table:table-cell office:value-type="float" office:value="36.72" calcext:value-type="float">
            <text:p>36.72</text:p>
          </table:table-cell>
          <table:table-cell office:value-type="float" office:value="46.241" calcext:value-type="float">
            <text:p>46.241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9.394" calcext:value-type="float">
            <text:p>9.394</text:p>
          </table:table-cell>
          <table:table-cell office:value-type="float" office:value="9.396" calcext:value-type="float">
            <text:p>9.396</text:p>
          </table:table-cell>
          <table:table-cell office:value-type="string" calcext:value-type="string">
            <text:p>##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369" calcext:value-type="float">
            <text:p>0.369</text:p>
          </table:table-cell>
          <table:table-cell/>
          <table:table-cell table:formula="of:=IF (ABS([.I118]) &gt; 8.5; 1; 0)" office:value-type="float" office:value="1" calcext:value-type="float">
            <text:p>1</text:p>
          </table:table-cell>
          <table:table-cell table:formula="of:=ATAN2([.C118];[.B118])" office:value-type="float" office:value="2.14286068274983" calcext:value-type="float">
            <text:p>2.1428606827</text:p>
          </table:table-cell>
          <table:table-cell office:value-type="float" office:value="4" calcext:value-type="float">
            <text:p>4</text:p>
          </table:table-cell>
          <table:table-cell table:formula="of:=[.S118]*0.1/3" office:value-type="float" office:value="0.133333333333333" calcext:value-type="float">
            <text:p>0.1333333333</text:p>
          </table:table-cell>
          <table:table-cell table:formula="of:=[.N118]*[.T118]" office:value-type="float" office:value="-0.0484" calcext:value-type="float">
            <text:p>-0.0484</text:p>
          </table:table-cell>
          <table:table-cell table:formula="of:=[.V117]+[.U117]" office:value-type="float" office:value="2.15430403107597" calcext:value-type="float">
            <text:p>2.154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14" calcext:value-type="float">
            <text:p>24.14</text:p>
          </table:table-cell>
          <table:table-cell office:value-type="float" office:value="-14.28" calcext:value-type="float">
            <text:p>-14.28</text:p>
          </table:table-cell>
          <table:table-cell office:value-type="float" office:value="37.485" calcext:value-type="float">
            <text:p>37.485</text:p>
          </table:table-cell>
          <table:table-cell office:value-type="float" office:value="46.816" calcext:value-type="float">
            <text:p>46.816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9.509" calcext:value-type="float">
            <text:p>9.509</text:p>
          </table:table-cell>
          <table:table-cell office:value-type="string" calcext:value-type="string">
            <text:p>##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283" calcext:value-type="float">
            <text:p>0.283</text:p>
          </table:table-cell>
          <table:table-cell/>
          <table:table-cell table:formula="of:=IF (ABS([.I119]) &gt; 8.5; 1; 0)" office:value-type="float" office:value="1" calcext:value-type="float">
            <text:p>1</text:p>
          </table:table-cell>
          <table:table-cell table:formula="of:=ATAN2([.C119];[.B119])" office:value-type="float" office:value="2.10497890170028" calcext:value-type="float">
            <text:p>2.1049789017</text:p>
          </table:table-cell>
          <table:table-cell office:value-type="float" office:value="2" calcext:value-type="float">
            <text:p>2</text:p>
          </table:table-cell>
          <table:table-cell table:formula="of:=[.S119]*0.1/3" office:value-type="float" office:value="0.0666666666666667" calcext:value-type="float">
            <text:p>0.0666666667</text:p>
          </table:table-cell>
          <table:table-cell table:formula="of:=[.N119]*[.T119]" office:value-type="float" office:value="-0.0186" calcext:value-type="float">
            <text:p>-0.0186</text:p>
          </table:table-cell>
          <table:table-cell table:formula="of:=[.V118]+[.U118]" office:value-type="float" office:value="2.10590403107597" calcext:value-type="float">
            <text:p>2.105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48" calcext:value-type="float">
            <text:p>24.48</text:p>
          </table:table-cell>
          <table:table-cell office:value-type="float" office:value="-13.855" calcext:value-type="float">
            <text:p>-13.855</text:p>
          </table:table-cell>
          <table:table-cell office:value-type="float" office:value="37.145" calcext:value-type="float">
            <text:p>37.145</text:p>
          </table:table-cell>
          <table:table-cell office:value-type="float" office:value="46.594" calcext:value-type="float">
            <text:p>46.594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35" calcext:value-type="float">
            <text:p>0.335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5" calcext:value-type="float">
            <text:p>9.515</text:p>
          </table:table-cell>
          <table:table-cell office:value-type="string" calcext:value-type="string">
            <text:p>##</text:p>
          </table:table-cell>
          <table:table-cell office:value-type="float" office:value="0.1" calcext:value-type="float">
            <text:p>0.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IF (ABS([.I120]) &gt; 8.5; 1; 0)" office:value-type="float" office:value="1" calcext:value-type="float">
            <text:p>1</text:p>
          </table:table-cell>
          <table:table-cell table:formula="of:=ATAN2([.C120];[.B120])" office:value-type="float" office:value="2.08581952587187" calcext:value-type="float">
            <text:p>2.0858195259</text:p>
          </table:table-cell>
          <table:table-cell office:value-type="float" office:value="4" calcext:value-type="float">
            <text:p>4</text:p>
          </table:table-cell>
          <table:table-cell table:formula="of:=[.S120]*0.1/3" office:value-type="float" office:value="0.133333333333333" calcext:value-type="float">
            <text:p>0.1333333333</text:p>
          </table:table-cell>
          <table:table-cell table:formula="of:=[.N120]*[.T120]" office:value-type="float" office:value="-0.0377333333333333" calcext:value-type="float">
            <text:p>-0.0377333333</text:p>
          </table:table-cell>
          <table:table-cell table:formula="of:=[.V119]+[.U119]" office:value-type="float" office:value="2.08730403107597" calcext:value-type="float">
            <text:p>2.087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245" calcext:value-type="float">
            <text:p>25.245</text:p>
          </table:table-cell>
          <table:table-cell office:value-type="float" office:value="-13.09" calcext:value-type="float">
            <text:p>-13.09</text:p>
          </table:table-cell>
          <table:table-cell office:value-type="float" office:value="37.485" calcext:value-type="float">
            <text:p>37.485</text:p>
          </table:table-cell>
          <table:table-cell office:value-type="float" office:value="47.051" calcext:value-type="float">
            <text:p>47.051</text:p>
          </table:table-cell>
          <table:table-cell office:value-type="string" calcext:value-type="string">
            <text:p>##</text:p>
          </table:table-cell>
          <table:table-cell office:value-type="float" office:value="-1.782" calcext:value-type="float">
            <text:p>-1.782</text:p>
          </table:table-cell>
          <table:table-cell office:value-type="float" office:value="0.039" calcext:value-type="float">
            <text:p>0.039</text:p>
          </table:table-cell>
          <table:table-cell office:value-type="float" office:value="10.086" calcext:value-type="float">
            <text:p>10.086</text:p>
          </table:table-cell>
          <table:table-cell office:value-type="float" office:value="10.242" calcext:value-type="float">
            <text:p>10.242</text:p>
          </table:table-cell>
          <table:table-cell office:value-type="string" calcext:value-type="string">
            <text:p>##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IF (ABS([.I121]) &gt; 8.5; 1; 0)" office:value-type="float" office:value="1" calcext:value-type="float">
            <text:p>1</text:p>
          </table:table-cell>
          <table:table-cell table:formula="of:=ATAN2([.C121];[.B121])" office:value-type="float" office:value="2.04914875817355" calcext:value-type="float">
            <text:p>2.0491487582</text:p>
          </table:table-cell>
          <table:table-cell office:value-type="float" office:value="2" calcext:value-type="float">
            <text:p>2</text:p>
          </table:table-cell>
          <table:table-cell table:formula="of:=[.S121]*0.1/3" office:value-type="float" office:value="0.0666666666666667" calcext:value-type="float">
            <text:p>0.0666666667</text:p>
          </table:table-cell>
          <table:table-cell table:formula="of:=[.N121]*[.T121]" office:value-type="float" office:value="-0.0292666666666667" calcext:value-type="float">
            <text:p>-0.0292666667</text:p>
          </table:table-cell>
          <table:table-cell table:formula="of:=[.V120]+[.U120]" office:value-type="float" office:value="2.04957069774264" calcext:value-type="float">
            <text:p>2.049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95" calcext:value-type="float">
            <text:p>26.095</text:p>
          </table:table-cell>
          <table:table-cell office:value-type="float" office:value="-10.965" calcext:value-type="float">
            <text:p>-10.965</text:p>
          </table:table-cell>
          <table:table-cell office:value-type="float" office:value="37.06" calcext:value-type="float">
            <text:p>37.06</text:p>
          </table:table-cell>
          <table:table-cell office:value-type="float" office:value="46.633" calcext:value-type="float">
            <text:p>46.633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039" calcext:value-type="float">
            <text:p>0.039</text:p>
          </table:table-cell>
          <table:table-cell office:value-type="float" office:value="9.624" calcext:value-type="float">
            <text:p>9.624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##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362" calcext:value-type="float">
            <text:p>0.362</text:p>
          </table:table-cell>
          <table:table-cell/>
          <table:table-cell table:formula="of:=IF (ABS([.I122]) &gt; 8.5; 1; 0)" office:value-type="float" office:value="1" calcext:value-type="float">
            <text:p>1</text:p>
          </table:table-cell>
          <table:table-cell table:formula="of:=ATAN2([.C122];[.B122])" office:value-type="float" office:value="1.96859044047066" calcext:value-type="float">
            <text:p>1.9685904405</text:p>
          </table:table-cell>
          <table:table-cell office:value-type="float" office:value="4" calcext:value-type="float">
            <text:p>4</text:p>
          </table:table-cell>
          <table:table-cell table:formula="of:=[.S122]*0.1/3" office:value-type="float" office:value="0.133333333333333" calcext:value-type="float">
            <text:p>0.1333333333</text:p>
          </table:table-cell>
          <table:table-cell table:formula="of:=[.N122]*[.T122]" office:value-type="float" office:value="-0.0462666666666667" calcext:value-type="float">
            <text:p>-0.0462666667</text:p>
          </table:table-cell>
          <table:table-cell table:formula="of:=[.V121]+[.U121]" office:value-type="float" office:value="2.02030403107597" calcext:value-type="float">
            <text:p>2.020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84" calcext:value-type="float">
            <text:p>25.84</text:p>
          </table:table-cell>
          <table:table-cell office:value-type="float" office:value="-10.03" calcext:value-type="float">
            <text:p>-10.03</text:p>
          </table:table-cell>
          <table:table-cell office:value-type="float" office:value="37.485" calcext:value-type="float">
            <text:p>37.485</text:p>
          </table:table-cell>
          <table:table-cell office:value-type="float" office:value="46.62" calcext:value-type="float">
            <text:p>46.62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586" calcext:value-type="float">
            <text:p>9.586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##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IF (ABS([.I123]) &gt; 8.5; 1; 0)" office:value-type="float" office:value="1" calcext:value-type="float">
            <text:p>1</text:p>
          </table:table-cell>
          <table:table-cell table:formula="of:=ATAN2([.C123];[.B123])" office:value-type="float" office:value="1.94105249343192" calcext:value-type="float">
            <text:p>1.9410524934</text:p>
          </table:table-cell>
          <table:table-cell office:value-type="float" office:value="2" calcext:value-type="float">
            <text:p>2</text:p>
          </table:table-cell>
          <table:table-cell table:formula="of:=[.S123]*0.1/3" office:value-type="float" office:value="0.0666666666666667" calcext:value-type="float">
            <text:p>0.0666666667</text:p>
          </table:table-cell>
          <table:table-cell table:formula="of:=[.N123]*[.T123]" office:value-type="float" office:value="-0.0238666666666667" calcext:value-type="float">
            <text:p>-0.0238666667</text:p>
          </table:table-cell>
          <table:table-cell table:formula="of:=[.V122]+[.U122]" office:value-type="float" office:value="1.97403736440931" calcext:value-type="float">
            <text:p>1.974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925" calcext:value-type="float">
            <text:p>25.925</text:p>
          </table:table-cell>
          <table:table-cell office:value-type="float" office:value="-9.265" calcext:value-type="float">
            <text:p>-9.265</text:p>
          </table:table-cell>
          <table:table-cell office:value-type="float" office:value="37.315" calcext:value-type="float">
            <text:p>37.315</text:p>
          </table:table-cell>
          <table:table-cell office:value-type="float" office:value="46.372" calcext:value-type="float">
            <text:p>46.372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278" calcext:value-type="float">
            <text:p>9.278</text:p>
          </table:table-cell>
          <table:table-cell office:value-type="float" office:value="9.279" calcext:value-type="float">
            <text:p>9.279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IF (ABS([.I124]) &gt; 8.5; 1; 0)" office:value-type="float" office:value="1" calcext:value-type="float">
            <text:p>1</text:p>
          </table:table-cell>
          <table:table-cell table:formula="of:=ATAN2([.C124];[.B124])" office:value-type="float" office:value="1.91402795153245" calcext:value-type="float">
            <text:p>1.9140279515</text:p>
          </table:table-cell>
          <table:table-cell office:value-type="float" office:value="4" calcext:value-type="float">
            <text:p>4</text:p>
          </table:table-cell>
          <table:table-cell table:formula="of:=[.S124]*0.1/3" office:value-type="float" office:value="0.133333333333333" calcext:value-type="float">
            <text:p>0.1333333333</text:p>
          </table:table-cell>
          <table:table-cell table:formula="of:=[.N124]*[.T124]" office:value-type="float" office:value="-0.0578666666666667" calcext:value-type="float">
            <text:p>-0.0578666667</text:p>
          </table:table-cell>
          <table:table-cell table:formula="of:=[.V123]+[.U123]" office:value-type="float" office:value="1.95017069774264" calcext:value-type="float">
            <text:p>1.950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435" calcext:value-type="float">
            <text:p>26.435</text:p>
          </table:table-cell>
          <table:table-cell office:value-type="float" office:value="-8.925" calcext:value-type="float">
            <text:p>-8.925</text:p>
          </table:table-cell>
          <table:table-cell office:value-type="float" office:value="37.74" calcext:value-type="float">
            <text:p>37.74</text:p>
          </table:table-cell>
          <table:table-cell office:value-type="float" office:value="46.934" calcext:value-type="float">
            <text:p>46.934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84" calcext:value-type="float">
            <text:p>-0.184</text:p>
          </table:table-cell>
          <table:table-cell office:value-type="float" office:value="9.663" calcext:value-type="float">
            <text:p>9.663</text:p>
          </table:table-cell>
          <table:table-cell office:value-type="float" office:value="9.665" calcext:value-type="float">
            <text:p>9.665</text:p>
          </table:table-cell>
          <table:table-cell office:value-type="string" calcext:value-type="string">
            <text:p>##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258" calcext:value-type="float">
            <text:p>0.258</text:p>
          </table:table-cell>
          <table:table-cell/>
          <table:table-cell table:formula="of:=IF (ABS([.I125]) &gt; 8.5; 1; 0)" office:value-type="float" office:value="1" calcext:value-type="float">
            <text:p>1</text:p>
          </table:table-cell>
          <table:table-cell table:formula="of:=ATAN2([.C125];[.B125])" office:value-type="float" office:value="1.89640042666382" calcext:value-type="float">
            <text:p>1.8964004267</text:p>
          </table:table-cell>
          <table:table-cell office:value-type="float" office:value="2" calcext:value-type="float">
            <text:p>2</text:p>
          </table:table-cell>
          <table:table-cell table:formula="of:=[.S125]*0.1/3" office:value-type="float" office:value="0.0666666666666667" calcext:value-type="float">
            <text:p>0.0666666667</text:p>
          </table:table-cell>
          <table:table-cell table:formula="of:=[.N125]*[.T125]" office:value-type="float" office:value="-0.0170666666666667" calcext:value-type="float">
            <text:p>-0.0170666667</text:p>
          </table:table-cell>
          <table:table-cell table:formula="of:=[.V124]+[.U124]" office:value-type="float" office:value="1.89230403107597" calcext:value-type="float">
            <text:p>1.892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-7.65" calcext:value-type="float">
            <text:p>-7.65</text:p>
          </table:table-cell>
          <table:table-cell office:value-type="float" office:value="38.25" calcext:value-type="float">
            <text:p>38.25</text:p>
          </table:table-cell>
          <table:table-cell office:value-type="float" office:value="47.265" calcext:value-type="float">
            <text:p>47.265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24" calcext:value-type="float">
            <text:p>9.24</text:p>
          </table:table-cell>
          <table:table-cell office:value-type="float" office:value="9.248" calcext:value-type="float">
            <text:p>9.248</text:p>
          </table:table-cell>
          <table:table-cell office:value-type="string" calcext:value-type="string">
            <text:p>##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58" calcext:value-type="float">
            <text:p>-0.58</text:p>
          </table:table-cell>
          <table:table-cell office:value-type="float" office:value="0.606" calcext:value-type="float">
            <text:p>0.606</text:p>
          </table:table-cell>
          <table:table-cell/>
          <table:table-cell table:formula="of:=IF (ABS([.I126]) &gt; 8.5; 1; 0)" office:value-type="float" office:value="1" calcext:value-type="float">
            <text:p>1</text:p>
          </table:table-cell>
          <table:table-cell table:formula="of:=ATAN2([.C126];[.B126])" office:value-type="float" office:value="1.84993702849489" calcext:value-type="float">
            <text:p>1.8499370285</text:p>
          </table:table-cell>
          <table:table-cell office:value-type="float" office:value="4" calcext:value-type="float">
            <text:p>4</text:p>
          </table:table-cell>
          <table:table-cell table:formula="of:=[.S126]*0.1/3" office:value-type="float" office:value="0.133333333333333" calcext:value-type="float">
            <text:p>0.1333333333</text:p>
          </table:table-cell>
          <table:table-cell table:formula="of:=[.N126]*[.T126]" office:value-type="float" office:value="-0.0773333333333333" calcext:value-type="float">
            <text:p>-0.0773333333</text:p>
          </table:table-cell>
          <table:table-cell table:formula="of:=[.V125]+[.U125]" office:value-type="float" office:value="1.87523736440931" calcext:value-type="float">
            <text:p>1.875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265" calcext:value-type="float">
            <text:p>26.265</text:p>
          </table:table-cell>
          <table:table-cell office:value-type="float" office:value="-6.375" calcext:value-type="float">
            <text:p>-6.375</text:p>
          </table:table-cell>
          <table:table-cell office:value-type="float" office:value="38.335" calcext:value-type="float">
            <text:p>38.335</text:p>
          </table:table-cell>
          <table:table-cell office:value-type="float" office:value="46.905" calcext:value-type="float">
            <text:p>46.905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95" calcext:value-type="float">
            <text:p>-0.295</text:p>
          </table:table-cell>
          <table:table-cell office:value-type="float" office:value="10.201" calcext:value-type="float">
            <text:p>10.201</text:p>
          </table:table-cell>
          <table:table-cell office:value-type="float" office:value="10.207" calcext:value-type="float">
            <text:p>10.207</text:p>
          </table:table-cell>
          <table:table-cell office:value-type="string" calcext:value-type="string">
            <text:p>##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IF (ABS([.I127]) &gt; 8.5; 1; 0)" office:value-type="float" office:value="1" calcext:value-type="float">
            <text:p>1</text:p>
          </table:table-cell>
          <table:table-cell table:formula="of:=ATAN2([.C127];[.B127])" office:value-type="float" office:value="1.80891010920491" calcext:value-type="float">
            <text:p>1.8089101092</text:p>
          </table:table-cell>
          <table:table-cell office:value-type="float" office:value="2" calcext:value-type="float">
            <text:p>2</text:p>
          </table:table-cell>
          <table:table-cell table:formula="of:=[.S127]*0.1/3" office:value-type="float" office:value="0.0666666666666667" calcext:value-type="float">
            <text:p>0.0666666667</text:p>
          </table:table-cell>
          <table:table-cell table:formula="of:=[.N127]*[.T127]" office:value-type="float" office:value="-0.0219333333333333" calcext:value-type="float">
            <text:p>-0.0219333333</text:p>
          </table:table-cell>
          <table:table-cell table:formula="of:=[.V126]+[.U126]" office:value-type="float" office:value="1.79790403107597" calcext:value-type="float">
            <text:p>1.797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52" calcext:value-type="float">
            <text:p>26.52</text:p>
          </table:table-cell>
          <table:table-cell office:value-type="float" office:value="-4.59" calcext:value-type="float">
            <text:p>-4.59</text:p>
          </table:table-cell>
          <table:table-cell office:value-type="float" office:value="38.845" calcext:value-type="float">
            <text:p>38.845</text:p>
          </table:table-cell>
          <table:table-cell office:value-type="float" office:value="47.258" calcext:value-type="float">
            <text:p>47.258</text:p>
          </table:table-cell>
          <table:table-cell office:value-type="string" calcext:value-type="string">
            <text:p>##</text:p>
          </table:table-cell>
          <table:table-cell office:value-type="float" office:value="0.777" calcext:value-type="float">
            <text:p>0.777</text:p>
          </table:table-cell>
          <table:table-cell office:value-type="float" office:value="-0.592" calcext:value-type="float">
            <text:p>-0.592</text:p>
          </table:table-cell>
          <table:table-cell office:value-type="float" office:value="9.124" calcext:value-type="float">
            <text:p>9.124</text:p>
          </table:table-cell>
          <table:table-cell office:value-type="float" office:value="9.177" calcext:value-type="float">
            <text:p>9.177</text:p>
          </table:table-cell>
          <table:table-cell office:value-type="string" calcext:value-type="string">
            <text:p>##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702" calcext:value-type="float">
            <text:p>-0.702</text:p>
          </table:table-cell>
          <table:table-cell office:value-type="float" office:value="0.734" calcext:value-type="float">
            <text:p>0.734</text:p>
          </table:table-cell>
          <table:table-cell/>
          <table:table-cell table:formula="of:=IF (ABS([.I128]) &gt; 8.5; 1; 0)" office:value-type="float" office:value="1" calcext:value-type="float">
            <text:p>1</text:p>
          </table:table-cell>
          <table:table-cell table:formula="of:=ATAN2([.C128];[.B128])" office:value-type="float" office:value="1.7421754531844" calcext:value-type="float">
            <text:p>1.7421754532</text:p>
          </table:table-cell>
          <table:table-cell office:value-type="float" office:value="4" calcext:value-type="float">
            <text:p>4</text:p>
          </table:table-cell>
          <table:table-cell table:formula="of:=[.S128]*0.1/3" office:value-type="float" office:value="0.133333333333333" calcext:value-type="float">
            <text:p>0.1333333333</text:p>
          </table:table-cell>
          <table:table-cell table:formula="of:=[.N128]*[.T128]" office:value-type="float" office:value="-0.0936" calcext:value-type="float">
            <text:p>-0.0936</text:p>
          </table:table-cell>
          <table:table-cell table:formula="of:=[.V127]+[.U127]" office:value-type="float" office:value="1.77597069774264" calcext:value-type="float">
            <text:p>1.775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-1.53" calcext:value-type="float">
            <text:p>-1.53</text:p>
          </table:table-cell>
          <table:table-cell office:value-type="float" office:value="39.015" calcext:value-type="float">
            <text:p>39.015</text:p>
          </table:table-cell>
          <table:table-cell office:value-type="float" office:value="47.248" calcext:value-type="float">
            <text:p>47.248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547" calcext:value-type="float">
            <text:p>9.547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##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58" calcext:value-type="float">
            <text:p>-0.58</text:p>
          </table:table-cell>
          <table:table-cell office:value-type="float" office:value="0.618" calcext:value-type="float">
            <text:p>0.618</text:p>
          </table:table-cell>
          <table:table-cell/>
          <table:table-cell table:formula="of:=IF (ABS([.I129]) &gt; 8.5; 1; 0)" office:value-type="float" office:value="1" calcext:value-type="float">
            <text:p>1</text:p>
          </table:table-cell>
          <table:table-cell table:formula="of:=ATAN2([.C129];[.B129])" office:value-type="float" office:value="1.62824104331302" calcext:value-type="float">
            <text:p>1.6282410433</text:p>
          </table:table-cell>
          <table:table-cell office:value-type="float" office:value="2" calcext:value-type="float">
            <text:p>2</text:p>
          </table:table-cell>
          <table:table-cell table:formula="of:=[.S129]*0.1/3" office:value-type="float" office:value="0.0666666666666667" calcext:value-type="float">
            <text:p>0.0666666667</text:p>
          </table:table-cell>
          <table:table-cell table:formula="of:=[.N129]*[.T129]" office:value-type="float" office:value="-0.0386666666666667" calcext:value-type="float">
            <text:p>-0.0386666667</text:p>
          </table:table-cell>
          <table:table-cell table:formula="of:=[.V128]+[.U128]" office:value-type="float" office:value="1.68237069774264" calcext:value-type="float">
            <text:p>1.682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-0.17" calcext:value-type="float">
            <text:p>-0.17</text:p>
          </table:table-cell>
          <table:table-cell office:value-type="float" office:value="38.59" calcext:value-type="float">
            <text:p>38.59</text:p>
          </table:table-cell>
          <table:table-cell office:value-type="float" office:value="46.921" calcext:value-type="float">
            <text:p>46.921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555" calcext:value-type="float">
            <text:p>-0.555</text:p>
          </table:table-cell>
          <table:table-cell office:value-type="float" office:value="9.586" calcext:value-type="float">
            <text:p>9.586</text:p>
          </table:table-cell>
          <table:table-cell office:value-type="float" office:value="9.605" calcext:value-type="float">
            <text:p>9.605</text:p>
          </table:table-cell>
          <table:table-cell office:value-type="string" calcext:value-type="string">
            <text:p>##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IF (ABS([.I130]) &gt; 8.5; 1; 0)" office:value-type="float" office:value="1" calcext:value-type="float">
            <text:p>1</text:p>
          </table:table-cell>
          <table:table-cell table:formula="of:=ATAN2([.C130];[.B130])" office:value-type="float" office:value="1.57716566741356" calcext:value-type="float">
            <text:p>1.5771656674</text:p>
          </table:table-cell>
          <table:table-cell office:value-type="float" office:value="4" calcext:value-type="float">
            <text:p>4</text:p>
          </table:table-cell>
          <table:table-cell table:formula="of:=[.S130]*0.1/3" office:value-type="float" office:value="0.133333333333333" calcext:value-type="float">
            <text:p>0.1333333333</text:p>
          </table:table-cell>
          <table:table-cell table:formula="of:=[.N130]*[.T130]" office:value-type="float" office:value="-0.0701333333333333" calcext:value-type="float">
            <text:p>-0.0701333333</text:p>
          </table:table-cell>
          <table:table-cell table:formula="of:=[.V129]+[.U129]" office:value-type="float" office:value="1.64370403107597" calcext:value-type="float">
            <text:p>1.643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2.89" calcext:value-type="float">
            <text:p>2.89</text:p>
          </table:table-cell>
          <table:table-cell office:value-type="float" office:value="39.44" calcext:value-type="float">
            <text:p>39.44</text:p>
          </table:table-cell>
          <table:table-cell office:value-type="float" office:value="47.71" calcext:value-type="float">
            <text:p>47.71</text:p>
          </table:table-cell>
          <table:table-cell office:value-type="string" calcext:value-type="string">
            <text:p>##</text:p>
          </table:table-cell>
          <table:table-cell office:value-type="float" office:value="0.74" calcext:value-type="float">
            <text:p>0.74</text:p>
          </table:table-cell>
          <table:table-cell office:value-type="float" office:value="-1.074" calcext:value-type="float">
            <text:p>-1.074</text:p>
          </table:table-cell>
          <table:table-cell office:value-type="float" office:value="9.547" calcext:value-type="float">
            <text:p>9.547</text:p>
          </table:table-cell>
          <table:table-cell office:value-type="float" office:value="9.636" calcext:value-type="float">
            <text:p>9.636</text:p>
          </table:table-cell>
          <table:table-cell office:value-type="string" calcext:value-type="string">
            <text:p>##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668" calcext:value-type="float">
            <text:p>-0.668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IF (ABS([.I131]) &gt; 8.5; 1; 0)" office:value-type="float" office:value="1" calcext:value-type="float">
            <text:p>1</text:p>
          </table:table-cell>
          <table:table-cell table:formula="of:=ATAN2([.C131];[.B131])" office:value-type="float" office:value="1.46293630112281" calcext:value-type="float">
            <text:p>1.4629363011</text:p>
          </table:table-cell>
          <table:table-cell office:value-type="float" office:value="2" calcext:value-type="float">
            <text:p>2</text:p>
          </table:table-cell>
          <table:table-cell table:formula="of:=[.S131]*0.1/3" office:value-type="float" office:value="0.0666666666666667" calcext:value-type="float">
            <text:p>0.0666666667</text:p>
          </table:table-cell>
          <table:table-cell table:formula="of:=[.N131]*[.T131]" office:value-type="float" office:value="-0.0445333333333333" calcext:value-type="float">
            <text:p>-0.0445333333</text:p>
          </table:table-cell>
          <table:table-cell table:formula="of:=[.V130]+[.U130]" office:value-type="float" office:value="1.57357069774264" calcext:value-type="float">
            <text:p>1.573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35" calcext:value-type="float">
            <text:p>26.35</text:p>
          </table:table-cell>
          <table:table-cell office:value-type="float" office:value="3.655" calcext:value-type="float">
            <text:p>3.655</text:p>
          </table:table-cell>
          <table:table-cell office:value-type="float" office:value="39.355" calcext:value-type="float">
            <text:p>39.355</text:p>
          </table:table-cell>
          <table:table-cell office:value-type="float" office:value="47.503" calcext:value-type="float">
            <text:p>47.503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962" calcext:value-type="float">
            <text:p>-0.962</text:p>
          </table:table-cell>
          <table:table-cell office:value-type="float" office:value="9.663" calcext:value-type="float">
            <text:p>9.663</text:p>
          </table:table-cell>
          <table:table-cell office:value-type="float" office:value="9.711" calcext:value-type="float">
            <text:p>9.711</text:p>
          </table:table-cell>
          <table:table-cell office:value-type="string" calcext:value-type="string">
            <text:p>##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IF (ABS([.I132]) &gt; 8.5; 1; 0)" office:value-type="float" office:value="1" calcext:value-type="float">
            <text:p>1</text:p>
          </table:table-cell>
          <table:table-cell table:formula="of:=ATAN2([.C132];[.B132])" office:value-type="float" office:value="1.43296612731139" calcext:value-type="float">
            <text:p>1.4329661273</text:p>
          </table:table-cell>
          <table:table-cell office:value-type="float" office:value="4" calcext:value-type="float">
            <text:p>4</text:p>
          </table:table-cell>
          <table:table-cell table:formula="of:=[.S132]*0.1/3" office:value-type="float" office:value="0.133333333333333" calcext:value-type="float">
            <text:p>0.1333333333</text:p>
          </table:table-cell>
          <table:table-cell table:formula="of:=[.N132]*[.T132]" office:value-type="float" office:value="-0.0458666666666667" calcext:value-type="float">
            <text:p>-0.0458666667</text:p>
          </table:table-cell>
          <table:table-cell table:formula="of:=[.V131]+[.U131]" office:value-type="float" office:value="1.52903736440931" calcext:value-type="float">
            <text:p>1.529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37" calcext:value-type="float">
            <text:p>27.37</text:p>
          </table:table-cell>
          <table:table-cell office:value-type="float" office:value="4.505" calcext:value-type="float">
            <text:p>4.505</text:p>
          </table:table-cell>
          <table:table-cell office:value-type="float" office:value="38.59" calcext:value-type="float">
            <text:p>38.59</text:p>
          </table:table-cell>
          <table:table-cell office:value-type="float" office:value="47.525" calcext:value-type="float">
            <text:p>47.525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962" calcext:value-type="float">
            <text:p>-0.962</text:p>
          </table:table-cell>
          <table:table-cell office:value-type="float" office:value="9.471" calcext:value-type="float">
            <text:p>9.471</text:p>
          </table:table-cell>
          <table:table-cell office:value-type="float" office:value="9.521" calcext:value-type="float">
            <text:p>9.521</text:p>
          </table:table-cell>
          <table:table-cell office:value-type="string" calcext:value-type="string">
            <text:p>##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36" calcext:value-type="float">
            <text:p>0.136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304" calcext:value-type="float">
            <text:p>0.304</text:p>
          </table:table-cell>
          <table:table-cell/>
          <table:table-cell table:formula="of:=IF (ABS([.I133]) &gt; 8.5; 1; 0)" office:value-type="float" office:value="1" calcext:value-type="float">
            <text:p>1</text:p>
          </table:table-cell>
          <table:table-cell table:formula="of:=ATAN2([.C133];[.B133])" office:value-type="float" office:value="1.40766276000282" calcext:value-type="float">
            <text:p>1.40766276</text:p>
          </table:table-cell>
          <table:table-cell office:value-type="float" office:value="2" calcext:value-type="float">
            <text:p>2</text:p>
          </table:table-cell>
          <table:table-cell table:formula="of:=[.S133]*0.1/3" office:value-type="float" office:value="0.0666666666666667" calcext:value-type="float">
            <text:p>0.0666666667</text:p>
          </table:table-cell>
          <table:table-cell table:formula="of:=[.N133]*[.T133]" office:value-type="float" office:value="-0.0174666666666667" calcext:value-type="float">
            <text:p>-0.0174666667</text:p>
          </table:table-cell>
          <table:table-cell table:formula="of:=[.V132]+[.U132]" office:value-type="float" office:value="1.48317069774264" calcext:value-type="float">
            <text:p>1.483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1" calcext:value-type="float">
            <text:p>27.71</text:p>
          </table:table-cell>
          <table:table-cell office:value-type="float" office:value="6.29" calcext:value-type="float">
            <text:p>6.29</text:p>
          </table:table-cell>
          <table:table-cell office:value-type="float" office:value="38.42" calcext:value-type="float">
            <text:p>38.42</text:p>
          </table:table-cell>
          <table:table-cell office:value-type="float" office:value="47.786" calcext:value-type="float">
            <text:p>47.786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1.111" calcext:value-type="float">
            <text:p>-1.111</text:p>
          </table:table-cell>
          <table:table-cell office:value-type="float" office:value="9.432" calcext:value-type="float">
            <text:p>9.432</text:p>
          </table:table-cell>
          <table:table-cell office:value-type="float" office:value="9.506" calcext:value-type="float">
            <text:p>9.506</text:p>
          </table:table-cell>
          <table:table-cell office:value-type="string" calcext:value-type="string">
            <text:p>##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59" calcext:value-type="float">
            <text:p>0.059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IF (ABS([.I134]) &gt; 8.5; 1; 0)" office:value-type="float" office:value="1" calcext:value-type="float">
            <text:p>1</text:p>
          </table:table-cell>
          <table:table-cell table:formula="of:=ATAN2([.C134];[.B134])" office:value-type="float" office:value="1.34758490729748" calcext:value-type="float">
            <text:p>1.3475849073</text:p>
          </table:table-cell>
          <table:table-cell office:value-type="float" office:value="4" calcext:value-type="float">
            <text:p>4</text:p>
          </table:table-cell>
          <table:table-cell table:formula="of:=[.S134]*0.1/3" office:value-type="float" office:value="0.133333333333333" calcext:value-type="float">
            <text:p>0.1333333333</text:p>
          </table:table-cell>
          <table:table-cell table:formula="of:=[.N134]*[.T134]" office:value-type="float" office:value="-0.0701333333333333" calcext:value-type="float">
            <text:p>-0.0701333333</text:p>
          </table:table-cell>
          <table:table-cell table:formula="of:=[.V133]+[.U133]" office:value-type="float" office:value="1.46570403107597" calcext:value-type="float">
            <text:p>1.465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7.14" calcext:value-type="float">
            <text:p>7.14</text:p>
          </table:table-cell>
          <table:table-cell office:value-type="float" office:value="38.59" calcext:value-type="float">
            <text:p>38.59</text:p>
          </table:table-cell>
          <table:table-cell office:value-type="float" office:value="47.895" calcext:value-type="float">
            <text:p>47.895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-1" calcext:value-type="float">
            <text:p>-1</text:p>
          </table:table-cell>
          <table:table-cell office:value-type="float" office:value="9.701" calcext:value-type="float">
            <text:p>9.701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##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1" calcext:value-type="float">
            <text:p>0.061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479" calcext:value-type="float">
            <text:p>0.479</text:p>
          </table:table-cell>
          <table:table-cell/>
          <table:table-cell table:formula="of:=IF (ABS([.I135]) &gt; 8.5; 1; 0)" office:value-type="float" office:value="1" calcext:value-type="float">
            <text:p>1</text:p>
          </table:table-cell>
          <table:table-cell table:formula="of:=ATAN2([.C135];[.B135])" office:value-type="float" office:value="1.31637027032962" calcext:value-type="float">
            <text:p>1.3163702703</text:p>
          </table:table-cell>
          <table:table-cell office:value-type="float" office:value="2" calcext:value-type="float">
            <text:p>2</text:p>
          </table:table-cell>
          <table:table-cell table:formula="of:=[.S135]*0.1/3" office:value-type="float" office:value="0.0666666666666667" calcext:value-type="float">
            <text:p>0.0666666667</text:p>
          </table:table-cell>
          <table:table-cell table:formula="of:=[.N135]*[.T135]" office:value-type="float" office:value="-0.0311333333333333" calcext:value-type="float">
            <text:p>-0.0311333333</text:p>
          </table:table-cell>
          <table:table-cell table:formula="of:=[.V134]+[.U134]" office:value-type="float" office:value="1.39557069774264" calcext:value-type="float">
            <text:p>1.395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88" calcext:value-type="float">
            <text:p>27.88</text:p>
          </table:table-cell>
          <table:table-cell office:value-type="float" office:value="8.755" calcext:value-type="float">
            <text:p>8.755</text:p>
          </table:table-cell>
          <table:table-cell office:value-type="float" office:value="38.335" calcext:value-type="float">
            <text:p>38.335</text:p>
          </table:table-cell>
          <table:table-cell office:value-type="float" office:value="48.203" calcext:value-type="float">
            <text:p>48.203</text:p>
          </table:table-cell>
          <table:table-cell office:value-type="string" calcext:value-type="string">
            <text:p>##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962" calcext:value-type="float">
            <text:p>-0.962</text:p>
          </table:table-cell>
          <table:table-cell office:value-type="float" office:value="9.778" calcext:value-type="float">
            <text:p>9.778</text:p>
          </table:table-cell>
          <table:table-cell office:value-type="float" office:value="9.866" calcext:value-type="float">
            <text:p>9.866</text:p>
          </table:table-cell>
          <table:table-cell office:value-type="string" calcext:value-type="string">
            <text:p>##</text:p>
          </table:table-cell>
          <table:table-cell office:value-type="float" office:value="0.04" calcext:value-type="float">
            <text:p>0.04</text:p>
          </table:table-cell>
          <table:table-cell office:value-type="float" office:value="0.104" calcext:value-type="float">
            <text:p>0.104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521" calcext:value-type="float">
            <text:p>0.521</text:p>
          </table:table-cell>
          <table:table-cell/>
          <table:table-cell table:formula="of:=IF (ABS([.I136]) &gt; 8.5; 1; 0)" office:value-type="float" office:value="1" calcext:value-type="float">
            <text:p>1</text:p>
          </table:table-cell>
          <table:table-cell table:formula="of:=ATAN2([.C136];[.B136])" office:value-type="float" office:value="1.26652329342577" calcext:value-type="float">
            <text:p>1.2665232934</text:p>
          </table:table-cell>
          <table:table-cell office:value-type="float" office:value="4" calcext:value-type="float">
            <text:p>4</text:p>
          </table:table-cell>
          <table:table-cell table:formula="of:=[.S136]*0.1/3" office:value-type="float" office:value="0.133333333333333" calcext:value-type="float">
            <text:p>0.1333333333</text:p>
          </table:table-cell>
          <table:table-cell table:formula="of:=[.N136]*[.T136]" office:value-type="float" office:value="-0.0677333333333333" calcext:value-type="float">
            <text:p>-0.0677333333</text:p>
          </table:table-cell>
          <table:table-cell table:formula="of:=[.V135]+[.U135]" office:value-type="float" office:value="1.36443736440931" calcext:value-type="float">
            <text:p>1.364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12.835" calcext:value-type="float">
            <text:p>12.835</text:p>
          </table:table-cell>
          <table:table-cell office:value-type="float" office:value="37.91" calcext:value-type="float">
            <text:p>37.91</text:p>
          </table:table-cell>
          <table:table-cell office:value-type="float" office:value="48.249" calcext:value-type="float">
            <text:p>48.249</text:p>
          </table:table-cell>
          <table:table-cell office:value-type="string" calcext:value-type="string">
            <text:p>##</text:p>
          </table:table-cell>
          <table:table-cell office:value-type="float" office:value="1.333" calcext:value-type="float">
            <text:p>1.333</text:p>
          </table:table-cell>
          <table:table-cell office:value-type="float" office:value="-1.482" calcext:value-type="float">
            <text:p>-1.482</text:p>
          </table:table-cell>
          <table:table-cell office:value-type="float" office:value="8.74" calcext:value-type="float">
            <text:p>8.74</text:p>
          </table:table-cell>
          <table:table-cell office:value-type="float" office:value="8.964" calcext:value-type="float">
            <text:p>8.964</text:p>
          </table:table-cell>
          <table:table-cell office:value-type="string" calcext:value-type="string">
            <text:p>##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999" calcext:value-type="float">
            <text:p>-0.999</text:p>
          </table:table-cell>
          <table:table-cell office:value-type="float" office:value="1.064" calcext:value-type="float">
            <text:p>1.064</text:p>
          </table:table-cell>
          <table:table-cell/>
          <table:table-cell table:formula="of:=IF (ABS([.I137]) &gt; 8.5; 1; 0)" office:value-type="float" office:value="1" calcext:value-type="float">
            <text:p>1</text:p>
          </table:table-cell>
          <table:table-cell table:formula="of:=ATAN2([.C137];[.B137])" office:value-type="float" office:value="1.12625467291253" calcext:value-type="float">
            <text:p>1.1262546729</text:p>
          </table:table-cell>
          <table:table-cell office:value-type="float" office:value="2" calcext:value-type="float">
            <text:p>2</text:p>
          </table:table-cell>
          <table:table-cell table:formula="of:=[.S137]*0.1/3" office:value-type="float" office:value="0.0666666666666667" calcext:value-type="float">
            <text:p>0.0666666667</text:p>
          </table:table-cell>
          <table:table-cell table:formula="of:=[.N137]*[.T137]" office:value-type="float" office:value="-0.0666" calcext:value-type="float">
            <text:p>-0.0666</text:p>
          </table:table-cell>
          <table:table-cell table:formula="of:=[.V136]+[.U136]" office:value-type="float" office:value="1.29670403107597" calcext:value-type="float">
            <text:p>1.296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14.28" calcext:value-type="float">
            <text:p>14.28</text:p>
          </table:table-cell>
          <table:table-cell office:value-type="float" office:value="37.655" calcext:value-type="float">
            <text:p>37.655</text:p>
          </table:table-cell>
          <table:table-cell office:value-type="float" office:value="48.455" calcext:value-type="float">
            <text:p>48.455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-1.259" calcext:value-type="float">
            <text:p>-1.259</text:p>
          </table:table-cell>
          <table:table-cell office:value-type="float" office:value="9.394" calcext:value-type="float">
            <text:p>9.394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##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IF (ABS([.I138]) &gt; 8.5; 1; 0)" office:value-type="float" office:value="1" calcext:value-type="float">
            <text:p>1</text:p>
          </table:table-cell>
          <table:table-cell table:formula="of:=ATAN2([.C138];[.B138])" office:value-type="float" office:value="1.08346237540516" calcext:value-type="float">
            <text:p>1.0834623754</text:p>
          </table:table-cell>
          <table:table-cell office:value-type="float" office:value="4" calcext:value-type="float">
            <text:p>4</text:p>
          </table:table-cell>
          <table:table-cell table:formula="of:=[.S138]*0.1/3" office:value-type="float" office:value="0.133333333333333" calcext:value-type="float">
            <text:p>0.1333333333</text:p>
          </table:table-cell>
          <table:table-cell table:formula="of:=[.N138]*[.T138]" office:value-type="float" office:value="-0.0565333333333333" calcext:value-type="float">
            <text:p>-0.0565333333</text:p>
          </table:table-cell>
          <table:table-cell table:formula="of:=[.V137]+[.U137]" office:value-type="float" office:value="1.23010403107597" calcext:value-type="float">
            <text:p>1.230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755" calcext:value-type="float">
            <text:p>25.755</text:p>
          </table:table-cell>
          <table:table-cell office:value-type="float" office:value="17.17" calcext:value-type="float">
            <text:p>17.17</text:p>
          </table:table-cell>
          <table:table-cell office:value-type="float" office:value="37.23" calcext:value-type="float">
            <text:p>37.23</text:p>
          </table:table-cell>
          <table:table-cell office:value-type="float" office:value="48.417" calcext:value-type="float">
            <text:p>48.417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1.593" calcext:value-type="float">
            <text:p>-1.593</text:p>
          </table:table-cell>
          <table:table-cell office:value-type="float" office:value="8.894" calcext:value-type="float">
            <text:p>8.894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##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1" calcext:value-type="float">
            <text:p>0.001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802" calcext:value-type="float">
            <text:p>0.802</text:p>
          </table:table-cell>
          <table:table-cell/>
          <table:table-cell table:formula="of:=IF (ABS([.I139]) &gt; 8.5; 1; 0)" office:value-type="float" office:value="1" calcext:value-type="float">
            <text:p>1</text:p>
          </table:table-cell>
          <table:table-cell table:formula="of:=ATAN2([.C139];[.B139])" office:value-type="float" office:value="0.982793723247329" calcext:value-type="float">
            <text:p>0.9827937232</text:p>
          </table:table-cell>
          <table:table-cell office:value-type="float" office:value="2" calcext:value-type="float">
            <text:p>2</text:p>
          </table:table-cell>
          <table:table-cell table:formula="of:=[.S139]*0.1/3" office:value-type="float" office:value="0.0666666666666667" calcext:value-type="float">
            <text:p>0.0666666667</text:p>
          </table:table-cell>
          <table:table-cell table:formula="of:=[.N139]*[.T139]" office:value-type="float" office:value="-0.0521333333333333" calcext:value-type="float">
            <text:p>-0.0521333333</text:p>
          </table:table-cell>
          <table:table-cell table:formula="of:=[.V138]+[.U138]" office:value-type="float" office:value="1.17357069774264" calcext:value-type="float">
            <text:p>1.173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33" calcext:value-type="float">
            <text:p>25.33</text:p>
          </table:table-cell>
          <table:table-cell office:value-type="float" office:value="17.595" calcext:value-type="float">
            <text:p>17.595</text:p>
          </table:table-cell>
          <table:table-cell office:value-type="float" office:value="37.74" calcext:value-type="float">
            <text:p>37.74</text:p>
          </table:table-cell>
          <table:table-cell office:value-type="float" office:value="48.739" calcext:value-type="float">
            <text:p>48.739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1.667" calcext:value-type="float">
            <text:p>-1.667</text:p>
          </table:table-cell>
          <table:table-cell office:value-type="float" office:value="9.624" calcext:value-type="float">
            <text:p>9.624</text:p>
          </table:table-cell>
          <table:table-cell office:value-type="float" office:value="9.772" calcext:value-type="float">
            <text:p>9.772</text:p>
          </table:table-cell>
          <table:table-cell office:value-type="string" calcext:value-type="string">
            <text:p>##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9" calcext:value-type="float">
            <text:p>0.089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523" calcext:value-type="float">
            <text:p>0.523</text:p>
          </table:table-cell>
          <table:table-cell/>
          <table:table-cell table:formula="of:=IF (ABS([.I140]) &gt; 8.5; 1; 0)" office:value-type="float" office:value="1" calcext:value-type="float">
            <text:p>1</text:p>
          </table:table-cell>
          <table:table-cell table:formula="of:=ATAN2([.C140];[.B140])" office:value-type="float" office:value="0.963682900314391" calcext:value-type="float">
            <text:p>0.9636829003</text:p>
          </table:table-cell>
          <table:table-cell office:value-type="float" office:value="4" calcext:value-type="float">
            <text:p>4</text:p>
          </table:table-cell>
          <table:table-cell table:formula="of:=[.S140]*0.1/3" office:value-type="float" office:value="0.133333333333333" calcext:value-type="float">
            <text:p>0.1333333333</text:p>
          </table:table-cell>
          <table:table-cell table:formula="of:=[.N140]*[.T140]" office:value-type="float" office:value="-0.0688" calcext:value-type="float">
            <text:p>-0.0688</text:p>
          </table:table-cell>
          <table:table-cell table:formula="of:=[.V139]+[.U139]" office:value-type="float" office:value="1.12143736440931" calcext:value-type="float">
            <text:p>1.121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1" calcext:value-type="float">
            <text:p>24.31</text:p>
          </table:table-cell>
          <table:table-cell office:value-type="float" office:value="20.485" calcext:value-type="float">
            <text:p>20.485</text:p>
          </table:table-cell>
          <table:table-cell office:value-type="float" office:value="36.465" calcext:value-type="float">
            <text:p>36.465</text:p>
          </table:table-cell>
          <table:table-cell office:value-type="float" office:value="48.377" calcext:value-type="float">
            <text:p>48.377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1.778" calcext:value-type="float">
            <text:p>-1.778</text:p>
          </table:table-cell>
          <table:table-cell office:value-type="float" office:value="8.74" calcext:value-type="float">
            <text:p>8.74</text:p>
          </table:table-cell>
          <table:table-cell office:value-type="float" office:value="8.919" calcext:value-type="float">
            <text:p>8.919</text:p>
          </table:table-cell>
          <table:table-cell office:value-type="string" calcext:value-type="string">
            <text:p>##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01" calcext:value-type="float">
            <text:p>0.01</text:p>
          </table:table-cell>
          <table:table-cell office:value-type="float" office:value="-0.774" calcext:value-type="float">
            <text:p>-0.774</text:p>
          </table:table-cell>
          <table:table-cell office:value-type="float" office:value="0.799" calcext:value-type="float">
            <text:p>0.799</text:p>
          </table:table-cell>
          <table:table-cell/>
          <table:table-cell table:formula="of:=IF (ABS([.I141]) &gt; 8.5; 1; 0)" office:value-type="float" office:value="1" calcext:value-type="float">
            <text:p>1</text:p>
          </table:table-cell>
          <table:table-cell table:formula="of:=ATAN2([.C141];[.B141])" office:value-type="float" office:value="0.870580529207438" calcext:value-type="float">
            <text:p>0.8705805292</text:p>
          </table:table-cell>
          <table:table-cell office:value-type="float" office:value="2" calcext:value-type="float">
            <text:p>2</text:p>
          </table:table-cell>
          <table:table-cell table:formula="of:=[.S141]*0.1/3" office:value-type="float" office:value="0.0666666666666667" calcext:value-type="float">
            <text:p>0.0666666667</text:p>
          </table:table-cell>
          <table:table-cell table:formula="of:=[.N141]*[.T141]" office:value-type="float" office:value="-0.0516" calcext:value-type="float">
            <text:p>-0.0516</text:p>
          </table:table-cell>
          <table:table-cell table:formula="of:=[.V140]+[.U140]" office:value-type="float" office:value="1.05263736440931" calcext:value-type="float">
            <text:p>1.052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61" calcext:value-type="float">
            <text:p>22.61</text:p>
          </table:table-cell>
          <table:table-cell office:value-type="float" office:value="22.95" calcext:value-type="float">
            <text:p>22.95</text:p>
          </table:table-cell>
          <table:table-cell office:value-type="float" office:value="35.785" calcext:value-type="float">
            <text:p>35.785</text:p>
          </table:table-cell>
          <table:table-cell office:value-type="float" office:value="48.151" calcext:value-type="float">
            <text:p>48.151</text:p>
          </table:table-cell>
          <table:table-cell office:value-type="string" calcext:value-type="string">
            <text:p>##</text:p>
          </table:table-cell>
          <table:table-cell office:value-type="float" office:value="0.888" calcext:value-type="float">
            <text:p>0.888</text:p>
          </table:table-cell>
          <table:table-cell office:value-type="float" office:value="-1.815" calcext:value-type="float">
            <text:p>-1.815</text:p>
          </table:table-cell>
          <table:table-cell office:value-type="float" office:value="9.201" calcext:value-type="float">
            <text:p>9.201</text:p>
          </table:table-cell>
          <table:table-cell office:value-type="float" office:value="9.421" calcext:value-type="float">
            <text:p>9.421</text:p>
          </table:table-cell>
          <table:table-cell office:value-type="string" calcext:value-type="string">
            <text:p>##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585" calcext:value-type="float">
            <text:p>0.585</text:p>
          </table:table-cell>
          <table:table-cell/>
          <table:table-cell table:formula="of:=IF (ABS([.I142]) &gt; 8.5; 1; 0)" office:value-type="float" office:value="1" calcext:value-type="float">
            <text:p>1</text:p>
          </table:table-cell>
          <table:table-cell table:formula="of:=ATAN2([.C142];[.B142])" office:value-type="float" office:value="0.777935615362199" calcext:value-type="float">
            <text:p>0.7779356154</text:p>
          </table:table-cell>
          <table:table-cell office:value-type="float" office:value="4" calcext:value-type="float">
            <text:p>4</text:p>
          </table:table-cell>
          <table:table-cell table:formula="of:=[.S142]*0.1/3" office:value-type="float" office:value="0.133333333333333" calcext:value-type="float">
            <text:p>0.1333333333</text:p>
          </table:table-cell>
          <table:table-cell table:formula="of:=[.N142]*[.T142]" office:value-type="float" office:value="-0.0776" calcext:value-type="float">
            <text:p>-0.0776</text:p>
          </table:table-cell>
          <table:table-cell table:formula="of:=[.V141]+[.U141]" office:value-type="float" office:value="1.00103736440931" calcext:value-type="float">
            <text:p>1.001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505" calcext:value-type="float">
            <text:p>21.505</text:p>
          </table:table-cell>
          <table:table-cell office:value-type="float" office:value="24.48" calcext:value-type="float">
            <text:p>24.48</text:p>
          </table:table-cell>
          <table:table-cell office:value-type="float" office:value="35.785" calcext:value-type="float">
            <text:p>35.785</text:p>
          </table:table-cell>
          <table:table-cell office:value-type="float" office:value="48.397" calcext:value-type="float">
            <text:p>48.397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2.038" calcext:value-type="float">
            <text:p>-2.038</text:p>
          </table:table-cell>
          <table:table-cell office:value-type="float" office:value="9.394" calcext:value-type="float">
            <text:p>9.394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##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39" calcext:value-type="float">
            <text:p>0.039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544" calcext:value-type="float">
            <text:p>0.544</text:p>
          </table:table-cell>
          <table:table-cell/>
          <table:table-cell table:formula="of:=IF (ABS([.I143]) &gt; 8.5; 1; 0)" office:value-type="float" office:value="1" calcext:value-type="float">
            <text:p>1</text:p>
          </table:table-cell>
          <table:table-cell table:formula="of:=ATAN2([.C143];[.B143])" office:value-type="float" office:value="0.720793187283559" calcext:value-type="float">
            <text:p>0.7207931873</text:p>
          </table:table-cell>
          <table:table-cell office:value-type="float" office:value="2" calcext:value-type="float">
            <text:p>2</text:p>
          </table:table-cell>
          <table:table-cell table:formula="of:=[.S143]*0.1/3" office:value-type="float" office:value="0.0666666666666667" calcext:value-type="float">
            <text:p>0.0666666667</text:p>
          </table:table-cell>
          <table:table-cell table:formula="of:=[.N143]*[.T143]" office:value-type="float" office:value="-0.0358666666666667" calcext:value-type="float">
            <text:p>-0.0358666667</text:p>
          </table:table-cell>
          <table:table-cell table:formula="of:=[.V142]+[.U142]" office:value-type="float" office:value="0.923437364409307" calcext:value-type="float">
            <text:p>0.923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485" calcext:value-type="float">
            <text:p>20.485</text:p>
          </table:table-cell>
          <table:table-cell office:value-type="float" office:value="25.075" calcext:value-type="float">
            <text:p>25.075</text:p>
          </table:table-cell>
          <table:table-cell office:value-type="float" office:value="35.36" calcext:value-type="float">
            <text:p>35.36</text:p>
          </table:table-cell>
          <table:table-cell office:value-type="float" office:value="47.945" calcext:value-type="float">
            <text:p>47.945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-1.964" calcext:value-type="float">
            <text:p>-1.964</text:p>
          </table:table-cell>
          <table:table-cell office:value-type="float" office:value="9.048" calcext:value-type="float">
            <text:p>9.048</text:p>
          </table:table-cell>
          <table:table-cell office:value-type="float" office:value="9.261" calcext:value-type="float">
            <text:p>9.261</text:p>
          </table:table-cell>
          <table:table-cell office:value-type="string" calcext:value-type="string">
            <text:p>##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9" calcext:value-type="float">
            <text:p>0.089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508" calcext:value-type="float">
            <text:p>0.508</text:p>
          </table:table-cell>
          <table:table-cell/>
          <table:table-cell table:formula="of:=IF (ABS([.I144]) &gt; 8.5; 1; 0)" office:value-type="float" office:value="1" calcext:value-type="float">
            <text:p>1</text:p>
          </table:table-cell>
          <table:table-cell table:formula="of:=ATAN2([.C144];[.B144])" office:value-type="float" office:value="0.684990685772894" calcext:value-type="float">
            <text:p>0.6849906858</text:p>
          </table:table-cell>
          <table:table-cell office:value-type="float" office:value="4" calcext:value-type="float">
            <text:p>4</text:p>
          </table:table-cell>
          <table:table-cell table:formula="of:=[.S144]*0.1/3" office:value-type="float" office:value="0.133333333333333" calcext:value-type="float">
            <text:p>0.1333333333</text:p>
          </table:table-cell>
          <table:table-cell table:formula="of:=[.N144]*[.T144]" office:value-type="float" office:value="-0.0665333333333333" calcext:value-type="float">
            <text:p>-0.0665333333</text:p>
          </table:table-cell>
          <table:table-cell table:formula="of:=[.V143]+[.U143]" office:value-type="float" office:value="0.88757069774264" calcext:value-type="float">
            <text:p>0.887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55" calcext:value-type="float">
            <text:p>19.55</text:p>
          </table:table-cell>
          <table:table-cell office:value-type="float" office:value="26.69" calcext:value-type="float">
            <text:p>26.69</text:p>
          </table:table-cell>
          <table:table-cell office:value-type="float" office:value="35.275" calcext:value-type="float">
            <text:p>35.275</text:p>
          </table:table-cell>
          <table:table-cell office:value-type="float" office:value="48.362" calcext:value-type="float">
            <text:p>48.362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1.964" calcext:value-type="float">
            <text:p>-1.964</text:p>
          </table:table-cell>
          <table:table-cell office:value-type="float" office:value="9.894" calcext:value-type="float">
            <text:p>9.894</text:p>
          </table:table-cell>
          <table:table-cell office:value-type="float" office:value="10.104" calcext:value-type="float">
            <text:p>10.104</text:p>
          </table:table-cell>
          <table:table-cell office:value-type="string" calcext:value-type="string">
            <text:p>##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3" calcext:value-type="float">
            <text:p>0.173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705" calcext:value-type="float">
            <text:p>0.705</text:p>
          </table:table-cell>
          <table:table-cell/>
          <table:table-cell table:formula="of:=IF (ABS([.I145]) &gt; 8.5; 1; 0)" office:value-type="float" office:value="1" calcext:value-type="float">
            <text:p>1</text:p>
          </table:table-cell>
          <table:table-cell table:formula="of:=ATAN2([.C145];[.B145])" office:value-type="float" office:value="0.632196348870552" calcext:value-type="float">
            <text:p>0.6321963489</text:p>
          </table:table-cell>
          <table:table-cell office:value-type="float" office:value="2" calcext:value-type="float">
            <text:p>2</text:p>
          </table:table-cell>
          <table:table-cell table:formula="of:=[.S145]*0.1/3" office:value-type="float" office:value="0.0666666666666667" calcext:value-type="float">
            <text:p>0.0666666667</text:p>
          </table:table-cell>
          <table:table-cell table:formula="of:=[.N145]*[.T145]" office:value-type="float" office:value="-0.0452" calcext:value-type="float">
            <text:p>-0.0452</text:p>
          </table:table-cell>
          <table:table-cell table:formula="of:=[.V144]+[.U144]" office:value-type="float" office:value="0.821037364409306" calcext:value-type="float">
            <text:p>0.821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445" calcext:value-type="float">
            <text:p>18.445</text:p>
          </table:table-cell>
          <table:table-cell office:value-type="float" office:value="27.71" calcext:value-type="float">
            <text:p>27.71</text:p>
          </table:table-cell>
          <table:table-cell office:value-type="float" office:value="35.19" calcext:value-type="float">
            <text:p>35.19</text:p>
          </table:table-cell>
          <table:table-cell office:value-type="float" office:value="48.44" calcext:value-type="float">
            <text:p>48.44</text:p>
          </table:table-cell>
          <table:table-cell office:value-type="string" calcext:value-type="string">
            <text:p>##</text:p>
          </table:table-cell>
          <table:table-cell office:value-type="float" office:value="1.63" calcext:value-type="float">
            <text:p>1.63</text:p>
          </table:table-cell>
          <table:table-cell office:value-type="float" office:value="-1.593" calcext:value-type="float">
            <text:p>-1.593</text:p>
          </table:table-cell>
          <table:table-cell office:value-type="float" office:value="9.048" calcext:value-type="float">
            <text:p>9.048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##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5" calcext:value-type="float">
            <text:p>0.155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548" calcext:value-type="float">
            <text:p>0.548</text:p>
          </table:table-cell>
          <table:table-cell/>
          <table:table-cell table:formula="of:=IF (ABS([.I146]) &gt; 8.5; 1; 0)" office:value-type="float" office:value="1" calcext:value-type="float">
            <text:p>1</text:p>
          </table:table-cell>
          <table:table-cell table:formula="of:=ATAN2([.C146];[.B146])" office:value-type="float" office:value="0.587294388368523" calcext:value-type="float">
            <text:p>0.5872943884</text:p>
          </table:table-cell>
          <table:table-cell office:value-type="float" office:value="4" calcext:value-type="float">
            <text:p>4</text:p>
          </table:table-cell>
          <table:table-cell table:formula="of:=[.S146]*0.1/3" office:value-type="float" office:value="0.133333333333333" calcext:value-type="float">
            <text:p>0.1333333333</text:p>
          </table:table-cell>
          <table:table-cell table:formula="of:=[.N146]*[.T146]" office:value-type="float" office:value="-0.0697333333333333" calcext:value-type="float">
            <text:p>-0.0697333333</text:p>
          </table:table-cell>
          <table:table-cell table:formula="of:=[.V145]+[.U145]" office:value-type="float" office:value="0.775837364409306" calcext:value-type="float">
            <text:p>0.775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615" calcext:value-type="float">
            <text:p>18.615</text:p>
          </table:table-cell>
          <table:table-cell office:value-type="float" office:value="27.625" calcext:value-type="float">
            <text:p>27.625</text:p>
          </table:table-cell>
          <table:table-cell office:value-type="float" office:value="34.595" calcext:value-type="float">
            <text:p>34.595</text:p>
          </table:table-cell>
          <table:table-cell office:value-type="float" office:value="48.026" calcext:value-type="float">
            <text:p>48.026</text:p>
          </table:table-cell>
          <table:table-cell office:value-type="string" calcext:value-type="string">
            <text:p>##</text:p>
          </table:table-cell>
          <table:table-cell office:value-type="float" office:value="0.629" calcext:value-type="float">
            <text:p>0.629</text:p>
          </table:table-cell>
          <table:table-cell office:value-type="float" office:value="-1.667" calcext:value-type="float">
            <text:p>-1.667</text:p>
          </table:table-cell>
          <table:table-cell office:value-type="float" office:value="9.24" calcext:value-type="float">
            <text:p>9.24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##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2" calcext:value-type="float">
            <text:p>0.022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IF (ABS([.I147]) &gt; 8.5; 1; 0)" office:value-type="float" office:value="1" calcext:value-type="float">
            <text:p>1</text:p>
          </table:table-cell>
          <table:table-cell table:formula="of:=ATAN2([.C147];[.B147])" office:value-type="float" office:value="0.592956561605557" calcext:value-type="float">
            <text:p>0.5929565616</text:p>
          </table:table-cell>
          <table:table-cell office:value-type="float" office:value="2" calcext:value-type="float">
            <text:p>2</text:p>
          </table:table-cell>
          <table:table-cell table:formula="of:=[.S147]*0.1/3" office:value-type="float" office:value="0.0666666666666667" calcext:value-type="float">
            <text:p>0.0666666667</text:p>
          </table:table-cell>
          <table:table-cell table:formula="of:=[.N147]*[.T147]" office:value-type="float" office:value="-0.0155333333333333" calcext:value-type="float">
            <text:p>-0.0155333333</text:p>
          </table:table-cell>
          <table:table-cell table:formula="of:=[.V146]+[.U146]" office:value-type="float" office:value="0.706104031075973" calcext:value-type="float">
            <text:p>0.706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935" calcext:value-type="float">
            <text:p>17.935</text:p>
          </table:table-cell>
          <table:table-cell office:value-type="float" office:value="27.115" calcext:value-type="float">
            <text:p>27.115</text:p>
          </table:table-cell>
          <table:table-cell office:value-type="float" office:value="34.935" calcext:value-type="float">
            <text:p>34.935</text:p>
          </table:table-cell>
          <table:table-cell office:value-type="float" office:value="47.722" calcext:value-type="float">
            <text:p>47.722</text:p>
          </table:table-cell>
          <table:table-cell office:value-type="string" calcext:value-type="string">
            <text:p>##</text:p>
          </table:table-cell>
          <table:table-cell office:value-type="float" office:value="0.629" calcext:value-type="float">
            <text:p>0.629</text:p>
          </table:table-cell>
          <table:table-cell office:value-type="float" office:value="-1.519" calcext:value-type="float">
            <text:p>-1.519</text:p>
          </table:table-cell>
          <table:table-cell office:value-type="float" office:value="9.932" calcext:value-type="float">
            <text:p>9.932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##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6" calcext:value-type="float">
            <text:p>0.086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339" calcext:value-type="float">
            <text:p>0.339</text:p>
          </table:table-cell>
          <table:table-cell/>
          <table:table-cell table:formula="of:=IF (ABS([.I148]) &gt; 8.5; 1; 0)" office:value-type="float" office:value="1" calcext:value-type="float">
            <text:p>1</text:p>
          </table:table-cell>
          <table:table-cell table:formula="of:=ATAN2([.C148];[.B148])" office:value-type="float" office:value="0.584376803627863" calcext:value-type="float">
            <text:p>0.5843768036</text:p>
          </table:table-cell>
          <table:table-cell office:value-type="float" office:value="4" calcext:value-type="float">
            <text:p>4</text:p>
          </table:table-cell>
          <table:table-cell table:formula="of:=[.S148]*0.1/3" office:value-type="float" office:value="0.133333333333333" calcext:value-type="float">
            <text:p>0.1333333333</text:p>
          </table:table-cell>
          <table:table-cell table:formula="of:=[.N148]*[.T148]" office:value-type="float" office:value="-0.0377333333333333" calcext:value-type="float">
            <text:p>-0.0377333333</text:p>
          </table:table-cell>
          <table:table-cell table:formula="of:=[.V147]+[.U147]" office:value-type="float" office:value="0.69057069774264" calcext:value-type="float">
            <text:p>0.690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51" calcext:value-type="float">
            <text:p>17.51</text:p>
          </table:table-cell>
          <table:table-cell office:value-type="float" office:value="27.625" calcext:value-type="float">
            <text:p>27.625</text:p>
          </table:table-cell>
          <table:table-cell office:value-type="float" office:value="35.02" calcext:value-type="float">
            <text:p>35.02</text:p>
          </table:table-cell>
          <table:table-cell office:value-type="float" office:value="47.918" calcext:value-type="float">
            <text:p>47.918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-1.37" calcext:value-type="float">
            <text:p>-1.37</text:p>
          </table:table-cell>
          <table:table-cell office:value-type="float" office:value="9.201" calcext:value-type="float">
            <text:p>9.201</text:p>
          </table:table-cell>
          <table:table-cell office:value-type="float" office:value="9.329" calcext:value-type="float">
            <text:p>9.329</text:p>
          </table:table-cell>
          <table:table-cell office:value-type="string" calcext:value-type="string">
            <text:p>##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IF (ABS([.I149]) &gt; 8.5; 1; 0)" office:value-type="float" office:value="1" calcext:value-type="float">
            <text:p>1</text:p>
          </table:table-cell>
          <table:table-cell table:formula="of:=ATAN2([.C149];[.B149])" office:value-type="float" office:value="0.564935318710315" calcext:value-type="float">
            <text:p>0.5649353187</text:p>
          </table:table-cell>
          <table:table-cell office:value-type="float" office:value="2" calcext:value-type="float">
            <text:p>2</text:p>
          </table:table-cell>
          <table:table-cell table:formula="of:=[.S149]*0.1/3" office:value-type="float" office:value="0.0666666666666667" calcext:value-type="float">
            <text:p>0.0666666667</text:p>
          </table:table-cell>
          <table:table-cell table:formula="of:=[.N149]*[.T149]" office:value-type="float" office:value="-0.00746666666666667" calcext:value-type="float">
            <text:p>-0.0074666667</text:p>
          </table:table-cell>
          <table:table-cell table:formula="of:=[.V148]+[.U148]" office:value-type="float" office:value="0.652837364409306" calcext:value-type="float">
            <text:p>0.652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255" calcext:value-type="float">
            <text:p>17.255</text:p>
          </table:table-cell>
          <table:table-cell office:value-type="float" office:value="27.71" calcext:value-type="float">
            <text:p>27.71</text:p>
          </table:table-cell>
          <table:table-cell office:value-type="float" office:value="35.53" calcext:value-type="float">
            <text:p>35.53</text:p>
          </table:table-cell>
          <table:table-cell office:value-type="float" office:value="48.249" calcext:value-type="float">
            <text:p>48.249</text:p>
          </table:table-cell>
          <table:table-cell office:value-type="string" calcext:value-type="string">
            <text:p>##</text:p>
          </table:table-cell>
          <table:table-cell office:value-type="float" office:value="0.888" calcext:value-type="float">
            <text:p>0.888</text:p>
          </table:table-cell>
          <table:table-cell office:value-type="float" office:value="-1.556" calcext:value-type="float">
            <text:p>-1.556</text:p>
          </table:table-cell>
          <table:table-cell office:value-type="float" office:value="9.355" calcext:value-type="float">
            <text:p>9.355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##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IF (ABS([.I150]) &gt; 8.5; 1; 0)" office:value-type="float" office:value="1" calcext:value-type="float">
            <text:p>1</text:p>
          </table:table-cell>
          <table:table-cell table:formula="of:=ATAN2([.C150];[.B150])" office:value-type="float" office:value="0.556943230741088" calcext:value-type="float">
            <text:p>0.5569432307</text:p>
          </table:table-cell>
          <table:table-cell office:value-type="float" office:value="4" calcext:value-type="float">
            <text:p>4</text:p>
          </table:table-cell>
          <table:table-cell table:formula="of:=[.S150]*0.1/3" office:value-type="float" office:value="0.133333333333333" calcext:value-type="float">
            <text:p>0.1333333333</text:p>
          </table:table-cell>
          <table:table-cell table:formula="of:=[.N150]*[.T150]" office:value-type="float" office:value="0.0170666666666667" calcext:value-type="float">
            <text:p>0.0170666667</text:p>
          </table:table-cell>
          <table:table-cell table:formula="of:=[.V149]+[.U149]" office:value-type="float" office:value="0.64537069774264" calcext:value-type="float">
            <text:p>0.645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425" calcext:value-type="float">
            <text:p>17.425</text:p>
          </table:table-cell>
          <table:table-cell office:value-type="float" office:value="26.69" calcext:value-type="float">
            <text:p>26.69</text:p>
          </table:table-cell>
          <table:table-cell office:value-type="float" office:value="35.87" calcext:value-type="float">
            <text:p>35.87</text:p>
          </table:table-cell>
          <table:table-cell office:value-type="float" office:value="47.986" calcext:value-type="float">
            <text:p>47.986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1.519" calcext:value-type="float">
            <text:p>-1.519</text:p>
          </table:table-cell>
          <table:table-cell office:value-type="float" office:value="9.586" calcext:value-type="float">
            <text:p>9.586</text:p>
          </table:table-cell>
          <table:table-cell office:value-type="float" office:value="9.723" calcext:value-type="float">
            <text:p>9.723</text:p>
          </table:table-cell>
          <table:table-cell office:value-type="string" calcext:value-type="string">
            <text:p>##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38" calcext:value-type="float">
            <text:p>0.538</text:p>
          </table:table-cell>
          <table:table-cell/>
          <table:table-cell table:formula="of:=IF (ABS([.I151]) &gt; 8.5; 1; 0)" office:value-type="float" office:value="1" calcext:value-type="float">
            <text:p>1</text:p>
          </table:table-cell>
          <table:table-cell table:formula="of:=ATAN2([.C151];[.B151])" office:value-type="float" office:value="0.578387515247865" calcext:value-type="float">
            <text:p>0.5783875152</text:p>
          </table:table-cell>
          <table:table-cell office:value-type="float" office:value="2" calcext:value-type="float">
            <text:p>2</text:p>
          </table:table-cell>
          <table:table-cell table:formula="of:=[.S151]*0.1/3" office:value-type="float" office:value="0.0666666666666667" calcext:value-type="float">
            <text:p>0.0666666667</text:p>
          </table:table-cell>
          <table:table-cell table:formula="of:=[.N151]*[.T151]" office:value-type="float" office:value="0.0269333333333333" calcext:value-type="float">
            <text:p>0.0269333333</text:p>
          </table:table-cell>
          <table:table-cell table:formula="of:=[.V150]+[.U150]" office:value-type="float" office:value="0.662437364409307" calcext:value-type="float">
            <text:p>0.662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275" calcext:value-type="float">
            <text:p>18.275</text:p>
          </table:table-cell>
          <table:table-cell office:value-type="float" office:value="25.84" calcext:value-type="float">
            <text:p>25.84</text:p>
          </table:table-cell>
          <table:table-cell office:value-type="float" office:value="36.635" calcext:value-type="float">
            <text:p>36.635</text:p>
          </table:table-cell>
          <table:table-cell office:value-type="float" office:value="48.413" calcext:value-type="float">
            <text:p>48.413</text:p>
          </table:table-cell>
          <table:table-cell office:value-type="string" calcext:value-type="string">
            <text:p>##</text:p>
          </table:table-cell>
          <table:table-cell office:value-type="float" office:value="1.148" calcext:value-type="float">
            <text:p>1.148</text:p>
          </table:table-cell>
          <table:table-cell office:value-type="float" office:value="-1.482" calcext:value-type="float">
            <text:p>-1.482</text:p>
          </table:table-cell>
          <table:table-cell office:value-type="float" office:value="9.317" calcext:value-type="float">
            <text:p>9.317</text:p>
          </table:table-cell>
          <table:table-cell office:value-type="float" office:value="9.503" calcext:value-type="float">
            <text:p>9.503</text:p>
          </table:table-cell>
          <table:table-cell office:value-type="string" calcext:value-type="string">
            <text:p>##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471" calcext:value-type="float">
            <text:p>0.471</text:p>
          </table:table-cell>
          <table:table-cell office:value-type="float" office:value="0.544" calcext:value-type="float">
            <text:p>0.544</text:p>
          </table:table-cell>
          <table:table-cell/>
          <table:table-cell table:formula="of:=IF (ABS([.I152]) &gt; 8.5; 1; 0)" office:value-type="float" office:value="1" calcext:value-type="float">
            <text:p>1</text:p>
          </table:table-cell>
          <table:table-cell table:formula="of:=ATAN2([.C152];[.B152])" office:value-type="float" office:value="0.615566410633503" calcext:value-type="float">
            <text:p>0.6155664106</text:p>
          </table:table-cell>
          <table:table-cell office:value-type="float" office:value="4" calcext:value-type="float">
            <text:p>4</text:p>
          </table:table-cell>
          <table:table-cell table:formula="of:=[.S152]*0.1/3" office:value-type="float" office:value="0.133333333333333" calcext:value-type="float">
            <text:p>0.1333333333</text:p>
          </table:table-cell>
          <table:table-cell table:formula="of:=[.N152]*[.T152]" office:value-type="float" office:value="0.0628" calcext:value-type="float">
            <text:p>0.0628</text:p>
          </table:table-cell>
          <table:table-cell table:formula="of:=[.V151]+[.U151]" office:value-type="float" office:value="0.68937069774264" calcext:value-type="float">
            <text:p>0.689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4" calcext:value-type="float">
            <text:p>20.4</text:p>
          </table:table-cell>
          <table:table-cell office:value-type="float" office:value="22.185" calcext:value-type="float">
            <text:p>22.185</text:p>
          </table:table-cell>
          <table:table-cell office:value-type="float" office:value="37.315" calcext:value-type="float">
            <text:p>37.315</text:p>
          </table:table-cell>
          <table:table-cell office:value-type="float" office:value="47.966" calcext:value-type="float">
            <text:p>47.966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-1.445" calcext:value-type="float">
            <text:p>-1.445</text:p>
          </table:table-cell>
          <table:table-cell office:value-type="float" office:value="9.97" calcext:value-type="float">
            <text:p>9.97</text:p>
          </table:table-cell>
          <table:table-cell office:value-type="float" office:value="10.083" calcext:value-type="float">
            <text:p>10.083</text:p>
          </table:table-cell>
          <table:table-cell office:value-type="string" calcext:value-type="string">
            <text:p>##</text:p>
          </table:table-cell>
          <table:table-cell office:value-type="float" office:value="0.161" calcext:value-type="float">
            <text:p>0.16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 (ABS([.I153]) &gt; 8.5; 1; 0)" office:value-type="float" office:value="1" calcext:value-type="float">
            <text:p>1</text:p>
          </table:table-cell>
          <table:table-cell table:formula="of:=ATAN2([.C153];[.B153])" office:value-type="float" office:value="0.743506518301519" calcext:value-type="float">
            <text:p>0.7435065183</text:p>
          </table:table-cell>
          <table:table-cell office:value-type="float" office:value="2" calcext:value-type="float">
            <text:p>2</text:p>
          </table:table-cell>
          <table:table-cell table:formula="of:=[.S153]*0.1/3" office:value-type="float" office:value="0.0666666666666667" calcext:value-type="float">
            <text:p>0.0666666667</text:p>
          </table:table-cell>
          <table:table-cell table:formula="of:=[.N153]*[.T153]" office:value-type="float" office:value="0.0652666666666667" calcext:value-type="float">
            <text:p>0.0652666667</text:p>
          </table:table-cell>
          <table:table-cell table:formula="of:=[.V152]+[.U152]" office:value-type="float" office:value="0.75217069774264" calcext:value-type="float">
            <text:p>0.752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44" calcext:value-type="float">
            <text:p>22.44</text:p>
          </table:table-cell>
          <table:table-cell office:value-type="float" office:value="20.315" calcext:value-type="float">
            <text:p>20.315</text:p>
          </table:table-cell>
          <table:table-cell office:value-type="float" office:value="38.25" calcext:value-type="float">
            <text:p>38.25</text:p>
          </table:table-cell>
          <table:table-cell office:value-type="float" office:value="48.778" calcext:value-type="float">
            <text:p>48.778</text:p>
          </table:table-cell>
          <table:table-cell office:value-type="string" calcext:value-type="string">
            <text:p>##</text:p>
          </table:table-cell>
          <table:table-cell office:value-type="float" office:value="0.814" calcext:value-type="float">
            <text:p>0.814</text:p>
          </table:table-cell>
          <table:table-cell office:value-type="float" office:value="-1.333" calcext:value-type="float">
            <text:p>-1.333</text:p>
          </table:table-cell>
          <table:table-cell office:value-type="float" office:value="9.124" calcext:value-type="float">
            <text:p>9.124</text:p>
          </table:table-cell>
          <table:table-cell office:value-type="float" office:value="9.257" calcext:value-type="float">
            <text:p>9.257</text:p>
          </table:table-cell>
          <table:table-cell office:value-type="string" calcext:value-type="string">
            <text:p>##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4" calcext:value-type="float">
            <text:p>-0.1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87" calcext:value-type="float">
            <text:p>0.887</text:p>
          </table:table-cell>
          <table:table-cell/>
          <table:table-cell table:formula="of:=IF (ABS([.I154]) &gt; 8.5; 1; 0)" office:value-type="float" office:value="1" calcext:value-type="float">
            <text:p>1</text:p>
          </table:table-cell>
          <table:table-cell table:formula="of:=ATAN2([.C154];[.B154])" office:value-type="float" office:value="0.83505908763585" calcext:value-type="float">
            <text:p>0.8350590876</text:p>
          </table:table-cell>
          <table:table-cell office:value-type="float" office:value="4" calcext:value-type="float">
            <text:p>4</text:p>
          </table:table-cell>
          <table:table-cell table:formula="of:=[.S154]*0.1/3" office:value-type="float" office:value="0.133333333333333" calcext:value-type="float">
            <text:p>0.1333333333</text:p>
          </table:table-cell>
          <table:table-cell table:formula="of:=[.N154]*[.T154]" office:value-type="float" office:value="0.115733333333333" calcext:value-type="float">
            <text:p>0.1157333333</text:p>
          </table:table-cell>
          <table:table-cell table:formula="of:=[.V153]+[.U153]" office:value-type="float" office:value="0.817437364409307" calcext:value-type="float">
            <text:p>0.817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29" calcext:value-type="float">
            <text:p>23.29</text:p>
          </table:table-cell>
          <table:table-cell office:value-type="float" office:value="18.36" calcext:value-type="float">
            <text:p>18.36</text:p>
          </table:table-cell>
          <table:table-cell office:value-type="float" office:value="38.42" calcext:value-type="float">
            <text:p>38.42</text:p>
          </table:table-cell>
          <table:table-cell office:value-type="float" office:value="48.535" calcext:value-type="float">
            <text:p>48.535</text:p>
          </table:table-cell>
          <table:table-cell office:value-type="string" calcext:value-type="string">
            <text:p>##</text:p>
          </table:table-cell>
          <table:table-cell office:value-type="float" office:value="1.445" calcext:value-type="float">
            <text:p>1.445</text:p>
          </table:table-cell>
          <table:table-cell office:value-type="float" office:value="-1.333" calcext:value-type="float">
            <text:p>-1.333</text:p>
          </table:table-cell>
          <table:table-cell office:value-type="float" office:value="9.355" calcext:value-type="float">
            <text:p>9.355</text:p>
          </table:table-cell>
          <table:table-cell office:value-type="float" office:value="9.559" calcext:value-type="float">
            <text:p>9.559</text:p>
          </table:table-cell>
          <table:table-cell office:value-type="string" calcext:value-type="string">
            <text:p>##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77" calcext:value-type="float">
            <text:p>0.77</text:p>
          </table:table-cell>
          <table:table-cell office:value-type="float" office:value="0.785" calcext:value-type="float">
            <text:p>0.785</text:p>
          </table:table-cell>
          <table:table-cell/>
          <table:table-cell table:formula="of:=IF (ABS([.I155]) &gt; 8.5; 1; 0)" office:value-type="float" office:value="1" calcext:value-type="float">
            <text:p>1</text:p>
          </table:table-cell>
          <table:table-cell table:formula="of:=ATAN2([.C155];[.B155])" office:value-type="float" office:value="0.903217303298279" calcext:value-type="float">
            <text:p>0.9032173033</text:p>
          </table:table-cell>
          <table:table-cell office:value-type="float" office:value="2" calcext:value-type="float">
            <text:p>2</text:p>
          </table:table-cell>
          <table:table-cell table:formula="of:=[.S155]*0.1/3" office:value-type="float" office:value="0.0666666666666667" calcext:value-type="float">
            <text:p>0.0666666667</text:p>
          </table:table-cell>
          <table:table-cell table:formula="of:=[.N155]*[.T155]" office:value-type="float" office:value="0.0513333333333333" calcext:value-type="float">
            <text:p>0.0513333333</text:p>
          </table:table-cell>
          <table:table-cell table:formula="of:=[.V154]+[.U154]" office:value-type="float" office:value="0.93317069774264" calcext:value-type="float">
            <text:p>0.933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17.34" calcext:value-type="float">
            <text:p>17.34</text:p>
          </table:table-cell>
          <table:table-cell office:value-type="float" office:value="38.845" calcext:value-type="float">
            <text:p>38.845</text:p>
          </table:table-cell>
          <table:table-cell office:value-type="float" office:value="48.662" calcext:value-type="float">
            <text:p>48.662</text:p>
          </table:table-cell>
          <table:table-cell office:value-type="string" calcext:value-type="string">
            <text:p>##</text:p>
          </table:table-cell>
          <table:table-cell office:value-type="float" office:value="0.814" calcext:value-type="float">
            <text:p>0.814</text:p>
          </table:table-cell>
          <table:table-cell office:value-type="float" office:value="-1.445" calcext:value-type="float">
            <text:p>-1.445</text:p>
          </table:table-cell>
          <table:table-cell office:value-type="float" office:value="9.009" calcext:value-type="float">
            <text:p>9.009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##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4" calcext:value-type="float">
            <text:p>0.474</text:p>
          </table:table-cell>
          <table:table-cell/>
          <table:table-cell table:formula="of:=IF (ABS([.I156]) &gt; 8.5; 1; 0)" office:value-type="float" office:value="1" calcext:value-type="float">
            <text:p>1</text:p>
          </table:table-cell>
          <table:table-cell table:formula="of:=ATAN2([.C156];[.B156])" office:value-type="float" office:value="0.937735673904472" calcext:value-type="float">
            <text:p>0.9377356739</text:p>
          </table:table-cell>
          <table:table-cell office:value-type="float" office:value="4" calcext:value-type="float">
            <text:p>4</text:p>
          </table:table-cell>
          <table:table-cell table:formula="of:=[.S156]*0.1/3" office:value-type="float" office:value="0.133333333333333" calcext:value-type="float">
            <text:p>0.1333333333</text:p>
          </table:table-cell>
          <table:table-cell table:formula="of:=[.N156]*[.T156]" office:value-type="float" office:value="0.0597333333333333" calcext:value-type="float">
            <text:p>0.0597333333</text:p>
          </table:table-cell>
          <table:table-cell table:formula="of:=[.V155]+[.U155]" office:value-type="float" office:value="0.984504031075973" calcext:value-type="float">
            <text:p>0.984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1" calcext:value-type="float">
            <text:p>24.31</text:p>
          </table:table-cell>
          <table:table-cell office:value-type="float" office:value="15.555" calcext:value-type="float">
            <text:p>15.555</text:p>
          </table:table-cell>
          <table:table-cell office:value-type="float" office:value="38.76" calcext:value-type="float">
            <text:p>38.76</text:p>
          </table:table-cell>
          <table:table-cell office:value-type="float" office:value="48.325" calcext:value-type="float">
            <text:p>48.325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1.333" calcext:value-type="float">
            <text:p>-1.333</text:p>
          </table:table-cell>
          <table:table-cell office:value-type="float" office:value="9.086" calcext:value-type="float">
            <text:p>9.086</text:p>
          </table:table-cell>
          <table:table-cell office:value-type="float" office:value="9.202" calcext:value-type="float">
            <text:p>9.202</text:p>
          </table:table-cell>
          <table:table-cell office:value-type="string" calcext:value-type="string">
            <text:p>##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6" calcext:value-type="float">
            <text:p>0.636</text:p>
          </table:table-cell>
          <table:table-cell/>
          <table:table-cell table:formula="of:=IF (ABS([.I157]) &gt; 8.5; 1; 0)" office:value-type="float" office:value="1" calcext:value-type="float">
            <text:p>1</text:p>
          </table:table-cell>
          <table:table-cell table:formula="of:=ATAN2([.C157];[.B157])" office:value-type="float" office:value="1.00158236173082" calcext:value-type="float">
            <text:p>1.0015823617</text:p>
          </table:table-cell>
          <table:table-cell office:value-type="float" office:value="2" calcext:value-type="float">
            <text:p>2</text:p>
          </table:table-cell>
          <table:table-cell table:formula="of:=[.S157]*0.1/3" office:value-type="float" office:value="0.0666666666666667" calcext:value-type="float">
            <text:p>0.0666666667</text:p>
          </table:table-cell>
          <table:table-cell table:formula="of:=[.N157]*[.T157]" office:value-type="float" office:value="0.0412" calcext:value-type="float">
            <text:p>0.0412</text:p>
          </table:table-cell>
          <table:table-cell table:formula="of:=[.V156]+[.U156]" office:value-type="float" office:value="1.04423736440931" calcext:value-type="float">
            <text:p>1.044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735" calcext:value-type="float">
            <text:p>24.735</text:p>
          </table:table-cell>
          <table:table-cell office:value-type="float" office:value="13.6" calcext:value-type="float">
            <text:p>13.6</text:p>
          </table:table-cell>
          <table:table-cell office:value-type="float" office:value="38.845" calcext:value-type="float">
            <text:p>38.845</text:p>
          </table:table-cell>
          <table:table-cell office:value-type="float" office:value="48.018" calcext:value-type="float">
            <text:p>48.018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1.333" calcext:value-type="float">
            <text:p>-1.333</text:p>
          </table:table-cell>
          <table:table-cell office:value-type="float" office:value="9.471" calcext:value-type="float">
            <text:p>9.471</text:p>
          </table:table-cell>
          <table:table-cell office:value-type="float" office:value="9.582" calcext:value-type="float">
            <text:p>9.582</text:p>
          </table:table-cell>
          <table:table-cell office:value-type="string" calcext:value-type="string">
            <text:p>##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6" calcext:value-type="float">
            <text:p>0.586</text:p>
          </table:table-cell>
          <table:table-cell/>
          <table:table-cell table:formula="of:=IF (ABS([.I158]) &gt; 8.5; 1; 0)" office:value-type="float" office:value="1" calcext:value-type="float">
            <text:p>1</text:p>
          </table:table-cell>
          <table:table-cell table:formula="of:=ATAN2([.C158];[.B158])" office:value-type="float" office:value="1.06808504198764" calcext:value-type="float">
            <text:p>1.068085042</text:p>
          </table:table-cell>
          <table:table-cell office:value-type="float" office:value="4" calcext:value-type="float">
            <text:p>4</text:p>
          </table:table-cell>
          <table:table-cell table:formula="of:=[.S158]*0.1/3" office:value-type="float" office:value="0.133333333333333" calcext:value-type="float">
            <text:p>0.1333333333</text:p>
          </table:table-cell>
          <table:table-cell table:formula="of:=[.N158]*[.T158]" office:value-type="float" office:value="0.0774666666666667" calcext:value-type="float">
            <text:p>0.0774666667</text:p>
          </table:table-cell>
          <table:table-cell table:formula="of:=[.V157]+[.U157]" office:value-type="float" office:value="1.08543736440931" calcext:value-type="float">
            <text:p>1.085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585" calcext:value-type="float">
            <text:p>25.585</text:p>
          </table:table-cell>
          <table:table-cell office:value-type="float" office:value="11.56" calcext:value-type="float">
            <text:p>11.56</text:p>
          </table:table-cell>
          <table:table-cell office:value-type="float" office:value="39.78" calcext:value-type="float">
            <text:p>39.78</text:p>
          </table:table-cell>
          <table:table-cell office:value-type="float" office:value="48.69" calcext:value-type="float">
            <text:p>48.69</text:p>
          </table:table-cell>
          <table:table-cell office:value-type="string" calcext:value-type="string">
            <text:p>##</text:p>
          </table:table-cell>
          <table:table-cell office:value-type="float" office:value="0.443" calcext:value-type="float">
            <text:p>0.443</text:p>
          </table:table-cell>
          <table:table-cell office:value-type="float" office:value="-1.296" calcext:value-type="float">
            <text:p>-1.296</text:p>
          </table:table-cell>
          <table:table-cell office:value-type="float" office:value="9.663" calcext:value-type="float">
            <text:p>9.663</text:p>
          </table:table-cell>
          <table:table-cell office:value-type="float" office:value="9.759" calcext:value-type="float">
            <text:p>9.759</text:p>
          </table:table-cell>
          <table:table-cell office:value-type="string" calcext:value-type="string">
            <text:p>##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IF (ABS([.I159]) &gt; 8.5; 1; 0)" office:value-type="float" office:value="1" calcext:value-type="float">
            <text:p>1</text:p>
          </table:table-cell>
          <table:table-cell table:formula="of:=ATAN2([.C159];[.B159])" office:value-type="float" office:value="1.14642390376172" calcext:value-type="float">
            <text:p>1.1464239038</text:p>
          </table:table-cell>
          <table:table-cell office:value-type="float" office:value="2" calcext:value-type="float">
            <text:p>2</text:p>
          </table:table-cell>
          <table:table-cell table:formula="of:=[.S159]*0.1/3" office:value-type="float" office:value="0.0666666666666667" calcext:value-type="float">
            <text:p>0.0666666667</text:p>
          </table:table-cell>
          <table:table-cell table:formula="of:=[.N159]*[.T159]" office:value-type="float" office:value="0.0439333333333333" calcext:value-type="float">
            <text:p>0.0439333333</text:p>
          </table:table-cell>
          <table:table-cell table:formula="of:=[.V158]+[.U158]" office:value-type="float" office:value="1.16290403107597" calcext:value-type="float">
            <text:p>1.162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18" calcext:value-type="float">
            <text:p>26.18</text:p>
          </table:table-cell>
          <table:table-cell office:value-type="float" office:value="9.605" calcext:value-type="float">
            <text:p>9.605</text:p>
          </table:table-cell>
          <table:table-cell office:value-type="float" office:value="39.865" calcext:value-type="float">
            <text:p>39.865</text:p>
          </table:table-cell>
          <table:table-cell office:value-type="float" office:value="48.65" calcext:value-type="float">
            <text:p>48.65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185" calcext:value-type="float">
            <text:p>-1.185</text:p>
          </table:table-cell>
          <table:table-cell office:value-type="float" office:value="9.24" calcext:value-type="float">
            <text:p>9.24</text:p>
          </table:table-cell>
          <table:table-cell office:value-type="float" office:value="9.315" calcext:value-type="float">
            <text:p>9.315</text:p>
          </table:table-cell>
          <table:table-cell office:value-type="string" calcext:value-type="string">
            <text:p>##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2" calcext:value-type="float">
            <text:p>0.03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7" calcext:value-type="float">
            <text:p>0.627</text:p>
          </table:table-cell>
          <table:table-cell/>
          <table:table-cell table:formula="of:=IF (ABS([.I160]) &gt; 8.5; 1; 0)" office:value-type="float" office:value="1" calcext:value-type="float">
            <text:p>1</text:p>
          </table:table-cell>
          <table:table-cell table:formula="of:=ATAN2([.C160];[.B160])" office:value-type="float" office:value="1.21916074771305" calcext:value-type="float">
            <text:p>1.2191607477</text:p>
          </table:table-cell>
          <table:table-cell office:value-type="float" office:value="4" calcext:value-type="float">
            <text:p>4</text:p>
          </table:table-cell>
          <table:table-cell table:formula="of:=[.S160]*0.1/3" office:value-type="float" office:value="0.133333333333333" calcext:value-type="float">
            <text:p>0.1333333333</text:p>
          </table:table-cell>
          <table:table-cell table:formula="of:=[.N160]*[.T160]" office:value-type="float" office:value="0.0825333333333333" calcext:value-type="float">
            <text:p>0.0825333333</text:p>
          </table:table-cell>
          <table:table-cell table:formula="of:=[.V159]+[.U159]" office:value-type="float" office:value="1.20683736440931" calcext:value-type="float">
            <text:p>1.206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115" calcext:value-type="float">
            <text:p>27.115</text:p>
          </table:table-cell>
          <table:table-cell office:value-type="float" office:value="7.735" calcext:value-type="float">
            <text:p>7.735</text:p>
          </table:table-cell>
          <table:table-cell office:value-type="float" office:value="39.185" calcext:value-type="float">
            <text:p>39.185</text:p>
          </table:table-cell>
          <table:table-cell office:value-type="float" office:value="48.275" calcext:value-type="float">
            <text:p>48.275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-1.259" calcext:value-type="float">
            <text:p>-1.259</text:p>
          </table:table-cell>
          <table:table-cell office:value-type="float" office:value="9.586" calcext:value-type="float">
            <text:p>9.586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##</text:p>
          </table:table-cell>
          <table:table-cell office:value-type="float" office:value="0.114" calcext:value-type="float">
            <text:p>0.114</text:p>
          </table:table-cell>
          <table:table-cell office:value-type="float" office:value="0.029" calcext:value-type="float">
            <text:p>0.029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3" calcext:value-type="float">
            <text:p>0.683</text:p>
          </table:table-cell>
          <table:table-cell/>
          <table:table-cell table:formula="of:=IF (ABS([.I161]) &gt; 8.5; 1; 0)" office:value-type="float" office:value="1" calcext:value-type="float">
            <text:p>1</text:p>
          </table:table-cell>
          <table:table-cell table:formula="of:=ATAN2([.C161];[.B161])" office:value-type="float" office:value="1.29291074644107" calcext:value-type="float">
            <text:p>1.2929107464</text:p>
          </table:table-cell>
          <table:table-cell office:value-type="float" office:value="2" calcext:value-type="float">
            <text:p>2</text:p>
          </table:table-cell>
          <table:table-cell table:formula="of:=[.S161]*0.1/3" office:value-type="float" office:value="0.0666666666666667" calcext:value-type="float">
            <text:p>0.0666666667</text:p>
          </table:table-cell>
          <table:table-cell table:formula="of:=[.N161]*[.T161]" office:value-type="float" office:value="0.0448" calcext:value-type="float">
            <text:p>0.0448</text:p>
          </table:table-cell>
          <table:table-cell table:formula="of:=[.V160]+[.U160]" office:value-type="float" office:value="1.28937069774264" calcext:value-type="float">
            <text:p>1.289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6.29" calcext:value-type="float">
            <text:p>6.29</text:p>
          </table:table-cell>
          <table:table-cell office:value-type="float" office:value="39.1" calcext:value-type="float">
            <text:p>39.1</text:p>
          </table:table-cell>
          <table:table-cell office:value-type="float" office:value="47.852" calcext:value-type="float">
            <text:p>47.852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-1.148" calcext:value-type="float">
            <text:p>-1.148</text:p>
          </table:table-cell>
          <table:table-cell office:value-type="float" office:value="9.432" calcext:value-type="float">
            <text:p>9.432</text:p>
          </table:table-cell>
          <table:table-cell office:value-type="float" office:value="9.507" calcext:value-type="float">
            <text:p>9.507</text:p>
          </table:table-cell>
          <table:table-cell office:value-type="string" calcext:value-type="string">
            <text:p>##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6" calcext:value-type="float">
            <text:p>0.00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4" calcext:value-type="float">
            <text:p>0.594</text:p>
          </table:table-cell>
          <table:table-cell/>
          <table:table-cell table:formula="of:=IF (ABS([.I162]) &gt; 8.5; 1; 0)" office:value-type="float" office:value="1" calcext:value-type="float">
            <text:p>1</text:p>
          </table:table-cell>
          <table:table-cell table:formula="of:=ATAN2([.C162];[.B162])" office:value-type="float" office:value="1.34076423365666" calcext:value-type="float">
            <text:p>1.3407642337</text:p>
          </table:table-cell>
          <table:table-cell office:value-type="float" office:value="4" calcext:value-type="float">
            <text:p>4</text:p>
          </table:table-cell>
          <table:table-cell table:formula="of:=[.S162]*0.1/3" office:value-type="float" office:value="0.133333333333333" calcext:value-type="float">
            <text:p>0.1333333333</text:p>
          </table:table-cell>
          <table:table-cell table:formula="of:=[.N162]*[.T162]" office:value-type="float" office:value="0.0790666666666667" calcext:value-type="float">
            <text:p>0.0790666667</text:p>
          </table:table-cell>
          <table:table-cell table:formula="of:=[.V161]+[.U161]" office:value-type="float" office:value="1.33417069774264" calcext:value-type="float">
            <text:p>1.334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3.825" calcext:value-type="float">
            <text:p>3.825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583" calcext:value-type="float">
            <text:p>47.583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-1" calcext:value-type="float">
            <text:p>-1</text:p>
          </table:table-cell>
          <table:table-cell office:value-type="float" office:value="9.547" calcext:value-type="float">
            <text:p>9.547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##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8" calcext:value-type="float">
            <text:p>0.0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9" calcext:value-type="float">
            <text:p>0.599</text:p>
          </table:table-cell>
          <table:table-cell/>
          <table:table-cell table:formula="of:=IF (ABS([.I163]) &gt; 8.5; 1; 0)" office:value-type="float" office:value="1" calcext:value-type="float">
            <text:p>1</text:p>
          </table:table-cell>
          <table:table-cell table:formula="of:=ATAN2([.C163];[.B163])" office:value-type="float" office:value="1.43236846902758" calcext:value-type="float">
            <text:p>1.432368469</text:p>
          </table:table-cell>
          <table:table-cell office:value-type="float" office:value="2" calcext:value-type="float">
            <text:p>2</text:p>
          </table:table-cell>
          <table:table-cell table:formula="of:=[.S163]*0.1/3" office:value-type="float" office:value="0.0666666666666667" calcext:value-type="float">
            <text:p>0.0666666667</text:p>
          </table:table-cell>
          <table:table-cell table:formula="of:=[.N163]*[.T163]" office:value-type="float" office:value="0.0395333333333333" calcext:value-type="float">
            <text:p>0.0395333333</text:p>
          </table:table-cell>
          <table:table-cell table:formula="of:=[.V162]+[.U162]" office:value-type="float" office:value="1.41323736440931" calcext:value-type="float">
            <text:p>1.413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05" calcext:value-type="float">
            <text:p>28.305</text:p>
          </table:table-cell>
          <table:table-cell office:value-type="float" office:value="2.125" calcext:value-type="float">
            <text:p>2.125</text:p>
          </table:table-cell>
          <table:table-cell office:value-type="float" office:value="38.845" calcext:value-type="float">
            <text:p>38.845</text:p>
          </table:table-cell>
          <table:table-cell office:value-type="float" office:value="48.111" calcext:value-type="float">
            <text:p>48.111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-1.111" calcext:value-type="float">
            <text:p>-1.111</text:p>
          </table:table-cell>
          <table:table-cell office:value-type="float" office:value="9.586" calcext:value-type="float">
            <text:p>9.586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##</text:p>
          </table:table-cell>
          <table:table-cell office:value-type="float" office:value="0.081" calcext:value-type="float">
            <text:p>0.081</text:p>
          </table:table-cell>
          <table:table-cell office:value-type="float" office:value="0.038" calcext:value-type="float">
            <text:p>0.03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5" calcext:value-type="float">
            <text:p>0.755</text:p>
          </table:table-cell>
          <table:table-cell/>
          <table:table-cell table:formula="of:=IF (ABS([.I164]) &gt; 8.5; 1; 0)" office:value-type="float" office:value="1" calcext:value-type="float">
            <text:p>1</text:p>
          </table:table-cell>
          <table:table-cell table:formula="of:=ATAN2([.C164];[.B164])" office:value-type="float" office:value="1.49586182436236" calcext:value-type="float">
            <text:p>1.4958618244</text:p>
          </table:table-cell>
          <table:table-cell office:value-type="float" office:value="4" calcext:value-type="float">
            <text:p>4</text:p>
          </table:table-cell>
          <table:table-cell table:formula="of:=[.S164]*0.1/3" office:value-type="float" office:value="0.133333333333333" calcext:value-type="float">
            <text:p>0.1333333333</text:p>
          </table:table-cell>
          <table:table-cell table:formula="of:=[.N164]*[.T164]" office:value-type="float" office:value="0.0998666666666667" calcext:value-type="float">
            <text:p>0.0998666667</text:p>
          </table:table-cell>
          <table:table-cell table:formula="of:=[.V163]+[.U163]" office:value-type="float" office:value="1.45277069774264" calcext:value-type="float">
            <text:p>1.452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37" calcext:value-type="float">
            <text:p>27.37</text:p>
          </table:table-cell>
          <table:table-cell office:value-type="float" office:value="0.595" calcext:value-type="float">
            <text:p>0.595</text:p>
          </table:table-cell>
          <table:table-cell office:value-type="float" office:value="38.335" calcext:value-type="float">
            <text:p>38.335</text:p>
          </table:table-cell>
          <table:table-cell office:value-type="float" office:value="47.107" calcext:value-type="float">
            <text:p>47.107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-0.888" calcext:value-type="float">
            <text:p>-0.888</text:p>
          </table:table-cell>
          <table:table-cell office:value-type="float" office:value="9.471" calcext:value-type="float">
            <text:p>9.471</text:p>
          </table:table-cell>
          <table:table-cell office:value-type="float" office:value="9.513" calcext:value-type="float">
            <text:p>9.513</text:p>
          </table:table-cell>
          <table:table-cell office:value-type="string" calcext:value-type="string">
            <text:p>##</text:p>
          </table:table-cell>
          <table:table-cell office:value-type="float" office:value="0.12" calcext:value-type="float">
            <text:p>0.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7" calcext:value-type="float">
            <text:p>0.667</text:p>
          </table:table-cell>
          <table:table-cell/>
          <table:table-cell table:formula="of:=IF (ABS([.I165]) &gt; 8.5; 1; 0)" office:value-type="float" office:value="1" calcext:value-type="float">
            <text:p>1</text:p>
          </table:table-cell>
          <table:table-cell table:formula="of:=ATAN2([.C165];[.B165])" office:value-type="float" office:value="1.5490606199531" calcext:value-type="float">
            <text:p>1.54906062</text:p>
          </table:table-cell>
          <table:table-cell office:value-type="float" office:value="2" calcext:value-type="float">
            <text:p>2</text:p>
          </table:table-cell>
          <table:table-cell table:formula="of:=[.S165]*0.1/3" office:value-type="float" office:value="0.0666666666666667" calcext:value-type="float">
            <text:p>0.0666666667</text:p>
          </table:table-cell>
          <table:table-cell table:formula="of:=[.N165]*[.T165]" office:value-type="float" office:value="0.0436666666666667" calcext:value-type="float">
            <text:p>0.0436666667</text:p>
          </table:table-cell>
          <table:table-cell table:formula="of:=[.V164]+[.U164]" office:value-type="float" office:value="1.55263736440931" calcext:value-type="float">
            <text:p>1.552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54" calcext:value-type="float">
            <text:p>27.54</text:p>
          </table:table-cell>
          <table:table-cell office:value-type="float" office:value="-1.445" calcext:value-type="float">
            <text:p>-1.445</text:p>
          </table:table-cell>
          <table:table-cell office:value-type="float" office:value="38.505" calcext:value-type="float">
            <text:p>38.505</text:p>
          </table:table-cell>
          <table:table-cell office:value-type="float" office:value="47.362" calcext:value-type="float">
            <text:p>47.362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0.851" calcext:value-type="float">
            <text:p>-0.851</text:p>
          </table:table-cell>
          <table:table-cell office:value-type="float" office:value="9.701" calcext:value-type="float">
            <text:p>9.701</text:p>
          </table:table-cell>
          <table:table-cell office:value-type="float" office:value="9.739" calcext:value-type="float">
            <text:p>9.739</text:p>
          </table:table-cell>
          <table:table-cell office:value-type="string" calcext:value-type="string">
            <text:p>##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9" calcext:value-type="float">
            <text:p>0.00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8" calcext:value-type="float">
            <text:p>0.398</text:p>
          </table:table-cell>
          <table:table-cell/>
          <table:table-cell table:formula="of:=IF (ABS([.I166]) &gt; 8.5; 1; 0)" office:value-type="float" office:value="1" calcext:value-type="float">
            <text:p>1</text:p>
          </table:table-cell>
          <table:table-cell table:formula="of:=ATAN2([.C166];[.B166])" office:value-type="float" office:value="1.62321739261915" calcext:value-type="float">
            <text:p>1.6232173926</text:p>
          </table:table-cell>
          <table:table-cell office:value-type="float" office:value="4" calcext:value-type="float">
            <text:p>4</text:p>
          </table:table-cell>
          <table:table-cell table:formula="of:=[.S166]*0.1/3" office:value-type="float" office:value="0.133333333333333" calcext:value-type="float">
            <text:p>0.1333333333</text:p>
          </table:table-cell>
          <table:table-cell table:formula="of:=[.N166]*[.T166]" office:value-type="float" office:value="0.0529333333333333" calcext:value-type="float">
            <text:p>0.0529333333</text:p>
          </table:table-cell>
          <table:table-cell table:formula="of:=[.V165]+[.U165]" office:value-type="float" office:value="1.59630403107597" calcext:value-type="float">
            <text:p>1.596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95" calcext:value-type="float">
            <text:p>27.795</text:p>
          </table:table-cell>
          <table:table-cell office:value-type="float" office:value="-2.55" calcext:value-type="float">
            <text:p>-2.55</text:p>
          </table:table-cell>
          <table:table-cell office:value-type="float" office:value="37.995" calcext:value-type="float">
            <text:p>37.995</text:p>
          </table:table-cell>
          <table:table-cell office:value-type="float" office:value="47.145" calcext:value-type="float">
            <text:p>47.145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777" calcext:value-type="float">
            <text:p>-0.777</text:p>
          </table:table-cell>
          <table:table-cell office:value-type="float" office:value="9.778" calcext:value-type="float">
            <text:p>9.778</text:p>
          </table:table-cell>
          <table:table-cell office:value-type="float" office:value="9.812" calcext:value-type="float">
            <text:p>9.812</text:p>
          </table:table-cell>
          <table:table-cell office:value-type="string" calcext:value-type="string">
            <text:p>##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IF (ABS([.I167]) &gt; 8.5; 1; 0)" office:value-type="float" office:value="1" calcext:value-type="float">
            <text:p>1</text:p>
          </table:table-cell>
          <table:table-cell table:formula="of:=ATAN2([.C167];[.B167])" office:value-type="float" office:value="1.6622833436664" calcext:value-type="float">
            <text:p>1.6622833437</text:p>
          </table:table-cell>
          <table:table-cell office:value-type="float" office:value="2" calcext:value-type="float">
            <text:p>2</text:p>
          </table:table-cell>
          <table:table-cell table:formula="of:=[.S167]*0.1/3" office:value-type="float" office:value="0.0666666666666667" calcext:value-type="float">
            <text:p>0.0666666667</text:p>
          </table:table-cell>
          <table:table-cell table:formula="of:=[.N167]*[.T167]" office:value-type="float" office:value="0.0286666666666667" calcext:value-type="float">
            <text:p>0.0286666667</text:p>
          </table:table-cell>
          <table:table-cell table:formula="of:=[.V166]+[.U166]" office:value-type="float" office:value="1.64923736440931" calcext:value-type="float">
            <text:p>1.649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88" calcext:value-type="float">
            <text:p>27.88</text:p>
          </table:table-cell>
          <table:table-cell office:value-type="float" office:value="-4.59" calcext:value-type="float">
            <text:p>-4.59</text:p>
          </table:table-cell>
          <table:table-cell office:value-type="float" office:value="37.825" calcext:value-type="float">
            <text:p>37.825</text:p>
          </table:table-cell>
          <table:table-cell office:value-type="float" office:value="47.213" calcext:value-type="float">
            <text:p>47.213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0.592" calcext:value-type="float">
            <text:p>-0.592</text:p>
          </table:table-cell>
          <table:table-cell office:value-type="float" office:value="9.317" calcext:value-type="float">
            <text:p>9.317</text:p>
          </table:table-cell>
          <table:table-cell office:value-type="float" office:value="9.336" calcext:value-type="float">
            <text:p>9.336</text:p>
          </table:table-cell>
          <table:table-cell office:value-type="string" calcext:value-type="string">
            <text:p>##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8" calcext:value-type="float">
            <text:p>0.568</text:p>
          </table:table-cell>
          <table:table-cell/>
          <table:table-cell table:formula="of:=IF (ABS([.I168]) &gt; 8.5; 1; 0)" office:value-type="float" office:value="1" calcext:value-type="float">
            <text:p>1</text:p>
          </table:table-cell>
          <table:table-cell table:formula="of:=ATAN2([.C168];[.B168])" office:value-type="float" office:value="1.73396676742312" calcext:value-type="float">
            <text:p>1.7339667674</text:p>
          </table:table-cell>
          <table:table-cell office:value-type="float" office:value="4" calcext:value-type="float">
            <text:p>4</text:p>
          </table:table-cell>
          <table:table-cell table:formula="of:=[.S168]*0.1/3" office:value-type="float" office:value="0.133333333333333" calcext:value-type="float">
            <text:p>0.1333333333</text:p>
          </table:table-cell>
          <table:table-cell table:formula="of:=[.N168]*[.T168]" office:value-type="float" office:value="0.0737333333333333" calcext:value-type="float">
            <text:p>0.0737333333</text:p>
          </table:table-cell>
          <table:table-cell table:formula="of:=[.V167]+[.U167]" office:value-type="float" office:value="1.67790403107597" calcext:value-type="float">
            <text:p>1.677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1" calcext:value-type="float">
            <text:p>27.71</text:p>
          </table:table-cell>
          <table:table-cell office:value-type="float" office:value="-6.545" calcext:value-type="float">
            <text:p>-6.545</text:p>
          </table:table-cell>
          <table:table-cell office:value-type="float" office:value="37.315" calcext:value-type="float">
            <text:p>37.315</text:p>
          </table:table-cell>
          <table:table-cell office:value-type="float" office:value="46.937" calcext:value-type="float">
            <text:p>46.937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663" calcext:value-type="float">
            <text:p>9.663</text:p>
          </table:table-cell>
          <table:table-cell office:value-type="float" office:value="9.688" calcext:value-type="float">
            <text:p>9.688</text:p>
          </table:table-cell>
          <table:table-cell office:value-type="string" calcext:value-type="string">
            <text:p>##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IF (ABS([.I169]) &gt; 8.5; 1; 0)" office:value-type="float" office:value="1" calcext:value-type="float">
            <text:p>1</text:p>
          </table:table-cell>
          <table:table-cell table:formula="of:=ATAN2([.C169];[.B169])" office:value-type="float" office:value="1.80274169463737" calcext:value-type="float">
            <text:p>1.8027416946</text:p>
          </table:table-cell>
          <table:table-cell office:value-type="float" office:value="2" calcext:value-type="float">
            <text:p>2</text:p>
          </table:table-cell>
          <table:table-cell table:formula="of:=[.S169]*0.1/3" office:value-type="float" office:value="0.0666666666666667" calcext:value-type="float">
            <text:p>0.0666666667</text:p>
          </table:table-cell>
          <table:table-cell table:formula="of:=[.N169]*[.T169]" office:value-type="float" office:value="0.0368666666666667" calcext:value-type="float">
            <text:p>0.0368666667</text:p>
          </table:table-cell>
          <table:table-cell table:formula="of:=[.V168]+[.U168]" office:value-type="float" office:value="1.75163736440931" calcext:value-type="float">
            <text:p>1.751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-7.395" calcext:value-type="float">
            <text:p>-7.395</text:p>
          </table:table-cell>
          <table:table-cell office:value-type="float" office:value="37.315" calcext:value-type="float">
            <text:p>37.315</text:p>
          </table:table-cell>
          <table:table-cell office:value-type="float" office:value="46.913" calcext:value-type="float">
            <text:p>46.913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629" calcext:value-type="float">
            <text:p>-0.629</text:p>
          </table:table-cell>
          <table:table-cell office:value-type="float" office:value="8.855" calcext:value-type="float">
            <text:p>8.855</text:p>
          </table:table-cell>
          <table:table-cell office:value-type="float" office:value="8.895" calcext:value-type="float">
            <text:p>8.895</text:p>
          </table:table-cell>
          <table:table-cell office:value-type="string" calcext:value-type="string">
            <text:p>##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7" calcext:value-type="float">
            <text:p>0.467</text:p>
          </table:table-cell>
          <table:table-cell/>
          <table:table-cell table:formula="of:=IF (ABS([.I170]) &gt; 8.5; 1; 0)" office:value-type="float" office:value="1" calcext:value-type="float">
            <text:p>1</text:p>
          </table:table-cell>
          <table:table-cell table:formula="of:=ATAN2([.C170];[.B170])" office:value-type="float" office:value="1.83390208323388" calcext:value-type="float">
            <text:p>1.8339020832</text:p>
          </table:table-cell>
          <table:table-cell office:value-type="float" office:value="4" calcext:value-type="float">
            <text:p>4</text:p>
          </table:table-cell>
          <table:table-cell table:formula="of:=[.S170]*0.1/3" office:value-type="float" office:value="0.133333333333333" calcext:value-type="float">
            <text:p>0.1333333333</text:p>
          </table:table-cell>
          <table:table-cell table:formula="of:=[.N170]*[.T170]" office:value-type="float" office:value="0.0590666666666667" calcext:value-type="float">
            <text:p>0.0590666667</text:p>
          </table:table-cell>
          <table:table-cell table:formula="of:=[.V169]+[.U169]" office:value-type="float" office:value="1.78850403107597" calcext:value-type="float">
            <text:p>1.788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-9.01" calcext:value-type="float">
            <text:p>-9.01</text:p>
          </table:table-cell>
          <table:table-cell office:value-type="float" office:value="37.06" calcext:value-type="float">
            <text:p>37.06</text:p>
          </table:table-cell>
          <table:table-cell office:value-type="float" office:value="46.649" calcext:value-type="float">
            <text:p>46.649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629" calcext:value-type="float">
            <text:p>-0.629</text:p>
          </table:table-cell>
          <table:table-cell office:value-type="float" office:value="9.509" calcext:value-type="float">
            <text:p>9.509</text:p>
          </table:table-cell>
          <table:table-cell office:value-type="float" office:value="9.551" calcext:value-type="float">
            <text:p>9.551</text:p>
          </table:table-cell>
          <table:table-cell office:value-type="string" calcext:value-type="string">
            <text:p>##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7" calcext:value-type="float">
            <text:p>0.04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2" calcext:value-type="float">
            <text:p>0.512</text:p>
          </table:table-cell>
          <table:table-cell/>
          <table:table-cell table:formula="of:=IF (ABS([.I171]) &gt; 8.5; 1; 0)" office:value-type="float" office:value="1" calcext:value-type="float">
            <text:p>1</text:p>
          </table:table-cell>
          <table:table-cell table:formula="of:=ATAN2([.C171];[.B171])" office:value-type="float" office:value="1.89444441212094" calcext:value-type="float">
            <text:p>1.8944444121</text:p>
          </table:table-cell>
          <table:table-cell office:value-type="float" office:value="2" calcext:value-type="float">
            <text:p>2</text:p>
          </table:table-cell>
          <table:table-cell table:formula="of:=[.S171]*0.1/3" office:value-type="float" office:value="0.0666666666666667" calcext:value-type="float">
            <text:p>0.0666666667</text:p>
          </table:table-cell>
          <table:table-cell table:formula="of:=[.N171]*[.T171]" office:value-type="float" office:value="0.0328" calcext:value-type="float">
            <text:p>0.0328</text:p>
          </table:table-cell>
          <table:table-cell table:formula="of:=[.V170]+[.U170]" office:value-type="float" office:value="1.84757069774264" calcext:value-type="float">
            <text:p>1.847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-11.22" calcext:value-type="float">
            <text:p>-11.22</text:p>
          </table:table-cell>
          <table:table-cell office:value-type="float" office:value="36.975" calcext:value-type="float">
            <text:p>36.975</text:p>
          </table:table-cell>
          <table:table-cell office:value-type="float" office:value="47.058" calcext:value-type="float">
            <text:p>47.058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778" calcext:value-type="float">
            <text:p>9.778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##</text:p>
          </table:table-cell>
          <table:table-cell office:value-type="float" office:value="0.21" calcext:value-type="float">
            <text:p>0.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463" calcext:value-type="float">
            <text:p>0.463</text:p>
          </table:table-cell>
          <table:table-cell office:value-type="float" office:value="0.509" calcext:value-type="float">
            <text:p>0.509</text:p>
          </table:table-cell>
          <table:table-cell/>
          <table:table-cell table:formula="of:=IF (ABS([.I172]) &gt; 8.5; 1; 0)" office:value-type="float" office:value="1" calcext:value-type="float">
            <text:p>1</text:p>
          </table:table-cell>
          <table:table-cell table:formula="of:=ATAN2([.C172];[.B172])" office:value-type="float" office:value="1.96648591884948" calcext:value-type="float">
            <text:p>1.9664859188</text:p>
          </table:table-cell>
          <table:table-cell office:value-type="float" office:value="4" calcext:value-type="float">
            <text:p>4</text:p>
          </table:table-cell>
          <table:table-cell table:formula="of:=[.S172]*0.1/3" office:value-type="float" office:value="0.133333333333333" calcext:value-type="float">
            <text:p>0.1333333333</text:p>
          </table:table-cell>
          <table:table-cell table:formula="of:=[.N172]*[.T172]" office:value-type="float" office:value="0.0617333333333333" calcext:value-type="float">
            <text:p>0.0617333333</text:p>
          </table:table-cell>
          <table:table-cell table:formula="of:=[.V171]+[.U171]" office:value-type="float" office:value="1.88037069774264" calcext:value-type="float">
            <text:p>1.880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-12.24" calcext:value-type="float">
            <text:p>-12.24</text:p>
          </table:table-cell>
          <table:table-cell office:value-type="float" office:value="36.295" calcext:value-type="float">
            <text:p>36.295</text:p>
          </table:table-cell>
          <table:table-cell office:value-type="float" office:value="47.226" calcext:value-type="float">
            <text:p>47.226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258" calcext:value-type="float">
            <text:p>-0.258</text:p>
          </table:table-cell>
          <table:table-cell office:value-type="float" office:value="9.509" calcext:value-type="float">
            <text:p>9.509</text:p>
          </table:table-cell>
          <table:table-cell office:value-type="float" office:value="9.539" calcext:value-type="float">
            <text:p>9.539</text:p>
          </table:table-cell>
          <table:table-cell office:value-type="string" calcext:value-type="string">
            <text:p>##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4" calcext:value-type="float">
            <text:p>0.564</text:p>
          </table:table-cell>
          <table:table-cell/>
          <table:table-cell table:formula="of:=IF (ABS([.I173]) &gt; 8.5; 1; 0)" office:value-type="float" office:value="1" calcext:value-type="float">
            <text:p>1</text:p>
          </table:table-cell>
          <table:table-cell table:formula="of:=ATAN2([.C173];[.B173])" office:value-type="float" office:value="1.98787812616576" calcext:value-type="float">
            <text:p>1.9878781262</text:p>
          </table:table-cell>
          <table:table-cell office:value-type="float" office:value="2" calcext:value-type="float">
            <text:p>2</text:p>
          </table:table-cell>
          <table:table-cell table:formula="of:=[.S173]*0.1/3" office:value-type="float" office:value="0.0666666666666667" calcext:value-type="float">
            <text:p>0.0666666667</text:p>
          </table:table-cell>
          <table:table-cell table:formula="of:=[.N173]*[.T173]" office:value-type="float" office:value="0.0374" calcext:value-type="float">
            <text:p>0.0374</text:p>
          </table:table-cell>
          <table:table-cell table:formula="of:=[.V172]+[.U172]" office:value-type="float" office:value="1.94210403107597" calcext:value-type="float">
            <text:p>1.942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755" calcext:value-type="float">
            <text:p>25.755</text:p>
          </table:table-cell>
          <table:table-cell office:value-type="float" office:value="-13.685" calcext:value-type="float">
            <text:p>-13.685</text:p>
          </table:table-cell>
          <table:table-cell office:value-type="float" office:value="36.21" calcext:value-type="float">
            <text:p>36.21</text:p>
          </table:table-cell>
          <table:table-cell office:value-type="float" office:value="46.495" calcext:value-type="float">
            <text:p>46.495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369" calcext:value-type="float">
            <text:p>-0.369</text:p>
          </table:table-cell>
          <table:table-cell office:value-type="float" office:value="8.894" calcext:value-type="float">
            <text:p>8.894</text:p>
          </table:table-cell>
          <table:table-cell office:value-type="float" office:value="8.939" calcext:value-type="float">
            <text:p>8.939</text:p>
          </table:table-cell>
          <table:table-cell office:value-type="string" calcext:value-type="string">
            <text:p>##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44" calcext:value-type="float">
            <text:p>0.04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2" calcext:value-type="float">
            <text:p>0.662</text:p>
          </table:table-cell>
          <table:table-cell/>
          <table:table-cell table:formula="of:=IF (ABS([.I174]) &gt; 8.5; 1; 0)" office:value-type="float" office:value="1" calcext:value-type="float">
            <text:p>1</text:p>
          </table:table-cell>
          <table:table-cell table:formula="of:=ATAN2([.C174];[.B174])" office:value-type="float" office:value="2.05921070896188" calcext:value-type="float">
            <text:p>2.059210709</text:p>
          </table:table-cell>
          <table:table-cell office:value-type="float" office:value="4" calcext:value-type="float">
            <text:p>4</text:p>
          </table:table-cell>
          <table:table-cell table:formula="of:=[.S174]*0.1/3" office:value-type="float" office:value="0.133333333333333" calcext:value-type="float">
            <text:p>0.1333333333</text:p>
          </table:table-cell>
          <table:table-cell table:formula="of:=[.N174]*[.T174]" office:value-type="float" office:value="0.0864" calcext:value-type="float">
            <text:p>0.0864</text:p>
          </table:table-cell>
          <table:table-cell table:formula="of:=[.V173]+[.U173]" office:value-type="float" office:value="1.97950403107597" calcext:value-type="float">
            <text:p>1.979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075" calcext:value-type="float">
            <text:p>25.075</text:p>
          </table:table-cell>
          <table:table-cell office:value-type="float" office:value="-14.96" calcext:value-type="float">
            <text:p>-14.96</text:p>
          </table:table-cell>
          <table:table-cell office:value-type="float" office:value="36.21" calcext:value-type="float">
            <text:p>36.21</text:p>
          </table:table-cell>
          <table:table-cell office:value-type="float" office:value="46.516" calcext:value-type="float">
            <text:p>46.516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184" calcext:value-type="float">
            <text:p>-0.184</text:p>
          </table:table-cell>
          <table:table-cell office:value-type="float" office:value="8.355" calcext:value-type="float">
            <text:p>8.355</text:p>
          </table:table-cell>
          <table:table-cell office:value-type="float" office:value="8.387" calcext:value-type="float">
            <text:p>8.387</text:p>
          </table:table-cell>
          <table:table-cell office:value-type="string" calcext:value-type="string">
            <text:p>##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6" calcext:value-type="float">
            <text:p>0.576</text:p>
          </table:table-cell>
          <table:table-cell/>
          <table:table-cell table:formula="of:=IF (ABS([.I175]) &gt; 8.5; 1; 0)" office:value-type="float" office:value="0" calcext:value-type="float">
            <text:p>0</text:p>
          </table:table-cell>
          <table:table-cell table:formula="of:=ATAN2([.C175];[.B175])" office:value-type="float" office:value="2.10871957663385" calcext:value-type="float">
            <text:p>2.1087195766</text:p>
          </table:table-cell>
          <table:table-cell office:value-type="float" office:value="2" calcext:value-type="float">
            <text:p>2</text:p>
          </table:table-cell>
          <table:table-cell table:formula="of:=[.S175]*0.1/3" office:value-type="float" office:value="0.0666666666666667" calcext:value-type="float">
            <text:p>0.0666666667</text:p>
          </table:table-cell>
          <table:table-cell table:formula="of:=[.N175]*[.T175]" office:value-type="float" office:value="0.0377333333333333" calcext:value-type="float">
            <text:p>0.0377333333</text:p>
          </table:table-cell>
          <table:table-cell table:formula="of:=[.V174]+[.U174]" office:value-type="float" office:value="2.06590403107597" calcext:value-type="float">
            <text:p>2.065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545" calcext:value-type="float">
            <text:p>23.545</text:p>
          </table:table-cell>
          <table:table-cell office:value-type="float" office:value="-16.32" calcext:value-type="float">
            <text:p>-16.32</text:p>
          </table:table-cell>
          <table:table-cell office:value-type="float" office:value="36.04" calcext:value-type="float">
            <text:p>36.04</text:p>
          </table:table-cell>
          <table:table-cell office:value-type="float" office:value="46.039" calcext:value-type="float">
            <text:p>46.039</text:p>
          </table:table-cell>
          <table:table-cell office:value-type="string" calcext:value-type="string">
            <text:p>##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039" calcext:value-type="float">
            <text:p>0.039</text:p>
          </table:table-cell>
          <table:table-cell office:value-type="float" office:value="9.817" calcext:value-type="float">
            <text:p>9.817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##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8" calcext:value-type="float">
            <text:p>0.058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6" calcext:value-type="float">
            <text:p>0.596</text:p>
          </table:table-cell>
          <table:table-cell/>
          <table:table-cell table:formula="of:=IF (ABS([.I176]) &gt; 8.5; 1; 0)" office:value-type="float" office:value="1" calcext:value-type="float">
            <text:p>1</text:p>
          </table:table-cell>
          <table:table-cell table:formula="of:=ATAN2([.C176];[.B176])" office:value-type="float" office:value="2.17690394774329" calcext:value-type="float">
            <text:p>2.1769039477</text:p>
          </table:table-cell>
          <table:table-cell office:value-type="float" office:value="4" calcext:value-type="float">
            <text:p>4</text:p>
          </table:table-cell>
          <table:table-cell table:formula="of:=[.S176]*0.1/3" office:value-type="float" office:value="0.133333333333333" calcext:value-type="float">
            <text:p>0.1333333333</text:p>
          </table:table-cell>
          <table:table-cell table:formula="of:=[.N176]*[.T176]" office:value-type="float" office:value="0.0789333333333333" calcext:value-type="float">
            <text:p>0.0789333333</text:p>
          </table:table-cell>
          <table:table-cell table:formula="of:=[.V175]+[.U175]" office:value-type="float" office:value="2.10363736440931" calcext:value-type="float">
            <text:p>2.103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46" calcext:value-type="float">
            <text:p>23.46</text:p>
          </table:table-cell>
          <table:table-cell office:value-type="float" office:value="-19.465" calcext:value-type="float">
            <text:p>-19.465</text:p>
          </table:table-cell>
          <table:table-cell office:value-type="float" office:value="35.19" calcext:value-type="float">
            <text:p>35.19</text:p>
          </table:table-cell>
          <table:table-cell office:value-type="float" office:value="46.557" calcext:value-type="float">
            <text:p>46.557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855" calcext:value-type="float">
            <text:p>0.855</text:p>
          </table:table-cell>
          <table:table-cell office:value-type="float" office:value="9.624" calcext:value-type="float">
            <text:p>9.624</text:p>
          </table:table-cell>
          <table:table-cell office:value-type="float" office:value="9.676" calcext:value-type="float">
            <text:p>9.676</text:p>
          </table:table-cell>
          <table:table-cell office:value-type="string" calcext:value-type="string">
            <text:p>##</text:p>
          </table:table-cell>
          <table:table-cell office:value-type="float" office:value="0.263" calcext:value-type="float">
            <text:p>0.2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515" calcext:value-type="float">
            <text:p>0.515</text:p>
          </table:table-cell>
          <table:table-cell/>
          <table:table-cell table:formula="of:=IF (ABS([.I177]) &gt; 8.5; 1; 0)" office:value-type="float" office:value="1" calcext:value-type="float">
            <text:p>1</text:p>
          </table:table-cell>
          <table:table-cell table:formula="of:=ATAN2([.C177];[.B177])" office:value-type="float" office:value="2.263392514158" calcext:value-type="float">
            <text:p>2.2633925142</text:p>
          </table:table-cell>
          <table:table-cell office:value-type="float" office:value="2" calcext:value-type="float">
            <text:p>2</text:p>
          </table:table-cell>
          <table:table-cell table:formula="of:=[.S177]*0.1/3" office:value-type="float" office:value="0.0666666666666667" calcext:value-type="float">
            <text:p>0.0666666667</text:p>
          </table:table-cell>
          <table:table-cell table:formula="of:=[.N177]*[.T177]" office:value-type="float" office:value="0.0292666666666667" calcext:value-type="float">
            <text:p>0.0292666667</text:p>
          </table:table-cell>
          <table:table-cell table:formula="of:=[.V176]+[.U176]" office:value-type="float" office:value="2.18257069774264" calcext:value-type="float">
            <text:p>2.182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845" calcext:value-type="float">
            <text:p>21.845</text:p>
          </table:table-cell>
          <table:table-cell office:value-type="float" office:value="-20.655" calcext:value-type="float">
            <text:p>-20.655</text:p>
          </table:table-cell>
          <table:table-cell office:value-type="float" office:value="35.615" calcext:value-type="float">
            <text:p>35.615</text:p>
          </table:table-cell>
          <table:table-cell office:value-type="float" office:value="46.608" calcext:value-type="float">
            <text:p>46.608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669" calcext:value-type="float">
            <text:p>0.669</text:p>
          </table:table-cell>
          <table:table-cell office:value-type="float" office:value="9.509" calcext:value-type="float">
            <text:p>9.509</text:p>
          </table:table-cell>
          <table:table-cell office:value-type="float" office:value="9.568" calcext:value-type="float">
            <text:p>9.568</text:p>
          </table:table-cell>
          <table:table-cell office:value-type="string" calcext:value-type="string">
            <text:p>##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IF (ABS([.I178]) &gt; 8.5; 1; 0)" office:value-type="float" office:value="1" calcext:value-type="float">
            <text:p>1</text:p>
          </table:table-cell>
          <table:table-cell table:formula="of:=ATAN2([.C178];[.B178])" office:value-type="float" office:value="2.32820180408553" calcext:value-type="float">
            <text:p>2.3282018041</text:p>
          </table:table-cell>
          <table:table-cell office:value-type="float" office:value="4" calcext:value-type="float">
            <text:p>4</text:p>
          </table:table-cell>
          <table:table-cell table:formula="of:=[.S178]*0.1/3" office:value-type="float" office:value="0.133333333333333" calcext:value-type="float">
            <text:p>0.1333333333</text:p>
          </table:table-cell>
          <table:table-cell table:formula="of:=[.N178]*[.T178]" office:value-type="float" office:value="0.0817333333333333" calcext:value-type="float">
            <text:p>0.0817333333</text:p>
          </table:table-cell>
          <table:table-cell table:formula="of:=[.V177]+[.U177]" office:value-type="float" office:value="2.21183736440931" calcext:value-type="float">
            <text:p>2.211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08" calcext:value-type="float">
            <text:p>21.08</text:p>
          </table:table-cell>
          <table:table-cell office:value-type="float" office:value="-22.44" calcext:value-type="float">
            <text:p>-22.44</text:p>
          </table:table-cell>
          <table:table-cell office:value-type="float" office:value="34.765" calcext:value-type="float">
            <text:p>34.765</text:p>
          </table:table-cell>
          <table:table-cell office:value-type="float" office:value="46.438" calcext:value-type="float">
            <text:p>46.438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447" calcext:value-type="float">
            <text:p>0.44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59" calcext:value-type="float">
            <text:p>10.259</text:p>
          </table:table-cell>
          <table:table-cell office:value-type="string" calcext:value-type="string">
            <text:p>##</text:p>
          </table:table-cell>
          <table:table-cell office:value-type="float" office:value="0.247" calcext:value-type="float">
            <text:p>0.247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547" calcext:value-type="float">
            <text:p>0.547</text:p>
          </table:table-cell>
          <table:table-cell office:value-type="float" office:value="0.603" calcext:value-type="float">
            <text:p>0.603</text:p>
          </table:table-cell>
          <table:table-cell/>
          <table:table-cell table:formula="of:=IF (ABS([.I179]) &gt; 8.5; 1; 0)" office:value-type="float" office:value="1" calcext:value-type="float">
            <text:p>1</text:p>
          </table:table-cell>
          <table:table-cell table:formula="of:=ATAN2([.C179];[.B179])" office:value-type="float" office:value="2.38743432362261" calcext:value-type="float">
            <text:p>2.3874343236</text:p>
          </table:table-cell>
          <table:table-cell office:value-type="float" office:value="2" calcext:value-type="float">
            <text:p>2</text:p>
          </table:table-cell>
          <table:table-cell table:formula="of:=[.S179]*0.1/3" office:value-type="float" office:value="0.0666666666666667" calcext:value-type="float">
            <text:p>0.0666666667</text:p>
          </table:table-cell>
          <table:table-cell table:formula="of:=[.N179]*[.T179]" office:value-type="float" office:value="0.0364666666666667" calcext:value-type="float">
            <text:p>0.0364666667</text:p>
          </table:table-cell>
          <table:table-cell table:formula="of:=[.V178]+[.U178]" office:value-type="float" office:value="2.29357069774264" calcext:value-type="float">
            <text:p>2.293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295" calcext:value-type="float">
            <text:p>19.295</text:p>
          </table:table-cell>
          <table:table-cell office:value-type="float" office:value="-23.97" calcext:value-type="float">
            <text:p>-23.97</text:p>
          </table:table-cell>
          <table:table-cell office:value-type="float" office:value="34.85" calcext:value-type="float">
            <text:p>34.85</text:p>
          </table:table-cell>
          <table:table-cell office:value-type="float" office:value="46.491" calcext:value-type="float">
            <text:p>46.491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817" calcext:value-type="float">
            <text:p>0.817</text:p>
          </table:table-cell>
          <table:table-cell office:value-type="float" office:value="10.047" calcext:value-type="float">
            <text:p>10.047</text:p>
          </table:table-cell>
          <table:table-cell office:value-type="float" office:value="10.084" calcext:value-type="float">
            <text:p>10.084</text:p>
          </table:table-cell>
          <table:table-cell office:value-type="string" calcext:value-type="string">
            <text:p>##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6" calcext:value-type="float">
            <text:p>0.546</text:p>
          </table:table-cell>
          <table:table-cell/>
          <table:table-cell table:formula="of:=IF (ABS([.I180]) &gt; 8.5; 1; 0)" office:value-type="float" office:value="1" calcext:value-type="float">
            <text:p>1</text:p>
          </table:table-cell>
          <table:table-cell table:formula="of:=ATAN2([.C180];[.B180])" office:value-type="float" office:value="2.46383187585227" calcext:value-type="float">
            <text:p>2.4638318759</text:p>
          </table:table-cell>
          <table:table-cell office:value-type="float" office:value="4" calcext:value-type="float">
            <text:p>4</text:p>
          </table:table-cell>
          <table:table-cell table:formula="of:=[.S180]*0.1/3" office:value-type="float" office:value="0.133333333333333" calcext:value-type="float">
            <text:p>0.1333333333</text:p>
          </table:table-cell>
          <table:table-cell table:formula="of:=[.N180]*[.T180]" office:value-type="float" office:value="0.0705333333333333" calcext:value-type="float">
            <text:p>0.0705333333</text:p>
          </table:table-cell>
          <table:table-cell table:formula="of:=[.V179]+[.U179]" office:value-type="float" office:value="2.33003736440931" calcext:value-type="float">
            <text:p>2.330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105" calcext:value-type="float">
            <text:p>18.105</text:p>
          </table:table-cell>
          <table:table-cell office:value-type="float" office:value="-24.225" calcext:value-type="float">
            <text:p>-24.225</text:p>
          </table:table-cell>
          <table:table-cell office:value-type="float" office:value="35.105" calcext:value-type="float">
            <text:p>35.105</text:p>
          </table:table-cell>
          <table:table-cell office:value-type="float" office:value="46.336" calcext:value-type="float">
            <text:p>46.336</text:p>
          </table:table-cell>
          <table:table-cell office:value-type="string" calcext:value-type="string">
            <text:p>##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595" calcext:value-type="float">
            <text:p>0.595</text:p>
          </table:table-cell>
          <table:table-cell office:value-type="float" office:value="9.048" calcext:value-type="float">
            <text:p>9.048</text:p>
          </table:table-cell>
          <table:table-cell office:value-type="float" office:value="9.092" calcext:value-type="float">
            <text:p>9.092</text:p>
          </table:table-cell>
          <table:table-cell office:value-type="string" calcext:value-type="string">
            <text:p>##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9" calcext:value-type="float">
            <text:p>0.409</text:p>
          </table:table-cell>
          <table:table-cell/>
          <table:table-cell table:formula="of:=IF (ABS([.I181]) &gt; 8.5; 1; 0)" office:value-type="float" office:value="1" calcext:value-type="float">
            <text:p>1</text:p>
          </table:table-cell>
          <table:table-cell table:formula="of:=ATAN2([.C181];[.B181])" office:value-type="float" office:value="2.49977788383881" calcext:value-type="float">
            <text:p>2.4997778838</text:p>
          </table:table-cell>
          <table:table-cell office:value-type="float" office:value="2" calcext:value-type="float">
            <text:p>2</text:p>
          </table:table-cell>
          <table:table-cell table:formula="of:=[.S181]*0.1/3" office:value-type="float" office:value="0.0666666666666667" calcext:value-type="float">
            <text:p>0.0666666667</text:p>
          </table:table-cell>
          <table:table-cell table:formula="of:=[.N181]*[.T181]" office:value-type="float" office:value="0.0258666666666667" calcext:value-type="float">
            <text:p>0.0258666667</text:p>
          </table:table-cell>
          <table:table-cell table:formula="of:=[.V180]+[.U180]" office:value-type="float" office:value="2.40057069774264" calcext:value-type="float">
            <text:p>2.400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425" calcext:value-type="float">
            <text:p>17.425</text:p>
          </table:table-cell>
          <table:table-cell office:value-type="float" office:value="-25.075" calcext:value-type="float">
            <text:p>-25.075</text:p>
          </table:table-cell>
          <table:table-cell office:value-type="float" office:value="35.19" calcext:value-type="float">
            <text:p>35.19</text:p>
          </table:table-cell>
          <table:table-cell office:value-type="float" office:value="46.591" calcext:value-type="float">
            <text:p>46.591</text:p>
          </table:table-cell>
          <table:table-cell office:value-type="string" calcext:value-type="string">
            <text:p>##</text:p>
          </table:table-cell>
          <table:table-cell office:value-type="float" office:value="-1.077" calcext:value-type="float">
            <text:p>-1.077</text:p>
          </table:table-cell>
          <table:table-cell office:value-type="float" office:value="1.04" calcext:value-type="float">
            <text:p>1.04</text:p>
          </table:table-cell>
          <table:table-cell office:value-type="float" office:value="10.201" calcext:value-type="float">
            <text:p>10.201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##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298" calcext:value-type="float">
            <text:p>0.298</text:p>
          </table:table-cell>
          <table:table-cell/>
          <table:table-cell table:formula="of:=IF (ABS([.I182]) &gt; 8.5; 1; 0)" office:value-type="float" office:value="1" calcext:value-type="float">
            <text:p>1</text:p>
          </table:table-cell>
          <table:table-cell table:formula="of:=ATAN2([.C182];[.B182])" office:value-type="float" office:value="2.53428742842354" calcext:value-type="float">
            <text:p>2.5342874284</text:p>
          </table:table-cell>
          <table:table-cell office:value-type="float" office:value="4" calcext:value-type="float">
            <text:p>4</text:p>
          </table:table-cell>
          <table:table-cell table:formula="of:=[.S182]*0.1/3" office:value-type="float" office:value="0.133333333333333" calcext:value-type="float">
            <text:p>0.1333333333</text:p>
          </table:table-cell>
          <table:table-cell table:formula="of:=[.N182]*[.T182]" office:value-type="float" office:value="0.0397333333333333" calcext:value-type="float">
            <text:p>0.0397333333</text:p>
          </table:table-cell>
          <table:table-cell table:formula="of:=[.V181]+[.U181]" office:value-type="float" office:value="2.42643736440931" calcext:value-type="float">
            <text:p>2.426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17" calcext:value-type="float">
            <text:p>17.17</text:p>
          </table:table-cell>
          <table:table-cell office:value-type="float" office:value="-25.16" calcext:value-type="float">
            <text:p>-25.16</text:p>
          </table:table-cell>
          <table:table-cell office:value-type="float" office:value="34.34" calcext:value-type="float">
            <text:p>34.34</text:p>
          </table:table-cell>
          <table:table-cell office:value-type="float" office:value="45.903" calcext:value-type="float">
            <text:p>45.903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706" calcext:value-type="float">
            <text:p>0.706</text:p>
          </table:table-cell>
          <table:table-cell office:value-type="float" office:value="9.586" calcext:value-type="float">
            <text:p>9.586</text:p>
          </table:table-cell>
          <table:table-cell office:value-type="float" office:value="9.615" calcext:value-type="float">
            <text:p>9.615</text:p>
          </table:table-cell>
          <table:table-cell office:value-type="string" calcext:value-type="string">
            <text:p>##</text:p>
          </table:table-cell>
          <table:table-cell office:value-type="float" office:value="0.19" calcext:value-type="float">
            <text:p>0.1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59" calcext:value-type="float">
            <text:p>0.259</text:p>
          </table:table-cell>
          <table:table-cell/>
          <table:table-cell table:formula="of:=IF (ABS([.I183]) &gt; 8.5; 1; 0)" office:value-type="float" office:value="1" calcext:value-type="float">
            <text:p>1</text:p>
          </table:table-cell>
          <table:table-cell table:formula="of:=ATAN2([.C183];[.B183])" office:value-type="float" office:value="2.54275456080653" calcext:value-type="float">
            <text:p>2.5427545608</text:p>
          </table:table-cell>
          <table:table-cell office:value-type="float" office:value="2" calcext:value-type="float">
            <text:p>2</text:p>
          </table:table-cell>
          <table:table-cell table:formula="of:=[.S183]*0.1/3" office:value-type="float" office:value="0.0666666666666667" calcext:value-type="float">
            <text:p>0.0666666667</text:p>
          </table:table-cell>
          <table:table-cell table:formula="of:=[.N183]*[.T183]" office:value-type="float" office:value="0.0110666666666667" calcext:value-type="float">
            <text:p>0.0110666667</text:p>
          </table:table-cell>
          <table:table-cell table:formula="of:=[.V182]+[.U182]" office:value-type="float" office:value="2.46617069774264" calcext:value-type="float">
            <text:p>2.466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085" calcext:value-type="float">
            <text:p>17.085</text:p>
          </table:table-cell>
          <table:table-cell office:value-type="float" office:value="-26.605" calcext:value-type="float">
            <text:p>-26.605</text:p>
          </table:table-cell>
          <table:table-cell office:value-type="float" office:value="34.255" calcext:value-type="float">
            <text:p>34.255</text:p>
          </table:table-cell>
          <table:table-cell office:value-type="float" office:value="46.617" calcext:value-type="float">
            <text:p>46.617</text:p>
          </table:table-cell>
          <table:table-cell office:value-type="string" calcext:value-type="string">
            <text:p>##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966" calcext:value-type="float">
            <text:p>0.966</text:p>
          </table:table-cell>
          <table:table-cell office:value-type="float" office:value="9.855" calcext:value-type="float">
            <text:p>9.855</text:p>
          </table:table-cell>
          <table:table-cell office:value-type="float" office:value="9.925" calcext:value-type="float">
            <text:p>9.925</text:p>
          </table:table-cell>
          <table:table-cell office:value-type="string" calcext:value-type="string">
            <text:p>##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IF (ABS([.I184]) &gt; 8.5; 1; 0)" office:value-type="float" office:value="1" calcext:value-type="float">
            <text:p>1</text:p>
          </table:table-cell>
          <table:table-cell table:formula="of:=ATAN2([.C184];[.B184])" office:value-type="float" office:value="2.57073974810041" calcext:value-type="float">
            <text:p>2.5707397481</text:p>
          </table:table-cell>
          <table:table-cell office:value-type="float" office:value="4" calcext:value-type="float">
            <text:p>4</text:p>
          </table:table-cell>
          <table:table-cell table:formula="of:=[.S184]*0.1/3" office:value-type="float" office:value="0.133333333333333" calcext:value-type="float">
            <text:p>0.1333333333</text:p>
          </table:table-cell>
          <table:table-cell table:formula="of:=[.N184]*[.T184]" office:value-type="float" office:value="0.0177333333333333" calcext:value-type="float">
            <text:p>0.0177333333</text:p>
          </table:table-cell>
          <table:table-cell table:formula="of:=[.V183]+[.U183]" office:value-type="float" office:value="2.47723736440931" calcext:value-type="float">
            <text:p>2.477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66" calcext:value-type="float">
            <text:p>16.66</text:p>
          </table:table-cell>
          <table:table-cell office:value-type="float" office:value="-26.35" calcext:value-type="float">
            <text:p>-26.3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6.066" calcext:value-type="float">
            <text:p>46.066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966" calcext:value-type="float">
            <text:p>0.966</text:p>
          </table:table-cell>
          <table:table-cell office:value-type="float" office:value="9.317" calcext:value-type="float">
            <text:p>9.317</text:p>
          </table:table-cell>
          <table:table-cell office:value-type="float" office:value="9.379" calcext:value-type="float">
            <text:p>9.379</text:p>
          </table:table-cell>
          <table:table-cell office:value-type="string" calcext:value-type="string">
            <text:p>##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37" calcext:value-type="float">
            <text:p>0.037</text:p>
          </table:table-cell>
          <table:table-cell/>
          <table:table-cell table:formula="of:=IF (ABS([.I185]) &gt; 8.5; 1; 0)" office:value-type="float" office:value="1" calcext:value-type="float">
            <text:p>1</text:p>
          </table:table-cell>
          <table:table-cell table:formula="of:=ATAN2([.C185];[.B185])" office:value-type="float" office:value="2.57779107303862" calcext:value-type="float">
            <text:p>2.577791073</text:p>
          </table:table-cell>
          <table:table-cell office:value-type="float" office:value="2" calcext:value-type="float">
            <text:p>2</text:p>
          </table:table-cell>
          <table:table-cell table:formula="of:=[.S185]*0.1/3" office:value-type="float" office:value="0.0666666666666667" calcext:value-type="float">
            <text:p>0.0666666667</text:p>
          </table:table-cell>
          <table:table-cell table:formula="of:=[.N185]*[.T185]" office:value-type="float" office:value="-0.0008" calcext:value-type="float">
            <text:p>-0.0008</text:p>
          </table:table-cell>
          <table:table-cell table:formula="of:=[.V184]+[.U184]" office:value-type="float" office:value="2.49497069774264" calcext:value-type="float">
            <text:p>2.494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745" calcext:value-type="float">
            <text:p>16.745</text:p>
          </table:table-cell>
          <table:table-cell office:value-type="float" office:value="-26.605" calcext:value-type="float">
            <text:p>-26.605</text:p>
          </table:table-cell>
          <table:table-cell office:value-type="float" office:value="33.915" calcext:value-type="float">
            <text:p>33.915</text:p>
          </table:table-cell>
          <table:table-cell office:value-type="float" office:value="46.243" calcext:value-type="float">
            <text:p>46.243</text:p>
          </table:table-cell>
          <table:table-cell office:value-type="string" calcext:value-type="string">
            <text:p>##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929" calcext:value-type="float">
            <text:p>0.929</text:p>
          </table:table-cell>
          <table:table-cell office:value-type="float" office:value="9.432" calcext:value-type="float">
            <text:p>9.432</text:p>
          </table:table-cell>
          <table:table-cell office:value-type="float" office:value="9.507" calcext:value-type="float">
            <text:p>9.507</text:p>
          </table:table-cell>
          <table:table-cell office:value-type="string" calcext:value-type="string">
            <text:p>##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01" calcext:value-type="float">
            <text:p>0.101</text:p>
          </table:table-cell>
          <table:table-cell/>
          <table:table-cell table:formula="of:=IF (ABS([.I186]) &gt; 8.5; 1; 0)" office:value-type="float" office:value="1" calcext:value-type="float">
            <text:p>1</text:p>
          </table:table-cell>
          <table:table-cell table:formula="of:=ATAN2([.C186];[.B186])" office:value-type="float" office:value="2.57984058285678" calcext:value-type="float">
            <text:p>2.5798405829</text:p>
          </table:table-cell>
          <table:table-cell office:value-type="float" office:value="4" calcext:value-type="float">
            <text:p>4</text:p>
          </table:table-cell>
          <table:table-cell table:formula="of:=[.S186]*0.1/3" office:value-type="float" office:value="0.133333333333333" calcext:value-type="float">
            <text:p>0.1333333333</text:p>
          </table:table-cell>
          <table:table-cell table:formula="of:=[.N186]*[.T186]" office:value-type="float" office:value="-0.0106666666666667" calcext:value-type="float">
            <text:p>-0.0106666667</text:p>
          </table:table-cell>
          <table:table-cell table:formula="of:=[.V185]+[.U185]" office:value-type="float" office:value="2.49417069774264" calcext:value-type="float">
            <text:p>2.494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17" calcext:value-type="float">
            <text:p>17.17</text:p>
          </table:table-cell>
          <table:table-cell office:value-type="float" office:value="-26.52" calcext:value-type="float">
            <text:p>-26.52</text:p>
          </table:table-cell>
          <table:table-cell office:value-type="float" office:value="33.83" calcext:value-type="float">
            <text:p>33.83</text:p>
          </table:table-cell>
          <table:table-cell office:value-type="float" office:value="46.288" calcext:value-type="float">
            <text:p>46.288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966" calcext:value-type="float">
            <text:p>0.966</text:p>
          </table:table-cell>
          <table:table-cell office:value-type="float" office:value="9.586" calcext:value-type="float">
            <text:p>9.586</text:p>
          </table:table-cell>
          <table:table-cell office:value-type="float" office:value="9.649" calcext:value-type="float">
            <text:p>9.649</text:p>
          </table:table-cell>
          <table:table-cell office:value-type="string" calcext:value-type="string">
            <text:p>##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33" calcext:value-type="float">
            <text:p>-0.33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IF (ABS([.I187]) &gt; 8.5; 1; 0)" office:value-type="float" office:value="1" calcext:value-type="float">
            <text:p>1</text:p>
          </table:table-cell>
          <table:table-cell table:formula="of:=ATAN2([.C187];[.B187])" office:value-type="float" office:value="2.56702207800546" calcext:value-type="float">
            <text:p>2.567022078</text:p>
          </table:table-cell>
          <table:table-cell office:value-type="float" office:value="2" calcext:value-type="float">
            <text:p>2</text:p>
          </table:table-cell>
          <table:table-cell table:formula="of:=[.S187]*0.1/3" office:value-type="float" office:value="0.0666666666666667" calcext:value-type="float">
            <text:p>0.0666666667</text:p>
          </table:table-cell>
          <table:table-cell table:formula="of:=[.N187]*[.T187]" office:value-type="float" office:value="-0.022" calcext:value-type="float">
            <text:p>-0.022</text:p>
          </table:table-cell>
          <table:table-cell table:formula="of:=[.V186]+[.U186]" office:value-type="float" office:value="2.48350403107597" calcext:value-type="float">
            <text:p>2.483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105" calcext:value-type="float">
            <text:p>18.105</text:p>
          </table:table-cell>
          <table:table-cell office:value-type="float" office:value="-26.18" calcext:value-type="float">
            <text:p>-26.18</text:p>
          </table:table-cell>
          <table:table-cell office:value-type="float" office:value="33.745" calcext:value-type="float">
            <text:p>33.745</text:p>
          </table:table-cell>
          <table:table-cell office:value-type="float" office:value="46.389" calcext:value-type="float">
            <text:p>46.389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929" calcext:value-type="float">
            <text:p>0.929</text:p>
          </table:table-cell>
          <table:table-cell office:value-type="float" office:value="9.701" calcext:value-type="float">
            <text:p>9.701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##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IF (ABS([.I188]) &gt; 8.5; 1; 0)" office:value-type="float" office:value="1" calcext:value-type="float">
            <text:p>1</text:p>
          </table:table-cell>
          <table:table-cell table:formula="of:=ATAN2([.C188];[.B188])" office:value-type="float" office:value="2.53655466111188" calcext:value-type="float">
            <text:p>2.5365546611</text:p>
          </table:table-cell>
          <table:table-cell office:value-type="float" office:value="4" calcext:value-type="float">
            <text:p>4</text:p>
          </table:table-cell>
          <table:table-cell table:formula="of:=[.S188]*0.1/3" office:value-type="float" office:value="0.133333333333333" calcext:value-type="float">
            <text:p>0.1333333333</text:p>
          </table:table-cell>
          <table:table-cell table:formula="of:=[.N188]*[.T188]" office:value-type="float" office:value="-0.0318666666666667" calcext:value-type="float">
            <text:p>-0.0318666667</text:p>
          </table:table-cell>
          <table:table-cell table:formula="of:=[.V187]+[.U187]" office:value-type="float" office:value="2.46150403107597" calcext:value-type="float">
            <text:p>2.461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955" calcext:value-type="float">
            <text:p>18.955</text:p>
          </table:table-cell>
          <table:table-cell office:value-type="float" office:value="-24.395" calcext:value-type="float">
            <text:p>-24.395</text:p>
          </table:table-cell>
          <table:table-cell office:value-type="float" office:value="33.83" calcext:value-type="float">
            <text:p>33.83</text:p>
          </table:table-cell>
          <table:table-cell office:value-type="float" office:value="45.814" calcext:value-type="float">
            <text:p>45.814</text:p>
          </table:table-cell>
          <table:table-cell office:value-type="string" calcext:value-type="string">
            <text:p>##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7" calcext:value-type="float">
            <text:p>0.817</text:p>
          </table:table-cell>
          <table:table-cell office:value-type="float" office:value="9.317" calcext:value-type="float">
            <text:p>9.317</text:p>
          </table:table-cell>
          <table:table-cell office:value-type="float" office:value="9.385" calcext:value-type="float">
            <text:p>9.385</text:p>
          </table:table-cell>
          <table:table-cell office:value-type="string" calcext:value-type="string">
            <text:p>##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541" calcext:value-type="float">
            <text:p>-0.541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IF (ABS([.I189]) &gt; 8.5; 1; 0)" office:value-type="float" office:value="1" calcext:value-type="float">
            <text:p>1</text:p>
          </table:table-cell>
          <table:table-cell table:formula="of:=ATAN2([.C189];[.B189])" office:value-type="float" office:value="2.48103211018426" calcext:value-type="float">
            <text:p>2.4810321102</text:p>
          </table:table-cell>
          <table:table-cell office:value-type="float" office:value="2" calcext:value-type="float">
            <text:p>2</text:p>
          </table:table-cell>
          <table:table-cell table:formula="of:=[.S189]*0.1/3" office:value-type="float" office:value="0.0666666666666667" calcext:value-type="float">
            <text:p>0.0666666667</text:p>
          </table:table-cell>
          <table:table-cell table:formula="of:=[.N189]*[.T189]" office:value-type="float" office:value="-0.0360666666666667" calcext:value-type="float">
            <text:p>-0.0360666667</text:p>
          </table:table-cell>
          <table:table-cell table:formula="of:=[.V188]+[.U188]" office:value-type="float" office:value="2.42963736440931" calcext:value-type="float">
            <text:p>2.429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315" calcext:value-type="float">
            <text:p>20.315</text:p>
          </table:table-cell>
          <table:table-cell office:value-type="float" office:value="-22.525" calcext:value-type="float">
            <text:p>-22.525</text:p>
          </table:table-cell>
          <table:table-cell office:value-type="float" office:value="34.68" calcext:value-type="float">
            <text:p>34.68</text:p>
          </table:table-cell>
          <table:table-cell office:value-type="float" office:value="46.074" calcext:value-type="float">
            <text:p>46.074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78" calcext:value-type="float">
            <text:p>0.78</text:p>
          </table:table-cell>
          <table:table-cell office:value-type="float" office:value="9.547" calcext:value-type="float">
            <text:p>9.547</text:p>
          </table:table-cell>
          <table:table-cell office:value-type="float" office:value="9.583" calcext:value-type="float">
            <text:p>9.583</text:p>
          </table:table-cell>
          <table:table-cell office:value-type="string" calcext:value-type="string">
            <text:p>##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657" calcext:value-type="float">
            <text:p>0.657</text:p>
          </table:table-cell>
          <table:table-cell/>
          <table:table-cell table:formula="of:=IF (ABS([.I190]) &gt; 8.5; 1; 0)" office:value-type="float" office:value="1" calcext:value-type="float">
            <text:p>1</text:p>
          </table:table-cell>
          <table:table-cell table:formula="of:=ATAN2([.C190];[.B190])" office:value-type="float" office:value="2.40773610248183" calcext:value-type="float">
            <text:p>2.4077361025</text:p>
          </table:table-cell>
          <table:table-cell office:value-type="float" office:value="4" calcext:value-type="float">
            <text:p>4</text:p>
          </table:table-cell>
          <table:table-cell table:formula="of:=[.S190]*0.1/3" office:value-type="float" office:value="0.133333333333333" calcext:value-type="float">
            <text:p>0.1333333333</text:p>
          </table:table-cell>
          <table:table-cell table:formula="of:=[.N190]*[.T190]" office:value-type="float" office:value="-0.0864" calcext:value-type="float">
            <text:p>-0.0864</text:p>
          </table:table-cell>
          <table:table-cell table:formula="of:=[.V189]+[.U189]" office:value-type="float" office:value="2.39357069774264" calcext:value-type="float">
            <text:p>2.393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675" calcext:value-type="float">
            <text:p>21.675</text:p>
          </table:table-cell>
          <table:table-cell office:value-type="float" office:value="-21.675" calcext:value-type="float">
            <text:p>-21.675</text:p>
          </table:table-cell>
          <table:table-cell office:value-type="float" office:value="34.68" calcext:value-type="float">
            <text:p>34.68</text:p>
          </table:table-cell>
          <table:table-cell office:value-type="float" office:value="46.285" calcext:value-type="float">
            <text:p>46.285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78" calcext:value-type="float">
            <text:p>0.78</text:p>
          </table:table-cell>
          <table:table-cell office:value-type="float" office:value="9.278" calcext:value-type="float">
            <text:p>9.278</text:p>
          </table:table-cell>
          <table:table-cell office:value-type="float" office:value="9.317" calcext:value-type="float">
            <text:p>9.317</text:p>
          </table:table-cell>
          <table:table-cell office:value-type="string" calcext:value-type="string">
            <text:p>##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501" calcext:value-type="float">
            <text:p>-0.501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IF (ABS([.I191]) &gt; 8.5; 1; 0)" office:value-type="float" office:value="1" calcext:value-type="float">
            <text:p>1</text:p>
          </table:table-cell>
          <table:table-cell table:formula="of:=ATAN2([.C191];[.B191])" office:value-type="float" office:value="2.35619449019234" calcext:value-type="float">
            <text:p>2.3561944902</text:p>
          </table:table-cell>
          <table:table-cell office:value-type="float" office:value="2" calcext:value-type="float">
            <text:p>2</text:p>
          </table:table-cell>
          <table:table-cell table:formula="of:=[.S191]*0.1/3" office:value-type="float" office:value="0.0666666666666667" calcext:value-type="float">
            <text:p>0.0666666667</text:p>
          </table:table-cell>
          <table:table-cell table:formula="of:=[.N191]*[.T191]" office:value-type="float" office:value="-0.0334" calcext:value-type="float">
            <text:p>-0.0334</text:p>
          </table:table-cell>
          <table:table-cell table:formula="of:=[.V190]+[.U190]" office:value-type="float" office:value="2.30717069774264" calcext:value-type="float">
            <text:p>2.307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185" calcext:value-type="float">
            <text:p>22.185</text:p>
          </table:table-cell>
          <table:table-cell office:value-type="float" office:value="-20.57" calcext:value-type="float">
            <text:p>-20.57</text:p>
          </table:table-cell>
          <table:table-cell office:value-type="float" office:value="34.85" calcext:value-type="float">
            <text:p>34.85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41" calcext:value-type="float">
            <text:p>0.41</text:p>
          </table:table-cell>
          <table:table-cell office:value-type="float" office:value="9.163" calcext:value-type="float">
            <text:p>9.163</text:p>
          </table:table-cell>
          <table:table-cell office:value-type="float" office:value="9.208" calcext:value-type="float">
            <text:p>9.208</text:p>
          </table:table-cell>
          <table:table-cell office:value-type="string" calcext:value-type="string">
            <text:p>##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384" calcext:value-type="float">
            <text:p>0.384</text:p>
          </table:table-cell>
          <table:table-cell/>
          <table:table-cell table:formula="of:=IF (ABS([.I192]) &gt; 8.5; 1; 0)" office:value-type="float" office:value="1" calcext:value-type="float">
            <text:p>1</text:p>
          </table:table-cell>
          <table:table-cell table:formula="of:=ATAN2([.C192];[.B192])" office:value-type="float" office:value="2.31843908033328" calcext:value-type="float">
            <text:p>2.3184390803</text:p>
          </table:table-cell>
          <table:table-cell office:value-type="float" office:value="4" calcext:value-type="float">
            <text:p>4</text:p>
          </table:table-cell>
          <table:table-cell table:formula="of:=[.S192]*0.1/3" office:value-type="float" office:value="0.133333333333333" calcext:value-type="float">
            <text:p>0.1333333333</text:p>
          </table:table-cell>
          <table:table-cell table:formula="of:=[.N192]*[.T192]" office:value-type="float" office:value="-0.0510666666666667" calcext:value-type="float">
            <text:p>-0.0510666667</text:p>
          </table:table-cell>
          <table:table-cell table:formula="of:=[.V191]+[.U191]" office:value-type="float" office:value="2.27377069774264" calcext:value-type="float">
            <text:p>2.273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" calcext:value-type="float">
            <text:p>23.8</text:p>
          </table:table-cell>
          <table:table-cell office:value-type="float" office:value="-19.72" calcext:value-type="float">
            <text:p>-19.72</text:p>
          </table:table-cell>
          <table:table-cell office:value-type="float" office:value="34.51" calcext:value-type="float">
            <text:p>34.51</text:p>
          </table:table-cell>
          <table:table-cell office:value-type="float" office:value="46.328" calcext:value-type="float">
            <text:p>46.328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0.521" calcext:value-type="float">
            <text:p>0.521</text:p>
          </table:table-cell>
          <table:table-cell office:value-type="float" office:value="9.547" calcext:value-type="float">
            <text:p>9.547</text:p>
          </table:table-cell>
          <table:table-cell office:value-type="float" office:value="9.563" calcext:value-type="float">
            <text:p>9.563</text:p>
          </table:table-cell>
          <table:table-cell office:value-type="string" calcext:value-type="string">
            <text:p>##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651" calcext:value-type="float">
            <text:p>-0.651</text:p>
          </table:table-cell>
          <table:table-cell office:value-type="float" office:value="0.652" calcext:value-type="float">
            <text:p>0.652</text:p>
          </table:table-cell>
          <table:table-cell/>
          <table:table-cell table:formula="of:=IF (ABS([.I193]) &gt; 8.5; 1; 0)" office:value-type="float" office:value="1" calcext:value-type="float">
            <text:p>1</text:p>
          </table:table-cell>
          <table:table-cell table:formula="of:=ATAN2([.C193];[.B193])" office:value-type="float" office:value="2.26271770903376" calcext:value-type="float">
            <text:p>2.262717709</text:p>
          </table:table-cell>
          <table:table-cell office:value-type="float" office:value="2" calcext:value-type="float">
            <text:p>2</text:p>
          </table:table-cell>
          <table:table-cell table:formula="of:=[.S193]*0.1/3" office:value-type="float" office:value="0.0666666666666667" calcext:value-type="float">
            <text:p>0.0666666667</text:p>
          </table:table-cell>
          <table:table-cell table:formula="of:=[.N193]*[.T193]" office:value-type="float" office:value="-0.0434" calcext:value-type="float">
            <text:p>-0.0434</text:p>
          </table:table-cell>
          <table:table-cell table:formula="of:=[.V192]+[.U192]" office:value-type="float" office:value="2.22270403107597" calcext:value-type="float">
            <text:p>2.222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565" calcext:value-type="float">
            <text:p>24.565</text:p>
          </table:table-cell>
          <table:table-cell office:value-type="float" office:value="-17.68" calcext:value-type="float">
            <text:p>-17.68</text:p>
          </table:table-cell>
          <table:table-cell office:value-type="float" office:value="35.19" calcext:value-type="float">
            <text:p>35.19</text:p>
          </table:table-cell>
          <table:table-cell office:value-type="float" office:value="46.415" calcext:value-type="float">
            <text:p>46.415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558" calcext:value-type="float">
            <text:p>0.558</text:p>
          </table:table-cell>
          <table:table-cell office:value-type="float" office:value="9.432" calcext:value-type="float">
            <text:p>9.432</text:p>
          </table:table-cell>
          <table:table-cell office:value-type="float" office:value="9.463" calcext:value-type="float">
            <text:p>9.463</text:p>
          </table:table-cell>
          <table:table-cell office:value-type="string" calcext:value-type="string">
            <text:p>##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726" calcext:value-type="float">
            <text:p>-0.726</text:p>
          </table:table-cell>
          <table:table-cell office:value-type="float" office:value="0.735" calcext:value-type="float">
            <text:p>0.735</text:p>
          </table:table-cell>
          <table:table-cell/>
          <table:table-cell table:formula="of:=IF (ABS([.I194]) &gt; 8.5; 1; 0)" office:value-type="float" office:value="1" calcext:value-type="float">
            <text:p>1</text:p>
          </table:table-cell>
          <table:table-cell table:formula="of:=ATAN2([.C194];[.B194])" office:value-type="float" office:value="2.19463704774705" calcext:value-type="float">
            <text:p>2.1946370477</text:p>
          </table:table-cell>
          <table:table-cell office:value-type="float" office:value="4" calcext:value-type="float">
            <text:p>4</text:p>
          </table:table-cell>
          <table:table-cell table:formula="of:=[.S194]*0.1/3" office:value-type="float" office:value="0.133333333333333" calcext:value-type="float">
            <text:p>0.1333333333</text:p>
          </table:table-cell>
          <table:table-cell table:formula="of:=[.N194]*[.T194]" office:value-type="float" office:value="-0.0968" calcext:value-type="float">
            <text:p>-0.0968</text:p>
          </table:table-cell>
          <table:table-cell table:formula="of:=[.V193]+[.U193]" office:value-type="float" office:value="2.17930403107597" calcext:value-type="float">
            <text:p>2.179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84" calcext:value-type="float">
            <text:p>25.84</text:p>
          </table:table-cell>
          <table:table-cell office:value-type="float" office:value="-15.47" calcext:value-type="float">
            <text:p>-15.47</text:p>
          </table:table-cell>
          <table:table-cell office:value-type="float" office:value="35.87" calcext:value-type="float">
            <text:p>35.87</text:p>
          </table:table-cell>
          <table:table-cell office:value-type="float" office:value="46.837" calcext:value-type="float">
            <text:p>46.837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372" calcext:value-type="float">
            <text:p>0.372</text:p>
          </table:table-cell>
          <table:table-cell office:value-type="float" office:value="9.432" calcext:value-type="float">
            <text:p>9.432</text:p>
          </table:table-cell>
          <table:table-cell office:value-type="float" office:value="9.443" calcext:value-type="float">
            <text:p>9.443</text:p>
          </table:table-cell>
          <table:table-cell office:value-type="string" calcext:value-type="string">
            <text:p>##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583" calcext:value-type="float">
            <text:p>-0.583</text:p>
          </table:table-cell>
          <table:table-cell office:value-type="float" office:value="0.593" calcext:value-type="float">
            <text:p>0.593</text:p>
          </table:table-cell>
          <table:table-cell/>
          <table:table-cell table:formula="of:=IF (ABS([.I195]) &gt; 8.5; 1; 0)" office:value-type="float" office:value="1" calcext:value-type="float">
            <text:p>1</text:p>
          </table:table-cell>
          <table:table-cell table:formula="of:=ATAN2([.C195];[.B195])" office:value-type="float" office:value="2.11024777315684" calcext:value-type="float">
            <text:p>2.1102477732</text:p>
          </table:table-cell>
          <table:table-cell office:value-type="float" office:value="2" calcext:value-type="float">
            <text:p>2</text:p>
          </table:table-cell>
          <table:table-cell table:formula="of:=[.S195]*0.1/3" office:value-type="float" office:value="0.0666666666666667" calcext:value-type="float">
            <text:p>0.0666666667</text:p>
          </table:table-cell>
          <table:table-cell table:formula="of:=[.N195]*[.T195]" office:value-type="float" office:value="-0.0388666666666667" calcext:value-type="float">
            <text:p>-0.0388666667</text:p>
          </table:table-cell>
          <table:table-cell table:formula="of:=[.V194]+[.U194]" office:value-type="float" office:value="2.08250403107597" calcext:value-type="float">
            <text:p>2.082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265" calcext:value-type="float">
            <text:p>26.265</text:p>
          </table:table-cell>
          <table:table-cell office:value-type="float" office:value="-14.96" calcext:value-type="float">
            <text:p>-14.96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972" calcext:value-type="float">
            <text:p>46.972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335" calcext:value-type="float">
            <text:p>0.335</text:p>
          </table:table-cell>
          <table:table-cell office:value-type="float" office:value="9.624" calcext:value-type="float">
            <text:p>9.624</text:p>
          </table:table-cell>
          <table:table-cell office:value-type="float" office:value="9.646" calcext:value-type="float">
            <text:p>9.646</text:p>
          </table:table-cell>
          <table:table-cell office:value-type="string" calcext:value-type="string">
            <text:p>##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559" calcext:value-type="float">
            <text:p>0.559</text:p>
          </table:table-cell>
          <table:table-cell/>
          <table:table-cell table:formula="of:=IF (ABS([.I196]) &gt; 8.5; 1; 0)" office:value-type="float" office:value="1" calcext:value-type="float">
            <text:p>1</text:p>
          </table:table-cell>
          <table:table-cell table:formula="of:=ATAN2([.C196];[.B196])" office:value-type="float" office:value="2.08854725534047" calcext:value-type="float">
            <text:p>2.0885472553</text:p>
          </table:table-cell>
          <table:table-cell office:value-type="float" office:value="4" calcext:value-type="float">
            <text:p>4</text:p>
          </table:table-cell>
          <table:table-cell table:formula="of:=[.S196]*0.1/3" office:value-type="float" office:value="0.133333333333333" calcext:value-type="float">
            <text:p>0.1333333333</text:p>
          </table:table-cell>
          <table:table-cell table:formula="of:=[.N196]*[.T196]" office:value-type="float" office:value="-0.0741333333333333" calcext:value-type="float">
            <text:p>-0.0741333333</text:p>
          </table:table-cell>
          <table:table-cell table:formula="of:=[.V195]+[.U195]" office:value-type="float" office:value="2.04363736440931" calcext:value-type="float">
            <text:p>2.043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12.58" calcext:value-type="float">
            <text:p>-12.58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659" calcext:value-type="float">
            <text:p>46.659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187" calcext:value-type="float">
            <text:p>0.187</text:p>
          </table:table-cell>
          <table:table-cell office:value-type="float" office:value="9.624" calcext:value-type="float">
            <text:p>9.624</text:p>
          </table:table-cell>
          <table:table-cell office:value-type="float" office:value="9.631" calcext:value-type="float">
            <text:p>9.631</text:p>
          </table:table-cell>
          <table:table-cell office:value-type="string" calcext:value-type="string">
            <text:p>##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591" calcext:value-type="float">
            <text:p>0.591</text:p>
          </table:table-cell>
          <table:table-cell/>
          <table:table-cell table:formula="of:=IF (ABS([.I197]) &gt; 8.5; 1; 0)" office:value-type="float" office:value="1" calcext:value-type="float">
            <text:p>1</text:p>
          </table:table-cell>
          <table:table-cell table:formula="of:=ATAN2([.C197];[.B197])" office:value-type="float" office:value="2.00759616835426" calcext:value-type="float">
            <text:p>2.0075961684</text:p>
          </table:table-cell>
          <table:table-cell office:value-type="float" office:value="2" calcext:value-type="float">
            <text:p>2</text:p>
          </table:table-cell>
          <table:table-cell table:formula="of:=[.S197]*0.1/3" office:value-type="float" office:value="0.0666666666666667" calcext:value-type="float">
            <text:p>0.0666666667</text:p>
          </table:table-cell>
          <table:table-cell table:formula="of:=[.N197]*[.T197]" office:value-type="float" office:value="-0.0377333333333333" calcext:value-type="float">
            <text:p>-0.0377333333</text:p>
          </table:table-cell>
          <table:table-cell table:formula="of:=[.V196]+[.U196]" office:value-type="float" office:value="1.96950403107597" calcext:value-type="float">
            <text:p>1.969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-10.54" calcext:value-type="float">
            <text:p>-10.54</text:p>
          </table:table-cell>
          <table:table-cell office:value-type="float" office:value="36.975" calcext:value-type="float">
            <text:p>36.975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72" calcext:value-type="float">
            <text:p>-0.072</text:p>
          </table:table-cell>
          <table:table-cell table:number-columns-repeated="2" office:value-type="float" office:value="8.971" calcext:value-type="float">
            <text:p>8.971</text:p>
          </table:table-cell>
          <table:table-cell office:value-type="string" calcext:value-type="string">
            <text:p>##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589" calcext:value-type="float">
            <text:p>0.589</text:p>
          </table:table-cell>
          <table:table-cell/>
          <table:table-cell table:formula="of:=IF (ABS([.I198]) &gt; 8.5; 1; 0)" office:value-type="float" office:value="1" calcext:value-type="float">
            <text:p>1</text:p>
          </table:table-cell>
          <table:table-cell table:formula="of:=ATAN2([.C198];[.B198])" office:value-type="float" office:value="1.94690229226611" calcext:value-type="float">
            <text:p>1.9469022923</text:p>
          </table:table-cell>
          <table:table-cell office:value-type="float" office:value="4" calcext:value-type="float">
            <text:p>4</text:p>
          </table:table-cell>
          <table:table-cell table:formula="of:=[.S198]*0.1/3" office:value-type="float" office:value="0.133333333333333" calcext:value-type="float">
            <text:p>0.1333333333</text:p>
          </table:table-cell>
          <table:table-cell table:formula="of:=[.N198]*[.T198]" office:value-type="float" office:value="-0.0750666666666667" calcext:value-type="float">
            <text:p>-0.0750666667</text:p>
          </table:table-cell>
          <table:table-cell table:formula="of:=[.V197]+[.U197]" office:value-type="float" office:value="1.93177069774264" calcext:value-type="float">
            <text:p>1.931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8.925" calcext:value-type="float">
            <text:p>-8.925</text:p>
          </table:table-cell>
          <table:table-cell office:value-type="float" office:value="36.72" calcext:value-type="float">
            <text:p>36.72</text:p>
          </table:table-cell>
          <table:table-cell office:value-type="float" office:value="46.412" calcext:value-type="float">
            <text:p>46.412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002" calcext:value-type="float">
            <text:p>0.002</text:p>
          </table:table-cell>
          <table:table-cell office:value-type="float" office:value="9.432" calcext:value-type="float">
            <text:p>9.432</text:p>
          </table:table-cell>
          <table:table-cell office:value-type="float" office:value="9.441" calcext:value-type="float">
            <text:p>9.441</text:p>
          </table:table-cell>
          <table:table-cell office:value-type="string" calcext:value-type="string">
            <text:p>##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408" calcext:value-type="float">
            <text:p>0.408</text:p>
          </table:table-cell>
          <table:table-cell/>
          <table:table-cell table:formula="of:=IF (ABS([.I199]) &gt; 8.5; 1; 0)" office:value-type="float" office:value="1" calcext:value-type="float">
            <text:p>1</text:p>
          </table:table-cell>
          <table:table-cell table:formula="of:=ATAN2([.C199];[.B199])" office:value-type="float" office:value="1.89065294406212" calcext:value-type="float">
            <text:p>1.8906529441</text:p>
          </table:table-cell>
          <table:table-cell office:value-type="float" office:value="2" calcext:value-type="float">
            <text:p>2</text:p>
          </table:table-cell>
          <table:table-cell table:formula="of:=[.S199]*0.1/3" office:value-type="float" office:value="0.0666666666666667" calcext:value-type="float">
            <text:p>0.0666666667</text:p>
          </table:table-cell>
          <table:table-cell table:formula="of:=[.N199]*[.T199]" office:value-type="float" office:value="-0.0262666666666667" calcext:value-type="float">
            <text:p>-0.0262666667</text:p>
          </table:table-cell>
          <table:table-cell table:formula="of:=[.V198]+[.U198]" office:value-type="float" office:value="1.85670403107597" calcext:value-type="float">
            <text:p>1.856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2" calcext:value-type="float">
            <text:p>27.2</text:p>
          </table:table-cell>
          <table:table-cell office:value-type="float" office:value="-8.16" calcext:value-type="float">
            <text:p>-8.16</text:p>
          </table:table-cell>
          <table:table-cell office:value-type="float" office:value="37.74" calcext:value-type="float">
            <text:p>37.74</text:p>
          </table:table-cell>
          <table:table-cell office:value-type="float" office:value="47.231" calcext:value-type="float">
            <text:p>47.231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047" calcext:value-type="float">
            <text:p>10.047</text:p>
          </table:table-cell>
          <table:table-cell office:value-type="float" office:value="10.056" calcext:value-type="float">
            <text:p>10.056</text:p>
          </table:table-cell>
          <table:table-cell office:value-type="string" calcext:value-type="string">
            <text:p>##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4" calcext:value-type="float">
            <text:p>-0.4</text:p>
          </table:table-cell>
          <table:table-cell office:value-type="float" office:value="0.408" calcext:value-type="float">
            <text:p>0.408</text:p>
          </table:table-cell>
          <table:table-cell/>
          <table:table-cell table:formula="of:=IF (ABS([.I200]) &gt; 8.5; 1; 0)" office:value-type="float" office:value="1" calcext:value-type="float">
            <text:p>1</text:p>
          </table:table-cell>
          <table:table-cell table:formula="of:=ATAN2([.C200];[.B200])" office:value-type="float" office:value="1.86225312127276" calcext:value-type="float">
            <text:p>1.8622531213</text:p>
          </table:table-cell>
          <table:table-cell office:value-type="float" office:value="4" calcext:value-type="float">
            <text:p>4</text:p>
          </table:table-cell>
          <table:table-cell table:formula="of:=[.S200]*0.1/3" office:value-type="float" office:value="0.133333333333333" calcext:value-type="float">
            <text:p>0.1333333333</text:p>
          </table:table-cell>
          <table:table-cell table:formula="of:=[.N200]*[.T200]" office:value-type="float" office:value="-0.0533333333333333" calcext:value-type="float">
            <text:p>-0.0533333333</text:p>
          </table:table-cell>
          <table:table-cell table:formula="of:=[.V199]+[.U199]" office:value-type="float" office:value="1.83043736440931" calcext:value-type="float">
            <text:p>1.830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7.48" calcext:value-type="float">
            <text:p>-7.48</text:p>
          </table:table-cell>
          <table:table-cell office:value-type="float" office:value="37.57" calcext:value-type="float">
            <text:p>37.57</text:p>
          </table:table-cell>
          <table:table-cell office:value-type="float" office:value="46.835" calcext:value-type="float">
            <text:p>46.835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547" calcext:value-type="float">
            <text:p>9.547</text:p>
          </table:table-cell>
          <table:table-cell office:value-type="float" office:value="9.548" calcext:value-type="float">
            <text:p>9.548</text:p>
          </table:table-cell>
          <table:table-cell office:value-type="string" calcext:value-type="string">
            <text:p>##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338" calcext:value-type="float">
            <text:p>0.338</text:p>
          </table:table-cell>
          <table:table-cell/>
          <table:table-cell table:formula="of:=IF (ABS([.I201]) &gt; 8.5; 1; 0)" office:value-type="float" office:value="1" calcext:value-type="float">
            <text:p>1</text:p>
          </table:table-cell>
          <table:table-cell table:formula="of:=ATAN2([.C201];[.B201])" office:value-type="float" office:value="1.84158046968275" calcext:value-type="float">
            <text:p>1.8415804697</text:p>
          </table:table-cell>
          <table:table-cell office:value-type="float" office:value="2" calcext:value-type="float">
            <text:p>2</text:p>
          </table:table-cell>
          <table:table-cell table:formula="of:=[.S201]*0.1/3" office:value-type="float" office:value="0.0666666666666667" calcext:value-type="float">
            <text:p>0.0666666667</text:p>
          </table:table-cell>
          <table:table-cell table:formula="of:=[.N201]*[.T201]" office:value-type="float" office:value="-0.0219333333333333" calcext:value-type="float">
            <text:p>-0.0219333333</text:p>
          </table:table-cell>
          <table:table-cell table:formula="of:=[.V200]+[.U200]" office:value-type="float" office:value="1.77710403107597" calcext:value-type="float">
            <text:p>1.777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-6.205" calcext:value-type="float">
            <text:p>-6.205</text:p>
          </table:table-cell>
          <table:table-cell office:value-type="float" office:value="37.23" calcext:value-type="float">
            <text:p>37.23</text:p>
          </table:table-cell>
          <table:table-cell office:value-type="float" office:value="46.773" calcext:value-type="float">
            <text:p>46.773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369" calcext:value-type="float">
            <text:p>-0.369</text:p>
          </table:table-cell>
          <table:table-cell office:value-type="float" office:value="9.317" calcext:value-type="float">
            <text:p>9.317</text:p>
          </table:table-cell>
          <table:table-cell office:value-type="float" office:value="9.325" calcext:value-type="float">
            <text:p>9.325</text:p>
          </table:table-cell>
          <table:table-cell office:value-type="string" calcext:value-type="string">
            <text:p>##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IF (ABS([.I202]) &gt; 8.5; 1; 0)" office:value-type="float" office:value="1" calcext:value-type="float">
            <text:p>1</text:p>
          </table:table-cell>
          <table:table-cell table:formula="of:=ATAN2([.C202];[.B202])" office:value-type="float" office:value="1.7917446565428" calcext:value-type="float">
            <text:p>1.7917446565</text:p>
          </table:table-cell>
          <table:table-cell office:value-type="float" office:value="4" calcext:value-type="float">
            <text:p>4</text:p>
          </table:table-cell>
          <table:table-cell table:formula="of:=[.S202]*0.1/3" office:value-type="float" office:value="0.133333333333333" calcext:value-type="float">
            <text:p>0.1333333333</text:p>
          </table:table-cell>
          <table:table-cell table:formula="of:=[.N202]*[.T202]" office:value-type="float" office:value="-0.0334666666666667" calcext:value-type="float">
            <text:p>-0.0334666667</text:p>
          </table:table-cell>
          <table:table-cell table:formula="of:=[.V201]+[.U201]" office:value-type="float" office:value="1.75517069774264" calcext:value-type="float">
            <text:p>1.755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-5.1" calcext:value-type="float">
            <text:p>-5.1</text:p>
          </table:table-cell>
          <table:table-cell office:value-type="float" office:value="37.825" calcext:value-type="float">
            <text:p>37.825</text:p>
          </table:table-cell>
          <table:table-cell office:value-type="float" office:value="47.116" calcext:value-type="float">
            <text:p>47.116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5" calcext:value-type="float">
            <text:p>9.365</text:p>
          </table:table-cell>
          <table:table-cell office:value-type="string" calcext:value-type="string">
            <text:p>##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IF (ABS([.I203]) &gt; 8.5; 1; 0)" office:value-type="float" office:value="1" calcext:value-type="float">
            <text:p>1</text:p>
          </table:table-cell>
          <table:table-cell table:formula="of:=ATAN2([.C203];[.B203])" office:value-type="float" office:value="1.7533561799258" calcext:value-type="float">
            <text:p>1.7533561799</text:p>
          </table:table-cell>
          <table:table-cell office:value-type="float" office:value="2" calcext:value-type="float">
            <text:p>2</text:p>
          </table:table-cell>
          <table:table-cell table:formula="of:=[.S203]*0.1/3" office:value-type="float" office:value="0.0666666666666667" calcext:value-type="float">
            <text:p>0.0666666667</text:p>
          </table:table-cell>
          <table:table-cell table:formula="of:=[.N203]*[.T203]" office:value-type="float" office:value="-0.0244" calcext:value-type="float">
            <text:p>-0.0244</text:p>
          </table:table-cell>
          <table:table-cell table:formula="of:=[.V202]+[.U202]" office:value-type="float" office:value="1.72170403107597" calcext:value-type="float">
            <text:p>1.721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3.57" calcext:value-type="float">
            <text:p>-3.57</text:p>
          </table:table-cell>
          <table:table-cell office:value-type="float" office:value="38.505" calcext:value-type="float">
            <text:p>38.505</text:p>
          </table:table-cell>
          <table:table-cell office:value-type="float" office:value="47.132" calcext:value-type="float">
            <text:p>47.132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147" calcext:value-type="float">
            <text:p>-0.147</text:p>
          </table:table-cell>
          <table:table-cell office:value-type="float" office:value="9.624" calcext:value-type="float">
            <text:p>9.624</text:p>
          </table:table-cell>
          <table:table-cell office:value-type="float" office:value="9.627" calcext:value-type="float">
            <text:p>9.627</text:p>
          </table:table-cell>
          <table:table-cell office:value-type="string" calcext:value-type="string">
            <text:p>##</text:p>
          </table:table-cell>
          <table:table-cell office:value-type="float" office:value="0.02" calcext:value-type="float">
            <text:p>0.0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528" calcext:value-type="float">
            <text:p>0.528</text:p>
          </table:table-cell>
          <table:table-cell/>
          <table:table-cell table:formula="of:=IF (ABS([.I204]) &gt; 8.5; 1; 0)" office:value-type="float" office:value="1" calcext:value-type="float">
            <text:p>1</text:p>
          </table:table-cell>
          <table:table-cell table:formula="of:=ATAN2([.C204];[.B204])" office:value-type="float" office:value="1.7025212422102" calcext:value-type="float">
            <text:p>1.7025212422</text:p>
          </table:table-cell>
          <table:table-cell office:value-type="float" office:value="4" calcext:value-type="float">
            <text:p>4</text:p>
          </table:table-cell>
          <table:table-cell table:formula="of:=[.S204]*0.1/3" office:value-type="float" office:value="0.133333333333333" calcext:value-type="float">
            <text:p>0.1333333333</text:p>
          </table:table-cell>
          <table:table-cell table:formula="of:=[.N204]*[.T204]" office:value-type="float" office:value="-0.0689333333333333" calcext:value-type="float">
            <text:p>-0.0689333333</text:p>
          </table:table-cell>
          <table:table-cell table:formula="of:=[.V203]+[.U203]" office:value-type="float" office:value="1.69730403107597" calcext:value-type="float">
            <text:p>1.697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-1.785" calcext:value-type="float">
            <text:p>-1.785</text:p>
          </table:table-cell>
          <table:table-cell office:value-type="float" office:value="38.59" calcext:value-type="float">
            <text:p>38.59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0.406" calcext:value-type="float">
            <text:p>-0.406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##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651" calcext:value-type="float">
            <text:p>0.651</text:p>
          </table:table-cell>
          <table:table-cell/>
          <table:table-cell table:formula="of:=IF (ABS([.I205]) &gt; 8.5; 1; 0)" office:value-type="float" office:value="1" calcext:value-type="float">
            <text:p>1</text:p>
          </table:table-cell>
          <table:table-cell table:formula="of:=ATAN2([.C205];[.B205])" office:value-type="float" office:value="1.63694573012619" calcext:value-type="float">
            <text:p>1.6369457301</text:p>
          </table:table-cell>
          <table:table-cell office:value-type="float" office:value="2" calcext:value-type="float">
            <text:p>2</text:p>
          </table:table-cell>
          <table:table-cell table:formula="of:=[.S205]*0.1/3" office:value-type="float" office:value="0.0666666666666667" calcext:value-type="float">
            <text:p>0.0666666667</text:p>
          </table:table-cell>
          <table:table-cell table:formula="of:=[.N205]*[.T205]" office:value-type="float" office:value="-0.0425333333333333" calcext:value-type="float">
            <text:p>-0.0425333333</text:p>
          </table:table-cell>
          <table:table-cell table:formula="of:=[.V204]+[.U204]" office:value-type="float" office:value="1.62837069774264" calcext:value-type="float">
            <text:p>1.628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0.425" calcext:value-type="float">
            <text:p>0.425</text:p>
          </table:table-cell>
          <table:table-cell office:value-type="float" office:value="39.1" calcext:value-type="float">
            <text:p>39.1</text:p>
          </table:table-cell>
          <table:table-cell office:value-type="float" office:value="47.487" calcext:value-type="float">
            <text:p>47.487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-0.48" calcext:value-type="float">
            <text:p>-0.48</text:p>
          </table:table-cell>
          <table:table-cell office:value-type="float" office:value="9.624" calcext:value-type="float">
            <text:p>9.624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##</text:p>
          </table:table-cell>
          <table:table-cell table:number-columns-repeated="2" office:value-type="float" office:value="-0.049" calcext:value-type="float">
            <text:p>-0.049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565" calcext:value-type="float">
            <text:p>0.565</text:p>
          </table:table-cell>
          <table:table-cell/>
          <table:table-cell table:formula="of:=IF (ABS([.I206]) &gt; 8.5; 1; 0)" office:value-type="float" office:value="1" calcext:value-type="float">
            <text:p>1</text:p>
          </table:table-cell>
          <table:table-cell table:formula="of:=ATAN2([.C206];[.B206])" office:value-type="float" office:value="1.55502476394695" calcext:value-type="float">
            <text:p>1.5550247639</text:p>
          </table:table-cell>
          <table:table-cell office:value-type="float" office:value="4" calcext:value-type="float">
            <text:p>4</text:p>
          </table:table-cell>
          <table:table-cell table:formula="of:=[.S206]*0.1/3" office:value-type="float" office:value="0.133333333333333" calcext:value-type="float">
            <text:p>0.1333333333</text:p>
          </table:table-cell>
          <table:table-cell table:formula="of:=[.N206]*[.T206]" office:value-type="float" office:value="-0.0748" calcext:value-type="float">
            <text:p>-0.0748</text:p>
          </table:table-cell>
          <table:table-cell table:formula="of:=[.V205]+[.U205]" office:value-type="float" office:value="1.58583736440931" calcext:value-type="float">
            <text:p>1.585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03" calcext:value-type="float">
            <text:p>27.03</text:p>
          </table:table-cell>
          <table:table-cell office:value-type="float" office:value="2.295" calcext:value-type="float">
            <text:p>2.295</text:p>
          </table:table-cell>
          <table:table-cell office:value-type="float" office:value="38.93" calcext:value-type="float">
            <text:p>38.93</text:p>
          </table:table-cell>
          <table:table-cell office:value-type="float" office:value="47.449" calcext:value-type="float">
            <text:p>47.449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0.666" calcext:value-type="float">
            <text:p>-0.666</text:p>
          </table:table-cell>
          <table:table-cell office:value-type="float" office:value="9.24" calcext:value-type="float">
            <text:p>9.24</text:p>
          </table:table-cell>
          <table:table-cell office:value-type="float" office:value="9.273" calcext:value-type="float">
            <text:p>9.273</text:p>
          </table:table-cell>
          <table:table-cell office:value-type="string" calcext:value-type="string">
            <text:p>##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515" calcext:value-type="float">
            <text:p>0.515</text:p>
          </table:table-cell>
          <table:table-cell/>
          <table:table-cell table:formula="of:=IF (ABS([.I207]) &gt; 8.5; 1; 0)" office:value-type="float" office:value="1" calcext:value-type="float">
            <text:p>1</text:p>
          </table:table-cell>
          <table:table-cell table:formula="of:=ATAN2([.C207];[.B207])" office:value-type="float" office:value="1.48609381592524" calcext:value-type="float">
            <text:p>1.4860938159</text:p>
          </table:table-cell>
          <table:table-cell office:value-type="float" office:value="2" calcext:value-type="float">
            <text:p>2</text:p>
          </table:table-cell>
          <table:table-cell table:formula="of:=[.S207]*0.1/3" office:value-type="float" office:value="0.0666666666666667" calcext:value-type="float">
            <text:p>0.0666666667</text:p>
          </table:table-cell>
          <table:table-cell table:formula="of:=[.N207]*[.T207]" office:value-type="float" office:value="-0.0329333333333333" calcext:value-type="float">
            <text:p>-0.0329333333</text:p>
          </table:table-cell>
          <table:table-cell table:formula="of:=[.V206]+[.U206]" office:value-type="float" office:value="1.51103736440931" calcext:value-type="float">
            <text:p>1.511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265" calcext:value-type="float">
            <text:p>26.265</text:p>
          </table:table-cell>
          <table:table-cell office:value-type="float" office:value="4.08" calcext:value-type="float">
            <text:p>4.08</text:p>
          </table:table-cell>
          <table:table-cell office:value-type="float" office:value="39.015" calcext:value-type="float">
            <text:p>39.015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0.48" calcext:value-type="float">
            <text:p>-0.48</text:p>
          </table:table-cell>
          <table:table-cell office:value-type="float" office:value="9.394" calcext:value-type="float">
            <text:p>9.394</text:p>
          </table:table-cell>
          <table:table-cell office:value-type="float" office:value="9.424" calcext:value-type="float">
            <text:p>9.424</text:p>
          </table:table-cell>
          <table:table-cell office:value-type="string" calcext:value-type="string">
            <text:p>##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553" calcext:value-type="float">
            <text:p>0.553</text:p>
          </table:table-cell>
          <table:table-cell/>
          <table:table-cell table:formula="of:=IF (ABS([.I208]) &gt; 8.5; 1; 0)" office:value-type="float" office:value="1" calcext:value-type="float">
            <text:p>1</text:p>
          </table:table-cell>
          <table:table-cell table:formula="of:=ATAN2([.C208];[.B208])" office:value-type="float" office:value="1.41668821022947" calcext:value-type="float">
            <text:p>1.4166882102</text:p>
          </table:table-cell>
          <table:table-cell office:value-type="float" office:value="4" calcext:value-type="float">
            <text:p>4</text:p>
          </table:table-cell>
          <table:table-cell table:formula="of:=[.S208]*0.1/3" office:value-type="float" office:value="0.133333333333333" calcext:value-type="float">
            <text:p>0.1333333333</text:p>
          </table:table-cell>
          <table:table-cell table:formula="of:=[.N208]*[.T208]" office:value-type="float" office:value="-0.0725333333333333" calcext:value-type="float">
            <text:p>-0.0725333333</text:p>
          </table:table-cell>
          <table:table-cell table:formula="of:=[.V207]+[.U207]" office:value-type="float" office:value="1.47810403107597" calcext:value-type="float">
            <text:p>1.478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1" calcext:value-type="float">
            <text:p>26.01</text:p>
          </table:table-cell>
          <table:table-cell office:value-type="float" office:value="7.395" calcext:value-type="float">
            <text:p>7.395</text:p>
          </table:table-cell>
          <table:table-cell office:value-type="float" office:value="39.355" calcext:value-type="float">
            <text:p>39.35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##</text:p>
          </table:table-cell>
          <table:table-cell office:value-type="float" office:value="0.072" calcext:value-type="float">
            <text:p>0.072</text:p>
          </table:table-cell>
          <table:table-cell office:value-type="float" office:value="-1" calcext:value-type="float">
            <text:p>-1</text:p>
          </table:table-cell>
          <table:table-cell office:value-type="float" office:value="9.394" calcext:value-type="float">
            <text:p>9.394</text:p>
          </table:table-cell>
          <table:table-cell office:value-type="float" office:value="9.447" calcext:value-type="float">
            <text:p>9.447</text:p>
          </table:table-cell>
          <table:table-cell office:value-type="string" calcext:value-type="string">
            <text:p>##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786" calcext:value-type="float">
            <text:p>0.786</text:p>
          </table:table-cell>
          <table:table-cell/>
          <table:table-cell table:formula="of:=IF (ABS([.I209]) &gt; 8.5; 1; 0)" office:value-type="float" office:value="1" calcext:value-type="float">
            <text:p>1</text:p>
          </table:table-cell>
          <table:table-cell table:formula="of:=ATAN2([.C209];[.B209])" office:value-type="float" office:value="1.29379200385287" calcext:value-type="float">
            <text:p>1.2937920039</text:p>
          </table:table-cell>
          <table:table-cell office:value-type="float" office:value="2" calcext:value-type="float">
            <text:p>2</text:p>
          </table:table-cell>
          <table:table-cell table:formula="of:=[.S209]*0.1/3" office:value-type="float" office:value="0.0666666666666667" calcext:value-type="float">
            <text:p>0.0666666667</text:p>
          </table:table-cell>
          <table:table-cell table:formula="of:=[.N209]*[.T209]" office:value-type="float" office:value="-0.0508" calcext:value-type="float">
            <text:p>-0.0508</text:p>
          </table:table-cell>
          <table:table-cell table:formula="of:=[.V208]+[.U208]" office:value-type="float" office:value="1.40557069774264" calcext:value-type="float">
            <text:p>1.405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05" calcext:value-type="float">
            <text:p>24.905</text:p>
          </table:table-cell>
          <table:table-cell office:value-type="float" office:value="9.435" calcext:value-type="float">
            <text:p>9.435</text:p>
          </table:table-cell>
          <table:table-cell office:value-type="float" office:value="39.355" calcext:value-type="float">
            <text:p>39.355</text:p>
          </table:table-cell>
          <table:table-cell office:value-type="float" office:value="47.519" calcext:value-type="float">
            <text:p>47.519</text:p>
          </table:table-cell>
          <table:table-cell office:value-type="string" calcext:value-type="string">
            <text:p>##</text:p>
          </table:table-cell>
          <table:table-cell office:value-type="float" office:value="1.037" calcext:value-type="float">
            <text:p>1.037</text:p>
          </table:table-cell>
          <table:table-cell office:value-type="float" office:value="-0.814" calcext:value-type="float">
            <text:p>-0.814</text:p>
          </table:table-cell>
          <table:table-cell office:value-type="float" office:value="9.97" calcext:value-type="float">
            <text:p>9.97</text:p>
          </table:table-cell>
          <table:table-cell office:value-type="float" office:value="10.057" calcext:value-type="float">
            <text:p>10.057</text:p>
          </table:table-cell>
          <table:table-cell office:value-type="string" calcext:value-type="string">
            <text:p>##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871" calcext:value-type="float">
            <text:p>0.871</text:p>
          </table:table-cell>
          <table:table-cell/>
          <table:table-cell table:formula="of:=IF (ABS([.I210]) &gt; 8.5; 1; 0)" office:value-type="float" office:value="1" calcext:value-type="float">
            <text:p>1</text:p>
          </table:table-cell>
          <table:table-cell table:formula="of:=ATAN2([.C210];[.B210])" office:value-type="float" office:value="1.20866369683375" calcext:value-type="float">
            <text:p>1.2086636968</text:p>
          </table:table-cell>
          <table:table-cell office:value-type="float" office:value="4" calcext:value-type="float">
            <text:p>4</text:p>
          </table:table-cell>
          <table:table-cell table:formula="of:=[.S210]*0.1/3" office:value-type="float" office:value="0.133333333333333" calcext:value-type="float">
            <text:p>0.1333333333</text:p>
          </table:table-cell>
          <table:table-cell table:formula="of:=[.N210]*[.T210]" office:value-type="float" office:value="-0.1124" calcext:value-type="float">
            <text:p>-0.1124</text:p>
          </table:table-cell>
          <table:table-cell table:formula="of:=[.V209]+[.U209]" office:value-type="float" office:value="1.35477069774264" calcext:value-type="float">
            <text:p>1.354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48" calcext:value-type="float">
            <text:p>24.48</text:p>
          </table:table-cell>
          <table:table-cell office:value-type="float" office:value="10.88" calcext:value-type="float">
            <text:p>10.88</text:p>
          </table:table-cell>
          <table:table-cell office:value-type="float" office:value="39.015" calcext:value-type="float">
            <text:p>39.015</text:p>
          </table:table-cell>
          <table:table-cell office:value-type="float" office:value="47.327" calcext:value-type="float">
            <text:p>47.327</text:p>
          </table:table-cell>
          <table:table-cell office:value-type="string" calcext:value-type="string">
            <text:p>##</text:p>
          </table:table-cell>
          <table:table-cell office:value-type="float" office:value="0.925" calcext:value-type="float">
            <text:p>0.925</text:p>
          </table:table-cell>
          <table:table-cell office:value-type="float" office:value="-1" calcext:value-type="float">
            <text:p>-1</text:p>
          </table:table-cell>
          <table:table-cell office:value-type="float" office:value="9.817" calcext:value-type="float">
            <text:p>9.817</text:p>
          </table:table-cell>
          <table:table-cell office:value-type="float" office:value="9.911" calcext:value-type="float">
            <text:p>9.911</text:p>
          </table:table-cell>
          <table:table-cell office:value-type="string" calcext:value-type="string">
            <text:p>##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544" calcext:value-type="float">
            <text:p>0.544</text:p>
          </table:table-cell>
          <table:table-cell/>
          <table:table-cell table:formula="of:=IF (ABS([.I211]) &gt; 8.5; 1; 0)" office:value-type="float" office:value="1" calcext:value-type="float">
            <text:p>1</text:p>
          </table:table-cell>
          <table:table-cell table:formula="of:=ATAN2([.C211];[.B211])" office:value-type="float" office:value="1.15257199721567" calcext:value-type="float">
            <text:p>1.1525719972</text:p>
          </table:table-cell>
          <table:table-cell office:value-type="float" office:value="2" calcext:value-type="float">
            <text:p>2</text:p>
          </table:table-cell>
          <table:table-cell table:formula="of:=[.S211]*0.1/3" office:value-type="float" office:value="0.0666666666666667" calcext:value-type="float">
            <text:p>0.0666666667</text:p>
          </table:table-cell>
          <table:table-cell table:formula="of:=[.N211]*[.T211]" office:value-type="float" office:value="-0.0338666666666667" calcext:value-type="float">
            <text:p>-0.0338666667</text:p>
          </table:table-cell>
          <table:table-cell table:formula="of:=[.V210]+[.U210]" office:value-type="float" office:value="1.24237069774264" calcext:value-type="float">
            <text:p>1.242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95" calcext:value-type="float">
            <text:p>24.395</text:p>
          </table:table-cell>
          <table:table-cell office:value-type="float" office:value="12.495" calcext:value-type="float">
            <text:p>12.495</text:p>
          </table:table-cell>
          <table:table-cell office:value-type="float" office:value="39.865" calcext:value-type="float">
            <text:p>39.865</text:p>
          </table:table-cell>
          <table:table-cell office:value-type="float" office:value="48.378" calcext:value-type="float">
            <text:p>48.378</text:p>
          </table:table-cell>
          <table:table-cell office:value-type="string" calcext:value-type="string">
            <text:p>##</text:p>
          </table:table-cell>
          <table:table-cell office:value-type="float" office:value="0.888" calcext:value-type="float">
            <text:p>0.888</text:p>
          </table:table-cell>
          <table:table-cell office:value-type="float" office:value="-1" calcext:value-type="float">
            <text:p>-1</text:p>
          </table:table-cell>
          <table:table-cell office:value-type="float" office:value="9.432" calcext:value-type="float">
            <text:p>9.432</text:p>
          </table:table-cell>
          <table:table-cell office:value-type="float" office:value="9.526" calcext:value-type="float">
            <text:p>9.526</text:p>
          </table:table-cell>
          <table:table-cell office:value-type="string" calcext:value-type="string">
            <text:p>##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59" calcext:value-type="float">
            <text:p>0.259</text:p>
          </table:table-cell>
          <table:table-cell/>
          <table:table-cell table:formula="of:=IF (ABS([.I212]) &gt; 8.5; 1; 0)" office:value-type="float" office:value="1" calcext:value-type="float">
            <text:p>1</text:p>
          </table:table-cell>
          <table:table-cell table:formula="of:=ATAN2([.C212];[.B212])" office:value-type="float" office:value="1.09744028495998" calcext:value-type="float">
            <text:p>1.097440285</text:p>
          </table:table-cell>
          <table:table-cell office:value-type="float" office:value="4" calcext:value-type="float">
            <text:p>4</text:p>
          </table:table-cell>
          <table:table-cell table:formula="of:=[.S212]*0.1/3" office:value-type="float" office:value="0.133333333333333" calcext:value-type="float">
            <text:p>0.1333333333</text:p>
          </table:table-cell>
          <table:table-cell table:formula="of:=[.N212]*[.T212]" office:value-type="float" office:value="-0.0298666666666667" calcext:value-type="float">
            <text:p>-0.0298666667</text:p>
          </table:table-cell>
          <table:table-cell table:formula="of:=[.V211]+[.U211]" office:value-type="float" office:value="1.20850403107597" calcext:value-type="float">
            <text:p>1.2085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035" calcext:value-type="float">
            <text:p>23.035</text:p>
          </table:table-cell>
          <table:table-cell office:value-type="float" office:value="14.79" calcext:value-type="float">
            <text:p>14.79</text:p>
          </table:table-cell>
          <table:table-cell office:value-type="float" office:value="39.355" calcext:value-type="float">
            <text:p>39.355</text:p>
          </table:table-cell>
          <table:table-cell office:value-type="float" office:value="47.939" calcext:value-type="float">
            <text:p>47.939</text:p>
          </table:table-cell>
          <table:table-cell office:value-type="string" calcext:value-type="string">
            <text:p>##</text:p>
          </table:table-cell>
          <table:table-cell office:value-type="float" office:value="1.482" calcext:value-type="float">
            <text:p>1.482</text:p>
          </table:table-cell>
          <table:table-cell office:value-type="float" office:value="-1.222" calcext:value-type="float">
            <text:p>-1.222</text:p>
          </table:table-cell>
          <table:table-cell office:value-type="float" office:value="9.278" calcext:value-type="float">
            <text:p>9.278</text:p>
          </table:table-cell>
          <table:table-cell office:value-type="float" office:value="9.475" calcext:value-type="float">
            <text:p>9.475</text:p>
          </table:table-cell>
          <table:table-cell office:value-type="string" calcext:value-type="string">
            <text:p>##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67" calcext:value-type="float">
            <text:p>-0.67</text:p>
          </table:table-cell>
          <table:table-cell office:value-type="float" office:value="0.687" calcext:value-type="float">
            <text:p>0.687</text:p>
          </table:table-cell>
          <table:table-cell/>
          <table:table-cell table:formula="of:=IF (ABS([.I213]) &gt; 8.5; 1; 0)" office:value-type="float" office:value="1" calcext:value-type="float">
            <text:p>1</text:p>
          </table:table-cell>
          <table:table-cell table:formula="of:=ATAN2([.C213];[.B213])" office:value-type="float" office:value="1.00001854839536" calcext:value-type="float">
            <text:p>1.0000185484</text:p>
          </table:table-cell>
          <table:table-cell office:value-type="float" office:value="2" calcext:value-type="float">
            <text:p>2</text:p>
          </table:table-cell>
          <table:table-cell table:formula="of:=[.S213]*0.1/3" office:value-type="float" office:value="0.0666666666666667" calcext:value-type="float">
            <text:p>0.0666666667</text:p>
          </table:table-cell>
          <table:table-cell table:formula="of:=[.N213]*[.T213]" office:value-type="float" office:value="-0.0446666666666667" calcext:value-type="float">
            <text:p>-0.0446666667</text:p>
          </table:table-cell>
          <table:table-cell table:formula="of:=[.V212]+[.U212]" office:value-type="float" office:value="1.17863736440931" calcext:value-type="float">
            <text:p>1.178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27" calcext:value-type="float">
            <text:p>22.27</text:p>
          </table:table-cell>
          <table:table-cell office:value-type="float" office:value="16.575" calcext:value-type="float">
            <text:p>16.575</text:p>
          </table:table-cell>
          <table:table-cell office:value-type="float" office:value="39.44" calcext:value-type="float">
            <text:p>39.44</text:p>
          </table:table-cell>
          <table:table-cell office:value-type="float" office:value="48.231" calcext:value-type="float">
            <text:p>48.231</text:p>
          </table:table-cell>
          <table:table-cell office:value-type="string" calcext:value-type="string">
            <text:p>##</text:p>
          </table:table-cell>
          <table:table-cell office:value-type="float" office:value="1.63" calcext:value-type="float">
            <text:p>1.63</text:p>
          </table:table-cell>
          <table:table-cell office:value-type="float" office:value="-1.333" calcext:value-type="float">
            <text:p>-1.333</text:p>
          </table:table-cell>
          <table:table-cell office:value-type="float" office:value="9.278" calcext:value-type="float">
            <text:p>9.278</text:p>
          </table:table-cell>
          <table:table-cell office:value-type="float" office:value="9.514" calcext:value-type="float">
            <text:p>9.514</text:p>
          </table:table-cell>
          <table:table-cell office:value-type="string" calcext:value-type="string">
            <text:p>##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711" calcext:value-type="float">
            <text:p>-0.711</text:p>
          </table:table-cell>
          <table:table-cell office:value-type="float" office:value="0.736" calcext:value-type="float">
            <text:p>0.736</text:p>
          </table:table-cell>
          <table:table-cell/>
          <table:table-cell table:formula="of:=IF (ABS([.I214]) &gt; 8.5; 1; 0)" office:value-type="float" office:value="1" calcext:value-type="float">
            <text:p>1</text:p>
          </table:table-cell>
          <table:table-cell table:formula="of:=ATAN2([.C214];[.B214])" office:value-type="float" office:value="0.930969420696312" calcext:value-type="float">
            <text:p>0.9309694207</text:p>
          </table:table-cell>
          <table:table-cell office:value-type="float" office:value="4" calcext:value-type="float">
            <text:p>4</text:p>
          </table:table-cell>
          <table:table-cell table:formula="of:=[.S214]*0.1/3" office:value-type="float" office:value="0.133333333333333" calcext:value-type="float">
            <text:p>0.1333333333</text:p>
          </table:table-cell>
          <table:table-cell table:formula="of:=[.N214]*[.T214]" office:value-type="float" office:value="-0.0948" calcext:value-type="float">
            <text:p>-0.0948</text:p>
          </table:table-cell>
          <table:table-cell table:formula="of:=[.V213]+[.U213]" office:value-type="float" office:value="1.13397069774264" calcext:value-type="float">
            <text:p>1.133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08" calcext:value-type="float">
            <text:p>21.08</text:p>
          </table:table-cell>
          <table:table-cell office:value-type="float" office:value="18.955" calcext:value-type="float">
            <text:p>18.955</text:p>
          </table:table-cell>
          <table:table-cell office:value-type="float" office:value="38.93" calcext:value-type="float">
            <text:p>38.93</text:p>
          </table:table-cell>
          <table:table-cell office:value-type="float" office:value="48.158" calcext:value-type="float">
            <text:p>48.158</text:p>
          </table:table-cell>
          <table:table-cell office:value-type="string" calcext:value-type="string">
            <text:p>##</text:p>
          </table:table-cell>
          <table:table-cell office:value-type="float" office:value="1.37" calcext:value-type="float">
            <text:p>1.37</text:p>
          </table:table-cell>
          <table:table-cell office:value-type="float" office:value="-1.519" calcext:value-type="float">
            <text:p>-1.519</text:p>
          </table:table-cell>
          <table:table-cell office:value-type="float" office:value="9.509" calcext:value-type="float">
            <text:p>9.509</text:p>
          </table:table-cell>
          <table:table-cell office:value-type="float" office:value="9.727" calcext:value-type="float">
            <text:p>9.727</text:p>
          </table:table-cell>
          <table:table-cell office:value-type="string" calcext:value-type="string">
            <text:p>##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IF (ABS([.I215]) &gt; 8.5; 1; 0)" office:value-type="float" office:value="1" calcext:value-type="float">
            <text:p>1</text:p>
          </table:table-cell>
          <table:table-cell table:formula="of:=ATAN2([.C215];[.B215])" office:value-type="float" office:value="0.83842695709387" calcext:value-type="float">
            <text:p>0.8384269571</text:p>
          </table:table-cell>
          <table:table-cell office:value-type="float" office:value="2" calcext:value-type="float">
            <text:p>2</text:p>
          </table:table-cell>
          <table:table-cell table:formula="of:=[.S215]*0.1/3" office:value-type="float" office:value="0.0666666666666667" calcext:value-type="float">
            <text:p>0.0666666667</text:p>
          </table:table-cell>
          <table:table-cell table:formula="of:=[.N215]*[.T215]" office:value-type="float" office:value="-0.0415333333333333" calcext:value-type="float">
            <text:p>-0.0415333333</text:p>
          </table:table-cell>
          <table:table-cell table:formula="of:=[.V214]+[.U214]" office:value-type="float" office:value="1.03917069774264" calcext:value-type="float">
            <text:p>1.039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4" calcext:value-type="float">
            <text:p>20.4</text:p>
          </table:table-cell>
          <table:table-cell office:value-type="float" office:value="20.825" calcext:value-type="float">
            <text:p>20.825</text:p>
          </table:table-cell>
          <table:table-cell office:value-type="float" office:value="38.335" calcext:value-type="float">
            <text:p>38.335</text:p>
          </table:table-cell>
          <table:table-cell office:value-type="float" office:value="48.16" calcext:value-type="float">
            <text:p>48.16</text:p>
          </table:table-cell>
          <table:table-cell office:value-type="string" calcext:value-type="string">
            <text:p>##</text:p>
          </table:table-cell>
          <table:table-cell office:value-type="float" office:value="0.851" calcext:value-type="float">
            <text:p>0.851</text:p>
          </table:table-cell>
          <table:table-cell office:value-type="float" office:value="-1.556" calcext:value-type="float">
            <text:p>-1.556</text:p>
          </table:table-cell>
          <table:table-cell office:value-type="float" office:value="9.74" calcext:value-type="float">
            <text:p>9.7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##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042" calcext:value-type="float">
            <text:p>0.042</text:p>
          </table:table-cell>
          <table:table-cell office:value-type="float" office:value="-0.555" calcext:value-type="float">
            <text:p>-0.555</text:p>
          </table:table-cell>
          <table:table-cell office:value-type="float" office:value="0.597" calcext:value-type="float">
            <text:p>0.597</text:p>
          </table:table-cell>
          <table:table-cell/>
          <table:table-cell table:formula="of:=IF (ABS([.I216]) &gt; 8.5; 1; 0)" office:value-type="float" office:value="1" calcext:value-type="float">
            <text:p>1</text:p>
          </table:table-cell>
          <table:table-cell table:formula="of:=ATAN2([.C216];[.B216])" office:value-type="float" office:value="0.775089250251205" calcext:value-type="float">
            <text:p>0.7750892503</text:p>
          </table:table-cell>
          <table:table-cell office:value-type="float" office:value="4" calcext:value-type="float">
            <text:p>4</text:p>
          </table:table-cell>
          <table:table-cell table:formula="of:=[.S216]*0.1/3" office:value-type="float" office:value="0.133333333333333" calcext:value-type="float">
            <text:p>0.1333333333</text:p>
          </table:table-cell>
          <table:table-cell table:formula="of:=[.N216]*[.T216]" office:value-type="float" office:value="-0.074" calcext:value-type="float">
            <text:p>-0.074</text:p>
          </table:table-cell>
          <table:table-cell table:formula="of:=[.V215]+[.U215]" office:value-type="float" office:value="0.997637364409306" calcext:value-type="float">
            <text:p>0.997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955" calcext:value-type="float">
            <text:p>18.955</text:p>
          </table:table-cell>
          <table:table-cell office:value-type="float" office:value="23.205" calcext:value-type="float">
            <text:p>23.205</text:p>
          </table:table-cell>
          <table:table-cell office:value-type="float" office:value="37.655" calcext:value-type="float">
            <text:p>37.655</text:p>
          </table:table-cell>
          <table:table-cell office:value-type="float" office:value="48.121" calcext:value-type="float">
            <text:p>48.121</text:p>
          </table:table-cell>
          <table:table-cell office:value-type="string" calcext:value-type="string">
            <text:p>##</text:p>
          </table:table-cell>
          <table:table-cell office:value-type="float" office:value="1.667" calcext:value-type="float">
            <text:p>1.667</text:p>
          </table:table-cell>
          <table:table-cell office:value-type="float" office:value="-1.63" calcext:value-type="float">
            <text:p>-1.63</text:p>
          </table:table-cell>
          <table:table-cell office:value-type="float" office:value="9.201" calcext:value-type="float">
            <text:p>9.201</text:p>
          </table:table-cell>
          <table:table-cell office:value-type="float" office:value="9.492" calcext:value-type="float">
            <text:p>9.492</text:p>
          </table:table-cell>
          <table:table-cell office:value-type="string" calcext:value-type="string">
            <text:p>##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029" calcext:value-type="float">
            <text:p>0.029</text:p>
          </table:table-cell>
          <table:table-cell office:value-type="float" office:value="-0.721" calcext:value-type="float">
            <text:p>-0.721</text:p>
          </table:table-cell>
          <table:table-cell office:value-type="float" office:value="0.765" calcext:value-type="float">
            <text:p>0.765</text:p>
          </table:table-cell>
          <table:table-cell/>
          <table:table-cell table:formula="of:=IF (ABS([.I217]) &gt; 8.5; 1; 0)" office:value-type="float" office:value="1" calcext:value-type="float">
            <text:p>1</text:p>
          </table:table-cell>
          <table:table-cell table:formula="of:=ATAN2([.C217];[.B217])" office:value-type="float" office:value="0.68493110788232" calcext:value-type="float">
            <text:p>0.6849311079</text:p>
          </table:table-cell>
          <table:table-cell office:value-type="float" office:value="2" calcext:value-type="float">
            <text:p>2</text:p>
          </table:table-cell>
          <table:table-cell table:formula="of:=[.S217]*0.1/3" office:value-type="float" office:value="0.0666666666666667" calcext:value-type="float">
            <text:p>0.0666666667</text:p>
          </table:table-cell>
          <table:table-cell table:formula="of:=[.N217]*[.T217]" office:value-type="float" office:value="-0.0480666666666667" calcext:value-type="float">
            <text:p>-0.0480666667</text:p>
          </table:table-cell>
          <table:table-cell table:formula="of:=[.V216]+[.U216]" office:value-type="float" office:value="0.923637364409306" calcext:value-type="float">
            <text:p>0.923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04" calcext:value-type="float">
            <text:p>19.04</text:p>
          </table:table-cell>
          <table:table-cell office:value-type="float" office:value="23.46" calcext:value-type="float">
            <text:p>23.46</text:p>
          </table:table-cell>
          <table:table-cell office:value-type="float" office:value="36.975" calcext:value-type="float">
            <text:p>36.9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##</text:p>
          </table:table-cell>
          <table:table-cell office:value-type="float" office:value="1.741" calcext:value-type="float">
            <text:p>1.741</text:p>
          </table:table-cell>
          <table:table-cell office:value-type="float" office:value="-1.852" calcext:value-type="float">
            <text:p>-1.852</text:p>
          </table:table-cell>
          <table:table-cell office:value-type="float" office:value="9.163" calcext:value-type="float">
            <text:p>9.163</text:p>
          </table:table-cell>
          <table:table-cell office:value-type="float" office:value="9.509" calcext:value-type="float">
            <text:p>9.509</text:p>
          </table:table-cell>
          <table:table-cell office:value-type="string" calcext:value-type="string">
            <text:p>##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156" calcext:value-type="float">
            <text:p>0.156</text:p>
          </table:table-cell>
          <table:table-cell/>
          <table:table-cell table:formula="of:=IF (ABS([.I218]) &gt; 8.5; 1; 0)" office:value-type="float" office:value="1" calcext:value-type="float">
            <text:p>1</text:p>
          </table:table-cell>
          <table:table-cell table:formula="of:=ATAN2([.C218];[.B218])" office:value-type="float" office:value="0.681770703400577" calcext:value-type="float">
            <text:p>0.6817707034</text:p>
          </table:table-cell>
          <table:table-cell office:value-type="float" office:value="4" calcext:value-type="float">
            <text:p>4</text:p>
          </table:table-cell>
          <table:table-cell table:formula="of:=[.S218]*0.1/3" office:value-type="float" office:value="0.133333333333333" calcext:value-type="float">
            <text:p>0.1333333333</text:p>
          </table:table-cell>
          <table:table-cell table:formula="of:=[.N218]*[.T218]" office:value-type="float" office:value="-0.0196" calcext:value-type="float">
            <text:p>-0.0196</text:p>
          </table:table-cell>
          <table:table-cell table:formula="of:=[.V217]+[.U217]" office:value-type="float" office:value="0.87557069774264" calcext:value-type="float">
            <text:p>0.875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87" calcext:value-type="float">
            <text:p>18.87</text:p>
          </table:table-cell>
          <table:table-cell office:value-type="float" office:value="23.46" calcext:value-type="float">
            <text:p>23.46</text:p>
          </table:table-cell>
          <table:table-cell office:value-type="float" office:value="36.975" calcext:value-type="float">
            <text:p>36.975</text:p>
          </table:table-cell>
          <table:table-cell office:value-type="float" office:value="47.682" calcext:value-type="float">
            <text:p>47.682</text:p>
          </table:table-cell>
          <table:table-cell office:value-type="string" calcext:value-type="string">
            <text:p>##</text:p>
          </table:table-cell>
          <table:table-cell office:value-type="float" office:value="1.407" calcext:value-type="float">
            <text:p>1.407</text:p>
          </table:table-cell>
          <table:table-cell office:value-type="float" office:value="-1.63" calcext:value-type="float">
            <text:p>-1.63</text:p>
          </table:table-cell>
          <table:table-cell office:value-type="float" office:value="9.471" calcext:value-type="float">
            <text:p>9.471</text:p>
          </table:table-cell>
          <table:table-cell office:value-type="float" office:value="9.712" calcext:value-type="float">
            <text:p>9.712</text:p>
          </table:table-cell>
          <table:table-cell office:value-type="string" calcext:value-type="string">
            <text:p>##</text:p>
          </table:table-cell>
          <table:table-cell office:value-type="float" office:value="-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IF (ABS([.I219]) &gt; 8.5; 1; 0)" office:value-type="float" office:value="1" calcext:value-type="float">
            <text:p>1</text:p>
          </table:table-cell>
          <table:table-cell table:formula="of:=ATAN2([.C219];[.B219])" office:value-type="float" office:value="0.677386438697402" calcext:value-type="float">
            <text:p>0.6773864387</text:p>
          </table:table-cell>
          <table:table-cell office:value-type="float" office:value="2" calcext:value-type="float">
            <text:p>2</text:p>
          </table:table-cell>
          <table:table-cell table:formula="of:=[.S219]*0.1/3" office:value-type="float" office:value="0.0666666666666667" calcext:value-type="float">
            <text:p>0.0666666667</text:p>
          </table:table-cell>
          <table:table-cell table:formula="of:=[.N219]*[.T219]" office:value-type="float" office:value="-0.0134" calcext:value-type="float">
            <text:p>-0.0134</text:p>
          </table:table-cell>
          <table:table-cell table:formula="of:=[.V218]+[.U218]" office:value-type="float" office:value="0.85597069774264" calcext:value-type="float">
            <text:p>0.855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06" calcext:value-type="float">
            <text:p>20.06</text:p>
          </table:table-cell>
          <table:table-cell office:value-type="float" office:value="24.225" calcext:value-type="float">
            <text:p>24.225</text:p>
          </table:table-cell>
          <table:table-cell office:value-type="float" office:value="36.975" calcext:value-type="float">
            <text:p>36.975</text:p>
          </table:table-cell>
          <table:table-cell office:value-type="float" office:value="48.543" calcext:value-type="float">
            <text:p>48.543</text:p>
          </table:table-cell>
          <table:table-cell office:value-type="string" calcext:value-type="string">
            <text:p>##</text:p>
          </table:table-cell>
          <table:table-cell office:value-type="float" office:value="1.259" calcext:value-type="float">
            <text:p>1.259</text:p>
          </table:table-cell>
          <table:table-cell office:value-type="float" office:value="-1.741" calcext:value-type="float">
            <text:p>-1.741</text:p>
          </table:table-cell>
          <table:table-cell office:value-type="float" office:value="9.201" calcext:value-type="float">
            <text:p>9.201</text:p>
          </table:table-cell>
          <table:table-cell office:value-type="float" office:value="9.449" calcext:value-type="float">
            <text:p>9.449</text:p>
          </table:table-cell>
          <table:table-cell office:value-type="string" calcext:value-type="string">
            <text:p>##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34" calcext:value-type="float">
            <text:p>0.134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IF (ABS([.I220]) &gt; 8.5; 1; 0)" office:value-type="float" office:value="1" calcext:value-type="float">
            <text:p>1</text:p>
          </table:table-cell>
          <table:table-cell table:formula="of:=ATAN2([.C220];[.B220])" office:value-type="float" office:value="0.691624099412727" calcext:value-type="float">
            <text:p>0.6916240994</text:p>
          </table:table-cell>
          <table:table-cell office:value-type="float" office:value="4" calcext:value-type="float">
            <text:p>4</text:p>
          </table:table-cell>
          <table:table-cell table:formula="of:=[.S220]*0.1/3" office:value-type="float" office:value="0.133333333333333" calcext:value-type="float">
            <text:p>0.1333333333</text:p>
          </table:table-cell>
          <table:table-cell table:formula="of:=[.N220]*[.T220]" office:value-type="float" office:value="-0.0193333333333333" calcext:value-type="float">
            <text:p>-0.0193333333</text:p>
          </table:table-cell>
          <table:table-cell table:formula="of:=[.V219]+[.U219]" office:value-type="float" office:value="0.84257069774264" calcext:value-type="float">
            <text:p>0.842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805" calcext:value-type="float">
            <text:p>19.805</text:p>
          </table:table-cell>
          <table:table-cell office:value-type="float" office:value="23.715" calcext:value-type="float">
            <text:p>23.715</text:p>
          </table:table-cell>
          <table:table-cell office:value-type="float" office:value="37.06" calcext:value-type="float">
            <text:p>37.06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##</text:p>
          </table:table-cell>
          <table:table-cell office:value-type="float" office:value="1.704" calcext:value-type="float">
            <text:p>1.704</text:p>
          </table:table-cell>
          <table:table-cell office:value-type="float" office:value="-1.852" calcext:value-type="float">
            <text:p>-1.852</text:p>
          </table:table-cell>
          <table:table-cell office:value-type="float" office:value="8.971" calcext:value-type="float">
            <text:p>8.971</text:p>
          </table:table-cell>
          <table:table-cell office:value-type="float" office:value="9.317" calcext:value-type="float">
            <text:p>9.317</text:p>
          </table:table-cell>
          <table:table-cell office:value-type="string" calcext:value-type="string">
            <text:p>##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IF (ABS([.I221]) &gt; 8.5; 1; 0)" office:value-type="float" office:value="1" calcext:value-type="float">
            <text:p>1</text:p>
          </table:table-cell>
          <table:table-cell table:formula="of:=ATAN2([.C221];[.B221])" office:value-type="float" office:value="0.695794985912577" calcext:value-type="float">
            <text:p>0.6957949859</text:p>
          </table:table-cell>
          <table:table-cell office:value-type="float" office:value="2" calcext:value-type="float">
            <text:p>2</text:p>
          </table:table-cell>
          <table:table-cell table:formula="of:=[.S221]*0.1/3" office:value-type="float" office:value="0.0666666666666667" calcext:value-type="float">
            <text:p>0.0666666667</text:p>
          </table:table-cell>
          <table:table-cell table:formula="of:=[.N221]*[.T221]" office:value-type="float" office:value="0.0106666666666667" calcext:value-type="float">
            <text:p>0.0106666667</text:p>
          </table:table-cell>
          <table:table-cell table:formula="of:=[.V220]+[.U220]" office:value-type="float" office:value="0.823237364409306" calcext:value-type="float">
            <text:p>0.823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505" calcext:value-type="float">
            <text:p>21.505</text:p>
          </table:table-cell>
          <table:table-cell office:value-type="float" office:value="20.91" calcext:value-type="float">
            <text:p>20.91</text:p>
          </table:table-cell>
          <table:table-cell office:value-type="float" office:value="38.42" calcext:value-type="float">
            <text:p>38.42</text:p>
          </table:table-cell>
          <table:table-cell office:value-type="float" office:value="48.742" calcext:value-type="float">
            <text:p>48.742</text:p>
          </table:table-cell>
          <table:table-cell office:value-type="string" calcext:value-type="string">
            <text:p>##</text:p>
          </table:table-cell>
          <table:table-cell office:value-type="float" office:value="1.296" calcext:value-type="float">
            <text:p>1.296</text:p>
          </table:table-cell>
          <table:table-cell office:value-type="float" office:value="-1.37" calcext:value-type="float">
            <text:p>-1.37</text:p>
          </table:table-cell>
          <table:table-cell office:value-type="float" office:value="8.817" calcext:value-type="float">
            <text:p>8.817</text:p>
          </table:table-cell>
          <table:table-cell office:value-type="float" office:value="9.016" calcext:value-type="float">
            <text:p>9.016</text:p>
          </table:table-cell>
          <table:table-cell office:value-type="string" calcext:value-type="string">
            <text:p>##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699" calcext:value-type="float">
            <text:p>0.699</text:p>
          </table:table-cell>
          <table:table-cell office:value-type="float" office:value="0.726" calcext:value-type="float">
            <text:p>0.726</text:p>
          </table:table-cell>
          <table:table-cell/>
          <table:table-cell table:formula="of:=IF (ABS([.I222]) &gt; 8.5; 1; 0)" office:value-type="float" office:value="1" calcext:value-type="float">
            <text:p>1</text:p>
          </table:table-cell>
          <table:table-cell table:formula="of:=ATAN2([.C222];[.B222])" office:value-type="float" office:value="0.799425299441612" calcext:value-type="float">
            <text:p>0.7994252994</text:p>
          </table:table-cell>
          <table:table-cell office:value-type="float" office:value="4" calcext:value-type="float">
            <text:p>4</text:p>
          </table:table-cell>
          <table:table-cell table:formula="of:=[.S222]*0.1/3" office:value-type="float" office:value="0.133333333333333" calcext:value-type="float">
            <text:p>0.1333333333</text:p>
          </table:table-cell>
          <table:table-cell table:formula="of:=[.N222]*[.T222]" office:value-type="float" office:value="0.0932" calcext:value-type="float">
            <text:p>0.0932</text:p>
          </table:table-cell>
          <table:table-cell table:formula="of:=[.V221]+[.U221]" office:value-type="float" office:value="0.833904031075973" calcext:value-type="float">
            <text:p>0.833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545" calcext:value-type="float">
            <text:p>23.545</text:p>
          </table:table-cell>
          <table:table-cell office:value-type="float" office:value="16.915" calcext:value-type="float">
            <text:p>16.915</text:p>
          </table:table-cell>
          <table:table-cell office:value-type="float" office:value="39.1" calcext:value-type="float">
            <text:p>39.1</text:p>
          </table:table-cell>
          <table:table-cell office:value-type="float" office:value="48.675" calcext:value-type="float">
            <text:p>48.675</text:p>
          </table:table-cell>
          <table:table-cell office:value-type="string" calcext:value-type="string">
            <text:p>##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7" calcext:value-type="float">
            <text:p>-1.37</text:p>
          </table:table-cell>
          <table:table-cell office:value-type="float" office:value="9.74" calcext:value-type="float">
            <text:p>9.74</text:p>
          </table:table-cell>
          <table:table-cell office:value-type="float" office:value="9.902" calcext:value-type="float">
            <text:p>9.902</text:p>
          </table:table-cell>
          <table:table-cell office:value-type="string" calcext:value-type="string">
            <text:p>##</text:p>
          </table:table-cell>
          <table:table-cell office:value-type="float" office:value="0.377" calcext:value-type="float">
            <text:p>0.377</text:p>
          </table:table-cell>
          <table:table-cell office:value-type="float" office:value="-0.039" calcext:value-type="float">
            <text:p>-0.039</text:p>
          </table:table-cell>
          <table:table-cell office:value-type="float" office:value="1.291" calcext:value-type="float">
            <text:p>1.291</text:p>
          </table:table-cell>
          <table:table-cell office:value-type="float" office:value="1.345" calcext:value-type="float">
            <text:p>1.345</text:p>
          </table:table-cell>
          <table:table-cell/>
          <table:table-cell table:formula="of:=IF (ABS([.I223]) &gt; 8.5; 1; 0)" office:value-type="float" office:value="1" calcext:value-type="float">
            <text:p>1</text:p>
          </table:table-cell>
          <table:table-cell table:formula="of:=ATAN2([.C223];[.B223])" office:value-type="float" office:value="0.947820194535868" calcext:value-type="float">
            <text:p>0.9478201945</text:p>
          </table:table-cell>
          <table:table-cell office:value-type="float" office:value="2" calcext:value-type="float">
            <text:p>2</text:p>
          </table:table-cell>
          <table:table-cell table:formula="of:=[.S223]*0.1/3" office:value-type="float" office:value="0.0666666666666667" calcext:value-type="float">
            <text:p>0.0666666667</text:p>
          </table:table-cell>
          <table:table-cell table:formula="of:=[.N223]*[.T223]" office:value-type="float" office:value="0.0860666666666667" calcext:value-type="float">
            <text:p>0.0860666667</text:p>
          </table:table-cell>
          <table:table-cell table:formula="of:=[.V222]+[.U222]" office:value-type="float" office:value="0.927104031075973" calcext:value-type="float">
            <text:p>0.927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9" calcext:value-type="float">
            <text:p>24.99</text:p>
          </table:table-cell>
          <table:table-cell office:value-type="float" office:value="13.005" calcext:value-type="float">
            <text:p>13.005</text:p>
          </table:table-cell>
          <table:table-cell office:value-type="float" office:value="39.185" calcext:value-type="float">
            <text:p>39.185</text:p>
          </table:table-cell>
          <table:table-cell office:value-type="float" office:value="48.261" calcext:value-type="float">
            <text:p>48.261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1.185" calcext:value-type="float">
            <text:p>-1.185</text:p>
          </table:table-cell>
          <table:table-cell office:value-type="float" office:value="9.355" calcext:value-type="float">
            <text:p>9.355</text:p>
          </table:table-cell>
          <table:table-cell office:value-type="float" office:value="9.431" calcext:value-type="float">
            <text:p>9.431</text:p>
          </table:table-cell>
          <table:table-cell office:value-type="string" calcext:value-type="string">
            <text:p>##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4" calcext:value-type="float">
            <text:p>0.004</text:p>
          </table:table-cell>
          <table:table-cell office:value-type="float" office:value="1.252" calcext:value-type="float">
            <text:p>1.252</text:p>
          </table:table-cell>
          <table:table-cell office:value-type="float" office:value="1.268" calcext:value-type="float">
            <text:p>1.268</text:p>
          </table:table-cell>
          <table:table-cell/>
          <table:table-cell table:formula="of:=IF (ABS([.I224]) &gt; 8.5; 1; 0)" office:value-type="float" office:value="1" calcext:value-type="float">
            <text:p>1</text:p>
          </table:table-cell>
          <table:table-cell table:formula="of:=ATAN2([.C224];[.B224])" office:value-type="float" office:value="1.09095580127657" calcext:value-type="float">
            <text:p>1.0909558013</text:p>
          </table:table-cell>
          <table:table-cell office:value-type="float" office:value="4" calcext:value-type="float">
            <text:p>4</text:p>
          </table:table-cell>
          <table:table-cell table:formula="of:=[.S224]*0.1/3" office:value-type="float" office:value="0.133333333333333" calcext:value-type="float">
            <text:p>0.1333333333</text:p>
          </table:table-cell>
          <table:table-cell table:formula="of:=[.N224]*[.T224]" office:value-type="float" office:value="0.166933333333333" calcext:value-type="float">
            <text:p>0.1669333333</text:p>
          </table:table-cell>
          <table:table-cell table:formula="of:=[.V223]+[.U223]" office:value-type="float" office:value="1.01317069774264" calcext:value-type="float">
            <text:p>1.013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84" calcext:value-type="float">
            <text:p>25.84</text:p>
          </table:table-cell>
          <table:table-cell office:value-type="float" office:value="10.37" calcext:value-type="float">
            <text:p>10.37</text:p>
          </table:table-cell>
          <table:table-cell office:value-type="float" office:value="38.76" calcext:value-type="float">
            <text:p>38.76</text:p>
          </table:table-cell>
          <table:table-cell office:value-type="float" office:value="47.724" calcext:value-type="float">
            <text:p>47.724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1" calcext:value-type="float">
            <text:p>-1</text:p>
          </table:table-cell>
          <table:table-cell office:value-type="float" office:value="9.355" calcext:value-type="float">
            <text:p>9.355</text:p>
          </table:table-cell>
          <table:table-cell office:value-type="float" office:value="9.411" calcext:value-type="float">
            <text:p>9.411</text:p>
          </table:table-cell>
          <table:table-cell office:value-type="string" calcext:value-type="string">
            <text:p>##</text:p>
          </table:table-cell>
          <table:table-cell office:value-type="float" office:value="0.214" calcext:value-type="float">
            <text:p>0.214</text:p>
          </table:table-cell>
          <table:table-cell office:value-type="float" office:value="0.014" calcext:value-type="float">
            <text:p>0.014</text:p>
          </table:table-cell>
          <table:table-cell office:value-type="float" office:value="1.07" calcext:value-type="float">
            <text:p>1.07</text:p>
          </table:table-cell>
          <table:table-cell office:value-type="float" office:value="1.092" calcext:value-type="float">
            <text:p>1.092</text:p>
          </table:table-cell>
          <table:table-cell/>
          <table:table-cell table:formula="of:=IF (ABS([.I225]) &gt; 8.5; 1; 0)" office:value-type="float" office:value="1" calcext:value-type="float">
            <text:p>1</text:p>
          </table:table-cell>
          <table:table-cell table:formula="of:=ATAN2([.C225];[.B225])" office:value-type="float" office:value="1.18915616332028" calcext:value-type="float">
            <text:p>1.1891561633</text:p>
          </table:table-cell>
          <table:table-cell office:value-type="float" office:value="2" calcext:value-type="float">
            <text:p>2</text:p>
          </table:table-cell>
          <table:table-cell table:formula="of:=[.S225]*0.1/3" office:value-type="float" office:value="0.0666666666666667" calcext:value-type="float">
            <text:p>0.0666666667</text:p>
          </table:table-cell>
          <table:table-cell table:formula="of:=[.N225]*[.T225]" office:value-type="float" office:value="0.0713333333333333" calcext:value-type="float">
            <text:p>0.0713333333</text:p>
          </table:table-cell>
          <table:table-cell table:formula="of:=[.V224]+[.U224]" office:value-type="float" office:value="1.18010403107597" calcext:value-type="float">
            <text:p>1.180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18" calcext:value-type="float">
            <text:p>26.18</text:p>
          </table:table-cell>
          <table:table-cell office:value-type="float" office:value="9.265" calcext:value-type="float">
            <text:p>9.265</text:p>
          </table:table-cell>
          <table:table-cell office:value-type="float" office:value="39.015" calcext:value-type="float">
            <text:p>39.015</text:p>
          </table:table-cell>
          <table:table-cell office:value-type="float" office:value="47.889" calcext:value-type="float">
            <text:p>47.889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-1.148" calcext:value-type="float">
            <text:p>-1.148</text:p>
          </table:table-cell>
          <table:table-cell office:value-type="float" office:value="9.394" calcext:value-type="float">
            <text:p>9.394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##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IF (ABS([.I226]) &gt; 8.5; 1; 0)" office:value-type="float" office:value="1" calcext:value-type="float">
            <text:p>1</text:p>
          </table:table-cell>
          <table:table-cell table:formula="of:=ATAN2([.C226];[.B226])" office:value-type="float" office:value="1.23065481611013" calcext:value-type="float">
            <text:p>1.2306548161</text:p>
          </table:table-cell>
          <table:table-cell office:value-type="float" office:value="4" calcext:value-type="float">
            <text:p>4</text:p>
          </table:table-cell>
          <table:table-cell table:formula="of:=[.S226]*0.1/3" office:value-type="float" office:value="0.133333333333333" calcext:value-type="float">
            <text:p>0.1333333333</text:p>
          </table:table-cell>
          <table:table-cell table:formula="of:=[.N226]*[.T226]" office:value-type="float" office:value="0.0624" calcext:value-type="float">
            <text:p>0.0624</text:p>
          </table:table-cell>
          <table:table-cell table:formula="of:=[.V225]+[.U225]" office:value-type="float" office:value="1.25143736440931" calcext:value-type="float">
            <text:p>1.251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775" calcext:value-type="float">
            <text:p>26.775</text:p>
          </table:table-cell>
          <table:table-cell office:value-type="float" office:value="6.375" calcext:value-type="float">
            <text:p>6.375</text:p>
          </table:table-cell>
          <table:table-cell office:value-type="float" office:value="38.42" calcext:value-type="float">
            <text:p>38.42</text:p>
          </table:table-cell>
          <table:table-cell office:value-type="float" office:value="47.261" calcext:value-type="float">
            <text:p>47.261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1" calcext:value-type="float">
            <text:p>-1</text:p>
          </table:table-cell>
          <table:table-cell office:value-type="float" office:value="9.009" calcext:value-type="float">
            <text:p>9.009</text:p>
          </table:table-cell>
          <table:table-cell office:value-type="float" office:value="9.066" calcext:value-type="float">
            <text:p>9.066</text:p>
          </table:table-cell>
          <table:table-cell office:value-type="string" calcext:value-type="string">
            <text:p>##</text:p>
          </table:table-cell>
          <table:table-cell office:value-type="float" office:value="0.16" calcext:value-type="float">
            <text:p>0.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2" calcext:value-type="float">
            <text:p>0.832</text:p>
          </table:table-cell>
          <table:table-cell/>
          <table:table-cell table:formula="of:=IF (ABS([.I227]) &gt; 8.5; 1; 0)" office:value-type="float" office:value="1" calcext:value-type="float">
            <text:p>1</text:p>
          </table:table-cell>
          <table:table-cell table:formula="of:=ATAN2([.C227];[.B227])" office:value-type="float" office:value="1.337053145926" calcext:value-type="float">
            <text:p>1.3370531459</text:p>
          </table:table-cell>
          <table:table-cell office:value-type="float" office:value="2" calcext:value-type="float">
            <text:p>2</text:p>
          </table:table-cell>
          <table:table-cell table:formula="of:=[.S227]*0.1/3" office:value-type="float" office:value="0.0666666666666667" calcext:value-type="float">
            <text:p>0.0666666667</text:p>
          </table:table-cell>
          <table:table-cell table:formula="of:=[.N227]*[.T227]" office:value-type="float" office:value="0.0542" calcext:value-type="float">
            <text:p>0.0542</text:p>
          </table:table-cell>
          <table:table-cell table:formula="of:=[.V226]+[.U226]" office:value-type="float" office:value="1.31383736440931" calcext:value-type="float">
            <text:p>1.313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3.825" calcext:value-type="float">
            <text:p>3.825</text:p>
          </table:table-cell>
          <table:table-cell office:value-type="float" office:value="38.25" calcext:value-type="float">
            <text:p>38.25</text:p>
          </table:table-cell>
          <table:table-cell office:value-type="float" office:value="47.337" calcext:value-type="float">
            <text:p>47.337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703" calcext:value-type="float">
            <text:p>-0.703</text:p>
          </table:table-cell>
          <table:table-cell office:value-type="float" office:value="9.817" calcext:value-type="float">
            <text:p>9.817</text:p>
          </table:table-cell>
          <table:table-cell office:value-type="float" office:value="9.843" calcext:value-type="float">
            <text:p>9.843</text:p>
          </table:table-cell>
          <table:table-cell office:value-type="string" calcext:value-type="string">
            <text:p>##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8" calcext:value-type="float">
            <text:p>0.05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54" calcext:value-type="float">
            <text:p>0.854</text:p>
          </table:table-cell>
          <table:table-cell/>
          <table:table-cell table:formula="of:=IF (ABS([.I228]) &gt; 8.5; 1; 0)" office:value-type="float" office:value="1" calcext:value-type="float">
            <text:p>1</text:p>
          </table:table-cell>
          <table:table-cell table:formula="of:=ATAN2([.C228];[.B228])" office:value-type="float" office:value="1.43320959032455" calcext:value-type="float">
            <text:p>1.4332095903</text:p>
          </table:table-cell>
          <table:table-cell office:value-type="float" office:value="4" calcext:value-type="float">
            <text:p>4</text:p>
          </table:table-cell>
          <table:table-cell table:formula="of:=[.S228]*0.1/3" office:value-type="float" office:value="0.133333333333333" calcext:value-type="float">
            <text:p>0.1333333333</text:p>
          </table:table-cell>
          <table:table-cell table:formula="of:=[.N228]*[.T228]" office:value-type="float" office:value="0.110266666666667" calcext:value-type="float">
            <text:p>0.1102666667</text:p>
          </table:table-cell>
          <table:table-cell table:formula="of:=[.V227]+[.U227]" office:value-type="float" office:value="1.36803736440931" calcext:value-type="float">
            <text:p>1.368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54" calcext:value-type="float">
            <text:p>27.54</text:p>
          </table:table-cell>
          <table:table-cell office:value-type="float" office:value="1.7" calcext:value-type="float">
            <text:p>1.7</text:p>
          </table:table-cell>
          <table:table-cell office:value-type="float" office:value="38.59" calcext:value-type="float">
            <text:p>38.59</text:p>
          </table:table-cell>
          <table:table-cell office:value-type="float" office:value="47.44" calcext:value-type="float">
            <text:p>47.44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0.888" calcext:value-type="float">
            <text:p>-0.888</text:p>
          </table:table-cell>
          <table:table-cell office:value-type="float" office:value="9.201" calcext:value-type="float">
            <text:p>9.201</text:p>
          </table:table-cell>
          <table:table-cell office:value-type="float" office:value="9.245" calcext:value-type="float">
            <text:p>9.245</text:p>
          </table:table-cell>
          <table:table-cell office:value-type="string" calcext:value-type="string">
            <text:p>##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2" calcext:value-type="float">
            <text:p>0.072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8" calcext:value-type="float">
            <text:p>0.518</text:p>
          </table:table-cell>
          <table:table-cell/>
          <table:table-cell table:formula="of:=IF (ABS([.I229]) &gt; 8.5; 1; 0)" office:value-type="float" office:value="1" calcext:value-type="float">
            <text:p>1</text:p>
          </table:table-cell>
          <table:table-cell table:formula="of:=ATAN2([.C229];[.B229])" office:value-type="float" office:value="1.50914615615564" calcext:value-type="float">
            <text:p>1.5091461562</text:p>
          </table:table-cell>
          <table:table-cell office:value-type="float" office:value="2" calcext:value-type="float">
            <text:p>2</text:p>
          </table:table-cell>
          <table:table-cell table:formula="of:=[.S229]*0.1/3" office:value-type="float" office:value="0.0666666666666667" calcext:value-type="float">
            <text:p>0.0666666667</text:p>
          </table:table-cell>
          <table:table-cell table:formula="of:=[.N229]*[.T229]" office:value-type="float" office:value="0.0338" calcext:value-type="float">
            <text:p>0.0338</text:p>
          </table:table-cell>
          <table:table-cell table:formula="of:=[.V228]+[.U228]" office:value-type="float" office:value="1.47830403107597" calcext:value-type="float">
            <text:p>1.478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05" calcext:value-type="float">
            <text:p>28.05</text:p>
          </table:table-cell>
          <table:table-cell office:value-type="float" office:value="0.17" calcext:value-type="float">
            <text:p>0.17</text:p>
          </table:table-cell>
          <table:table-cell office:value-type="float" office:value="38.59" calcext:value-type="float">
            <text:p>38.59</text:p>
          </table:table-cell>
          <table:table-cell office:value-type="float" office:value="47.708" calcext:value-type="float">
            <text:p>47.708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517" calcext:value-type="float">
            <text:p>-0.517</text:p>
          </table:table-cell>
          <table:table-cell office:value-type="float" office:value="9.817" calcext:value-type="float">
            <text:p>9.817</text:p>
          </table:table-cell>
          <table:table-cell office:value-type="float" office:value="9.831" calcext:value-type="float">
            <text:p>9.831</text:p>
          </table:table-cell>
          <table:table-cell office:value-type="string" calcext:value-type="string">
            <text:p>##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3" calcext:value-type="float">
            <text:p>0.533</text:p>
          </table:table-cell>
          <table:table-cell/>
          <table:table-cell table:formula="of:=IF (ABS([.I230]) &gt; 8.5; 1; 0)" office:value-type="float" office:value="1" calcext:value-type="float">
            <text:p>1</text:p>
          </table:table-cell>
          <table:table-cell table:formula="of:=ATAN2([.C230];[.B230])" office:value-type="float" office:value="1.56473579493659" calcext:value-type="float">
            <text:p>1.5647357949</text:p>
          </table:table-cell>
          <table:table-cell office:value-type="float" office:value="4" calcext:value-type="float">
            <text:p>4</text:p>
          </table:table-cell>
          <table:table-cell table:formula="of:=[.S230]*0.1/3" office:value-type="float" office:value="0.133333333333333" calcext:value-type="float">
            <text:p>0.1333333333</text:p>
          </table:table-cell>
          <table:table-cell table:formula="of:=[.N230]*[.T230]" office:value-type="float" office:value="0.0690666666666667" calcext:value-type="float">
            <text:p>0.0690666667</text:p>
          </table:table-cell>
          <table:table-cell table:formula="of:=[.V229]+[.U229]" office:value-type="float" office:value="1.51210403107597" calcext:value-type="float">
            <text:p>1.512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88" calcext:value-type="float">
            <text:p>27.88</text:p>
          </table:table-cell>
          <table:table-cell office:value-type="float" office:value="-0.85" calcext:value-type="float">
            <text:p>-0.85</text:p>
          </table:table-cell>
          <table:table-cell office:value-type="float" office:value="38.42" calcext:value-type="float">
            <text:p>38.42</text:p>
          </table:table-cell>
          <table:table-cell office:value-type="float" office:value="47.478" calcext:value-type="float">
            <text:p>47.478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517" calcext:value-type="float">
            <text:p>-0.517</text:p>
          </table:table-cell>
          <table:table-cell office:value-type="float" office:value="9.471" calcext:value-type="float">
            <text:p>9.471</text:p>
          </table:table-cell>
          <table:table-cell office:value-type="float" office:value="9.491" calcext:value-type="float">
            <text:p>9.491</text:p>
          </table:table-cell>
          <table:table-cell office:value-type="string" calcext:value-type="string">
            <text:p>##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7" calcext:value-type="float">
            <text:p>0.597</text:p>
          </table:table-cell>
          <table:table-cell/>
          <table:table-cell table:formula="of:=IF (ABS([.I231]) &gt; 8.5; 1; 0)" office:value-type="float" office:value="1" calcext:value-type="float">
            <text:p>1</text:p>
          </table:table-cell>
          <table:table-cell table:formula="of:=ATAN2([.C231];[.B231])" office:value-type="float" office:value="1.60127469073594" calcext:value-type="float">
            <text:p>1.6012746907</text:p>
          </table:table-cell>
          <table:table-cell office:value-type="float" office:value="2" calcext:value-type="float">
            <text:p>2</text:p>
          </table:table-cell>
          <table:table-cell table:formula="of:=[.S231]*0.1/3" office:value-type="float" office:value="0.0666666666666667" calcext:value-type="float">
            <text:p>0.0666666667</text:p>
          </table:table-cell>
          <table:table-cell table:formula="of:=[.N231]*[.T231]" office:value-type="float" office:value="0.0397333333333333" calcext:value-type="float">
            <text:p>0.0397333333</text:p>
          </table:table-cell>
          <table:table-cell table:formula="of:=[.V230]+[.U230]" office:value-type="float" office:value="1.58117069774264" calcext:value-type="float">
            <text:p>1.581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22" calcext:value-type="float">
            <text:p>28.22</text:p>
          </table:table-cell>
          <table:table-cell office:value-type="float" office:value="-3.06" calcext:value-type="float">
            <text:p>-3.06</text:p>
          </table:table-cell>
          <table:table-cell office:value-type="float" office:value="37.06" calcext:value-type="float">
            <text:p>37.06</text:p>
          </table:table-cell>
          <table:table-cell office:value-type="float" office:value="46.682" calcext:value-type="float">
            <text:p>46.682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555" calcext:value-type="float">
            <text:p>-0.555</text:p>
          </table:table-cell>
          <table:table-cell office:value-type="float" office:value="9.471" calcext:value-type="float">
            <text:p>9.471</text:p>
          </table:table-cell>
          <table:table-cell office:value-type="float" office:value="9.489" calcext:value-type="float">
            <text:p>9.489</text:p>
          </table:table-cell>
          <table:table-cell office:value-type="string" calcext:value-type="string">
            <text:p>##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61" calcext:value-type="float">
            <text:p>0.61</text:p>
          </table:table-cell>
          <table:table-cell office:value-type="float" office:value="0.617" calcext:value-type="float">
            <text:p>0.617</text:p>
          </table:table-cell>
          <table:table-cell/>
          <table:table-cell table:formula="of:=IF (ABS([.I232]) &gt; 8.5; 1; 0)" office:value-type="float" office:value="1" calcext:value-type="float">
            <text:p>1</text:p>
          </table:table-cell>
          <table:table-cell table:formula="of:=ATAN2([.C232];[.B232])" office:value-type="float" office:value="1.67880805149494" calcext:value-type="float">
            <text:p>1.6788080515</text:p>
          </table:table-cell>
          <table:table-cell office:value-type="float" office:value="4" calcext:value-type="float">
            <text:p>4</text:p>
          </table:table-cell>
          <table:table-cell table:formula="of:=[.S232]*0.1/3" office:value-type="float" office:value="0.133333333333333" calcext:value-type="float">
            <text:p>0.1333333333</text:p>
          </table:table-cell>
          <table:table-cell table:formula="of:=[.N232]*[.T232]" office:value-type="float" office:value="0.0813333333333333" calcext:value-type="float">
            <text:p>0.0813333333</text:p>
          </table:table-cell>
          <table:table-cell table:formula="of:=[.V231]+[.U231]" office:value-type="float" office:value="1.62090403107597" calcext:value-type="float">
            <text:p>1.620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965" calcext:value-type="float">
            <text:p>27.965</text:p>
          </table:table-cell>
          <table:table-cell office:value-type="float" office:value="-5.185" calcext:value-type="float">
            <text:p>-5.185</text:p>
          </table:table-cell>
          <table:table-cell office:value-type="float" office:value="37.06" calcext:value-type="float">
            <text:p>37.06</text:p>
          </table:table-cell>
          <table:table-cell office:value-type="float" office:value="46.716" calcext:value-type="float">
            <text:p>46.716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95" calcext:value-type="float">
            <text:p>-0.295</text:p>
          </table:table-cell>
          <table:table-cell office:value-type="float" office:value="9.317" calcext:value-type="float">
            <text:p>9.317</text:p>
          </table:table-cell>
          <table:table-cell office:value-type="float" office:value="9.323" calcext:value-type="float">
            <text:p>9.323</text:p>
          </table:table-cell>
          <table:table-cell office:value-type="string" calcext:value-type="string">
            <text:p>##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53" calcext:value-type="float">
            <text:p>0.553</text:p>
          </table:table-cell>
          <table:table-cell/>
          <table:table-cell table:formula="of:=IF (ABS([.I233]) &gt; 8.5; 1; 0)" office:value-type="float" office:value="1" calcext:value-type="float">
            <text:p>1</text:p>
          </table:table-cell>
          <table:table-cell table:formula="of:=ATAN2([.C233];[.B233])" office:value-type="float" office:value="1.7541248192825" calcext:value-type="float">
            <text:p>1.7541248193</text:p>
          </table:table-cell>
          <table:table-cell office:value-type="float" office:value="2" calcext:value-type="float">
            <text:p>2</text:p>
          </table:table-cell>
          <table:table-cell table:formula="of:=[.S233]*0.1/3" office:value-type="float" office:value="0.0666666666666667" calcext:value-type="float">
            <text:p>0.0666666667</text:p>
          </table:table-cell>
          <table:table-cell table:formula="of:=[.N233]*[.T233]" office:value-type="float" office:value="0.0359333333333333" calcext:value-type="float">
            <text:p>0.0359333333</text:p>
          </table:table-cell>
          <table:table-cell table:formula="of:=[.V232]+[.U232]" office:value-type="float" office:value="1.70223736440931" calcext:value-type="float">
            <text:p>1.702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88" calcext:value-type="float">
            <text:p>27.88</text:p>
          </table:table-cell>
          <table:table-cell office:value-type="float" office:value="-6.885" calcext:value-type="float">
            <text:p>-6.885</text:p>
          </table:table-cell>
          <table:table-cell office:value-type="float" office:value="37.485" calcext:value-type="float">
            <text:p>37.485</text:p>
          </table:table-cell>
          <table:table-cell office:value-type="float" office:value="47.221" calcext:value-type="float">
            <text:p>47.221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258" calcext:value-type="float">
            <text:p>-0.258</text:p>
          </table:table-cell>
          <table:table-cell office:value-type="float" office:value="9.355" calcext:value-type="float">
            <text:p>9.355</text:p>
          </table:table-cell>
          <table:table-cell office:value-type="float" office:value="9.365" calcext:value-type="float">
            <text:p>9.365</text:p>
          </table:table-cell>
          <table:table-cell office:value-type="string" calcext:value-type="string">
            <text:p>##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7" calcext:value-type="float">
            <text:p>0.04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8" calcext:value-type="float">
            <text:p>0.588</text:p>
          </table:table-cell>
          <table:table-cell/>
          <table:table-cell table:formula="of:=IF (ABS([.I234]) &gt; 8.5; 1; 0)" office:value-type="float" office:value="1" calcext:value-type="float">
            <text:p>1</text:p>
          </table:table-cell>
          <table:table-cell table:formula="of:=ATAN2([.C234];[.B234])" office:value-type="float" office:value="1.81290349745512" calcext:value-type="float">
            <text:p>1.8129034975</text:p>
          </table:table-cell>
          <table:table-cell office:value-type="float" office:value="4" calcext:value-type="float">
            <text:p>4</text:p>
          </table:table-cell>
          <table:table-cell table:formula="of:=[.S234]*0.1/3" office:value-type="float" office:value="0.133333333333333" calcext:value-type="float">
            <text:p>0.1333333333</text:p>
          </table:table-cell>
          <table:table-cell table:formula="of:=[.N234]*[.T234]" office:value-type="float" office:value="0.078" calcext:value-type="float">
            <text:p>0.078</text:p>
          </table:table-cell>
          <table:table-cell table:formula="of:=[.V233]+[.U233]" office:value-type="float" office:value="1.73817069774264" calcext:value-type="float">
            <text:p>1.738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88" calcext:value-type="float">
            <text:p>27.88</text:p>
          </table:table-cell>
          <table:table-cell office:value-type="float" office:value="-8.84" calcext:value-type="float">
            <text:p>-8.84</text:p>
          </table:table-cell>
          <table:table-cell office:value-type="float" office:value="36.72" calcext:value-type="float">
            <text:p>36.72</text:p>
          </table:table-cell>
          <table:table-cell office:value-type="float" office:value="46.945" calcext:value-type="float">
            <text:p>46.945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072" calcext:value-type="float">
            <text:p>-0.072</text:p>
          </table:table-cell>
          <table:table-cell office:value-type="float" office:value="9.701" calcext:value-type="float">
            <text:p>9.701</text:p>
          </table:table-cell>
          <table:table-cell office:value-type="float" office:value="9.714" calcext:value-type="float">
            <text:p>9.714</text:p>
          </table:table-cell>
          <table:table-cell office:value-type="string" calcext:value-type="string">
            <text:p>##</text:p>
          </table:table-cell>
          <table:table-cell office:value-type="float" office:value="0.238" calcext:value-type="float">
            <text:p>0.238</text:p>
          </table:table-cell>
          <table:table-cell office:value-type="float" office:value="0.079" calcext:value-type="float">
            <text:p>0.07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65" calcext:value-type="float">
            <text:p>0.565</text:p>
          </table:table-cell>
          <table:table-cell/>
          <table:table-cell table:formula="of:=IF (ABS([.I235]) &gt; 8.5; 1; 0)" office:value-type="float" office:value="1" calcext:value-type="float">
            <text:p>1</text:p>
          </table:table-cell>
          <table:table-cell table:formula="of:=ATAN2([.C235];[.B235])" office:value-type="float" office:value="1.87784205881369" calcext:value-type="float">
            <text:p>1.8778420588</text:p>
          </table:table-cell>
          <table:table-cell office:value-type="float" office:value="2" calcext:value-type="float">
            <text:p>2</text:p>
          </table:table-cell>
          <table:table-cell table:formula="of:=[.S235]*0.1/3" office:value-type="float" office:value="0.0666666666666667" calcext:value-type="float">
            <text:p>0.0666666667</text:p>
          </table:table-cell>
          <table:table-cell table:formula="of:=[.N235]*[.T235]" office:value-type="float" office:value="0.0338" calcext:value-type="float">
            <text:p>0.0338</text:p>
          </table:table-cell>
          <table:table-cell table:formula="of:=[.V234]+[.U234]" office:value-type="float" office:value="1.81617069774264" calcext:value-type="float">
            <text:p>1.816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1" calcext:value-type="float">
            <text:p>27.71</text:p>
          </table:table-cell>
          <table:table-cell office:value-type="float" office:value="-11.05" calcext:value-type="float">
            <text:p>-11.05</text:p>
          </table:table-cell>
          <table:table-cell office:value-type="float" office:value="36.38" calcext:value-type="float">
            <text:p>36.38</text:p>
          </table:table-cell>
          <table:table-cell office:value-type="float" office:value="47.047" calcext:value-type="float">
            <text:p>47.047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039" calcext:value-type="float">
            <text:p>0.039</text:p>
          </table:table-cell>
          <table:table-cell office:value-type="float" office:value="9.663" calcext:value-type="float">
            <text:p>9.663</text:p>
          </table:table-cell>
          <table:table-cell office:value-type="float" office:value="9.669" calcext:value-type="float">
            <text:p>9.669</text:p>
          </table:table-cell>
          <table:table-cell office:value-type="string" calcext:value-type="string">
            <text:p>##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IF (ABS([.I236]) &gt; 8.5; 1; 0)" office:value-type="float" office:value="1" calcext:value-type="float">
            <text:p>1</text:p>
          </table:table-cell>
          <table:table-cell table:formula="of:=ATAN2([.C236];[.B236])" office:value-type="float" office:value="1.95024450324405" calcext:value-type="float">
            <text:p>1.9502445032</text:p>
          </table:table-cell>
          <table:table-cell office:value-type="float" office:value="4" calcext:value-type="float">
            <text:p>4</text:p>
          </table:table-cell>
          <table:table-cell table:formula="of:=[.S236]*0.1/3" office:value-type="float" office:value="0.133333333333333" calcext:value-type="float">
            <text:p>0.1333333333</text:p>
          </table:table-cell>
          <table:table-cell table:formula="of:=[.N236]*[.T236]" office:value-type="float" office:value="0.0678666666666667" calcext:value-type="float">
            <text:p>0.0678666667</text:p>
          </table:table-cell>
          <table:table-cell table:formula="of:=[.V235]+[.U235]" office:value-type="float" office:value="1.84997069774264" calcext:value-type="float">
            <text:p>1.849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54" calcext:value-type="float">
            <text:p>27.54</text:p>
          </table:table-cell>
          <table:table-cell office:value-type="float" office:value="-11.73" calcext:value-type="float">
            <text:p>-11.73</text:p>
          </table:table-cell>
          <table:table-cell office:value-type="float" office:value="35.87" calcext:value-type="float">
            <text:p>35.87</text:p>
          </table:table-cell>
          <table:table-cell office:value-type="float" office:value="46.719" calcext:value-type="float">
            <text:p>46.719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035" calcext:value-type="float">
            <text:p>-0.035</text:p>
          </table:table-cell>
          <table:table-cell office:value-type="float" office:value="8.855" calcext:value-type="float">
            <text:p>8.855</text:p>
          </table:table-cell>
          <table:table-cell office:value-type="float" office:value="8.873" calcext:value-type="float">
            <text:p>8.873</text:p>
          </table:table-cell>
          <table:table-cell office:value-type="string" calcext:value-type="string">
            <text:p>##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71" calcext:value-type="float">
            <text:p>0.07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9" calcext:value-type="float">
            <text:p>0.459</text:p>
          </table:table-cell>
          <table:table-cell/>
          <table:table-cell table:formula="of:=IF (ABS([.I237]) &gt; 8.5; 1; 0)" office:value-type="float" office:value="1" calcext:value-type="float">
            <text:p>1</text:p>
          </table:table-cell>
          <table:table-cell table:formula="of:=ATAN2([.C237];[.B237])" office:value-type="float" office:value="1.97345098034677" calcext:value-type="float">
            <text:p>1.9734509803</text:p>
          </table:table-cell>
          <table:table-cell office:value-type="float" office:value="2" calcext:value-type="float">
            <text:p>2</text:p>
          </table:table-cell>
          <table:table-cell table:formula="of:=[.S237]*0.1/3" office:value-type="float" office:value="0.0666666666666667" calcext:value-type="float">
            <text:p>0.0666666667</text:p>
          </table:table-cell>
          <table:table-cell table:formula="of:=[.N237]*[.T237]" office:value-type="float" office:value="0.0297333333333333" calcext:value-type="float">
            <text:p>0.0297333333</text:p>
          </table:table-cell>
          <table:table-cell table:formula="of:=[.V236]+[.U236]" office:value-type="float" office:value="1.91783736440931" calcext:value-type="float">
            <text:p>1.917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03" calcext:value-type="float">
            <text:p>27.03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35.785" calcext:value-type="float">
            <text:p>35.785</text:p>
          </table:table-cell>
          <table:table-cell office:value-type="float" office:value="46.694" calcext:value-type="float">
            <text:p>46.694</text:p>
          </table:table-cell>
          <table:table-cell office:value-type="string" calcext:value-type="string">
            <text:p>##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187" calcext:value-type="float">
            <text:p>0.187</text:p>
          </table:table-cell>
          <table:table-cell office:value-type="float" office:value="9.471" calcext:value-type="float">
            <text:p>9.471</text:p>
          </table:table-cell>
          <table:table-cell office:value-type="float" office:value="9.518" calcext:value-type="float">
            <text:p>9.518</text:p>
          </table:table-cell>
          <table:table-cell office:value-type="string" calcext:value-type="string">
            <text:p>##</text:p>
          </table:table-cell>
          <table:table-cell office:value-type="float" office:value="0.191" calcext:value-type="float">
            <text:p>0.1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407" calcext:value-type="float">
            <text:p>0.407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IF (ABS([.I238]) &gt; 8.5; 1; 0)" office:value-type="float" office:value="1" calcext:value-type="float">
            <text:p>1</text:p>
          </table:table-cell>
          <table:table-cell table:formula="of:=ATAN2([.C238];[.B238])" office:value-type="float" office:value="2.01923598286997" calcext:value-type="float">
            <text:p>2.0192359829</text:p>
          </table:table-cell>
          <table:table-cell office:value-type="float" office:value="4" calcext:value-type="float">
            <text:p>4</text:p>
          </table:table-cell>
          <table:table-cell table:formula="of:=[.S238]*0.1/3" office:value-type="float" office:value="0.133333333333333" calcext:value-type="float">
            <text:p>0.1333333333</text:p>
          </table:table-cell>
          <table:table-cell table:formula="of:=[.N238]*[.T238]" office:value-type="float" office:value="0.0542666666666667" calcext:value-type="float">
            <text:p>0.0542666667</text:p>
          </table:table-cell>
          <table:table-cell table:formula="of:=[.V237]+[.U237]" office:value-type="float" office:value="1.94757069774264" calcext:value-type="float">
            <text:p>1.947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-14.96" calcext:value-type="float">
            <text:p>-14.96</text:p>
          </table:table-cell>
          <table:table-cell office:value-type="float" office:value="35.19" calcext:value-type="float">
            <text:p>35.19</text:p>
          </table:table-cell>
          <table:table-cell office:value-type="float" office:value="46.583" calcext:value-type="float">
            <text:p>46.583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335" calcext:value-type="float">
            <text:p>0.335</text:p>
          </table:table-cell>
          <table:table-cell office:value-type="float" office:value="9.509" calcext:value-type="float">
            <text:p>9.509</text:p>
          </table:table-cell>
          <table:table-cell office:value-type="float" office:value="9.517" calcext:value-type="float">
            <text:p>9.517</text:p>
          </table:table-cell>
          <table:table-cell office:value-type="string" calcext:value-type="string">
            <text:p>##</text:p>
          </table:table-cell>
          <table:table-cell office:value-type="float" office:value="0.25" calcext:value-type="float">
            <text:p>0.25</text:p>
          </table:table-cell>
          <table:table-cell office:value-type="float" office:value="0.028" calcext:value-type="float">
            <text:p>0.02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81" calcext:value-type="float">
            <text:p>0.581</text:p>
          </table:table-cell>
          <table:table-cell/>
          <table:table-cell table:formula="of:=IF (ABS([.I239]) &gt; 8.5; 1; 0)" office:value-type="float" office:value="1" calcext:value-type="float">
            <text:p>1</text:p>
          </table:table-cell>
          <table:table-cell table:formula="of:=ATAN2([.C239];[.B239])" office:value-type="float" office:value="2.08303408807767" calcext:value-type="float">
            <text:p>2.0830340881</text:p>
          </table:table-cell>
          <table:table-cell office:value-type="float" office:value="2" calcext:value-type="float">
            <text:p>2</text:p>
          </table:table-cell>
          <table:table-cell table:formula="of:=[.S239]*0.1/3" office:value-type="float" office:value="0.0666666666666667" calcext:value-type="float">
            <text:p>0.0666666667</text:p>
          </table:table-cell>
          <table:table-cell table:formula="of:=[.N239]*[.T239]" office:value-type="float" office:value="0.0349333333333333" calcext:value-type="float">
            <text:p>0.0349333333</text:p>
          </table:table-cell>
          <table:table-cell table:formula="of:=[.V238]+[.U238]" office:value-type="float" office:value="2.00183736440931" calcext:value-type="float">
            <text:p>2.001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265" calcext:value-type="float">
            <text:p>26.265</text:p>
          </table:table-cell>
          <table:table-cell office:value-type="float" office:value="-16.83" calcext:value-type="float">
            <text:p>-16.83</text:p>
          </table:table-cell>
          <table:table-cell office:value-type="float" office:value="35.02" calcext:value-type="float">
            <text:p>35.02</text:p>
          </table:table-cell>
          <table:table-cell office:value-type="float" office:value="46.899" calcext:value-type="float">
            <text:p>46.899</text:p>
          </table:table-cell>
          <table:table-cell office:value-type="string" calcext:value-type="string">
            <text:p>##</text:p>
          </table:table-cell>
          <table:table-cell office:value-type="float" office:value="-0.78" calcext:value-type="float">
            <text:p>-0.78</text:p>
          </table:table-cell>
          <table:table-cell office:value-type="float" office:value="0.558" calcext:value-type="float">
            <text:p>0.558</text:p>
          </table:table-cell>
          <table:table-cell office:value-type="float" office:value="9.163" calcext:value-type="float">
            <text:p>9.163</text:p>
          </table:table-cell>
          <table:table-cell office:value-type="float" office:value="9.213" calcext:value-type="float">
            <text:p>9.213</text:p>
          </table:table-cell>
          <table:table-cell office:value-type="string" calcext:value-type="string">
            <text:p>##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7" calcext:value-type="float">
            <text:p>0.467</text:p>
          </table:table-cell>
          <table:table-cell/>
          <table:table-cell table:formula="of:=IF (ABS([.I240]) &gt; 8.5; 1; 0)" office:value-type="float" office:value="1" calcext:value-type="float">
            <text:p>1</text:p>
          </table:table-cell>
          <table:table-cell table:formula="of:=ATAN2([.C240];[.B240])" office:value-type="float" office:value="2.14066033028822" calcext:value-type="float">
            <text:p>2.1406603303</text:p>
          </table:table-cell>
          <table:table-cell office:value-type="float" office:value="4" calcext:value-type="float">
            <text:p>4</text:p>
          </table:table-cell>
          <table:table-cell table:formula="of:=[.S240]*0.1/3" office:value-type="float" office:value="0.133333333333333" calcext:value-type="float">
            <text:p>0.1333333333</text:p>
          </table:table-cell>
          <table:table-cell table:formula="of:=[.N240]*[.T240]" office:value-type="float" office:value="0.0606666666666667" calcext:value-type="float">
            <text:p>0.0606666667</text:p>
          </table:table-cell>
          <table:table-cell table:formula="of:=[.V239]+[.U239]" office:value-type="float" office:value="2.03677069774264" calcext:value-type="float">
            <text:p>2.036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755" calcext:value-type="float">
            <text:p>25.755</text:p>
          </table:table-cell>
          <table:table-cell office:value-type="float" office:value="-17.765" calcext:value-type="float">
            <text:p>-17.765</text:p>
          </table:table-cell>
          <table:table-cell office:value-type="float" office:value="34.51" calcext:value-type="float">
            <text:p>34.51</text:p>
          </table:table-cell>
          <table:table-cell office:value-type="float" office:value="46.582" calcext:value-type="float">
            <text:p>46.582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558" calcext:value-type="float">
            <text:p>0.558</text:p>
          </table:table-cell>
          <table:table-cell office:value-type="float" office:value="9.317" calcext:value-type="float">
            <text:p>9.317</text:p>
          </table:table-cell>
          <table:table-cell office:value-type="float" office:value="9.342" calcext:value-type="float">
            <text:p>9.342</text:p>
          </table:table-cell>
          <table:table-cell office:value-type="string" calcext:value-type="string">
            <text:p>##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IF (ABS([.I241]) &gt; 8.5; 1; 0)" office:value-type="float" office:value="1" calcext:value-type="float">
            <text:p>1</text:p>
          </table:table-cell>
          <table:table-cell table:formula="of:=ATAN2([.C241];[.B241])" office:value-type="float" office:value="2.17462277903231" calcext:value-type="float">
            <text:p>2.174622779</text:p>
          </table:table-cell>
          <table:table-cell office:value-type="float" office:value="2" calcext:value-type="float">
            <text:p>2</text:p>
          </table:table-cell>
          <table:table-cell table:formula="of:=[.S241]*0.1/3" office:value-type="float" office:value="0.0666666666666667" calcext:value-type="float">
            <text:p>0.0666666667</text:p>
          </table:table-cell>
          <table:table-cell table:formula="of:=[.N241]*[.T241]" office:value-type="float" office:value="0.0254666666666667" calcext:value-type="float">
            <text:p>0.0254666667</text:p>
          </table:table-cell>
          <table:table-cell table:formula="of:=[.V240]+[.U240]" office:value-type="float" office:value="2.09743736440931" calcext:value-type="float">
            <text:p>2.097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9" calcext:value-type="float">
            <text:p>24.99</text:p>
          </table:table-cell>
          <table:table-cell office:value-type="float" office:value="-19.72" calcext:value-type="float">
            <text:p>-19.72</text:p>
          </table:table-cell>
          <table:table-cell office:value-type="float" office:value="34.34" calcext:value-type="float">
            <text:p>34.34</text:p>
          </table:table-cell>
          <table:table-cell office:value-type="float" office:value="46.825" calcext:value-type="float">
            <text:p>46.825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78" calcext:value-type="float">
            <text:p>0.78</text:p>
          </table:table-cell>
          <table:table-cell office:value-type="float" office:value="9.048" calcext:value-type="float">
            <text:p>9.048</text:p>
          </table:table-cell>
          <table:table-cell office:value-type="float" office:value="9.092" calcext:value-type="float">
            <text:p>9.092</text:p>
          </table:table-cell>
          <table:table-cell office:value-type="string" calcext:value-type="string">
            <text:p>##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5" calcext:value-type="float">
            <text:p>0.525</text:p>
          </table:table-cell>
          <table:table-cell/>
          <table:table-cell table:formula="of:=IF (ABS([.I242]) &gt; 8.5; 1; 0)" office:value-type="float" office:value="1" calcext:value-type="float">
            <text:p>1</text:p>
          </table:table-cell>
          <table:table-cell table:formula="of:=ATAN2([.C242];[.B242])" office:value-type="float" office:value="2.23886514117285" calcext:value-type="float">
            <text:p>2.2388651412</text:p>
          </table:table-cell>
          <table:table-cell office:value-type="float" office:value="4" calcext:value-type="float">
            <text:p>4</text:p>
          </table:table-cell>
          <table:table-cell table:formula="of:=[.S242]*0.1/3" office:value-type="float" office:value="0.133333333333333" calcext:value-type="float">
            <text:p>0.1333333333</text:p>
          </table:table-cell>
          <table:table-cell table:formula="of:=[.N242]*[.T242]" office:value-type="float" office:value="0.0684" calcext:value-type="float">
            <text:p>0.0684</text:p>
          </table:table-cell>
          <table:table-cell table:formula="of:=[.V241]+[.U241]" office:value-type="float" office:value="2.12290403107597" calcext:value-type="float">
            <text:p>2.122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-21.42" calcext:value-type="float">
            <text:p>-21.42</text:p>
          </table:table-cell>
          <table:table-cell office:value-type="float" office:value="34" calcext:value-type="float">
            <text:p>34</text:p>
          </table:table-cell>
          <table:table-cell office:value-type="float" office:value="46.618" calcext:value-type="float">
            <text:p>46.618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855" calcext:value-type="float">
            <text:p>0.855</text:p>
          </table:table-cell>
          <table:table-cell office:value-type="float" office:value="9.278" calcext:value-type="float">
            <text:p>9.278</text:p>
          </table:table-cell>
          <table:table-cell office:value-type="float" office:value="9.344" calcext:value-type="float">
            <text:p>9.344</text:p>
          </table:table-cell>
          <table:table-cell office:value-type="string" calcext:value-type="string">
            <text:p>##</text:p>
          </table:table-cell>
          <table:table-cell office:value-type="float" office:value="0.05" calcext:value-type="float">
            <text:p>0.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8" calcext:value-type="float">
            <text:p>0.618</text:p>
          </table:table-cell>
          <table:table-cell/>
          <table:table-cell table:formula="of:=IF (ABS([.I243]) &gt; 8.5; 1; 0)" office:value-type="float" office:value="1" calcext:value-type="float">
            <text:p>1</text:p>
          </table:table-cell>
          <table:table-cell table:formula="of:=ATAN2([.C243];[.B243])" office:value-type="float" office:value="2.30717718209019" calcext:value-type="float">
            <text:p>2.3071771821</text:p>
          </table:table-cell>
          <table:table-cell office:value-type="float" office:value="2" calcext:value-type="float">
            <text:p>2</text:p>
          </table:table-cell>
          <table:table-cell table:formula="of:=[.S243]*0.1/3" office:value-type="float" office:value="0.0666666666666667" calcext:value-type="float">
            <text:p>0.0666666667</text:p>
          </table:table-cell>
          <table:table-cell table:formula="of:=[.N243]*[.T243]" office:value-type="float" office:value="0.0406" calcext:value-type="float">
            <text:p>0.0406</text:p>
          </table:table-cell>
          <table:table-cell table:formula="of:=[.V242]+[.U242]" office:value-type="float" office:value="2.19130403107597" calcext:value-type="float">
            <text:p>2.191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-21.845" calcext:value-type="float">
            <text:p>-21.845</text:p>
          </table:table-cell>
          <table:table-cell office:value-type="float" office:value="33.065" calcext:value-type="float">
            <text:p>33.065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##</text:p>
          </table:table-cell>
          <table:table-cell office:value-type="float" office:value="-0.595" calcext:value-type="float">
            <text:p>-0.595</text:p>
          </table:table-cell>
          <table:table-cell office:value-type="float" office:value="1.003" calcext:value-type="float">
            <text:p>1.003</text:p>
          </table:table-cell>
          <table:table-cell office:value-type="float" office:value="9.086" calcext:value-type="float">
            <text:p>9.086</text:p>
          </table:table-cell>
          <table:table-cell office:value-type="float" office:value="9.161" calcext:value-type="float">
            <text:p>9.161</text:p>
          </table:table-cell>
          <table:table-cell office:value-type="string" calcext:value-type="string">
            <text:p>##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6" calcext:value-type="float">
            <text:p>0.05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IF (ABS([.I244]) &gt; 8.5; 1; 0)" office:value-type="float" office:value="1" calcext:value-type="float">
            <text:p>1</text:p>
          </table:table-cell>
          <table:table-cell table:formula="of:=ATAN2([.C244];[.B244])" office:value-type="float" office:value="2.31696229442039" calcext:value-type="float">
            <text:p>2.3169622944</text:p>
          </table:table-cell>
          <table:table-cell office:value-type="float" office:value="4" calcext:value-type="float">
            <text:p>4</text:p>
          </table:table-cell>
          <table:table-cell table:formula="of:=[.S244]*0.1/3" office:value-type="float" office:value="0.133333333333333" calcext:value-type="float">
            <text:p>0.1333333333</text:p>
          </table:table-cell>
          <table:table-cell table:formula="of:=[.N244]*[.T244]" office:value-type="float" office:value="0.0506666666666667" calcext:value-type="float">
            <text:p>0.0506666667</text:p>
          </table:table-cell>
          <table:table-cell table:formula="of:=[.V243]+[.U243]" office:value-type="float" office:value="2.23190403107597" calcext:value-type="float">
            <text:p>2.231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695" calcext:value-type="float">
            <text:p>22.695</text:p>
          </table:table-cell>
          <table:table-cell office:value-type="float" office:value="-23.375" calcext:value-type="float">
            <text:p>-23.375</text:p>
          </table:table-cell>
          <table:table-cell office:value-type="float" office:value="32.725" calcext:value-type="float">
            <text:p>32.725</text:p>
          </table:table-cell>
          <table:table-cell office:value-type="float" office:value="46.178" calcext:value-type="float">
            <text:p>46.178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003" calcext:value-type="float">
            <text:p>1.003</text:p>
          </table:table-cell>
          <table:table-cell office:value-type="float" office:value="8.855" calcext:value-type="float">
            <text:p>8.855</text:p>
          </table:table-cell>
          <table:table-cell office:value-type="float" office:value="8.918" calcext:value-type="float">
            <text:p>8.918</text:p>
          </table:table-cell>
          <table:table-cell office:value-type="string" calcext:value-type="string">
            <text:p>##</text:p>
          </table:table-cell>
          <table:table-cell office:value-type="float" office:value="0.174" calcext:value-type="float">
            <text:p>0.17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8" calcext:value-type="float">
            <text:p>0.368</text:p>
          </table:table-cell>
          <table:table-cell/>
          <table:table-cell table:formula="of:=IF (ABS([.I245]) &gt; 8.5; 1; 0)" office:value-type="float" office:value="1" calcext:value-type="float">
            <text:p>1</text:p>
          </table:table-cell>
          <table:table-cell table:formula="of:=ATAN2([.C245];[.B245])" office:value-type="float" office:value="2.37095356604237" calcext:value-type="float">
            <text:p>2.370953566</text:p>
          </table:table-cell>
          <table:table-cell office:value-type="float" office:value="2" calcext:value-type="float">
            <text:p>2</text:p>
          </table:table-cell>
          <table:table-cell table:formula="of:=[.S245]*0.1/3" office:value-type="float" office:value="0.0666666666666667" calcext:value-type="float">
            <text:p>0.0666666667</text:p>
          </table:table-cell>
          <table:table-cell table:formula="of:=[.N245]*[.T245]" office:value-type="float" office:value="0.0214666666666667" calcext:value-type="float">
            <text:p>0.0214666667</text:p>
          </table:table-cell>
          <table:table-cell table:formula="of:=[.V244]+[.U244]" office:value-type="float" office:value="2.28257069774264" calcext:value-type="float">
            <text:p>2.2825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93" calcext:value-type="float">
            <text:p>21.93</text:p>
          </table:table-cell>
          <table:table-cell office:value-type="float" office:value="-24.65" calcext:value-type="float">
            <text:p>-24.65</text:p>
          </table:table-cell>
          <table:table-cell office:value-type="float" office:value="32.895" calcext:value-type="float">
            <text:p>32.895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##</text:p>
          </table:table-cell>
          <table:table-cell office:value-type="float" office:value="-0.669" calcext:value-type="float">
            <text:p>-0.669</text:p>
          </table:table-cell>
          <table:table-cell office:value-type="float" office:value="1.485" calcext:value-type="float">
            <text:p>1.485</text:p>
          </table:table-cell>
          <table:table-cell office:value-type="float" office:value="8.74" calcext:value-type="float">
            <text:p>8.74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##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IF (ABS([.I246]) &gt; 8.5; 1; 0)" office:value-type="float" office:value="1" calcext:value-type="float">
            <text:p>1</text:p>
          </table:table-cell>
          <table:table-cell table:formula="of:=ATAN2([.C246];[.B246])" office:value-type="float" office:value="2.41452241391835" calcext:value-type="float">
            <text:p>2.4145224139</text:p>
          </table:table-cell>
          <table:table-cell office:value-type="float" office:value="4" calcext:value-type="float">
            <text:p>4</text:p>
          </table:table-cell>
          <table:table-cell table:formula="of:=[.S246]*0.1/3" office:value-type="float" office:value="0.133333333333333" calcext:value-type="float">
            <text:p>0.1333333333</text:p>
          </table:table-cell>
          <table:table-cell table:formula="of:=[.N246]*[.T246]" office:value-type="float" office:value="0.0433333333333333" calcext:value-type="float">
            <text:p>0.0433333333</text:p>
          </table:table-cell>
          <table:table-cell table:formula="of:=[.V245]+[.U245]" office:value-type="float" office:value="2.30403736440931" calcext:value-type="float">
            <text:p>2.304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57" calcext:value-type="float">
            <text:p>20.57</text:p>
          </table:table-cell>
          <table:table-cell office:value-type="float" office:value="-26.095" calcext:value-type="float">
            <text:p>-26.095</text:p>
          </table:table-cell>
          <table:table-cell office:value-type="float" office:value="32.13" calcext:value-type="float">
            <text:p>32.13</text:p>
          </table:table-cell>
          <table:table-cell office:value-type="float" office:value="46.221" calcext:value-type="float">
            <text:p>46.221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1.67" calcext:value-type="float">
            <text:p>1.67</text:p>
          </table:table-cell>
          <table:table-cell office:value-type="float" office:value="10.701" calcext:value-type="float">
            <text:p>10.701</text:p>
          </table:table-cell>
          <table:table-cell office:value-type="float" office:value="10.838" calcext:value-type="float">
            <text:p>10.838</text:p>
          </table:table-cell>
          <table:table-cell office:value-type="string" calcext:value-type="string">
            <text:p>##</text:p>
          </table:table-cell>
          <table:table-cell office:value-type="float" office:value="0.034" calcext:value-type="float">
            <text:p>0.0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IF (ABS([.I247]) &gt; 8.5; 1; 0)" office:value-type="float" office:value="1" calcext:value-type="float">
            <text:p>1</text:p>
          </table:table-cell>
          <table:table-cell table:formula="of:=ATAN2([.C247];[.B247])" office:value-type="float" office:value="2.47404295775648" calcext:value-type="float">
            <text:p>2.4740429578</text:p>
          </table:table-cell>
          <table:table-cell office:value-type="float" office:value="2" calcext:value-type="float">
            <text:p>2</text:p>
          </table:table-cell>
          <table:table-cell table:formula="of:=[.S247]*0.1/3" office:value-type="float" office:value="0.0666666666666667" calcext:value-type="float">
            <text:p>0.0666666667</text:p>
          </table:table-cell>
          <table:table-cell table:formula="of:=[.N247]*[.T247]" office:value-type="float" office:value="0.0297333333333333" calcext:value-type="float">
            <text:p>0.0297333333</text:p>
          </table:table-cell>
          <table:table-cell table:formula="of:=[.V246]+[.U246]" office:value-type="float" office:value="2.34737069774264" calcext:value-type="float">
            <text:p>2.3473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975" calcext:value-type="float">
            <text:p>19.975</text:p>
          </table:table-cell>
          <table:table-cell office:value-type="float" office:value="-27.54" calcext:value-type="float">
            <text:p>-27.54</text:p>
          </table:table-cell>
          <table:table-cell office:value-type="float" office:value="31.62" calcext:value-type="float">
            <text:p>31.62</text:p>
          </table:table-cell>
          <table:table-cell office:value-type="float" office:value="46.446" calcext:value-type="float">
            <text:p>46.446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707" calcext:value-type="float">
            <text:p>1.707</text:p>
          </table:table-cell>
          <table:table-cell office:value-type="float" office:value="9.932" calcext:value-type="float">
            <text:p>9.932</text:p>
          </table:table-cell>
          <table:table-cell office:value-type="float" office:value="10.083" calcext:value-type="float">
            <text:p>10.083</text:p>
          </table:table-cell>
          <table:table-cell office:value-type="string" calcext:value-type="string">
            <text:p>##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7" calcext:value-type="float">
            <text:p>0.447</text:p>
          </table:table-cell>
          <table:table-cell/>
          <table:table-cell table:formula="of:=IF (ABS([.I248]) &gt; 8.5; 1; 0)" office:value-type="float" office:value="1" calcext:value-type="float">
            <text:p>1</text:p>
          </table:table-cell>
          <table:table-cell table:formula="of:=ATAN2([.C248];[.B248])" office:value-type="float" office:value="2.51408218571628" calcext:value-type="float">
            <text:p>2.5140821857</text:p>
          </table:table-cell>
          <table:table-cell office:value-type="float" office:value="4" calcext:value-type="float">
            <text:p>4</text:p>
          </table:table-cell>
          <table:table-cell table:formula="of:=[.S248]*0.1/3" office:value-type="float" office:value="0.133333333333333" calcext:value-type="float">
            <text:p>0.1333333333</text:p>
          </table:table-cell>
          <table:table-cell table:formula="of:=[.N248]*[.T248]" office:value-type="float" office:value="0.058" calcext:value-type="float">
            <text:p>0.058</text:p>
          </table:table-cell>
          <table:table-cell table:formula="of:=[.V247]+[.U247]" office:value-type="float" office:value="2.37710403107597" calcext:value-type="float">
            <text:p>2.377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295" calcext:value-type="float">
            <text:p>19.295</text:p>
          </table:table-cell>
          <table:table-cell office:value-type="float" office:value="-28.73" calcext:value-type="float">
            <text:p>-28.73</text:p>
          </table:table-cell>
          <table:table-cell office:value-type="float" office:value="31.79" calcext:value-type="float">
            <text:p>31.79</text:p>
          </table:table-cell>
          <table:table-cell office:value-type="float" office:value="46.993" calcext:value-type="float">
            <text:p>46.993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374" calcext:value-type="float">
            <text:p>1.374</text:p>
          </table:table-cell>
          <table:table-cell office:value-type="float" office:value="8.509" calcext:value-type="float">
            <text:p>8.509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##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3" calcext:value-type="float">
            <text:p>0.403</text:p>
          </table:table-cell>
          <table:table-cell/>
          <table:table-cell table:formula="of:=IF (ABS([.I249]) &gt; 8.5; 1; 0)" office:value-type="float" office:value="1" calcext:value-type="float">
            <text:p>1</text:p>
          </table:table-cell>
          <table:table-cell table:formula="of:=ATAN2([.C249];[.B249])" office:value-type="float" office:value="2.55018406866248" calcext:value-type="float">
            <text:p>2.5501840687</text:p>
          </table:table-cell>
          <table:table-cell office:value-type="float" office:value="2" calcext:value-type="float">
            <text:p>2</text:p>
          </table:table-cell>
          <table:table-cell table:formula="of:=[.S249]*0.1/3" office:value-type="float" office:value="0.0666666666666667" calcext:value-type="float">
            <text:p>0.0666666667</text:p>
          </table:table-cell>
          <table:table-cell table:formula="of:=[.N249]*[.T249]" office:value-type="float" office:value="0.0256666666666667" calcext:value-type="float">
            <text:p>0.0256666667</text:p>
          </table:table-cell>
          <table:table-cell table:formula="of:=[.V248]+[.U248]" office:value-type="float" office:value="2.43510403107597" calcext:value-type="float">
            <text:p>2.435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765" calcext:value-type="float">
            <text:p>17.765</text:p>
          </table:table-cell>
          <table:table-cell office:value-type="float" office:value="-28.22" calcext:value-type="float">
            <text:p>-28.22</text:p>
          </table:table-cell>
          <table:table-cell office:value-type="float" office:value="32.47" calcext:value-type="float">
            <text:p>32.47</text:p>
          </table:table-cell>
          <table:table-cell office:value-type="float" office:value="46.543" calcext:value-type="float">
            <text:p>46.543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1.707" calcext:value-type="float">
            <text:p>1.707</text:p>
          </table:table-cell>
          <table:table-cell office:value-type="float" office:value="9.74" calcext:value-type="float">
            <text:p>9.7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##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14" calcext:value-type="float">
            <text:p>0.0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IF (ABS([.I250]) &gt; 8.5; 1; 0)" office:value-type="float" office:value="1" calcext:value-type="float">
            <text:p>1</text:p>
          </table:table-cell>
          <table:table-cell table:formula="of:=ATAN2([.C250];[.B250])" office:value-type="float" office:value="2.57975098268057" calcext:value-type="float">
            <text:p>2.5797509827</text:p>
          </table:table-cell>
          <table:table-cell office:value-type="float" office:value="4" calcext:value-type="float">
            <text:p>4</text:p>
          </table:table-cell>
          <table:table-cell table:formula="of:=[.S250]*0.1/3" office:value-type="float" office:value="0.133333333333333" calcext:value-type="float">
            <text:p>0.1333333333</text:p>
          </table:table-cell>
          <table:table-cell table:formula="of:=[.N250]*[.T250]" office:value-type="float" office:value="0.0441333333333333" calcext:value-type="float">
            <text:p>0.0441333333</text:p>
          </table:table-cell>
          <table:table-cell table:formula="of:=[.V249]+[.U249]" office:value-type="float" office:value="2.46077069774264" calcext:value-type="float">
            <text:p>2.4607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15" calcext:value-type="float">
            <text:p>16.15</text:p>
          </table:table-cell>
          <table:table-cell office:value-type="float" office:value="-29.495" calcext:value-type="float">
            <text:p>-29.495</text:p>
          </table:table-cell>
          <table:table-cell office:value-type="float" office:value="32.555" calcext:value-type="float">
            <text:p>32.555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596" calcext:value-type="float">
            <text:p>1.596</text:p>
          </table:table-cell>
          <table:table-cell office:value-type="float" office:value="9.394" calcext:value-type="float">
            <text:p>9.394</text:p>
          </table:table-cell>
          <table:table-cell office:value-type="float" office:value="9.536" calcext:value-type="float">
            <text:p>9.536</text:p>
          </table:table-cell>
          <table:table-cell office:value-type="string" calcext:value-type="string">
            <text:p>##</text:p>
          </table:table-cell>
          <table:table-cell office:value-type="float" office:value="0.02" calcext:value-type="float">
            <text:p>0.02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8" calcext:value-type="float">
            <text:p>0.498</text:p>
          </table:table-cell>
          <table:table-cell/>
          <table:table-cell table:formula="of:=IF (ABS([.I251]) &gt; 8.5; 1; 0)" office:value-type="float" office:value="1" calcext:value-type="float">
            <text:p>1</text:p>
          </table:table-cell>
          <table:table-cell table:formula="of:=ATAN2([.C251];[.B251])" office:value-type="float" office:value="2.64063205394832" calcext:value-type="float">
            <text:p>2.6406320539</text:p>
          </table:table-cell>
          <table:table-cell office:value-type="float" office:value="2" calcext:value-type="float">
            <text:p>2</text:p>
          </table:table-cell>
          <table:table-cell table:formula="of:=[.S251]*0.1/3" office:value-type="float" office:value="0.0666666666666667" calcext:value-type="float">
            <text:p>0.0666666667</text:p>
          </table:table-cell>
          <table:table-cell table:formula="of:=[.N251]*[.T251]" office:value-type="float" office:value="0.0314" calcext:value-type="float">
            <text:p>0.0314</text:p>
          </table:table-cell>
          <table:table-cell table:formula="of:=[.V250]+[.U250]" office:value-type="float" office:value="2.50490403107597" calcext:value-type="float">
            <text:p>2.504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45" calcext:value-type="float">
            <text:p>14.45</text:p>
          </table:table-cell>
          <table:table-cell office:value-type="float" office:value="-29.155" calcext:value-type="float">
            <text:p>-29.155</text:p>
          </table:table-cell>
          <table:table-cell office:value-type="float" office:value="32.64" calcext:value-type="float">
            <text:p>32.64</text:p>
          </table:table-cell>
          <table:table-cell office:value-type="float" office:value="46.089" calcext:value-type="float">
            <text:p>46.089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1.337" calcext:value-type="float">
            <text:p>1.337</text:p>
          </table:table-cell>
          <table:table-cell office:value-type="float" office:value="9.547" calcext:value-type="float">
            <text:p>9.547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##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46" calcext:value-type="float">
            <text:p>0.46</text:p>
          </table:table-cell>
          <table:table-cell office:value-type="float" office:value="0.514" calcext:value-type="float">
            <text:p>0.514</text:p>
          </table:table-cell>
          <table:table-cell/>
          <table:table-cell table:formula="of:=IF (ABS([.I252]) &gt; 8.5; 1; 0)" office:value-type="float" office:value="1" calcext:value-type="float">
            <text:p>1</text:p>
          </table:table-cell>
          <table:table-cell table:formula="of:=ATAN2([.C252];[.B252])" office:value-type="float" office:value="2.6814497031373" calcext:value-type="float">
            <text:p>2.6814497031</text:p>
          </table:table-cell>
          <table:table-cell office:value-type="float" office:value="4" calcext:value-type="float">
            <text:p>4</text:p>
          </table:table-cell>
          <table:table-cell table:formula="of:=[.S252]*0.1/3" office:value-type="float" office:value="0.133333333333333" calcext:value-type="float">
            <text:p>0.1333333333</text:p>
          </table:table-cell>
          <table:table-cell table:formula="of:=[.N252]*[.T252]" office:value-type="float" office:value="0.0613333333333333" calcext:value-type="float">
            <text:p>0.0613333333</text:p>
          </table:table-cell>
          <table:table-cell table:formula="of:=[.V251]+[.U251]" office:value-type="float" office:value="2.53630403107597" calcext:value-type="float">
            <text:p>2.5363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39" calcext:value-type="float">
            <text:p>11.39</text:p>
          </table:table-cell>
          <table:table-cell office:value-type="float" office:value="-29.07" calcext:value-type="float">
            <text:p>-29.07</text:p>
          </table:table-cell>
          <table:table-cell office:value-type="float" office:value="34" calcext:value-type="float">
            <text:p>34</text:p>
          </table:table-cell>
          <table:table-cell office:value-type="float" office:value="46.161" calcext:value-type="float">
            <text:p>46.161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1.225" calcext:value-type="float">
            <text:p>1.225</text:p>
          </table:table-cell>
          <table:table-cell office:value-type="float" office:value="8.894" calcext:value-type="float">
            <text:p>8.894</text:p>
          </table:table-cell>
          <table:table-cell office:value-type="float" office:value="8.978" calcext:value-type="float">
            <text:p>8.978</text:p>
          </table:table-cell>
          <table:table-cell office:value-type="string" calcext:value-type="string">
            <text:p>##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3" calcext:value-type="float">
            <text:p>0.713</text:p>
          </table:table-cell>
          <table:table-cell/>
          <table:table-cell table:formula="of:=IF (ABS([.I253]) &gt; 8.5; 1; 0)" office:value-type="float" office:value="1" calcext:value-type="float">
            <text:p>1</text:p>
          </table:table-cell>
          <table:table-cell table:formula="of:=ATAN2([.C253];[.B253])" office:value-type="float" office:value="2.76816401471072" calcext:value-type="float">
            <text:p>2.7681640147</text:p>
          </table:table-cell>
          <table:table-cell office:value-type="float" office:value="2" calcext:value-type="float">
            <text:p>2</text:p>
          </table:table-cell>
          <table:table-cell table:formula="of:=[.S253]*0.1/3" office:value-type="float" office:value="0.0666666666666667" calcext:value-type="float">
            <text:p>0.0666666667</text:p>
          </table:table-cell>
          <table:table-cell table:formula="of:=[.N253]*[.T253]" office:value-type="float" office:value="0.0438" calcext:value-type="float">
            <text:p>0.0438</text:p>
          </table:table-cell>
          <table:table-cell table:formula="of:=[.V252]+[.U252]" office:value-type="float" office:value="2.59763736440931" calcext:value-type="float">
            <text:p>2.5976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8.84" calcext:value-type="float">
            <text:p>8.84</text:p>
          </table:table-cell>
          <table:table-cell office:value-type="float" office:value="-29.155" calcext:value-type="float">
            <text:p>-29.155</text:p>
          </table:table-cell>
          <table:table-cell office:value-type="float" office:value="34.51" calcext:value-type="float">
            <text:p>34.51</text:p>
          </table:table-cell>
          <table:table-cell office:value-type="float" office:value="46.034" calcext:value-type="float">
            <text:p>46.034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1.151" calcext:value-type="float">
            <text:p>1.151</text:p>
          </table:table-cell>
          <table:table-cell office:value-type="float" office:value="8.74" calcext:value-type="float">
            <text:p>8.74</text:p>
          </table:table-cell>
          <table:table-cell office:value-type="float" office:value="8.835" calcext:value-type="float">
            <text:p>8.835</text:p>
          </table:table-cell>
          <table:table-cell office:value-type="string" calcext:value-type="string">
            <text:p>##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591" calcext:value-type="float">
            <text:p>0.591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IF (ABS([.I254]) &gt; 8.5; 1; 0)" office:value-type="float" office:value="1" calcext:value-type="float">
            <text:p>1</text:p>
          </table:table-cell>
          <table:table-cell table:formula="of:=ATAN2([.C254];[.B254])" office:value-type="float" office:value="2.84719626308961" calcext:value-type="float">
            <text:p>2.8471962631</text:p>
          </table:table-cell>
          <table:table-cell office:value-type="float" office:value="4" calcext:value-type="float">
            <text:p>4</text:p>
          </table:table-cell>
          <table:table-cell table:formula="of:=[.S254]*0.1/3" office:value-type="float" office:value="0.133333333333333" calcext:value-type="float">
            <text:p>0.1333333333</text:p>
          </table:table-cell>
          <table:table-cell table:formula="of:=[.N254]*[.T254]" office:value-type="float" office:value="0.0788" calcext:value-type="float">
            <text:p>0.0788</text:p>
          </table:table-cell>
          <table:table-cell table:formula="of:=[.V253]+[.U253]" office:value-type="float" office:value="2.64143736440931" calcext:value-type="float">
            <text:p>2.641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6.205" calcext:value-type="float">
            <text:p>6.205</text:p>
          </table:table-cell>
          <table:table-cell office:value-type="float" office:value="-30.515" calcext:value-type="float">
            <text:p>-30.515</text:p>
          </table:table-cell>
          <table:table-cell office:value-type="float" office:value="33.66" calcext:value-type="float">
            <text:p>33.66</text:p>
          </table:table-cell>
          <table:table-cell office:value-type="float" office:value="45.855" calcext:value-type="float">
            <text:p>45.855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1.225" calcext:value-type="float">
            <text:p>1.225</text:p>
          </table:table-cell>
          <table:table-cell office:value-type="float" office:value="9.086" calcext:value-type="float">
            <text:p>9.086</text:p>
          </table:table-cell>
          <table:table-cell office:value-type="float" office:value="9.174" calcext:value-type="float">
            <text:p>9.174</text:p>
          </table:table-cell>
          <table:table-cell office:value-type="string" calcext:value-type="string">
            <text:p>##</text:p>
          </table:table-cell>
          <table:table-cell office:value-type="float" office:value="0.09" calcext:value-type="float">
            <text:p>0.09</text:p>
          </table:table-cell>
          <table:table-cell office:value-type="float" office:value="-0.34" calcext:value-type="float">
            <text:p>-0.34</text:p>
          </table:table-cell>
          <table:table-cell office:value-type="float" office:value="0.4" calcext:value-type="float">
            <text:p>0.4</text:p>
          </table:table-cell>
          <table:table-cell office:value-type="float" office:value="0.533" calcext:value-type="float">
            <text:p>0.533</text:p>
          </table:table-cell>
          <table:table-cell/>
          <table:table-cell table:formula="of:=IF (ABS([.I255]) &gt; 8.5; 1; 0)" office:value-type="float" office:value="1" calcext:value-type="float">
            <text:p>1</text:p>
          </table:table-cell>
          <table:table-cell table:formula="of:=ATAN2([.C255];[.B255])" office:value-type="float" office:value="2.94098511335107" calcext:value-type="float">
            <text:p>2.9409851134</text:p>
          </table:table-cell>
          <table:table-cell office:value-type="float" office:value="2" calcext:value-type="float">
            <text:p>2</text:p>
          </table:table-cell>
          <table:table-cell table:formula="of:=[.S255]*0.1/3" office:value-type="float" office:value="0.0666666666666667" calcext:value-type="float">
            <text:p>0.0666666667</text:p>
          </table:table-cell>
          <table:table-cell table:formula="of:=[.N255]*[.T255]" office:value-type="float" office:value="0.0266666666666667" calcext:value-type="float">
            <text:p>0.0266666667</text:p>
          </table:table-cell>
          <table:table-cell table:formula="of:=[.V254]+[.U254]" office:value-type="float" office:value="2.72023736440931" calcext:value-type="float">
            <text:p>2.7202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6.12" calcext:value-type="float">
            <text:p>6.12</text:p>
          </table:table-cell>
          <table:table-cell office:value-type="float" office:value="-30.685" calcext:value-type="float">
            <text:p>-30.685</text:p>
          </table:table-cell>
          <table:table-cell office:value-type="float" office:value="34.255" calcext:value-type="float">
            <text:p>34.255</text:p>
          </table:table-cell>
          <table:table-cell office:value-type="float" office:value="46.394" calcext:value-type="float">
            <text:p>46.394</text:p>
          </table:table-cell>
          <table:table-cell office:value-type="string" calcext:value-type="string">
            <text:p>##</text:p>
          </table:table-cell>
          <table:table-cell office:value-type="float" office:value="0.814" calcext:value-type="float">
            <text:p>0.814</text:p>
          </table:table-cell>
          <table:table-cell office:value-type="float" office:value="1.151" calcext:value-type="float">
            <text:p>1.151</text:p>
          </table:table-cell>
          <table:table-cell office:value-type="float" office:value="9.432" calcext:value-type="float">
            <text:p>9.432</text:p>
          </table:table-cell>
          <table:table-cell office:value-type="float" office:value="9.537" calcext:value-type="float">
            <text:p>9.537</text:p>
          </table:table-cell>
          <table:table-cell office:value-type="string" calcext:value-type="string">
            <text:p>##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2" calcext:value-type="float">
            <text:p>0.152</text:p>
          </table:table-cell>
          <table:table-cell/>
          <table:table-cell table:formula="of:=IF (ABS([.I256]) &gt; 8.5; 1; 0)" office:value-type="float" office:value="1" calcext:value-type="float">
            <text:p>1</text:p>
          </table:table-cell>
          <table:table-cell table:formula="of:=ATAN2([.C256];[.B256])" office:value-type="float" office:value="2.94472985874012" calcext:value-type="float">
            <text:p>2.9447298587</text:p>
          </table:table-cell>
          <table:table-cell office:value-type="float" office:value="4" calcext:value-type="float">
            <text:p>4</text:p>
          </table:table-cell>
          <table:table-cell table:formula="of:=[.S256]*0.1/3" office:value-type="float" office:value="0.133333333333333" calcext:value-type="float">
            <text:p>0.1333333333</text:p>
          </table:table-cell>
          <table:table-cell table:formula="of:=[.N256]*[.T256]" office:value-type="float" office:value="0.00106666666666667" calcext:value-type="float">
            <text:p>0.0010666667</text:p>
          </table:table-cell>
          <table:table-cell table:formula="of:=[.V255]+[.U255]" office:value-type="float" office:value="2.74690403107597" calcext:value-type="float">
            <text:p>2.7469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6.205" calcext:value-type="float">
            <text:p>6.205</text:p>
          </table:table-cell>
          <table:table-cell office:value-type="float" office:value="-31.025" calcext:value-type="float">
            <text:p>-31.025</text:p>
          </table:table-cell>
          <table:table-cell office:value-type="float" office:value="33.405" calcext:value-type="float">
            <text:p>33.405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##</text:p>
          </table:table-cell>
          <table:table-cell office:value-type="float" office:value="0.629" calcext:value-type="float">
            <text:p>0.629</text:p>
          </table:table-cell>
          <table:table-cell office:value-type="float" office:value="1.411" calcext:value-type="float">
            <text:p>1.411</text:p>
          </table:table-cell>
          <table:table-cell office:value-type="float" office:value="9.624" calcext:value-type="float">
            <text:p>9.624</text:p>
          </table:table-cell>
          <table:table-cell office:value-type="float" office:value="9.748" calcext:value-type="float">
            <text:p>9.748</text:p>
          </table:table-cell>
          <table:table-cell office:value-type="string" calcext:value-type="string">
            <text:p>##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IF (ABS([.I257]) &gt; 8.5; 1; 0)" office:value-type="float" office:value="1" calcext:value-type="float">
            <text:p>1</text:p>
          </table:table-cell>
          <table:table-cell table:formula="of:=ATAN2([.C257];[.B257])" office:value-type="float" office:value="2.94419709373991" calcext:value-type="float">
            <text:p>2.9441970937</text:p>
          </table:table-cell>
          <table:table-cell office:value-type="float" office:value="2" calcext:value-type="float">
            <text:p>2</text:p>
          </table:table-cell>
          <table:table-cell table:formula="of:=[.S257]*0.1/3" office:value-type="float" office:value="0.0666666666666667" calcext:value-type="float">
            <text:p>0.0666666667</text:p>
          </table:table-cell>
          <table:table-cell table:formula="of:=[.N257]*[.T257]" office:value-type="float" office:value="-0.00486666666666667" calcext:value-type="float">
            <text:p>-0.0048666667</text:p>
          </table:table-cell>
          <table:table-cell table:formula="of:=[.V256]+[.U256]" office:value-type="float" office:value="2.74797069774264" calcext:value-type="float">
            <text:p>2.747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7.14" calcext:value-type="float">
            <text:p>7.14</text:p>
          </table:table-cell>
          <table:table-cell office:value-type="float" office:value="-30.94" calcext:value-type="float">
            <text:p>-30.94</text:p>
          </table:table-cell>
          <table:table-cell office:value-type="float" office:value="34.17" calcext:value-type="float">
            <text:p>34.17</text:p>
          </table:table-cell>
          <table:table-cell office:value-type="float" office:value="46.646" calcext:value-type="float">
            <text:p>46.646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1.337" calcext:value-type="float">
            <text:p>1.337</text:p>
          </table:table-cell>
          <table:table-cell office:value-type="float" office:value="9.009" calcext:value-type="float">
            <text:p>9.009</text:p>
          </table:table-cell>
          <table:table-cell office:value-type="float" office:value="9.108" calcext:value-type="float">
            <text:p>9.108</text:p>
          </table:table-cell>
          <table:table-cell office:value-type="string" calcext:value-type="string">
            <text:p>##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5" calcext:value-type="float">
            <text:p>0.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IF (ABS([.I258]) &gt; 8.5; 1; 0)" office:value-type="float" office:value="1" calcext:value-type="float">
            <text:p>1</text:p>
          </table:table-cell>
          <table:table-cell table:formula="of:=ATAN2([.C258];[.B258])" office:value-type="float" office:value="2.91479380553591" calcext:value-type="float">
            <text:p>2.9147938055</text:p>
          </table:table-cell>
          <table:table-cell office:value-type="float" office:value="4" calcext:value-type="float">
            <text:p>4</text:p>
          </table:table-cell>
          <table:table-cell table:formula="of:=[.S258]*0.1/3" office:value-type="float" office:value="0.133333333333333" calcext:value-type="float">
            <text:p>0.1333333333</text:p>
          </table:table-cell>
          <table:table-cell table:formula="of:=[.N258]*[.T258]" office:value-type="float" office:value="-0.0324" calcext:value-type="float">
            <text:p>-0.0324</text:p>
          </table:table-cell>
          <table:table-cell table:formula="of:=[.V257]+[.U257]" office:value-type="float" office:value="2.74310403107597" calcext:value-type="float">
            <text:p>2.7431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9.775" calcext:value-type="float">
            <text:p>9.775</text:p>
          </table:table-cell>
          <table:table-cell office:value-type="float" office:value="-29.75" calcext:value-type="float">
            <text:p>-29.75</text:p>
          </table:table-cell>
          <table:table-cell office:value-type="float" office:value="34" calcext:value-type="float">
            <text:p>34</text:p>
          </table:table-cell>
          <table:table-cell office:value-type="float" office:value="46.224" calcext:value-type="float">
            <text:p>46.224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1.188" calcext:value-type="float">
            <text:p>1.188</text:p>
          </table:table-cell>
          <table:table-cell office:value-type="float" office:value="9.509" calcext:value-type="float">
            <text:p>9.509</text:p>
          </table:table-cell>
          <table:table-cell office:value-type="float" office:value="9.587" calcext:value-type="float">
            <text:p>9.587</text:p>
          </table:table-cell>
          <table:table-cell office:value-type="string" calcext:value-type="string">
            <text:p>##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449" calcext:value-type="float">
            <text:p>0.449</text:p>
          </table:table-cell>
          <table:table-cell/>
          <table:table-cell table:formula="of:=IF (ABS([.I259]) &gt; 8.5; 1; 0)" office:value-type="float" office:value="1" calcext:value-type="float">
            <text:p>1</text:p>
          </table:table-cell>
          <table:table-cell table:formula="of:=ATAN2([.C259];[.B259])" office:value-type="float" office:value="2.82413391833516" calcext:value-type="float">
            <text:p>2.8241339183</text:p>
          </table:table-cell>
          <table:table-cell office:value-type="float" office:value="2" calcext:value-type="float">
            <text:p>2</text:p>
          </table:table-cell>
          <table:table-cell table:formula="of:=[.S259]*0.1/3" office:value-type="float" office:value="0.0666666666666667" calcext:value-type="float">
            <text:p>0.0666666667</text:p>
          </table:table-cell>
          <table:table-cell table:formula="of:=[.N259]*[.T259]" office:value-type="float" office:value="-0.0267333333333333" calcext:value-type="float">
            <text:p>-0.0267333333</text:p>
          </table:table-cell>
          <table:table-cell table:formula="of:=[.V258]+[.U258]" office:value-type="float" office:value="2.71070403107597" calcext:value-type="float">
            <text:p>2.710704031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9.945" calcext:value-type="float">
            <text:p>9.945</text:p>
          </table:table-cell>
          <table:table-cell office:value-type="float" office:value="-29.495" calcext:value-type="float">
            <text:p>-29.495</text:p>
          </table:table-cell>
          <table:table-cell office:value-type="float" office:value="34.34" calcext:value-type="float">
            <text:p>34.34</text:p>
          </table:table-cell>
          <table:table-cell office:value-type="float" office:value="46.348" calcext:value-type="float">
            <text:p>46.348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0.966" calcext:value-type="float">
            <text:p>0.966</text:p>
          </table:table-cell>
          <table:table-cell office:value-type="float" office:value="9.586" calcext:value-type="float">
            <text:p>9.586</text:p>
          </table:table-cell>
          <table:table-cell office:value-type="float" office:value="9.643" calcext:value-type="float">
            <text:p>9.643</text:p>
          </table:table-cell>
          <table:table-cell office:value-type="string" calcext:value-type="string">
            <text:p>##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IF (ABS([.I260]) &gt; 8.5; 1; 0)" office:value-type="float" office:value="1" calcext:value-type="float">
            <text:p>1</text:p>
          </table:table-cell>
          <table:table-cell table:formula="of:=ATAN2([.C260];[.B260])" office:value-type="float" office:value="2.81638788149785" calcext:value-type="float">
            <text:p>2.8163878815</text:p>
          </table:table-cell>
          <table:table-cell office:value-type="float" office:value="4" calcext:value-type="float">
            <text:p>4</text:p>
          </table:table-cell>
          <table:table-cell table:formula="of:=[.S260]*0.1/3" office:value-type="float" office:value="0.133333333333333" calcext:value-type="float">
            <text:p>0.1333333333</text:p>
          </table:table-cell>
          <table:table-cell table:formula="of:=[.N260]*[.T260]" office:value-type="float" office:value="-0.0121333333333333" calcext:value-type="float">
            <text:p>-0.0121333333</text:p>
          </table:table-cell>
          <table:table-cell table:formula="of:=[.V259]+[.U259]" office:value-type="float" office:value="2.68397069774264" calcext:value-type="float">
            <text:p>2.683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9.945" calcext:value-type="float">
            <text:p>9.945</text:p>
          </table:table-cell>
          <table:table-cell office:value-type="float" office:value="-29.07" calcext:value-type="float">
            <text:p>-29.07</text:p>
          </table:table-cell>
          <table:table-cell office:value-type="float" office:value="34.255" calcext:value-type="float">
            <text:p>34.255</text:p>
          </table:table-cell>
          <table:table-cell office:value-type="float" office:value="46.015" calcext:value-type="float">
            <text:p>46.015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1.151" calcext:value-type="float">
            <text:p>1.151</text:p>
          </table:table-cell>
          <table:table-cell office:value-type="float" office:value="9.586" calcext:value-type="float">
            <text:p>9.586</text:p>
          </table:table-cell>
          <table:table-cell office:value-type="float" office:value="9.656" calcext:value-type="float">
            <text:p>9.656</text:p>
          </table:table-cell>
          <table:table-cell office:value-type="string" calcext:value-type="string">
            <text:p>##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87" calcext:value-type="float">
            <text:p>0.087</text:p>
          </table:table-cell>
          <table:table-cell/>
          <table:table-cell table:formula="of:=IF (ABS([.I261]) &gt; 8.5; 1; 0)" office:value-type="float" office:value="1" calcext:value-type="float">
            <text:p>1</text:p>
          </table:table-cell>
          <table:table-cell table:formula="of:=ATAN2([.C261];[.B261])" office:value-type="float" office:value="2.81196824616905" calcext:value-type="float">
            <text:p>2.8119682462</text:p>
          </table:table-cell>
          <table:table-cell office:value-type="float" office:value="2" calcext:value-type="float">
            <text:p>2</text:p>
          </table:table-cell>
          <table:table-cell table:formula="of:=[.S261]*0.1/3" office:value-type="float" office:value="0.0666666666666667" calcext:value-type="float">
            <text:p>0.0666666667</text:p>
          </table:table-cell>
          <table:table-cell table:formula="of:=[.N261]*[.T261]" office:value-type="float" office:value="-0.00186666666666667" calcext:value-type="float">
            <text:p>-0.0018666667</text:p>
          </table:table-cell>
          <table:table-cell table:formula="of:=[.V260]+[.U260]" office:value-type="float" office:value="2.67183736440931" calcext:value-type="float">
            <text:p>2.671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0.54" calcext:value-type="float">
            <text:p>10.54</text:p>
          </table:table-cell>
          <table:table-cell office:value-type="float" office:value="-28.985" calcext:value-type="float">
            <text:p>-28.985</text:p>
          </table:table-cell>
          <table:table-cell office:value-type="float" office:value="34.255" calcext:value-type="float">
            <text:p>34.255</text:p>
          </table:table-cell>
          <table:table-cell office:value-type="float" office:value="46.094" calcext:value-type="float">
            <text:p>46.094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1.151" calcext:value-type="float">
            <text:p>1.151</text:p>
          </table:table-cell>
          <table:table-cell office:value-type="float" office:value="9.701" calcext:value-type="float">
            <text:p>9.701</text:p>
          </table:table-cell>
          <table:table-cell office:value-type="float" office:value="9.769" calcext:value-type="float">
            <text:p>9.769</text:p>
          </table:table-cell>
          <table:table-cell office:value-type="string" calcext:value-type="string">
            <text:p>##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54" calcext:value-type="float">
            <text:p>0.154</text:p>
          </table:table-cell>
          <table:table-cell/>
          <table:table-cell table:formula="of:=IF (ABS([.I262]) &gt; 8.5; 1; 0)" office:value-type="float" office:value="1" calcext:value-type="float">
            <text:p>1</text:p>
          </table:table-cell>
          <table:table-cell table:formula="of:=ATAN2([.C262];[.B262])" office:value-type="float" office:value="2.79282165000589" calcext:value-type="float">
            <text:p>2.79282165</text:p>
          </table:table-cell>
          <table:table-cell office:value-type="float" office:value="4" calcext:value-type="float">
            <text:p>4</text:p>
          </table:table-cell>
          <table:table-cell table:formula="of:=[.S262]*0.1/3" office:value-type="float" office:value="0.133333333333333" calcext:value-type="float">
            <text:p>0.1333333333</text:p>
          </table:table-cell>
          <table:table-cell table:formula="of:=[.N262]*[.T262]" office:value-type="float" office:value="-0.00453333333333333" calcext:value-type="float">
            <text:p>-0.0045333333</text:p>
          </table:table-cell>
          <table:table-cell table:formula="of:=[.V261]+[.U261]" office:value-type="float" office:value="2.66997069774264" calcext:value-type="float">
            <text:p>2.6699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39" calcext:value-type="float">
            <text:p>11.39</text:p>
          </table:table-cell>
          <table:table-cell office:value-type="float" office:value="-27.88" calcext:value-type="float">
            <text:p>-27.88</text:p>
          </table:table-cell>
          <table:table-cell office:value-type="float" office:value="34.935" calcext:value-type="float">
            <text:p>34.935</text:p>
          </table:table-cell>
          <table:table-cell office:value-type="float" office:value="46.125" calcext:value-type="float">
            <text:p>46.125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966" calcext:value-type="float">
            <text:p>0.966</text:p>
          </table:table-cell>
          <table:table-cell office:value-type="float" office:value="9.432" calcext:value-type="float">
            <text:p>9.432</text:p>
          </table:table-cell>
          <table:table-cell office:value-type="float" office:value="9.482" calcext:value-type="float">
            <text:p>9.482</text:p>
          </table:table-cell>
          <table:table-cell office:value-type="string" calcext:value-type="string">
            <text:p>##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IF (ABS([.I263]) &gt; 8.5; 1; 0)" office:value-type="float" office:value="1" calcext:value-type="float">
            <text:p>1</text:p>
          </table:table-cell>
          <table:table-cell table:formula="of:=ATAN2([.C263];[.B263])" office:value-type="float" office:value="2.75374888195013" calcext:value-type="float">
            <text:p>2.753748882</text:p>
          </table:table-cell>
          <table:table-cell office:value-type="float" office:value="2" calcext:value-type="float">
            <text:p>2</text:p>
          </table:table-cell>
          <table:table-cell table:formula="of:=[.S263]*0.1/3" office:value-type="float" office:value="0.0666666666666667" calcext:value-type="float">
            <text:p>0.0666666667</text:p>
          </table:table-cell>
          <table:table-cell table:formula="of:=[.N263]*[.T263]" office:value-type="float" office:value="-0.0034" calcext:value-type="float">
            <text:p>-0.0034</text:p>
          </table:table-cell>
          <table:table-cell table:formula="of:=[.V262]+[.U262]" office:value-type="float" office:value="2.66543736440931" calcext:value-type="float">
            <text:p>2.6654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2.75" calcext:value-type="float">
            <text:p>12.75</text:p>
          </table:table-cell>
          <table:table-cell office:value-type="float" office:value="-27.285" calcext:value-type="float">
            <text:p>-27.285</text:p>
          </table:table-cell>
          <table:table-cell office:value-type="float" office:value="35.785" calcext:value-type="float">
            <text:p>35.785</text:p>
          </table:table-cell>
          <table:table-cell office:value-type="float" office:value="46.772" calcext:value-type="float">
            <text:p>46.772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78" calcext:value-type="float">
            <text:p>0.78</text:p>
          </table:table-cell>
          <table:table-cell office:value-type="float" office:value="9.547" calcext:value-type="float">
            <text:p>9.547</text:p>
          </table:table-cell>
          <table:table-cell office:value-type="float" office:value="9.596" calcext:value-type="float">
            <text:p>9.596</text:p>
          </table:table-cell>
          <table:table-cell office:value-type="string" calcext:value-type="string">
            <text:p>##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2" calcext:value-type="float">
            <text:p>0.2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IF (ABS([.I264]) &gt; 8.5; 1; 0)" office:value-type="float" office:value="1" calcext:value-type="float">
            <text:p>1</text:p>
          </table:table-cell>
          <table:table-cell table:formula="of:=ATAN2([.C264];[.B264])" office:value-type="float" office:value="2.70445398486946" calcext:value-type="float">
            <text:p>2.7044539849</text:p>
          </table:table-cell>
          <table:table-cell office:value-type="float" office:value="4" calcext:value-type="float">
            <text:p>4</text:p>
          </table:table-cell>
          <table:table-cell table:formula="of:=[.S264]*0.1/3" office:value-type="float" office:value="0.133333333333333" calcext:value-type="float">
            <text:p>0.1333333333</text:p>
          </table:table-cell>
          <table:table-cell table:formula="of:=[.N264]*[.T264]" office:value-type="float" office:value="-0.0132" calcext:value-type="float">
            <text:p>-0.0132</text:p>
          </table:table-cell>
          <table:table-cell table:formula="of:=[.V263]+[.U263]" office:value-type="float" office:value="2.66203736440931" calcext:value-type="float">
            <text:p>2.6620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62" calcext:value-type="float">
            <text:p>14.62</text:p>
          </table:table-cell>
          <table:table-cell office:value-type="float" office:value="-25.755" calcext:value-type="float">
            <text:p>-25.755</text:p>
          </table:table-cell>
          <table:table-cell office:value-type="float" office:value="35.955" calcext:value-type="float">
            <text:p>35.955</text:p>
          </table:table-cell>
          <table:table-cell office:value-type="float" office:value="46.581" calcext:value-type="float">
            <text:p>46.581</text:p>
          </table:table-cell>
          <table:table-cell office:value-type="string" calcext:value-type="string">
            <text:p>##</text:p>
          </table:table-cell>
          <table:table-cell office:value-type="float" office:value="-1.225" calcext:value-type="float">
            <text:p>-1.225</text:p>
          </table:table-cell>
          <table:table-cell office:value-type="float" office:value="0.484" calcext:value-type="float">
            <text:p>0.484</text:p>
          </table:table-cell>
          <table:table-cell office:value-type="float" office:value="9.432" calcext:value-type="float">
            <text:p>9.432</text:p>
          </table:table-cell>
          <table:table-cell office:value-type="float" office:value="9.524" calcext:value-type="float">
            <text:p>9.524</text:p>
          </table:table-cell>
          <table:table-cell office:value-type="string" calcext:value-type="string">
            <text:p>##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31" calcext:value-type="float">
            <text:p>0.31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456" calcext:value-type="float">
            <text:p>0.456</text:p>
          </table:table-cell>
          <table:table-cell/>
          <table:table-cell table:formula="of:=IF (ABS([.I265]) &gt; 8.5; 1; 0)" office:value-type="float" office:value="1" calcext:value-type="float">
            <text:p>1</text:p>
          </table:table-cell>
          <table:table-cell table:formula="of:=ATAN2([.C265];[.B265])" office:value-type="float" office:value="2.6252945202513" calcext:value-type="float">
            <text:p>2.6252945203</text:p>
          </table:table-cell>
          <table:table-cell office:value-type="float" office:value="2" calcext:value-type="float">
            <text:p>2</text:p>
          </table:table-cell>
          <table:table-cell table:formula="of:=[.S265]*0.1/3" office:value-type="float" office:value="0.0666666666666667" calcext:value-type="float">
            <text:p>0.0666666667</text:p>
          </table:table-cell>
          <table:table-cell table:formula="of:=[.N265]*[.T265]" office:value-type="float" office:value="-0.0136666666666667" calcext:value-type="float">
            <text:p>-0.0136666667</text:p>
          </table:table-cell>
          <table:table-cell table:formula="of:=[.V264]+[.U264]" office:value-type="float" office:value="2.64883736440931" calcext:value-type="float">
            <text:p>2.648837364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615" calcext:value-type="float">
            <text:p>18.615</text:p>
          </table:table-cell>
          <table:table-cell office:value-type="float" office:value="-22.695" calcext:value-type="float">
            <text:p>-22.695</text:p>
          </table:table-cell>
          <table:table-cell office:value-type="float" office:value="35.785" calcext:value-type="float">
            <text:p>35.785</text:p>
          </table:table-cell>
          <table:table-cell office:value-type="float" office:value="46.283" calcext:value-type="float">
            <text:p>46.283</text:p>
          </table:table-cell>
          <table:table-cell office:value-type="string" calcext:value-type="string">
            <text:p>##</text:p>
          </table:table-cell>
          <table:table-cell office:value-type="float" office:value="-1.856" calcext:value-type="float">
            <text:p>-1.856</text:p>
          </table:table-cell>
          <table:table-cell office:value-type="float" office:value="-0.035" calcext:value-type="float">
            <text:p>-0.035</text:p>
          </table:table-cell>
          <table:table-cell office:value-type="float" office:value="10.163" calcext:value-type="float">
            <text:p>10.163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##</text:p>
          </table:table-cell>
          <table:table-cell office:value-type="float" office:value="-0.493" calcext:value-type="float">
            <text:p>-0.493</text:p>
          </table:table-cell>
          <table:table-cell office:value-type="float" office:value="0.647" calcext:value-type="float">
            <text:p>0.647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869" calcext:value-type="float">
            <text:p>0.869</text:p>
          </table:table-cell>
          <table:table-cell/>
          <table:table-cell table:formula="of:=IF (ABS([.I266]) &gt; 8.5; 1; 0)" office:value-type="float" office:value="1" calcext:value-type="float">
            <text:p>1</text:p>
          </table:table-cell>
          <table:table-cell table:formula="of:=ATAN2([.C266];[.B266])" office:value-type="float" office:value="2.45464064940498" calcext:value-type="float">
            <text:p>2.4546406494</text:p>
          </table:table-cell>
          <table:table-cell office:value-type="float" office:value="4" calcext:value-type="float">
            <text:p>4</text:p>
          </table:table-cell>
          <table:table-cell table:formula="of:=[.S266]*0.1/3" office:value-type="float" office:value="0.133333333333333" calcext:value-type="float">
            <text:p>0.1333333333</text:p>
          </table:table-cell>
          <table:table-cell table:formula="of:=[.N266]*[.T266]" office:value-type="float" office:value="-0.0406666666666667" calcext:value-type="float">
            <text:p>-0.0406666667</text:p>
          </table:table-cell>
          <table:table-cell table:formula="of:=[.V265]+[.U265]" office:value-type="float" office:value="2.63517069774264" calcext:value-type="float">
            <text:p>2.6351706977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12" calcext:value-type="float">
            <text:p>23.12</text:p>
          </table:table-cell>
          <table:table-cell office:value-type="float" office:value="-20.23" calcext:value-type="float">
            <text:p>-20.23</text:p>
          </table:table-cell>
          <table:table-cell office:value-type="float" office:value="34.68" calcext:value-type="float">
            <text:p>34.68</text:p>
          </table:table-cell>
          <table:table-cell office:value-type="float" office:value="46.33" calcext:value-type="float">
            <text:p>46.33</text:p>
          </table:table-cell>
          <table:table-cell office:value-type="string" calcext:value-type="string">
            <text:p>##</text:p>
          </table:table-cell>
          <table:table-cell office:value-type="float" office:value="-2.152" calcext:value-type="float">
            <text:p>-2.152</text:p>
          </table:table-cell>
          <table:table-cell office:value-type="float" office:value="-1.519" calcext:value-type="float">
            <text:p>-1.519</text:p>
          </table:table-cell>
          <table:table-cell office:value-type="float" office:value="8.355" calcext:value-type="float">
            <text:p>8.355</text:p>
          </table:table-cell>
          <table:table-cell office:value-type="float" office:value="8.761" calcext:value-type="float">
            <text:p>8.761</text:p>
          </table:table-cell>
          <table:table-cell office:value-type="string" calcext:value-type="string">
            <text:p>##</text:p>
          </table:table-cell>
          <table:table-cell office:value-type="float" office:value="-0.501" calcext:value-type="float">
            <text:p>-0.501</text:p>
          </table:table-cell>
          <table:table-cell office:value-type="float" office:value="0.974" calcext:value-type="float">
            <text:p>0.974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147" calcext:value-type="float">
            <text:p>1.147</text:p>
          </table:table-cell>
          <table:table-cell/>
          <table:table-cell table:formula="of:=IF (ABS([.I267]) &gt; 8.5; 1; 0)" office:value-type="float" office:value="0" calcext:value-type="float">
            <text:p>0</text:p>
          </table:table-cell>
          <table:table-cell table:formula="of:=ATAN2([.C267];[.B267])" office:value-type="float" office:value="2.28962632641652" calcext:value-type="float">
            <text:p>2.2896263264</text:p>
          </table:table-cell>
          <table:table-cell office:value-type="float" office:value="2" calcext:value-type="float">
            <text:p>2</text:p>
          </table:table-cell>
          <table:table-cell table:formula="of:=[.S267]*0.1/3" office:value-type="float" office:value="0.0666666666666667" calcext:value-type="float">
            <text:p>0.0666666667</text:p>
          </table:table-cell>
          <table:table-cell table:formula="of:=[.N267]*[.T267]" office:value-type="float" office:value="-0.0228666666666667" calcext:value-type="float">
            <text:p>-0.0228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-19.125" calcext:value-type="float">
            <text:p>-19.125</text:p>
          </table:table-cell>
          <table:table-cell office:value-type="float" office:value="34.255" calcext:value-type="float">
            <text:p>34.255</text:p>
          </table:table-cell>
          <table:table-cell office:value-type="float" office:value="47.402" calcext:value-type="float">
            <text:p>47.402</text:p>
          </table:table-cell>
          <table:table-cell office:value-type="string" calcext:value-type="string">
            <text:p>##</text:p>
          </table:table-cell>
          <table:table-cell office:value-type="float" office:value="-3.302" calcext:value-type="float">
            <text:p>-3.302</text:p>
          </table:table-cell>
          <table:table-cell office:value-type="float" office:value="-3.818" calcext:value-type="float">
            <text:p>-3.818</text:p>
          </table:table-cell>
          <table:table-cell office:value-type="float" office:value="10.855" calcext:value-type="float">
            <text:p>10.855</text:p>
          </table:table-cell>
          <table:table-cell office:value-type="float" office:value="11.971" calcext:value-type="float">
            <text:p>11.971</text:p>
          </table:table-cell>
          <table:table-cell office:value-type="string" calcext:value-type="string">
            <text:p>##</text:p>
          </table:table-cell>
          <table:table-cell office:value-type="float" office:value="-0.354" calcext:value-type="float">
            <text:p>-0.354</text:p>
          </table:table-cell>
          <table:table-cell office:value-type="float" office:value="0.48" calcext:value-type="float">
            <text:p>0.48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IF (ABS([.I268]) &gt; 8.5; 1; 0)" office:value-type="float" office:value="1" calcext:value-type="float">
            <text:p>1</text:p>
          </table:table-cell>
          <table:table-cell table:formula="of:=ATAN2([.C268];[.B268])" office:value-type="float" office:value="2.19406148517992" calcext:value-type="float">
            <text:p>2.1940614852</text:p>
          </table:table-cell>
          <table:table-cell office:value-type="float" office:value="4" calcext:value-type="float">
            <text:p>4</text:p>
          </table:table-cell>
          <table:table-cell table:formula="of:=[.S268]*0.1/3" office:value-type="float" office:value="0.133333333333333" calcext:value-type="float">
            <text:p>0.1333333333</text:p>
          </table:table-cell>
          <table:table-cell table:formula="of:=[.N268]*[.T268]" office:value-type="float" office:value="-0.0334666666666667" calcext:value-type="float">
            <text:p>-0.0334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2.045" calcext:value-type="float">
            <text:p>32.045</text:p>
          </table:table-cell>
          <table:table-cell office:value-type="float" office:value="-11.9" calcext:value-type="float">
            <text:p>-11.9</text:p>
          </table:table-cell>
          <table:table-cell office:value-type="float" office:value="33.235" calcext:value-type="float">
            <text:p>33.235</text:p>
          </table:table-cell>
          <table:table-cell office:value-type="float" office:value="47.677" calcext:value-type="float">
            <text:p>47.677</text:p>
          </table:table-cell>
          <table:table-cell office:value-type="string" calcext:value-type="string">
            <text:p>##</text:p>
          </table:table-cell>
          <table:table-cell office:value-type="float" office:value="-3.339" calcext:value-type="float">
            <text:p>-3.339</text:p>
          </table:table-cell>
          <table:table-cell office:value-type="float" office:value="-1.927" calcext:value-type="float">
            <text:p>-1.927</text:p>
          </table:table-cell>
          <table:table-cell office:value-type="float" office:value="8.471" calcext:value-type="float">
            <text:p>8.471</text:p>
          </table:table-cell>
          <table:table-cell office:value-type="float" office:value="9.307" calcext:value-type="float">
            <text:p>9.307</text:p>
          </table:table-cell>
          <table:table-cell office:value-type="string" calcext:value-type="string">
            <text:p>##</text:p>
          </table:table-cell>
          <table:table-cell office:value-type="float" office:value="-0.929" calcext:value-type="float">
            <text:p>-0.929</text:p>
          </table:table-cell>
          <table:table-cell office:value-type="float" office:value="1.249" calcext:value-type="float">
            <text:p>1.249</text:p>
          </table:table-cell>
          <table:table-cell office:value-type="float" office:value="-0.598" calcext:value-type="float">
            <text:p>-0.598</text:p>
          </table:table-cell>
          <table:table-cell office:value-type="float" office:value="1.668" calcext:value-type="float">
            <text:p>1.668</text:p>
          </table:table-cell>
          <table:table-cell/>
          <table:table-cell table:formula="of:=IF (ABS([.I269]) &gt; 8.5; 1; 0)" office:value-type="float" office:value="0" calcext:value-type="float">
            <text:p>0</text:p>
          </table:table-cell>
          <table:table-cell table:formula="of:=ATAN2([.C269];[.B269])" office:value-type="float" office:value="1.92636561102915" calcext:value-type="float">
            <text:p>1.926365611</text:p>
          </table:table-cell>
          <table:table-cell office:value-type="float" office:value="2" calcext:value-type="float">
            <text:p>2</text:p>
          </table:table-cell>
          <table:table-cell table:formula="of:=[.S269]*0.1/3" office:value-type="float" office:value="0.0666666666666667" calcext:value-type="float">
            <text:p>0.0666666667</text:p>
          </table:table-cell>
          <table:table-cell table:formula="of:=[.N269]*[.T269]" office:value-type="float" office:value="-0.0398666666666667" calcext:value-type="float">
            <text:p>-0.0398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6.21" calcext:value-type="float">
            <text:p>36.21</text:p>
          </table:table-cell>
          <table:table-cell office:value-type="float" office:value="-4.25" calcext:value-type="float">
            <text:p>-4.25</text:p>
          </table:table-cell>
          <table:table-cell office:value-type="float" office:value="31.62" calcext:value-type="float">
            <text:p>31.62</text:p>
          </table:table-cell>
          <table:table-cell office:value-type="float" office:value="48.26" calcext:value-type="float">
            <text:p>48.26</text:p>
          </table:table-cell>
          <table:table-cell office:value-type="string" calcext:value-type="string">
            <text:p>##</text:p>
          </table:table-cell>
          <table:table-cell office:value-type="float" office:value="-5.675" calcext:value-type="float">
            <text:p>-5.675</text:p>
          </table:table-cell>
          <table:table-cell office:value-type="float" office:value="-3.521" calcext:value-type="float">
            <text:p>-3.521</text:p>
          </table:table-cell>
          <table:table-cell office:value-type="float" office:value="7.855" calcext:value-type="float">
            <text:p>7.855</text:p>
          </table:table-cell>
          <table:table-cell office:value-type="float" office:value="10.311" calcext:value-type="float">
            <text:p>10.311</text:p>
          </table:table-cell>
          <table:table-cell office:value-type="string" calcext:value-type="string">
            <text:p>##</text:p>
          </table:table-cell>
          <table:table-cell office:value-type="float" office:value="-1.451" calcext:value-type="float">
            <text:p>-1.451</text:p>
          </table:table-cell>
          <table:table-cell office:value-type="float" office:value="0.927" calcext:value-type="float">
            <text:p>0.927</text:p>
          </table:table-cell>
          <table:table-cell office:value-type="float" office:value="-0.957" calcext:value-type="float">
            <text:p>-0.957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IF (ABS([.I270]) &gt; 8.5; 1; 0)" office:value-type="float" office:value="0" calcext:value-type="float">
            <text:p>0</text:p>
          </table:table-cell>
          <table:table-cell table:formula="of:=ATAN2([.C270];[.B270])" office:value-type="float" office:value="1.68763266602935" calcext:value-type="float">
            <text:p>1.687632666</text:p>
          </table:table-cell>
          <table:table-cell office:value-type="float" office:value="4" calcext:value-type="float">
            <text:p>4</text:p>
          </table:table-cell>
          <table:table-cell table:formula="of:=[.S270]*0.1/3" office:value-type="float" office:value="0.133333333333333" calcext:value-type="float">
            <text:p>0.1333333333</text:p>
          </table:table-cell>
          <table:table-cell table:formula="of:=[.N270]*[.T270]" office:value-type="float" office:value="-0.1276" calcext:value-type="float">
            <text:p>-0.1276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9.44" calcext:value-type="float">
            <text:p>39.44</text:p>
          </table:table-cell>
          <table:table-cell office:value-type="float" office:value="4.505" calcext:value-type="float">
            <text:p>4.505</text:p>
          </table:table-cell>
          <table:table-cell office:value-type="float" office:value="27.88" calcext:value-type="float">
            <text:p>27.88</text:p>
          </table:table-cell>
          <table:table-cell office:value-type="float" office:value="48.509" calcext:value-type="float">
            <text:p>48.509</text:p>
          </table:table-cell>
          <table:table-cell office:value-type="string" calcext:value-type="string">
            <text:p>##</text:p>
          </table:table-cell>
          <table:table-cell office:value-type="float" office:value="-3.487" calcext:value-type="float">
            <text:p>-3.487</text:p>
          </table:table-cell>
          <table:table-cell office:value-type="float" office:value="-4.559" calcext:value-type="float">
            <text:p>-4.559</text:p>
          </table:table-cell>
          <table:table-cell office:value-type="float" office:value="5.202" calcext:value-type="float">
            <text:p>5.202</text:p>
          </table:table-cell>
          <table:table-cell office:value-type="float" office:value="7.747" calcext:value-type="float">
            <text:p>7.747</text:p>
          </table:table-cell>
          <table:table-cell office:value-type="string" calcext:value-type="string">
            <text:p>##</text:p>
          </table:table-cell>
          <table:table-cell office:value-type="float" office:value="-1.544" calcext:value-type="float">
            <text:p>-1.544</text:p>
          </table:table-cell>
          <table:table-cell office:value-type="float" office:value="0.833" calcext:value-type="float">
            <text:p>0.833</text:p>
          </table:table-cell>
          <table:table-cell office:value-type="float" office:value="-0.976" calcext:value-type="float">
            <text:p>-0.976</text:p>
          </table:table-cell>
          <table:table-cell office:value-type="float" office:value="2.007" calcext:value-type="float">
            <text:p>2.007</text:p>
          </table:table-cell>
          <table:table-cell/>
          <table:table-cell table:formula="of:=IF (ABS([.I271]) &gt; 8.5; 1; 0)" office:value-type="float" office:value="0" calcext:value-type="float">
            <text:p>0</text:p>
          </table:table-cell>
          <table:table-cell table:formula="of:=ATAN2([.C271];[.B271])" office:value-type="float" office:value="1.45706510253465" calcext:value-type="float">
            <text:p>1.4570651025</text:p>
          </table:table-cell>
          <table:table-cell office:value-type="float" office:value="2" calcext:value-type="float">
            <text:p>2</text:p>
          </table:table-cell>
          <table:table-cell table:formula="of:=[.S271]*0.1/3" office:value-type="float" office:value="0.0666666666666667" calcext:value-type="float">
            <text:p>0.0666666667</text:p>
          </table:table-cell>
          <table:table-cell table:formula="of:=[.N271]*[.T271]" office:value-type="float" office:value="-0.0650666666666667" calcext:value-type="float">
            <text:p>-0.0650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40.715" calcext:value-type="float">
            <text:p>40.715</text:p>
          </table:table-cell>
          <table:table-cell office:value-type="float" office:value="12.41" calcext:value-type="float">
            <text:p>12.41</text:p>
          </table:table-cell>
          <table:table-cell office:value-type="float" office:value="24.055" calcext:value-type="float">
            <text:p>24.055</text:p>
          </table:table-cell>
          <table:table-cell office:value-type="float" office:value="48.891" calcext:value-type="float">
            <text:p>48.891</text:p>
          </table:table-cell>
          <table:table-cell office:value-type="string" calcext:value-type="string">
            <text:p>##</text:p>
          </table:table-cell>
          <table:table-cell office:value-type="float" office:value="-3.302" calcext:value-type="float">
            <text:p>-3.302</text:p>
          </table:table-cell>
          <table:table-cell office:value-type="float" office:value="-6.747" calcext:value-type="float">
            <text:p>-6.747</text:p>
          </table:table-cell>
          <table:table-cell office:value-type="float" office:value="3.933" calcext:value-type="float">
            <text:p>3.933</text:p>
          </table:table-cell>
          <table:table-cell office:value-type="float" office:value="8.479" calcext:value-type="float">
            <text:p>8.479</text:p>
          </table:table-cell>
          <table:table-cell office:value-type="string" calcext:value-type="string">
            <text:p>##</text:p>
          </table:table-cell>
          <table:table-cell office:value-type="float" office:value="-1.178" calcext:value-type="float">
            <text:p>-1.178</text:p>
          </table:table-cell>
          <table:table-cell office:value-type="float" office:value="0.851" calcext:value-type="float">
            <text:p>0.851</text:p>
          </table:table-cell>
          <table:table-cell office:value-type="float" office:value="-0.587" calcext:value-type="float">
            <text:p>-0.587</text:p>
          </table:table-cell>
          <table:table-cell office:value-type="float" office:value="1.567" calcext:value-type="float">
            <text:p>1.567</text:p>
          </table:table-cell>
          <table:table-cell/>
          <table:table-cell table:formula="of:=IF (ABS([.I272]) &gt; 8.5; 1; 0)" office:value-type="float" office:value="0" calcext:value-type="float">
            <text:p>0</text:p>
          </table:table-cell>
          <table:table-cell table:formula="of:=ATAN2([.C272];[.B272])" office:value-type="float" office:value="1.27494017278827" calcext:value-type="float">
            <text:p>1.2749401728</text:p>
          </table:table-cell>
          <table:table-cell office:value-type="float" office:value="4" calcext:value-type="float">
            <text:p>4</text:p>
          </table:table-cell>
          <table:table-cell table:formula="of:=[.S272]*0.1/3" office:value-type="float" office:value="0.133333333333333" calcext:value-type="float">
            <text:p>0.1333333333</text:p>
          </table:table-cell>
          <table:table-cell table:formula="of:=[.N272]*[.T272]" office:value-type="float" office:value="-0.0782666666666667" calcext:value-type="float">
            <text:p>-0.0782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41.395" calcext:value-type="float">
            <text:p>41.395</text:p>
          </table:table-cell>
          <table:table-cell office:value-type="float" office:value="18.275" calcext:value-type="float">
            <text:p>18.275</text:p>
          </table:table-cell>
          <table:table-cell office:value-type="float" office:value="19.21" calcext:value-type="float">
            <text:p>19.21</text:p>
          </table:table-cell>
          <table:table-cell office:value-type="float" office:value="49.158" calcext:value-type="float">
            <text:p>49.158</text:p>
          </table:table-cell>
          <table:table-cell office:value-type="string" calcext:value-type="string">
            <text:p>##</text:p>
          </table:table-cell>
          <table:table-cell office:value-type="float" office:value="-5.972" calcext:value-type="float">
            <text:p>-5.972</text:p>
          </table:table-cell>
          <table:table-cell office:value-type="float" office:value="-5.004" calcext:value-type="float">
            <text:p>-5.004</text:p>
          </table:table-cell>
          <table:table-cell office:value-type="float" office:value="3.472" calcext:value-type="float">
            <text:p>3.472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##</text:p>
          </table:table-cell>
          <table:table-cell office:value-type="float" office:value="-1.522" calcext:value-type="float">
            <text:p>-1.522</text:p>
          </table:table-cell>
          <table:table-cell office:value-type="float" office:value="0.736" calcext:value-type="float">
            <text:p>0.736</text:p>
          </table:table-cell>
          <table:table-cell office:value-type="float" office:value="-0.643" calcext:value-type="float">
            <text:p>-0.643</text:p>
          </table:table-cell>
          <table:table-cell office:value-type="float" office:value="1.808" calcext:value-type="float">
            <text:p>1.808</text:p>
          </table:table-cell>
          <table:table-cell/>
          <table:table-cell table:formula="of:=IF (ABS([.I273]) &gt; 8.5; 1; 0)" office:value-type="float" office:value="0" calcext:value-type="float">
            <text:p>0</text:p>
          </table:table-cell>
          <table:table-cell table:formula="of:=ATAN2([.C273];[.B273])" office:value-type="float" office:value="1.15505148860594" calcext:value-type="float">
            <text:p>1.1550514886</text:p>
          </table:table-cell>
          <table:table-cell office:value-type="float" office:value="2" calcext:value-type="float">
            <text:p>2</text:p>
          </table:table-cell>
          <table:table-cell table:formula="of:=[.S273]*0.1/3" office:value-type="float" office:value="0.0666666666666667" calcext:value-type="float">
            <text:p>0.0666666667</text:p>
          </table:table-cell>
          <table:table-cell table:formula="of:=[.N273]*[.T273]" office:value-type="float" office:value="-0.0428666666666667" calcext:value-type="float">
            <text:p>-0.0428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41.14" calcext:value-type="float">
            <text:p>41.14</text:p>
          </table:table-cell>
          <table:table-cell office:value-type="float" office:value="24.48" calcext:value-type="float">
            <text:p>24.48</text:p>
          </table:table-cell>
          <table:table-cell office:value-type="float" office:value="14.195" calcext:value-type="float">
            <text:p>14.195</text:p>
          </table:table-cell>
          <table:table-cell office:value-type="float" office:value="49.933" calcext:value-type="float">
            <text:p>49.933</text:p>
          </table:table-cell>
          <table:table-cell office:value-type="string" calcext:value-type="string">
            <text:p>##</text:p>
          </table:table-cell>
          <table:table-cell office:value-type="float" office:value="-3.673" calcext:value-type="float">
            <text:p>-3.673</text:p>
          </table:table-cell>
          <table:table-cell office:value-type="float" office:value="-8.713" calcext:value-type="float">
            <text:p>-8.713</text:p>
          </table:table-cell>
          <table:table-cell office:value-type="float" office:value="0.741" calcext:value-type="float">
            <text:p>0.741</text:p>
          </table:table-cell>
          <table:table-cell office:value-type="float" office:value="9.484" calcext:value-type="float">
            <text:p>9.484</text:p>
          </table:table-cell>
          <table:table-cell office:value-type="string" calcext:value-type="string">
            <text:p>##</text:p>
          </table:table-cell>
          <table:table-cell office:value-type="float" office:value="-1.85" calcext:value-type="float">
            <text:p>-1.85</text:p>
          </table:table-cell>
          <table:table-cell office:value-type="float" office:value="0.707" calcext:value-type="float">
            <text:p>0.707</text:p>
          </table:table-cell>
          <table:table-cell office:value-type="float" office:value="-0.632" calcext:value-type="float">
            <text:p>-0.632</text:p>
          </table:table-cell>
          <table:table-cell office:value-type="float" office:value="2.078" calcext:value-type="float">
            <text:p>2.078</text:p>
          </table:table-cell>
          <table:table-cell/>
          <table:table-cell table:formula="of:=IF (ABS([.I274]) &gt; 8.5; 1; 0)" office:value-type="float" office:value="0" calcext:value-type="float">
            <text:p>0</text:p>
          </table:table-cell>
          <table:table-cell table:formula="of:=ATAN2([.C274];[.B274])" office:value-type="float" office:value="1.03403089065075" calcext:value-type="float">
            <text:p>1.0340308907</text:p>
          </table:table-cell>
          <table:table-cell office:value-type="float" office:value="4" calcext:value-type="float">
            <text:p>4</text:p>
          </table:table-cell>
          <table:table-cell table:formula="of:=[.S274]*0.1/3" office:value-type="float" office:value="0.133333333333333" calcext:value-type="float">
            <text:p>0.1333333333</text:p>
          </table:table-cell>
          <table:table-cell table:formula="of:=[.N274]*[.T274]" office:value-type="float" office:value="-0.0842666666666667" calcext:value-type="float">
            <text:p>-0.0842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9.95" calcext:value-type="float">
            <text:p>39.95</text:p>
          </table:table-cell>
          <table:table-cell office:value-type="float" office:value="29.58" calcext:value-type="float">
            <text:p>29.58</text:p>
          </table:table-cell>
          <table:table-cell office:value-type="float" office:value="7.395" calcext:value-type="float">
            <text:p>7.395</text:p>
          </table:table-cell>
          <table:table-cell office:value-type="float" office:value="50.256" calcext:value-type="float">
            <text:p>50.256</text:p>
          </table:table-cell>
          <table:table-cell office:value-type="string" calcext:value-type="string">
            <text:p>##</text:p>
          </table:table-cell>
          <table:table-cell office:value-type="float" office:value="-3.154" calcext:value-type="float">
            <text:p>-3.154</text:p>
          </table:table-cell>
          <table:table-cell office:value-type="float" office:value="-8.49" calcext:value-type="float">
            <text:p>-8.49</text:p>
          </table:table-cell>
          <table:table-cell office:value-type="float" office:value="0.587" calcext:value-type="float">
            <text:p>0.587</text:p>
          </table:table-cell>
          <table:table-cell office:value-type="float" office:value="9.076" calcext:value-type="float">
            <text:p>9.076</text:p>
          </table:table-cell>
          <table:table-cell office:value-type="string" calcext:value-type="string">
            <text:p>##</text:p>
          </table:table-cell>
          <table:table-cell office:value-type="float" office:value="-1.972" calcext:value-type="float">
            <text:p>-1.972</text:p>
          </table:table-cell>
          <table:table-cell office:value-type="float" office:value="0.336" calcext:value-type="float">
            <text:p>0.336</text:p>
          </table:table-cell>
          <table:table-cell office:value-type="float" office:value="-0.533" calcext:value-type="float">
            <text:p>-0.53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IF (ABS([.I275]) &gt; 8.5; 1; 0)" office:value-type="float" office:value="0" calcext:value-type="float">
            <text:p>0</text:p>
          </table:table-cell>
          <table:table-cell table:formula="of:=ATAN2([.C275];[.B275])" office:value-type="float" office:value="0.933451090994359" calcext:value-type="float">
            <text:p>0.933451091</text:p>
          </table:table-cell>
          <table:table-cell office:value-type="float" office:value="2" calcext:value-type="float">
            <text:p>2</text:p>
          </table:table-cell>
          <table:table-cell table:formula="of:=[.S275]*0.1/3" office:value-type="float" office:value="0.0666666666666667" calcext:value-type="float">
            <text:p>0.0666666667</text:p>
          </table:table-cell>
          <table:table-cell table:formula="of:=[.N275]*[.T275]" office:value-type="float" office:value="-0.0355333333333333" calcext:value-type="float">
            <text:p>-0.0355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8.845" calcext:value-type="float">
            <text:p>38.845</text:p>
          </table:table-cell>
          <table:table-cell office:value-type="float" office:value="32.98" calcext:value-type="float">
            <text:p>32.98</text:p>
          </table:table-cell>
          <table:table-cell office:value-type="float" office:value="0.51" calcext:value-type="float">
            <text:p>0.51</text:p>
          </table:table-cell>
          <table:table-cell office:value-type="float" office:value="50.96" calcext:value-type="float">
            <text:p>50.96</text:p>
          </table:table-cell>
          <table:table-cell office:value-type="string" calcext:value-type="string">
            <text:p>##</text:p>
          </table:table-cell>
          <table:table-cell office:value-type="float" office:value="-2.634" calcext:value-type="float">
            <text:p>-2.634</text:p>
          </table:table-cell>
          <table:table-cell office:value-type="float" office:value="-9.046" calcext:value-type="float">
            <text:p>-9.046</text:p>
          </table:table-cell>
          <table:table-cell office:value-type="float" office:value="-3.181" calcext:value-type="float">
            <text:p>-3.181</text:p>
          </table:table-cell>
          <table:table-cell office:value-type="float" office:value="9.945" calcext:value-type="float">
            <text:p>9.945</text:p>
          </table:table-cell>
          <table:table-cell office:value-type="string" calcext:value-type="string">
            <text:p>##</text:p>
          </table:table-cell>
          <table:table-cell office:value-type="float" office:value="-2.313" calcext:value-type="float">
            <text:p>-2.313</text:p>
          </table:table-cell>
          <table:table-cell office:value-type="float" office:value="0.254" calcext:value-type="float">
            <text:p>0.254</text:p>
          </table:table-cell>
          <table:table-cell office:value-type="float" office:value="-0.456" calcext:value-type="float">
            <text:p>-0.456</text:p>
          </table:table-cell>
          <table:table-cell office:value-type="float" office:value="2.372" calcext:value-type="float">
            <text:p>2.372</text:p>
          </table:table-cell>
          <table:table-cell/>
          <table:table-cell table:formula="of:=IF (ABS([.I276]) &gt; 8.5; 1; 0)" office:value-type="float" office:value="0" calcext:value-type="float">
            <text:p>0</text:p>
          </table:table-cell>
          <table:table-cell table:formula="of:=ATAN2([.C276];[.B276])" office:value-type="float" office:value="0.866874199450154" calcext:value-type="float">
            <text:p>0.8668741995</text:p>
          </table:table-cell>
          <table:table-cell office:value-type="float" office:value="4" calcext:value-type="float">
            <text:p>4</text:p>
          </table:table-cell>
          <table:table-cell table:formula="of:=[.S276]*0.1/3" office:value-type="float" office:value="0.133333333333333" calcext:value-type="float">
            <text:p>0.1333333333</text:p>
          </table:table-cell>
          <table:table-cell table:formula="of:=[.N276]*[.T276]" office:value-type="float" office:value="-0.0608" calcext:value-type="float">
            <text:p>-0.0608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7.91" calcext:value-type="float">
            <text:p>37.91</text:p>
          </table:table-cell>
          <table:table-cell office:value-type="float" office:value="33.235" calcext:value-type="float">
            <text:p>33.235</text:p>
          </table:table-cell>
          <table:table-cell office:value-type="float" office:value="-4.675" calcext:value-type="float">
            <text:p>-4.675</text:p>
          </table:table-cell>
          <table:table-cell office:value-type="float" office:value="50.632" calcext:value-type="float">
            <text:p>50.632</text:p>
          </table:table-cell>
          <table:table-cell office:value-type="string" calcext:value-type="string">
            <text:p>##</text:p>
          </table:table-cell>
          <table:table-cell office:value-type="float" office:value="-2.894" calcext:value-type="float">
            <text:p>-2.894</text:p>
          </table:table-cell>
          <table:table-cell office:value-type="float" office:value="-8.898" calcext:value-type="float">
            <text:p>-8.898</text:p>
          </table:table-cell>
          <table:table-cell office:value-type="float" office:value="-3.95" calcext:value-type="float">
            <text:p>-3.95</text:p>
          </table:table-cell>
          <table:table-cell office:value-type="float" office:value="10.156" calcext:value-type="float">
            <text:p>10.156</text:p>
          </table:table-cell>
          <table:table-cell office:value-type="string" calcext:value-type="string">
            <text:p>##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21" calcext:value-type="float">
            <text:p>-0.21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IF (ABS([.I277]) &gt; 8.5; 1; 0)" office:value-type="float" office:value="0" calcext:value-type="float">
            <text:p>0</text:p>
          </table:table-cell>
          <table:table-cell table:formula="of:=ATAN2([.C277];[.B277])" office:value-type="float" office:value="0.851014701766639" calcext:value-type="float">
            <text:p>0.8510147018</text:p>
          </table:table-cell>
          <table:table-cell office:value-type="float" office:value="2" calcext:value-type="float">
            <text:p>2</text:p>
          </table:table-cell>
          <table:table-cell table:formula="of:=[.S277]*0.1/3" office:value-type="float" office:value="0.0666666666666667" calcext:value-type="float">
            <text:p>0.0666666667</text:p>
          </table:table-cell>
          <table:table-cell table:formula="of:=[.N277]*[.T277]" office:value-type="float" office:value="-0.014" calcext:value-type="float">
            <text:p>-0.014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8.08" calcext:value-type="float">
            <text:p>38.08</text:p>
          </table:table-cell>
          <table:table-cell office:value-type="float" office:value="31.195" calcext:value-type="float">
            <text:p>31.195</text:p>
          </table:table-cell>
          <table:table-cell office:value-type="float" office:value="-11.135" calcext:value-type="float">
            <text:p>-11.135</text:p>
          </table:table-cell>
          <table:table-cell office:value-type="float" office:value="50.47" calcext:value-type="float">
            <text:p>50.47</text:p>
          </table:table-cell>
          <table:table-cell office:value-type="string" calcext:value-type="string">
            <text:p>##</text:p>
          </table:table-cell>
          <table:table-cell office:value-type="float" office:value="-2.746" calcext:value-type="float">
            <text:p>-2.746</text:p>
          </table:table-cell>
          <table:table-cell office:value-type="float" office:value="-7.637" calcext:value-type="float">
            <text:p>-7.637</text:p>
          </table:table-cell>
          <table:table-cell office:value-type="float" office:value="-4.873" calcext:value-type="float">
            <text:p>-4.873</text:p>
          </table:table-cell>
          <table:table-cell office:value-type="float" office:value="9.466" calcext:value-type="float">
            <text:p>9.466</text:p>
          </table:table-cell>
          <table:table-cell office:value-type="string" calcext:value-type="string">
            <text:p>##</text:p>
          </table:table-cell>
          <table:table-cell office:value-type="float" office:value="-1.355" calcext:value-type="float">
            <text:p>-1.3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4" calcext:value-type="float">
            <text:p>0.114</text:p>
          </table:table-cell>
          <table:table-cell office:value-type="float" office:value="1.383" calcext:value-type="float">
            <text:p>1.383</text:p>
          </table:table-cell>
          <table:table-cell/>
          <table:table-cell table:formula="of:=IF (ABS([.I278]) &gt; 8.5; 1; 0)" office:value-type="float" office:value="0" calcext:value-type="float">
            <text:p>0</text:p>
          </table:table-cell>
          <table:table-cell table:formula="of:=ATAN2([.C278];[.B278])" office:value-type="float" office:value="0.884459356359393" calcext:value-type="float">
            <text:p>0.8844593564</text:p>
          </table:table-cell>
          <table:table-cell office:value-type="float" office:value="4" calcext:value-type="float">
            <text:p>4</text:p>
          </table:table-cell>
          <table:table-cell table:formula="of:=[.S278]*0.1/3" office:value-type="float" office:value="0.133333333333333" calcext:value-type="float">
            <text:p>0.1333333333</text:p>
          </table:table-cell>
          <table:table-cell table:formula="of:=[.N278]*[.T278]" office:value-type="float" office:value="0.0152" calcext:value-type="float">
            <text:p>0.0152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6.635" calcext:value-type="float">
            <text:p>36.635</text:p>
          </table:table-cell>
          <table:table-cell office:value-type="float" office:value="30.515" calcext:value-type="float">
            <text:p>30.515</text:p>
          </table:table-cell>
          <table:table-cell office:value-type="float" office:value="-16.235" calcext:value-type="float">
            <text:p>-16.235</text:p>
          </table:table-cell>
          <table:table-cell office:value-type="float" office:value="50.367" calcext:value-type="float">
            <text:p>50.367</text:p>
          </table:table-cell>
          <table:table-cell office:value-type="string" calcext:value-type="string">
            <text:p>##</text:p>
          </table:table-cell>
          <table:table-cell office:value-type="float" office:value="-2.301" calcext:value-type="float">
            <text:p>-2.301</text:p>
          </table:table-cell>
          <table:table-cell office:value-type="float" office:value="-6.933" calcext:value-type="float">
            <text:p>-6.933</text:p>
          </table:table-cell>
          <table:table-cell office:value-type="float" office:value="-6.604" calcext:value-type="float">
            <text:p>-6.604</text:p>
          </table:table-cell>
          <table:table-cell office:value-type="float" office:value="9.847" calcext:value-type="float">
            <text:p>9.847</text:p>
          </table:table-cell>
          <table:table-cell office:value-type="string" calcext:value-type="string">
            <text:p>##</text:p>
          </table:table-cell>
          <table:table-cell office:value-type="float" office:value="-1.363" calcext:value-type="float">
            <text:p>-1.363</text:p>
          </table:table-cell>
          <table:table-cell office:value-type="float" office:value="0.587" calcext:value-type="float">
            <text:p>0.5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84" calcext:value-type="float">
            <text:p>1.484</text:p>
          </table:table-cell>
          <table:table-cell/>
          <table:table-cell table:formula="of:=IF (ABS([.I279]) &gt; 8.5; 1; 0)" office:value-type="float" office:value="0" calcext:value-type="float">
            <text:p>0</text:p>
          </table:table-cell>
          <table:table-cell table:formula="of:=ATAN2([.C279];[.B279])" office:value-type="float" office:value="0.876286308982725" calcext:value-type="float">
            <text:p>0.876286309</text:p>
          </table:table-cell>
          <table:table-cell office:value-type="float" office:value="2" calcext:value-type="float">
            <text:p>2</text:p>
          </table:table-cell>
          <table:table-cell table:formula="of:=[.S279]*0.1/3" office:value-type="float" office:value="0.0666666666666667" calcext:value-type="float">
            <text:p>0.0666666667</text:p>
          </table:table-cell>
          <table:table-cell table:formula="of:=[.N279]*[.T279]" office:value-type="float" office:value="-0.0000666666666666667" calcext:value-type="float">
            <text:p>-6.66666666666667E-005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5.275" calcext:value-type="float">
            <text:p>35.275</text:p>
          </table:table-cell>
          <table:table-cell office:value-type="float" office:value="29.155" calcext:value-type="float">
            <text:p>29.155</text:p>
          </table:table-cell>
          <table:table-cell office:value-type="float" office:value="-22.015" calcext:value-type="float">
            <text:p>-22.015</text:p>
          </table:table-cell>
          <table:table-cell office:value-type="float" office:value="50.784" calcext:value-type="float">
            <text:p>50.784</text:p>
          </table:table-cell>
          <table:table-cell office:value-type="string" calcext:value-type="string">
            <text:p>##</text:p>
          </table:table-cell>
          <table:table-cell office:value-type="float" office:value="-1.745" calcext:value-type="float">
            <text:p>-1.745</text:p>
          </table:table-cell>
          <table:table-cell office:value-type="float" office:value="-6.228" calcext:value-type="float">
            <text:p>-6.228</text:p>
          </table:table-cell>
          <table:table-cell office:value-type="float" office:value="-7.45" calcext:value-type="float">
            <text:p>-7.45</text:p>
          </table:table-cell>
          <table:table-cell office:value-type="float" office:value="9.866" calcext:value-type="float">
            <text:p>9.866</text:p>
          </table:table-cell>
          <table:table-cell office:value-type="string" calcext:value-type="string">
            <text:p>##</text:p>
          </table:table-cell>
          <table:table-cell office:value-type="float" office:value="-1.318" calcext:value-type="float">
            <text:p>-1.318</text:p>
          </table:table-cell>
          <table:table-cell office:value-type="float" office:value="0.585" calcext:value-type="float">
            <text:p>0.585</text:p>
          </table:table-cell>
          <table:table-cell office:value-type="float" office:value="-0.102" calcext:value-type="float">
            <text:p>-0.102</text:p>
          </table:table-cell>
          <table:table-cell office:value-type="float" office:value="1.445" calcext:value-type="float">
            <text:p>1.445</text:p>
          </table:table-cell>
          <table:table-cell/>
          <table:table-cell table:formula="of:=IF (ABS([.I280]) &gt; 8.5; 1; 0)" office:value-type="float" office:value="0" calcext:value-type="float">
            <text:p>0</text:p>
          </table:table-cell>
          <table:table-cell table:formula="of:=ATAN2([.C280];[.B280])" office:value-type="float" office:value="0.880100834755937" calcext:value-type="float">
            <text:p>0.8801008348</text:p>
          </table:table-cell>
          <table:table-cell office:value-type="float" office:value="4" calcext:value-type="float">
            <text:p>4</text:p>
          </table:table-cell>
          <table:table-cell table:formula="of:=[.S280]*0.1/3" office:value-type="float" office:value="0.133333333333333" calcext:value-type="float">
            <text:p>0.1333333333</text:p>
          </table:table-cell>
          <table:table-cell table:formula="of:=[.N280]*[.T280]" office:value-type="float" office:value="-0.0136" calcext:value-type="float">
            <text:p>-0.0136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3.15" calcext:value-type="float">
            <text:p>33.15</text:p>
          </table:table-cell>
          <table:table-cell office:value-type="float" office:value="27.625" calcext:value-type="float">
            <text:p>27.625</text:p>
          </table:table-cell>
          <table:table-cell office:value-type="float" office:value="-26.775" calcext:value-type="float">
            <text:p>-26.775</text:p>
          </table:table-cell>
          <table:table-cell office:value-type="float" office:value="50.784" calcext:value-type="float">
            <text:p>50.784</text:p>
          </table:table-cell>
          <table:table-cell office:value-type="string" calcext:value-type="string">
            <text:p>##</text:p>
          </table:table-cell>
          <table:table-cell office:value-type="float" office:value="-1.151" calcext:value-type="float">
            <text:p>-1.151</text:p>
          </table:table-cell>
          <table:table-cell office:value-type="float" office:value="-5.635" calcext:value-type="float">
            <text:p>-5.635</text:p>
          </table:table-cell>
          <table:table-cell office:value-type="float" office:value="-9.065" calcext:value-type="float">
            <text:p>-9.065</text:p>
          </table:table-cell>
          <table:table-cell office:value-type="float" office:value="10.735" calcext:value-type="float">
            <text:p>10.735</text:p>
          </table:table-cell>
          <table:table-cell office:value-type="string" calcext:value-type="string">
            <text:p>##</text:p>
          </table:table-cell>
          <table:table-cell office:value-type="float" office:value="-1.112" calcext:value-type="float">
            <text:p>-1.112</text:p>
          </table:table-cell>
          <table:table-cell office:value-type="float" office:value="0.736" calcext:value-type="float">
            <text:p>0.736</text:p>
          </table:table-cell>
          <table:table-cell office:value-type="float" office:value="-0.168" calcext:value-type="float">
            <text:p>-0.168</text:p>
          </table:table-cell>
          <table:table-cell office:value-type="float" office:value="1.344" calcext:value-type="float">
            <text:p>1.344</text:p>
          </table:table-cell>
          <table:table-cell/>
          <table:table-cell table:formula="of:=IF (ABS([.I281]) &gt; 8.5; 1; 0)" office:value-type="float" office:value="1" calcext:value-type="float">
            <text:p>1</text:p>
          </table:table-cell>
          <table:table-cell table:formula="of:=ATAN2([.C281];[.B281])" office:value-type="float" office:value="0.876058050598193" calcext:value-type="float">
            <text:p>0.8760580506</text:p>
          </table:table-cell>
          <table:table-cell office:value-type="float" office:value="2" calcext:value-type="float">
            <text:p>2</text:p>
          </table:table-cell>
          <table:table-cell table:formula="of:=[.S281]*0.1/3" office:value-type="float" office:value="0.0666666666666667" calcext:value-type="float">
            <text:p>0.0666666667</text:p>
          </table:table-cell>
          <table:table-cell table:formula="of:=[.N281]*[.T281]" office:value-type="float" office:value="-0.0112" calcext:value-type="float">
            <text:p>-0.0112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43" calcext:value-type="float">
            <text:p>30.43</text:p>
          </table:table-cell>
          <table:table-cell office:value-type="float" office:value="23.97" calcext:value-type="float">
            <text:p>23.97</text:p>
          </table:table-cell>
          <table:table-cell office:value-type="float" office:value="-31.875" calcext:value-type="float">
            <text:p>-31.875</text:p>
          </table:table-cell>
          <table:table-cell office:value-type="float" office:value="50.165" calcext:value-type="float">
            <text:p>50.165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4.782" calcext:value-type="float">
            <text:p>-4.782</text:p>
          </table:table-cell>
          <table:table-cell office:value-type="float" office:value="-9.296" calcext:value-type="float">
            <text:p>-9.296</text:p>
          </table:table-cell>
          <table:table-cell office:value-type="float" office:value="10.457" calcext:value-type="float">
            <text:p>10.457</text:p>
          </table:table-cell>
          <table:table-cell office:value-type="string" calcext:value-type="string">
            <text:p>##</text:p>
          </table:table-cell>
          <table:table-cell office:value-type="float" office:value="-1.165" calcext:value-type="float">
            <text:p>-1.165</text:p>
          </table:table-cell>
          <table:table-cell office:value-type="float" office:value="0.603" calcext:value-type="float">
            <text:p>0.603</text:p>
          </table:table-cell>
          <table:table-cell office:value-type="float" office:value="-0.236" calcext:value-type="float">
            <text:p>-0.236</text:p>
          </table:table-cell>
          <table:table-cell office:value-type="float" office:value="1.333" calcext:value-type="float">
            <text:p>1.333</text:p>
          </table:table-cell>
          <table:table-cell/>
          <table:table-cell table:formula="of:=IF (ABS([.I282]) &gt; 8.5; 1; 0)" office:value-type="float" office:value="1" calcext:value-type="float">
            <text:p>1</text:p>
          </table:table-cell>
          <table:table-cell table:formula="of:=ATAN2([.C282];[.B282])" office:value-type="float" office:value="0.903594652277878" calcext:value-type="float">
            <text:p>0.9035946523</text:p>
          </table:table-cell>
          <table:table-cell office:value-type="float" office:value="4" calcext:value-type="float">
            <text:p>4</text:p>
          </table:table-cell>
          <table:table-cell table:formula="of:=[.S282]*0.1/3" office:value-type="float" office:value="0.133333333333333" calcext:value-type="float">
            <text:p>0.1333333333</text:p>
          </table:table-cell>
          <table:table-cell table:formula="of:=[.N282]*[.T282]" office:value-type="float" office:value="-0.0314666666666667" calcext:value-type="float">
            <text:p>-0.0314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58" calcext:value-type="float">
            <text:p>29.58</text:p>
          </table:table-cell>
          <table:table-cell office:value-type="float" office:value="20.655" calcext:value-type="float">
            <text:p>20.655</text:p>
          </table:table-cell>
          <table:table-cell office:value-type="float" office:value="-34.935" calcext:value-type="float">
            <text:p>-34.935</text:p>
          </table:table-cell>
          <table:table-cell office:value-type="float" office:value="50.22" calcext:value-type="float">
            <text:p>50.22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3.669" calcext:value-type="float">
            <text:p>-3.669</text:p>
          </table:table-cell>
          <table:table-cell office:value-type="float" office:value="-8.526" calcext:value-type="float">
            <text:p>-8.526</text:p>
          </table:table-cell>
          <table:table-cell office:value-type="float" office:value="9.284" calcext:value-type="float">
            <text:p>9.284</text:p>
          </table:table-cell>
          <table:table-cell office:value-type="string" calcext:value-type="string">
            <text:p>##</text:p>
          </table:table-cell>
          <table:table-cell office:value-type="float" office:value="-0.963" calcext:value-type="float">
            <text:p>-0.963</text:p>
          </table:table-cell>
          <table:table-cell office:value-type="float" office:value="0.378" calcext:value-type="float">
            <text:p>0.378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41" calcext:value-type="float">
            <text:p>1.041</text:p>
          </table:table-cell>
          <table:table-cell/>
          <table:table-cell table:formula="of:=IF (ABS([.I283]) &gt; 8.5; 1; 0)" office:value-type="float" office:value="1" calcext:value-type="float">
            <text:p>1</text:p>
          </table:table-cell>
          <table:table-cell table:formula="of:=ATAN2([.C283];[.B283])" office:value-type="float" office:value="0.961228439479171" calcext:value-type="float">
            <text:p>0.9612284395</text:p>
          </table:table-cell>
          <table:table-cell office:value-type="float" office:value="2" calcext:value-type="float">
            <text:p>2</text:p>
          </table:table-cell>
          <table:table-cell table:formula="of:=[.S283]*0.1/3" office:value-type="float" office:value="0.0666666666666667" calcext:value-type="float">
            <text:p>0.0666666667</text:p>
          </table:table-cell>
          <table:table-cell table:formula="of:=[.N283]*[.T283]" office:value-type="float" office:value="-0.00786666666666667" calcext:value-type="float">
            <text:p>-0.0078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03" calcext:value-type="float">
            <text:p>27.03</text:p>
          </table:table-cell>
          <table:table-cell office:value-type="float" office:value="17.425" calcext:value-type="float">
            <text:p>17.425</text:p>
          </table:table-cell>
          <table:table-cell office:value-type="float" office:value="-37.74" calcext:value-type="float">
            <text:p>-37.74</text:p>
          </table:table-cell>
          <table:table-cell office:value-type="float" office:value="49.584" calcext:value-type="float">
            <text:p>49.584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-2.334" calcext:value-type="float">
            <text:p>-2.334</text:p>
          </table:table-cell>
          <table:table-cell office:value-type="float" office:value="-10.872" calcext:value-type="float">
            <text:p>-10.872</text:p>
          </table:table-cell>
          <table:table-cell office:value-type="float" office:value="11.126" calcext:value-type="float">
            <text:p>11.126</text:p>
          </table:table-cell>
          <table:table-cell office:value-type="string" calcext:value-type="string">
            <text:p>##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341" calcext:value-type="float">
            <text:p>0.341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157" calcext:value-type="float">
            <text:p>1.157</text:p>
          </table:table-cell>
          <table:table-cell/>
          <table:table-cell table:formula="of:=IF (ABS([.I284]) &gt; 8.5; 1; 0)" office:value-type="float" office:value="1" calcext:value-type="float">
            <text:p>1</text:p>
          </table:table-cell>
          <table:table-cell table:formula="of:=ATAN2([.C284];[.B284])" office:value-type="float" office:value="0.99818840140054" calcext:value-type="float">
            <text:p>0.9981884014</text:p>
          </table:table-cell>
          <table:table-cell office:value-type="float" office:value="4" calcext:value-type="float">
            <text:p>4</text:p>
          </table:table-cell>
          <table:table-cell table:formula="of:=[.S284]*0.1/3" office:value-type="float" office:value="0.133333333333333" calcext:value-type="float">
            <text:p>0.1333333333</text:p>
          </table:table-cell>
          <table:table-cell table:formula="of:=[.N284]*[.T284]" office:value-type="float" office:value="-0.0169333333333333" calcext:value-type="float">
            <text:p>-0.016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245" calcext:value-type="float">
            <text:p>25.245</text:p>
          </table:table-cell>
          <table:table-cell office:value-type="float" office:value="14.025" calcext:value-type="float">
            <text:p>14.025</text:p>
          </table:table-cell>
          <table:table-cell office:value-type="float" office:value="-40.375" calcext:value-type="float">
            <text:p>-40.375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##</text:p>
          </table:table-cell>
          <table:table-cell office:value-type="float" office:value="0.925" calcext:value-type="float">
            <text:p>0.925</text:p>
          </table:table-cell>
          <table:table-cell office:value-type="float" office:value="-1.593" calcext:value-type="float">
            <text:p>-1.593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0.459" calcext:value-type="float">
            <text:p>10.459</text:p>
          </table:table-cell>
          <table:table-cell office:value-type="string" calcext:value-type="string">
            <text:p>##</text:p>
          </table:table-cell>
          <table:table-cell office:value-type="float" office:value="-1.052" calcext:value-type="float">
            <text:p>-1.052</text:p>
          </table:table-cell>
          <table:table-cell office:value-type="float" office:value="0.517" calcext:value-type="float">
            <text:p>0.517</text:p>
          </table:table-cell>
          <table:table-cell office:value-type="float" office:value="-0.031" calcext:value-type="float">
            <text:p>-0.031</text:p>
          </table:table-cell>
          <table:table-cell office:value-type="float" office:value="1.173" calcext:value-type="float">
            <text:p>1.173</text:p>
          </table:table-cell>
          <table:table-cell/>
          <table:table-cell table:formula="of:=IF (ABS([.I285]) &gt; 8.5; 1; 0)" office:value-type="float" office:value="1" calcext:value-type="float">
            <text:p>1</text:p>
          </table:table-cell>
          <table:table-cell table:formula="of:=ATAN2([.C285];[.B285])" office:value-type="float" office:value="1.06369782240256" calcext:value-type="float">
            <text:p>1.0636978224</text:p>
          </table:table-cell>
          <table:table-cell office:value-type="float" office:value="2" calcext:value-type="float">
            <text:p>2</text:p>
          </table:table-cell>
          <table:table-cell table:formula="of:=[.S285]*0.1/3" office:value-type="float" office:value="0.0666666666666667" calcext:value-type="float">
            <text:p>0.0666666667</text:p>
          </table:table-cell>
          <table:table-cell table:formula="of:=[.N285]*[.T285]" office:value-type="float" office:value="-0.00206666666666667" calcext:value-type="float">
            <text:p>-0.0020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695" calcext:value-type="float">
            <text:p>22.695</text:p>
          </table:table-cell>
          <table:table-cell office:value-type="float" office:value="9.69" calcext:value-type="float">
            <text:p>9.69</text:p>
          </table:table-cell>
          <table:table-cell office:value-type="float" office:value="-42.33" calcext:value-type="float">
            <text:p>-42.33</text:p>
          </table:table-cell>
          <table:table-cell office:value-type="float" office:value="48.998" calcext:value-type="float">
            <text:p>48.998</text:p>
          </table:table-cell>
          <table:table-cell office:value-type="string" calcext:value-type="string">
            <text:p>##</text:p>
          </table:table-cell>
          <table:table-cell office:value-type="float" office:value="1.519" calcext:value-type="float">
            <text:p>1.519</text:p>
          </table:table-cell>
          <table:table-cell office:value-type="float" office:value="-0.295" calcext:value-type="float">
            <text:p>-0.295</text:p>
          </table:table-cell>
          <table:table-cell office:value-type="float" office:value="-11.103" calcext:value-type="float">
            <text:p>-11.103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##</text:p>
          </table:table-cell>
          <table:table-cell office:value-type="float" office:value="-1.14" calcext:value-type="float">
            <text:p>-1.14</text:p>
          </table:table-cell>
          <table:table-cell office:value-type="float" office:value="0.654" calcext:value-type="float">
            <text:p>0.654</text:p>
          </table:table-cell>
          <table:table-cell office:value-type="float" office:value="-0.157" calcext:value-type="float">
            <text:p>-0.157</text:p>
          </table:table-cell>
          <table:table-cell office:value-type="float" office:value="1.323" calcext:value-type="float">
            <text:p>1.323</text:p>
          </table:table-cell>
          <table:table-cell/>
          <table:table-cell table:formula="of:=IF (ABS([.I286]) &gt; 8.5; 1; 0)" office:value-type="float" office:value="1" calcext:value-type="float">
            <text:p>1</text:p>
          </table:table-cell>
          <table:table-cell table:formula="of:=ATAN2([.C286];[.B286])" office:value-type="float" office:value="1.16726139178026" calcext:value-type="float">
            <text:p>1.1672613918</text:p>
          </table:table-cell>
          <table:table-cell office:value-type="float" office:value="4" calcext:value-type="float">
            <text:p>4</text:p>
          </table:table-cell>
          <table:table-cell table:formula="of:=[.S286]*0.1/3" office:value-type="float" office:value="0.133333333333333" calcext:value-type="float">
            <text:p>0.1333333333</text:p>
          </table:table-cell>
          <table:table-cell table:formula="of:=[.N286]*[.T286]" office:value-type="float" office:value="-0.0209333333333333" calcext:value-type="float">
            <text:p>-0.020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165" calcext:value-type="float">
            <text:p>21.165</text:p>
          </table:table-cell>
          <table:table-cell office:value-type="float" office:value="7.905" calcext:value-type="float">
            <text:p>7.905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8.658" calcext:value-type="float">
            <text:p>48.658</text:p>
          </table:table-cell>
          <table:table-cell office:value-type="string" calcext:value-type="string">
            <text:p>##</text:p>
          </table:table-cell>
          <table:table-cell office:value-type="float" office:value="2.334" calcext:value-type="float">
            <text:p>2.334</text:p>
          </table:table-cell>
          <table:table-cell office:value-type="float" office:value="0.484" calcext:value-type="float">
            <text:p>0.484</text:p>
          </table:table-cell>
          <table:table-cell office:value-type="float" office:value="-8.565" calcext:value-type="float">
            <text:p>-8.565</text:p>
          </table:table-cell>
          <table:table-cell office:value-type="float" office:value="8.891" calcext:value-type="float">
            <text:p>8.891</text:p>
          </table:table-cell>
          <table:table-cell office:value-type="string" calcext:value-type="string">
            <text:p>##</text:p>
          </table:table-cell>
          <table:table-cell office:value-type="float" office:value="-0.518" calcext:value-type="float">
            <text:p>-0.518</text:p>
          </table:table-cell>
          <table:table-cell office:value-type="float" office:value="0.043" calcext:value-type="float">
            <text:p>0.043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IF (ABS([.I287]) &gt; 8.5; 1; 0)" office:value-type="float" office:value="1" calcext:value-type="float">
            <text:p>1</text:p>
          </table:table-cell>
          <table:table-cell table:formula="of:=ATAN2([.C287];[.B287])" office:value-type="float" office:value="1.21334665971893" calcext:value-type="float">
            <text:p>1.2133466597</text:p>
          </table:table-cell>
          <table:table-cell office:value-type="float" office:value="2" calcext:value-type="float">
            <text:p>2</text:p>
          </table:table-cell>
          <table:table-cell table:formula="of:=[.S287]*0.1/3" office:value-type="float" office:value="0.0666666666666667" calcext:value-type="float">
            <text:p>0.0666666667</text:p>
          </table:table-cell>
          <table:table-cell table:formula="of:=[.N287]*[.T287]" office:value-type="float" office:value="-0.0303333333333333" calcext:value-type="float">
            <text:p>-0.0303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59" calcext:value-type="float">
            <text:p>21.59</text:p>
          </table:table-cell>
          <table:table-cell office:value-type="float" office:value="2.21" calcext:value-type="float">
            <text:p>2.21</text:p>
          </table:table-cell>
          <table:table-cell office:value-type="float" office:value="-43.945" calcext:value-type="float">
            <text:p>-43.945</text:p>
          </table:table-cell>
          <table:table-cell office:value-type="float" office:value="49.012" calcext:value-type="float">
            <text:p>49.012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88" calcext:value-type="float">
            <text:p>1.188</text:p>
          </table:table-cell>
          <table:table-cell office:value-type="float" office:value="-10.526" calcext:value-type="float">
            <text:p>-10.526</text:p>
          </table:table-cell>
          <table:table-cell office:value-type="float" office:value="10.598" calcext:value-type="float">
            <text:p>10.598</text:p>
          </table:table-cell>
          <table:table-cell office:value-type="string" calcext:value-type="string">
            <text:p>##</text:p>
          </table:table-cell>
          <table:table-cell office:value-type="float" office:value="-1.084" calcext:value-type="float">
            <text:p>-1.0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2" calcext:value-type="float">
            <text:p>0.502</text:p>
          </table:table-cell>
          <table:table-cell office:value-type="float" office:value="1.208" calcext:value-type="float">
            <text:p>1.208</text:p>
          </table:table-cell>
          <table:table-cell/>
          <table:table-cell table:formula="of:=IF (ABS([.I288]) &gt; 8.5; 1; 0)" office:value-type="float" office:value="1" calcext:value-type="float">
            <text:p>1</text:p>
          </table:table-cell>
          <table:table-cell table:formula="of:=ATAN2([.C288];[.B288])" office:value-type="float" office:value="1.46878940888478" calcext:value-type="float">
            <text:p>1.4687894089</text:p>
          </table:table-cell>
          <table:table-cell office:value-type="float" office:value="4" calcext:value-type="float">
            <text:p>4</text:p>
          </table:table-cell>
          <table:table-cell table:formula="of:=[.S288]*0.1/3" office:value-type="float" office:value="0.133333333333333" calcext:value-type="float">
            <text:p>0.1333333333</text:p>
          </table:table-cell>
          <table:table-cell table:formula="of:=[.N288]*[.T288]" office:value-type="float" office:value="0.0669333333333333" calcext:value-type="float">
            <text:p>0.0669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075" calcext:value-type="float">
            <text:p>25.075</text:p>
          </table:table-cell>
          <table:table-cell office:value-type="float" office:value="-0.765" calcext:value-type="float">
            <text:p>-0.765</text:p>
          </table:table-cell>
          <table:table-cell office:value-type="float" office:value="-42.075" calcext:value-type="float">
            <text:p>-42.075</text:p>
          </table:table-cell>
          <table:table-cell office:value-type="float" office:value="48.986" calcext:value-type="float">
            <text:p>48.986</text:p>
          </table:table-cell>
          <table:table-cell office:value-type="string" calcext:value-type="string">
            <text:p>##</text:p>
          </table:table-cell>
          <table:table-cell office:value-type="float" office:value="2.372" calcext:value-type="float">
            <text:p>2.372</text:p>
          </table:table-cell>
          <table:table-cell office:value-type="float" office:value="1.04" calcext:value-type="float">
            <text:p>1.04</text:p>
          </table:table-cell>
          <table:table-cell office:value-type="float" office:value="-7.219" calcext:value-type="float">
            <text:p>-7.219</text:p>
          </table:table-cell>
          <table:table-cell office:value-type="float" office:value="7.669" calcext:value-type="float">
            <text:p>7.669</text:p>
          </table:table-cell>
          <table:table-cell office:value-type="string" calcext:value-type="string">
            <text:p>##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392" calcext:value-type="float">
            <text:p>0.392</text:p>
          </table:table-cell>
          <table:table-cell office:value-type="float" office:value="0.766" calcext:value-type="float">
            <text:p>0.766</text:p>
          </table:table-cell>
          <table:table-cell/>
          <table:table-cell table:formula="of:=IF (ABS([.I289]) &gt; 8.5; 1; 0)" office:value-type="float" office:value="0" calcext:value-type="float">
            <text:p>0</text:p>
          </table:table-cell>
          <table:table-cell table:formula="of:=ATAN2([.C289];[.B289])" office:value-type="float" office:value="1.60129534122639" calcext:value-type="float">
            <text:p>1.6012953412</text:p>
          </table:table-cell>
          <table:table-cell office:value-type="float" office:value="2" calcext:value-type="float">
            <text:p>2</text:p>
          </table:table-cell>
          <table:table-cell table:formula="of:=[.S289]*0.1/3" office:value-type="float" office:value="0.0666666666666667" calcext:value-type="float">
            <text:p>0.0666666667</text:p>
          </table:table-cell>
          <table:table-cell table:formula="of:=[.N289]*[.T289]" office:value-type="float" office:value="0.0261333333333333" calcext:value-type="float">
            <text:p>0.0261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865" calcext:value-type="float">
            <text:p>22.865</text:p>
          </table:table-cell>
          <table:table-cell office:value-type="float" office:value="4.59" calcext:value-type="float">
            <text:p>4.59</text:p>
          </table:table-cell>
          <table:table-cell office:value-type="float" office:value="-43.35" calcext:value-type="float">
            <text:p>-43.35</text:p>
          </table:table-cell>
          <table:table-cell office:value-type="float" office:value="49.225" calcext:value-type="float">
            <text:p>49.225</text:p>
          </table:table-cell>
          <table:table-cell office:value-type="string" calcext:value-type="string">
            <text:p>##</text:p>
          </table:table-cell>
          <table:table-cell office:value-type="float" office:value="2.557" calcext:value-type="float">
            <text:p>2.557</text:p>
          </table:table-cell>
          <table:table-cell office:value-type="float" office:value="0.817" calcext:value-type="float">
            <text:p>0.817</text:p>
          </table:table-cell>
          <table:table-cell office:value-type="float" office:value="-6.373" calcext:value-type="float">
            <text:p>-6.373</text:p>
          </table:table-cell>
          <table:table-cell office:value-type="float" office:value="6.915" calcext:value-type="float">
            <text:p>6.915</text:p>
          </table:table-cell>
          <table:table-cell office:value-type="string" calcext:value-type="string">
            <text:p>##</text:p>
          </table:table-cell>
          <table:table-cell office:value-type="float" office:value="1.14" calcext:value-type="float">
            <text:p>1.14</text:p>
          </table:table-cell>
          <table:table-cell office:value-type="float" office:value="1.042" calcext:value-type="float">
            <text:p>1.042</text:p>
          </table:table-cell>
          <table:table-cell office:value-type="float" office:value="-0.428" calcext:value-type="float">
            <text:p>-0.428</text:p>
          </table:table-cell>
          <table:table-cell office:value-type="float" office:value="1.603" calcext:value-type="float">
            <text:p>1.603</text:p>
          </table:table-cell>
          <table:table-cell/>
          <table:table-cell table:formula="of:=IF (ABS([.I290]) &gt; 8.5; 1; 0)" office:value-type="float" office:value="0" calcext:value-type="float">
            <text:p>0</text:p>
          </table:table-cell>
          <table:table-cell table:formula="of:=ATAN2([.C290];[.B290])" office:value-type="float" office:value="1.37268597078369" calcext:value-type="float">
            <text:p>1.3726859708</text:p>
          </table:table-cell>
          <table:table-cell office:value-type="float" office:value="4" calcext:value-type="float">
            <text:p>4</text:p>
          </table:table-cell>
          <table:table-cell table:formula="of:=[.S290]*0.1/3" office:value-type="float" office:value="0.133333333333333" calcext:value-type="float">
            <text:p>0.1333333333</text:p>
          </table:table-cell>
          <table:table-cell table:formula="of:=[.N290]*[.T290]" office:value-type="float" office:value="-0.0570666666666667" calcext:value-type="float">
            <text:p>-0.0570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78" calcext:value-type="float">
            <text:p>22.78</text:p>
          </table:table-cell>
          <table:table-cell office:value-type="float" office:value="4.76" calcext:value-type="float">
            <text:p>4.76</text:p>
          </table:table-cell>
          <table:table-cell office:value-type="float" office:value="-43.265" calcext:value-type="float">
            <text:p>-43.265</text:p>
          </table:table-cell>
          <table:table-cell office:value-type="float" office:value="49.127" calcext:value-type="float">
            <text:p>49.127</text:p>
          </table:table-cell>
          <table:table-cell office:value-type="string" calcext:value-type="string">
            <text:p>##</text:p>
          </table:table-cell>
          <table:table-cell office:value-type="float" office:value="1.185" calcext:value-type="float">
            <text:p>1.185</text:p>
          </table:table-cell>
          <table:table-cell office:value-type="float" office:value="0.41" calcext:value-type="float">
            <text:p>0.41</text:p>
          </table:table-cell>
          <table:table-cell office:value-type="float" office:value="-11.257" calcext:value-type="float">
            <text:p>-11.257</text:p>
          </table:table-cell>
          <table:table-cell office:value-type="float" office:value="11.326" calcext:value-type="float">
            <text:p>11.326</text:p>
          </table:table-cell>
          <table:table-cell office:value-type="string" calcext:value-type="string">
            <text:p>##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359" calcext:value-type="float">
            <text:p>-0.3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811" calcext:value-type="float">
            <text:p>0.811</text:p>
          </table:table-cell>
          <table:table-cell/>
          <table:table-cell table:formula="of:=IF (ABS([.I291]) &gt; 8.5; 1; 0)" office:value-type="float" office:value="1" calcext:value-type="float">
            <text:p>1</text:p>
          </table:table-cell>
          <table:table-cell table:formula="of:=ATAN2([.C291];[.B291])" office:value-type="float" office:value="1.36480499011907" calcext:value-type="float">
            <text:p>1.3648049901</text:p>
          </table:table-cell>
          <table:table-cell office:value-type="float" office:value="2" calcext:value-type="float">
            <text:p>2</text:p>
          </table:table-cell>
          <table:table-cell table:formula="of:=[.S291]*0.1/3" office:value-type="float" office:value="0.0666666666666667" calcext:value-type="float">
            <text:p>0.0666666667</text:p>
          </table:table-cell>
          <table:table-cell table:formula="of:=[.N291]*[.T291]" office:value-type="float" office:value="0.00546666666666667" calcext:value-type="float">
            <text:p>0.0054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85" calcext:value-type="float">
            <text:p>23.885</text:p>
          </table:table-cell>
          <table:table-cell office:value-type="float" office:value="4.93" calcext:value-type="float">
            <text:p>4.93</text:p>
          </table:table-cell>
          <table:table-cell office:value-type="float" office:value="-42.5" calcext:value-type="float">
            <text:p>-42.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#</text:p>
          </table:table-cell>
          <table:table-cell office:value-type="float" office:value="0.962" calcext:value-type="float">
            <text:p>0.962</text:p>
          </table:table-cell>
          <table:table-cell office:value-type="float" office:value="0.706" calcext:value-type="float">
            <text:p>0.706</text:p>
          </table:table-cell>
          <table:table-cell office:value-type="float" office:value="-11.334" calcext:value-type="float">
            <text:p>-11.334</text:p>
          </table:table-cell>
          <table:table-cell office:value-type="float" office:value="11.396" calcext:value-type="float">
            <text:p>11.396</text:p>
          </table:table-cell>
          <table:table-cell office:value-type="string" calcext:value-type="string">
            <text:p>##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IF (ABS([.I292]) &gt; 8.5; 1; 0)" office:value-type="float" office:value="1" calcext:value-type="float">
            <text:p>1</text:p>
          </table:table-cell>
          <table:table-cell table:formula="of:=ATAN2([.C292];[.B292])" office:value-type="float" office:value="1.36724910155147" calcext:value-type="float">
            <text:p>1.3672491016</text:p>
          </table:table-cell>
          <table:table-cell office:value-type="float" office:value="4" calcext:value-type="float">
            <text:p>4</text:p>
          </table:table-cell>
          <table:table-cell table:formula="of:=[.S292]*0.1/3" office:value-type="float" office:value="0.133333333333333" calcext:value-type="float">
            <text:p>0.1333333333</text:p>
          </table:table-cell>
          <table:table-cell table:formula="of:=[.N292]*[.T292]" office:value-type="float" office:value="-0.0028" calcext:value-type="float">
            <text:p>-0.0028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95" calcext:value-type="float">
            <text:p>22.95</text:p>
          </table:table-cell>
          <table:table-cell office:value-type="float" office:value="5.015" calcext:value-type="float">
            <text:p>5.015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9.082" calcext:value-type="float">
            <text:p>49.082</text:p>
          </table:table-cell>
          <table:table-cell office:value-type="string" calcext:value-type="string">
            <text:p>##</text:p>
          </table:table-cell>
          <table:table-cell office:value-type="float" office:value="1.074" calcext:value-type="float">
            <text:p>1.074</text:p>
          </table:table-cell>
          <table:table-cell office:value-type="float" office:value="0.335" calcext:value-type="float">
            <text:p>0.335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0.357" calcext:value-type="float">
            <text:p>10.357</text:p>
          </table:table-cell>
          <table:table-cell office:value-type="string" calcext:value-type="string">
            <text:p>##</text:p>
          </table:table-cell>
          <table:table-cell office:value-type="float" office:value="0.094" calcext:value-type="float">
            <text:p>0.094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335" calcext:value-type="float">
            <text:p>0.335</text:p>
          </table:table-cell>
          <table:table-cell/>
          <table:table-cell table:formula="of:=IF (ABS([.I293]) &gt; 8.5; 1; 0)" office:value-type="float" office:value="1" calcext:value-type="float">
            <text:p>1</text:p>
          </table:table-cell>
          <table:table-cell table:formula="of:=ATAN2([.C293];[.B293])" office:value-type="float" office:value="1.35565954833514" calcext:value-type="float">
            <text:p>1.3556595483</text:p>
          </table:table-cell>
          <table:table-cell office:value-type="float" office:value="2" calcext:value-type="float">
            <text:p>2</text:p>
          </table:table-cell>
          <table:table-cell table:formula="of:=[.S293]*0.1/3" office:value-type="float" office:value="0.0666666666666667" calcext:value-type="float">
            <text:p>0.0666666667</text:p>
          </table:table-cell>
          <table:table-cell table:formula="of:=[.N293]*[.T293]" office:value-type="float" office:value="0.00366666666666667" calcext:value-type="float">
            <text:p>0.0036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675" calcext:value-type="float">
            <text:p>21.675</text:p>
          </table:table-cell>
          <table:table-cell office:value-type="float" office:value="5.525" calcext:value-type="float">
            <text:p>5.525</text:p>
          </table:table-cell>
          <table:table-cell office:value-type="float" office:value="-43.52" calcext:value-type="float">
            <text:p>-43.52</text:p>
          </table:table-cell>
          <table:table-cell office:value-type="float" office:value="48.932" calcext:value-type="float">
            <text:p>48.932</text:p>
          </table:table-cell>
          <table:table-cell office:value-type="string" calcext:value-type="string">
            <text:p>##</text:p>
          </table:table-cell>
          <table:table-cell office:value-type="float" office:value="1.556" calcext:value-type="float">
            <text:p>1.556</text:p>
          </table:table-cell>
          <table:table-cell office:value-type="float" office:value="0.41" calcext:value-type="float">
            <text:p>0.41</text:p>
          </table:table-cell>
          <table:table-cell office:value-type="float" office:value="-10.219" calcext:value-type="float">
            <text:p>-10.219</text:p>
          </table:table-cell>
          <table:table-cell office:value-type="float" office:value="10.344" calcext:value-type="float">
            <text:p>10.344</text:p>
          </table:table-cell>
          <table:table-cell office:value-type="string" calcext:value-type="string">
            <text:p>##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IF (ABS([.I294]) &gt; 8.5; 1; 0)" office:value-type="float" office:value="1" calcext:value-type="float">
            <text:p>1</text:p>
          </table:table-cell>
          <table:table-cell table:formula="of:=ATAN2([.C294];[.B294])" office:value-type="float" office:value="1.32120940135791" calcext:value-type="float">
            <text:p>1.3212094014</text:p>
          </table:table-cell>
          <table:table-cell office:value-type="float" office:value="4" calcext:value-type="float">
            <text:p>4</text:p>
          </table:table-cell>
          <table:table-cell table:formula="of:=[.S294]*0.1/3" office:value-type="float" office:value="0.133333333333333" calcext:value-type="float">
            <text:p>0.1333333333</text:p>
          </table:table-cell>
          <table:table-cell table:formula="of:=[.N294]*[.T294]" office:value-type="float" office:value="0.000666666666666667" calcext:value-type="float">
            <text:p>0.0006666667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59" calcext:value-type="float">
            <text:p>21.59</text:p>
          </table:table-cell>
          <table:table-cell office:value-type="float" office:value="5.015" calcext:value-type="float">
            <text:p>5.015</text:p>
          </table:table-cell>
          <table:table-cell office:value-type="float" office:value="-42.925" calcext:value-type="float">
            <text:p>-42.925</text:p>
          </table:table-cell>
          <table:table-cell office:value-type="float" office:value="48.31" calcext:value-type="float">
            <text:p>48.31</text:p>
          </table:table-cell>
          <table:table-cell office:value-type="string" calcext:value-type="string">
            <text:p>##</text:p>
          </table:table-cell>
          <table:table-cell office:value-type="float" office:value="1.148" calcext:value-type="float">
            <text:p>1.148</text:p>
          </table:table-cell>
          <table:table-cell office:value-type="float" office:value="0.595" calcext:value-type="float">
            <text:p>0.595</text:p>
          </table:table-cell>
          <table:table-cell office:value-type="float" office:value="-9.526" calcext:value-type="float">
            <text:p>-9.526</text:p>
          </table:table-cell>
          <table:table-cell office:value-type="float" office:value="9.614" calcext:value-type="float">
            <text:p>9.614</text:p>
          </table:table-cell>
          <table:table-cell office:value-type="string" calcext:value-type="string">
            <text:p>##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IF (ABS([.I295]) &gt; 8.5; 1; 0)" office:value-type="float" office:value="1" calcext:value-type="float">
            <text:p>1</text:p>
          </table:table-cell>
          <table:table-cell table:formula="of:=ATAN2([.C295];[.B295])" office:value-type="float" office:value="1.34256028513438" calcext:value-type="float">
            <text:p>1.3425602851</text:p>
          </table:table-cell>
          <table:table-cell office:value-type="float" office:value="2" calcext:value-type="float">
            <text:p>2</text:p>
          </table:table-cell>
          <table:table-cell table:formula="of:=[.S295]*0.1/3" office:value-type="float" office:value="0.0666666666666667" calcext:value-type="float">
            <text:p>0.0666666667</text:p>
          </table:table-cell>
          <table:table-cell table:formula="of:=[.N295]*[.T295]" office:value-type="float" office:value="-0.0002" calcext:value-type="float">
            <text:p>-0.0002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675" calcext:value-type="float">
            <text:p>21.675</text:p>
          </table:table-cell>
          <table:table-cell office:value-type="float" office:value="5.355" calcext:value-type="float">
            <text:p>5.355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8.535" calcext:value-type="float">
            <text:p>48.535</text:p>
          </table:table-cell>
          <table:table-cell office:value-type="string" calcext:value-type="string">
            <text:p>##</text:p>
          </table:table-cell>
          <table:table-cell office:value-type="float" office:value="1.741" calcext:value-type="float">
            <text:p>1.741</text:p>
          </table:table-cell>
          <table:table-cell office:value-type="float" office:value="0.669" calcext:value-type="float">
            <text:p>0.669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934" calcext:value-type="float">
            <text:p>9.934</text:p>
          </table:table-cell>
          <table:table-cell office:value-type="string" calcext:value-type="string">
            <text:p>##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7" calcext:value-type="float">
            <text:p>0.097</text:p>
          </table:table-cell>
          <table:table-cell/>
          <table:table-cell table:formula="of:=IF (ABS([.I296]) &gt; 8.5; 1; 0)" office:value-type="float" office:value="1" calcext:value-type="float">
            <text:p>1</text:p>
          </table:table-cell>
          <table:table-cell table:formula="of:=ATAN2([.C296];[.B296])" office:value-type="float" office:value="1.32858773968528" calcext:value-type="float">
            <text:p>1.3285877397</text:p>
          </table:table-cell>
          <table:table-cell office:value-type="float" office:value="4" calcext:value-type="float">
            <text:p>4</text:p>
          </table:table-cell>
          <table:table-cell table:formula="of:=[.S296]*0.1/3" office:value-type="float" office:value="0.133333333333333" calcext:value-type="float">
            <text:p>0.1333333333</text:p>
          </table:table-cell>
          <table:table-cell table:formula="of:=[.N296]*[.T296]" office:value-type="float" office:value="0.00373333333333333" calcext:value-type="float">
            <text:p>0.0037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185" calcext:value-type="float">
            <text:p>22.185</text:p>
          </table:table-cell>
          <table:table-cell office:value-type="float" office:value="4.93" calcext:value-type="float">
            <text:p>4.93</text:p>
          </table:table-cell>
          <table:table-cell office:value-type="float" office:value="-43.605" calcext:value-type="float">
            <text:p>-43.605</text:p>
          </table:table-cell>
          <table:table-cell office:value-type="float" office:value="49.172" calcext:value-type="float">
            <text:p>49.172</text:p>
          </table:table-cell>
          <table:table-cell office:value-type="string" calcext:value-type="string">
            <text:p>##</text:p>
          </table:table-cell>
          <table:table-cell office:value-type="float" office:value="1.333" calcext:value-type="float">
            <text:p>1.333</text:p>
          </table:table-cell>
          <table:table-cell office:value-type="float" office:value="0.224" calcext:value-type="float">
            <text:p>0.224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041" calcext:value-type="float">
            <text:p>10.041</text:p>
          </table:table-cell>
          <table:table-cell office:value-type="string" calcext:value-type="string">
            <text:p>##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IF (ABS([.I297]) &gt; 8.5; 1; 0)" office:value-type="float" office:value="1" calcext:value-type="float">
            <text:p>1</text:p>
          </table:table-cell>
          <table:table-cell table:formula="of:=ATAN2([.C297];[.B297])" office:value-type="float" office:value="1.35212738092095" calcext:value-type="float">
            <text:p>1.3521273809</text:p>
          </table:table-cell>
          <table:table-cell office:value-type="float" office:value="2" calcext:value-type="float">
            <text:p>2</text:p>
          </table:table-cell>
          <table:table-cell table:formula="of:=[.S297]*0.1/3" office:value-type="float" office:value="0.0666666666666667" calcext:value-type="float">
            <text:p>0.0666666667</text:p>
          </table:table-cell>
          <table:table-cell table:formula="of:=[.N297]*[.T297]"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1" calcext:value-type="float">
            <text:p>22.1</text:p>
          </table:table-cell>
          <table:table-cell office:value-type="float" office:value="5.61" calcext:value-type="float">
            <text:p>5.61</text:p>
          </table:table-cell>
          <table:table-cell office:value-type="float" office:value="-43.945" calcext:value-type="float">
            <text:p>-43.945</text:p>
          </table:table-cell>
          <table:table-cell office:value-type="float" office:value="49.508" calcext:value-type="float">
            <text:p>49.508</text:p>
          </table:table-cell>
          <table:table-cell office:value-type="string" calcext:value-type="string">
            <text:p>##</text:p>
          </table:table-cell>
          <table:table-cell office:value-type="float" office:value="1.519" calcext:value-type="float">
            <text:p>1.519</text:p>
          </table:table-cell>
          <table:table-cell office:value-type="float" office:value="0.447" calcext:value-type="float">
            <text:p>0.447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112" calcext:value-type="float">
            <text:p>10.112</text:p>
          </table:table-cell>
          <table:table-cell office:value-type="string" calcext:value-type="string">
            <text:p>##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IF (ABS([.I298]) &gt; 8.5; 1; 0)" office:value-type="float" office:value="1" calcext:value-type="float">
            <text:p>1</text:p>
          </table:table-cell>
          <table:table-cell table:formula="of:=ATAN2([.C298];[.B298])" office:value-type="float" office:value="1.32220104290849" calcext:value-type="float">
            <text:p>1.3222010429</text:p>
          </table:table-cell>
          <table:table-cell office:value-type="float" office:value="4" calcext:value-type="float">
            <text:p>4</text:p>
          </table:table-cell>
          <table:table-cell table:formula="of:=[.S298]*0.1/3" office:value-type="float" office:value="0.133333333333333" calcext:value-type="float">
            <text:p>0.1333333333</text:p>
          </table:table-cell>
          <table:table-cell table:formula="of:=[.N298]*[.T298]" office:value-type="float" office:value="-0.00253333333333333" calcext:value-type="float">
            <text:p>-0.0025333333</text:p>
          </table:table-cell>
          <table:table-cell/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93" calcext:value-type="float">
            <text:p>21.93</text:p>
          </table:table-cell>
          <table:table-cell office:value-type="float" office:value="4.76" calcext:value-type="float">
            <text:p>4.76</text:p>
          </table:table-cell>
          <table:table-cell office:value-type="float" office:value="-43.605" calcext:value-type="float">
            <text:p>-43.605</text:p>
          </table:table-cell>
          <table:table-cell office:value-type="float" office:value="49.041" calcext:value-type="float">
            <text:p>49.041</text:p>
          </table:table-cell>
          <table:table-cell office:value-type="string" calcext:value-type="string">
            <text:p>##</text:p>
          </table:table-cell>
          <table:table-cell office:value-type="float" office:value="1.852" calcext:value-type="float">
            <text:p>1.852</text:p>
          </table:table-cell>
          <table:table-cell office:value-type="float" office:value="0.372" calcext:value-type="float">
            <text:p>0.372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10.505" calcext:value-type="float">
            <text:p>10.505</text:p>
          </table:table-cell>
          <table:table-cell office:value-type="string" calcext:value-type="string">
            <text:p>##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3" calcext:value-type="float">
            <text:p>0.033</text:p>
          </table:table-cell>
          <table:table-cell/>
          <table:table-cell table:formula="of:=IF (ABS([.I299]) &gt; 8.5; 1; 0)" office:value-type="float" office:value="1" calcext:value-type="float">
            <text:p>1</text:p>
          </table:table-cell>
          <table:table-cell table:formula="of:=ATAN2([.C299];[.B299])" office:value-type="float" office:value="1.3570574970983" calcext:value-type="float">
            <text:p>1.3570574971</text:p>
          </table:table-cell>
          <table:table-cell office:value-type="float" office:value="2" calcext:value-type="float">
            <text:p>2</text:p>
          </table:table-cell>
          <table:table-cell table:formula="of:=[.S299]*0.1/3" office:value-type="float" office:value="0.0666666666666667" calcext:value-type="float">
            <text:p>0.0666666667</text:p>
          </table:table-cell>
          <table:table-cell table:formula="of:=[.N299]*[.T299]" office:value-type="float" office:value="-0.000666666666666667" calcext:value-type="float">
            <text:p>-0.0006666667</text:p>
          </table:table-cell>
          <table:table-cell table:formula="of:=[.R299]" office:value-type="float" office:value="1.3570574970983" calcext:value-type="float">
            <text:p>1.357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48" calcext:value-type="float">
            <text:p>24.48</text:p>
          </table:table-cell>
          <table:table-cell office:value-type="float" office:value="2.975" calcext:value-type="float">
            <text:p>2.975</text:p>
          </table:table-cell>
          <table:table-cell office:value-type="float" office:value="-42.415" calcext:value-type="float">
            <text:p>-42.415</text:p>
          </table:table-cell>
          <table:table-cell office:value-type="float" office:value="49.063" calcext:value-type="float">
            <text:p>49.063</text:p>
          </table:table-cell>
          <table:table-cell office:value-type="string" calcext:value-type="string">
            <text:p>##</text:p>
          </table:table-cell>
          <table:table-cell office:value-type="float" office:value="0.962" calcext:value-type="float">
            <text:p>0.962</text:p>
          </table:table-cell>
          <table:table-cell office:value-type="float" office:value="0.743" calcext:value-type="float">
            <text:p>0.743</text:p>
          </table:table-cell>
          <table:table-cell office:value-type="float" office:value="-13.526" calcext:value-type="float">
            <text:p>-13.526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##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978" calcext:value-type="float">
            <text:p>-0.978</text:p>
          </table:table-cell>
          <table:table-cell office:value-type="float" office:value="0.11" calcext:value-type="float">
            <text:p>0.11</text:p>
          </table:table-cell>
          <table:table-cell office:value-type="float" office:value="1.178" calcext:value-type="float">
            <text:p>1.178</text:p>
          </table:table-cell>
          <table:table-cell/>
          <table:table-cell table:formula="of:=IF (ABS([.I300]) &gt; 8.5; 1; 0)" office:value-type="float" office:value="1" calcext:value-type="float">
            <text:p>1</text:p>
          </table:table-cell>
          <table:table-cell table:formula="of:=ATAN2([.C300];[.B300])" office:value-type="float" office:value="1.44986158398178" calcext:value-type="float">
            <text:p>1.449861584</text:p>
          </table:table-cell>
          <table:table-cell office:value-type="float" office:value="4" calcext:value-type="float">
            <text:p>4</text:p>
          </table:table-cell>
          <table:table-cell table:formula="of:=[.S300]*0.1/3" office:value-type="float" office:value="0.133333333333333" calcext:value-type="float">
            <text:p>0.1333333333</text:p>
          </table:table-cell>
          <table:table-cell table:formula="of:=[.N300]*[.T300]" office:value-type="float" office:value="0.0146666666666667" calcext:value-type="float">
            <text:p>0.0146666667</text:p>
          </table:table-cell>
          <table:table-cell table:formula="of:=[.V299]+[.U299]" office:value-type="float" office:value="1.35639083043163" calcext:value-type="float">
            <text:p>1.356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54" calcext:value-type="float">
            <text:p>27.54</text:p>
          </table:table-cell>
          <table:table-cell office:value-type="float" office:value="6.545" calcext:value-type="float">
            <text:p>6.545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49.588" calcext:value-type="float">
            <text:p>49.588</text:p>
          </table:table-cell>
          <table:table-cell office:value-type="string" calcext:value-type="string">
            <text:p>##</text:p>
          </table:table-cell>
          <table:table-cell office:value-type="float" office:value="0.925" calcext:value-type="float">
            <text:p>0.925</text:p>
          </table:table-cell>
          <table:table-cell office:value-type="float" office:value="0.298" calcext:value-type="float">
            <text:p>0.298</text:p>
          </table:table-cell>
          <table:table-cell office:value-type="float" office:value="-8.565" calcext:value-type="float">
            <text:p>-8.565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##</text:p>
          </table:table-cell>
          <table:table-cell office:value-type="float" office:value="0.473" calcext:value-type="float">
            <text:p>0.473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IF (ABS([.I301]) &gt; 8.5; 1; 0)" office:value-type="float" office:value="1" calcext:value-type="float">
            <text:p>1</text:p>
          </table:table-cell>
          <table:table-cell table:formula="of:=ATAN2([.C301];[.B301])" office:value-type="float" office:value="1.33747045011654" calcext:value-type="float">
            <text:p>1.3374704501</text:p>
          </table:table-cell>
          <table:table-cell office:value-type="float" office:value="2" calcext:value-type="float">
            <text:p>2</text:p>
          </table:table-cell>
          <table:table-cell table:formula="of:=[.S301]*0.1/3" office:value-type="float" office:value="0.0666666666666667" calcext:value-type="float">
            <text:p>0.0666666667</text:p>
          </table:table-cell>
          <table:table-cell table:formula="of:=[.N301]*[.T301]" office:value-type="float" office:value="-0.0104" calcext:value-type="float">
            <text:p>-0.0104</text:p>
          </table:table-cell>
          <table:table-cell table:formula="of:=[.V300]+[.U300]" office:value-type="float" office:value="1.3710574970983" calcext:value-type="float">
            <text:p>1.371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945" calcext:value-type="float">
            <text:p>26.945</text:p>
          </table:table-cell>
          <table:table-cell office:value-type="float" office:value="6.205" calcext:value-type="float">
            <text:p>6.205</text:p>
          </table:table-cell>
          <table:table-cell office:value-type="float" office:value="-40.885" calcext:value-type="float">
            <text:p>-40.885</text:p>
          </table:table-cell>
          <table:table-cell office:value-type="float" office:value="49.357" calcext:value-type="float">
            <text:p>49.357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" calcext:value-type="float">
            <text:p>0.15</text:p>
          </table:table-cell>
          <table:table-cell office:value-type="float" office:value="-10.718" calcext:value-type="float">
            <text:p>-10.718</text:p>
          </table:table-cell>
          <table:table-cell office:value-type="float" office:value="10.721" calcext:value-type="float">
            <text:p>10.721</text:p>
          </table:table-cell>
          <table:table-cell office:value-type="string" calcext:value-type="string">
            <text:p>##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IF (ABS([.I302]) &gt; 8.5; 1; 0)" office:value-type="float" office:value="1" calcext:value-type="float">
            <text:p>1</text:p>
          </table:table-cell>
          <table:table-cell table:formula="of:=ATAN2([.C302];[.B302])" office:value-type="float" office:value="1.34445830820148" calcext:value-type="float">
            <text:p>1.3444583082</text:p>
          </table:table-cell>
          <table:table-cell office:value-type="float" office:value="4" calcext:value-type="float">
            <text:p>4</text:p>
          </table:table-cell>
          <table:table-cell table:formula="of:=[.S302]*0.1/3" office:value-type="float" office:value="0.133333333333333" calcext:value-type="float">
            <text:p>0.1333333333</text:p>
          </table:table-cell>
          <table:table-cell table:formula="of:=[.N302]*[.T302]" office:value-type="float" office:value="0.0218666666666667" calcext:value-type="float">
            <text:p>0.0218666667</text:p>
          </table:table-cell>
          <table:table-cell table:formula="of:=[.V301]+[.U301]" office:value-type="float" office:value="1.3606574970983" calcext:value-type="float">
            <text:p>1.360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775" calcext:value-type="float">
            <text:p>26.775</text:p>
          </table:table-cell>
          <table:table-cell office:value-type="float" office:value="6.715" calcext:value-type="float">
            <text:p>6.715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49.19" calcext:value-type="float">
            <text:p>49.19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2" calcext:value-type="float">
            <text:p>0.002</text:p>
          </table:table-cell>
          <table:table-cell office:value-type="float" office:value="-10.68" calcext:value-type="float">
            <text:p>-10.68</text:p>
          </table:table-cell>
          <table:table-cell office:value-type="float" office:value="10.682" calcext:value-type="float">
            <text:p>10.682</text:p>
          </table:table-cell>
          <table:table-cell office:value-type="string" calcext:value-type="string">
            <text:p>##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18" calcext:value-type="float">
            <text:p>0.18</text:p>
          </table:table-cell>
          <table:table-cell office:value-type="float" office:value="0.357" calcext:value-type="float">
            <text:p>0.357</text:p>
          </table:table-cell>
          <table:table-cell/>
          <table:table-cell table:formula="of:=IF (ABS([.I303]) &gt; 8.5; 1; 0)" office:value-type="float" office:value="1" calcext:value-type="float">
            <text:p>1</text:p>
          </table:table-cell>
          <table:table-cell table:formula="of:=ATAN2([.C303];[.B303])" office:value-type="float" office:value="1.32507083781734" calcext:value-type="float">
            <text:p>1.3250708378</text:p>
          </table:table-cell>
          <table:table-cell office:value-type="float" office:value="2" calcext:value-type="float">
            <text:p>2</text:p>
          </table:table-cell>
          <table:table-cell table:formula="of:=[.S303]*0.1/3" office:value-type="float" office:value="0.0666666666666667" calcext:value-type="float">
            <text:p>0.0666666667</text:p>
          </table:table-cell>
          <table:table-cell table:formula="of:=[.N303]*[.T303]" office:value-type="float" office:value="0.012" calcext:value-type="float">
            <text:p>0.012</text:p>
          </table:table-cell>
          <table:table-cell table:formula="of:=[.V302]+[.U302]" office:value-type="float" office:value="1.38252416376497" calcext:value-type="float">
            <text:p>1.382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52" calcext:value-type="float">
            <text:p>26.52</text:p>
          </table:table-cell>
          <table:table-cell office:value-type="float" office:value="6.545" calcext:value-type="float">
            <text:p>6.545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49.029" calcext:value-type="float">
            <text:p>49.029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0.15" calcext:value-type="float">
            <text:p>0.15</text:p>
          </table:table-cell>
          <table:table-cell office:value-type="float" office:value="-9.796" calcext:value-type="float">
            <text:p>-9.796</text:p>
          </table:table-cell>
          <table:table-cell office:value-type="float" office:value="9.804" calcext:value-type="float">
            <text:p>9.804</text:p>
          </table:table-cell>
          <table:table-cell office:value-type="string" calcext:value-type="string">
            <text:p>##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IF (ABS([.I304]) &gt; 8.5; 1; 0)" office:value-type="float" office:value="1" calcext:value-type="float">
            <text:p>1</text:p>
          </table:table-cell>
          <table:table-cell table:formula="of:=ATAN2([.C304];[.B304])" office:value-type="float" office:value="1.32883652242173" calcext:value-type="float">
            <text:p>1.3288365224</text:p>
          </table:table-cell>
          <table:table-cell office:value-type="float" office:value="4" calcext:value-type="float">
            <text:p>4</text:p>
          </table:table-cell>
          <table:table-cell table:formula="of:=[.S304]*0.1/3" office:value-type="float" office:value="0.133333333333333" calcext:value-type="float">
            <text:p>0.1333333333</text:p>
          </table:table-cell>
          <table:table-cell table:formula="of:=[.N304]*[.T304]" office:value-type="float" office:value="0.022" calcext:value-type="float">
            <text:p>0.022</text:p>
          </table:table-cell>
          <table:table-cell table:formula="of:=[.V303]+[.U303]" office:value-type="float" office:value="1.39452416376497" calcext:value-type="float">
            <text:p>1.394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115" calcext:value-type="float">
            <text:p>27.115</text:p>
          </table:table-cell>
          <table:table-cell office:value-type="float" office:value="5.44" calcext:value-type="float">
            <text:p>5.44</text:p>
          </table:table-cell>
          <table:table-cell office:value-type="float" office:value="-40.97" calcext:value-type="float">
            <text:p>-40.97</text:p>
          </table:table-cell>
          <table:table-cell office:value-type="float" office:value="49.43" calcext:value-type="float">
            <text:p>49.43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0.11" calcext:value-type="float">
            <text:p>-0.11</text:p>
          </table:table-cell>
          <table:table-cell office:value-type="float" office:value="-9.872" calcext:value-type="float">
            <text:p>-9.872</text:p>
          </table:table-cell>
          <table:table-cell office:value-type="float" office:value="9.877" calcext:value-type="float">
            <text:p>9.877</text:p>
          </table:table-cell>
          <table:table-cell office:value-type="string" calcext:value-type="string">
            <text:p>##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" calcext:value-type="float">
            <text:p>0.0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3" calcext:value-type="float">
            <text:p>0.453</text:p>
          </table:table-cell>
          <table:table-cell/>
          <table:table-cell table:formula="of:=IF (ABS([.I305]) &gt; 8.5; 1; 0)" office:value-type="float" office:value="1" calcext:value-type="float">
            <text:p>1</text:p>
          </table:table-cell>
          <table:table-cell table:formula="of:=ATAN2([.C305];[.B305])" office:value-type="float" office:value="1.37279799426335" calcext:value-type="float">
            <text:p>1.3727979943</text:p>
          </table:table-cell>
          <table:table-cell office:value-type="float" office:value="2" calcext:value-type="float">
            <text:p>2</text:p>
          </table:table-cell>
          <table:table-cell table:formula="of:=[.S305]*0.1/3" office:value-type="float" office:value="0.0666666666666667" calcext:value-type="float">
            <text:p>0.0666666667</text:p>
          </table:table-cell>
          <table:table-cell table:formula="of:=[.N305]*[.T305]" office:value-type="float" office:value="0.0298666666666667" calcext:value-type="float">
            <text:p>0.0298666667</text:p>
          </table:table-cell>
          <table:table-cell table:formula="of:=[.V304]+[.U304]" office:value-type="float" office:value="1.41652416376497" calcext:value-type="float">
            <text:p>1.416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4.165" calcext:value-type="float">
            <text:p>4.165</text:p>
          </table:table-cell>
          <table:table-cell office:value-type="float" office:value="-40.97" calcext:value-type="float">
            <text:p>-40.97</text:p>
          </table:table-cell>
          <table:table-cell office:value-type="float" office:value="49.074" calcext:value-type="float">
            <text:p>49.074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0.11" calcext:value-type="float">
            <text:p>-0.11</text:p>
          </table:table-cell>
          <table:table-cell office:value-type="float" office:value="-9.834" calcext:value-type="float">
            <text:p>-9.834</text:p>
          </table:table-cell>
          <table:table-cell office:value-type="float" office:value="9.843" calcext:value-type="float">
            <text:p>9.843</text:p>
          </table:table-cell>
          <table:table-cell office:value-type="string" calcext:value-type="string">
            <text:p>##</text:p>
          </table:table-cell>
          <table:table-cell office:value-type="float" office:value="0.229" calcext:value-type="float">
            <text:p>0.229</text:p>
          </table:table-cell>
          <table:table-cell office:value-type="float" office:value="0.123" calcext:value-type="float">
            <text:p>0.123</text:p>
          </table:table-cell>
          <table:table-cell office:value-type="float" office:value="0.47" calcext:value-type="float">
            <text:p>0.47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IF (ABS([.I306]) &gt; 8.5; 1; 0)" office:value-type="float" office:value="1" calcext:value-type="float">
            <text:p>1</text:p>
          </table:table-cell>
          <table:table-cell table:formula="of:=ATAN2([.C306];[.B306])" office:value-type="float" office:value="1.41599389167896" calcext:value-type="float">
            <text:p>1.4159938917</text:p>
          </table:table-cell>
          <table:table-cell office:value-type="float" office:value="4" calcext:value-type="float">
            <text:p>4</text:p>
          </table:table-cell>
          <table:table-cell table:formula="of:=[.S306]*0.1/3" office:value-type="float" office:value="0.133333333333333" calcext:value-type="float">
            <text:p>0.1333333333</text:p>
          </table:table-cell>
          <table:table-cell table:formula="of:=[.N306]*[.T306]" office:value-type="float" office:value="0.0626666666666667" calcext:value-type="float">
            <text:p>0.0626666667</text:p>
          </table:table-cell>
          <table:table-cell table:formula="of:=[.V305]+[.U305]" office:value-type="float" office:value="1.44639083043163" calcext:value-type="float">
            <text:p>1.446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3.995" calcext:value-type="float">
            <text:p>3.995</text:p>
          </table:table-cell>
          <table:table-cell office:value-type="float" office:value="-41.395" calcext:value-type="float">
            <text:p>-41.395</text:p>
          </table:table-cell>
          <table:table-cell office:value-type="float" office:value="49.507" calcext:value-type="float">
            <text:p>49.507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0.332" calcext:value-type="float">
            <text:p>-0.332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203" calcext:value-type="float">
            <text:p>10.203</text:p>
          </table:table-cell>
          <table:table-cell office:value-type="string" calcext:value-type="string">
            <text:p>##</text:p>
          </table:table-cell>
          <table:table-cell office:value-type="float" office:value="0.19" calcext:value-type="float">
            <text:p>0.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IF (ABS([.I307]) &gt; 8.5; 1; 0)" office:value-type="float" office:value="1" calcext:value-type="float">
            <text:p>1</text:p>
          </table:table-cell>
          <table:table-cell table:formula="of:=ATAN2([.C307];[.B307])" office:value-type="float" office:value="1.42314457697392" calcext:value-type="float">
            <text:p>1.423144577</text:p>
          </table:table-cell>
          <table:table-cell office:value-type="float" office:value="2" calcext:value-type="float">
            <text:p>2</text:p>
          </table:table-cell>
          <table:table-cell table:formula="of:=[.S307]*0.1/3" office:value-type="float" office:value="0.0666666666666667" calcext:value-type="float">
            <text:p>0.0666666667</text:p>
          </table:table-cell>
          <table:table-cell table:formula="of:=[.N307]*[.T307]" office:value-type="float" office:value="0.0264" calcext:value-type="float">
            <text:p>0.0264</text:p>
          </table:table-cell>
          <table:table-cell table:formula="of:=[.V306]+[.U306]" office:value-type="float" office:value="1.5090574970983" calcext:value-type="float">
            <text:p>1.509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2" calcext:value-type="float">
            <text:p>27.2</text:p>
          </table:table-cell>
          <table:table-cell office:value-type="float" office:value="2.89" calcext:value-type="float">
            <text:p>2.89</text:p>
          </table:table-cell>
          <table:table-cell office:value-type="float" office:value="-40.97" calcext:value-type="float">
            <text:p>-40.97</text:p>
          </table:table-cell>
          <table:table-cell office:value-type="float" office:value="49.262" calcext:value-type="float">
            <text:p>49.262</text:p>
          </table:table-cell>
          <table:table-cell office:value-type="string" calcext:value-type="string">
            <text:p>##</text:p>
          </table:table-cell>
          <table:table-cell office:value-type="float" office:value="0.517" calcext:value-type="float">
            <text:p>0.517</text:p>
          </table:table-cell>
          <table:table-cell office:value-type="float" office:value="-0.406" calcext:value-type="float">
            <text:p>-0.406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10.278" calcext:value-type="float">
            <text:p>10.278</text:p>
          </table:table-cell>
          <table:table-cell office:value-type="string" calcext:value-type="string">
            <text:p>##</text:p>
          </table:table-cell>
          <table:table-cell office:value-type="float" office:value="0.034" calcext:value-type="float">
            <text:p>0.034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44" calcext:value-type="float">
            <text:p>0.444</text:p>
          </table:table-cell>
          <table:table-cell/>
          <table:table-cell table:formula="of:=IF (ABS([.I308]) &gt; 8.5; 1; 0)" office:value-type="float" office:value="1" calcext:value-type="float">
            <text:p>1</text:p>
          </table:table-cell>
          <table:table-cell table:formula="of:=ATAN2([.C308];[.B308])" office:value-type="float" office:value="1.46494346124372" calcext:value-type="float">
            <text:p>1.4649434612</text:p>
          </table:table-cell>
          <table:table-cell office:value-type="float" office:value="4" calcext:value-type="float">
            <text:p>4</text:p>
          </table:table-cell>
          <table:table-cell table:formula="of:=[.S308]*0.1/3" office:value-type="float" office:value="0.133333333333333" calcext:value-type="float">
            <text:p>0.1333333333</text:p>
          </table:table-cell>
          <table:table-cell table:formula="of:=[.N308]*[.T308]" office:value-type="float" office:value="0.0552" calcext:value-type="float">
            <text:p>0.0552</text:p>
          </table:table-cell>
          <table:table-cell table:formula="of:=[.V307]+[.U307]" office:value-type="float" office:value="1.5354574970983" calcext:value-type="float">
            <text:p>1.535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56" calcext:value-type="float">
            <text:p>28.56</text:p>
          </table:table-cell>
          <table:table-cell office:value-type="float" office:value="0.935" calcext:value-type="float">
            <text:p>0.935</text:p>
          </table:table-cell>
          <table:table-cell office:value-type="float" office:value="-40.885" calcext:value-type="float">
            <text:p>-40.885</text:p>
          </table:table-cell>
          <table:table-cell office:value-type="float" office:value="49.881" calcext:value-type="float">
            <text:p>49.881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0.103" calcext:value-type="float">
            <text:p>-10.103</text:p>
          </table:table-cell>
          <table:table-cell office:value-type="float" office:value="10.112" calcext:value-type="float">
            <text:p>10.112</text:p>
          </table:table-cell>
          <table:table-cell office:value-type="string" calcext:value-type="string">
            <text:p>##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2" calcext:value-type="float">
            <text:p>-0.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56" calcext:value-type="float">
            <text:p>0.656</text:p>
          </table:table-cell>
          <table:table-cell/>
          <table:table-cell table:formula="of:=IF (ABS([.I309]) &gt; 8.5; 1; 0)" office:value-type="float" office:value="1" calcext:value-type="float">
            <text:p>1</text:p>
          </table:table-cell>
          <table:table-cell table:formula="of:=ATAN2([.C309];[.B309])" office:value-type="float" office:value="1.53806992008451" calcext:value-type="float">
            <text:p>1.5380699201</text:p>
          </table:table-cell>
          <table:table-cell office:value-type="float" office:value="2" calcext:value-type="float">
            <text:p>2</text:p>
          </table:table-cell>
          <table:table-cell table:formula="of:=[.S309]*0.1/3" office:value-type="float" office:value="0.0666666666666667" calcext:value-type="float">
            <text:p>0.0666666667</text:p>
          </table:table-cell>
          <table:table-cell table:formula="of:=[.N309]*[.T309]" office:value-type="float" office:value="0.0414666666666667" calcext:value-type="float">
            <text:p>0.0414666667</text:p>
          </table:table-cell>
          <table:table-cell table:formula="of:=[.V308]+[.U308]" office:value-type="float" office:value="1.5906574970983" calcext:value-type="float">
            <text:p>1.590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24" calcext:value-type="float">
            <text:p>29.24</text:p>
          </table:table-cell>
          <table:table-cell office:value-type="float" office:value="-0.68" calcext:value-type="float">
            <text:p>-0.68</text:p>
          </table:table-cell>
          <table:table-cell office:value-type="float" office:value="-40.035" calcext:value-type="float">
            <text:p>-40.035</text:p>
          </table:table-cell>
          <table:table-cell office:value-type="float" office:value="49.581" calcext:value-type="float">
            <text:p>49.581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443" calcext:value-type="float">
            <text:p>-0.443</text:p>
          </table:table-cell>
          <table:table-cell office:value-type="float" office:value="-9.949" calcext:value-type="float">
            <text:p>-9.949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##</text:p>
          </table:table-cell>
          <table:table-cell office:value-type="float" office:value="0.024" calcext:value-type="float">
            <text:p>0.024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9" calcext:value-type="float">
            <text:p>0.739</text:p>
          </table:table-cell>
          <table:table-cell/>
          <table:table-cell table:formula="of:=IF (ABS([.I310]) &gt; 8.5; 1; 0)" office:value-type="float" office:value="1" calcext:value-type="float">
            <text:p>1</text:p>
          </table:table-cell>
          <table:table-cell table:formula="of:=ATAN2([.C310];[.B310])" office:value-type="float" office:value="1.59404794960536" calcext:value-type="float">
            <text:p>1.5940479496</text:p>
          </table:table-cell>
          <table:table-cell office:value-type="float" office:value="4" calcext:value-type="float">
            <text:p>4</text:p>
          </table:table-cell>
          <table:table-cell table:formula="of:=[.S310]*0.1/3" office:value-type="float" office:value="0.133333333333333" calcext:value-type="float">
            <text:p>0.1333333333</text:p>
          </table:table-cell>
          <table:table-cell table:formula="of:=[.N310]*[.T310]" office:value-type="float" office:value="0.0972" calcext:value-type="float">
            <text:p>0.0972</text:p>
          </table:table-cell>
          <table:table-cell table:formula="of:=[.V309]+[.U309]" office:value-type="float" office:value="1.63212416376497" calcext:value-type="float">
            <text:p>1.632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09" calcext:value-type="float">
            <text:p>30.09</text:p>
          </table:table-cell>
          <table:table-cell office:value-type="float" office:value="-2.635" calcext:value-type="float">
            <text:p>-2.635</text:p>
          </table:table-cell>
          <table:table-cell office:value-type="float" office:value="-39.95" calcext:value-type="float">
            <text:p>-39.95</text:p>
          </table:table-cell>
          <table:table-cell office:value-type="float" office:value="50.083" calcext:value-type="float">
            <text:p>50.083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0.517" calcext:value-type="float">
            <text:p>-0.517</text:p>
          </table:table-cell>
          <table:table-cell office:value-type="float" office:value="-9.488" calcext:value-type="float">
            <text:p>-9.488</text:p>
          </table:table-cell>
          <table:table-cell office:value-type="float" office:value="9.502" calcext:value-type="float">
            <text:p>9.502</text:p>
          </table:table-cell>
          <table:table-cell office:value-type="string" calcext:value-type="string">
            <text:p>##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3" calcext:value-type="float">
            <text:p>0.513</text:p>
          </table:table-cell>
          <table:table-cell/>
          <table:table-cell table:formula="of:=IF (ABS([.I311]) &gt; 8.5; 1; 0)" office:value-type="float" office:value="1" calcext:value-type="float">
            <text:p>1</text:p>
          </table:table-cell>
          <table:table-cell table:formula="of:=ATAN2([.C311];[.B311])" office:value-type="float" office:value="1.65814412419601" calcext:value-type="float">
            <text:p>1.6581441242</text:p>
          </table:table-cell>
          <table:table-cell office:value-type="float" office:value="2" calcext:value-type="float">
            <text:p>2</text:p>
          </table:table-cell>
          <table:table-cell table:formula="of:=[.S311]*0.1/3" office:value-type="float" office:value="0.0666666666666667" calcext:value-type="float">
            <text:p>0.0666666667</text:p>
          </table:table-cell>
          <table:table-cell table:formula="of:=[.N311]*[.T311]" office:value-type="float" office:value="0.0324666666666667" calcext:value-type="float">
            <text:p>0.0324666667</text:p>
          </table:table-cell>
          <table:table-cell table:formula="of:=[.V310]+[.U310]" office:value-type="float" office:value="1.72932416376497" calcext:value-type="float">
            <text:p>1.729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43" calcext:value-type="float">
            <text:p>30.43</text:p>
          </table:table-cell>
          <table:table-cell office:value-type="float" office:value="-3.655" calcext:value-type="float">
            <text:p>-3.655</text:p>
          </table:table-cell>
          <table:table-cell office:value-type="float" office:value="-38.845" calcext:value-type="float">
            <text:p>-38.845</text:p>
          </table:table-cell>
          <table:table-cell office:value-type="float" office:value="49.48" calcext:value-type="float">
            <text:p>49.48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369" calcext:value-type="float">
            <text:p>-0.369</text:p>
          </table:table-cell>
          <table:table-cell office:value-type="float" office:value="-9.872" calcext:value-type="float">
            <text:p>-9.872</text:p>
          </table:table-cell>
          <table:table-cell office:value-type="float" office:value="9.881" calcext:value-type="float">
            <text:p>9.881</text:p>
          </table:table-cell>
          <table:table-cell office:value-type="string" calcext:value-type="string">
            <text:p>##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96" calcext:value-type="float">
            <text:p>0.496</text:p>
          </table:table-cell>
          <table:table-cell/>
          <table:table-cell table:formula="of:=IF (ABS([.I312]) &gt; 8.5; 1; 0)" office:value-type="float" office:value="1" calcext:value-type="float">
            <text:p>1</text:p>
          </table:table-cell>
          <table:table-cell table:formula="of:=ATAN2([.C312];[.B312])" office:value-type="float" office:value="1.69033539710181" calcext:value-type="float">
            <text:p>1.6903353971</text:p>
          </table:table-cell>
          <table:table-cell office:value-type="float" office:value="4" calcext:value-type="float">
            <text:p>4</text:p>
          </table:table-cell>
          <table:table-cell table:formula="of:=[.S312]*0.1/3" office:value-type="float" office:value="0.133333333333333" calcext:value-type="float">
            <text:p>0.1333333333</text:p>
          </table:table-cell>
          <table:table-cell table:formula="of:=[.N312]*[.T312]" office:value-type="float" office:value="0.0562666666666667" calcext:value-type="float">
            <text:p>0.0562666667</text:p>
          </table:table-cell>
          <table:table-cell table:formula="of:=[.V311]+[.U311]" office:value-type="float" office:value="1.76179083043163" calcext:value-type="float">
            <text:p>1.761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515" calcext:value-type="float">
            <text:p>30.515</text:p>
          </table:table-cell>
          <table:table-cell office:value-type="float" office:value="-5.78" calcext:value-type="float">
            <text:p>-5.78</text:p>
          </table:table-cell>
          <table:table-cell office:value-type="float" office:value="-38.165" calcext:value-type="float">
            <text:p>-38.165</text:p>
          </table:table-cell>
          <table:table-cell office:value-type="float" office:value="49.205" calcext:value-type="float">
            <text:p>49.205</text:p>
          </table:table-cell>
          <table:table-cell office:value-type="string" calcext:value-type="string">
            <text:p>##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002" calcext:value-type="float">
            <text:p>0.002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10.284" calcext:value-type="float">
            <text:p>10.284</text:p>
          </table:table-cell>
          <table:table-cell office:value-type="string" calcext:value-type="string">
            <text:p>##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IF (ABS([.I313]) &gt; 8.5; 1; 0)" office:value-type="float" office:value="1" calcext:value-type="float">
            <text:p>1</text:p>
          </table:table-cell>
          <table:table-cell table:formula="of:=ATAN2([.C313];[.B313])" office:value-type="float" office:value="1.75799363581203" calcext:value-type="float">
            <text:p>1.7579936358</text:p>
          </table:table-cell>
          <table:table-cell office:value-type="float" office:value="2" calcext:value-type="float">
            <text:p>2</text:p>
          </table:table-cell>
          <table:table-cell table:formula="of:=[.S313]*0.1/3" office:value-type="float" office:value="0.0666666666666667" calcext:value-type="float">
            <text:p>0.0666666667</text:p>
          </table:table-cell>
          <table:table-cell table:formula="of:=[.N313]*[.T313]" office:value-type="float" office:value="0.0453333333333333" calcext:value-type="float">
            <text:p>0.0453333333</text:p>
          </table:table-cell>
          <table:table-cell table:formula="of:=[.V312]+[.U312]" office:value-type="float" office:value="1.8180574970983" calcext:value-type="float">
            <text:p>1.818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515" calcext:value-type="float">
            <text:p>30.515</text:p>
          </table:table-cell>
          <table:table-cell office:value-type="float" office:value="-8.245" calcext:value-type="float">
            <text:p>-8.245</text:p>
          </table:table-cell>
          <table:table-cell office:value-type="float" office:value="-38.42" calcext:value-type="float">
            <text:p>-38.42</text:p>
          </table:table-cell>
          <table:table-cell office:value-type="float" office:value="49.752" calcext:value-type="float">
            <text:p>49.752</text:p>
          </table:table-cell>
          <table:table-cell office:value-type="string" calcext:value-type="string">
            <text:p>##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147" calcext:value-type="float">
            <text:p>-0.147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##</text:p>
          </table:table-cell>
          <table:table-cell office:value-type="float" office:value="0.075" calcext:value-type="float">
            <text:p>0.075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1" calcext:value-type="float">
            <text:p>0.801</text:p>
          </table:table-cell>
          <table:table-cell/>
          <table:table-cell table:formula="of:=IF (ABS([.I314]) &gt; 8.5; 1; 0)" office:value-type="float" office:value="1" calcext:value-type="float">
            <text:p>1</text:p>
          </table:table-cell>
          <table:table-cell table:formula="of:=ATAN2([.C314];[.B314])" office:value-type="float" office:value="1.83468988975279" calcext:value-type="float">
            <text:p>1.8346898898</text:p>
          </table:table-cell>
          <table:table-cell office:value-type="float" office:value="4" calcext:value-type="float">
            <text:p>4</text:p>
          </table:table-cell>
          <table:table-cell table:formula="of:=[.S314]*0.1/3" office:value-type="float" office:value="0.133333333333333" calcext:value-type="float">
            <text:p>0.1333333333</text:p>
          </table:table-cell>
          <table:table-cell table:formula="of:=[.N314]*[.T314]" office:value-type="float" office:value="0.105466666666667" calcext:value-type="float">
            <text:p>0.1054666667</text:p>
          </table:table-cell>
          <table:table-cell table:formula="of:=[.V313]+[.U313]" office:value-type="float" office:value="1.86339083043163" calcext:value-type="float">
            <text:p>1.863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92" calcext:value-type="float">
            <text:p>29.92</text:p>
          </table:table-cell>
          <table:table-cell office:value-type="float" office:value="-10.455" calcext:value-type="float">
            <text:p>-10.455</text:p>
          </table:table-cell>
          <table:table-cell office:value-type="float" office:value="-38.08" calcext:value-type="float">
            <text:p>-38.08</text:p>
          </table:table-cell>
          <table:table-cell office:value-type="float" office:value="49.544" calcext:value-type="float">
            <text:p>49.544</text:p>
          </table:table-cell>
          <table:table-cell office:value-type="string" calcext:value-type="string">
            <text:p>##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9.68" calcext:value-type="float">
            <text:p>-9.6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##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8" calcext:value-type="float">
            <text:p>0.898</text:p>
          </table:table-cell>
          <table:table-cell/>
          <table:table-cell table:formula="of:=IF (ABS([.I315]) &gt; 8.5; 1; 0)" office:value-type="float" office:value="1" calcext:value-type="float">
            <text:p>1</text:p>
          </table:table-cell>
          <table:table-cell table:formula="of:=ATAN2([.C315];[.B315])" office:value-type="float" office:value="1.90696488119513" calcext:value-type="float">
            <text:p>1.9069648812</text:p>
          </table:table-cell>
          <table:table-cell office:value-type="float" office:value="2" calcext:value-type="float">
            <text:p>2</text:p>
          </table:table-cell>
          <table:table-cell table:formula="of:=[.S315]*0.1/3" office:value-type="float" office:value="0.0666666666666667" calcext:value-type="float">
            <text:p>0.0666666667</text:p>
          </table:table-cell>
          <table:table-cell table:formula="of:=[.N315]*[.T315]" office:value-type="float" office:value="0.0592" calcext:value-type="float">
            <text:p>0.0592</text:p>
          </table:table-cell>
          <table:table-cell table:formula="of:=[.V314]+[.U314]" office:value-type="float" office:value="1.9688574970983" calcext:value-type="float">
            <text:p>1.968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56" calcext:value-type="float">
            <text:p>28.56</text:p>
          </table:table-cell>
          <table:table-cell office:value-type="float" office:value="-11.56" calcext:value-type="float">
            <text:p>-11.56</text:p>
          </table:table-cell>
          <table:table-cell office:value-type="float" office:value="-38.59" calcext:value-type="float">
            <text:p>-38.59</text:p>
          </table:table-cell>
          <table:table-cell office:value-type="float" office:value="49.381" calcext:value-type="float">
            <text:p>49.381</text:p>
          </table:table-cell>
          <table:table-cell office:value-type="string" calcext:value-type="string">
            <text:p>##</text:p>
          </table:table-cell>
          <table:table-cell office:value-type="float" office:value="-0.743" calcext:value-type="float">
            <text:p>-0.74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055" calcext:value-type="float">
            <text:p>10.055</text:p>
          </table:table-cell>
          <table:table-cell office:value-type="string" calcext:value-type="string">
            <text:p>##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1" calcext:value-type="float">
            <text:p>0.111</text:p>
          </table:table-cell>
          <table:table-cell office:value-type="float" office:value="0.72" calcext:value-type="float">
            <text:p>0.72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IF (ABS([.I316]) &gt; 8.5; 1; 0)" office:value-type="float" office:value="1" calcext:value-type="float">
            <text:p>1</text:p>
          </table:table-cell>
          <table:table-cell table:formula="of:=ATAN2([.C316];[.B316])" office:value-type="float" office:value="1.95540104161711" calcext:value-type="float">
            <text:p>1.9554010416</text:p>
          </table:table-cell>
          <table:table-cell office:value-type="float" office:value="4" calcext:value-type="float">
            <text:p>4</text:p>
          </table:table-cell>
          <table:table-cell table:formula="of:=[.S316]*0.1/3" office:value-type="float" office:value="0.133333333333333" calcext:value-type="float">
            <text:p>0.1333333333</text:p>
          </table:table-cell>
          <table:table-cell table:formula="of:=[.N316]*[.T316]" office:value-type="float" office:value="0.096" calcext:value-type="float">
            <text:p>0.096</text:p>
          </table:table-cell>
          <table:table-cell table:formula="of:=[.V315]+[.U315]" office:value-type="float" office:value="2.0280574970983" calcext:value-type="float">
            <text:p>2.028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-11.9" calcext:value-type="float">
            <text:p>-11.9</text:p>
          </table:table-cell>
          <table:table-cell office:value-type="float" office:value="-39.015" calcext:value-type="float">
            <text:p>-39.015</text:p>
          </table:table-cell>
          <table:table-cell office:value-type="float" office:value="49.264" calcext:value-type="float">
            <text:p>49.264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9.796" calcext:value-type="float">
            <text:p>-9.796</text:p>
          </table:table-cell>
          <table:table-cell office:value-type="float" office:value="9.809" calcext:value-type="float">
            <text:p>9.809</text:p>
          </table:table-cell>
          <table:table-cell office:value-type="string" calcext:value-type="string">
            <text:p>##</text:p>
          </table:table-cell>
          <table:table-cell office:value-type="float" office:value="0.207" calcext:value-type="float">
            <text:p>0.207</text:p>
          </table:table-cell>
          <table:table-cell office:value-type="float" office:value="0.02" calcext:value-type="float">
            <text:p>0.0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IF (ABS([.I317]) &gt; 8.5; 1; 0)" office:value-type="float" office:value="1" calcext:value-type="float">
            <text:p>1</text:p>
          </table:table-cell>
          <table:table-cell table:formula="of:=ATAN2([.C317];[.B317])" office:value-type="float" office:value="1.97754339852087" calcext:value-type="float">
            <text:p>1.9775433985</text:p>
          </table:table-cell>
          <table:table-cell office:value-type="float" office:value="2" calcext:value-type="float">
            <text:p>2</text:p>
          </table:table-cell>
          <table:table-cell table:formula="of:=[.S317]*0.1/3" office:value-type="float" office:value="0.0666666666666667" calcext:value-type="float">
            <text:p>0.0666666667</text:p>
          </table:table-cell>
          <table:table-cell table:formula="of:=[.N317]*[.T317]" office:value-type="float" office:value="0.0217333333333333" calcext:value-type="float">
            <text:p>0.0217333333</text:p>
          </table:table-cell>
          <table:table-cell table:formula="of:=[.V316]+[.U316]" office:value-type="float" office:value="2.1240574970983" calcext:value-type="float">
            <text:p>2.124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95" calcext:value-type="float">
            <text:p>27.795</text:p>
          </table:table-cell>
          <table:table-cell office:value-type="float" office:value="-11.73" calcext:value-type="float">
            <text:p>-11.73</text:p>
          </table:table-cell>
          <table:table-cell office:value-type="float" office:value="-38.675" calcext:value-type="float">
            <text:p>-38.675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369" calcext:value-type="float">
            <text:p>-0.369</text:p>
          </table:table-cell>
          <table:table-cell office:value-type="float" office:value="-9.911" calcext:value-type="float">
            <text:p>-9.911</text:p>
          </table:table-cell>
          <table:table-cell office:value-type="float" office:value="9.938" calcext:value-type="float">
            <text:p>9.938</text:p>
          </table:table-cell>
          <table:table-cell office:value-type="string" calcext:value-type="string">
            <text:p>##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" calcext:value-type="float">
            <text:p>0.1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IF (ABS([.I318]) &gt; 8.5; 1; 0)" office:value-type="float" office:value="1" calcext:value-type="float">
            <text:p>1</text:p>
          </table:table-cell>
          <table:table-cell table:formula="of:=ATAN2([.C318];[.B318])" office:value-type="float" office:value="1.9701387804776" calcext:value-type="float">
            <text:p>1.9701387805</text:p>
          </table:table-cell>
          <table:table-cell office:value-type="float" office:value="4" calcext:value-type="float">
            <text:p>4</text:p>
          </table:table-cell>
          <table:table-cell table:formula="of:=[.S318]*0.1/3" office:value-type="float" office:value="0.133333333333333" calcext:value-type="float">
            <text:p>0.1333333333</text:p>
          </table:table-cell>
          <table:table-cell table:formula="of:=[.N318]*[.T318]" office:value-type="float" office:value="0.0133333333333333" calcext:value-type="float">
            <text:p>0.0133333333</text:p>
          </table:table-cell>
          <table:table-cell table:formula="of:=[.V317]+[.U317]" office:value-type="float" office:value="2.14579083043163" calcext:value-type="float">
            <text:p>2.145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73" calcext:value-type="float">
            <text:p>28.73</text:p>
          </table:table-cell>
          <table:table-cell office:value-type="float" office:value="-10.965" calcext:value-type="float">
            <text:p>-10.965</text:p>
          </table:table-cell>
          <table:table-cell office:value-type="float" office:value="-38.675" calcext:value-type="float">
            <text:p>-38.675</text:p>
          </table:table-cell>
          <table:table-cell office:value-type="float" office:value="49.411" calcext:value-type="float">
            <text:p>49.411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-0.48" calcext:value-type="float">
            <text:p>-0.48</text:p>
          </table:table-cell>
          <table:table-cell office:value-type="float" office:value="-10.065" calcext:value-type="float">
            <text:p>-10.065</text:p>
          </table:table-cell>
          <table:table-cell office:value-type="float" office:value="10.109" calcext:value-type="float">
            <text:p>10.109</text:p>
          </table:table-cell>
          <table:table-cell office:value-type="string" calcext:value-type="string">
            <text:p>##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299" calcext:value-type="float">
            <text:p>0.299</text:p>
          </table:table-cell>
          <table:table-cell/>
          <table:table-cell table:formula="of:=IF (ABS([.I319]) &gt; 8.5; 1; 0)" office:value-type="float" office:value="1" calcext:value-type="float">
            <text:p>1</text:p>
          </table:table-cell>
          <table:table-cell table:formula="of:=ATAN2([.C319];[.B319])" office:value-type="float" office:value="1.93539028937706" calcext:value-type="float">
            <text:p>1.9353902894</text:p>
          </table:table-cell>
          <table:table-cell office:value-type="float" office:value="2" calcext:value-type="float">
            <text:p>2</text:p>
          </table:table-cell>
          <table:table-cell table:formula="of:=[.S319]*0.1/3" office:value-type="float" office:value="0.0666666666666667" calcext:value-type="float">
            <text:p>0.0666666667</text:p>
          </table:table-cell>
          <table:table-cell table:formula="of:=[.N319]*[.T319]" office:value-type="float" office:value="-0.0185333333333333" calcext:value-type="float">
            <text:p>-0.0185333333</text:p>
          </table:table-cell>
          <table:table-cell table:formula="of:=[.V318]+[.U318]" office:value-type="float" office:value="2.15912416376497" calcext:value-type="float">
            <text:p>2.159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325" calcext:value-type="float">
            <text:p>29.325</text:p>
          </table:table-cell>
          <table:table-cell office:value-type="float" office:value="-7.99" calcext:value-type="float">
            <text:p>-7.99</text:p>
          </table:table-cell>
          <table:table-cell office:value-type="float" office:value="-38.76" calcext:value-type="float">
            <text:p>-38.76</text:p>
          </table:table-cell>
          <table:table-cell office:value-type="float" office:value="49.256" calcext:value-type="float">
            <text:p>49.256</text:p>
          </table:table-cell>
          <table:table-cell office:value-type="string" calcext:value-type="string">
            <text:p>##</text:p>
          </table:table-cell>
          <table:table-cell office:value-type="float" office:value="-1.114" calcext:value-type="float">
            <text:p>-1.114</text:p>
          </table:table-cell>
          <table:table-cell office:value-type="float" office:value="-0.666" calcext:value-type="float">
            <text:p>-0.666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262" calcext:value-type="float">
            <text:p>10.262</text:p>
          </table:table-cell>
          <table:table-cell office:value-type="string" calcext:value-type="string">
            <text:p>##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8" calcext:value-type="float">
            <text:p>0.058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643" calcext:value-type="float">
            <text:p>0.643</text:p>
          </table:table-cell>
          <table:table-cell/>
          <table:table-cell table:formula="of:=IF (ABS([.I320]) &gt; 8.5; 1; 0)" office:value-type="float" office:value="1" calcext:value-type="float">
            <text:p>1</text:p>
          </table:table-cell>
          <table:table-cell table:formula="of:=ATAN2([.C320];[.B320])" office:value-type="float" office:value="1.83680309755977" calcext:value-type="float">
            <text:p>1.8368030976</text:p>
          </table:table-cell>
          <table:table-cell office:value-type="float" office:value="4" calcext:value-type="float">
            <text:p>4</text:p>
          </table:table-cell>
          <table:table-cell table:formula="of:=[.S320]*0.1/3" office:value-type="float" office:value="0.133333333333333" calcext:value-type="float">
            <text:p>0.1333333333</text:p>
          </table:table-cell>
          <table:table-cell table:formula="of:=[.N320]*[.T320]" office:value-type="float" office:value="-0.0816" calcext:value-type="float">
            <text:p>-0.0816</text:p>
          </table:table-cell>
          <table:table-cell table:formula="of:=[.V319]+[.U319]" office:value-type="float" office:value="2.14059083043163" calcext:value-type="float">
            <text:p>2.140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09" calcext:value-type="float">
            <text:p>30.09</text:p>
          </table:table-cell>
          <table:table-cell office:value-type="float" office:value="-6.12" calcext:value-type="float">
            <text:p>-6.12</text:p>
          </table:table-cell>
          <table:table-cell office:value-type="float" office:value="-38.675" calcext:value-type="float">
            <text:p>-38.675</text:p>
          </table:table-cell>
          <table:table-cell office:value-type="float" office:value="49.382" calcext:value-type="float">
            <text:p>49.382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-0.443" calcext:value-type="float">
            <text:p>-0.443</text:p>
          </table:table-cell>
          <table:table-cell office:value-type="float" office:value="-9.565" calcext:value-type="float">
            <text:p>-9.565</text:p>
          </table:table-cell>
          <table:table-cell office:value-type="float" office:value="9.584" calcext:value-type="float">
            <text:p>9.584</text:p>
          </table:table-cell>
          <table:table-cell office:value-type="string" calcext:value-type="string">
            <text:p>##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071" calcext:value-type="float">
            <text:p>1.071</text:p>
          </table:table-cell>
          <table:table-cell/>
          <table:table-cell table:formula="of:=IF (ABS([.I321]) &gt; 8.5; 1; 0)" office:value-type="float" office:value="1" calcext:value-type="float">
            <text:p>1</text:p>
          </table:table-cell>
          <table:table-cell table:formula="of:=ATAN2([.C321];[.B321])" office:value-type="float" office:value="1.77144920411478" calcext:value-type="float">
            <text:p>1.7714492041</text:p>
          </table:table-cell>
          <table:table-cell office:value-type="float" office:value="2" calcext:value-type="float">
            <text:p>2</text:p>
          </table:table-cell>
          <table:table-cell table:formula="of:=[.S321]*0.1/3" office:value-type="float" office:value="0.0666666666666667" calcext:value-type="float">
            <text:p>0.0666666667</text:p>
          </table:table-cell>
          <table:table-cell table:formula="of:=[.N321]*[.T321]" office:value-type="float" office:value="-0.0709333333333333" calcext:value-type="float">
            <text:p>-0.0709333333</text:p>
          </table:table-cell>
          <table:table-cell table:formula="of:=[.V320]+[.U320]" office:value-type="float" office:value="2.05899083043163" calcext:value-type="float">
            <text:p>2.058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28" calcext:value-type="float">
            <text:p>31.28</text:p>
          </table:table-cell>
          <table:table-cell office:value-type="float" office:value="-2.465" calcext:value-type="float">
            <text:p>-2.465</text:p>
          </table:table-cell>
          <table:table-cell office:value-type="float" office:value="-38.845" calcext:value-type="float">
            <text:p>-38.845</text:p>
          </table:table-cell>
          <table:table-cell office:value-type="float" office:value="49.934" calcext:value-type="float">
            <text:p>49.934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9.834" calcext:value-type="float">
            <text:p>-9.834</text:p>
          </table:table-cell>
          <table:table-cell office:value-type="float" office:value="9.846" calcext:value-type="float">
            <text:p>9.846</text:p>
          </table:table-cell>
          <table:table-cell office:value-type="string" calcext:value-type="string">
            <text:p>##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72" calcext:value-type="float">
            <text:p>-0.172</text:p>
          </table:table-cell>
          <table:table-cell office:value-type="float" office:value="-1.147" calcext:value-type="float">
            <text:p>-1.147</text:p>
          </table:table-cell>
          <table:table-cell office:value-type="float" office:value="1.162" calcext:value-type="float">
            <text:p>1.162</text:p>
          </table:table-cell>
          <table:table-cell/>
          <table:table-cell table:formula="of:=IF (ABS([.I322]) &gt; 8.5; 1; 0)" office:value-type="float" office:value="1" calcext:value-type="float">
            <text:p>1</text:p>
          </table:table-cell>
          <table:table-cell table:formula="of:=ATAN2([.C322];[.B322])" office:value-type="float" office:value="1.64943815147628" calcext:value-type="float">
            <text:p>1.6494381515</text:p>
          </table:table-cell>
          <table:table-cell office:value-type="float" office:value="4" calcext:value-type="float">
            <text:p>4</text:p>
          </table:table-cell>
          <table:table-cell table:formula="of:=[.S322]*0.1/3" office:value-type="float" office:value="0.133333333333333" calcext:value-type="float">
            <text:p>0.1333333333</text:p>
          </table:table-cell>
          <table:table-cell table:formula="of:=[.N322]*[.T322]" office:value-type="float" office:value="-0.152933333333333" calcext:value-type="float">
            <text:p>-0.1529333333</text:p>
          </table:table-cell>
          <table:table-cell table:formula="of:=[.V321]+[.U321]" office:value-type="float" office:value="1.9880574970983" calcext:value-type="float">
            <text:p>1.988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535" calcext:value-type="float">
            <text:p>31.535</text:p>
          </table:table-cell>
          <table:table-cell office:value-type="float" office:value="-1.53" calcext:value-type="float">
            <text:p>-1.53</text:p>
          </table:table-cell>
          <table:table-cell office:value-type="float" office:value="-38.335" calcext:value-type="float">
            <text:p>-38.335</text:p>
          </table:table-cell>
          <table:table-cell office:value-type="float" office:value="49.663" calcext:value-type="float">
            <text:p>49.663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072" calcext:value-type="float">
            <text:p>-0.072</text:p>
          </table:table-cell>
          <table:table-cell office:value-type="float" office:value="-9.642" calcext:value-type="float">
            <text:p>-9.642</text:p>
          </table:table-cell>
          <table:table-cell office:value-type="float" office:value="9.644" calcext:value-type="float">
            <text:p>9.644</text:p>
          </table:table-cell>
          <table:table-cell office:value-type="string" calcext:value-type="string">
            <text:p>##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165" calcext:value-type="float">
            <text:p>-1.165</text:p>
          </table:table-cell>
          <table:table-cell office:value-type="float" office:value="1.241" calcext:value-type="float">
            <text:p>1.241</text:p>
          </table:table-cell>
          <table:table-cell/>
          <table:table-cell table:formula="of:=IF (ABS([.I323]) &gt; 8.5; 1; 0)" office:value-type="float" office:value="1" calcext:value-type="float">
            <text:p>1</text:p>
          </table:table-cell>
          <table:table-cell table:formula="of:=ATAN2([.C323];[.B323])" office:value-type="float" office:value="1.61927583141969" calcext:value-type="float">
            <text:p>1.6192758314</text:p>
          </table:table-cell>
          <table:table-cell office:value-type="float" office:value="2" calcext:value-type="float">
            <text:p>2</text:p>
          </table:table-cell>
          <table:table-cell table:formula="of:=[.S323]*0.1/3" office:value-type="float" office:value="0.0666666666666667" calcext:value-type="float">
            <text:p>0.0666666667</text:p>
          </table:table-cell>
          <table:table-cell table:formula="of:=[.N323]*[.T323]" office:value-type="float" office:value="-0.0776666666666667" calcext:value-type="float">
            <text:p>-0.0776666667</text:p>
          </table:table-cell>
          <table:table-cell table:formula="of:=[.V322]+[.U322]" office:value-type="float" office:value="1.83512416376497" calcext:value-type="float">
            <text:p>1.835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office:value-type="float" office:value="-39.015" calcext:value-type="float">
            <text:p>-39.015</text:p>
          </table:table-cell>
          <table:table-cell office:value-type="float" office:value="50.006" calcext:value-type="float">
            <text:p>50.006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8.988" calcext:value-type="float">
            <text:p>-8.988</text:p>
          </table:table-cell>
          <table:table-cell office:value-type="float" office:value="8.994" calcext:value-type="float">
            <text:p>8.994</text:p>
          </table:table-cell>
          <table:table-cell office:value-type="string" calcext:value-type="string">
            <text:p>##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209" calcext:value-type="float">
            <text:p>0.209</text:p>
          </table:table-cell>
          <table:table-cell office:value-type="float" office:value="-0.838" calcext:value-type="float">
            <text:p>-0.838</text:p>
          </table:table-cell>
          <table:table-cell office:value-type="float" office:value="1.032" calcext:value-type="float">
            <text:p>1.032</text:p>
          </table:table-cell>
          <table:table-cell/>
          <table:table-cell table:formula="of:=IF (ABS([.I324]) &gt; 8.5; 1; 0)" office:value-type="float" office:value="1" calcext:value-type="float">
            <text:p>1</text:p>
          </table:table-cell>
          <table:table-cell table:formula="of:=ATAN2([.C324];[.B324])" office:value-type="float" office:value="1.5707963267949" calcext:value-type="float">
            <text:p>1.5707963268</text:p>
          </table:table-cell>
          <table:table-cell office:value-type="float" office:value="4" calcext:value-type="float">
            <text:p>4</text:p>
          </table:table-cell>
          <table:table-cell table:formula="of:=[.S324]*0.1/3" office:value-type="float" office:value="0.133333333333333" calcext:value-type="float">
            <text:p>0.1333333333</text:p>
          </table:table-cell>
          <table:table-cell table:formula="of:=[.N324]*[.T324]" office:value-type="float" office:value="-0.111733333333333" calcext:value-type="float">
            <text:p>-0.1117333333</text:p>
          </table:table-cell>
          <table:table-cell table:formula="of:=[.V323]+[.U323]" office:value-type="float" office:value="1.7574574970983" calcext:value-type="float">
            <text:p>1.757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77" calcext:value-type="float">
            <text:p>30.77</text:p>
          </table:table-cell>
          <table:table-cell office:value-type="float" office:value="0.255" calcext:value-type="float">
            <text:p>0.255</text:p>
          </table:table-cell>
          <table:table-cell office:value-type="float" office:value="-38.59" calcext:value-type="float">
            <text:p>-38.59</text:p>
          </table:table-cell>
          <table:table-cell office:value-type="float" office:value="49.356" calcext:value-type="float">
            <text:p>49.356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595" calcext:value-type="float">
            <text:p>0.595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477" calcext:value-type="float">
            <text:p>9.477</text:p>
          </table:table-cell>
          <table:table-cell office:value-type="string" calcext:value-type="string">
            <text:p>##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053" calcext:value-type="float">
            <text:p>0.053</text:p>
          </table:table-cell>
          <table:table-cell office:value-type="float" office:value="-1.009" calcext:value-type="float">
            <text:p>-1.009</text:p>
          </table:table-cell>
          <table:table-cell office:value-type="float" office:value="1.156" calcext:value-type="float">
            <text:p>1.156</text:p>
          </table:table-cell>
          <table:table-cell/>
          <table:table-cell table:formula="of:=IF (ABS([.I325]) &gt; 8.5; 1; 0)" office:value-type="float" office:value="1" calcext:value-type="float">
            <text:p>1</text:p>
          </table:table-cell>
          <table:table-cell table:formula="of:=ATAN2([.C325];[.B325])" office:value-type="float" office:value="1.56250922369101" calcext:value-type="float">
            <text:p>1.5625092237</text:p>
          </table:table-cell>
          <table:table-cell office:value-type="float" office:value="2" calcext:value-type="float">
            <text:p>2</text:p>
          </table:table-cell>
          <table:table-cell table:formula="of:=[.S325]*0.1/3" office:value-type="float" office:value="0.0666666666666667" calcext:value-type="float">
            <text:p>0.0666666667</text:p>
          </table:table-cell>
          <table:table-cell table:formula="of:=[.N325]*[.T325]" office:value-type="float" office:value="-0.0672666666666667" calcext:value-type="float">
            <text:p>-0.0672666667</text:p>
          </table:table-cell>
          <table:table-cell table:formula="of:=[.V324]+[.U324]" office:value-type="float" office:value="1.64572416376497" calcext:value-type="float">
            <text:p>1.645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705" calcext:value-type="float">
            <text:p>31.705</text:p>
          </table:table-cell>
          <table:table-cell office:value-type="float" office:value="3.06" calcext:value-type="float">
            <text:p>3.06</text:p>
          </table:table-cell>
          <table:table-cell office:value-type="float" office:value="-37.995" calcext:value-type="float">
            <text:p>-37.995</text:p>
          </table:table-cell>
          <table:table-cell office:value-type="float" office:value="49.58" calcext:value-type="float">
            <text:p>49.58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1.411" calcext:value-type="float">
            <text:p>1.411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158" calcext:value-type="float">
            <text:p>10.158</text:p>
          </table:table-cell>
          <table:table-cell office:value-type="string" calcext:value-type="string">
            <text:p>##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336" calcext:value-type="float">
            <text:p>-1.336</text:p>
          </table:table-cell>
          <table:table-cell office:value-type="float" office:value="1.461" calcext:value-type="float">
            <text:p>1.461</text:p>
          </table:table-cell>
          <table:table-cell/>
          <table:table-cell table:formula="of:=IF (ABS([.I326]) &gt; 8.5; 1; 0)" office:value-type="float" office:value="1" calcext:value-type="float">
            <text:p>1</text:p>
          </table:table-cell>
          <table:table-cell table:formula="of:=ATAN2([.C326];[.B326])" office:value-type="float" office:value="1.47457959898905" calcext:value-type="float">
            <text:p>1.474579599</text:p>
          </table:table-cell>
          <table:table-cell office:value-type="float" office:value="4" calcext:value-type="float">
            <text:p>4</text:p>
          </table:table-cell>
          <table:table-cell table:formula="of:=[.S326]*0.1/3" office:value-type="float" office:value="0.133333333333333" calcext:value-type="float">
            <text:p>0.1333333333</text:p>
          </table:table-cell>
          <table:table-cell table:formula="of:=[.N326]*[.T326]" office:value-type="float" office:value="-0.178133333333333" calcext:value-type="float">
            <text:p>-0.1781333333</text:p>
          </table:table-cell>
          <table:table-cell table:formula="of:=[.V325]+[.U325]" office:value-type="float" office:value="1.5784574970983" calcext:value-type="float">
            <text:p>1.578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96" calcext:value-type="float">
            <text:p>31.96</text:p>
          </table:table-cell>
          <table:table-cell office:value-type="float" office:value="4.93" calcext:value-type="float">
            <text:p>4.93</text:p>
          </table:table-cell>
          <table:table-cell office:value-type="float" office:value="-37.485" calcext:value-type="float">
            <text:p>-37.485</text:p>
          </table:table-cell>
          <table:table-cell office:value-type="float" office:value="49.506" calcext:value-type="float">
            <text:p>49.506</text:p>
          </table:table-cell>
          <table:table-cell office:value-type="string" calcext:value-type="string">
            <text:p>##</text:p>
          </table:table-cell>
          <table:table-cell office:value-type="float" office:value="-1.337" calcext:value-type="float">
            <text:p>-1.337</text:p>
          </table:table-cell>
          <table:table-cell office:value-type="float" office:value="1.596" calcext:value-type="float">
            <text:p>1.596</text:p>
          </table:table-cell>
          <table:table-cell office:value-type="float" office:value="-11.295" calcext:value-type="float">
            <text:p>-11.295</text:p>
          </table:table-cell>
          <table:table-cell office:value-type="float" office:value="11.486" calcext:value-type="float">
            <text:p>11.486</text:p>
          </table:table-cell>
          <table:table-cell office:value-type="string" calcext:value-type="string">
            <text:p>##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1.809" calcext:value-type="float">
            <text:p>-1.809</text:p>
          </table:table-cell>
          <table:table-cell office:value-type="float" office:value="1.875" calcext:value-type="float">
            <text:p>1.875</text:p>
          </table:table-cell>
          <table:table-cell/>
          <table:table-cell table:formula="of:=IF (ABS([.I327]) &gt; 8.5; 1; 0)" office:value-type="float" office:value="1" calcext:value-type="float">
            <text:p>1</text:p>
          </table:table-cell>
          <table:table-cell table:formula="of:=ATAN2([.C327];[.B327])" office:value-type="float" office:value="1.41774731816512" calcext:value-type="float">
            <text:p>1.4177473182</text:p>
          </table:table-cell>
          <table:table-cell office:value-type="float" office:value="2" calcext:value-type="float">
            <text:p>2</text:p>
          </table:table-cell>
          <table:table-cell table:formula="of:=[.S327]*0.1/3" office:value-type="float" office:value="0.0666666666666667" calcext:value-type="float">
            <text:p>0.0666666667</text:p>
          </table:table-cell>
          <table:table-cell table:formula="of:=[.N327]*[.T327]" office:value-type="float" office:value="-0.1206" calcext:value-type="float">
            <text:p>-0.1206</text:p>
          </table:table-cell>
          <table:table-cell table:formula="of:=[.V326]+[.U326]" office:value-type="float" office:value="1.40032416376497" calcext:value-type="float">
            <text:p>1.400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28" calcext:value-type="float">
            <text:p>31.28</text:p>
          </table:table-cell>
          <table:table-cell office:value-type="float" office:value="8.16" calcext:value-type="float">
            <text:p>8.16</text:p>
          </table:table-cell>
          <table:table-cell office:value-type="float" office:value="-37.57" calcext:value-type="float">
            <text:p>-37.57</text:p>
          </table:table-cell>
          <table:table-cell office:value-type="float" office:value="49.563" calcext:value-type="float">
            <text:p>49.563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1.782" calcext:value-type="float">
            <text:p>1.782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651" calcext:value-type="float">
            <text:p>9.651</text:p>
          </table:table-cell>
          <table:table-cell office:value-type="string" calcext:value-type="string">
            <text:p>##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2" calcext:value-type="float">
            <text:p>0.02</text:p>
          </table:table-cell>
          <table:table-cell office:value-type="float" office:value="-1.233" calcext:value-type="float">
            <text:p>-1.233</text:p>
          </table:table-cell>
          <table:table-cell office:value-type="float" office:value="1.234" calcext:value-type="float">
            <text:p>1.234</text:p>
          </table:table-cell>
          <table:table-cell/>
          <table:table-cell table:formula="of:=IF (ABS([.I328]) &gt; 8.5; 1; 0)" office:value-type="float" office:value="1" calcext:value-type="float">
            <text:p>1</text:p>
          </table:table-cell>
          <table:table-cell table:formula="of:=ATAN2([.C328];[.B328])" office:value-type="float" office:value="1.31561393617408" calcext:value-type="float">
            <text:p>1.3156139362</text:p>
          </table:table-cell>
          <table:table-cell office:value-type="float" office:value="4" calcext:value-type="float">
            <text:p>4</text:p>
          </table:table-cell>
          <table:table-cell table:formula="of:=[.S328]*0.1/3" office:value-type="float" office:value="0.133333333333333" calcext:value-type="float">
            <text:p>0.1333333333</text:p>
          </table:table-cell>
          <table:table-cell table:formula="of:=[.N328]*[.T328]" office:value-type="float" office:value="-0.1644" calcext:value-type="float">
            <text:p>-0.1644</text:p>
          </table:table-cell>
          <table:table-cell table:formula="of:=[.V327]+[.U327]" office:value-type="float" office:value="1.27972416376497" calcext:value-type="float">
            <text:p>1.279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515" calcext:value-type="float">
            <text:p>30.515</text:p>
          </table:table-cell>
          <table:table-cell office:value-type="float" office:value="8.16" calcext:value-type="float">
            <text:p>8.16</text:p>
          </table:table-cell>
          <table:table-cell office:value-type="float" office:value="-37.74" calcext:value-type="float">
            <text:p>-37.74</text:p>
          </table:table-cell>
          <table:table-cell office:value-type="float" office:value="49.214" calcext:value-type="float">
            <text:p>49.214</text:p>
          </table:table-cell>
          <table:table-cell office:value-type="string" calcext:value-type="string">
            <text:p>##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782" calcext:value-type="float">
            <text:p>1.782</text:p>
          </table:table-cell>
          <table:table-cell office:value-type="float" office:value="-9.911" calcext:value-type="float">
            <text:p>-9.911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##</text:p>
          </table:table-cell>
          <table:table-cell office:value-type="float" office:value="-0.533" calcext:value-type="float">
            <text:p>-0.53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864" calcext:value-type="float">
            <text:p>0.864</text:p>
          </table:table-cell>
          <table:table-cell/>
          <table:table-cell table:formula="of:=IF (ABS([.I329]) &gt; 8.5; 1; 0)" office:value-type="float" office:value="1" calcext:value-type="float">
            <text:p>1</text:p>
          </table:table-cell>
          <table:table-cell table:formula="of:=ATAN2([.C329];[.B329])" office:value-type="float" office:value="1.30950057409089" calcext:value-type="float">
            <text:p>1.3095005741</text:p>
          </table:table-cell>
          <table:table-cell office:value-type="float" office:value="2" calcext:value-type="float">
            <text:p>2</text:p>
          </table:table-cell>
          <table:table-cell table:formula="of:=[.S329]*0.1/3" office:value-type="float" office:value="0.0666666666666667" calcext:value-type="float">
            <text:p>0.0666666667</text:p>
          </table:table-cell>
          <table:table-cell table:formula="of:=[.N329]*[.T329]" office:value-type="float" office:value="-0.0452" calcext:value-type="float">
            <text:p>-0.0452</text:p>
          </table:table-cell>
          <table:table-cell table:formula="of:=[.V328]+[.U328]" office:value-type="float" office:value="1.11532416376497" calcext:value-type="float">
            <text:p>1.115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2.47" calcext:value-type="float">
            <text:p>32.47</text:p>
          </table:table-cell>
          <table:table-cell office:value-type="float" office:value="9.605" calcext:value-type="float">
            <text:p>9.605</text:p>
          </table:table-cell>
          <table:table-cell office:value-type="float" office:value="-36.125" calcext:value-type="float">
            <text:p>-36.125</text:p>
          </table:table-cell>
          <table:table-cell office:value-type="float" office:value="49.513" calcext:value-type="float">
            <text:p>49.513</text:p>
          </table:table-cell>
          <table:table-cell office:value-type="string" calcext:value-type="string">
            <text:p>##</text:p>
          </table:table-cell>
          <table:table-cell office:value-type="float" office:value="-1.707" calcext:value-type="float">
            <text:p>-1.707</text:p>
          </table:table-cell>
          <table:table-cell office:value-type="float" office:value="2.041" calcext:value-type="float">
            <text:p>2.041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0.634" calcext:value-type="float">
            <text:p>10.634</text:p>
          </table:table-cell>
          <table:table-cell office:value-type="string" calcext:value-type="string">
            <text:p>##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888" calcext:value-type="float">
            <text:p>-0.888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IF (ABS([.I330]) &gt; 8.5; 1; 0)" office:value-type="float" office:value="1" calcext:value-type="float">
            <text:p>1</text:p>
          </table:table-cell>
          <table:table-cell table:formula="of:=ATAN2([.C330];[.B330])" office:value-type="float" office:value="1.28318659196293" calcext:value-type="float">
            <text:p>1.283186592</text:p>
          </table:table-cell>
          <table:table-cell office:value-type="float" office:value="4" calcext:value-type="float">
            <text:p>4</text:p>
          </table:table-cell>
          <table:table-cell table:formula="of:=[.S330]*0.1/3" office:value-type="float" office:value="0.133333333333333" calcext:value-type="float">
            <text:p>0.1333333333</text:p>
          </table:table-cell>
          <table:table-cell table:formula="of:=[.N330]*[.T330]" office:value-type="float" office:value="-0.1184" calcext:value-type="float">
            <text:p>-0.1184</text:p>
          </table:table-cell>
          <table:table-cell table:formula="of:=[.V329]+[.U329]" office:value-type="float" office:value="1.07012416376497" calcext:value-type="float">
            <text:p>1.070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345" calcext:value-type="float">
            <text:p>30.345</text:p>
          </table:table-cell>
          <table:table-cell office:value-type="float" office:value="12.92" calcext:value-type="float">
            <text:p>12.92</text:p>
          </table:table-cell>
          <table:table-cell office:value-type="float" office:value="-37.06" calcext:value-type="float">
            <text:p>-37.06</text:p>
          </table:table-cell>
          <table:table-cell office:value-type="float" office:value="49.61" calcext:value-type="float">
            <text:p>49.61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1.559" calcext:value-type="float">
            <text:p>1.559</text:p>
          </table:table-cell>
          <table:table-cell office:value-type="float" office:value="-9.026" calcext:value-type="float">
            <text:p>-9.026</text:p>
          </table:table-cell>
          <table:table-cell office:value-type="float" office:value="9.196" calcext:value-type="float">
            <text:p>9.196</text:p>
          </table:table-cell>
          <table:table-cell office:value-type="string" calcext:value-type="string">
            <text:p>##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" calcext:value-type="float">
            <text:p>0.11</text:p>
          </table:table-cell>
          <table:table-cell office:value-type="float" office:value="-0.923" calcext:value-type="float">
            <text:p>-0.923</text:p>
          </table:table-cell>
          <table:table-cell office:value-type="float" office:value="0.945" calcext:value-type="float">
            <text:p>0.945</text:p>
          </table:table-cell>
          <table:table-cell/>
          <table:table-cell table:formula="of:=IF (ABS([.I331]) &gt; 8.5; 1; 0)" office:value-type="float" office:value="1" calcext:value-type="float">
            <text:p>1</text:p>
          </table:table-cell>
          <table:table-cell table:formula="of:=ATAN2([.C331];[.B331])" office:value-type="float" office:value="1.1682734024071" calcext:value-type="float">
            <text:p>1.1682734024</text:p>
          </table:table-cell>
          <table:table-cell office:value-type="float" office:value="2" calcext:value-type="float">
            <text:p>2</text:p>
          </table:table-cell>
          <table:table-cell table:formula="of:=[.S331]*0.1/3" office:value-type="float" office:value="0.0666666666666667" calcext:value-type="float">
            <text:p>0.0666666667</text:p>
          </table:table-cell>
          <table:table-cell table:formula="of:=[.N331]*[.T331]" office:value-type="float" office:value="-0.0615333333333333" calcext:value-type="float">
            <text:p>-0.0615333333</text:p>
          </table:table-cell>
          <table:table-cell table:formula="of:=[.V330]+[.U330]" office:value-type="float" office:value="0.951724163764967" calcext:value-type="float">
            <text:p>0.951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14.875" calcext:value-type="float">
            <text:p>14.875</text:p>
          </table:table-cell>
          <table:table-cell office:value-type="float" office:value="-36.89" calcext:value-type="float">
            <text:p>-36.89</text:p>
          </table:table-cell>
          <table:table-cell office:value-type="float" office:value="48.868" calcext:value-type="float">
            <text:p>48.868</text:p>
          </table:table-cell>
          <table:table-cell office:value-type="string" calcext:value-type="string">
            <text:p>##</text:p>
          </table:table-cell>
          <table:table-cell office:value-type="float" office:value="-2.375" calcext:value-type="float">
            <text:p>-2.375</text:p>
          </table:table-cell>
          <table:table-cell office:value-type="float" office:value="1.559" calcext:value-type="float">
            <text:p>1.559</text:p>
          </table:table-cell>
          <table:table-cell office:value-type="float" office:value="-8.488" calcext:value-type="float">
            <text:p>-8.488</text:p>
          </table:table-cell>
          <table:table-cell office:value-type="float" office:value="8.951" calcext:value-type="float">
            <text:p>8.951</text:p>
          </table:table-cell>
          <table:table-cell office:value-type="string" calcext:value-type="string">
            <text:p>##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946" calcext:value-type="float">
            <text:p>-0.946</text:p>
          </table:table-cell>
          <table:table-cell office:value-type="float" office:value="0.949" calcext:value-type="float">
            <text:p>0.949</text:p>
          </table:table-cell>
          <table:table-cell/>
          <table:table-cell table:formula="of:=IF (ABS([.I332]) &gt; 8.5; 1; 0)" office:value-type="float" office:value="0" calcext:value-type="float">
            <text:p>0</text:p>
          </table:table-cell>
          <table:table-cell table:formula="of:=ATAN2([.C332];[.B332])" office:value-type="float" office:value="1.08817116243627" calcext:value-type="float">
            <text:p>1.0881711624</text:p>
          </table:table-cell>
          <table:table-cell office:value-type="float" office:value="4" calcext:value-type="float">
            <text:p>4</text:p>
          </table:table-cell>
          <table:table-cell table:formula="of:=[.S332]*0.1/3" office:value-type="float" office:value="0.133333333333333" calcext:value-type="float">
            <text:p>0.1333333333</text:p>
          </table:table-cell>
          <table:table-cell table:formula="of:=[.N332]*[.T332]" office:value-type="float" office:value="-0.126133333333333" calcext:value-type="float">
            <text:p>-0.1261333333</text:p>
          </table:table-cell>
          <table:table-cell table:formula="of:=[.V331]+[.U331]" office:value-type="float" office:value="0.890190830431634" calcext:value-type="float">
            <text:p>0.890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135" calcext:value-type="float">
            <text:p>28.135</text:p>
          </table:table-cell>
          <table:table-cell office:value-type="float" office:value="15.3" calcext:value-type="float">
            <text:p>15.3</text:p>
          </table:table-cell>
          <table:table-cell office:value-type="float" office:value="-36.465" calcext:value-type="float">
            <text:p>-36.465</text:p>
          </table:table-cell>
          <table:table-cell office:value-type="float" office:value="48.532" calcext:value-type="float">
            <text:p>48.532</text:p>
          </table:table-cell>
          <table:table-cell office:value-type="string" calcext:value-type="string">
            <text:p>##</text:p>
          </table:table-cell>
          <table:table-cell office:value-type="float" office:value="-2.634" calcext:value-type="float">
            <text:p>-2.634</text:p>
          </table:table-cell>
          <table:table-cell office:value-type="float" office:value="1.559" calcext:value-type="float">
            <text:p>1.559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10.852" calcext:value-type="float">
            <text:p>10.852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079" calcext:value-type="float">
            <text:p>0.079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678" calcext:value-type="float">
            <text:p>0.678</text:p>
          </table:table-cell>
          <table:table-cell/>
          <table:table-cell table:formula="of:=IF (ABS([.I333]) &gt; 8.5; 1; 0)" office:value-type="float" office:value="1" calcext:value-type="float">
            <text:p>1</text:p>
          </table:table-cell>
          <table:table-cell table:formula="of:=ATAN2([.C333];[.B333])" office:value-type="float" office:value="1.07272052160906" calcext:value-type="float">
            <text:p>1.0727205216</text:p>
          </table:table-cell>
          <table:table-cell office:value-type="float" office:value="2" calcext:value-type="float">
            <text:p>2</text:p>
          </table:table-cell>
          <table:table-cell table:formula="of:=[.S333]*0.1/3" office:value-type="float" office:value="0.0666666666666667" calcext:value-type="float">
            <text:p>0.0666666667</text:p>
          </table:table-cell>
          <table:table-cell table:formula="of:=[.N333]*[.T333]" office:value-type="float" office:value="-0.0356" calcext:value-type="float">
            <text:p>-0.0356</text:p>
          </table:table-cell>
          <table:table-cell table:formula="of:=[.V332]+[.U332]" office:value-type="float" office:value="0.764057497098301" calcext:value-type="float">
            <text:p>0.764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415" calcext:value-type="float">
            <text:p>25.415</text:p>
          </table:table-cell>
          <table:table-cell office:value-type="float" office:value="17.68" calcext:value-type="float">
            <text:p>17.68</text:p>
          </table:table-cell>
          <table:table-cell office:value-type="float" office:value="-37.825" calcext:value-type="float">
            <text:p>-37.825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##</text:p>
          </table:table-cell>
          <table:table-cell office:value-type="float" office:value="-1.411" calcext:value-type="float">
            <text:p>-1.411</text:p>
          </table:table-cell>
          <table:table-cell office:value-type="float" office:value="1.262" calcext:value-type="float">
            <text:p>1.262</text:p>
          </table:table-cell>
          <table:table-cell office:value-type="float" office:value="-9.103" calcext:value-type="float">
            <text:p>-9.103</text:p>
          </table:table-cell>
          <table:table-cell office:value-type="float" office:value="9.298" calcext:value-type="float">
            <text:p>9.298</text:p>
          </table:table-cell>
          <table:table-cell office:value-type="string" calcext:value-type="string">
            <text:p>##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-1.026" calcext:value-type="float">
            <text:p>-1.026</text:p>
          </table:table-cell>
          <table:table-cell office:value-type="float" office:value="1.036" calcext:value-type="float">
            <text:p>1.036</text:p>
          </table:table-cell>
          <table:table-cell/>
          <table:table-cell table:formula="of:=IF (ABS([.I334]) &gt; 8.5; 1; 0)" office:value-type="float" office:value="1" calcext:value-type="float">
            <text:p>1</text:p>
          </table:table-cell>
          <table:table-cell table:formula="of:=ATAN2([.C334];[.B334])" office:value-type="float" office:value="0.962994330680936" calcext:value-type="float">
            <text:p>0.9629943307</text:p>
          </table:table-cell>
          <table:table-cell office:value-type="float" office:value="4" calcext:value-type="float">
            <text:p>4</text:p>
          </table:table-cell>
          <table:table-cell table:formula="of:=[.S334]*0.1/3" office:value-type="float" office:value="0.133333333333333" calcext:value-type="float">
            <text:p>0.1333333333</text:p>
          </table:table-cell>
          <table:table-cell table:formula="of:=[.N334]*[.T334]" office:value-type="float" office:value="-0.1368" calcext:value-type="float">
            <text:p>-0.1368</text:p>
          </table:table-cell>
          <table:table-cell table:formula="of:=[.V333]+[.U333]" office:value-type="float" office:value="0.728457497098301" calcext:value-type="float">
            <text:p>0.728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525" calcext:value-type="float">
            <text:p>22.525</text:p>
          </table:table-cell>
          <table:table-cell office:value-type="float" office:value="19.55" calcext:value-type="float">
            <text:p>19.55</text:p>
          </table:table-cell>
          <table:table-cell office:value-type="float" office:value="-38.845" calcext:value-type="float">
            <text:p>-38.845</text:p>
          </table:table-cell>
          <table:table-cell office:value-type="float" office:value="48.975" calcext:value-type="float">
            <text:p>48.975</text:p>
          </table:table-cell>
          <table:table-cell office:value-type="string" calcext:value-type="string">
            <text:p>##</text:p>
          </table:table-cell>
          <table:table-cell office:value-type="float" office:value="-3.005" calcext:value-type="float">
            <text:p>-3.005</text:p>
          </table:table-cell>
          <table:table-cell office:value-type="float" office:value="1.856" calcext:value-type="float">
            <text:p>1.856</text:p>
          </table:table-cell>
          <table:table-cell office:value-type="float" office:value="-9.219" calcext:value-type="float">
            <text:p>-9.219</text:p>
          </table:table-cell>
          <table:table-cell office:value-type="float" office:value="9.872" calcext:value-type="float">
            <text:p>9.872</text:p>
          </table:table-cell>
          <table:table-cell office:value-type="string" calcext:value-type="string">
            <text:p>##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382" calcext:value-type="float">
            <text:p>0.382</text:p>
          </table:table-cell>
          <table:table-cell office:value-type="float" office:value="-0.787" calcext:value-type="float">
            <text:p>-0.787</text:p>
          </table:table-cell>
          <table:table-cell office:value-type="float" office:value="0.881" calcext:value-type="float">
            <text:p>0.881</text:p>
          </table:table-cell>
          <table:table-cell/>
          <table:table-cell table:formula="of:=IF (ABS([.I335]) &gt; 8.5; 1; 0)" office:value-type="float" office:value="1" calcext:value-type="float">
            <text:p>1</text:p>
          </table:table-cell>
          <table:table-cell table:formula="of:=ATAN2([.C335];[.B335])" office:value-type="float" office:value="0.855987753216322" calcext:value-type="float">
            <text:p>0.8559877532</text:p>
          </table:table-cell>
          <table:table-cell office:value-type="float" office:value="2" calcext:value-type="float">
            <text:p>2</text:p>
          </table:table-cell>
          <table:table-cell table:formula="of:=[.S335]*0.1/3" office:value-type="float" office:value="0.0666666666666667" calcext:value-type="float">
            <text:p>0.0666666667</text:p>
          </table:table-cell>
          <table:table-cell table:formula="of:=[.N335]*[.T335]" office:value-type="float" office:value="-0.0524666666666667" calcext:value-type="float">
            <text:p>-0.0524666667</text:p>
          </table:table-cell>
          <table:table-cell table:formula="of:=[.V334]+[.U334]" office:value-type="float" office:value="0.591657497098301" calcext:value-type="float">
            <text:p>0.591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55" calcext:value-type="float">
            <text:p>19.55</text:p>
          </table:table-cell>
          <table:table-cell office:value-type="float" office:value="20.4" calcext:value-type="float">
            <text:p>20.4</text:p>
          </table:table-cell>
          <table:table-cell office:value-type="float" office:value="-39.185" calcext:value-type="float">
            <text:p>-39.185</text:p>
          </table:table-cell>
          <table:table-cell office:value-type="float" office:value="48.31" calcext:value-type="float">
            <text:p>48.31</text:p>
          </table:table-cell>
          <table:table-cell office:value-type="string" calcext:value-type="string">
            <text:p>##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78" calcext:value-type="float">
            <text:p>0.78</text:p>
          </table:table-cell>
          <table:table-cell office:value-type="float" office:value="-10.372" calcext:value-type="float">
            <text:p>-10.372</text:p>
          </table:table-cell>
          <table:table-cell office:value-type="float" office:value="10.529" calcext:value-type="float">
            <text:p>10.529</text:p>
          </table:table-cell>
          <table:table-cell office:value-type="string" calcext:value-type="string">
            <text:p>##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306" calcext:value-type="float">
            <text:p>0.306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86" calcext:value-type="float">
            <text:p>0.86</text:p>
          </table:table-cell>
          <table:table-cell/>
          <table:table-cell table:formula="of:=IF (ABS([.I336]) &gt; 8.5; 1; 0)" office:value-type="float" office:value="1" calcext:value-type="float">
            <text:p>1</text:p>
          </table:table-cell>
          <table:table-cell table:formula="of:=ATAN2([.C336];[.B336])" office:value-type="float" office:value="0.764124777373387" calcext:value-type="float">
            <text:p>0.7641247774</text:p>
          </table:table-cell>
          <table:table-cell office:value-type="float" office:value="4" calcext:value-type="float">
            <text:p>4</text:p>
          </table:table-cell>
          <table:table-cell table:formula="of:=[.S336]*0.1/3" office:value-type="float" office:value="0.133333333333333" calcext:value-type="float">
            <text:p>0.1333333333</text:p>
          </table:table-cell>
          <table:table-cell table:formula="of:=[.N336]*[.T336]" office:value-type="float" office:value="-0.1068" calcext:value-type="float">
            <text:p>-0.1068</text:p>
          </table:table-cell>
          <table:table-cell table:formula="of:=[.V335]+[.U335]" office:value-type="float" office:value="0.539190830431634" calcext:value-type="float">
            <text:p>0.539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17" calcext:value-type="float">
            <text:p>17.17</text:p>
          </table:table-cell>
          <table:table-cell office:value-type="float" office:value="21.93" calcext:value-type="float">
            <text:p>21.93</text:p>
          </table:table-cell>
          <table:table-cell office:value-type="float" office:value="-40.12" calcext:value-type="float">
            <text:p>-40.12</text:p>
          </table:table-cell>
          <table:table-cell office:value-type="float" office:value="48.84" calcext:value-type="float">
            <text:p>48.84</text:p>
          </table:table-cell>
          <table:table-cell office:value-type="string" calcext:value-type="string">
            <text:p>##</text:p>
          </table:table-cell>
          <table:table-cell office:value-type="float" office:value="-1.67" calcext:value-type="float">
            <text:p>-1.67</text:p>
          </table:table-cell>
          <table:table-cell office:value-type="float" office:value="0.224" calcext:value-type="float">
            <text:p>0.224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##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276" calcext:value-type="float">
            <text:p>0.276</text:p>
          </table:table-cell>
          <table:table-cell office:value-type="float" office:value="-0.604" calcext:value-type="float">
            <text:p>-0.604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IF (ABS([.I337]) &gt; 8.5; 1; 0)" office:value-type="float" office:value="1" calcext:value-type="float">
            <text:p>1</text:p>
          </table:table-cell>
          <table:table-cell table:formula="of:=ATAN2([.C337];[.B337])" office:value-type="float" office:value="0.664255149239525" calcext:value-type="float">
            <text:p>0.6642551492</text:p>
          </table:table-cell>
          <table:table-cell office:value-type="float" office:value="2" calcext:value-type="float">
            <text:p>2</text:p>
          </table:table-cell>
          <table:table-cell table:formula="of:=[.S337]*0.1/3" office:value-type="float" office:value="0.0666666666666667" calcext:value-type="float">
            <text:p>0.0666666667</text:p>
          </table:table-cell>
          <table:table-cell table:formula="of:=[.N337]*[.T337]" office:value-type="float" office:value="-0.0402666666666667" calcext:value-type="float">
            <text:p>-0.0402666667</text:p>
          </table:table-cell>
          <table:table-cell table:formula="of:=[.V336]+[.U336]" office:value-type="float" office:value="0.432390830431634" calcext:value-type="float">
            <text:p>0.432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47" calcext:value-type="float">
            <text:p>15.47</text:p>
          </table:table-cell>
          <table:table-cell office:value-type="float" office:value="22.1" calcext:value-type="float">
            <text:p>22.1</text:p>
          </table:table-cell>
          <table:table-cell office:value-type="float" office:value="-40.12" calcext:value-type="float">
            <text:p>-40.12</text:p>
          </table:table-cell>
          <table:table-cell office:value-type="float" office:value="48.346" calcext:value-type="float">
            <text:p>48.346</text:p>
          </table:table-cell>
          <table:table-cell office:value-type="string" calcext:value-type="string">
            <text:p>##</text:p>
          </table:table-cell>
          <table:table-cell office:value-type="float" office:value="-1.188" calcext:value-type="float">
            <text:p>-1.188</text:p>
          </table:table-cell>
          <table:table-cell office:value-type="float" office:value="1.559" calcext:value-type="float">
            <text:p>1.559</text:p>
          </table:table-cell>
          <table:table-cell office:value-type="float" office:value="-9.334" calcext:value-type="float">
            <text:p>-9.334</text:p>
          </table:table-cell>
          <table:table-cell office:value-type="float" office:value="9.538" calcext:value-type="float">
            <text:p>9.538</text:p>
          </table:table-cell>
          <table:table-cell office:value-type="string" calcext:value-type="string">
            <text:p>##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3" calcext:value-type="float">
            <text:p>0.153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455" calcext:value-type="float">
            <text:p>0.455</text:p>
          </table:table-cell>
          <table:table-cell/>
          <table:table-cell table:formula="of:=IF (ABS([.I338]) &gt; 8.5; 1; 0)" office:value-type="float" office:value="1" calcext:value-type="float">
            <text:p>1</text:p>
          </table:table-cell>
          <table:table-cell table:formula="of:=ATAN2([.C338];[.B338])" office:value-type="float" office:value="0.610725964389209" calcext:value-type="float">
            <text:p>0.6107259644</text:p>
          </table:table-cell>
          <table:table-cell office:value-type="float" office:value="4" calcext:value-type="float">
            <text:p>4</text:p>
          </table:table-cell>
          <table:table-cell table:formula="of:=[.S338]*0.1/3" office:value-type="float" office:value="0.133333333333333" calcext:value-type="float">
            <text:p>0.1333333333</text:p>
          </table:table-cell>
          <table:table-cell table:formula="of:=[.N338]*[.T338]" office:value-type="float" office:value="-0.0557333333333333" calcext:value-type="float">
            <text:p>-0.0557333333</text:p>
          </table:table-cell>
          <table:table-cell table:formula="of:=[.V337]+[.U337]" office:value-type="float" office:value="0.392124163764967" calcext:value-type="float">
            <text:p>0.392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64" calcext:value-type="float">
            <text:p>15.64</text:p>
          </table:table-cell>
          <table:table-cell office:value-type="float" office:value="22.525" calcext:value-type="float">
            <text:p>22.525</text:p>
          </table:table-cell>
          <table:table-cell office:value-type="float" office:value="-40.63" calcext:value-type="float">
            <text:p>-40.63</text:p>
          </table:table-cell>
          <table:table-cell office:value-type="float" office:value="49.018" calcext:value-type="float">
            <text:p>49.018</text:p>
          </table:table-cell>
          <table:table-cell office:value-type="string" calcext:value-type="string">
            <text:p>##</text:p>
          </table:table-cell>
          <table:table-cell office:value-type="float" office:value="-1.225" calcext:value-type="float">
            <text:p>-1.225</text:p>
          </table:table-cell>
          <table:table-cell office:value-type="float" office:value="1.04" calcext:value-type="float">
            <text:p>1.04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306" calcext:value-type="float">
            <text:p>10.306</text:p>
          </table:table-cell>
          <table:table-cell office:value-type="string" calcext:value-type="string">
            <text:p>##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9" calcext:value-type="float">
            <text:p>0.089</text:p>
          </table:table-cell>
          <table:table-cell/>
          <table:table-cell table:formula="of:=IF (ABS([.I339]) &gt; 8.5; 1; 0)" office:value-type="float" office:value="1" calcext:value-type="float">
            <text:p>1</text:p>
          </table:table-cell>
          <table:table-cell table:formula="of:=ATAN2([.C339];[.B339])" office:value-type="float" office:value="0.606916942688676" calcext:value-type="float">
            <text:p>0.6069169427</text:p>
          </table:table-cell>
          <table:table-cell office:value-type="float" office:value="2" calcext:value-type="float">
            <text:p>2</text:p>
          </table:table-cell>
          <table:table-cell table:formula="of:=[.S339]*0.1/3" office:value-type="float" office:value="0.0666666666666667" calcext:value-type="float">
            <text:p>0.0666666667</text:p>
          </table:table-cell>
          <table:table-cell table:formula="of:=[.N339]*[.T339]" office:value-type="float" office:value="-0.000666666666666667" calcext:value-type="float">
            <text:p>-0.0006666667</text:p>
          </table:table-cell>
          <table:table-cell table:formula="of:=[.V338]+[.U338]" office:value-type="float" office:value="0.336390830431634" calcext:value-type="float">
            <text:p>0.336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32" calcext:value-type="float">
            <text:p>16.32</text:p>
          </table:table-cell>
          <table:table-cell office:value-type="float" office:value="22.61" calcext:value-type="float">
            <text:p>22.61</text:p>
          </table:table-cell>
          <table:table-cell office:value-type="float" office:value="-39.27" calcext:value-type="float">
            <text:p>-39.27</text:p>
          </table:table-cell>
          <table:table-cell office:value-type="float" office:value="48.163" calcext:value-type="float">
            <text:p>48.163</text:p>
          </table:table-cell>
          <table:table-cell office:value-type="string" calcext:value-type="string">
            <text:p>##</text:p>
          </table:table-cell>
          <table:table-cell office:value-type="float" office:value="-1.448" calcext:value-type="float">
            <text:p>-1.448</text:p>
          </table:table-cell>
          <table:table-cell office:value-type="float" office:value="1.262" calcext:value-type="float">
            <text:p>1.262</text:p>
          </table:table-cell>
          <table:table-cell office:value-type="float" office:value="-10.757" calcext:value-type="float">
            <text:p>-10.757</text:p>
          </table:table-cell>
          <table:table-cell office:value-type="float" office:value="10.927" calcext:value-type="float">
            <text:p>10.927</text:p>
          </table:table-cell>
          <table:table-cell office:value-type="string" calcext:value-type="string">
            <text:p>##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245" calcext:value-type="float">
            <text:p>0.245</text:p>
          </table:table-cell>
          <table:table-cell office:value-type="float" office:value="0.316" calcext:value-type="float">
            <text:p>0.316</text:p>
          </table:table-cell>
          <table:table-cell/>
          <table:table-cell table:formula="of:=IF (ABS([.I340]) &gt; 8.5; 1; 0)" office:value-type="float" office:value="1" calcext:value-type="float">
            <text:p>1</text:p>
          </table:table-cell>
          <table:table-cell table:formula="of:=ATAN2([.C340];[.B340])" office:value-type="float" office:value="0.625210465836464" calcext:value-type="float">
            <text:p>0.6252104658</text:p>
          </table:table-cell>
          <table:table-cell office:value-type="float" office:value="4" calcext:value-type="float">
            <text:p>4</text:p>
          </table:table-cell>
          <table:table-cell table:formula="of:=[.S340]*0.1/3" office:value-type="float" office:value="0.133333333333333" calcext:value-type="float">
            <text:p>0.1333333333</text:p>
          </table:table-cell>
          <table:table-cell table:formula="of:=[.N340]*[.T340]" office:value-type="float" office:value="0.0326666666666667" calcext:value-type="float">
            <text:p>0.0326666667</text:p>
          </table:table-cell>
          <table:table-cell table:formula="of:=[.V339]+[.U339]" office:value-type="float" office:value="0.335724163764967" calcext:value-type="float">
            <text:p>0.335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445" calcext:value-type="float">
            <text:p>18.445</text:p>
          </table:table-cell>
          <table:table-cell office:value-type="float" office:value="22.27" calcext:value-type="float">
            <text:p>22.27</text:p>
          </table:table-cell>
          <table:table-cell office:value-type="float" office:value="-39.185" calcext:value-type="float">
            <text:p>-39.185</text:p>
          </table:table-cell>
          <table:table-cell office:value-type="float" office:value="48.699" calcext:value-type="float">
            <text:p>48.699</text:p>
          </table:table-cell>
          <table:table-cell office:value-type="string" calcext:value-type="string">
            <text:p>##</text:p>
          </table:table-cell>
          <table:table-cell office:value-type="float" office:value="-1.188" calcext:value-type="float">
            <text:p>-1.188</text:p>
          </table:table-cell>
          <table:table-cell office:value-type="float" office:value="0.78" calcext:value-type="float">
            <text:p>0.78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##</text:p>
          </table:table-cell>
          <table:table-cell office:value-type="float" office:value="0.189" calcext:value-type="float">
            <text:p>0.189</text:p>
          </table:table-cell>
          <table:table-cell office:value-type="float" office:value="-0.3" calcext:value-type="float">
            <text:p>-0.3</text:p>
          </table:table-cell>
          <table:table-cell office:value-type="float" office:value="0.48" calcext:value-type="float">
            <text:p>0.48</text:p>
          </table:table-cell>
          <table:table-cell office:value-type="float" office:value="0.596" calcext:value-type="float">
            <text:p>0.596</text:p>
          </table:table-cell>
          <table:table-cell/>
          <table:table-cell table:formula="of:=IF (ABS([.I341]) &gt; 8.5; 1; 0)" office:value-type="float" office:value="1" calcext:value-type="float">
            <text:p>1</text:p>
          </table:table-cell>
          <table:table-cell table:formula="of:=ATAN2([.C341];[.B341])" office:value-type="float" office:value="0.691727370729943" calcext:value-type="float">
            <text:p>0.6917273707</text:p>
          </table:table-cell>
          <table:table-cell office:value-type="float" office:value="2" calcext:value-type="float">
            <text:p>2</text:p>
          </table:table-cell>
          <table:table-cell table:formula="of:=[.S341]*0.1/3" office:value-type="float" office:value="0.0666666666666667" calcext:value-type="float">
            <text:p>0.0666666667</text:p>
          </table:table-cell>
          <table:table-cell table:formula="of:=[.N341]*[.T341]" office:value-type="float" office:value="0.032" calcext:value-type="float">
            <text:p>0.032</text:p>
          </table:table-cell>
          <table:table-cell table:formula="of:=[.V340]+[.U340]" office:value-type="float" office:value="0.368390830431634" calcext:value-type="float">
            <text:p>0.368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165" calcext:value-type="float">
            <text:p>21.165</text:p>
          </table:table-cell>
          <table:table-cell office:value-type="float" office:value="22.27" calcext:value-type="float">
            <text:p>22.27</text:p>
          </table:table-cell>
          <table:table-cell office:value-type="float" office:value="-38.675" calcext:value-type="float">
            <text:p>-38.675</text:p>
          </table:table-cell>
          <table:table-cell office:value-type="float" office:value="49.393" calcext:value-type="float">
            <text:p>49.393</text:p>
          </table:table-cell>
          <table:table-cell office:value-type="string" calcext:value-type="string">
            <text:p>##</text:p>
          </table:table-cell>
          <table:table-cell office:value-type="float" office:value="-1.93" calcext:value-type="float">
            <text:p>-1.93</text:p>
          </table:table-cell>
          <table:table-cell office:value-type="float" office:value="0.78" calcext:value-type="float">
            <text:p>0.78</text:p>
          </table:table-cell>
          <table:table-cell office:value-type="float" office:value="-10.603" calcext:value-type="float">
            <text:p>-10.603</text:p>
          </table:table-cell>
          <table:table-cell office:value-type="float" office:value="10.805" calcext:value-type="float">
            <text:p>10.805</text:p>
          </table:table-cell>
          <table:table-cell office:value-type="string" calcext:value-type="string">
            <text:p>##</text:p>
          </table:table-cell>
          <table:table-cell office:value-type="float" office:value="0.28" calcext:value-type="float">
            <text:p>0.2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01" calcext:value-type="float">
            <text:p>1.001</text:p>
          </table:table-cell>
          <table:table-cell office:value-type="float" office:value="1.041" calcext:value-type="float">
            <text:p>1.041</text:p>
          </table:table-cell>
          <table:table-cell/>
          <table:table-cell table:formula="of:=IF (ABS([.I342]) &gt; 8.5; 1; 0)" office:value-type="float" office:value="1" calcext:value-type="float">
            <text:p>1</text:p>
          </table:table-cell>
          <table:table-cell table:formula="of:=ATAN2([.C342];[.B342])" office:value-type="float" office:value="0.759963336559973" calcext:value-type="float">
            <text:p>0.7599633366</text:p>
          </table:table-cell>
          <table:table-cell office:value-type="float" office:value="4" calcext:value-type="float">
            <text:p>4</text:p>
          </table:table-cell>
          <table:table-cell table:formula="of:=[.S342]*0.1/3" office:value-type="float" office:value="0.133333333333333" calcext:value-type="float">
            <text:p>0.1333333333</text:p>
          </table:table-cell>
          <table:table-cell table:formula="of:=[.N342]*[.T342]" office:value-type="float" office:value="0.133466666666667" calcext:value-type="float">
            <text:p>0.1334666667</text:p>
          </table:table-cell>
          <table:table-cell table:formula="of:=[.V341]+[.U341]" office:value-type="float" office:value="0.400390830431634" calcext:value-type="float">
            <text:p>0.400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14" calcext:value-type="float">
            <text:p>24.14</text:p>
          </table:table-cell>
          <table:table-cell office:value-type="float" office:value="20.315" calcext:value-type="float">
            <text:p>20.315</text:p>
          </table:table-cell>
          <table:table-cell office:value-type="float" office:value="-37.655" calcext:value-type="float">
            <text:p>-37.655</text:p>
          </table:table-cell>
          <table:table-cell office:value-type="float" office:value="49.126" calcext:value-type="float">
            <text:p>49.126</text:p>
          </table:table-cell>
          <table:table-cell office:value-type="string" calcext:value-type="string">
            <text:p>##</text:p>
          </table:table-cell>
          <table:table-cell office:value-type="float" office:value="-2.375" calcext:value-type="float">
            <text:p>-2.375</text:p>
          </table:table-cell>
          <table:table-cell office:value-type="float" office:value="0.743" calcext:value-type="float">
            <text:p>0.743</text:p>
          </table:table-cell>
          <table:table-cell office:value-type="float" office:value="-9.026" calcext:value-type="float">
            <text:p>-9.026</text:p>
          </table:table-cell>
          <table:table-cell office:value-type="float" office:value="9.363" calcext:value-type="float">
            <text:p>9.363</text:p>
          </table:table-cell>
          <table:table-cell office:value-type="string" calcext:value-type="string">
            <text:p>##</text:p>
          </table:table-cell>
          <table:table-cell office:value-type="float" office:value="0.539" calcext:value-type="float">
            <text:p>0.539</text:p>
          </table:table-cell>
          <table:table-cell office:value-type="float" office:value="0.294" calcext:value-type="float">
            <text:p>0.294</text:p>
          </table:table-cell>
          <table:table-cell office:value-type="float" office:value="1.99" calcext:value-type="float">
            <text:p>1.99</text:p>
          </table:table-cell>
          <table:table-cell office:value-type="float" office:value="2.083" calcext:value-type="float">
            <text:p>2.083</text:p>
          </table:table-cell>
          <table:table-cell/>
          <table:table-cell table:formula="of:=IF (ABS([.I343]) &gt; 8.5; 1; 0)" office:value-type="float" office:value="1" calcext:value-type="float">
            <text:p>1</text:p>
          </table:table-cell>
          <table:table-cell table:formula="of:=ATAN2([.C343];[.B343])" office:value-type="float" office:value="0.871228836673715" calcext:value-type="float">
            <text:p>0.8712288367</text:p>
          </table:table-cell>
          <table:table-cell office:value-type="float" office:value="2" calcext:value-type="float">
            <text:p>2</text:p>
          </table:table-cell>
          <table:table-cell table:formula="of:=[.S343]*0.1/3" office:value-type="float" office:value="0.0666666666666667" calcext:value-type="float">
            <text:p>0.0666666667</text:p>
          </table:table-cell>
          <table:table-cell table:formula="of:=[.N343]*[.T343]" office:value-type="float" office:value="0.132666666666667" calcext:value-type="float">
            <text:p>0.1326666667</text:p>
          </table:table-cell>
          <table:table-cell table:formula="of:=[.V342]+[.U342]" office:value-type="float" office:value="0.533857497098301" calcext:value-type="float">
            <text:p>0.533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17.425" calcext:value-type="float">
            <text:p>17.425</text:p>
          </table:table-cell>
          <table:table-cell office:value-type="float" office:value="-37.57" calcext:value-type="float">
            <text:p>-37.57</text:p>
          </table:table-cell>
          <table:table-cell office:value-type="float" office:value="49.688" calcext:value-type="float">
            <text:p>49.688</text:p>
          </table:table-cell>
          <table:table-cell office:value-type="string" calcext:value-type="string">
            <text:p>##</text:p>
          </table:table-cell>
          <table:table-cell office:value-type="float" office:value="-1.188" calcext:value-type="float">
            <text:p>-1.188</text:p>
          </table:table-cell>
          <table:table-cell office:value-type="float" office:value="0.521" calcext:value-type="float">
            <text:p>0.521</text:p>
          </table:table-cell>
          <table:table-cell office:value-type="float" office:value="-9.488" calcext:value-type="float">
            <text:p>-9.488</text:p>
          </table:table-cell>
          <table:table-cell office:value-type="float" office:value="9.576" calcext:value-type="float">
            <text:p>9.576</text:p>
          </table:table-cell>
          <table:table-cell office:value-type="string" calcext:value-type="string">
            <text:p>##</text:p>
          </table:table-cell>
          <table:table-cell office:value-type="float" office:value="0.46" calcext:value-type="float">
            <text:p>0.46</text:p>
          </table:table-cell>
          <table:table-cell office:value-type="float" office:value="0.216" calcext:value-type="float">
            <text:p>0.216</text:p>
          </table:table-cell>
          <table:table-cell office:value-type="float" office:value="2.277" calcext:value-type="float">
            <text:p>2.277</text:p>
          </table:table-cell>
          <table:table-cell office:value-type="float" office:value="2.333" calcext:value-type="float">
            <text:p>2.333</text:p>
          </table:table-cell>
          <table:table-cell/>
          <table:table-cell table:formula="of:=IF (ABS([.I344]) &gt; 8.5; 1; 0)" office:value-type="float" office:value="1" calcext:value-type="float">
            <text:p>1</text:p>
          </table:table-cell>
          <table:table-cell table:formula="of:=ATAN2([.C344];[.B344])" office:value-type="float" office:value="1.00526999561985" calcext:value-type="float">
            <text:p>1.0052699956</text:p>
          </table:table-cell>
          <table:table-cell office:value-type="float" office:value="4" calcext:value-type="float">
            <text:p>4</text:p>
          </table:table-cell>
          <table:table-cell table:formula="of:=[.S344]*0.1/3" office:value-type="float" office:value="0.133333333333333" calcext:value-type="float">
            <text:p>0.1333333333</text:p>
          </table:table-cell>
          <table:table-cell table:formula="of:=[.N344]*[.T344]" office:value-type="float" office:value="0.3036" calcext:value-type="float">
            <text:p>0.3036</text:p>
          </table:table-cell>
          <table:table-cell table:formula="of:=[.V343]+[.U343]" office:value-type="float" office:value="0.666524163764967" calcext:value-type="float">
            <text:p>0.666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58" calcext:value-type="float">
            <text:p>29.58</text:p>
          </table:table-cell>
          <table:table-cell office:value-type="float" office:value="13.855" calcext:value-type="float">
            <text:p>13.855</text:p>
          </table:table-cell>
          <table:table-cell office:value-type="float" office:value="-37.315" calcext:value-type="float">
            <text:p>-37.315</text:p>
          </table:table-cell>
          <table:table-cell office:value-type="float" office:value="49.592" calcext:value-type="float">
            <text:p>49.592</text:p>
          </table:table-cell>
          <table:table-cell office:value-type="string" calcext:value-type="string">
            <text:p>##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076" calcext:value-type="float">
            <text:p>0.076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##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1" calcext:value-type="float">
            <text:p>0.061</text:p>
          </table:table-cell>
          <table:table-cell office:value-type="float" office:value="1.573" calcext:value-type="float">
            <text:p>1.573</text:p>
          </table:table-cell>
          <table:table-cell office:value-type="float" office:value="1.583" calcext:value-type="float">
            <text:p>1.583</text:p>
          </table:table-cell>
          <table:table-cell/>
          <table:table-cell table:formula="of:=IF (ABS([.I345]) &gt; 8.5; 1; 0)" office:value-type="float" office:value="1" calcext:value-type="float">
            <text:p>1</text:p>
          </table:table-cell>
          <table:table-cell table:formula="of:=ATAN2([.C345];[.B345])" office:value-type="float" office:value="1.13275429604999" calcext:value-type="float">
            <text:p>1.132754296</text:p>
          </table:table-cell>
          <table:table-cell office:value-type="float" office:value="2" calcext:value-type="float">
            <text:p>2</text:p>
          </table:table-cell>
          <table:table-cell table:formula="of:=[.S345]*0.1/3" office:value-type="float" office:value="0.0666666666666667" calcext:value-type="float">
            <text:p>0.0666666667</text:p>
          </table:table-cell>
          <table:table-cell table:formula="of:=[.N345]*[.T345]" office:value-type="float" office:value="0.104866666666667" calcext:value-type="float">
            <text:p>0.1048666667</text:p>
          </table:table-cell>
          <table:table-cell table:formula="of:=[.V344]+[.U344]" office:value-type="float" office:value="0.970124163764967" calcext:value-type="float">
            <text:p>0.970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26" calcext:value-type="float">
            <text:p>30.26</text:p>
          </table:table-cell>
          <table:table-cell office:value-type="float" office:value="12.07" calcext:value-type="float">
            <text:p>12.07</text:p>
          </table:table-cell>
          <table:table-cell office:value-type="float" office:value="-37.74" calcext:value-type="float">
            <text:p>-37.74</text:p>
          </table:table-cell>
          <table:table-cell office:value-type="float" office:value="49.856" calcext:value-type="float">
            <text:p>49.856</text:p>
          </table:table-cell>
          <table:table-cell office:value-type="string" calcext:value-type="string">
            <text:p>##</text:p>
          </table:table-cell>
          <table:table-cell office:value-type="float" office:value="-1.967" calcext:value-type="float">
            <text:p>-1.96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142" calcext:value-type="float">
            <text:p>10.142</text:p>
          </table:table-cell>
          <table:table-cell office:value-type="string" calcext:value-type="string">
            <text:p>##</text:p>
          </table:table-cell>
          <table:table-cell office:value-type="float" office:value="0.26" calcext:value-type="float">
            <text:p>0.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954" calcext:value-type="float">
            <text:p>0.954</text:p>
          </table:table-cell>
          <table:table-cell office:value-type="float" office:value="1.007" calcext:value-type="float">
            <text:p>1.007</text:p>
          </table:table-cell>
          <table:table-cell/>
          <table:table-cell table:formula="of:=IF (ABS([.I346]) &gt; 8.5; 1; 0)" office:value-type="float" office:value="1" calcext:value-type="float">
            <text:p>1</text:p>
          </table:table-cell>
          <table:table-cell table:formula="of:=ATAN2([.C346];[.B346])" office:value-type="float" office:value="1.19125894162732" calcext:value-type="float">
            <text:p>1.1912589416</text:p>
          </table:table-cell>
          <table:table-cell office:value-type="float" office:value="4" calcext:value-type="float">
            <text:p>4</text:p>
          </table:table-cell>
          <table:table-cell table:formula="of:=[.S346]*0.1/3" office:value-type="float" office:value="0.133333333333333" calcext:value-type="float">
            <text:p>0.1333333333</text:p>
          </table:table-cell>
          <table:table-cell table:formula="of:=[.N346]*[.T346]" office:value-type="float" office:value="0.1272" calcext:value-type="float">
            <text:p>0.1272</text:p>
          </table:table-cell>
          <table:table-cell table:formula="of:=[.V345]+[.U345]" office:value-type="float" office:value="1.07499083043163" calcext:value-type="float">
            <text:p>1.074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855" calcext:value-type="float">
            <text:p>30.855</text:p>
          </table:table-cell>
          <table:table-cell office:value-type="float" office:value="11.475" calcext:value-type="float">
            <text:p>11.475</text:p>
          </table:table-cell>
          <table:table-cell office:value-type="float" office:value="-37.23" calcext:value-type="float">
            <text:p>-37.23</text:p>
          </table:table-cell>
          <table:table-cell office:value-type="float" office:value="49.697" calcext:value-type="float">
            <text:p>49.697</text:p>
          </table:table-cell>
          <table:table-cell office:value-type="string" calcext:value-type="string">
            <text:p>##</text:p>
          </table:table-cell>
          <table:table-cell office:value-type="float" office:value="1.259" calcext:value-type="float">
            <text:p>1.259</text:p>
          </table:table-cell>
          <table:table-cell office:value-type="float" office:value="0.187" calcext:value-type="float">
            <text:p>0.187</text:p>
          </table:table-cell>
          <table:table-cell office:value-type="float" office:value="-10.488" calcext:value-type="float">
            <text:p>-10.488</text:p>
          </table:table-cell>
          <table:table-cell office:value-type="float" office:value="10.565" calcext:value-type="float">
            <text:p>10.565</text:p>
          </table:table-cell>
          <table:table-cell office:value-type="string" calcext:value-type="string">
            <text:p>##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" calcext:value-type="float">
            <text:p>0.0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88" calcext:value-type="float">
            <text:p>0.688</text:p>
          </table:table-cell>
          <table:table-cell/>
          <table:table-cell table:formula="of:=IF (ABS([.I347]) &gt; 8.5; 1; 0)" office:value-type="float" office:value="1" calcext:value-type="float">
            <text:p>1</text:p>
          </table:table-cell>
          <table:table-cell table:formula="of:=ATAN2([.C347];[.B347])" office:value-type="float" office:value="1.21474550475861" calcext:value-type="float">
            <text:p>1.2147455048</text:p>
          </table:table-cell>
          <table:table-cell office:value-type="float" office:value="2" calcext:value-type="float">
            <text:p>2</text:p>
          </table:table-cell>
          <table:table-cell table:formula="of:=[.S347]*0.1/3" office:value-type="float" office:value="0.0666666666666667" calcext:value-type="float">
            <text:p>0.0666666667</text:p>
          </table:table-cell>
          <table:table-cell table:formula="of:=[.N347]*[.T347]" office:value-type="float" office:value="0.0432" calcext:value-type="float">
            <text:p>0.0432</text:p>
          </table:table-cell>
          <table:table-cell table:formula="of:=[.V346]+[.U346]" office:value-type="float" office:value="1.20219083043163" calcext:value-type="float">
            <text:p>1.202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365" calcext:value-type="float">
            <text:p>31.365</text:p>
          </table:table-cell>
          <table:table-cell office:value-type="float" office:value="10.37" calcext:value-type="float">
            <text:p>10.37</text:p>
          </table:table-cell>
          <table:table-cell office:value-type="float" office:value="-36.805" calcext:value-type="float">
            <text:p>-36.805</text:p>
          </table:table-cell>
          <table:table-cell office:value-type="float" office:value="49.456" calcext:value-type="float">
            <text:p>49.456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072" calcext:value-type="float">
            <text:p>-0.072</text:p>
          </table:table-cell>
          <table:table-cell office:value-type="float" office:value="-9.373" calcext:value-type="float">
            <text:p>-9.373</text:p>
          </table:table-cell>
          <table:table-cell office:value-type="float" office:value="9.387" calcext:value-type="float">
            <text:p>9.387</text:p>
          </table:table-cell>
          <table:table-cell office:value-type="string" calcext:value-type="string">
            <text:p>##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" calcext:value-type="float">
            <text:p>0.05</text:p>
          </table:table-cell>
          <table:table-cell office:value-type="float" office:value="0.771" calcext:value-type="float">
            <text:p>0.771</text:p>
          </table:table-cell>
          <table:table-cell office:value-type="float" office:value="0.838" calcext:value-type="float">
            <text:p>0.838</text:p>
          </table:table-cell>
          <table:table-cell/>
          <table:table-cell table:formula="of:=IF (ABS([.I348]) &gt; 8.5; 1; 0)" office:value-type="float" office:value="1" calcext:value-type="float">
            <text:p>1</text:p>
          </table:table-cell>
          <table:table-cell table:formula="of:=ATAN2([.C348];[.B348])" office:value-type="float" office:value="1.25148677650037" calcext:value-type="float">
            <text:p>1.2514867765</text:p>
          </table:table-cell>
          <table:table-cell office:value-type="float" office:value="4" calcext:value-type="float">
            <text:p>4</text:p>
          </table:table-cell>
          <table:table-cell table:formula="of:=[.S348]*0.1/3" office:value-type="float" office:value="0.133333333333333" calcext:value-type="float">
            <text:p>0.1333333333</text:p>
          </table:table-cell>
          <table:table-cell table:formula="of:=[.N348]*[.T348]" office:value-type="float" office:value="0.1028" calcext:value-type="float">
            <text:p>0.1028</text:p>
          </table:table-cell>
          <table:table-cell table:formula="of:=[.V347]+[.U347]" office:value-type="float" office:value="1.24539083043163" calcext:value-type="float">
            <text:p>1.245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875" calcext:value-type="float">
            <text:p>31.875</text:p>
          </table:table-cell>
          <table:table-cell office:value-type="float" office:value="7.395" calcext:value-type="float">
            <text:p>7.395</text:p>
          </table:table-cell>
          <table:table-cell office:value-type="float" office:value="-37.655" calcext:value-type="float">
            <text:p>-37.655</text:p>
          </table:table-cell>
          <table:table-cell office:value-type="float" office:value="49.886" calcext:value-type="float">
            <text:p>49.886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-0.814" calcext:value-type="float">
            <text:p>-0.814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46" calcext:value-type="float">
            <text:p>10.046</text:p>
          </table:table-cell>
          <table:table-cell office:value-type="string" calcext:value-type="string">
            <text:p>##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9" calcext:value-type="float">
            <text:p>0.239</text:p>
          </table:table-cell>
          <table:table-cell office:value-type="float" office:value="1.124" calcext:value-type="float">
            <text:p>1.124</text:p>
          </table:table-cell>
          <table:table-cell office:value-type="float" office:value="1.152" calcext:value-type="float">
            <text:p>1.152</text:p>
          </table:table-cell>
          <table:table-cell/>
          <table:table-cell table:formula="of:=IF (ABS([.I349]) &gt; 8.5; 1; 0)" office:value-type="float" office:value="1" calcext:value-type="float">
            <text:p>1</text:p>
          </table:table-cell>
          <table:table-cell table:formula="of:=ATAN2([.C349];[.B349])" office:value-type="float" office:value="1.34282925497339" calcext:value-type="float">
            <text:p>1.342829255</text:p>
          </table:table-cell>
          <table:table-cell office:value-type="float" office:value="2" calcext:value-type="float">
            <text:p>2</text:p>
          </table:table-cell>
          <table:table-cell table:formula="of:=[.S349]*0.1/3" office:value-type="float" office:value="0.0666666666666667" calcext:value-type="float">
            <text:p>0.0666666667</text:p>
          </table:table-cell>
          <table:table-cell table:formula="of:=[.N349]*[.T349]" office:value-type="float" office:value="0.0749333333333333" calcext:value-type="float">
            <text:p>0.0749333333</text:p>
          </table:table-cell>
          <table:table-cell table:formula="of:=[.V348]+[.U348]" office:value-type="float" office:value="1.34819083043163" calcext:value-type="float">
            <text:p>1.348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96" calcext:value-type="float">
            <text:p>31.96</text:p>
          </table:table-cell>
          <table:table-cell office:value-type="float" office:value="6.205" calcext:value-type="float">
            <text:p>6.205</text:p>
          </table:table-cell>
          <table:table-cell office:value-type="float" office:value="-38.165" calcext:value-type="float">
            <text:p>-38.165</text:p>
          </table:table-cell>
          <table:table-cell office:value-type="float" office:value="50.165" calcext:value-type="float">
            <text:p>50.165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703" calcext:value-type="float">
            <text:p>-0.703</text:p>
          </table:table-cell>
          <table:table-cell office:value-type="float" office:value="-9.142" calcext:value-type="float">
            <text:p>-9.142</text:p>
          </table:table-cell>
          <table:table-cell office:value-type="float" office:value="9.186" calcext:value-type="float">
            <text:p>9.186</text:p>
          </table:table-cell>
          <table:table-cell office:value-type="string" calcext:value-type="string">
            <text:p>##</text:p>
          </table:table-cell>
          <table:table-cell office:value-type="float" office:value="0.233" calcext:value-type="float">
            <text:p>0.233</text:p>
          </table:table-cell>
          <table:table-cell office:value-type="float" office:value="0.171" calcext:value-type="float">
            <text:p>0.171</text:p>
          </table:table-cell>
          <table:table-cell office:value-type="float" office:value="1.147" calcext:value-type="float">
            <text:p>1.147</text:p>
          </table:table-cell>
          <table:table-cell office:value-type="float" office:value="1.183" calcext:value-type="float">
            <text:p>1.183</text:p>
          </table:table-cell>
          <table:table-cell/>
          <table:table-cell table:formula="of:=IF (ABS([.I350]) &gt; 8.5; 1; 0)" office:value-type="float" office:value="1" calcext:value-type="float">
            <text:p>1</text:p>
          </table:table-cell>
          <table:table-cell table:formula="of:=ATAN2([.C350];[.B350])" office:value-type="float" office:value="1.37903306785785" calcext:value-type="float">
            <text:p>1.3790330679</text:p>
          </table:table-cell>
          <table:table-cell office:value-type="float" office:value="4" calcext:value-type="float">
            <text:p>4</text:p>
          </table:table-cell>
          <table:table-cell table:formula="of:=[.S350]*0.1/3" office:value-type="float" office:value="0.133333333333333" calcext:value-type="float">
            <text:p>0.1333333333</text:p>
          </table:table-cell>
          <table:table-cell table:formula="of:=[.N350]*[.T350]" office:value-type="float" office:value="0.152933333333333" calcext:value-type="float">
            <text:p>0.1529333333</text:p>
          </table:table-cell>
          <table:table-cell table:formula="of:=[.V349]+[.U349]" office:value-type="float" office:value="1.42312416376497" calcext:value-type="float">
            <text:p>1.423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45" calcext:value-type="float">
            <text:p>31.45</text:p>
          </table:table-cell>
          <table:table-cell office:value-type="float" office:value="2.975" calcext:value-type="float">
            <text:p>2.975</text:p>
          </table:table-cell>
          <table:table-cell office:value-type="float" office:value="-38.335" calcext:value-type="float">
            <text:p>-38.335</text:p>
          </table:table-cell>
          <table:table-cell office:value-type="float" office:value="49.674" calcext:value-type="float">
            <text:p>49.674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777" calcext:value-type="float">
            <text:p>-0.777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33" calcext:value-type="float">
            <text:p>10.033</text:p>
          </table:table-cell>
          <table:table-cell office:value-type="string" calcext:value-type="string">
            <text:p>##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7" calcext:value-type="float">
            <text:p>0.197</text:p>
          </table:table-cell>
          <table:table-cell office:value-type="float" office:value="1.246" calcext:value-type="float">
            <text:p>1.246</text:p>
          </table:table-cell>
          <table:table-cell office:value-type="float" office:value="1.311" calcext:value-type="float">
            <text:p>1.311</text:p>
          </table:table-cell>
          <table:table-cell/>
          <table:table-cell table:formula="of:=IF (ABS([.I351]) &gt; 8.5; 1; 0)" office:value-type="float" office:value="1" calcext:value-type="float">
            <text:p>1</text:p>
          </table:table-cell>
          <table:table-cell table:formula="of:=ATAN2([.C351];[.B351])" office:value-type="float" office:value="1.47648237546772" calcext:value-type="float">
            <text:p>1.4764823755</text:p>
          </table:table-cell>
          <table:table-cell office:value-type="float" office:value="2" calcext:value-type="float">
            <text:p>2</text:p>
          </table:table-cell>
          <table:table-cell table:formula="of:=[.S351]*0.1/3" office:value-type="float" office:value="0.0666666666666667" calcext:value-type="float">
            <text:p>0.0666666667</text:p>
          </table:table-cell>
          <table:table-cell table:formula="of:=[.N351]*[.T351]" office:value-type="float" office:value="0.0830666666666667" calcext:value-type="float">
            <text:p>0.0830666667</text:p>
          </table:table-cell>
          <table:table-cell table:formula="of:=[.V350]+[.U350]" office:value-type="float" office:value="1.5760574970983" calcext:value-type="float">
            <text:p>1.576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43" calcext:value-type="float">
            <text:p>30.43</text:p>
          </table:table-cell>
          <table:table-cell office:value-type="float" office:value="0.255" calcext:value-type="float">
            <text:p>0.255</text:p>
          </table:table-cell>
          <table:table-cell office:value-type="float" office:value="-38.93" calcext:value-type="float">
            <text:p>-38.93</text:p>
          </table:table-cell>
          <table:table-cell office:value-type="float" office:value="49.412" calcext:value-type="float">
            <text:p>49.412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-1.37" calcext:value-type="float">
            <text:p>-1.37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831" calcext:value-type="float">
            <text:p>9.831</text:p>
          </table:table-cell>
          <table:table-cell office:value-type="string" calcext:value-type="string">
            <text:p>##</text:p>
          </table:table-cell>
          <table:table-cell office:value-type="float" office:value="0.369" calcext:value-type="float">
            <text:p>0.369</text:p>
          </table:table-cell>
          <table:table-cell office:value-type="float" office:value="0.239" calcext:value-type="float">
            <text:p>0.239</text:p>
          </table:table-cell>
          <table:table-cell office:value-type="float" office:value="1.247" calcext:value-type="float">
            <text:p>1.247</text:p>
          </table:table-cell>
          <table:table-cell office:value-type="float" office:value="1.322" calcext:value-type="float">
            <text:p>1.322</text:p>
          </table:table-cell>
          <table:table-cell/>
          <table:table-cell table:formula="of:=IF (ABS([.I352]) &gt; 8.5; 1; 0)" office:value-type="float" office:value="1" calcext:value-type="float">
            <text:p>1</text:p>
          </table:table-cell>
          <table:table-cell table:formula="of:=ATAN2([.C352];[.B352])" office:value-type="float" office:value="1.56241663467079" calcext:value-type="float">
            <text:p>1.5624166347</text:p>
          </table:table-cell>
          <table:table-cell office:value-type="float" office:value="4" calcext:value-type="float">
            <text:p>4</text:p>
          </table:table-cell>
          <table:table-cell table:formula="of:=[.S352]*0.1/3" office:value-type="float" office:value="0.133333333333333" calcext:value-type="float">
            <text:p>0.1333333333</text:p>
          </table:table-cell>
          <table:table-cell table:formula="of:=[.N352]*[.T352]" office:value-type="float" office:value="0.166266666666667" calcext:value-type="float">
            <text:p>0.1662666667</text:p>
          </table:table-cell>
          <table:table-cell table:formula="of:=[.V351]+[.U351]" office:value-type="float" office:value="1.65912416376497" calcext:value-type="float">
            <text:p>1.659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43" calcext:value-type="float">
            <text:p>30.43</text:p>
          </table:table-cell>
          <table:table-cell office:value-type="float" office:value="-0.935" calcext:value-type="float">
            <text:p>-0.935</text:p>
          </table:table-cell>
          <table:table-cell office:value-type="float" office:value="-39.525" calcext:value-type="float">
            <text:p>-39.525</text:p>
          </table:table-cell>
          <table:table-cell office:value-type="float" office:value="49.891" calcext:value-type="float">
            <text:p>49.891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-1.778" calcext:value-type="float">
            <text:p>-1.778</text:p>
          </table:table-cell>
          <table:table-cell office:value-type="float" office:value="-9.219" calcext:value-type="float">
            <text:p>-9.219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##</text:p>
          </table:table-cell>
          <table:table-cell office:value-type="float" office:value="0.341" calcext:value-type="float">
            <text:p>0.341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8" calcext:value-type="float">
            <text:p>1.098</text:p>
          </table:table-cell>
          <table:table-cell office:value-type="float" office:value="1.157" calcext:value-type="float">
            <text:p>1.157</text:p>
          </table:table-cell>
          <table:table-cell/>
          <table:table-cell table:formula="of:=IF (ABS([.I353]) &gt; 8.5; 1; 0)" office:value-type="float" office:value="1" calcext:value-type="float">
            <text:p>1</text:p>
          </table:table-cell>
          <table:table-cell table:formula="of:=ATAN2([.C353];[.B353])" office:value-type="float" office:value="1.60151291966945" calcext:value-type="float">
            <text:p>1.6015129197</text:p>
          </table:table-cell>
          <table:table-cell office:value-type="float" office:value="2" calcext:value-type="float">
            <text:p>2</text:p>
          </table:table-cell>
          <table:table-cell table:formula="of:=[.S353]*0.1/3" office:value-type="float" office:value="0.0666666666666667" calcext:value-type="float">
            <text:p>0.0666666667</text:p>
          </table:table-cell>
          <table:table-cell table:formula="of:=[.N353]*[.T353]" office:value-type="float" office:value="0.0732" calcext:value-type="float">
            <text:p>0.0732</text:p>
          </table:table-cell>
          <table:table-cell table:formula="of:=[.V352]+[.U352]" office:value-type="float" office:value="1.82539083043163" calcext:value-type="float">
            <text:p>1.825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965" calcext:value-type="float">
            <text:p>27.965</text:p>
          </table:table-cell>
          <table:table-cell office:value-type="float" office:value="-2.55" calcext:value-type="float">
            <text:p>-2.55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49.46" calcext:value-type="float">
            <text:p>49.46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1.815" calcext:value-type="float">
            <text:p>-1.815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776" calcext:value-type="float">
            <text:p>9.776</text:p>
          </table:table-cell>
          <table:table-cell office:value-type="string" calcext:value-type="string">
            <text:p>##</text:p>
          </table:table-cell>
          <table:table-cell office:value-type="float" office:value="0.302" calcext:value-type="float">
            <text:p>0.302</text:p>
          </table:table-cell>
          <table:table-cell office:value-type="float" office:value="0.259" calcext:value-type="float">
            <text:p>0.259</text:p>
          </table:table-cell>
          <table:table-cell office:value-type="float" office:value="1.154" calcext:value-type="float">
            <text:p>1.154</text:p>
          </table:table-cell>
          <table:table-cell office:value-type="float" office:value="1.221" calcext:value-type="float">
            <text:p>1.221</text:p>
          </table:table-cell>
          <table:table-cell/>
          <table:table-cell table:formula="of:=IF (ABS([.I354]) &gt; 8.5; 1; 0)" office:value-type="float" office:value="1" calcext:value-type="float">
            <text:p>1</text:p>
          </table:table-cell>
          <table:table-cell table:formula="of:=ATAN2([.C354];[.B354])" office:value-type="float" office:value="1.66173026167308" calcext:value-type="float">
            <text:p>1.6617302617</text:p>
          </table:table-cell>
          <table:table-cell office:value-type="float" office:value="4" calcext:value-type="float">
            <text:p>4</text:p>
          </table:table-cell>
          <table:table-cell table:formula="of:=[.S354]*0.1/3" office:value-type="float" office:value="0.133333333333333" calcext:value-type="float">
            <text:p>0.1333333333</text:p>
          </table:table-cell>
          <table:table-cell table:formula="of:=[.N354]*[.T354]" office:value-type="float" office:value="0.153866666666667" calcext:value-type="float">
            <text:p>0.1538666667</text:p>
          </table:table-cell>
          <table:table-cell table:formula="of:=[.V353]+[.U353]" office:value-type="float" office:value="1.89859083043163" calcext:value-type="float">
            <text:p>1.898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71" calcext:value-type="float">
            <text:p>27.71</text:p>
          </table:table-cell>
          <table:table-cell office:value-type="float" office:value="-5.27" calcext:value-type="float">
            <text:p>-5.27</text:p>
          </table:table-cell>
          <table:table-cell office:value-type="float" office:value="-40.545" calcext:value-type="float">
            <text:p>-40.545</text:p>
          </table:table-cell>
          <table:table-cell office:value-type="float" office:value="49.391" calcext:value-type="float">
            <text:p>49.391</text:p>
          </table:table-cell>
          <table:table-cell office:value-type="string" calcext:value-type="string">
            <text:p>##</text:p>
          </table:table-cell>
          <table:table-cell office:value-type="float" office:value="-1.003" calcext:value-type="float">
            <text:p>-1.003</text:p>
          </table:table-cell>
          <table:table-cell office:value-type="float" office:value="-2.038" calcext:value-type="float">
            <text:p>-2.038</text:p>
          </table:table-cell>
          <table:table-cell office:value-type="float" office:value="-10.103" calcext:value-type="float">
            <text:p>-10.103</text:p>
          </table:table-cell>
          <table:table-cell office:value-type="float" office:value="10.355" calcext:value-type="float">
            <text:p>10.355</text:p>
          </table:table-cell>
          <table:table-cell office:value-type="string" calcext:value-type="string">
            <text:p>##</text:p>
          </table:table-cell>
          <table:table-cell office:value-type="float" office:value="0.063" calcext:value-type="float">
            <text:p>0.063</text:p>
          </table:table-cell>
          <table:table-cell office:value-type="float" office:value="0.177" calcext:value-type="float">
            <text:p>0.177</text:p>
          </table:table-cell>
          <table:table-cell office:value-type="float" office:value="1.135" calcext:value-type="float">
            <text:p>1.135</text:p>
          </table:table-cell>
          <table:table-cell office:value-type="float" office:value="1.15" calcext:value-type="float">
            <text:p>1.15</text:p>
          </table:table-cell>
          <table:table-cell/>
          <table:table-cell table:formula="of:=IF (ABS([.I355]) &gt; 8.5; 1; 0)" office:value-type="float" office:value="1" calcext:value-type="float">
            <text:p>1</text:p>
          </table:table-cell>
          <table:table-cell table:formula="of:=ATAN2([.C355];[.B355])" office:value-type="float" office:value="1.75873590371695" calcext:value-type="float">
            <text:p>1.7587359037</text:p>
          </table:table-cell>
          <table:table-cell office:value-type="float" office:value="2" calcext:value-type="float">
            <text:p>2</text:p>
          </table:table-cell>
          <table:table-cell table:formula="of:=[.S355]*0.1/3" office:value-type="float" office:value="0.0666666666666667" calcext:value-type="float">
            <text:p>0.0666666667</text:p>
          </table:table-cell>
          <table:table-cell table:formula="of:=[.N355]*[.T355]" office:value-type="float" office:value="0.0756666666666667" calcext:value-type="float">
            <text:p>0.0756666667</text:p>
          </table:table-cell>
          <table:table-cell table:formula="of:=[.V354]+[.U354]" office:value-type="float" office:value="2.0524574970983" calcext:value-type="float">
            <text:p>2.052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115" calcext:value-type="float">
            <text:p>27.115</text:p>
          </table:table-cell>
          <table:table-cell office:value-type="float" office:value="-6.8" calcext:value-type="float">
            <text:p>-6.8</text:p>
          </table:table-cell>
          <table:table-cell office:value-type="float" office:value="-41.055" calcext:value-type="float">
            <text:p>-41.055</text:p>
          </table:table-cell>
          <table:table-cell office:value-type="float" office:value="49.669" calcext:value-type="float">
            <text:p>49.669</text:p>
          </table:table-cell>
          <table:table-cell office:value-type="string" calcext:value-type="string">
            <text:p>##</text:p>
          </table:table-cell>
          <table:table-cell office:value-type="float" office:value="-0.039" calcext:value-type="float">
            <text:p>-0.039</text:p>
          </table:table-cell>
          <table:table-cell office:value-type="float" office:value="-1.259" calcext:value-type="float">
            <text:p>-1.259</text:p>
          </table:table-cell>
          <table:table-cell office:value-type="float" office:value="-9.18" calcext:value-type="float">
            <text:p>-9.18</text:p>
          </table:table-cell>
          <table:table-cell office:value-type="float" office:value="9.266" calcext:value-type="float">
            <text:p>9.266</text:p>
          </table:table-cell>
          <table:table-cell office:value-type="string" calcext:value-type="string">
            <text:p>##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IF (ABS([.I356]) &gt; 8.5; 1; 0)" office:value-type="float" office:value="1" calcext:value-type="float">
            <text:p>1</text:p>
          </table:table-cell>
          <table:table-cell table:formula="of:=ATAN2([.C356];[.B356])" office:value-type="float" office:value="1.81651245291491" calcext:value-type="float">
            <text:p>1.8165124529</text:p>
          </table:table-cell>
          <table:table-cell office:value-type="float" office:value="4" calcext:value-type="float">
            <text:p>4</text:p>
          </table:table-cell>
          <table:table-cell table:formula="of:=[.S356]*0.1/3" office:value-type="float" office:value="0.133333333333333" calcext:value-type="float">
            <text:p>0.1333333333</text:p>
          </table:table-cell>
          <table:table-cell table:formula="of:=[.N356]*[.T356]" office:value-type="float" office:value="0.101733333333333" calcext:value-type="float">
            <text:p>0.1017333333</text:p>
          </table:table-cell>
          <table:table-cell table:formula="of:=[.V355]+[.U355]" office:value-type="float" office:value="2.12812416376497" calcext:value-type="float">
            <text:p>2.128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84" calcext:value-type="float">
            <text:p>25.84</text:p>
          </table:table-cell>
          <table:table-cell office:value-type="float" office:value="-8.245" calcext:value-type="float">
            <text:p>-8.245</text:p>
          </table:table-cell>
          <table:table-cell office:value-type="float" office:value="-41.48" calcext:value-type="float">
            <text:p>-41.48</text:p>
          </table:table-cell>
          <table:table-cell office:value-type="float" office:value="49.561" calcext:value-type="float">
            <text:p>49.561</text:p>
          </table:table-cell>
          <table:table-cell office:value-type="string" calcext:value-type="string">
            <text:p>##</text:p>
          </table:table-cell>
          <table:table-cell office:value-type="float" office:value="-0.966" calcext:value-type="float">
            <text:p>-0.96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9.257" calcext:value-type="float">
            <text:p>-9.257</text:p>
          </table:table-cell>
          <table:table-cell office:value-type="float" office:value="9.544" calcext:value-type="float">
            <text:p>9.544</text:p>
          </table:table-cell>
          <table:table-cell office:value-type="string" calcext:value-type="string">
            <text:p>##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4" calcext:value-type="float">
            <text:p>0.04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8" calcext:value-type="float">
            <text:p>0.558</text:p>
          </table:table-cell>
          <table:table-cell/>
          <table:table-cell table:formula="of:=IF (ABS([.I357]) &gt; 8.5; 1; 0)" office:value-type="float" office:value="1" calcext:value-type="float">
            <text:p>1</text:p>
          </table:table-cell>
          <table:table-cell table:formula="of:=ATAN2([.C357];[.B357])" office:value-type="float" office:value="1.87966355042399" calcext:value-type="float">
            <text:p>1.8796635504</text:p>
          </table:table-cell>
          <table:table-cell office:value-type="float" office:value="2" calcext:value-type="float">
            <text:p>2</text:p>
          </table:table-cell>
          <table:table-cell table:formula="of:=[.S357]*0.1/3" office:value-type="float" office:value="0.0666666666666667" calcext:value-type="float">
            <text:p>0.0666666667</text:p>
          </table:table-cell>
          <table:table-cell table:formula="of:=[.N357]*[.T357]" office:value-type="float" office:value="0.0368666666666667" calcext:value-type="float">
            <text:p>0.0368666667</text:p>
          </table:table-cell>
          <table:table-cell table:formula="of:=[.V356]+[.U356]" office:value-type="float" office:value="2.2298574970983" calcext:value-type="float">
            <text:p>2.229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05" calcext:value-type="float">
            <text:p>26.605</text:p>
          </table:table-cell>
          <table:table-cell office:value-type="float" office:value="-9.605" calcext:value-type="float">
            <text:p>-9.605</text:p>
          </table:table-cell>
          <table:table-cell office:value-type="float" office:value="-40.46" calcext:value-type="float">
            <text:p>-40.46</text:p>
          </table:table-cell>
          <table:table-cell office:value-type="float" office:value="49.367" calcext:value-type="float">
            <text:p>49.367</text:p>
          </table:table-cell>
          <table:table-cell office:value-type="string" calcext:value-type="string">
            <text:p>##</text:p>
          </table:table-cell>
          <table:table-cell office:value-type="float" office:value="-0.817" calcext:value-type="float">
            <text:p>-0.817</text:p>
          </table:table-cell>
          <table:table-cell office:value-type="float" office:value="-1.667" calcext:value-type="float">
            <text:p>-1.667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894" calcext:value-type="float">
            <text:p>9.894</text:p>
          </table:table-cell>
          <table:table-cell office:value-type="string" calcext:value-type="string">
            <text:p>##</text:p>
          </table:table-cell>
          <table:table-cell office:value-type="float" office:value="0.02" calcext:value-type="float">
            <text:p>0.0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359" calcext:value-type="float">
            <text:p>0.359</text:p>
          </table:table-cell>
          <table:table-cell office:value-type="float" office:value="0.413" calcext:value-type="float">
            <text:p>0.413</text:p>
          </table:table-cell>
          <table:table-cell/>
          <table:table-cell table:formula="of:=IF (ABS([.I358]) &gt; 8.5; 1; 0)" office:value-type="float" office:value="1" calcext:value-type="float">
            <text:p>1</text:p>
          </table:table-cell>
          <table:table-cell table:formula="of:=ATAN2([.C358];[.B358])" office:value-type="float" office:value="1.91725667980559" calcext:value-type="float">
            <text:p>1.9172566798</text:p>
          </table:table-cell>
          <table:table-cell office:value-type="float" office:value="4" calcext:value-type="float">
            <text:p>4</text:p>
          </table:table-cell>
          <table:table-cell table:formula="of:=[.S358]*0.1/3" office:value-type="float" office:value="0.133333333333333" calcext:value-type="float">
            <text:p>0.1333333333</text:p>
          </table:table-cell>
          <table:table-cell table:formula="of:=[.N358]*[.T358]" office:value-type="float" office:value="0.0478666666666667" calcext:value-type="float">
            <text:p>0.0478666667</text:p>
          </table:table-cell>
          <table:table-cell table:formula="of:=[.V357]+[.U357]" office:value-type="float" office:value="2.26672416376497" calcext:value-type="float">
            <text:p>2.266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-9.52" calcext:value-type="float">
            <text:p>-9.52</text:p>
          </table:table-cell>
          <table:table-cell office:value-type="float" office:value="-40.205" calcext:value-type="float">
            <text:p>-40.205</text:p>
          </table:table-cell>
          <table:table-cell office:value-type="float" office:value="49.188" calcext:value-type="float">
            <text:p>49.188</text:p>
          </table:table-cell>
          <table:table-cell office:value-type="string" calcext:value-type="string">
            <text:p>##</text:p>
          </table:table-cell>
          <table:table-cell office:value-type="float" office:value="-1.485" calcext:value-type="float">
            <text:p>-1.485</text:p>
          </table:table-cell>
          <table:table-cell office:value-type="float" office:value="-2.038" calcext:value-type="float">
            <text:p>-2.038</text:p>
          </table:table-cell>
          <table:table-cell office:value-type="float" office:value="-9.642" calcext:value-type="float">
            <text:p>-9.642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##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IF (ABS([.I359]) &gt; 8.5; 1; 0)" office:value-type="float" office:value="1" calcext:value-type="float">
            <text:p>1</text:p>
          </table:table-cell>
          <table:table-cell table:formula="of:=ATAN2([.C359];[.B359])" office:value-type="float" office:value="1.9134167159865" calcext:value-type="float">
            <text:p>1.913416716</text:p>
          </table:table-cell>
          <table:table-cell office:value-type="float" office:value="2" calcext:value-type="float">
            <text:p>2</text:p>
          </table:table-cell>
          <table:table-cell table:formula="of:=[.S359]*0.1/3" office:value-type="float" office:value="0.0666666666666667" calcext:value-type="float">
            <text:p>0.0666666667</text:p>
          </table:table-cell>
          <table:table-cell table:formula="of:=[.N359]*[.T359]" office:value-type="float" office:value="0.001" calcext:value-type="float">
            <text:p>0.001</text:p>
          </table:table-cell>
          <table:table-cell table:formula="of:=[.V358]+[.U358]" office:value-type="float" office:value="2.31459083043163" calcext:value-type="float">
            <text:p>2.314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815" calcext:value-type="float">
            <text:p>28.815</text:p>
          </table:table-cell>
          <table:table-cell office:value-type="float" office:value="-7.905" calcext:value-type="float">
            <text:p>-7.905</text:p>
          </table:table-cell>
          <table:table-cell office:value-type="float" office:value="-39.78" calcext:value-type="float">
            <text:p>-39.78</text:p>
          </table:table-cell>
          <table:table-cell office:value-type="float" office:value="49.752" calcext:value-type="float">
            <text:p>49.752</text:p>
          </table:table-cell>
          <table:table-cell office:value-type="string" calcext:value-type="string">
            <text:p>##</text:p>
          </table:table-cell>
          <table:table-cell office:value-type="float" office:value="-1.633" calcext:value-type="float">
            <text:p>-1.633</text:p>
          </table:table-cell>
          <table:table-cell office:value-type="float" office:value="-2.112" calcext:value-type="float">
            <text:p>-2.112</text:p>
          </table:table-cell>
          <table:table-cell office:value-type="float" office:value="-9.411" calcext:value-type="float">
            <text:p>-9.411</text:p>
          </table:table-cell>
          <table:table-cell office:value-type="float" office:value="9.782" calcext:value-type="float">
            <text:p>9.782</text:p>
          </table:table-cell>
          <table:table-cell office:value-type="string" calcext:value-type="string">
            <text:p>##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745" calcext:value-type="float">
            <text:p>-0.745</text:p>
          </table:table-cell>
          <table:table-cell office:value-type="float" office:value="0.796" calcext:value-type="float">
            <text:p>0.796</text:p>
          </table:table-cell>
          <table:table-cell/>
          <table:table-cell table:formula="of:=IF (ABS([.I360]) &gt; 8.5; 1; 0)" office:value-type="float" office:value="1" calcext:value-type="float">
            <text:p>1</text:p>
          </table:table-cell>
          <table:table-cell table:formula="of:=ATAN2([.C360];[.B360])" office:value-type="float" office:value="1.83854538081557" calcext:value-type="float">
            <text:p>1.8385453808</text:p>
          </table:table-cell>
          <table:table-cell office:value-type="float" office:value="4" calcext:value-type="float">
            <text:p>4</text:p>
          </table:table-cell>
          <table:table-cell table:formula="of:=[.S360]*0.1/3" office:value-type="float" office:value="0.133333333333333" calcext:value-type="float">
            <text:p>0.1333333333</text:p>
          </table:table-cell>
          <table:table-cell table:formula="of:=[.N360]*[.T360]" office:value-type="float" office:value="-0.0993333333333333" calcext:value-type="float">
            <text:p>-0.0993333333</text:p>
          </table:table-cell>
          <table:table-cell table:formula="of:=[.V359]+[.U359]" office:value-type="float" office:value="2.31559083043163" calcext:value-type="float">
            <text:p>2.315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11" calcext:value-type="float">
            <text:p>31.11</text:p>
          </table:table-cell>
          <table:table-cell office:value-type="float" office:value="-5.27" calcext:value-type="float">
            <text:p>-5.27</text:p>
          </table:table-cell>
          <table:table-cell office:value-type="float" office:value="-38.08" calcext:value-type="float">
            <text:p>-38.08</text:p>
          </table:table-cell>
          <table:table-cell office:value-type="float" office:value="49.454" calcext:value-type="float">
            <text:p>49.454</text:p>
          </table:table-cell>
          <table:table-cell office:value-type="string" calcext:value-type="string">
            <text:p>##</text:p>
          </table:table-cell>
          <table:table-cell office:value-type="float" office:value="-2.004" calcext:value-type="float">
            <text:p>-2.004</text:p>
          </table:table-cell>
          <table:table-cell office:value-type="float" office:value="-1.741" calcext:value-type="float">
            <text:p>-1.741</text:p>
          </table:table-cell>
          <table:table-cell office:value-type="float" office:value="-9.334" calcext:value-type="float">
            <text:p>-9.334</text:p>
          </table:table-cell>
          <table:table-cell office:value-type="float" office:value="9.704" calcext:value-type="float">
            <text:p>9.704</text:p>
          </table:table-cell>
          <table:table-cell office:value-type="string" calcext:value-type="string">
            <text:p>##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419" calcext:value-type="float">
            <text:p>-0.419</text:p>
          </table:table-cell>
          <table:table-cell office:value-type="float" office:value="-1.353" calcext:value-type="float">
            <text:p>-1.353</text:p>
          </table:table-cell>
          <table:table-cell office:value-type="float" office:value="1.495" calcext:value-type="float">
            <text:p>1.495</text:p>
          </table:table-cell>
          <table:table-cell/>
          <table:table-cell table:formula="of:=IF (ABS([.I361]) &gt; 8.5; 1; 0)" office:value-type="float" office:value="1" calcext:value-type="float">
            <text:p>1</text:p>
          </table:table-cell>
          <table:table-cell table:formula="of:=ATAN2([.C361];[.B361])" office:value-type="float" office:value="1.73860221673319" calcext:value-type="float">
            <text:p>1.7386022167</text:p>
          </table:table-cell>
          <table:table-cell office:value-type="float" office:value="2" calcext:value-type="float">
            <text:p>2</text:p>
          </table:table-cell>
          <table:table-cell table:formula="of:=[.S361]*0.1/3" office:value-type="float" office:value="0.0666666666666667" calcext:value-type="float">
            <text:p>0.0666666667</text:p>
          </table:table-cell>
          <table:table-cell table:formula="of:=[.N361]*[.T361]" office:value-type="float" office:value="-0.0902" calcext:value-type="float">
            <text:p>-0.0902</text:p>
          </table:table-cell>
          <table:table-cell table:formula="of:=[.V360]+[.U360]" office:value-type="float" office:value="2.2162574970983" calcext:value-type="float">
            <text:p>2.2162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3.83" calcext:value-type="float">
            <text:p>33.83</text:p>
          </table:table-cell>
          <table:table-cell office:value-type="float" office:value="-3.4" calcext:value-type="float">
            <text:p>-3.4</text:p>
          </table:table-cell>
          <table:table-cell office:value-type="float" office:value="-37.315" calcext:value-type="float">
            <text:p>-37.315</text:p>
          </table:table-cell>
          <table:table-cell office:value-type="float" office:value="50.482" calcext:value-type="float">
            <text:p>50.482</text:p>
          </table:table-cell>
          <table:table-cell office:value-type="string" calcext:value-type="string">
            <text:p>##</text:p>
          </table:table-cell>
          <table:table-cell office:value-type="float" office:value="-1.485" calcext:value-type="float">
            <text:p>-1.485</text:p>
          </table:table-cell>
          <table:table-cell office:value-type="float" office:value="-1.074" calcext:value-type="float">
            <text:p>-1.074</text:p>
          </table:table-cell>
          <table:table-cell office:value-type="float" office:value="-9.142" calcext:value-type="float">
            <text:p>-9.142</text:p>
          </table:table-cell>
          <table:table-cell office:value-type="float" office:value="9.324" calcext:value-type="float">
            <text:p>9.324</text:p>
          </table:table-cell>
          <table:table-cell office:value-type="string" calcext:value-type="string">
            <text:p>##</text:p>
          </table:table-cell>
          <table:table-cell office:value-type="float" office:value="-0.73" calcext:value-type="float">
            <text:p>-0.73</text:p>
          </table:table-cell>
          <table:table-cell office:value-type="float" office:value="-0.399" calcext:value-type="float">
            <text:p>-0.399</text:p>
          </table:table-cell>
          <table:table-cell office:value-type="float" office:value="-1.764" calcext:value-type="float">
            <text:p>-1.764</text:p>
          </table:table-cell>
          <table:table-cell office:value-type="float" office:value="1.95" calcext:value-type="float">
            <text:p>1.95</text:p>
          </table:table-cell>
          <table:table-cell/>
          <table:table-cell table:formula="of:=IF (ABS([.I362]) &gt; 8.5; 1; 0)" office:value-type="float" office:value="1" calcext:value-type="float">
            <text:p>1</text:p>
          </table:table-cell>
          <table:table-cell table:formula="of:=ATAN2([.C362];[.B362])" office:value-type="float" office:value="1.67096249168282" calcext:value-type="float">
            <text:p>1.6709624917</text:p>
          </table:table-cell>
          <table:table-cell office:value-type="float" office:value="4" calcext:value-type="float">
            <text:p>4</text:p>
          </table:table-cell>
          <table:table-cell table:formula="of:=[.S362]*0.1/3" office:value-type="float" office:value="0.133333333333333" calcext:value-type="float">
            <text:p>0.1333333333</text:p>
          </table:table-cell>
          <table:table-cell table:formula="of:=[.N362]*[.T362]" office:value-type="float" office:value="-0.2352" calcext:value-type="float">
            <text:p>-0.2352</text:p>
          </table:table-cell>
          <table:table-cell table:formula="of:=[.V361]+[.U361]" office:value-type="float" office:value="2.1260574970983" calcext:value-type="float">
            <text:p>2.126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4.765" calcext:value-type="float">
            <text:p>34.765</text:p>
          </table:table-cell>
          <table:table-cell office:value-type="float" office:value="-0.68" calcext:value-type="float">
            <text:p>-0.68</text:p>
          </table:table-cell>
          <table:table-cell office:value-type="float" office:value="-36.465" calcext:value-type="float">
            <text:p>-36.465</text:p>
          </table:table-cell>
          <table:table-cell office:value-type="float" office:value="50.386" calcext:value-type="float">
            <text:p>50.386</text:p>
          </table:table-cell>
          <table:table-cell office:value-type="string" calcext:value-type="string">
            <text:p>##</text:p>
          </table:table-cell>
          <table:table-cell office:value-type="float" office:value="-1.151" calcext:value-type="float">
            <text:p>-1.151</text:p>
          </table:table-cell>
          <table:table-cell office:value-type="float" office:value="-0.147" calcext:value-type="float">
            <text:p>-0.147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10.475" calcext:value-type="float">
            <text:p>10.475</text:p>
          </table:table-cell>
          <table:table-cell office:value-type="string" calcext:value-type="string">
            <text:p>##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648" calcext:value-type="float">
            <text:p>-1.648</text:p>
          </table:table-cell>
          <table:table-cell office:value-type="float" office:value="1.875" calcext:value-type="float">
            <text:p>1.875</text:p>
          </table:table-cell>
          <table:table-cell/>
          <table:table-cell table:formula="of:=IF (ABS([.I363]) &gt; 8.5; 1; 0)" office:value-type="float" office:value="1" calcext:value-type="float">
            <text:p>1</text:p>
          </table:table-cell>
          <table:table-cell table:formula="of:=ATAN2([.C363];[.B363])" office:value-type="float" office:value="1.59035373509499" calcext:value-type="float">
            <text:p>1.5903537351</text:p>
          </table:table-cell>
          <table:table-cell office:value-type="float" office:value="2" calcext:value-type="float">
            <text:p>2</text:p>
          </table:table-cell>
          <table:table-cell table:formula="of:=[.S363]*0.1/3" office:value-type="float" office:value="0.0666666666666667" calcext:value-type="float">
            <text:p>0.0666666667</text:p>
          </table:table-cell>
          <table:table-cell table:formula="of:=[.N363]*[.T363]" office:value-type="float" office:value="-0.109866666666667" calcext:value-type="float">
            <text:p>-0.1098666667</text:p>
          </table:table-cell>
          <table:table-cell table:formula="of:=[.V362]+[.U362]" office:value-type="float" office:value="1.8908574970983" calcext:value-type="float">
            <text:p>1.890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4.51" calcext:value-type="float">
            <text:p>34.51</text:p>
          </table:table-cell>
          <table:table-cell office:value-type="float" office:value="2.04" calcext:value-type="float">
            <text:p>2.04</text:p>
          </table:table-cell>
          <table:table-cell office:value-type="float" office:value="-35.615" calcext:value-type="float">
            <text:p>-35.615</text:p>
          </table:table-cell>
          <table:table-cell office:value-type="float" office:value="49.634" calcext:value-type="float">
            <text:p>49.634</text:p>
          </table:table-cell>
          <table:table-cell office:value-type="string" calcext:value-type="string">
            <text:p>##</text:p>
          </table:table-cell>
          <table:table-cell office:value-type="float" office:value="-1.411" calcext:value-type="float">
            <text:p>-1.411</text:p>
          </table:table-cell>
          <table:table-cell office:value-type="float" office:value="-0.48" calcext:value-type="float">
            <text:p>-0.48</text:p>
          </table:table-cell>
          <table:table-cell office:value-type="float" office:value="-9.872" calcext:value-type="float">
            <text:p>-9.872</text:p>
          </table:table-cell>
          <table:table-cell office:value-type="float" office:value="9.984" calcext:value-type="float">
            <text:p>9.984</text:p>
          </table:table-cell>
          <table:table-cell office:value-type="string" calcext:value-type="string">
            <text:p>##</text:p>
          </table:table-cell>
          <table:table-cell office:value-type="float" office:value="-0.511" calcext:value-type="float">
            <text:p>-0.511</text:p>
          </table:table-cell>
          <table:table-cell office:value-type="float" office:value="0.094" calcext:value-type="float">
            <text:p>0.094</text:p>
          </table:table-cell>
          <table:table-cell office:value-type="float" office:value="-1.398" calcext:value-type="float">
            <text:p>-1.398</text:p>
          </table:table-cell>
          <table:table-cell office:value-type="float" office:value="1.491" calcext:value-type="float">
            <text:p>1.491</text:p>
          </table:table-cell>
          <table:table-cell/>
          <table:table-cell table:formula="of:=IF (ABS([.I364]) &gt; 8.5; 1; 0)" office:value-type="float" office:value="1" calcext:value-type="float">
            <text:p>1</text:p>
          </table:table-cell>
          <table:table-cell table:formula="of:=ATAN2([.C364];[.B364])" office:value-type="float" office:value="1.51175173712214" calcext:value-type="float">
            <text:p>1.5117517371</text:p>
          </table:table-cell>
          <table:table-cell office:value-type="float" office:value="4" calcext:value-type="float">
            <text:p>4</text:p>
          </table:table-cell>
          <table:table-cell table:formula="of:=[.S364]*0.1/3" office:value-type="float" office:value="0.133333333333333" calcext:value-type="float">
            <text:p>0.1333333333</text:p>
          </table:table-cell>
          <table:table-cell table:formula="of:=[.N364]*[.T364]" office:value-type="float" office:value="-0.1864" calcext:value-type="float">
            <text:p>-0.1864</text:p>
          </table:table-cell>
          <table:table-cell table:formula="of:=[.V363]+[.U363]" office:value-type="float" office:value="1.78099083043163" calcext:value-type="float">
            <text:p>1.780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3.575" calcext:value-type="float">
            <text:p>33.575</text:p>
          </table:table-cell>
          <table:table-cell office:value-type="float" office:value="4.335" calcext:value-type="float">
            <text:p>4.335</text:p>
          </table:table-cell>
          <table:table-cell office:value-type="float" office:value="-36.38" calcext:value-type="float">
            <text:p>-36.38</text:p>
          </table:table-cell>
          <table:table-cell office:value-type="float" office:value="49.695" calcext:value-type="float">
            <text:p>49.695</text:p>
          </table:table-cell>
          <table:table-cell office:value-type="string" calcext:value-type="string">
            <text:p>##</text:p>
          </table:table-cell>
          <table:table-cell office:value-type="float" office:value="-1.04" calcext:value-type="float">
            <text:p>-1.04</text:p>
          </table:table-cell>
          <table:table-cell office:value-type="float" office:value="0.039" calcext:value-type="float">
            <text:p>0.039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10.463" calcext:value-type="float">
            <text:p>10.463</text:p>
          </table:table-cell>
          <table:table-cell office:value-type="string" calcext:value-type="string">
            <text:p>##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166" calcext:value-type="float">
            <text:p>0.166</text:p>
          </table:table-cell>
          <table:table-cell office:value-type="float" office:value="-1.189" calcext:value-type="float">
            <text:p>-1.189</text:p>
          </table:table-cell>
          <table:table-cell office:value-type="float" office:value="1.335" calcext:value-type="float">
            <text:p>1.335</text:p>
          </table:table-cell>
          <table:table-cell/>
          <table:table-cell table:formula="of:=IF (ABS([.I365]) &gt; 8.5; 1; 0)" office:value-type="float" office:value="1" calcext:value-type="float">
            <text:p>1</text:p>
          </table:table-cell>
          <table:table-cell table:formula="of:=ATAN2([.C365];[.B365])" office:value-type="float" office:value="1.44239277137211" calcext:value-type="float">
            <text:p>1.4423927714</text:p>
          </table:table-cell>
          <table:table-cell office:value-type="float" office:value="2" calcext:value-type="float">
            <text:p>2</text:p>
          </table:table-cell>
          <table:table-cell table:formula="of:=[.S365]*0.1/3" office:value-type="float" office:value="0.0666666666666667" calcext:value-type="float">
            <text:p>0.0666666667</text:p>
          </table:table-cell>
          <table:table-cell table:formula="of:=[.N365]*[.T365]" office:value-type="float" office:value="-0.0792666666666667" calcext:value-type="float">
            <text:p>-0.0792666667</text:p>
          </table:table-cell>
          <table:table-cell table:formula="of:=[.V364]+[.U364]" office:value-type="float" office:value="1.59459083043163" calcext:value-type="float">
            <text:p>1.594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2.81" calcext:value-type="float">
            <text:p>32.81</text:p>
          </table:table-cell>
          <table:table-cell office:value-type="float" office:value="5.27" calcext:value-type="float">
            <text:p>5.27</text:p>
          </table:table-cell>
          <table:table-cell office:value-type="float" office:value="-37.91" calcext:value-type="float">
            <text:p>-37.91</text:p>
          </table:table-cell>
          <table:table-cell office:value-type="float" office:value="50.413" calcext:value-type="float">
            <text:p>50.413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447" calcext:value-type="float">
            <text:p>0.447</text:p>
          </table:table-cell>
          <table:table-cell office:value-type="float" office:value="-9.488" calcext:value-type="float">
            <text:p>-9.488</text:p>
          </table:table-cell>
          <table:table-cell office:value-type="float" office:value="9.509" calcext:value-type="float">
            <text:p>9.509</text:p>
          </table:table-cell>
          <table:table-cell office:value-type="string" calcext:value-type="string">
            <text:p>##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248" calcext:value-type="float">
            <text:p>0.248</text:p>
          </table:table-cell>
          <table:table-cell office:value-type="float" office:value="-0.99" calcext:value-type="float">
            <text:p>-0.99</text:p>
          </table:table-cell>
          <table:table-cell office:value-type="float" office:value="1.052" calcext:value-type="float">
            <text:p>1.052</text:p>
          </table:table-cell>
          <table:table-cell/>
          <table:table-cell table:formula="of:=IF (ABS([.I366]) &gt; 8.5; 1; 0)" office:value-type="float" office:value="1" calcext:value-type="float">
            <text:p>1</text:p>
          </table:table-cell>
          <table:table-cell table:formula="of:=ATAN2([.C366];[.B366])" office:value-type="float" office:value="1.41153488161546" calcext:value-type="float">
            <text:p>1.4115348816</text:p>
          </table:table-cell>
          <table:table-cell office:value-type="float" office:value="4" calcext:value-type="float">
            <text:p>4</text:p>
          </table:table-cell>
          <table:table-cell table:formula="of:=[.S366]*0.1/3" office:value-type="float" office:value="0.133333333333333" calcext:value-type="float">
            <text:p>0.1333333333</text:p>
          </table:table-cell>
          <table:table-cell table:formula="of:=[.N366]*[.T366]" office:value-type="float" office:value="-0.132" calcext:value-type="float">
            <text:p>-0.132</text:p>
          </table:table-cell>
          <table:table-cell table:formula="of:=[.V365]+[.U365]" office:value-type="float" office:value="1.51532416376497" calcext:value-type="float">
            <text:p>1.515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26" calcext:value-type="float">
            <text:p>30.26</text:p>
          </table:table-cell>
          <table:table-cell office:value-type="float" office:value="7.65" calcext:value-type="float">
            <text:p>7.65</text:p>
          </table:table-cell>
          <table:table-cell office:value-type="float" office:value="-38.675" calcext:value-type="float">
            <text:p>-38.675</text:p>
          </table:table-cell>
          <table:table-cell office:value-type="float" office:value="49.699" calcext:value-type="float">
            <text:p>49.699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447" calcext:value-type="float">
            <text:p>0.447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048" calcext:value-type="float">
            <text:p>10.048</text:p>
          </table:table-cell>
          <table:table-cell office:value-type="string" calcext:value-type="string">
            <text:p>##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217" calcext:value-type="float">
            <text:p>0.217</text:p>
          </table:table-cell>
          <table:table-cell office:value-type="float" office:value="-0.943" calcext:value-type="float">
            <text:p>-0.943</text:p>
          </table:table-cell>
          <table:table-cell office:value-type="float" office:value="0.989" calcext:value-type="float">
            <text:p>0.989</text:p>
          </table:table-cell>
          <table:table-cell/>
          <table:table-cell table:formula="of:=IF (ABS([.I367]) &gt; 8.5; 1; 0)" office:value-type="float" office:value="1" calcext:value-type="float">
            <text:p>1</text:p>
          </table:table-cell>
          <table:table-cell table:formula="of:=ATAN2([.C367];[.B367])" office:value-type="float" office:value="1.32317566188924" calcext:value-type="float">
            <text:p>1.3231756619</text:p>
          </table:table-cell>
          <table:table-cell office:value-type="float" office:value="2" calcext:value-type="float">
            <text:p>2</text:p>
          </table:table-cell>
          <table:table-cell table:formula="of:=[.S367]*0.1/3" office:value-type="float" office:value="0.0666666666666667" calcext:value-type="float">
            <text:p>0.0666666667</text:p>
          </table:table-cell>
          <table:table-cell table:formula="of:=[.N367]*[.T367]" office:value-type="float" office:value="-0.0628666666666667" calcext:value-type="float">
            <text:p>-0.0628666667</text:p>
          </table:table-cell>
          <table:table-cell table:formula="of:=[.V366]+[.U366]" office:value-type="float" office:value="1.38332416376497" calcext:value-type="float">
            <text:p>1.383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985" calcext:value-type="float">
            <text:p>28.985</text:p>
          </table:table-cell>
          <table:table-cell office:value-type="float" office:value="9.435" calcext:value-type="float">
            <text:p>9.435</text:p>
          </table:table-cell>
          <table:table-cell office:value-type="float" office:value="-38.845" calcext:value-type="float">
            <text:p>-38.845</text:p>
          </table:table-cell>
          <table:table-cell office:value-type="float" office:value="49.377" calcext:value-type="float">
            <text:p>49.377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447" calcext:value-type="float">
            <text:p>0.447</text:p>
          </table:table-cell>
          <table:table-cell office:value-type="float" office:value="-9.296" calcext:value-type="float">
            <text:p>-9.296</text:p>
          </table:table-cell>
          <table:table-cell office:value-type="float" office:value="9.307" calcext:value-type="float">
            <text:p>9.307</text:p>
          </table:table-cell>
          <table:table-cell office:value-type="string" calcext:value-type="string">
            <text:p>##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946" calcext:value-type="float">
            <text:p>-0.946</text:p>
          </table:table-cell>
          <table:table-cell office:value-type="float" office:value="0.961" calcext:value-type="float">
            <text:p>0.961</text:p>
          </table:table-cell>
          <table:table-cell/>
          <table:table-cell table:formula="of:=IF (ABS([.I368]) &gt; 8.5; 1; 0)" office:value-type="float" office:value="1" calcext:value-type="float">
            <text:p>1</text:p>
          </table:table-cell>
          <table:table-cell table:formula="of:=ATAN2([.C368];[.B368])" office:value-type="float" office:value="1.25610032908976" calcext:value-type="float">
            <text:p>1.2561003291</text:p>
          </table:table-cell>
          <table:table-cell office:value-type="float" office:value="4" calcext:value-type="float">
            <text:p>4</text:p>
          </table:table-cell>
          <table:table-cell table:formula="of:=[.S368]*0.1/3" office:value-type="float" office:value="0.133333333333333" calcext:value-type="float">
            <text:p>0.1333333333</text:p>
          </table:table-cell>
          <table:table-cell table:formula="of:=[.N368]*[.T368]" office:value-type="float" office:value="-0.126133333333333" calcext:value-type="float">
            <text:p>-0.1261333333</text:p>
          </table:table-cell>
          <table:table-cell table:formula="of:=[.V367]+[.U367]" office:value-type="float" office:value="1.3204574970983" calcext:value-type="float">
            <text:p>1.320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645" calcext:value-type="float">
            <text:p>28.645</text:p>
          </table:table-cell>
          <table:table-cell office:value-type="float" office:value="11.135" calcext:value-type="float">
            <text:p>11.135</text:p>
          </table:table-cell>
          <table:table-cell office:value-type="float" office:value="-38.505" calcext:value-type="float">
            <text:p>-38.505</text:p>
          </table:table-cell>
          <table:table-cell office:value-type="float" office:value="49.266" calcext:value-type="float">
            <text:p>49.266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817" calcext:value-type="float">
            <text:p>0.817</text:p>
          </table:table-cell>
          <table:table-cell office:value-type="float" office:value="-9.796" calcext:value-type="float">
            <text:p>-9.796</text:p>
          </table:table-cell>
          <table:table-cell office:value-type="float" office:value="9.831" calcext:value-type="float">
            <text:p>9.831</text:p>
          </table:table-cell>
          <table:table-cell office:value-type="string" calcext:value-type="string">
            <text:p>##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1" calcext:value-type="float">
            <text:p>-0.151</text:p>
          </table:table-cell>
          <table:table-cell office:value-type="float" office:value="-1.108" calcext:value-type="float">
            <text:p>-1.108</text:p>
          </table:table-cell>
          <table:table-cell office:value-type="float" office:value="1.155" calcext:value-type="float">
            <text:p>1.155</text:p>
          </table:table-cell>
          <table:table-cell/>
          <table:table-cell table:formula="of:=IF (ABS([.I369]) &gt; 8.5; 1; 0)" office:value-type="float" office:value="1" calcext:value-type="float">
            <text:p>1</text:p>
          </table:table-cell>
          <table:table-cell table:formula="of:=ATAN2([.C369];[.B369])" office:value-type="float" office:value="1.2000482429075" calcext:value-type="float">
            <text:p>1.2000482429</text:p>
          </table:table-cell>
          <table:table-cell office:value-type="float" office:value="2" calcext:value-type="float">
            <text:p>2</text:p>
          </table:table-cell>
          <table:table-cell table:formula="of:=[.S369]*0.1/3" office:value-type="float" office:value="0.0666666666666667" calcext:value-type="float">
            <text:p>0.0666666667</text:p>
          </table:table-cell>
          <table:table-cell table:formula="of:=[.N369]*[.T369]" office:value-type="float" office:value="-0.0738666666666667" calcext:value-type="float">
            <text:p>-0.0738666667</text:p>
          </table:table-cell>
          <table:table-cell table:formula="of:=[.V368]+[.U368]" office:value-type="float" office:value="1.19432416376497" calcext:value-type="float">
            <text:p>1.194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13.6" calcext:value-type="float">
            <text:p>13.6</text:p>
          </table:table-cell>
          <table:table-cell office:value-type="float" office:value="-38.59" calcext:value-type="float">
            <text:p>-38.59</text:p>
          </table:table-cell>
          <table:table-cell office:value-type="float" office:value="49.369" calcext:value-type="float">
            <text:p>49.369</text:p>
          </table:table-cell>
          <table:table-cell office:value-type="string" calcext:value-type="string">
            <text:p>##</text:p>
          </table:table-cell>
          <table:table-cell office:value-type="float" office:value="-2.449" calcext:value-type="float">
            <text:p>-2.449</text:p>
          </table:table-cell>
          <table:table-cell office:value-type="float" office:value="1.151" calcext:value-type="float">
            <text:p>1.151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829" calcext:value-type="float">
            <text:p>9.829</text:p>
          </table:table-cell>
          <table:table-cell office:value-type="string" calcext:value-type="string">
            <text:p>##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02" calcext:value-type="float">
            <text:p>-0.102</text:p>
          </table:table-cell>
          <table:table-cell office:value-type="float" office:value="-1.193" calcext:value-type="float">
            <text:p>-1.193</text:p>
          </table:table-cell>
          <table:table-cell office:value-type="float" office:value="1.201" calcext:value-type="float">
            <text:p>1.201</text:p>
          </table:table-cell>
          <table:table-cell/>
          <table:table-cell table:formula="of:=IF (ABS([.I370]) &gt; 8.5; 1; 0)" office:value-type="float" office:value="1" calcext:value-type="float">
            <text:p>1</text:p>
          </table:table-cell>
          <table:table-cell table:formula="of:=ATAN2([.C370];[.B370])" office:value-type="float" office:value="1.11332147889887" calcext:value-type="float">
            <text:p>1.1133214789</text:p>
          </table:table-cell>
          <table:table-cell office:value-type="float" office:value="4" calcext:value-type="float">
            <text:p>4</text:p>
          </table:table-cell>
          <table:table-cell table:formula="of:=[.S370]*0.1/3" office:value-type="float" office:value="0.133333333333333" calcext:value-type="float">
            <text:p>0.1333333333</text:p>
          </table:table-cell>
          <table:table-cell table:formula="of:=[.N370]*[.T370]" office:value-type="float" office:value="-0.159066666666667" calcext:value-type="float">
            <text:p>-0.1590666667</text:p>
          </table:table-cell>
          <table:table-cell table:formula="of:=[.V369]+[.U369]" office:value-type="float" office:value="1.1204574970983" calcext:value-type="float">
            <text:p>1.120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18" calcext:value-type="float">
            <text:p>26.18</text:p>
          </table:table-cell>
          <table:table-cell office:value-type="float" office:value="14.96" calcext:value-type="float">
            <text:p>14.96</text:p>
          </table:table-cell>
          <table:table-cell office:value-type="float" office:value="-38.93" calcext:value-type="float">
            <text:p>-38.93</text:p>
          </table:table-cell>
          <table:table-cell office:value-type="float" office:value="49.242" calcext:value-type="float">
            <text:p>49.242</text:p>
          </table:table-cell>
          <table:table-cell office:value-type="string" calcext:value-type="string">
            <text:p>##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187" calcext:value-type="float">
            <text:p>0.187</text:p>
          </table:table-cell>
          <table:table-cell office:value-type="float" office:value="-10.949" calcext:value-type="float">
            <text:p>-10.949</text:p>
          </table:table-cell>
          <table:table-cell office:value-type="float" office:value="10.971" calcext:value-type="float">
            <text:p>10.971</text:p>
          </table:table-cell>
          <table:table-cell office:value-type="string" calcext:value-type="string">
            <text:p>##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166" calcext:value-type="float">
            <text:p>0.16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693" calcext:value-type="float">
            <text:p>0.693</text:p>
          </table:table-cell>
          <table:table-cell/>
          <table:table-cell table:formula="of:=IF (ABS([.I371]) &gt; 8.5; 1; 0)" office:value-type="float" office:value="1" calcext:value-type="float">
            <text:p>1</text:p>
          </table:table-cell>
          <table:table-cell table:formula="of:=ATAN2([.C371];[.B371])" office:value-type="float" office:value="1.05165021254837" calcext:value-type="float">
            <text:p>1.0516502125</text:p>
          </table:table-cell>
          <table:table-cell office:value-type="float" office:value="2" calcext:value-type="float">
            <text:p>2</text:p>
          </table:table-cell>
          <table:table-cell table:formula="of:=[.S371]*0.1/3" office:value-type="float" office:value="0.0666666666666667" calcext:value-type="float">
            <text:p>0.0666666667</text:p>
          </table:table-cell>
          <table:table-cell table:formula="of:=[.N371]*[.T371]" office:value-type="float" office:value="-0.0440666666666667" calcext:value-type="float">
            <text:p>-0.0440666667</text:p>
          </table:table-cell>
          <table:table-cell table:formula="of:=[.V370]+[.U370]" office:value-type="float" office:value="0.961390830431633" calcext:value-type="float">
            <text:p>0.961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63" calcext:value-type="float">
            <text:p>23.63</text:p>
          </table:table-cell>
          <table:table-cell office:value-type="float" office:value="15.3" calcext:value-type="float">
            <text:p>15.3</text:p>
          </table:table-cell>
          <table:table-cell office:value-type="float" office:value="-39.95" calcext:value-type="float">
            <text:p>-39.95</text:p>
          </table:table-cell>
          <table:table-cell office:value-type="float" office:value="48.872" calcext:value-type="float">
            <text:p>48.872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632" calcext:value-type="float">
            <text:p>0.632</text:p>
          </table:table-cell>
          <table:table-cell office:value-type="float" office:value="-10.757" calcext:value-type="float">
            <text:p>-10.757</text:p>
          </table:table-cell>
          <table:table-cell office:value-type="float" office:value="10.781" calcext:value-type="float">
            <text:p>10.781</text:p>
          </table:table-cell>
          <table:table-cell office:value-type="string" calcext:value-type="string">
            <text:p>##</text:p>
          </table:table-cell>
          <table:table-cell office:value-type="float" office:value="-0.26" calcext:value-type="float">
            <text:p>-0.26</text:p>
          </table:table-cell>
          <table:table-cell office:value-type="float" office:value="0.363" calcext:value-type="float">
            <text:p>0.363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883" calcext:value-type="float">
            <text:p>0.883</text:p>
          </table:table-cell>
          <table:table-cell/>
          <table:table-cell table:formula="of:=IF (ABS([.I372]) &gt; 8.5; 1; 0)" office:value-type="float" office:value="1" calcext:value-type="float">
            <text:p>1</text:p>
          </table:table-cell>
          <table:table-cell table:formula="of:=ATAN2([.C372];[.B372])" office:value-type="float" office:value="0.99619325624729" calcext:value-type="float">
            <text:p>0.9961932562</text:p>
          </table:table-cell>
          <table:table-cell office:value-type="float" office:value="4" calcext:value-type="float">
            <text:p>4</text:p>
          </table:table-cell>
          <table:table-cell table:formula="of:=[.S372]*0.1/3" office:value-type="float" office:value="0.133333333333333" calcext:value-type="float">
            <text:p>0.1333333333</text:p>
          </table:table-cell>
          <table:table-cell table:formula="of:=[.N372]*[.T372]" office:value-type="float" office:value="-0.1016" calcext:value-type="float">
            <text:p>-0.1016</text:p>
          </table:table-cell>
          <table:table-cell table:formula="of:=[.V371]+[.U371]" office:value-type="float" office:value="0.917324163764967" calcext:value-type="float">
            <text:p>0.917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805" calcext:value-type="float">
            <text:p>19.805</text:p>
          </table:table-cell>
          <table:table-cell office:value-type="float" office:value="15.64" calcext:value-type="float">
            <text:p>15.64</text:p>
          </table:table-cell>
          <table:table-cell office:value-type="float" office:value="-41.82" calcext:value-type="float">
            <text:p>-41.82</text:p>
          </table:table-cell>
          <table:table-cell office:value-type="float" office:value="48.844" calcext:value-type="float">
            <text:p>48.844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1.782" calcext:value-type="float">
            <text:p>1.782</text:p>
          </table:table-cell>
          <table:table-cell office:value-type="float" office:value="-11.295" calcext:value-type="float">
            <text:p>-11.295</text:p>
          </table:table-cell>
          <table:table-cell office:value-type="float" office:value="11.435" calcext:value-type="float">
            <text:p>11.435</text:p>
          </table:table-cell>
          <table:table-cell office:value-type="string" calcext:value-type="string">
            <text:p>##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664" calcext:value-type="float">
            <text:p>0.664</text:p>
          </table:table-cell>
          <table:table-cell office:value-type="float" office:value="-0.909" calcext:value-type="float">
            <text:p>-0.909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IF (ABS([.I373]) &gt; 8.5; 1; 0)" office:value-type="float" office:value="1" calcext:value-type="float">
            <text:p>1</text:p>
          </table:table-cell>
          <table:table-cell table:formula="of:=ATAN2([.C373];[.B373])" office:value-type="float" office:value="0.902367767851116" calcext:value-type="float">
            <text:p>0.9023677679</text:p>
          </table:table-cell>
          <table:table-cell office:value-type="float" office:value="2" calcext:value-type="float">
            <text:p>2</text:p>
          </table:table-cell>
          <table:table-cell table:formula="of:=[.S373]*0.1/3" office:value-type="float" office:value="0.0666666666666667" calcext:value-type="float">
            <text:p>0.0666666667</text:p>
          </table:table-cell>
          <table:table-cell table:formula="of:=[.N373]*[.T373]" office:value-type="float" office:value="-0.0606" calcext:value-type="float">
            <text:p>-0.0606</text:p>
          </table:table-cell>
          <table:table-cell table:formula="of:=[.V372]+[.U372]" office:value-type="float" office:value="0.815724163764967" calcext:value-type="float">
            <text:p>0.815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725" calcext:value-type="float">
            <text:p>15.725</text:p>
          </table:table-cell>
          <table:table-cell office:value-type="float" office:value="15.64" calcext:value-type="float">
            <text:p>15.64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8.467" calcext:value-type="float">
            <text:p>48.467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2.189" calcext:value-type="float">
            <text:p>2.189</text:p>
          </table:table-cell>
          <table:table-cell office:value-type="float" office:value="-9.68" calcext:value-type="float">
            <text:p>-9.68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##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557" calcext:value-type="float">
            <text:p>0.557</text:p>
          </table:table-cell>
          <table:table-cell office:value-type="float" office:value="-1.001" calcext:value-type="float">
            <text:p>-1.001</text:p>
          </table:table-cell>
          <table:table-cell office:value-type="float" office:value="1.202" calcext:value-type="float">
            <text:p>1.202</text:p>
          </table:table-cell>
          <table:table-cell/>
          <table:table-cell table:formula="of:=IF (ABS([.I374]) &gt; 8.5; 1; 0)" office:value-type="float" office:value="1" calcext:value-type="float">
            <text:p>1</text:p>
          </table:table-cell>
          <table:table-cell table:formula="of:=ATAN2([.C374];[.B374])" office:value-type="float" office:value="0.788108183863379" calcext:value-type="float">
            <text:p>0.7881081839</text:p>
          </table:table-cell>
          <table:table-cell office:value-type="float" office:value="4" calcext:value-type="float">
            <text:p>4</text:p>
          </table:table-cell>
          <table:table-cell table:formula="of:=[.S374]*0.1/3" office:value-type="float" office:value="0.133333333333333" calcext:value-type="float">
            <text:p>0.1333333333</text:p>
          </table:table-cell>
          <table:table-cell table:formula="of:=[.N374]*[.T374]" office:value-type="float" office:value="-0.133466666666667" calcext:value-type="float">
            <text:p>-0.1334666667</text:p>
          </table:table-cell>
          <table:table-cell table:formula="of:=[.V373]+[.U373]" office:value-type="float" office:value="0.755124163764967" calcext:value-type="float">
            <text:p>0.755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3.43" calcext:value-type="float">
            <text:p>13.43</text:p>
          </table:table-cell>
          <table:table-cell office:value-type="float" office:value="17.17" calcext:value-type="float">
            <text:p>17.17</text:p>
          </table:table-cell>
          <table:table-cell office:value-type="float" office:value="-43.18" calcext:value-type="float">
            <text:p>-43.18</text:p>
          </table:table-cell>
          <table:table-cell office:value-type="float" office:value="48.37" calcext:value-type="float">
            <text:p>48.37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1.337" calcext:value-type="float">
            <text:p>1.337</text:p>
          </table:table-cell>
          <table:table-cell office:value-type="float" office:value="-9.296" calcext:value-type="float">
            <text:p>-9.296</text:p>
          </table:table-cell>
          <table:table-cell office:value-type="float" office:value="9.397" calcext:value-type="float">
            <text:p>9.397</text:p>
          </table:table-cell>
          <table:table-cell office:value-type="string" calcext:value-type="string">
            <text:p>##</text:p>
          </table:table-cell>
          <table:table-cell office:value-type="float" office:value="0.162" calcext:value-type="float">
            <text:p>0.162</text:p>
          </table:table-cell>
          <table:table-cell office:value-type="float" office:value="0.281" calcext:value-type="float">
            <text:p>0.281</text:p>
          </table:table-cell>
          <table:table-cell office:value-type="float" office:value="-0.803" calcext:value-type="float">
            <text:p>-0.803</text:p>
          </table:table-cell>
          <table:table-cell office:value-type="float" office:value="0.866" calcext:value-type="float">
            <text:p>0.866</text:p>
          </table:table-cell>
          <table:table-cell/>
          <table:table-cell table:formula="of:=IF (ABS([.I375]) &gt; 8.5; 1; 0)" office:value-type="float" office:value="1" calcext:value-type="float">
            <text:p>1</text:p>
          </table:table-cell>
          <table:table-cell table:formula="of:=ATAN2([.C375];[.B375])" office:value-type="float" office:value="0.663779140136102" calcext:value-type="float">
            <text:p>0.6637791401</text:p>
          </table:table-cell>
          <table:table-cell office:value-type="float" office:value="2" calcext:value-type="float">
            <text:p>2</text:p>
          </table:table-cell>
          <table:table-cell table:formula="of:=[.S375]*0.1/3" office:value-type="float" office:value="0.0666666666666667" calcext:value-type="float">
            <text:p>0.0666666667</text:p>
          </table:table-cell>
          <table:table-cell table:formula="of:=[.N375]*[.T375]" office:value-type="float" office:value="-0.0535333333333333" calcext:value-type="float">
            <text:p>-0.0535333333</text:p>
          </table:table-cell>
          <table:table-cell table:formula="of:=[.V374]+[.U374]" office:value-type="float" office:value="0.6216574970983" calcext:value-type="float">
            <text:p>0.621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05" calcext:value-type="float">
            <text:p>11.05</text:p>
          </table:table-cell>
          <table:table-cell office:value-type="float" office:value="17.765" calcext:value-type="float">
            <text:p>17.765</text:p>
          </table:table-cell>
          <table:table-cell office:value-type="float" office:value="-42.84" calcext:value-type="float">
            <text:p>-42.84</text:p>
          </table:table-cell>
          <table:table-cell office:value-type="float" office:value="47.676" calcext:value-type="float">
            <text:p>47.676</text:p>
          </table:table-cell>
          <table:table-cell office:value-type="string" calcext:value-type="string">
            <text:p>##</text:p>
          </table:table-cell>
          <table:table-cell office:value-type="float" office:value="0.555" calcext:value-type="float">
            <text:p>0.555</text:p>
          </table:table-cell>
          <table:table-cell office:value-type="float" office:value="1.448" calcext:value-type="float">
            <text:p>1.448</text:p>
          </table:table-cell>
          <table:table-cell office:value-type="float" office:value="-8.796" calcext:value-type="float">
            <text:p>-8.796</text:p>
          </table:table-cell>
          <table:table-cell office:value-type="float" office:value="8.931" calcext:value-type="float">
            <text:p>8.931</text:p>
          </table:table-cell>
          <table:table-cell office:value-type="string" calcext:value-type="string">
            <text:p>##</text:p>
          </table:table-cell>
          <table:table-cell office:value-type="float" office:value="0.117" calcext:value-type="float">
            <text:p>0.117</text:p>
          </table:table-cell>
          <table:table-cell office:value-type="float" office:value="0.233" calcext:value-type="float">
            <text:p>0.233</text:p>
          </table:table-cell>
          <table:table-cell office:value-type="float" office:value="-0.655" calcext:value-type="float">
            <text:p>-0.655</text:p>
          </table:table-cell>
          <table:table-cell office:value-type="float" office:value="0.705" calcext:value-type="float">
            <text:p>0.705</text:p>
          </table:table-cell>
          <table:table-cell/>
          <table:table-cell table:formula="of:=IF (ABS([.I376]) &gt; 8.5; 1; 0)" office:value-type="float" office:value="1" calcext:value-type="float">
            <text:p>1</text:p>
          </table:table-cell>
          <table:table-cell table:formula="of:=ATAN2([.C376];[.B376])" office:value-type="float" office:value="0.556446002564893" calcext:value-type="float">
            <text:p>0.5564460026</text:p>
          </table:table-cell>
          <table:table-cell office:value-type="float" office:value="4" calcext:value-type="float">
            <text:p>4</text:p>
          </table:table-cell>
          <table:table-cell table:formula="of:=[.S376]*0.1/3" office:value-type="float" office:value="0.133333333333333" calcext:value-type="float">
            <text:p>0.1333333333</text:p>
          </table:table-cell>
          <table:table-cell table:formula="of:=[.N376]*[.T376]" office:value-type="float" office:value="-0.0873333333333333" calcext:value-type="float">
            <text:p>-0.0873333333</text:p>
          </table:table-cell>
          <table:table-cell table:formula="of:=[.V375]+[.U375]" office:value-type="float" office:value="0.568124163764967" calcext:value-type="float">
            <text:p>0.568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9.69" calcext:value-type="float">
            <text:p>9.69</text:p>
          </table:table-cell>
          <table:table-cell office:value-type="float" office:value="19.21" calcext:value-type="float">
            <text:p>19.21</text:p>
          </table:table-cell>
          <table:table-cell office:value-type="float" office:value="-42.67" calcext:value-type="float">
            <text:p>-42.67</text:p>
          </table:table-cell>
          <table:table-cell office:value-type="float" office:value="47.788" calcext:value-type="float">
            <text:p>47.788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225" calcext:value-type="float">
            <text:p>1.225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025" calcext:value-type="float">
            <text:p>10.025</text:p>
          </table:table-cell>
          <table:table-cell office:value-type="string" calcext:value-type="string">
            <text:p>##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7" calcext:value-type="float">
            <text:p>0.167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4" calcext:value-type="float">
            <text:p>0.334</text:p>
          </table:table-cell>
          <table:table-cell/>
          <table:table-cell table:formula="of:=IF (ABS([.I377]) &gt; 8.5; 1; 0)" office:value-type="float" office:value="1" calcext:value-type="float">
            <text:p>1</text:p>
          </table:table-cell>
          <table:table-cell table:formula="of:=ATAN2([.C377];[.B377])" office:value-type="float" office:value="0.467181163198667" calcext:value-type="float">
            <text:p>0.4671811632</text:p>
          </table:table-cell>
          <table:table-cell office:value-type="float" office:value="2" calcext:value-type="float">
            <text:p>2</text:p>
          </table:table-cell>
          <table:table-cell table:formula="of:=[.S377]*0.1/3" office:value-type="float" office:value="0.0666666666666667" calcext:value-type="float">
            <text:p>0.0666666667</text:p>
          </table:table-cell>
          <table:table-cell table:formula="of:=[.N377]*[.T377]" office:value-type="float" office:value="-0.0192666666666667" calcext:value-type="float">
            <text:p>-0.0192666667</text:p>
          </table:table-cell>
          <table:table-cell table:formula="of:=[.V376]+[.U376]" office:value-type="float" office:value="0.480790830431633" calcext:value-type="float">
            <text:p>0.480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8.5" calcext:value-type="float">
            <text:p>8.5</text:p>
          </table:table-cell>
          <table:table-cell office:value-type="float" office:value="19.805" calcext:value-type="float">
            <text:p>19.805</text:p>
          </table:table-cell>
          <table:table-cell office:value-type="float" office:value="-42.925" calcext:value-type="float">
            <text:p>-42.925</text:p>
          </table:table-cell>
          <table:table-cell office:value-type="float" office:value="48.032" calcext:value-type="float">
            <text:p>48.032</text:p>
          </table:table-cell>
          <table:table-cell office:value-type="string" calcext:value-type="string">
            <text:p>##</text:p>
          </table:table-cell>
          <table:table-cell office:value-type="float" office:value="0.962" calcext:value-type="float">
            <text:p>0.962</text:p>
          </table:table-cell>
          <table:table-cell office:value-type="float" office:value="1.485" calcext:value-type="float">
            <text:p>1.485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916" calcext:value-type="float">
            <text:p>9.916</text:p>
          </table:table-cell>
          <table:table-cell office:value-type="string" calcext:value-type="string">
            <text:p>##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264" calcext:value-type="float">
            <text:p>0.264</text:p>
          </table:table-cell>
          <table:table-cell/>
          <table:table-cell table:formula="of:=IF (ABS([.I378]) &gt; 8.5; 1; 0)" office:value-type="float" office:value="1" calcext:value-type="float">
            <text:p>1</text:p>
          </table:table-cell>
          <table:table-cell table:formula="of:=ATAN2([.C378];[.B378])" office:value-type="float" office:value="0.40540965262926" calcext:value-type="float">
            <text:p>0.4054096526</text:p>
          </table:table-cell>
          <table:table-cell office:value-type="float" office:value="4" calcext:value-type="float">
            <text:p>4</text:p>
          </table:table-cell>
          <table:table-cell table:formula="of:=[.S378]*0.1/3" office:value-type="float" office:value="0.133333333333333" calcext:value-type="float">
            <text:p>0.1333333333</text:p>
          </table:table-cell>
          <table:table-cell table:formula="of:=[.N378]*[.T378]" office:value-type="float" office:value="-0.0236" calcext:value-type="float">
            <text:p>-0.0236</text:p>
          </table:table-cell>
          <table:table-cell table:formula="of:=[.V377]+[.U377]" office:value-type="float" office:value="0.461524163764967" calcext:value-type="float">
            <text:p>0.461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8.755" calcext:value-type="float">
            <text:p>8.755</text:p>
          </table:table-cell>
          <table:table-cell office:value-type="float" office:value="19.55" calcext:value-type="float">
            <text:p>19.55</text:p>
          </table:table-cell>
          <table:table-cell office:value-type="float" office:value="-42.585" calcext:value-type="float">
            <text:p>-42.585</text:p>
          </table:table-cell>
          <table:table-cell office:value-type="float" office:value="47.669" calcext:value-type="float">
            <text:p>47.669</text:p>
          </table:table-cell>
          <table:table-cell office:value-type="string" calcext:value-type="string">
            <text:p>##</text:p>
          </table:table-cell>
          <table:table-cell office:value-type="float" office:value="1.259" calcext:value-type="float">
            <text:p>1.259</text:p>
          </table:table-cell>
          <table:table-cell office:value-type="float" office:value="1.374" calcext:value-type="float">
            <text:p>1.374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122" calcext:value-type="float">
            <text:p>10.122</text:p>
          </table:table-cell>
          <table:table-cell office:value-type="string" calcext:value-type="string">
            <text:p>##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27" calcext:value-type="float">
            <text:p>0.227</text:p>
          </table:table-cell>
          <table:table-cell/>
          <table:table-cell table:formula="of:=IF (ABS([.I379]) &gt; 8.5; 1; 0)" office:value-type="float" office:value="1" calcext:value-type="float">
            <text:p>1</text:p>
          </table:table-cell>
          <table:table-cell table:formula="of:=ATAN2([.C379];[.B379])" office:value-type="float" office:value="0.421044628306247" calcext:value-type="float">
            <text:p>0.4210446283</text:p>
          </table:table-cell>
          <table:table-cell office:value-type="float" office:value="2" calcext:value-type="float">
            <text:p>2</text:p>
          </table:table-cell>
          <table:table-cell table:formula="of:=[.S379]*0.1/3" office:value-type="float" office:value="0.0666666666666667" calcext:value-type="float">
            <text:p>0.0666666667</text:p>
          </table:table-cell>
          <table:table-cell table:formula="of:=[.N379]*[.T379]" office:value-type="float" office:value="0.0117333333333333" calcext:value-type="float">
            <text:p>0.0117333333</text:p>
          </table:table-cell>
          <table:table-cell table:formula="of:=[.V378]+[.U378]" office:value-type="float" office:value="0.437924163764967" calcext:value-type="float">
            <text:p>0.437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1.05" calcext:value-type="float">
            <text:p>11.05</text:p>
          </table:table-cell>
          <table:table-cell office:value-type="float" office:value="19.21" calcext:value-type="float">
            <text:p>19.21</text:p>
          </table:table-cell>
          <table:table-cell office:value-type="float" office:value="-42.755" calcext:value-type="float">
            <text:p>-42.755</text:p>
          </table:table-cell>
          <table:table-cell office:value-type="float" office:value="48.157" calcext:value-type="float">
            <text:p>48.157</text:p>
          </table:table-cell>
          <table:table-cell office:value-type="string" calcext:value-type="string">
            <text:p>##</text:p>
          </table:table-cell>
          <table:table-cell office:value-type="float" office:value="0.74" calcext:value-type="float">
            <text:p>0.74</text:p>
          </table:table-cell>
          <table:table-cell office:value-type="float" office:value="1.077" calcext:value-type="float">
            <text:p>1.077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692" calcext:value-type="float">
            <text:p>9.692</text:p>
          </table:table-cell>
          <table:table-cell office:value-type="string" calcext:value-type="string">
            <text:p>##</text:p>
          </table:table-cell>
          <table:table-cell office:value-type="float" office:value="0.031" calcext:value-type="float">
            <text:p>0.031</text:p>
          </table:table-cell>
          <table:table-cell office:value-type="float" office:value="-0.33" calcext:value-type="float">
            <text:p>-0.33</text:p>
          </table:table-cell>
          <table:table-cell office:value-type="float" office:value="0.339" calcext:value-type="float">
            <text:p>0.339</text:p>
          </table:table-cell>
          <table:table-cell office:value-type="float" office:value="0.475" calcext:value-type="float">
            <text:p>0.475</text:p>
          </table:table-cell>
          <table:table-cell/>
          <table:table-cell table:formula="of:=IF (ABS([.I380]) &gt; 8.5; 1; 0)" office:value-type="float" office:value="1" calcext:value-type="float">
            <text:p>1</text:p>
          </table:table-cell>
          <table:table-cell table:formula="of:=ATAN2([.C380];[.B380])" office:value-type="float" office:value="0.522000530851948" calcext:value-type="float">
            <text:p>0.5220005309</text:p>
          </table:table-cell>
          <table:table-cell office:value-type="float" office:value="4" calcext:value-type="float">
            <text:p>4</text:p>
          </table:table-cell>
          <table:table-cell table:formula="of:=[.S380]*0.1/3" office:value-type="float" office:value="0.133333333333333" calcext:value-type="float">
            <text:p>0.1333333333</text:p>
          </table:table-cell>
          <table:table-cell table:formula="of:=[.N380]*[.T380]" office:value-type="float" office:value="0.0452" calcext:value-type="float">
            <text:p>0.0452</text:p>
          </table:table-cell>
          <table:table-cell table:formula="of:=[.V379]+[.U379]" office:value-type="float" office:value="0.4496574970983" calcext:value-type="float">
            <text:p>0.449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365" calcext:value-type="float">
            <text:p>14.365</text:p>
          </table:table-cell>
          <table:table-cell office:value-type="float" office:value="19.38" calcext:value-type="float">
            <text:p>19.38</text:p>
          </table:table-cell>
          <table:table-cell office:value-type="float" office:value="-42.075" calcext:value-type="float">
            <text:p>-42.07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##</text:p>
          </table:table-cell>
          <table:table-cell office:value-type="float" office:value="0.555" calcext:value-type="float">
            <text:p>0.555</text:p>
          </table:table-cell>
          <table:table-cell office:value-type="float" office:value="0.966" calcext:value-type="float">
            <text:p>0.966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088" calcext:value-type="float">
            <text:p>10.088</text:p>
          </table:table-cell>
          <table:table-cell office:value-type="string" calcext:value-type="string">
            <text:p>##</text:p>
          </table:table-cell>
          <table:table-cell office:value-type="float" office:value="0.056" calcext:value-type="float">
            <text:p>0.056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824" calcext:value-type="float">
            <text:p>0.824</text:p>
          </table:table-cell>
          <table:table-cell office:value-type="float" office:value="0.923" calcext:value-type="float">
            <text:p>0.923</text:p>
          </table:table-cell>
          <table:table-cell/>
          <table:table-cell table:formula="of:=IF (ABS([.I381]) &gt; 8.5; 1; 0)" office:value-type="float" office:value="1" calcext:value-type="float">
            <text:p>1</text:p>
          </table:table-cell>
          <table:table-cell table:formula="of:=ATAN2([.C381];[.B381])" office:value-type="float" office:value="0.63786339544375" calcext:value-type="float">
            <text:p>0.6378633954</text:p>
          </table:table-cell>
          <table:table-cell office:value-type="float" office:value="2" calcext:value-type="float">
            <text:p>2</text:p>
          </table:table-cell>
          <table:table-cell table:formula="of:=[.S381]*0.1/3" office:value-type="float" office:value="0.0666666666666667" calcext:value-type="float">
            <text:p>0.0666666667</text:p>
          </table:table-cell>
          <table:table-cell table:formula="of:=[.N381]*[.T381]" office:value-type="float" office:value="0.0549333333333333" calcext:value-type="float">
            <text:p>0.0549333333</text:p>
          </table:table-cell>
          <table:table-cell table:formula="of:=[.V380]+[.U380]" office:value-type="float" office:value="0.4948574970983" calcext:value-type="float">
            <text:p>0.494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17" calcext:value-type="float">
            <text:p>17.17</text:p>
          </table:table-cell>
          <table:table-cell office:value-type="float" office:value="18.02" calcext:value-type="float">
            <text:p>18.02</text:p>
          </table:table-cell>
          <table:table-cell office:value-type="float" office:value="-41.14" calcext:value-type="float">
            <text:p>-41.14</text:p>
          </table:table-cell>
          <table:table-cell office:value-type="float" office:value="48.084" calcext:value-type="float">
            <text:p>48.084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0.78" calcext:value-type="float">
            <text:p>0.78</text:p>
          </table:table-cell>
          <table:table-cell office:value-type="float" office:value="-9.642" calcext:value-type="float">
            <text:p>-9.642</text:p>
          </table:table-cell>
          <table:table-cell office:value-type="float" office:value="9.674" calcext:value-type="float">
            <text:p>9.674</text:p>
          </table:table-cell>
          <table:table-cell office:value-type="string" calcext:value-type="string">
            <text:p>##</text:p>
          </table:table-cell>
          <table:table-cell office:value-type="float" office:value="0.134" calcext:value-type="float">
            <text:p>0.134</text:p>
          </table:table-cell>
          <table:table-cell office:value-type="float" office:value="-0.165" calcext:value-type="float">
            <text:p>-0.165</text:p>
          </table:table-cell>
          <table:table-cell office:value-type="float" office:value="1.295" calcext:value-type="float">
            <text:p>1.295</text:p>
          </table:table-cell>
          <table:table-cell office:value-type="float" office:value="1.312" calcext:value-type="float">
            <text:p>1.312</text:p>
          </table:table-cell>
          <table:table-cell/>
          <table:table-cell table:formula="of:=IF (ABS([.I382]) &gt; 8.5; 1; 0)" office:value-type="float" office:value="1" calcext:value-type="float">
            <text:p>1</text:p>
          </table:table-cell>
          <table:table-cell table:formula="of:=ATAN2([.C382];[.B382])" office:value-type="float" office:value="0.761248269999933" calcext:value-type="float">
            <text:p>0.76124827</text:p>
          </table:table-cell>
          <table:table-cell office:value-type="float" office:value="4" calcext:value-type="float">
            <text:p>4</text:p>
          </table:table-cell>
          <table:table-cell table:formula="of:=[.S382]*0.1/3" office:value-type="float" office:value="0.133333333333333" calcext:value-type="float">
            <text:p>0.1333333333</text:p>
          </table:table-cell>
          <table:table-cell table:formula="of:=[.N382]*[.T382]" office:value-type="float" office:value="0.172666666666667" calcext:value-type="float">
            <text:p>0.1726666667</text:p>
          </table:table-cell>
          <table:table-cell table:formula="of:=[.V381]+[.U381]" office:value-type="float" office:value="0.549790830431633" calcext:value-type="float">
            <text:p>0.549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465" calcext:value-type="float">
            <text:p>19.465</text:p>
          </table:table-cell>
          <table:table-cell office:value-type="float" office:value="16.66" calcext:value-type="float">
            <text:p>16.66</text:p>
          </table:table-cell>
          <table:table-cell office:value-type="float" office:value="-41.055" calcext:value-type="float">
            <text:p>-41.055</text:p>
          </table:table-cell>
          <table:table-cell office:value-type="float" office:value="48.394" calcext:value-type="float">
            <text:p>48.394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0.484" calcext:value-type="float">
            <text:p>0.484</text:p>
          </table:table-cell>
          <table:table-cell office:value-type="float" office:value="-9.834" calcext:value-type="float">
            <text:p>-9.834</text:p>
          </table:table-cell>
          <table:table-cell office:value-type="float" office:value="9.851" calcext:value-type="float">
            <text:p>9.851</text:p>
          </table:table-cell>
          <table:table-cell office:value-type="string" calcext:value-type="string">
            <text:p>##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2" calcext:value-type="float">
            <text:p>0.032</text:p>
          </table:table-cell>
          <table:table-cell office:value-type="float" office:value="1.212" calcext:value-type="float">
            <text:p>1.212</text:p>
          </table:table-cell>
          <table:table-cell office:value-type="float" office:value="1.223" calcext:value-type="float">
            <text:p>1.223</text:p>
          </table:table-cell>
          <table:table-cell/>
          <table:table-cell table:formula="of:=IF (ABS([.I383]) &gt; 8.5; 1; 0)" office:value-type="float" office:value="1" calcext:value-type="float">
            <text:p>1</text:p>
          </table:table-cell>
          <table:table-cell table:formula="of:=ATAN2([.C383];[.B383])" office:value-type="float" office:value="0.862889737882305" calcext:value-type="float">
            <text:p>0.8628897379</text:p>
          </table:table-cell>
          <table:table-cell office:value-type="float" office:value="2" calcext:value-type="float">
            <text:p>2</text:p>
          </table:table-cell>
          <table:table-cell table:formula="of:=[.S383]*0.1/3" office:value-type="float" office:value="0.0666666666666667" calcext:value-type="float">
            <text:p>0.0666666667</text:p>
          </table:table-cell>
          <table:table-cell table:formula="of:=[.N383]*[.T383]" office:value-type="float" office:value="0.0808" calcext:value-type="float">
            <text:p>0.0808</text:p>
          </table:table-cell>
          <table:table-cell table:formula="of:=[.V382]+[.U382]" office:value-type="float" office:value="0.7224574970983" calcext:value-type="float">
            <text:p>0.722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08" calcext:value-type="float">
            <text:p>21.08</text:p>
          </table:table-cell>
          <table:table-cell office:value-type="float" office:value="15.725" calcext:value-type="float">
            <text:p>15.725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48.47" calcext:value-type="float">
            <text:p>48.47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4" calcext:value-type="float">
            <text:p>0.224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763" calcext:value-type="float">
            <text:p>9.763</text:p>
          </table:table-cell>
          <table:table-cell office:value-type="string" calcext:value-type="string">
            <text:p>##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7" calcext:value-type="float">
            <text:p>0.017</text:p>
          </table:table-cell>
          <table:table-cell office:value-type="float" office:value="1.073" calcext:value-type="float">
            <text:p>1.07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IF (ABS([.I384]) &gt; 8.5; 1; 0)" office:value-type="float" office:value="1" calcext:value-type="float">
            <text:p>1</text:p>
          </table:table-cell>
          <table:table-cell table:formula="of:=ATAN2([.C384];[.B384])" office:value-type="float" office:value="0.929880861883916" calcext:value-type="float">
            <text:p>0.9298808619</text:p>
          </table:table-cell>
          <table:table-cell office:value-type="float" office:value="4" calcext:value-type="float">
            <text:p>4</text:p>
          </table:table-cell>
          <table:table-cell table:formula="of:=[.S384]*0.1/3" office:value-type="float" office:value="0.133333333333333" calcext:value-type="float">
            <text:p>0.1333333333</text:p>
          </table:table-cell>
          <table:table-cell table:formula="of:=[.N384]*[.T384]" office:value-type="float" office:value="0.143066666666667" calcext:value-type="float">
            <text:p>0.1430666667</text:p>
          </table:table-cell>
          <table:table-cell table:formula="of:=[.V383]+[.U383]" office:value-type="float" office:value="0.8032574970983" calcext:value-type="float">
            <text:p>0.8032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61" calcext:value-type="float">
            <text:p>22.61</text:p>
          </table:table-cell>
          <table:table-cell office:value-type="float" office:value="13.6" calcext:value-type="float">
            <text:p>13.6</text:p>
          </table:table-cell>
          <table:table-cell office:value-type="float" office:value="-40.29" calcext:value-type="float">
            <text:p>-40.29</text:p>
          </table:table-cell>
          <table:table-cell office:value-type="float" office:value="48.161" calcext:value-type="float">
            <text:p>48.161</text:p>
          </table:table-cell>
          <table:table-cell office:value-type="string" calcext:value-type="string">
            <text:p>##</text:p>
          </table:table-cell>
          <table:table-cell office:value-type="float" office:value="0.517" calcext:value-type="float">
            <text:p>0.517</text:p>
          </table:table-cell>
          <table:table-cell office:value-type="float" office:value="0.076" calcext:value-type="float">
            <text:p>0.076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##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5" calcext:value-type="float">
            <text:p>0.015</text:p>
          </table:table-cell>
          <table:table-cell office:value-type="float" office:value="1.114" calcext:value-type="float">
            <text:p>1.114</text:p>
          </table:table-cell>
          <table:table-cell office:value-type="float" office:value="1.122" calcext:value-type="float">
            <text:p>1.122</text:p>
          </table:table-cell>
          <table:table-cell/>
          <table:table-cell table:formula="of:=IF (ABS([.I385]) &gt; 8.5; 1; 0)" office:value-type="float" office:value="1" calcext:value-type="float">
            <text:p>1</text:p>
          </table:table-cell>
          <table:table-cell table:formula="of:=ATAN2([.C385];[.B385])" office:value-type="float" office:value="1.02927185459833" calcext:value-type="float">
            <text:p>1.0292718546</text:p>
          </table:table-cell>
          <table:table-cell office:value-type="float" office:value="2" calcext:value-type="float">
            <text:p>2</text:p>
          </table:table-cell>
          <table:table-cell table:formula="of:=[.S385]*0.1/3" office:value-type="float" office:value="0.0666666666666667" calcext:value-type="float">
            <text:p>0.0666666667</text:p>
          </table:table-cell>
          <table:table-cell table:formula="of:=[.N385]*[.T385]" office:value-type="float" office:value="0.0742666666666667" calcext:value-type="float">
            <text:p>0.0742666667</text:p>
          </table:table-cell>
          <table:table-cell table:formula="of:=[.V384]+[.U384]" office:value-type="float" office:value="0.946324163764967" calcext:value-type="float">
            <text:p>0.946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205" calcext:value-type="float">
            <text:p>23.205</text:p>
          </table:table-cell>
          <table:table-cell office:value-type="float" office:value="13.345" calcext:value-type="float">
            <text:p>13.345</text:p>
          </table:table-cell>
          <table:table-cell office:value-type="float" office:value="-41.225" calcext:value-type="float">
            <text:p>-41.225</text:p>
          </table:table-cell>
          <table:table-cell office:value-type="float" office:value="49.153" calcext:value-type="float">
            <text:p>49.153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0.187" calcext:value-type="float">
            <text:p>0.187</text:p>
          </table:table-cell>
          <table:table-cell office:value-type="float" office:value="-9.796" calcext:value-type="float">
            <text:p>-9.796</text:p>
          </table:table-cell>
          <table:table-cell office:value-type="float" office:value="9.798" calcext:value-type="float">
            <text:p>9.798</text:p>
          </table:table-cell>
          <table:table-cell office:value-type="string" calcext:value-type="string">
            <text:p>##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7" calcext:value-type="float">
            <text:p>0.907</text:p>
          </table:table-cell>
          <table:table-cell/>
          <table:table-cell table:formula="of:=IF (ABS([.I386]) &gt; 8.5; 1; 0)" office:value-type="float" office:value="1" calcext:value-type="float">
            <text:p>1</text:p>
          </table:table-cell>
          <table:table-cell table:formula="of:=ATAN2([.C386];[.B386])" office:value-type="float" office:value="1.04889322859232" calcext:value-type="float">
            <text:p>1.0488932286</text:p>
          </table:table-cell>
          <table:table-cell office:value-type="float" office:value="4" calcext:value-type="float">
            <text:p>4</text:p>
          </table:table-cell>
          <table:table-cell table:formula="of:=[.S386]*0.1/3" office:value-type="float" office:value="0.133333333333333" calcext:value-type="float">
            <text:p>0.1333333333</text:p>
          </table:table-cell>
          <table:table-cell table:formula="of:=[.N386]*[.T386]" office:value-type="float" office:value="0.1188" calcext:value-type="float">
            <text:p>0.1188</text:p>
          </table:table-cell>
          <table:table-cell table:formula="of:=[.V385]+[.U385]" office:value-type="float" office:value="1.02059083043163" calcext:value-type="float">
            <text:p>1.020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055" calcext:value-type="float">
            <text:p>24.055</text:p>
          </table:table-cell>
          <table:table-cell office:value-type="float" office:value="11.39" calcext:value-type="float">
            <text:p>11.39</text:p>
          </table:table-cell>
          <table:table-cell office:value-type="float" office:value="-40.46" calcext:value-type="float">
            <text:p>-40.46</text:p>
          </table:table-cell>
          <table:table-cell office:value-type="float" office:value="48.429" calcext:value-type="float">
            <text:p>48.429</text:p>
          </table:table-cell>
          <table:table-cell office:value-type="string" calcext:value-type="string">
            <text:p>##</text:p>
          </table:table-cell>
          <table:table-cell office:value-type="float" office:value="1.407" calcext:value-type="float">
            <text:p>1.407</text:p>
          </table:table-cell>
          <table:table-cell office:value-type="float" office:value="-0.11" calcext:value-type="float">
            <text:p>-0.11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87" calcext:value-type="float">
            <text:p>10.087</text:p>
          </table:table-cell>
          <table:table-cell office:value-type="string" calcext:value-type="string">
            <text:p>##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/>
          <table:table-cell table:formula="of:=IF (ABS([.I387]) &gt; 8.5; 1; 0)" office:value-type="float" office:value="1" calcext:value-type="float">
            <text:p>1</text:p>
          </table:table-cell>
          <table:table-cell table:formula="of:=ATAN2([.C387];[.B387])" office:value-type="float" office:value="1.12857401024263" calcext:value-type="float">
            <text:p>1.1285740102</text:p>
          </table:table-cell>
          <table:table-cell office:value-type="float" office:value="2" calcext:value-type="float">
            <text:p>2</text:p>
          </table:table-cell>
          <table:table-cell table:formula="of:=[.S387]*0.1/3" office:value-type="float" office:value="0.0666666666666667" calcext:value-type="float">
            <text:p>0.0666666667</text:p>
          </table:table-cell>
          <table:table-cell table:formula="of:=[.N387]*[.T387]" office:value-type="float" office:value="0.0486" calcext:value-type="float">
            <text:p>0.0486</text:p>
          </table:table-cell>
          <table:table-cell table:formula="of:=[.V386]+[.U386]" office:value-type="float" office:value="1.13939083043163" calcext:value-type="float">
            <text:p>1.139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95" calcext:value-type="float">
            <text:p>24.395</text:p>
          </table:table-cell>
          <table:table-cell office:value-type="float" office:value="10.03" calcext:value-type="float">
            <text:p>10.03</text:p>
          </table:table-cell>
          <table:table-cell office:value-type="float" office:value="-40.63" calcext:value-type="float">
            <text:p>-40.63</text:p>
          </table:table-cell>
          <table:table-cell office:value-type="float" office:value="48.441" calcext:value-type="float">
            <text:p>48.441</text:p>
          </table:table-cell>
          <table:table-cell office:value-type="string" calcext:value-type="string">
            <text:p>##</text:p>
          </table:table-cell>
          <table:table-cell office:value-type="float" office:value="0.777" calcext:value-type="float">
            <text:p>0.777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057" calcext:value-type="float">
            <text:p>10.057</text:p>
          </table:table-cell>
          <table:table-cell office:value-type="string" calcext:value-type="string">
            <text:p>##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7" calcext:value-type="float">
            <text:p>0.827</text:p>
          </table:table-cell>
          <table:table-cell/>
          <table:table-cell table:formula="of:=IF (ABS([.I388]) &gt; 8.5; 1; 0)" office:value-type="float" office:value="1" calcext:value-type="float">
            <text:p>1</text:p>
          </table:table-cell>
          <table:table-cell table:formula="of:=ATAN2([.C388];[.B388])" office:value-type="float" office:value="1.18071513756232" calcext:value-type="float">
            <text:p>1.1807151376</text:p>
          </table:table-cell>
          <table:table-cell office:value-type="float" office:value="4" calcext:value-type="float">
            <text:p>4</text:p>
          </table:table-cell>
          <table:table-cell table:formula="of:=[.S388]*0.1/3" office:value-type="float" office:value="0.133333333333333" calcext:value-type="float">
            <text:p>0.1333333333</text:p>
          </table:table-cell>
          <table:table-cell table:formula="of:=[.N388]*[.T388]" office:value-type="float" office:value="0.11" calcext:value-type="float">
            <text:p>0.11</text:p>
          </table:table-cell>
          <table:table-cell table:formula="of:=[.V387]+[.U387]" office:value-type="float" office:value="1.18799083043163" calcext:value-type="float">
            <text:p>1.187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245" calcext:value-type="float">
            <text:p>25.245</text:p>
          </table:table-cell>
          <table:table-cell office:value-type="float" office:value="7.565" calcext:value-type="float">
            <text:p>7.565</text:p>
          </table:table-cell>
          <table:table-cell office:value-type="float" office:value="-41.565" calcext:value-type="float">
            <text:p>-41.565</text:p>
          </table:table-cell>
          <table:table-cell office:value-type="float" office:value="49.216" calcext:value-type="float">
            <text:p>49.216</text:p>
          </table:table-cell>
          <table:table-cell office:value-type="string" calcext:value-type="string">
            <text:p>##</text:p>
          </table:table-cell>
          <table:table-cell office:value-type="float" office:value="0.74" calcext:value-type="float">
            <text:p>0.7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10.284" calcext:value-type="float">
            <text:p>10.284</text:p>
          </table:table-cell>
          <table:table-cell office:value-type="string" calcext:value-type="string">
            <text:p>##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021" calcext:value-type="float">
            <text:p>1.021</text:p>
          </table:table-cell>
          <table:table-cell office:value-type="float" office:value="1.024" calcext:value-type="float">
            <text:p>1.024</text:p>
          </table:table-cell>
          <table:table-cell/>
          <table:table-cell table:formula="of:=IF (ABS([.I389]) &gt; 8.5; 1; 0)" office:value-type="float" office:value="1" calcext:value-type="float">
            <text:p>1</text:p>
          </table:table-cell>
          <table:table-cell table:formula="of:=ATAN2([.C389];[.B389])" office:value-type="float" office:value="1.27964846032697" calcext:value-type="float">
            <text:p>1.2796484603</text:p>
          </table:table-cell>
          <table:table-cell office:value-type="float" office:value="2" calcext:value-type="float">
            <text:p>2</text:p>
          </table:table-cell>
          <table:table-cell table:formula="of:=[.S389]*0.1/3" office:value-type="float" office:value="0.0666666666666667" calcext:value-type="float">
            <text:p>0.0666666667</text:p>
          </table:table-cell>
          <table:table-cell table:formula="of:=[.N389]*[.T389]" office:value-type="float" office:value="0.0680666666666667" calcext:value-type="float">
            <text:p>0.0680666667</text:p>
          </table:table-cell>
          <table:table-cell table:formula="of:=[.V388]+[.U388]" office:value-type="float" office:value="1.29799083043163" calcext:value-type="float">
            <text:p>1.297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415" calcext:value-type="float">
            <text:p>25.415</text:p>
          </table:table-cell>
          <table:table-cell office:value-type="float" office:value="4.25" calcext:value-type="float">
            <text:p>4.25</text:p>
          </table:table-cell>
          <table:table-cell office:value-type="float" office:value="-41.565" calcext:value-type="float">
            <text:p>-41.565</text:p>
          </table:table-cell>
          <table:table-cell office:value-type="float" office:value="48.904" calcext:value-type="float">
            <text:p>48.904</text:p>
          </table:table-cell>
          <table:table-cell office:value-type="string" calcext:value-type="string">
            <text:p>##</text:p>
          </table:table-cell>
          <table:table-cell office:value-type="float" office:value="1.37" calcext:value-type="float">
            <text:p>1.37</text:p>
          </table:table-cell>
          <table:table-cell office:value-type="float" office:value="0.002" calcext:value-type="float">
            <text:p>0.002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81" calcext:value-type="float">
            <text:p>10.081</text:p>
          </table:table-cell>
          <table:table-cell office:value-type="string" calcext:value-type="string">
            <text:p>##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office:value-type="float" office:value="1.35" calcext:value-type="float">
            <text:p>1.35</text:p>
          </table:table-cell>
          <table:table-cell office:value-type="float" office:value="1.358" calcext:value-type="float">
            <text:p>1.358</text:p>
          </table:table-cell>
          <table:table-cell/>
          <table:table-cell table:formula="of:=IF (ABS([.I390]) &gt; 8.5; 1; 0)" office:value-type="float" office:value="1" calcext:value-type="float">
            <text:p>1</text:p>
          </table:table-cell>
          <table:table-cell table:formula="of:=ATAN2([.C390];[.B390])" office:value-type="float" office:value="1.40510535008419" calcext:value-type="float">
            <text:p>1.4051053501</text:p>
          </table:table-cell>
          <table:table-cell office:value-type="float" office:value="4" calcext:value-type="float">
            <text:p>4</text:p>
          </table:table-cell>
          <table:table-cell table:formula="of:=[.S390]*0.1/3" office:value-type="float" office:value="0.133333333333333" calcext:value-type="float">
            <text:p>0.1333333333</text:p>
          </table:table-cell>
          <table:table-cell table:formula="of:=[.N390]*[.T390]" office:value-type="float" office:value="0.18" calcext:value-type="float">
            <text:p>0.18</text:p>
          </table:table-cell>
          <table:table-cell table:formula="of:=[.V389]+[.U389]" office:value-type="float" office:value="1.3660574970983" calcext:value-type="float">
            <text:p>1.366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9" calcext:value-type="float">
            <text:p>24.99</text:p>
          </table:table-cell>
          <table:table-cell office:value-type="float" office:value="2.295" calcext:value-type="float">
            <text:p>2.295</text:p>
          </table:table-cell>
          <table:table-cell office:value-type="float" office:value="-42.415" calcext:value-type="float">
            <text:p>-42.415</text:p>
          </table:table-cell>
          <table:table-cell office:value-type="float" office:value="49.283" calcext:value-type="float">
            <text:p>49.283</text:p>
          </table:table-cell>
          <table:table-cell office:value-type="string" calcext:value-type="string">
            <text:p>##</text:p>
          </table:table-cell>
          <table:table-cell office:value-type="float" office:value="0.517" calcext:value-type="float">
            <text:p>0.517</text:p>
          </table:table-cell>
          <table:table-cell office:value-type="float" office:value="-0.703" calcext:value-type="float">
            <text:p>-0.703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179" calcext:value-type="float">
            <text:p>10.179</text:p>
          </table:table-cell>
          <table:table-cell office:value-type="string" calcext:value-type="string">
            <text:p>##</text:p>
          </table:table-cell>
          <table:table-cell office:value-type="float" office:value="0.101" calcext:value-type="float">
            <text:p>0.101</text:p>
          </table:table-cell>
          <table:table-cell office:value-type="float" office:value="0.22" calcext:value-type="float">
            <text:p>0.22</text:p>
          </table:table-cell>
          <table:table-cell office:value-type="float" office:value="1.512" calcext:value-type="float">
            <text:p>1.512</text:p>
          </table:table-cell>
          <table:table-cell office:value-type="float" office:value="1.531" calcext:value-type="float">
            <text:p>1.531</text:p>
          </table:table-cell>
          <table:table-cell/>
          <table:table-cell table:formula="of:=IF (ABS([.I391]) &gt; 8.5; 1; 0)" office:value-type="float" office:value="1" calcext:value-type="float">
            <text:p>1</text:p>
          </table:table-cell>
          <table:table-cell table:formula="of:=ATAN2([.C391];[.B391])" office:value-type="float" office:value="1.47921647665221" calcext:value-type="float">
            <text:p>1.4792164767</text:p>
          </table:table-cell>
          <table:table-cell office:value-type="float" office:value="2" calcext:value-type="float">
            <text:p>2</text:p>
          </table:table-cell>
          <table:table-cell table:formula="of:=[.S391]*0.1/3" office:value-type="float" office:value="0.0666666666666667" calcext:value-type="float">
            <text:p>0.0666666667</text:p>
          </table:table-cell>
          <table:table-cell table:formula="of:=[.N391]*[.T391]" office:value-type="float" office:value="0.1008" calcext:value-type="float">
            <text:p>0.1008</text:p>
          </table:table-cell>
          <table:table-cell table:formula="of:=[.V390]+[.U390]" office:value-type="float" office:value="1.5460574970983" calcext:value-type="float">
            <text:p>1.546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65" calcext:value-type="float">
            <text:p>24.65</text:p>
          </table:table-cell>
          <table:table-cell office:value-type="float" office:value="-0.17" calcext:value-type="float">
            <text:p>-0.17</text:p>
          </table:table-cell>
          <table:table-cell office:value-type="float" office:value="-42.585" calcext:value-type="float">
            <text:p>-42.585</text:p>
          </table:table-cell>
          <table:table-cell office:value-type="float" office:value="49.205" calcext:value-type="float">
            <text:p>49.205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-0.888" calcext:value-type="float">
            <text:p>-0.888</text:p>
          </table:table-cell>
          <table:table-cell office:value-type="float" office:value="-9.911" calcext:value-type="float">
            <text:p>-9.911</text:p>
          </table:table-cell>
          <table:table-cell office:value-type="float" office:value="9.955" calcext:value-type="float">
            <text:p>9.955</text:p>
          </table:table-cell>
          <table:table-cell office:value-type="string" calcext:value-type="string">
            <text:p>##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7" calcext:value-type="float">
            <text:p>0.167</text:p>
          </table:table-cell>
          <table:table-cell office:value-type="float" office:value="1.09" calcext:value-type="float">
            <text:p>1.09</text:p>
          </table:table-cell>
          <table:table-cell office:value-type="float" office:value="1.105" calcext:value-type="float">
            <text:p>1.105</text:p>
          </table:table-cell>
          <table:table-cell/>
          <table:table-cell table:formula="of:=IF (ABS([.I392]) &gt; 8.5; 1; 0)" office:value-type="float" office:value="1" calcext:value-type="float">
            <text:p>1</text:p>
          </table:table-cell>
          <table:table-cell table:formula="of:=ATAN2([.C392];[.B392])" office:value-type="float" office:value="1.57769276918325" calcext:value-type="float">
            <text:p>1.5776927692</text:p>
          </table:table-cell>
          <table:table-cell office:value-type="float" office:value="4" calcext:value-type="float">
            <text:p>4</text:p>
          </table:table-cell>
          <table:table-cell table:formula="of:=[.S392]*0.1/3" office:value-type="float" office:value="0.133333333333333" calcext:value-type="float">
            <text:p>0.1333333333</text:p>
          </table:table-cell>
          <table:table-cell table:formula="of:=[.N392]*[.T392]" office:value-type="float" office:value="0.145333333333333" calcext:value-type="float">
            <text:p>0.1453333333</text:p>
          </table:table-cell>
          <table:table-cell table:formula="of:=[.V391]+[.U391]" office:value-type="float" office:value="1.6468574970983" calcext:value-type="float">
            <text:p>1.646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14" calcext:value-type="float">
            <text:p>24.14</text:p>
          </table:table-cell>
          <table:table-cell office:value-type="float" office:value="-1.955" calcext:value-type="float">
            <text:p>-1.955</text:p>
          </table:table-cell>
          <table:table-cell office:value-type="float" office:value="-42.84" calcext:value-type="float">
            <text:p>-42.84</text:p>
          </table:table-cell>
          <table:table-cell office:value-type="float" office:value="49.212" calcext:value-type="float">
            <text:p>49.212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-1" calcext:value-type="float">
            <text:p>-1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782" calcext:value-type="float">
            <text:p>9.782</text:p>
          </table:table-cell>
          <table:table-cell office:value-type="string" calcext:value-type="string">
            <text:p>##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8" calcext:value-type="float">
            <text:p>0.758</text:p>
          </table:table-cell>
          <table:table-cell/>
          <table:table-cell table:formula="of:=IF (ABS([.I393]) &gt; 8.5; 1; 0)" office:value-type="float" office:value="1" calcext:value-type="float">
            <text:p>1</text:p>
          </table:table-cell>
          <table:table-cell table:formula="of:=ATAN2([.C393];[.B393])" office:value-type="float" office:value="1.65160588118346" calcext:value-type="float">
            <text:p>1.6516058812</text:p>
          </table:table-cell>
          <table:table-cell office:value-type="float" office:value="2" calcext:value-type="float">
            <text:p>2</text:p>
          </table:table-cell>
          <table:table-cell table:formula="of:=[.S393]*0.1/3" office:value-type="float" office:value="0.0666666666666667" calcext:value-type="float">
            <text:p>0.0666666667</text:p>
          </table:table-cell>
          <table:table-cell table:formula="of:=[.N393]*[.T393]" office:value-type="float" office:value="0.0496" calcext:value-type="float">
            <text:p>0.0496</text:p>
          </table:table-cell>
          <table:table-cell table:formula="of:=[.V392]+[.U392]" office:value-type="float" office:value="1.79219083043163" calcext:value-type="float">
            <text:p>1.792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545" calcext:value-type="float">
            <text:p>23.545</text:p>
          </table:table-cell>
          <table:table-cell office:value-type="float" office:value="-4.505" calcext:value-type="float">
            <text:p>-4.505</text:p>
          </table:table-cell>
          <table:table-cell office:value-type="float" office:value="-42.67" calcext:value-type="float">
            <text:p>-42.67</text:p>
          </table:table-cell>
          <table:table-cell office:value-type="float" office:value="48.943" calcext:value-type="float">
            <text:p>48.943</text:p>
          </table:table-cell>
          <table:table-cell office:value-type="string" calcext:value-type="string">
            <text:p>##</text:p>
          </table:table-cell>
          <table:table-cell office:value-type="float" office:value="2.149" calcext:value-type="float">
            <text:p>2.149</text:p>
          </table:table-cell>
          <table:table-cell office:value-type="float" office:value="-0.295" calcext:value-type="float">
            <text:p>-0.295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409" calcext:value-type="float">
            <text:p>10.409</text:p>
          </table:table-cell>
          <table:table-cell office:value-type="string" calcext:value-type="string">
            <text:p>##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27" calcext:value-type="float">
            <text:p>0.027</text:p>
          </table:table-cell>
          <table:table-cell office:value-type="float" office:value="0.637" calcext:value-type="float">
            <text:p>0.637</text:p>
          </table:table-cell>
          <table:table-cell office:value-type="float" office:value="0.663" calcext:value-type="float">
            <text:p>0.663</text:p>
          </table:table-cell>
          <table:table-cell/>
          <table:table-cell table:formula="of:=IF (ABS([.I394]) &gt; 8.5; 1; 0)" office:value-type="float" office:value="1" calcext:value-type="float">
            <text:p>1</text:p>
          </table:table-cell>
          <table:table-cell table:formula="of:=ATAN2([.C394];[.B394])" office:value-type="float" office:value="1.75984715683904" calcext:value-type="float">
            <text:p>1.7598471568</text:p>
          </table:table-cell>
          <table:table-cell office:value-type="float" office:value="4" calcext:value-type="float">
            <text:p>4</text:p>
          </table:table-cell>
          <table:table-cell table:formula="of:=[.S394]*0.1/3" office:value-type="float" office:value="0.133333333333333" calcext:value-type="float">
            <text:p>0.1333333333</text:p>
          </table:table-cell>
          <table:table-cell table:formula="of:=[.N394]*[.T394]" office:value-type="float" office:value="0.0849333333333333" calcext:value-type="float">
            <text:p>0.0849333333</text:p>
          </table:table-cell>
          <table:table-cell table:formula="of:=[.V393]+[.U393]" office:value-type="float" office:value="1.84179083043163" calcext:value-type="float">
            <text:p>1.841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42" calcext:value-type="float">
            <text:p>21.42</text:p>
          </table:table-cell>
          <table:table-cell office:value-type="float" office:value="-6.46" calcext:value-type="float">
            <text:p>-6.46</text:p>
          </table:table-cell>
          <table:table-cell office:value-type="float" office:value="-43.52" calcext:value-type="float">
            <text:p>-43.52</text:p>
          </table:table-cell>
          <table:table-cell office:value-type="float" office:value="48.934" calcext:value-type="float">
            <text:p>48.934</text:p>
          </table:table-cell>
          <table:table-cell office:value-type="string" calcext:value-type="string">
            <text:p>##</text:p>
          </table:table-cell>
          <table:table-cell office:value-type="float" office:value="1.148" calcext:value-type="float">
            <text:p>1.148</text:p>
          </table:table-cell>
          <table:table-cell office:value-type="float" office:value="-0.777" calcext:value-type="float">
            <text:p>-0.777</text:p>
          </table:table-cell>
          <table:table-cell office:value-type="float" office:value="-9.526" calcext:value-type="float">
            <text:p>-9.526</text:p>
          </table:table-cell>
          <table:table-cell office:value-type="float" office:value="9.627" calcext:value-type="float">
            <text:p>9.627</text:p>
          </table:table-cell>
          <table:table-cell office:value-type="string" calcext:value-type="string">
            <text:p>##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233" calcext:value-type="float">
            <text:p>0.233</text:p>
          </table:table-cell>
          <table:table-cell office:value-type="float" office:value="0.982" calcext:value-type="float">
            <text:p>0.982</text:p>
          </table:table-cell>
          <table:table-cell office:value-type="float" office:value="1.013" calcext:value-type="float">
            <text:p>1.013</text:p>
          </table:table-cell>
          <table:table-cell/>
          <table:table-cell table:formula="of:=IF (ABS([.I395]) &gt; 8.5; 1; 0)" office:value-type="float" office:value="1" calcext:value-type="float">
            <text:p>1</text:p>
          </table:table-cell>
          <table:table-cell table:formula="of:=ATAN2([.C395];[.B395])" office:value-type="float" office:value="1.86370872432042" calcext:value-type="float">
            <text:p>1.8637087243</text:p>
          </table:table-cell>
          <table:table-cell office:value-type="float" office:value="2" calcext:value-type="float">
            <text:p>2</text:p>
          </table:table-cell>
          <table:table-cell table:formula="of:=[.S395]*0.1/3" office:value-type="float" office:value="0.0666666666666667" calcext:value-type="float">
            <text:p>0.0666666667</text:p>
          </table:table-cell>
          <table:table-cell table:formula="of:=[.N395]*[.T395]" office:value-type="float" office:value="0.0654666666666667" calcext:value-type="float">
            <text:p>0.0654666667</text:p>
          </table:table-cell>
          <table:table-cell table:formula="of:=[.V394]+[.U394]" office:value-type="float" office:value="1.92672416376497" calcext:value-type="float">
            <text:p>1.926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91" calcext:value-type="float">
            <text:p>20.91</text:p>
          </table:table-cell>
          <table:table-cell office:value-type="float" office:value="-8.415" calcext:value-type="float">
            <text:p>-8.415</text:p>
          </table:table-cell>
          <table:table-cell office:value-type="float" office:value="-43.69" calcext:value-type="float">
            <text:p>-43.69</text:p>
          </table:table-cell>
          <table:table-cell office:value-type="float" office:value="49.162" calcext:value-type="float">
            <text:p>49.162</text:p>
          </table:table-cell>
          <table:table-cell office:value-type="string" calcext:value-type="string">
            <text:p>##</text:p>
          </table:table-cell>
          <table:table-cell office:value-type="float" office:value="0.777" calcext:value-type="float">
            <text:p>0.777</text:p>
          </table:table-cell>
          <table:table-cell office:value-type="float" office:value="-0.888" calcext:value-type="float">
            <text:p>-0.888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828" calcext:value-type="float">
            <text:p>9.828</text:p>
          </table:table-cell>
          <table:table-cell office:value-type="string" calcext:value-type="string">
            <text:p>##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9" calcext:value-type="float">
            <text:p>0.09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7" calcext:value-type="float">
            <text:p>1.007</text:p>
          </table:table-cell>
          <table:table-cell/>
          <table:table-cell table:formula="of:=IF (ABS([.I396]) &gt; 8.5; 1; 0)" office:value-type="float" office:value="1" calcext:value-type="float">
            <text:p>1</text:p>
          </table:table-cell>
          <table:table-cell table:formula="of:=ATAN2([.C396];[.B396])" office:value-type="float" office:value="1.9534035411527" calcext:value-type="float">
            <text:p>1.9534035412</text:p>
          </table:table-cell>
          <table:table-cell office:value-type="float" office:value="4" calcext:value-type="float">
            <text:p>4</text:p>
          </table:table-cell>
          <table:table-cell table:formula="of:=[.S396]*0.1/3" office:value-type="float" office:value="0.133333333333333" calcext:value-type="float">
            <text:p>0.1333333333</text:p>
          </table:table-cell>
          <table:table-cell table:formula="of:=[.N396]*[.T396]" office:value-type="float" office:value="0.1336" calcext:value-type="float">
            <text:p>0.1336</text:p>
          </table:table-cell>
          <table:table-cell table:formula="of:=[.V395]+[.U395]" office:value-type="float" office:value="1.99219083043163" calcext:value-type="float">
            <text:p>1.992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805" calcext:value-type="float">
            <text:p>19.805</text:p>
          </table:table-cell>
          <table:table-cell office:value-type="float" office:value="-10.965" calcext:value-type="float">
            <text:p>-10.965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8.679" calcext:value-type="float">
            <text:p>48.679</text:p>
          </table:table-cell>
          <table:table-cell office:value-type="string" calcext:value-type="string">
            <text:p>##</text:p>
          </table:table-cell>
          <table:table-cell office:value-type="float" office:value="0.555" calcext:value-type="float">
            <text:p>0.555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069" calcext:value-type="float">
            <text:p>10.069</text:p>
          </table:table-cell>
          <table:table-cell office:value-type="string" calcext:value-type="string">
            <text:p>##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7" calcext:value-type="float">
            <text:p>0.877</text:p>
          </table:table-cell>
          <table:table-cell/>
          <table:table-cell table:formula="of:=IF (ABS([.I397]) &gt; 8.5; 1; 0)" office:value-type="float" office:value="1" calcext:value-type="float">
            <text:p>1</text:p>
          </table:table-cell>
          <table:table-cell table:formula="of:=ATAN2([.C397];[.B397])" office:value-type="float" office:value="2.07643604301707" calcext:value-type="float">
            <text:p>2.076436043</text:p>
          </table:table-cell>
          <table:table-cell office:value-type="float" office:value="2" calcext:value-type="float">
            <text:p>2</text:p>
          </table:table-cell>
          <table:table-cell table:formula="of:=[.S397]*0.1/3" office:value-type="float" office:value="0.0666666666666667" calcext:value-type="float">
            <text:p>0.0666666667</text:p>
          </table:table-cell>
          <table:table-cell table:formula="of:=[.N397]*[.T397]" office:value-type="float" office:value="0.0579333333333333" calcext:value-type="float">
            <text:p>0.0579333333</text:p>
          </table:table-cell>
          <table:table-cell table:formula="of:=[.V396]+[.U396]" office:value-type="float" office:value="2.12579083043163" calcext:value-type="float">
            <text:p>2.125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04" calcext:value-type="float">
            <text:p>19.04</text:p>
          </table:table-cell>
          <table:table-cell office:value-type="float" office:value="-11.135" calcext:value-type="float">
            <text:p>-11.135</text:p>
          </table:table-cell>
          <table:table-cell office:value-type="float" office:value="-43.52" calcext:value-type="float">
            <text:p>-43.52</text:p>
          </table:table-cell>
          <table:table-cell office:value-type="float" office:value="48.79" calcext:value-type="float">
            <text:p>48.79</text:p>
          </table:table-cell>
          <table:table-cell office:value-type="string" calcext:value-type="string">
            <text:p>##</text:p>
          </table:table-cell>
          <table:table-cell office:value-type="float" office:value="0.592" calcext:value-type="float">
            <text:p>0.592</text:p>
          </table:table-cell>
          <table:table-cell office:value-type="float" office:value="-0.888" calcext:value-type="float">
            <text:p>-0.888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777" calcext:value-type="float">
            <text:p>9.777</text:p>
          </table:table-cell>
          <table:table-cell office:value-type="string" calcext:value-type="string">
            <text:p>##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IF (ABS([.I398]) &gt; 8.5; 1; 0)" office:value-type="float" office:value="1" calcext:value-type="float">
            <text:p>1</text:p>
          </table:table-cell>
          <table:table-cell table:formula="of:=ATAN2([.C398];[.B398])" office:value-type="float" office:value="2.09998034480752" calcext:value-type="float">
            <text:p>2.0999803448</text:p>
          </table:table-cell>
          <table:table-cell office:value-type="float" office:value="4" calcext:value-type="float">
            <text:p>4</text:p>
          </table:table-cell>
          <table:table-cell table:formula="of:=[.S398]*0.1/3" office:value-type="float" office:value="0.133333333333333" calcext:value-type="float">
            <text:p>0.1333333333</text:p>
          </table:table-cell>
          <table:table-cell table:formula="of:=[.N398]*[.T398]" office:value-type="float" office:value="0.0972" calcext:value-type="float">
            <text:p>0.0972</text:p>
          </table:table-cell>
          <table:table-cell table:formula="of:=[.V397]+[.U397]" office:value-type="float" office:value="2.18372416376497" calcext:value-type="float">
            <text:p>2.183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27" calcext:value-type="float">
            <text:p>22.27</text:p>
          </table:table-cell>
          <table:table-cell office:value-type="float" office:value="-10.625" calcext:value-type="float">
            <text:p>-10.625</text:p>
          </table:table-cell>
          <table:table-cell office:value-type="float" office:value="-42.5" calcext:value-type="float">
            <text:p>-42.5</text:p>
          </table:table-cell>
          <table:table-cell office:value-type="float" office:value="49.144" calcext:value-type="float">
            <text:p>49.144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962" calcext:value-type="float">
            <text:p>-0.962</text:p>
          </table:table-cell>
          <table:table-cell office:value-type="float" office:value="-9.834" calcext:value-type="float">
            <text:p>-9.834</text:p>
          </table:table-cell>
          <table:table-cell office:value-type="float" office:value="9.881" calcext:value-type="float">
            <text:p>9.881</text:p>
          </table:table-cell>
          <table:table-cell office:value-type="string" calcext:value-type="string">
            <text:p>##</text:p>
          </table:table-cell>
          <table:table-cell office:value-type="float" office:value="0.084" calcext:value-type="float">
            <text:p>0.084</text:p>
          </table:table-cell>
          <table:table-cell office:value-type="float" office:value="-0.326" calcext:value-type="float">
            <text:p>-0.32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341" calcext:value-type="float">
            <text:p>0.341</text:p>
          </table:table-cell>
          <table:table-cell/>
          <table:table-cell table:formula="of:=IF (ABS([.I399]) &gt; 8.5; 1; 0)" office:value-type="float" office:value="1" calcext:value-type="float">
            <text:p>1</text:p>
          </table:table-cell>
          <table:table-cell table:formula="of:=ATAN2([.C399];[.B399])" office:value-type="float" office:value="2.01595605788765" calcext:value-type="float">
            <text:p>2.0159560579</text:p>
          </table:table-cell>
          <table:table-cell office:value-type="float" office:value="2" calcext:value-type="float">
            <text:p>2</text:p>
          </table:table-cell>
          <table:table-cell table:formula="of:=[.S399]*0.1/3" office:value-type="float" office:value="0.0666666666666667" calcext:value-type="float">
            <text:p>0.0666666667</text:p>
          </table:table-cell>
          <table:table-cell table:formula="of:=[.N399]*[.T399]" office:value-type="float" office:value="-0.0038" calcext:value-type="float">
            <text:p>-0.0038</text:p>
          </table:table-cell>
          <table:table-cell table:formula="of:=[.V398]+[.U398]" office:value-type="float" office:value="2.28092416376497" calcext:value-type="float">
            <text:p>2.280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715" calcext:value-type="float">
            <text:p>23.715</text:p>
          </table:table-cell>
          <table:table-cell office:value-type="float" office:value="-8.755" calcext:value-type="float">
            <text:p>-8.755</text:p>
          </table:table-cell>
          <table:table-cell office:value-type="float" office:value="-42.16" calcext:value-type="float">
            <text:p>-42.16</text:p>
          </table:table-cell>
          <table:table-cell office:value-type="float" office:value="49.158" calcext:value-type="float">
            <text:p>49.158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-1.074" calcext:value-type="float">
            <text:p>-1.074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008" calcext:value-type="float">
            <text:p>10.008</text:p>
          </table:table-cell>
          <table:table-cell office:value-type="string" calcext:value-type="string">
            <text:p>##</text:p>
          </table:table-cell>
          <table:table-cell office:value-type="float" office:value="0.158" calcext:value-type="float">
            <text:p>0.15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IF (ABS([.I400]) &gt; 8.5; 1; 0)" office:value-type="float" office:value="1" calcext:value-type="float">
            <text:p>1</text:p>
          </table:table-cell>
          <table:table-cell table:formula="of:=ATAN2([.C400];[.B400])" office:value-type="float" office:value="1.92445094567656" calcext:value-type="float">
            <text:p>1.9244509457</text:p>
          </table:table-cell>
          <table:table-cell office:value-type="float" office:value="4" calcext:value-type="float">
            <text:p>4</text:p>
          </table:table-cell>
          <table:table-cell table:formula="of:=[.S400]*0.1/3" office:value-type="float" office:value="0.133333333333333" calcext:value-type="float">
            <text:p>0.1333333333</text:p>
          </table:table-cell>
          <table:table-cell table:formula="of:=[.N400]*[.T400]" office:value-type="float" office:value="-0.0829333333333333" calcext:value-type="float">
            <text:p>-0.0829333333</text:p>
          </table:table-cell>
          <table:table-cell table:formula="of:=[.V399]+[.U399]" office:value-type="float" office:value="2.27712416376497" calcext:value-type="float">
            <text:p>2.277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01" calcext:value-type="float">
            <text:p>26.01</text:p>
          </table:table-cell>
          <table:table-cell office:value-type="float" office:value="-6.375" calcext:value-type="float">
            <text:p>-6.375</text:p>
          </table:table-cell>
          <table:table-cell office:value-type="float" office:value="-41.565" calcext:value-type="float">
            <text:p>-41.565</text:p>
          </table:table-cell>
          <table:table-cell office:value-type="float" office:value="49.445" calcext:value-type="float">
            <text:p>49.445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777" calcext:value-type="float">
            <text:p>-0.777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174" calcext:value-type="float">
            <text:p>10.174</text:p>
          </table:table-cell>
          <table:table-cell office:value-type="string" calcext:value-type="string">
            <text:p>##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28" calcext:value-type="float">
            <text:p>-0.28</text:p>
          </table:table-cell>
          <table:table-cell office:value-type="float" office:value="-1.331" calcext:value-type="float">
            <text:p>-1.331</text:p>
          </table:table-cell>
          <table:table-cell office:value-type="float" office:value="1.367" calcext:value-type="float">
            <text:p>1.367</text:p>
          </table:table-cell>
          <table:table-cell/>
          <table:table-cell table:formula="of:=IF (ABS([.I401]) &gt; 8.5; 1; 0)" office:value-type="float" office:value="1" calcext:value-type="float">
            <text:p>1</text:p>
          </table:table-cell>
          <table:table-cell table:formula="of:=ATAN2([.C401];[.B401])" office:value-type="float" office:value="1.8111560851247" calcext:value-type="float">
            <text:p>1.8111560851</text:p>
          </table:table-cell>
          <table:table-cell office:value-type="float" office:value="2" calcext:value-type="float">
            <text:p>2</text:p>
          </table:table-cell>
          <table:table-cell table:formula="of:=[.S401]*0.1/3" office:value-type="float" office:value="0.0666666666666667" calcext:value-type="float">
            <text:p>0.0666666667</text:p>
          </table:table-cell>
          <table:table-cell table:formula="of:=[.N401]*[.T401]" office:value-type="float" office:value="-0.0887333333333333" calcext:value-type="float">
            <text:p>-0.0887333333</text:p>
          </table:table-cell>
          <table:table-cell table:formula="of:=[.V400]+[.U400]" office:value-type="float" office:value="2.19419083043163" calcext:value-type="float">
            <text:p>2.194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05" calcext:value-type="float">
            <text:p>28.05</text:p>
          </table:table-cell>
          <table:table-cell office:value-type="float" office:value="-2.975" calcext:value-type="float">
            <text:p>-2.975</text:p>
          </table:table-cell>
          <table:table-cell office:value-type="float" office:value="-40.63" calcext:value-type="float">
            <text:p>-40.63</text:p>
          </table:table-cell>
          <table:table-cell office:value-type="float" office:value="49.462" calcext:value-type="float">
            <text:p>49.462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517" calcext:value-type="float">
            <text:p>-0.517</text:p>
          </table:table-cell>
          <table:table-cell office:value-type="float" office:value="-10.103" calcext:value-type="float">
            <text:p>-10.103</text:p>
          </table:table-cell>
          <table:table-cell office:value-type="float" office:value="10.118" calcext:value-type="float">
            <text:p>10.118</text:p>
          </table:table-cell>
          <table:table-cell office:value-type="string" calcext:value-type="string">
            <text:p>##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1.591" calcext:value-type="float">
            <text:p>-1.591</text:p>
          </table:table-cell>
          <table:table-cell office:value-type="float" office:value="1.637" calcext:value-type="float">
            <text:p>1.637</text:p>
          </table:table-cell>
          <table:table-cell/>
          <table:table-cell table:formula="of:=IF (ABS([.I402]) &gt; 8.5; 1; 0)" office:value-type="float" office:value="1" calcext:value-type="float">
            <text:p>1</text:p>
          </table:table-cell>
          <table:table-cell table:formula="of:=ATAN2([.C402];[.B402])" office:value-type="float" office:value="1.67646190889475" calcext:value-type="float">
            <text:p>1.6764619089</text:p>
          </table:table-cell>
          <table:table-cell office:value-type="float" office:value="4" calcext:value-type="float">
            <text:p>4</text:p>
          </table:table-cell>
          <table:table-cell table:formula="of:=[.S402]*0.1/3" office:value-type="float" office:value="0.133333333333333" calcext:value-type="float">
            <text:p>0.1333333333</text:p>
          </table:table-cell>
          <table:table-cell table:formula="of:=[.N402]*[.T402]" office:value-type="float" office:value="-0.212133333333333" calcext:value-type="float">
            <text:p>-0.2121333333</text:p>
          </table:table-cell>
          <table:table-cell table:formula="of:=[.V401]+[.U401]" office:value-type="float" office:value="2.1054574970983" calcext:value-type="float">
            <text:p>2.105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005" calcext:value-type="float">
            <text:p>30.005</text:p>
          </table:table-cell>
          <table:table-cell office:value-type="float" office:value="0.255" calcext:value-type="float">
            <text:p>0.255</text:p>
          </table:table-cell>
          <table:table-cell office:value-type="float" office:value="-39.355" calcext:value-type="float">
            <text:p>-39.355</text:p>
          </table:table-cell>
          <table:table-cell office:value-type="float" office:value="49.489" calcext:value-type="float">
            <text:p>49.489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11" calcext:value-type="float">
            <text:p>-0.11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184" calcext:value-type="float">
            <text:p>10.184</text:p>
          </table:table-cell>
          <table:table-cell office:value-type="string" calcext:value-type="string">
            <text:p>##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52" calcext:value-type="float">
            <text:p>-0.352</text:p>
          </table:table-cell>
          <table:table-cell office:value-type="float" office:value="-1.709" calcext:value-type="float">
            <text:p>-1.709</text:p>
          </table:table-cell>
          <table:table-cell office:value-type="float" office:value="1.769" calcext:value-type="float">
            <text:p>1.769</text:p>
          </table:table-cell>
          <table:table-cell/>
          <table:table-cell table:formula="of:=IF (ABS([.I403]) &gt; 8.5; 1; 0)" office:value-type="float" office:value="1" calcext:value-type="float">
            <text:p>1</text:p>
          </table:table-cell>
          <table:table-cell table:formula="of:=ATAN2([.C403];[.B403])" office:value-type="float" office:value="1.56229794782264" calcext:value-type="float">
            <text:p>1.5622979478</text:p>
          </table:table-cell>
          <table:table-cell office:value-type="float" office:value="2" calcext:value-type="float">
            <text:p>2</text:p>
          </table:table-cell>
          <table:table-cell table:formula="of:=[.S403]*0.1/3" office:value-type="float" office:value="0.0666666666666667" calcext:value-type="float">
            <text:p>0.0666666667</text:p>
          </table:table-cell>
          <table:table-cell table:formula="of:=[.N403]*[.T403]" office:value-type="float" office:value="-0.113933333333333" calcext:value-type="float">
            <text:p>-0.1139333333</text:p>
          </table:table-cell>
          <table:table-cell table:formula="of:=[.V402]+[.U402]" office:value-type="float" office:value="1.89332416376497" calcext:value-type="float">
            <text:p>1.893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92" calcext:value-type="float">
            <text:p>29.92</text:p>
          </table:table-cell>
          <table:table-cell office:value-type="float" office:value="3.57" calcext:value-type="float">
            <text:p>3.57</text:p>
          </table:table-cell>
          <table:table-cell office:value-type="float" office:value="-39.185" calcext:value-type="float">
            <text:p>-39.185</text:p>
          </table:table-cell>
          <table:table-cell office:value-type="float" office:value="49.431" calcext:value-type="float">
            <text:p>49.431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02" calcext:value-type="float">
            <text:p>0.002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148" calcext:value-type="float">
            <text:p>10.148</text:p>
          </table:table-cell>
          <table:table-cell office:value-type="string" calcext:value-type="string">
            <text:p>##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135" calcext:value-type="float">
            <text:p>-0.135</text:p>
          </table:table-cell>
          <table:table-cell office:value-type="float" office:value="-1.597" calcext:value-type="float">
            <text:p>-1.597</text:p>
          </table:table-cell>
          <table:table-cell office:value-type="float" office:value="1.624" calcext:value-type="float">
            <text:p>1.624</text:p>
          </table:table-cell>
          <table:table-cell/>
          <table:table-cell table:formula="of:=IF (ABS([.I404]) &gt; 8.5; 1; 0)" office:value-type="float" office:value="1" calcext:value-type="float">
            <text:p>1</text:p>
          </table:table-cell>
          <table:table-cell table:formula="of:=ATAN2([.C404];[.B404])" office:value-type="float" office:value="1.45203959426707" calcext:value-type="float">
            <text:p>1.4520395943</text:p>
          </table:table-cell>
          <table:table-cell office:value-type="float" office:value="4" calcext:value-type="float">
            <text:p>4</text:p>
          </table:table-cell>
          <table:table-cell table:formula="of:=[.S404]*0.1/3" office:value-type="float" office:value="0.133333333333333" calcext:value-type="float">
            <text:p>0.1333333333</text:p>
          </table:table-cell>
          <table:table-cell table:formula="of:=[.N404]*[.T404]" office:value-type="float" office:value="-0.212933333333333" calcext:value-type="float">
            <text:p>-0.2129333333</text:p>
          </table:table-cell>
          <table:table-cell table:formula="of:=[.V403]+[.U403]" office:value-type="float" office:value="1.77939083043163" calcext:value-type="float">
            <text:p>1.779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325" calcext:value-type="float">
            <text:p>29.325</text:p>
          </table:table-cell>
          <table:table-cell office:value-type="float" office:value="6.715" calcext:value-type="float">
            <text:p>6.715</text:p>
          </table:table-cell>
          <table:table-cell office:value-type="float" office:value="-38.76" calcext:value-type="float">
            <text:p>-38.76</text:p>
          </table:table-cell>
          <table:table-cell office:value-type="float" office:value="49.065" calcext:value-type="float">
            <text:p>49.065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41" calcext:value-type="float">
            <text:p>0.41</text:p>
          </table:table-cell>
          <table:table-cell office:value-type="float" office:value="-9.488" calcext:value-type="float">
            <text:p>-9.488</text:p>
          </table:table-cell>
          <table:table-cell office:value-type="float" office:value="9.497" calcext:value-type="float">
            <text:p>9.497</text:p>
          </table:table-cell>
          <table:table-cell office:value-type="string" calcext:value-type="string">
            <text:p>##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" calcext:value-type="float">
            <text:p>-0.1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527" calcext:value-type="float">
            <text:p>1.527</text:p>
          </table:table-cell>
          <table:table-cell/>
          <table:table-cell table:formula="of:=IF (ABS([.I405]) &gt; 8.5; 1; 0)" office:value-type="float" office:value="1" calcext:value-type="float">
            <text:p>1</text:p>
          </table:table-cell>
          <table:table-cell table:formula="of:=ATAN2([.C405];[.B405])" office:value-type="float" office:value="1.34569167449405" calcext:value-type="float">
            <text:p>1.3456916745</text:p>
          </table:table-cell>
          <table:table-cell office:value-type="float" office:value="2" calcext:value-type="float">
            <text:p>2</text:p>
          </table:table-cell>
          <table:table-cell table:formula="of:=[.S405]*0.1/3" office:value-type="float" office:value="0.0666666666666667" calcext:value-type="float">
            <text:p>0.0666666667</text:p>
          </table:table-cell>
          <table:table-cell table:formula="of:=[.N405]*[.T405]" office:value-type="float" office:value="-0.100533333333333" calcext:value-type="float">
            <text:p>-0.1005333333</text:p>
          </table:table-cell>
          <table:table-cell table:formula="of:=[.V404]+[.U404]" office:value-type="float" office:value="1.5664574970983" calcext:value-type="float">
            <text:p>1.566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8.33" calcext:value-type="float">
            <text:p>8.33</text:p>
          </table:table-cell>
          <table:table-cell office:value-type="float" office:value="-39.015" calcext:value-type="float">
            <text:p>-39.015</text:p>
          </table:table-cell>
          <table:table-cell office:value-type="float" office:value="48.965" calcext:value-type="float">
            <text:p>48.965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0.15" calcext:value-type="float">
            <text:p>0.15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151" calcext:value-type="float">
            <text:p>10.151</text:p>
          </table:table-cell>
          <table:table-cell office:value-type="string" calcext:value-type="string">
            <text:p>##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1.201" calcext:value-type="float">
            <text:p>-1.201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IF (ABS([.I406]) &gt; 8.5; 1; 0)" office:value-type="float" office:value="1" calcext:value-type="float">
            <text:p>1</text:p>
          </table:table-cell>
          <table:table-cell table:formula="of:=ATAN2([.C406];[.B406])" office:value-type="float" office:value="1.28539339341728" calcext:value-type="float">
            <text:p>1.2853933934</text:p>
          </table:table-cell>
          <table:table-cell office:value-type="float" office:value="4" calcext:value-type="float">
            <text:p>4</text:p>
          </table:table-cell>
          <table:table-cell table:formula="of:=[.S406]*0.1/3" office:value-type="float" office:value="0.133333333333333" calcext:value-type="float">
            <text:p>0.1333333333</text:p>
          </table:table-cell>
          <table:table-cell table:formula="of:=[.N406]*[.T406]" office:value-type="float" office:value="-0.160133333333333" calcext:value-type="float">
            <text:p>-0.1601333333</text:p>
          </table:table-cell>
          <table:table-cell table:formula="of:=[.V405]+[.U405]" office:value-type="float" office:value="1.46592416376497" calcext:value-type="float">
            <text:p>1.465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86" calcext:value-type="float">
            <text:p>26.86</text:p>
          </table:table-cell>
          <table:table-cell office:value-type="float" office:value="9.945" calcext:value-type="float">
            <text:p>9.945</text:p>
          </table:table-cell>
          <table:table-cell office:value-type="float" office:value="-39.015" calcext:value-type="float">
            <text:p>-39.015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706" calcext:value-type="float">
            <text:p>0.706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##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023" calcext:value-type="float">
            <text:p>0.023</text:p>
          </table:table-cell>
          <table:table-cell office:value-type="float" office:value="-1.314" calcext:value-type="float">
            <text:p>-1.314</text:p>
          </table:table-cell>
          <table:table-cell office:value-type="float" office:value="1.363" calcext:value-type="float">
            <text:p>1.363</text:p>
          </table:table-cell>
          <table:table-cell/>
          <table:table-cell table:formula="of:=IF (ABS([.I407]) &gt; 8.5; 1; 0)" office:value-type="float" office:value="1" calcext:value-type="float">
            <text:p>1</text:p>
          </table:table-cell>
          <table:table-cell table:formula="of:=ATAN2([.C407];[.B407])" office:value-type="float" office:value="1.21619374631523" calcext:value-type="float">
            <text:p>1.2161937463</text:p>
          </table:table-cell>
          <table:table-cell office:value-type="float" office:value="2" calcext:value-type="float">
            <text:p>2</text:p>
          </table:table-cell>
          <table:table-cell table:formula="of:=[.S407]*0.1/3" office:value-type="float" office:value="0.0666666666666667" calcext:value-type="float">
            <text:p>0.0666666667</text:p>
          </table:table-cell>
          <table:table-cell table:formula="of:=[.N407]*[.T407]" office:value-type="float" office:value="-0.0876" calcext:value-type="float">
            <text:p>-0.0876</text:p>
          </table:table-cell>
          <table:table-cell table:formula="of:=[.V406]+[.U406]" office:value-type="float" office:value="1.30579083043163" calcext:value-type="float">
            <text:p>1.305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075" calcext:value-type="float">
            <text:p>25.075</text:p>
          </table:table-cell>
          <table:table-cell office:value-type="float" office:value="12.41" calcext:value-type="float">
            <text:p>12.41</text:p>
          </table:table-cell>
          <table:table-cell office:value-type="float" office:value="-39.95" calcext:value-type="float">
            <text:p>-39.95</text:p>
          </table:table-cell>
          <table:table-cell office:value-type="float" office:value="48.773" calcext:value-type="float">
            <text:p>48.773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1.003" calcext:value-type="float">
            <text:p>1.003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##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137" calcext:value-type="float">
            <text:p>0.137</text:p>
          </table:table-cell>
          <table:table-cell office:value-type="float" office:value="-1.2" calcext:value-type="float">
            <text:p>-1.2</text:p>
          </table:table-cell>
          <table:table-cell office:value-type="float" office:value="1.224" calcext:value-type="float">
            <text:p>1.224</text:p>
          </table:table-cell>
          <table:table-cell/>
          <table:table-cell table:formula="of:=IF (ABS([.I408]) &gt; 8.5; 1; 0)" office:value-type="float" office:value="1" calcext:value-type="float">
            <text:p>1</text:p>
          </table:table-cell>
          <table:table-cell table:formula="of:=ATAN2([.C408];[.B408])" office:value-type="float" office:value="1.11122478217681" calcext:value-type="float">
            <text:p>1.1112247822</text:p>
          </table:table-cell>
          <table:table-cell office:value-type="float" office:value="4" calcext:value-type="float">
            <text:p>4</text:p>
          </table:table-cell>
          <table:table-cell table:formula="of:=[.S408]*0.1/3" office:value-type="float" office:value="0.133333333333333" calcext:value-type="float">
            <text:p>0.1333333333</text:p>
          </table:table-cell>
          <table:table-cell table:formula="of:=[.N408]*[.T408]" office:value-type="float" office:value="-0.16" calcext:value-type="float">
            <text:p>-0.16</text:p>
          </table:table-cell>
          <table:table-cell table:formula="of:=[.V407]+[.U407]" office:value-type="float" office:value="1.21819083043163" calcext:value-type="float">
            <text:p>1.218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1" calcext:value-type="float">
            <text:p>24.31</text:p>
          </table:table-cell>
          <table:table-cell office:value-type="float" office:value="13.94" calcext:value-type="float">
            <text:p>13.94</text:p>
          </table:table-cell>
          <table:table-cell office:value-type="float" office:value="-40.375" calcext:value-type="float">
            <text:p>-40.375</text:p>
          </table:table-cell>
          <table:table-cell office:value-type="float" office:value="49.147" calcext:value-type="float">
            <text:p>49.147</text:p>
          </table:table-cell>
          <table:table-cell office:value-type="string" calcext:value-type="string">
            <text:p>##</text:p>
          </table:table-cell>
          <table:table-cell office:value-type="float" office:value="-0.78" calcext:value-type="float">
            <text:p>-0.78</text:p>
          </table:table-cell>
          <table:table-cell office:value-type="float" office:value="0.669" calcext:value-type="float">
            <text:p>0.669</text:p>
          </table:table-cell>
          <table:table-cell office:value-type="float" office:value="-9.334" calcext:value-type="float">
            <text:p>-9.334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##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535" calcext:value-type="float">
            <text:p>0.535</text:p>
          </table:table-cell>
          <table:table-cell/>
          <table:table-cell table:formula="of:=IF (ABS([.I409]) &gt; 8.5; 1; 0)" office:value-type="float" office:value="1" calcext:value-type="float">
            <text:p>1</text:p>
          </table:table-cell>
          <table:table-cell table:formula="of:=ATAN2([.C409];[.B409])" office:value-type="float" office:value="1.050145322789" calcext:value-type="float">
            <text:p>1.0501453228</text:p>
          </table:table-cell>
          <table:table-cell office:value-type="float" office:value="2" calcext:value-type="float">
            <text:p>2</text:p>
          </table:table-cell>
          <table:table-cell table:formula="of:=[.S409]*0.1/3" office:value-type="float" office:value="0.0666666666666667" calcext:value-type="float">
            <text:p>0.0666666667</text:p>
          </table:table-cell>
          <table:table-cell table:formula="of:=[.N409]*[.T409]" office:value-type="float" office:value="-0.0330666666666667" calcext:value-type="float">
            <text:p>-0.0330666667</text:p>
          </table:table-cell>
          <table:table-cell table:formula="of:=[.V408]+[.U408]" office:value-type="float" office:value="1.05819083043163" calcext:value-type="float">
            <text:p>1.058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055" calcext:value-type="float">
            <text:p>24.055</text:p>
          </table:table-cell>
          <table:table-cell office:value-type="float" office:value="12.665" calcext:value-type="float">
            <text:p>12.665</text:p>
          </table:table-cell>
          <table:table-cell office:value-type="float" office:value="-40.375" calcext:value-type="float">
            <text:p>-40.375</text:p>
          </table:table-cell>
          <table:table-cell office:value-type="float" office:value="48.674" calcext:value-type="float">
            <text:p>48.674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1.411" calcext:value-type="float">
            <text:p>1.411</text:p>
          </table:table-cell>
          <table:table-cell office:value-type="float" office:value="-9.834" calcext:value-type="float">
            <text:p>-9.834</text:p>
          </table:table-cell>
          <table:table-cell office:value-type="float" office:value="9.945" calcext:value-type="float">
            <text:p>9.945</text:p>
          </table:table-cell>
          <table:table-cell office:value-type="string" calcext:value-type="string">
            <text:p>##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026" calcext:value-type="float">
            <text:p>0.026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853" calcext:value-type="float">
            <text:p>0.853</text:p>
          </table:table-cell>
          <table:table-cell/>
          <table:table-cell table:formula="of:=IF (ABS([.I410]) &gt; 8.5; 1; 0)" office:value-type="float" office:value="1" calcext:value-type="float">
            <text:p>1</text:p>
          </table:table-cell>
          <table:table-cell table:formula="of:=ATAN2([.C410];[.B410])" office:value-type="float" office:value="1.08617277376007" calcext:value-type="float">
            <text:p>1.0861727738</text:p>
          </table:table-cell>
          <table:table-cell office:value-type="float" office:value="4" calcext:value-type="float">
            <text:p>4</text:p>
          </table:table-cell>
          <table:table-cell table:formula="of:=[.S410]*0.1/3" office:value-type="float" office:value="0.133333333333333" calcext:value-type="float">
            <text:p>0.1333333333</text:p>
          </table:table-cell>
          <table:table-cell table:formula="of:=[.N410]*[.T410]" office:value-type="float" office:value="-0.0954666666666667" calcext:value-type="float">
            <text:p>-0.0954666667</text:p>
          </table:table-cell>
          <table:table-cell table:formula="of:=[.V409]+[.U409]" office:value-type="float" office:value="1.02512416376497" calcext:value-type="float">
            <text:p>1.025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035" calcext:value-type="float">
            <text:p>23.035</text:p>
          </table:table-cell>
          <table:table-cell office:value-type="float" office:value="12.92" calcext:value-type="float">
            <text:p>12.92</text:p>
          </table:table-cell>
          <table:table-cell office:value-type="float" office:value="-41.225" calcext:value-type="float">
            <text:p>-41.225</text:p>
          </table:table-cell>
          <table:table-cell office:value-type="float" office:value="48.96" calcext:value-type="float">
            <text:p>48.96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1.782" calcext:value-type="float">
            <text:p>1.782</text:p>
          </table:table-cell>
          <table:table-cell office:value-type="float" office:value="-10.795" calcext:value-type="float">
            <text:p>-10.795</text:p>
          </table:table-cell>
          <table:table-cell office:value-type="float" office:value="10.942" calcext:value-type="float">
            <text:p>10.942</text:p>
          </table:table-cell>
          <table:table-cell office:value-type="string" calcext:value-type="string">
            <text:p>##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18" calcext:value-type="float">
            <text:p>0.18</text:p>
          </table:table-cell>
          <table:table-cell office:value-type="float" office:value="-0.79" calcext:value-type="float">
            <text:p>-0.79</text:p>
          </table:table-cell>
          <table:table-cell office:value-type="float" office:value="0.897" calcext:value-type="float">
            <text:p>0.897</text:p>
          </table:table-cell>
          <table:table-cell/>
          <table:table-cell table:formula="of:=IF (ABS([.I411]) &gt; 8.5; 1; 0)" office:value-type="float" office:value="1" calcext:value-type="float">
            <text:p>1</text:p>
          </table:table-cell>
          <table:table-cell table:formula="of:=ATAN2([.C411];[.B411])" office:value-type="float" office:value="1.05963407484424" calcext:value-type="float">
            <text:p>1.0596340748</text:p>
          </table:table-cell>
          <table:table-cell office:value-type="float" office:value="2" calcext:value-type="float">
            <text:p>2</text:p>
          </table:table-cell>
          <table:table-cell table:formula="of:=[.S411]*0.1/3" office:value-type="float" office:value="0.0666666666666667" calcext:value-type="float">
            <text:p>0.0666666667</text:p>
          </table:table-cell>
          <table:table-cell table:formula="of:=[.N411]*[.T411]" office:value-type="float" office:value="-0.0526666666666667" calcext:value-type="float">
            <text:p>-0.0526666667</text:p>
          </table:table-cell>
          <table:table-cell table:formula="of:=[.V410]+[.U410]" office:value-type="float" office:value="0.9296574970983" calcext:value-type="float">
            <text:p>0.929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4" calcext:value-type="float">
            <text:p>20.4</text:p>
          </table:table-cell>
          <table:table-cell office:value-type="float" office:value="13.515" calcext:value-type="float">
            <text:p>13.515</text:p>
          </table:table-cell>
          <table:table-cell office:value-type="float" office:value="-41.735" calcext:value-type="float">
            <text:p>-41.735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856" calcext:value-type="float">
            <text:p>1.856</text:p>
          </table:table-cell>
          <table:table-cell office:value-type="float" office:value="-10.488" calcext:value-type="float">
            <text:p>-10.488</text:p>
          </table:table-cell>
          <table:table-cell office:value-type="float" office:value="10.656" calcext:value-type="float">
            <text:p>10.656</text:p>
          </table:table-cell>
          <table:table-cell office:value-type="string" calcext:value-type="string">
            <text:p>##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199" calcext:value-type="float">
            <text:p>0.199</text:p>
          </table:table-cell>
          <table:table-cell office:value-type="float" office:value="-1.075" calcext:value-type="float">
            <text:p>-1.075</text:p>
          </table:table-cell>
          <table:table-cell office:value-type="float" office:value="1.127" calcext:value-type="float">
            <text:p>1.127</text:p>
          </table:table-cell>
          <table:table-cell/>
          <table:table-cell table:formula="of:=IF (ABS([.I412]) &gt; 8.5; 1; 0)" office:value-type="float" office:value="1" calcext:value-type="float">
            <text:p>1</text:p>
          </table:table-cell>
          <table:table-cell table:formula="of:=ATAN2([.C412];[.B412])" office:value-type="float" office:value="0.985683888610469" calcext:value-type="float">
            <text:p>0.9856838886</text:p>
          </table:table-cell>
          <table:table-cell office:value-type="float" office:value="4" calcext:value-type="float">
            <text:p>4</text:p>
          </table:table-cell>
          <table:table-cell table:formula="of:=[.S412]*0.1/3" office:value-type="float" office:value="0.133333333333333" calcext:value-type="float">
            <text:p>0.1333333333</text:p>
          </table:table-cell>
          <table:table-cell table:formula="of:=[.N412]*[.T412]" office:value-type="float" office:value="-0.143333333333333" calcext:value-type="float">
            <text:p>-0.1433333333</text:p>
          </table:table-cell>
          <table:table-cell table:formula="of:=[.V411]+[.U411]" office:value-type="float" office:value="0.876990830431633" calcext:value-type="float">
            <text:p>0.876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8.7" calcext:value-type="float">
            <text:p>18.7</text:p>
          </table:table-cell>
          <table:table-cell office:value-type="float" office:value="14.28" calcext:value-type="float">
            <text:p>14.28</text:p>
          </table:table-cell>
          <table:table-cell office:value-type="float" office:value="-41.99" calcext:value-type="float">
            <text:p>-41.99</text:p>
          </table:table-cell>
          <table:table-cell office:value-type="float" office:value="48.133" calcext:value-type="float">
            <text:p>48.133</text:p>
          </table:table-cell>
          <table:table-cell office:value-type="string" calcext:value-type="string">
            <text:p>##</text:p>
          </table:table-cell>
          <table:table-cell office:value-type="float" office:value="-0.966" calcext:value-type="float">
            <text:p>-0.966</text:p>
          </table:table-cell>
          <table:table-cell office:value-type="float" office:value="2.152" calcext:value-type="float">
            <text:p>2.152</text:p>
          </table:table-cell>
          <table:table-cell office:value-type="float" office:value="-9.719" calcext:value-type="float">
            <text:p>-9.719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##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275" calcext:value-type="float">
            <text:p>0.275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877" calcext:value-type="float">
            <text:p>0.877</text:p>
          </table:table-cell>
          <table:table-cell/>
          <table:table-cell table:formula="of:=IF (ABS([.I413]) &gt; 8.5; 1; 0)" office:value-type="float" office:value="1" calcext:value-type="float">
            <text:p>1</text:p>
          </table:table-cell>
          <table:table-cell table:formula="of:=ATAN2([.C413];[.B413])" office:value-type="float" office:value="0.918624915037827" calcext:value-type="float">
            <text:p>0.918624915</text:p>
          </table:table-cell>
          <table:table-cell office:value-type="float" office:value="2" calcext:value-type="float">
            <text:p>2</text:p>
          </table:table-cell>
          <table:table-cell table:formula="of:=[.S413]*0.1/3" office:value-type="float" office:value="0.0666666666666667" calcext:value-type="float">
            <text:p>0.0666666667</text:p>
          </table:table-cell>
          <table:table-cell table:formula="of:=[.N413]*[.T413]" office:value-type="float" office:value="-0.0534" calcext:value-type="float">
            <text:p>-0.0534</text:p>
          </table:table-cell>
          <table:table-cell table:formula="of:=[.V412]+[.U412]" office:value-type="float" office:value="0.7336574970983" calcext:value-type="float">
            <text:p>0.733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68" calcext:value-type="float">
            <text:p>17.68</text:p>
          </table:table-cell>
          <table:table-cell office:value-type="float" office:value="13.685" calcext:value-type="float">
            <text:p>13.685</text:p>
          </table:table-cell>
          <table:table-cell office:value-type="float" office:value="-42.585" calcext:value-type="float">
            <text:p>-42.585</text:p>
          </table:table-cell>
          <table:table-cell office:value-type="float" office:value="48.097" calcext:value-type="float">
            <text:p>48.097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2.523" calcext:value-type="float">
            <text:p>2.523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10.568" calcext:value-type="float">
            <text:p>10.568</text:p>
          </table:table-cell>
          <table:table-cell office:value-type="string" calcext:value-type="string">
            <text:p>##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809" calcext:value-type="float">
            <text:p>-0.809</text:p>
          </table:table-cell>
          <table:table-cell office:value-type="float" office:value="0.891" calcext:value-type="float">
            <text:p>0.891</text:p>
          </table:table-cell>
          <table:table-cell/>
          <table:table-cell table:formula="of:=IF (ABS([.I414]) &gt; 8.5; 1; 0)" office:value-type="float" office:value="1" calcext:value-type="float">
            <text:p>1</text:p>
          </table:table-cell>
          <table:table-cell table:formula="of:=ATAN2([.C414];[.B414])" office:value-type="float" office:value="0.912087265075875" calcext:value-type="float">
            <text:p>0.9120872651</text:p>
          </table:table-cell>
          <table:table-cell office:value-type="float" office:value="4" calcext:value-type="float">
            <text:p>4</text:p>
          </table:table-cell>
          <table:table-cell table:formula="of:=[.S414]*0.1/3" office:value-type="float" office:value="0.133333333333333" calcext:value-type="float">
            <text:p>0.1333333333</text:p>
          </table:table-cell>
          <table:table-cell table:formula="of:=[.N414]*[.T414]" office:value-type="float" office:value="-0.107866666666667" calcext:value-type="float">
            <text:p>-0.1078666667</text:p>
          </table:table-cell>
          <table:table-cell table:formula="of:=[.V413]+[.U413]" office:value-type="float" office:value="0.6802574970983" calcext:value-type="float">
            <text:p>0.6802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6.405" calcext:value-type="float">
            <text:p>16.405</text:p>
          </table:table-cell>
          <table:table-cell office:value-type="float" office:value="14.535" calcext:value-type="float">
            <text:p>14.535</text:p>
          </table:table-cell>
          <table:table-cell office:value-type="float" office:value="-43.095" calcext:value-type="float">
            <text:p>-43.095</text:p>
          </table:table-cell>
          <table:table-cell office:value-type="float" office:value="48.348" calcext:value-type="float">
            <text:p>48.348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2.523" calcext:value-type="float">
            <text:p>2.523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488" calcext:value-type="float">
            <text:p>10.488</text:p>
          </table:table-cell>
          <table:table-cell office:value-type="string" calcext:value-type="string">
            <text:p>##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462" calcext:value-type="float">
            <text:p>0.462</text:p>
          </table:table-cell>
          <table:table-cell/>
          <table:table-cell table:formula="of:=IF (ABS([.I415]) &gt; 8.5; 1; 0)" office:value-type="float" office:value="1" calcext:value-type="float">
            <text:p>1</text:p>
          </table:table-cell>
          <table:table-cell table:formula="of:=ATAN2([.C415];[.B415])" office:value-type="float" office:value="0.845764290679418" calcext:value-type="float">
            <text:p>0.8457642907</text:p>
          </table:table-cell>
          <table:table-cell office:value-type="float" office:value="2" calcext:value-type="float">
            <text:p>2</text:p>
          </table:table-cell>
          <table:table-cell table:formula="of:=[.S415]*0.1/3" office:value-type="float" office:value="0.0666666666666667" calcext:value-type="float">
            <text:p>0.0666666667</text:p>
          </table:table-cell>
          <table:table-cell table:formula="of:=[.N415]*[.T415]" office:value-type="float" office:value="-0.0286" calcext:value-type="float">
            <text:p>-0.0286</text:p>
          </table:table-cell>
          <table:table-cell table:formula="of:=[.V414]+[.U414]" office:value-type="float" office:value="0.572390830431633" calcext:value-type="float">
            <text:p>0.572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385" calcext:value-type="float">
            <text:p>15.385</text:p>
          </table:table-cell>
          <table:table-cell office:value-type="float" office:value="14.365" calcext:value-type="float">
            <text:p>14.365</text:p>
          </table:table-cell>
          <table:table-cell office:value-type="float" office:value="-42.925" calcext:value-type="float">
            <text:p>-42.925</text:p>
          </table:table-cell>
          <table:table-cell office:value-type="float" office:value="47.808" calcext:value-type="float">
            <text:p>47.808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2.449" calcext:value-type="float">
            <text:p>2.449</text:p>
          </table:table-cell>
          <table:table-cell office:value-type="float" office:value="-9.296" calcext:value-type="float">
            <text:p>-9.296</text:p>
          </table:table-cell>
          <table:table-cell office:value-type="float" office:value="9.623" calcext:value-type="float">
            <text:p>9.623</text:p>
          </table:table-cell>
          <table:table-cell office:value-type="string" calcext:value-type="string">
            <text:p>##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4" calcext:value-type="float">
            <text:p>0.154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IF (ABS([.I416]) &gt; 8.5; 1; 0)" office:value-type="float" office:value="1" calcext:value-type="float">
            <text:p>1</text:p>
          </table:table-cell>
          <table:table-cell table:formula="of:=ATAN2([.C416];[.B416])" office:value-type="float" office:value="0.819670452748248" calcext:value-type="float">
            <text:p>0.8196704527</text:p>
          </table:table-cell>
          <table:table-cell office:value-type="float" office:value="4" calcext:value-type="float">
            <text:p>4</text:p>
          </table:table-cell>
          <table:table-cell table:formula="of:=[.S416]*0.1/3" office:value-type="float" office:value="0.133333333333333" calcext:value-type="float">
            <text:p>0.1333333333</text:p>
          </table:table-cell>
          <table:table-cell table:formula="of:=[.N416]*[.T416]" office:value-type="float" office:value="-0.0201333333333333" calcext:value-type="float">
            <text:p>-0.0201333333</text:p>
          </table:table-cell>
          <table:table-cell table:formula="of:=[.V415]+[.U415]" office:value-type="float" office:value="0.543790830431633" calcext:value-type="float">
            <text:p>0.543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96" calcext:value-type="float">
            <text:p>14.96</text:p>
          </table:table-cell>
          <table:table-cell office:value-type="float" office:value="15.13" calcext:value-type="float">
            <text:p>15.13</text:p>
          </table:table-cell>
          <table:table-cell office:value-type="float" office:value="-42.925" calcext:value-type="float">
            <text:p>-42.925</text:p>
          </table:table-cell>
          <table:table-cell office:value-type="float" office:value="47.909" calcext:value-type="float">
            <text:p>47.909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2.449" calcext:value-type="float">
            <text:p>2.449</text:p>
          </table:table-cell>
          <table:table-cell office:value-type="float" office:value="-9.757" calcext:value-type="float">
            <text:p>-9.757</text:p>
          </table:table-cell>
          <table:table-cell office:value-type="float" office:value="10.071" calcext:value-type="float">
            <text:p>10.071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IF (ABS([.I417]) &gt; 8.5; 1; 0)" office:value-type="float" office:value="1" calcext:value-type="float">
            <text:p>1</text:p>
          </table:table-cell>
          <table:table-cell table:formula="of:=ATAN2([.C417];[.B417])" office:value-type="float" office:value="0.779748505993864" calcext:value-type="float">
            <text:p>0.779748506</text:p>
          </table:table-cell>
          <table:table-cell office:value-type="float" office:value="2" calcext:value-type="float">
            <text:p>2</text:p>
          </table:table-cell>
          <table:table-cell table:formula="of:=[.S417]*0.1/3" office:value-type="float" office:value="0.0666666666666667" calcext:value-type="float">
            <text:p>0.0666666667</text:p>
          </table:table-cell>
          <table:table-cell table:formula="of:=[.N417]*[.T417]" office:value-type="float" office:value="0.00733333333333333" calcext:value-type="float">
            <text:p>0.0073333333</text:p>
          </table:table-cell>
          <table:table-cell table:formula="of:=[.V416]+[.U416]" office:value-type="float" office:value="0.5236574970983" calcext:value-type="float">
            <text:p>0.523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045" calcext:value-type="float">
            <text:p>15.045</text:p>
          </table:table-cell>
          <table:table-cell office:value-type="float" office:value="-42.5" calcext:value-type="float">
            <text:p>-42.5</text:p>
          </table:table-cell>
          <table:table-cell office:value-type="float" office:value="47.475" calcext:value-type="float">
            <text:p>47.475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2.375" calcext:value-type="float">
            <text:p>2.375</text:p>
          </table:table-cell>
          <table:table-cell office:value-type="float" office:value="-9.796" calcext:value-type="float">
            <text:p>-9.796</text:p>
          </table:table-cell>
          <table:table-cell office:value-type="float" office:value="10.091" calcext:value-type="float">
            <text:p>10.091</text:p>
          </table:table-cell>
          <table:table-cell office:value-type="string" calcext:value-type="string">
            <text:p>##</text:p>
          </table:table-cell>
          <table:table-cell office:value-type="float" office:value="0.206" calcext:value-type="float">
            <text:p>0.2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83" calcext:value-type="float">
            <text:p>0.283</text:p>
          </table:table-cell>
          <table:table-cell office:value-type="float" office:value="0.365" calcext:value-type="float">
            <text:p>0.365</text:p>
          </table:table-cell>
          <table:table-cell/>
          <table:table-cell table:formula="of:=IF (ABS([.I418]) &gt; 8.5; 1; 0)" office:value-type="float" office:value="1" calcext:value-type="float">
            <text:p>1</text:p>
          </table:table-cell>
          <table:table-cell table:formula="of:=ATAN2([.C418];[.B418])" office:value-type="float" office:value="0.779716406356601" calcext:value-type="float">
            <text:p>0.7797164064</text:p>
          </table:table-cell>
          <table:table-cell office:value-type="float" office:value="4" calcext:value-type="float">
            <text:p>4</text:p>
          </table:table-cell>
          <table:table-cell table:formula="of:=[.S418]*0.1/3" office:value-type="float" office:value="0.133333333333333" calcext:value-type="float">
            <text:p>0.1333333333</text:p>
          </table:table-cell>
          <table:table-cell table:formula="of:=[.N418]*[.T418]" office:value-type="float" office:value="0.0377333333333333" calcext:value-type="float">
            <text:p>0.0377333333</text:p>
          </table:table-cell>
          <table:table-cell table:formula="of:=[.V417]+[.U417]" office:value-type="float" office:value="0.530990830431633" calcext:value-type="float">
            <text:p>0.530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98" calcext:value-type="float">
            <text:p>15.98</text:p>
          </table:table-cell>
          <table:table-cell office:value-type="float" office:value="15.385" calcext:value-type="float">
            <text:p>15.385</text:p>
          </table:table-cell>
          <table:table-cell office:value-type="float" office:value="-42.33" calcext:value-type="float">
            <text:p>-42.33</text:p>
          </table:table-cell>
          <table:table-cell office:value-type="float" office:value="47.79" calcext:value-type="float">
            <text:p>47.79</text:p>
          </table:table-cell>
          <table:table-cell office:value-type="string" calcext:value-type="string">
            <text:p>##</text:p>
          </table:table-cell>
          <table:table-cell office:value-type="float" office:value="-0.41" calcext:value-type="float">
            <text:p>-0.41</text:p>
          </table:table-cell>
          <table:table-cell office:value-type="float" office:value="2.004" calcext:value-type="float">
            <text:p>2.004</text:p>
          </table:table-cell>
          <table:table-cell office:value-type="float" office:value="-9.142" calcext:value-type="float">
            <text:p>-9.142</text:p>
          </table:table-cell>
          <table:table-cell office:value-type="float" office:value="9.368" calcext:value-type="float">
            <text:p>9.368</text:p>
          </table:table-cell>
          <table:table-cell office:value-type="string" calcext:value-type="string">
            <text:p>##</text:p>
          </table:table-cell>
          <table:table-cell office:value-type="float" office:value="0.25" calcext:value-type="float">
            <text:p>0.25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45" calcext:value-type="float">
            <text:p>0.45</text:p>
          </table:table-cell>
          <table:table-cell office:value-type="float" office:value="0.526" calcext:value-type="float">
            <text:p>0.526</text:p>
          </table:table-cell>
          <table:table-cell/>
          <table:table-cell table:formula="of:=IF (ABS([.I419]) &gt; 8.5; 1; 0)" office:value-type="float" office:value="1" calcext:value-type="float">
            <text:p>1</text:p>
          </table:table-cell>
          <table:table-cell table:formula="of:=ATAN2([.C419];[.B419])" office:value-type="float" office:value="0.804366078001875" calcext:value-type="float">
            <text:p>0.804366078</text:p>
          </table:table-cell>
          <table:table-cell office:value-type="float" office:value="2" calcext:value-type="float">
            <text:p>2</text:p>
          </table:table-cell>
          <table:table-cell table:formula="of:=[.S419]*0.1/3" office:value-type="float" office:value="0.0666666666666667" calcext:value-type="float">
            <text:p>0.0666666667</text:p>
          </table:table-cell>
          <table:table-cell table:formula="of:=[.N419]*[.T419]" office:value-type="float" office:value="0.03" calcext:value-type="float">
            <text:p>0.03</text:p>
          </table:table-cell>
          <table:table-cell table:formula="of:=[.V418]+[.U418]" office:value-type="float" office:value="0.568724163764966" calcext:value-type="float">
            <text:p>0.568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" calcext:value-type="float">
            <text:p>17</text:p>
          </table:table-cell>
          <table:table-cell office:value-type="float" office:value="15.47" calcext:value-type="float">
            <text:p>15.47</text:p>
          </table:table-cell>
          <table:table-cell office:value-type="float" office:value="-42.755" calcext:value-type="float">
            <text:p>-42.755</text:p>
          </table:table-cell>
          <table:table-cell office:value-type="float" office:value="48.542" calcext:value-type="float">
            <text:p>48.542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85" calcext:value-type="float">
            <text:p>1.485</text:p>
          </table:table-cell>
          <table:table-cell office:value-type="float" office:value="-9.411" calcext:value-type="float">
            <text:p>-9.411</text:p>
          </table:table-cell>
          <table:table-cell office:value-type="float" office:value="9.535" calcext:value-type="float">
            <text:p>9.535</text:p>
          </table:table-cell>
          <table:table-cell office:value-type="string" calcext:value-type="string">
            <text:p>##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1.141" calcext:value-type="float">
            <text:p>1.141</text:p>
          </table:table-cell>
          <table:table-cell office:value-type="float" office:value="1.168" calcext:value-type="float">
            <text:p>1.168</text:p>
          </table:table-cell>
          <table:table-cell/>
          <table:table-cell table:formula="of:=IF (ABS([.I420]) &gt; 8.5; 1; 0)" office:value-type="float" office:value="1" calcext:value-type="float">
            <text:p>1</text:p>
          </table:table-cell>
          <table:table-cell table:formula="of:=ATAN2([.C420];[.B420])" office:value-type="float" office:value="0.832483754277669" calcext:value-type="float">
            <text:p>0.8324837543</text:p>
          </table:table-cell>
          <table:table-cell office:value-type="float" office:value="4" calcext:value-type="float">
            <text:p>4</text:p>
          </table:table-cell>
          <table:table-cell table:formula="of:=[.S420]*0.1/3" office:value-type="float" office:value="0.133333333333333" calcext:value-type="float">
            <text:p>0.1333333333</text:p>
          </table:table-cell>
          <table:table-cell table:formula="of:=[.N420]*[.T420]" office:value-type="float" office:value="0.152133333333333" calcext:value-type="float">
            <text:p>0.1521333333</text:p>
          </table:table-cell>
          <table:table-cell table:formula="of:=[.V419]+[.U419]" office:value-type="float" office:value="0.598724163764966" calcext:value-type="float">
            <text:p>0.598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9.21" calcext:value-type="float">
            <text:p>19.21</text:p>
          </table:table-cell>
          <table:table-cell office:value-type="float" office:value="14.79" calcext:value-type="float">
            <text:p>14.79</text:p>
          </table:table-cell>
          <table:table-cell office:value-type="float" office:value="-42.585" calcext:value-type="float">
            <text:p>-42.585</text:p>
          </table:table-cell>
          <table:table-cell office:value-type="float" office:value="49.003" calcext:value-type="float">
            <text:p>49.003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1.67" calcext:value-type="float">
            <text:p>1.67</text:p>
          </table:table-cell>
          <table:table-cell office:value-type="float" office:value="-10.026" calcext:value-type="float">
            <text:p>-10.026</text:p>
          </table:table-cell>
          <table:table-cell office:value-type="float" office:value="10.168" calcext:value-type="float">
            <text:p>10.168</text:p>
          </table:table-cell>
          <table:table-cell office:value-type="string" calcext:value-type="string">
            <text:p>##</text:p>
          </table:table-cell>
          <table:table-cell office:value-type="float" office:value="0.236" calcext:value-type="float">
            <text:p>0.236</text:p>
          </table:table-cell>
          <table:table-cell office:value-type="float" office:value="0.103" calcext:value-type="float">
            <text:p>0.103</text:p>
          </table:table-cell>
          <table:table-cell office:value-type="float" office:value="1.393" calcext:value-type="float">
            <text:p>1.393</text:p>
          </table:table-cell>
          <table:table-cell office:value-type="float" office:value="1.417" calcext:value-type="float">
            <text:p>1.417</text:p>
          </table:table-cell>
          <table:table-cell/>
          <table:table-cell table:formula="of:=IF (ABS([.I421]) &gt; 8.5; 1; 0)" office:value-type="float" office:value="1" calcext:value-type="float">
            <text:p>1</text:p>
          </table:table-cell>
          <table:table-cell table:formula="of:=ATAN2([.C421];[.B421])" office:value-type="float" office:value="0.914673167445591" calcext:value-type="float">
            <text:p>0.9146731674</text:p>
          </table:table-cell>
          <table:table-cell office:value-type="float" office:value="2" calcext:value-type="float">
            <text:p>2</text:p>
          </table:table-cell>
          <table:table-cell table:formula="of:=[.S421]*0.1/3" office:value-type="float" office:value="0.0666666666666667" calcext:value-type="float">
            <text:p>0.0666666667</text:p>
          </table:table-cell>
          <table:table-cell table:formula="of:=[.N421]*[.T421]" office:value-type="float" office:value="0.0928666666666667" calcext:value-type="float">
            <text:p>0.0928666667</text:p>
          </table:table-cell>
          <table:table-cell table:formula="of:=[.V420]+[.U420]" office:value-type="float" office:value="0.7508574970983" calcext:value-type="float">
            <text:p>0.750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74" calcext:value-type="float">
            <text:p>20.74</text:p>
          </table:table-cell>
          <table:table-cell office:value-type="float" office:value="13.345" calcext:value-type="float">
            <text:p>13.345</text:p>
          </table:table-cell>
          <table:table-cell office:value-type="float" office:value="-42.33" calcext:value-type="float">
            <text:p>-42.33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##</text:p>
          </table:table-cell>
          <table:table-cell office:value-type="float" office:value="0.11" calcext:value-type="float">
            <text:p>0.11</text:p>
          </table:table-cell>
          <table:table-cell office:value-type="float" office:value="1.411" calcext:value-type="float">
            <text:p>1.411</text:p>
          </table:table-cell>
          <table:table-cell office:value-type="float" office:value="-9.68" calcext:value-type="float">
            <text:p>-9.68</text:p>
          </table:table-cell>
          <table:table-cell office:value-type="float" office:value="9.783" calcext:value-type="float">
            <text:p>9.783</text:p>
          </table:table-cell>
          <table:table-cell office:value-type="string" calcext:value-type="string">
            <text:p>##</text:p>
          </table:table-cell>
          <table:table-cell office:value-type="float" office:value="0.274" calcext:value-type="float">
            <text:p>0.2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.437" calcext:value-type="float">
            <text:p>1.437</text:p>
          </table:table-cell>
          <table:table-cell office:value-type="float" office:value="1.465" calcext:value-type="float">
            <text:p>1.465</text:p>
          </table:table-cell>
          <table:table-cell/>
          <table:table-cell table:formula="of:=IF (ABS([.I422]) &gt; 8.5; 1; 0)" office:value-type="float" office:value="1" calcext:value-type="float">
            <text:p>1</text:p>
          </table:table-cell>
          <table:table-cell table:formula="of:=ATAN2([.C422];[.B422])" office:value-type="float" office:value="0.999044682561675" calcext:value-type="float">
            <text:p>0.9990446826</text:p>
          </table:table-cell>
          <table:table-cell office:value-type="float" office:value="4" calcext:value-type="float">
            <text:p>4</text:p>
          </table:table-cell>
          <table:table-cell table:formula="of:=[.S422]*0.1/3" office:value-type="float" office:value="0.133333333333333" calcext:value-type="float">
            <text:p>0.1333333333</text:p>
          </table:table-cell>
          <table:table-cell table:formula="of:=[.N422]*[.T422]" office:value-type="float" office:value="0.1916" calcext:value-type="float">
            <text:p>0.1916</text:p>
          </table:table-cell>
          <table:table-cell table:formula="of:=[.V421]+[.U421]" office:value-type="float" office:value="0.843724163764966" calcext:value-type="float">
            <text:p>0.843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185" calcext:value-type="float">
            <text:p>22.185</text:p>
          </table:table-cell>
          <table:table-cell office:value-type="float" office:value="12.24" calcext:value-type="float">
            <text:p>12.24</text:p>
          </table:table-cell>
          <table:table-cell office:value-type="float" office:value="-41.735" calcext:value-type="float">
            <text:p>-41.735</text:p>
          </table:table-cell>
          <table:table-cell office:value-type="float" office:value="48.824" calcext:value-type="float">
            <text:p>48.824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1.003" calcext:value-type="float">
            <text:p>1.003</text:p>
          </table:table-cell>
          <table:table-cell office:value-type="float" office:value="-9.949" calcext:value-type="float">
            <text:p>-9.949</text:p>
          </table:table-cell>
          <table:table-cell office:value-type="float" office:value="10.005" calcext:value-type="float">
            <text:p>10.005</text:p>
          </table:table-cell>
          <table:table-cell office:value-type="string" calcext:value-type="string">
            <text:p>##</text:p>
          </table:table-cell>
          <table:table-cell office:value-type="float" office:value="0.289" calcext:value-type="float">
            <text:p>0.289</text:p>
          </table:table-cell>
          <table:table-cell office:value-type="float" office:value="-0.034" calcext:value-type="float">
            <text:p>-0.034</text:p>
          </table:table-cell>
          <table:table-cell office:value-type="float" office:value="1.192" calcext:value-type="float">
            <text:p>1.192</text:p>
          </table:table-cell>
          <table:table-cell office:value-type="float" office:value="1.227" calcext:value-type="float">
            <text:p>1.227</text:p>
          </table:table-cell>
          <table:table-cell/>
          <table:table-cell table:formula="of:=IF (ABS([.I423]) &gt; 8.5; 1; 0)" office:value-type="float" office:value="1" calcext:value-type="float">
            <text:p>1</text:p>
          </table:table-cell>
          <table:table-cell table:formula="of:=ATAN2([.C423];[.B423])" office:value-type="float" office:value="1.06663036531574" calcext:value-type="float">
            <text:p>1.0666303653</text:p>
          </table:table-cell>
          <table:table-cell office:value-type="float" office:value="2" calcext:value-type="float">
            <text:p>2</text:p>
          </table:table-cell>
          <table:table-cell table:formula="of:=[.S423]*0.1/3" office:value-type="float" office:value="0.0666666666666667" calcext:value-type="float">
            <text:p>0.0666666667</text:p>
          </table:table-cell>
          <table:table-cell table:formula="of:=[.N423]*[.T423]" office:value-type="float" office:value="0.0794666666666667" calcext:value-type="float">
            <text:p>0.0794666667</text:p>
          </table:table-cell>
          <table:table-cell table:formula="of:=[.V422]+[.U422]" office:value-type="float" office:value="1.03532416376497" calcext:value-type="float">
            <text:p>1.035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055" calcext:value-type="float">
            <text:p>24.055</text:p>
          </table:table-cell>
          <table:table-cell office:value-type="float" office:value="12.495" calcext:value-type="float">
            <text:p>12.495</text:p>
          </table:table-cell>
          <table:table-cell office:value-type="float" office:value="-40.46" calcext:value-type="float">
            <text:p>-40.46</text:p>
          </table:table-cell>
          <table:table-cell office:value-type="float" office:value="48.701" calcext:value-type="float">
            <text:p>48.701</text:p>
          </table:table-cell>
          <table:table-cell office:value-type="string" calcext:value-type="string">
            <text:p>##</text:p>
          </table:table-cell>
          <table:table-cell office:value-type="float" office:value="0.332" calcext:value-type="float">
            <text:p>0.332</text:p>
          </table:table-cell>
          <table:table-cell office:value-type="float" office:value="0.447" calcext:value-type="float">
            <text:p>0.447</text:p>
          </table:table-cell>
          <table:table-cell office:value-type="float" office:value="-9.796" calcext:value-type="float">
            <text:p>-9.796</text:p>
          </table:table-cell>
          <table:table-cell office:value-type="float" office:value="9.811" calcext:value-type="float">
            <text:p>9.811</text:p>
          </table:table-cell>
          <table:table-cell office:value-type="string" calcext:value-type="string">
            <text:p>##</text:p>
          </table:table-cell>
          <table:table-cell office:value-type="float" office:value="0.428" calcext:value-type="float">
            <text:p>0.428</text:p>
          </table:table-cell>
          <table:table-cell office:value-type="float" office:value="-0.183" calcext:value-type="float">
            <text:p>-0.183</text:p>
          </table:table-cell>
          <table:table-cell office:value-type="float" office:value="1.06" calcext:value-type="float">
            <text:p>1.06</text:p>
          </table:table-cell>
          <table:table-cell office:value-type="float" office:value="1.158" calcext:value-type="float">
            <text:p>1.158</text:p>
          </table:table-cell>
          <table:table-cell/>
          <table:table-cell table:formula="of:=IF (ABS([.I424]) &gt; 8.5; 1; 0)" office:value-type="float" office:value="1" calcext:value-type="float">
            <text:p>1</text:p>
          </table:table-cell>
          <table:table-cell table:formula="of:=ATAN2([.C424];[.B424])" office:value-type="float" office:value="1.09172217165249" calcext:value-type="float">
            <text:p>1.0917221717</text:p>
          </table:table-cell>
          <table:table-cell office:value-type="float" office:value="4" calcext:value-type="float">
            <text:p>4</text:p>
          </table:table-cell>
          <table:table-cell table:formula="of:=[.S424]*0.1/3" office:value-type="float" office:value="0.133333333333333" calcext:value-type="float">
            <text:p>0.1333333333</text:p>
          </table:table-cell>
          <table:table-cell table:formula="of:=[.N424]*[.T424]" office:value-type="float" office:value="0.141333333333333" calcext:value-type="float">
            <text:p>0.1413333333</text:p>
          </table:table-cell>
          <table:table-cell table:formula="of:=[.V423]+[.U423]" office:value-type="float" office:value="1.11479083043163" calcext:value-type="float">
            <text:p>1.114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18" calcext:value-type="float">
            <text:p>26.18</text:p>
          </table:table-cell>
          <table:table-cell office:value-type="float" office:value="11.475" calcext:value-type="float">
            <text:p>11.475</text:p>
          </table:table-cell>
          <table:table-cell office:value-type="float" office:value="-39.95" calcext:value-type="float">
            <text:p>-39.95</text:p>
          </table:table-cell>
          <table:table-cell office:value-type="float" office:value="49.123" calcext:value-type="float">
            <text:p>49.123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02" calcext:value-type="float">
            <text:p>0.002</text:p>
          </table:table-cell>
          <table:table-cell office:value-type="float" office:value="-9.488" calcext:value-type="float">
            <text:p>-9.488</text:p>
          </table:table-cell>
          <table:table-cell office:value-type="float" office:value="9.488" calcext:value-type="float">
            <text:p>9.488</text:p>
          </table:table-cell>
          <table:table-cell office:value-type="string" calcext:value-type="string">
            <text:p>##</text:p>
          </table:table-cell>
          <table:table-cell office:value-type="float" office:value="0.383" calcext:value-type="float">
            <text:p>0.383</text:p>
          </table:table-cell>
          <table:table-cell office:value-type="float" office:value="-0.299" calcext:value-type="float">
            <text:p>-0.299</text:p>
          </table:table-cell>
          <table:table-cell office:value-type="float" office:value="1.129" calcext:value-type="float">
            <text:p>1.129</text:p>
          </table:table-cell>
          <table:table-cell office:value-type="float" office:value="1.229" calcext:value-type="float">
            <text:p>1.229</text:p>
          </table:table-cell>
          <table:table-cell/>
          <table:table-cell table:formula="of:=IF (ABS([.I425]) &gt; 8.5; 1; 0)" office:value-type="float" office:value="1" calcext:value-type="float">
            <text:p>1</text:p>
          </table:table-cell>
          <table:table-cell table:formula="of:=ATAN2([.C425];[.B425])" office:value-type="float" office:value="1.15770480238098" calcext:value-type="float">
            <text:p>1.1577048024</text:p>
          </table:table-cell>
          <table:table-cell office:value-type="float" office:value="2" calcext:value-type="float">
            <text:p>2</text:p>
          </table:table-cell>
          <table:table-cell table:formula="of:=[.S425]*0.1/3" office:value-type="float" office:value="0.0666666666666667" calcext:value-type="float">
            <text:p>0.0666666667</text:p>
          </table:table-cell>
          <table:table-cell table:formula="of:=[.N425]*[.T425]" office:value-type="float" office:value="0.0752666666666667" calcext:value-type="float">
            <text:p>0.0752666667</text:p>
          </table:table-cell>
          <table:table-cell table:formula="of:=[.V424]+[.U424]" office:value-type="float" office:value="1.25612416376497" calcext:value-type="float">
            <text:p>1.256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22" calcext:value-type="float">
            <text:p>28.22</text:p>
          </table:table-cell>
          <table:table-cell office:value-type="float" office:value="9.18" calcext:value-type="float">
            <text:p>9.18</text:p>
          </table:table-cell>
          <table:table-cell office:value-type="float" office:value="-39.185" calcext:value-type="float">
            <text:p>-39.185</text:p>
          </table:table-cell>
          <table:table-cell office:value-type="float" office:value="49.154" calcext:value-type="float">
            <text:p>49.154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02" calcext:value-type="float">
            <text:p>0.002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10.417" calcext:value-type="float">
            <text:p>10.417</text:p>
          </table:table-cell>
          <table:table-cell office:value-type="string" calcext:value-type="string">
            <text:p>##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" calcext:value-type="float">
            <text:p>-0.003</text:p>
          </table:table-cell>
          <table:table-cell office:value-type="float" office:value="1.307" calcext:value-type="float">
            <text:p>1.307</text:p>
          </table:table-cell>
          <table:table-cell office:value-type="float" office:value="1.343" calcext:value-type="float">
            <text:p>1.343</text:p>
          </table:table-cell>
          <table:table-cell/>
          <table:table-cell table:formula="of:=IF (ABS([.I426]) &gt; 8.5; 1; 0)" office:value-type="float" office:value="1" calcext:value-type="float">
            <text:p>1</text:p>
          </table:table-cell>
          <table:table-cell table:formula="of:=ATAN2([.C426];[.B426])" office:value-type="float" office:value="1.25629202237815" calcext:value-type="float">
            <text:p>1.2562920224</text:p>
          </table:table-cell>
          <table:table-cell office:value-type="float" office:value="4" calcext:value-type="float">
            <text:p>4</text:p>
          </table:table-cell>
          <table:table-cell table:formula="of:=[.S426]*0.1/3" office:value-type="float" office:value="0.133333333333333" calcext:value-type="float">
            <text:p>0.1333333333</text:p>
          </table:table-cell>
          <table:table-cell table:formula="of:=[.N426]*[.T426]" office:value-type="float" office:value="0.174266666666667" calcext:value-type="float">
            <text:p>0.1742666667</text:p>
          </table:table-cell>
          <table:table-cell table:formula="of:=[.V425]+[.U425]" office:value-type="float" office:value="1.33139083043163" calcext:value-type="float">
            <text:p>1.331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56" calcext:value-type="float">
            <text:p>28.56</text:p>
          </table:table-cell>
          <table:table-cell office:value-type="float" office:value="6.205" calcext:value-type="float">
            <text:p>6.205</text:p>
          </table:table-cell>
          <table:table-cell office:value-type="float" office:value="-39.865" calcext:value-type="float">
            <text:p>-39.865</text:p>
          </table:table-cell>
          <table:table-cell office:value-type="float" office:value="49.431" calcext:value-type="float">
            <text:p>49.431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0.219" calcext:value-type="float">
            <text:p>-10.219</text:p>
          </table:table-cell>
          <table:table-cell office:value-type="float" office:value="10.222" calcext:value-type="float">
            <text:p>10.222</text:p>
          </table:table-cell>
          <table:table-cell office:value-type="string" calcext:value-type="string">
            <text:p>##</text:p>
          </table:table-cell>
          <table:table-cell office:value-type="float" office:value="0.046" calcext:value-type="float">
            <text:p>0.046</text:p>
          </table:table-cell>
          <table:table-cell office:value-type="float" office:value="0.18" calcext:value-type="float">
            <text:p>0.18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2" calcext:value-type="float">
            <text:p>1.292</text:p>
          </table:table-cell>
          <table:table-cell/>
          <table:table-cell table:formula="of:=IF (ABS([.I427]) &gt; 8.5; 1; 0)" office:value-type="float" office:value="1" calcext:value-type="float">
            <text:p>1</text:p>
          </table:table-cell>
          <table:table-cell table:formula="of:=ATAN2([.C427];[.B427])" office:value-type="float" office:value="1.3568592068039" calcext:value-type="float">
            <text:p>1.3568592068</text:p>
          </table:table-cell>
          <table:table-cell office:value-type="float" office:value="2" calcext:value-type="float">
            <text:p>2</text:p>
          </table:table-cell>
          <table:table-cell table:formula="of:=[.S427]*0.1/3" office:value-type="float" office:value="0.0666666666666667" calcext:value-type="float">
            <text:p>0.0666666667</text:p>
          </table:table-cell>
          <table:table-cell table:formula="of:=[.N427]*[.T427]" office:value-type="float" office:value="0.0852666666666667" calcext:value-type="float">
            <text:p>0.0852666667</text:p>
          </table:table-cell>
          <table:table-cell table:formula="of:=[.V426]+[.U426]" office:value-type="float" office:value="1.5056574970983" calcext:value-type="float">
            <text:p>1.505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9" calcext:value-type="float">
            <text:p>28.9</text:p>
          </table:table-cell>
          <table:table-cell office:value-type="float" office:value="3.655" calcext:value-type="float">
            <text:p>3.655</text:p>
          </table:table-cell>
          <table:table-cell office:value-type="float" office:value="-40.12" calcext:value-type="float">
            <text:p>-40.12</text:p>
          </table:table-cell>
          <table:table-cell office:value-type="float" office:value="49.58" calcext:value-type="float">
            <text:p>49.58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69" calcext:value-type="float">
            <text:p>-0.369</text:p>
          </table:table-cell>
          <table:table-cell office:value-type="float" office:value="-10.411" calcext:value-type="float">
            <text:p>-10.411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##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7" calcext:value-type="float">
            <text:p>0.137</text:p>
          </table:table-cell>
          <table:table-cell office:value-type="float" office:value="1.171" calcext:value-type="float">
            <text:p>1.171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IF (ABS([.I428]) &gt; 8.5; 1; 0)" office:value-type="float" office:value="1" calcext:value-type="float">
            <text:p>1</text:p>
          </table:table-cell>
          <table:table-cell table:formula="of:=ATAN2([.C428];[.B428])" office:value-type="float" office:value="1.44499363148608" calcext:value-type="float">
            <text:p>1.4449936315</text:p>
          </table:table-cell>
          <table:table-cell office:value-type="float" office:value="4" calcext:value-type="float">
            <text:p>4</text:p>
          </table:table-cell>
          <table:table-cell table:formula="of:=[.S428]*0.1/3" office:value-type="float" office:value="0.133333333333333" calcext:value-type="float">
            <text:p>0.1333333333</text:p>
          </table:table-cell>
          <table:table-cell table:formula="of:=[.N428]*[.T428]" office:value-type="float" office:value="0.156133333333333" calcext:value-type="float">
            <text:p>0.1561333333</text:p>
          </table:table-cell>
          <table:table-cell table:formula="of:=[.V427]+[.U427]" office:value-type="float" office:value="1.59092416376497" calcext:value-type="float">
            <text:p>1.590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05" calcext:value-type="float">
            <text:p>28.305</text:p>
          </table:table-cell>
          <table:table-cell office:value-type="float" office:value="0.935" calcext:value-type="float">
            <text:p>0.935</text:p>
          </table:table-cell>
          <table:table-cell office:value-type="float" office:value="-40.46" calcext:value-type="float">
            <text:p>-40.46</text:p>
          </table:table-cell>
          <table:table-cell office:value-type="float" office:value="49.387" calcext:value-type="float">
            <text:p>49.387</text:p>
          </table:table-cell>
          <table:table-cell office:value-type="string" calcext:value-type="string">
            <text:p>##</text:p>
          </table:table-cell>
          <table:table-cell office:value-type="float" office:value="0.406" calcext:value-type="float">
            <text:p>0.406</text:p>
          </table:table-cell>
          <table:table-cell office:value-type="float" office:value="-0.555" calcext:value-type="float">
            <text:p>-0.555</text:p>
          </table:table-cell>
          <table:table-cell office:value-type="float" office:value="-9.68" calcext:value-type="float">
            <text:p>-9.68</text:p>
          </table:table-cell>
          <table:table-cell office:value-type="float" office:value="9.705" calcext:value-type="float">
            <text:p>9.705</text:p>
          </table:table-cell>
          <table:table-cell office:value-type="string" calcext:value-type="string">
            <text:p>##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7" calcext:value-type="float">
            <text:p>0.167</text:p>
          </table:table-cell>
          <table:table-cell office:value-type="float" office:value="1.037" calcext:value-type="float">
            <text:p>1.037</text:p>
          </table:table-cell>
          <table:table-cell office:value-type="float" office:value="1.056" calcext:value-type="float">
            <text:p>1.056</text:p>
          </table:table-cell>
          <table:table-cell/>
          <table:table-cell table:formula="of:=IF (ABS([.I429]) &gt; 8.5; 1; 0)" office:value-type="float" office:value="1" calcext:value-type="float">
            <text:p>1</text:p>
          </table:table-cell>
          <table:table-cell table:formula="of:=ATAN2([.C429];[.B429])" office:value-type="float" office:value="1.53777530091065" calcext:value-type="float">
            <text:p>1.5377753009</text:p>
          </table:table-cell>
          <table:table-cell office:value-type="float" office:value="2" calcext:value-type="float">
            <text:p>2</text:p>
          </table:table-cell>
          <table:table-cell table:formula="of:=[.S429]*0.1/3" office:value-type="float" office:value="0.0666666666666667" calcext:value-type="float">
            <text:p>0.0666666667</text:p>
          </table:table-cell>
          <table:table-cell table:formula="of:=[.N429]*[.T429]" office:value-type="float" office:value="0.0691333333333333" calcext:value-type="float">
            <text:p>0.0691333333</text:p>
          </table:table-cell>
          <table:table-cell table:formula="of:=[.V428]+[.U428]" office:value-type="float" office:value="1.7470574970983" calcext:value-type="float">
            <text:p>1.747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05" calcext:value-type="float">
            <text:p>28.05</text:p>
          </table:table-cell>
          <table:table-cell office:value-type="float" office:value="-1.19" calcext:value-type="float">
            <text:p>-1.19</text:p>
          </table:table-cell>
          <table:table-cell office:value-type="float" office:value="-40.885" calcext:value-type="float">
            <text:p>-40.885</text:p>
          </table:table-cell>
          <table:table-cell office:value-type="float" office:value="49.596" calcext:value-type="float">
            <text:p>49.596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962" calcext:value-type="float">
            <text:p>-0.962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34" calcext:value-type="float">
            <text:p>10.034</text:p>
          </table:table-cell>
          <table:table-cell office:value-type="string" calcext:value-type="string">
            <text:p>##</text:p>
          </table:table-cell>
          <table:table-cell office:value-type="float" office:value="0.179" calcext:value-type="float">
            <text:p>0.179</text:p>
          </table:table-cell>
          <table:table-cell office:value-type="float" office:value="0.111" calcext:value-type="float">
            <text:p>0.111</text:p>
          </table:table-cell>
          <table:table-cell office:value-type="float" office:value="1.118" calcext:value-type="float">
            <text:p>1.118</text:p>
          </table:table-cell>
          <table:table-cell office:value-type="float" office:value="1.137" calcext:value-type="float">
            <text:p>1.137</text:p>
          </table:table-cell>
          <table:table-cell/>
          <table:table-cell table:formula="of:=IF (ABS([.I430]) &gt; 8.5; 1; 0)" office:value-type="float" office:value="1" calcext:value-type="float">
            <text:p>1</text:p>
          </table:table-cell>
          <table:table-cell table:formula="of:=ATAN2([.C430];[.B430])" office:value-type="float" office:value="1.61319514472084" calcext:value-type="float">
            <text:p>1.6131951447</text:p>
          </table:table-cell>
          <table:table-cell office:value-type="float" office:value="4" calcext:value-type="float">
            <text:p>4</text:p>
          </table:table-cell>
          <table:table-cell table:formula="of:=[.S430]*0.1/3" office:value-type="float" office:value="0.133333333333333" calcext:value-type="float">
            <text:p>0.1333333333</text:p>
          </table:table-cell>
          <table:table-cell table:formula="of:=[.N430]*[.T430]" office:value-type="float" office:value="0.149066666666667" calcext:value-type="float">
            <text:p>0.1490666667</text:p>
          </table:table-cell>
          <table:table-cell table:formula="of:=[.V429]+[.U429]" office:value-type="float" office:value="1.81619083043163" calcext:value-type="float">
            <text:p>1.816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-3.145" calcext:value-type="float">
            <text:p>-3.145</text:p>
          </table:table-cell>
          <table:table-cell office:value-type="float" office:value="-41.395" calcext:value-type="float">
            <text:p>-41.395</text:p>
          </table:table-cell>
          <table:table-cell office:value-type="float" office:value="49.772" calcext:value-type="float">
            <text:p>49.772</text:p>
          </table:table-cell>
          <table:table-cell office:value-type="string" calcext:value-type="string">
            <text:p>##</text:p>
          </table:table-cell>
          <table:table-cell office:value-type="float" office:value="0.184" calcext:value-type="float">
            <text:p>0.184</text:p>
          </table:table-cell>
          <table:table-cell office:value-type="float" office:value="-0.925" calcext:value-type="float">
            <text:p>-0.925</text:p>
          </table:table-cell>
          <table:table-cell office:value-type="float" office:value="-9.565" calcext:value-type="float">
            <text:p>-9.565</text:p>
          </table:table-cell>
          <table:table-cell office:value-type="float" office:value="9.611" calcext:value-type="float">
            <text:p>9.611</text:p>
          </table:table-cell>
          <table:table-cell office:value-type="string" calcext:value-type="string">
            <text:p>##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6" calcext:value-type="float">
            <text:p>0.086</text:p>
          </table:table-cell>
          <table:table-cell office:value-type="float" office:value="1.057" calcext:value-type="float">
            <text:p>1.057</text:p>
          </table:table-cell>
          <table:table-cell office:value-type="float" office:value="1.072" calcext:value-type="float">
            <text:p>1.072</text:p>
          </table:table-cell>
          <table:table-cell/>
          <table:table-cell table:formula="of:=IF (ABS([.I431]) &gt; 8.5; 1; 0)" office:value-type="float" office:value="1" calcext:value-type="float">
            <text:p>1</text:p>
          </table:table-cell>
          <table:table-cell table:formula="of:=ATAN2([.C431];[.B431])" office:value-type="float" office:value="1.68485027403564" calcext:value-type="float">
            <text:p>1.684850274</text:p>
          </table:table-cell>
          <table:table-cell office:value-type="float" office:value="2" calcext:value-type="float">
            <text:p>2</text:p>
          </table:table-cell>
          <table:table-cell table:formula="of:=[.S431]*0.1/3" office:value-type="float" office:value="0.0666666666666667" calcext:value-type="float">
            <text:p>0.0666666667</text:p>
          </table:table-cell>
          <table:table-cell table:formula="of:=[.N431]*[.T431]" office:value-type="float" office:value="0.0704666666666667" calcext:value-type="float">
            <text:p>0.0704666667</text:p>
          </table:table-cell>
          <table:table-cell table:formula="of:=[.V430]+[.U430]" office:value-type="float" office:value="1.9652574970983" calcext:value-type="float">
            <text:p>1.9652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35" calcext:value-type="float">
            <text:p>26.35</text:p>
          </table:table-cell>
          <table:table-cell office:value-type="float" office:value="-4.42" calcext:value-type="float">
            <text:p>-4.42</text:p>
          </table:table-cell>
          <table:table-cell office:value-type="float" office:value="-42.075" calcext:value-type="float">
            <text:p>-42.075</text:p>
          </table:table-cell>
          <table:table-cell office:value-type="float" office:value="49.841" calcext:value-type="float">
            <text:p>49.841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-1.074" calcext:value-type="float">
            <text:p>-1.074</text:p>
          </table:table-cell>
          <table:table-cell office:value-type="float" office:value="-9.642" calcext:value-type="float">
            <text:p>-9.642</text:p>
          </table:table-cell>
          <table:table-cell office:value-type="float" office:value="9.701" calcext:value-type="float">
            <text:p>9.701</text:p>
          </table:table-cell>
          <table:table-cell office:value-type="string" calcext:value-type="string">
            <text:p>##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3" calcext:value-type="float">
            <text:p>0.073</text:p>
          </table:table-cell>
          <table:table-cell office:value-type="float" office:value="1.049" calcext:value-type="float">
            <text:p>1.049</text:p>
          </table:table-cell>
          <table:table-cell office:value-type="float" office:value="1.055" calcext:value-type="float">
            <text:p>1.055</text:p>
          </table:table-cell>
          <table:table-cell/>
          <table:table-cell table:formula="of:=IF (ABS([.I432]) &gt; 8.5; 1; 0)" office:value-type="float" office:value="1" calcext:value-type="float">
            <text:p>1</text:p>
          </table:table-cell>
          <table:table-cell table:formula="of:=ATAN2([.C432];[.B432])" office:value-type="float" office:value="1.73699102893262" calcext:value-type="float">
            <text:p>1.7369910289</text:p>
          </table:table-cell>
          <table:table-cell office:value-type="float" office:value="4" calcext:value-type="float">
            <text:p>4</text:p>
          </table:table-cell>
          <table:table-cell table:formula="of:=[.S432]*0.1/3" office:value-type="float" office:value="0.133333333333333" calcext:value-type="float">
            <text:p>0.1333333333</text:p>
          </table:table-cell>
          <table:table-cell table:formula="of:=[.N432]*[.T432]" office:value-type="float" office:value="0.139866666666667" calcext:value-type="float">
            <text:p>0.1398666667</text:p>
          </table:table-cell>
          <table:table-cell table:formula="of:=[.V431]+[.U431]" office:value-type="float" office:value="2.03572416376497" calcext:value-type="float">
            <text:p>2.035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16" calcext:value-type="float">
            <text:p>25.16</text:p>
          </table:table-cell>
          <table:table-cell office:value-type="float" office:value="-7.055" calcext:value-type="float">
            <text:p>-7.055</text:p>
          </table:table-cell>
          <table:table-cell office:value-type="float" office:value="-41.65" calcext:value-type="float">
            <text:p>-41.65</text:p>
          </table:table-cell>
          <table:table-cell office:value-type="float" office:value="49.168" calcext:value-type="float">
            <text:p>49.168</text:p>
          </table:table-cell>
          <table:table-cell office:value-type="string" calcext:value-type="string">
            <text:p>##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.222" calcext:value-type="float">
            <text:p>-1.222</text:p>
          </table:table-cell>
          <table:table-cell office:value-type="float" office:value="-9.872" calcext:value-type="float">
            <text:p>-9.872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##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54" calcext:value-type="float">
            <text:p>0.05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8" calcext:value-type="float">
            <text:p>0.958</text:p>
          </table:table-cell>
          <table:table-cell/>
          <table:table-cell table:formula="of:=IF (ABS([.I433]) &gt; 8.5; 1; 0)" office:value-type="float" office:value="1" calcext:value-type="float">
            <text:p>1</text:p>
          </table:table-cell>
          <table:table-cell table:formula="of:=ATAN2([.C433];[.B433])" office:value-type="float" office:value="1.84418092260917" calcext:value-type="float">
            <text:p>1.8441809226</text:p>
          </table:table-cell>
          <table:table-cell office:value-type="float" office:value="2" calcext:value-type="float">
            <text:p>2</text:p>
          </table:table-cell>
          <table:table-cell table:formula="of:=[.S433]*0.1/3" office:value-type="float" office:value="0.0666666666666667" calcext:value-type="float">
            <text:p>0.0666666667</text:p>
          </table:table-cell>
          <table:table-cell table:formula="of:=[.N433]*[.T433]" office:value-type="float" office:value="0.0638" calcext:value-type="float">
            <text:p>0.0638</text:p>
          </table:table-cell>
          <table:table-cell table:formula="of:=[.V432]+[.U432]" office:value-type="float" office:value="2.17559083043163" calcext:value-type="float">
            <text:p>2.175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585" calcext:value-type="float">
            <text:p>25.585</text:p>
          </table:table-cell>
          <table:table-cell office:value-type="float" office:value="-9.01" calcext:value-type="float">
            <text:p>-9.01</text:p>
          </table:table-cell>
          <table:table-cell office:value-type="float" office:value="-40.97" calcext:value-type="float">
            <text:p>-40.97</text:p>
          </table:table-cell>
          <table:table-cell office:value-type="float" office:value="49.136" calcext:value-type="float">
            <text:p>49.136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-1.185" calcext:value-type="float">
            <text:p>-1.185</text:p>
          </table:table-cell>
          <table:table-cell office:value-type="float" office:value="-9.526" calcext:value-type="float">
            <text:p>-9.526</text:p>
          </table:table-cell>
          <table:table-cell office:value-type="float" office:value="9.602" calcext:value-type="float">
            <text:p>9.602</text:p>
          </table:table-cell>
          <table:table-cell office:value-type="string" calcext:value-type="string">
            <text:p>##</text:p>
          </table:table-cell>
          <table:table-cell office:value-type="float" office:value="0.1" calcext:value-type="float">
            <text:p>0.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9" calcext:value-type="float">
            <text:p>0.719</text:p>
          </table:table-cell>
          <table:table-cell/>
          <table:table-cell table:formula="of:=IF (ABS([.I434]) &gt; 8.5; 1; 0)" office:value-type="float" office:value="1" calcext:value-type="float">
            <text:p>1</text:p>
          </table:table-cell>
          <table:table-cell table:formula="of:=ATAN2([.C434];[.B434])" office:value-type="float" office:value="1.90939365194676" calcext:value-type="float">
            <text:p>1.9093936519</text:p>
          </table:table-cell>
          <table:table-cell office:value-type="float" office:value="4" calcext:value-type="float">
            <text:p>4</text:p>
          </table:table-cell>
          <table:table-cell table:formula="of:=[.S434]*0.1/3" office:value-type="float" office:value="0.133333333333333" calcext:value-type="float">
            <text:p>0.1333333333</text:p>
          </table:table-cell>
          <table:table-cell table:formula="of:=[.N434]*[.T434]" office:value-type="float" office:value="0.0948" calcext:value-type="float">
            <text:p>0.0948</text:p>
          </table:table-cell>
          <table:table-cell table:formula="of:=[.V433]+[.U433]" office:value-type="float" office:value="2.23939083043163" calcext:value-type="float">
            <text:p>2.239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99" calcext:value-type="float">
            <text:p>24.99</text:p>
          </table:table-cell>
          <table:table-cell office:value-type="float" office:value="-8.67" calcext:value-type="float">
            <text:p>-8.67</text:p>
          </table:table-cell>
          <table:table-cell office:value-type="float" office:value="-41.395" calcext:value-type="float">
            <text:p>-41.395</text:p>
          </table:table-cell>
          <table:table-cell office:value-type="float" office:value="49.124" calcext:value-type="float">
            <text:p>49.124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1.407" calcext:value-type="float">
            <text:p>-1.407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823" calcext:value-type="float">
            <text:p>9.823</text:p>
          </table:table-cell>
          <table:table-cell office:value-type="string" calcext:value-type="string">
            <text:p>##</text:p>
          </table:table-cell>
          <table:table-cell office:value-type="float" office:value="0.088" calcext:value-type="float">
            <text:p>0.088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IF (ABS([.I435]) &gt; 8.5; 1; 0)" office:value-type="float" office:value="1" calcext:value-type="float">
            <text:p>1</text:p>
          </table:table-cell>
          <table:table-cell table:formula="of:=ATAN2([.C435];[.B435])" office:value-type="float" office:value="1.90474139863979" calcext:value-type="float">
            <text:p>1.9047413986</text:p>
          </table:table-cell>
          <table:table-cell office:value-type="float" office:value="2" calcext:value-type="float">
            <text:p>2</text:p>
          </table:table-cell>
          <table:table-cell table:formula="of:=[.S435]*0.1/3" office:value-type="float" office:value="0.0666666666666667" calcext:value-type="float">
            <text:p>0.0666666667</text:p>
          </table:table-cell>
          <table:table-cell table:formula="of:=[.N435]*[.T435]" office:value-type="float" office:value="0.000333333333333333" calcext:value-type="float">
            <text:p>0.0003333333</text:p>
          </table:table-cell>
          <table:table-cell table:formula="of:=[.V434]+[.U434]" office:value-type="float" office:value="2.33419083043163" calcext:value-type="float">
            <text:p>2.3341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455" calcext:value-type="float">
            <text:p>27.455</text:p>
          </table:table-cell>
          <table:table-cell office:value-type="float" office:value="-7.735" calcext:value-type="float">
            <text:p>-7.735</text:p>
          </table:table-cell>
          <table:table-cell office:value-type="float" office:value="-40.885" calcext:value-type="float">
            <text:p>-40.885</text:p>
          </table:table-cell>
          <table:table-cell office:value-type="float" office:value="49.852" calcext:value-type="float">
            <text:p>49.852</text:p>
          </table:table-cell>
          <table:table-cell office:value-type="string" calcext:value-type="string">
            <text:p>##</text:p>
          </table:table-cell>
          <table:table-cell office:value-type="float" office:value="-0.706" calcext:value-type="float">
            <text:p>-0.706</text:p>
          </table:table-cell>
          <table:table-cell office:value-type="float" office:value="-1.37" calcext:value-type="float">
            <text:p>-1.37</text:p>
          </table:table-cell>
          <table:table-cell office:value-type="float" office:value="-9.68" calcext:value-type="float">
            <text:p>-9.68</text:p>
          </table:table-cell>
          <table:table-cell office:value-type="float" office:value="9.802" calcext:value-type="float">
            <text:p>9.802</text:p>
          </table:table-cell>
          <table:table-cell office:value-type="string" calcext:value-type="string">
            <text:p>##</text:p>
          </table:table-cell>
          <table:table-cell office:value-type="float" office:value="0.019" calcext:value-type="float">
            <text:p>0.019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395" calcext:value-type="float">
            <text:p>-0.395</text:p>
          </table:table-cell>
          <table:table-cell office:value-type="float" office:value="0.574" calcext:value-type="float">
            <text:p>0.574</text:p>
          </table:table-cell>
          <table:table-cell/>
          <table:table-cell table:formula="of:=IF (ABS([.I436]) &gt; 8.5; 1; 0)" office:value-type="float" office:value="1" calcext:value-type="float">
            <text:p>1</text:p>
          </table:table-cell>
          <table:table-cell table:formula="of:=ATAN2([.C436];[.B436])" office:value-type="float" office:value="1.84541200737804" calcext:value-type="float">
            <text:p>1.8454120074</text:p>
          </table:table-cell>
          <table:table-cell office:value-type="float" office:value="4" calcext:value-type="float">
            <text:p>4</text:p>
          </table:table-cell>
          <table:table-cell table:formula="of:=[.S436]*0.1/3" office:value-type="float" office:value="0.133333333333333" calcext:value-type="float">
            <text:p>0.1333333333</text:p>
          </table:table-cell>
          <table:table-cell table:formula="of:=[.N436]*[.T436]" office:value-type="float" office:value="-0.0526666666666667" calcext:value-type="float">
            <text:p>-0.0526666667</text:p>
          </table:table-cell>
          <table:table-cell table:formula="of:=[.V435]+[.U435]" office:value-type="float" office:value="2.33452416376497" calcext:value-type="float">
            <text:p>2.334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9.155" calcext:value-type="float">
            <text:p>29.155</text:p>
          </table:table-cell>
          <table:table-cell office:value-type="float" office:value="-5.525" calcext:value-type="float">
            <text:p>-5.525</text:p>
          </table:table-cell>
          <table:table-cell office:value-type="float" office:value="-39.61" calcext:value-type="float">
            <text:p>-39.61</text:p>
          </table:table-cell>
          <table:table-cell office:value-type="float" office:value="49.492" calcext:value-type="float">
            <text:p>49.492</text:p>
          </table:table-cell>
          <table:table-cell office:value-type="string" calcext:value-type="string">
            <text:p>##</text:p>
          </table:table-cell>
          <table:table-cell office:value-type="float" office:value="-1.262" calcext:value-type="float">
            <text:p>-1.262</text:p>
          </table:table-cell>
          <table:table-cell office:value-type="float" office:value="-1.222" calcext:value-type="float">
            <text:p>-1.222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876" calcext:value-type="float">
            <text:p>9.876</text:p>
          </table:table-cell>
          <table:table-cell office:value-type="string" calcext:value-type="string">
            <text:p>##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356" calcext:value-type="float">
            <text:p>-0.356</text:p>
          </table:table-cell>
          <table:table-cell office:value-type="float" office:value="-1.003" calcext:value-type="float">
            <text:p>-1.003</text:p>
          </table:table-cell>
          <table:table-cell office:value-type="float" office:value="1.084" calcext:value-type="float">
            <text:p>1.084</text:p>
          </table:table-cell>
          <table:table-cell/>
          <table:table-cell table:formula="of:=IF (ABS([.I437]) &gt; 8.5; 1; 0)" office:value-type="float" office:value="1" calcext:value-type="float">
            <text:p>1</text:p>
          </table:table-cell>
          <table:table-cell table:formula="of:=ATAN2([.C437];[.B437])" office:value-type="float" office:value="1.75807987176908" calcext:value-type="float">
            <text:p>1.7580798718</text:p>
          </table:table-cell>
          <table:table-cell office:value-type="float" office:value="2" calcext:value-type="float">
            <text:p>2</text:p>
          </table:table-cell>
          <table:table-cell table:formula="of:=[.S437]*0.1/3" office:value-type="float" office:value="0.0666666666666667" calcext:value-type="float">
            <text:p>0.0666666667</text:p>
          </table:table-cell>
          <table:table-cell table:formula="of:=[.N437]*[.T437]" office:value-type="float" office:value="-0.0668666666666667" calcext:value-type="float">
            <text:p>-0.0668666667</text:p>
          </table:table-cell>
          <table:table-cell table:formula="of:=[.V436]+[.U436]" office:value-type="float" office:value="2.2818574970983" calcext:value-type="float">
            <text:p>2.281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28" calcext:value-type="float">
            <text:p>31.28</text:p>
          </table:table-cell>
          <table:table-cell office:value-type="float" office:value="-2.72" calcext:value-type="float">
            <text:p>-2.72</text:p>
          </table:table-cell>
          <table:table-cell office:value-type="float" office:value="-38.335" calcext:value-type="float">
            <text:p>-38.335</text:p>
          </table:table-cell>
          <table:table-cell office:value-type="float" office:value="49.552" calcext:value-type="float">
            <text:p>49.552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888" calcext:value-type="float">
            <text:p>-0.888</text:p>
          </table:table-cell>
          <table:table-cell office:value-type="float" office:value="-10.103" calcext:value-type="float">
            <text:p>-10.103</text:p>
          </table:table-cell>
          <table:table-cell office:value-type="float" office:value="10.162" calcext:value-type="float">
            <text:p>10.162</text:p>
          </table:table-cell>
          <table:table-cell office:value-type="string" calcext:value-type="string">
            <text:p>##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434" calcext:value-type="float">
            <text:p>-0.434</text:p>
          </table:table-cell>
          <table:table-cell office:value-type="float" office:value="-1.583" calcext:value-type="float">
            <text:p>-1.583</text:p>
          </table:table-cell>
          <table:table-cell office:value-type="float" office:value="1.696" calcext:value-type="float">
            <text:p>1.696</text:p>
          </table:table-cell>
          <table:table-cell/>
          <table:table-cell table:formula="of:=IF (ABS([.I438]) &gt; 8.5; 1; 0)" office:value-type="float" office:value="1" calcext:value-type="float">
            <text:p>1</text:p>
          </table:table-cell>
          <table:table-cell table:formula="of:=ATAN2([.C438];[.B438])" office:value-type="float" office:value="1.65753466547088" calcext:value-type="float">
            <text:p>1.6575346655</text:p>
          </table:table-cell>
          <table:table-cell office:value-type="float" office:value="4" calcext:value-type="float">
            <text:p>4</text:p>
          </table:table-cell>
          <table:table-cell table:formula="of:=[.S438]*0.1/3" office:value-type="float" office:value="0.133333333333333" calcext:value-type="float">
            <text:p>0.1333333333</text:p>
          </table:table-cell>
          <table:table-cell table:formula="of:=[.N438]*[.T438]" office:value-type="float" office:value="-0.211066666666667" calcext:value-type="float">
            <text:p>-0.2110666667</text:p>
          </table:table-cell>
          <table:table-cell table:formula="of:=[.V437]+[.U437]" office:value-type="float" office:value="2.21499083043163" calcext:value-type="float">
            <text:p>2.214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2.81" calcext:value-type="float">
            <text:p>32.81</text:p>
          </table:table-cell>
          <table:table-cell office:value-type="float" office:value="0.595" calcext:value-type="float">
            <text:p>0.595</text:p>
          </table:table-cell>
          <table:table-cell office:value-type="float" office:value="-37.995" calcext:value-type="float">
            <text:p>-37.995</text:p>
          </table:table-cell>
          <table:table-cell office:value-type="float" office:value="50.204" calcext:value-type="float">
            <text:p>50.204</text:p>
          </table:table-cell>
          <table:table-cell office:value-type="string" calcext:value-type="string">
            <text:p>##</text:p>
          </table:table-cell>
          <table:table-cell office:value-type="float" office:value="-0.855" calcext:value-type="float">
            <text:p>-0.855</text:p>
          </table:table-cell>
          <table:table-cell office:value-type="float" office:value="-0.592" calcext:value-type="float">
            <text:p>-0.592</text:p>
          </table:table-cell>
          <table:table-cell office:value-type="float" office:value="-10.065" calcext:value-type="float">
            <text:p>-10.065</text:p>
          </table:table-cell>
          <table:table-cell office:value-type="float" office:value="10.118" calcext:value-type="float">
            <text:p>10.118</text:p>
          </table:table-cell>
          <table:table-cell office:value-type="string" calcext:value-type="string">
            <text:p>##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.576" calcext:value-type="float">
            <text:p>-1.576</text:p>
          </table:table-cell>
          <table:table-cell office:value-type="float" office:value="1.652" calcext:value-type="float">
            <text:p>1.652</text:p>
          </table:table-cell>
          <table:table-cell/>
          <table:table-cell table:formula="of:=IF (ABS([.I439]) &gt; 8.5; 1; 0)" office:value-type="float" office:value="1" calcext:value-type="float">
            <text:p>1</text:p>
          </table:table-cell>
          <table:table-cell table:formula="of:=ATAN2([.C439];[.B439])" office:value-type="float" office:value="1.55266359935196" calcext:value-type="float">
            <text:p>1.5526635994</text:p>
          </table:table-cell>
          <table:table-cell office:value-type="float" office:value="2" calcext:value-type="float">
            <text:p>2</text:p>
          </table:table-cell>
          <table:table-cell table:formula="of:=[.S439]*0.1/3" office:value-type="float" office:value="0.0666666666666667" calcext:value-type="float">
            <text:p>0.0666666667</text:p>
          </table:table-cell>
          <table:table-cell table:formula="of:=[.N439]*[.T439]" office:value-type="float" office:value="-0.105066666666667" calcext:value-type="float">
            <text:p>-0.1050666667</text:p>
          </table:table-cell>
          <table:table-cell table:formula="of:=[.V438]+[.U438]" office:value-type="float" office:value="2.00392416376497" calcext:value-type="float">
            <text:p>2.003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2.47" calcext:value-type="float">
            <text:p>32.47</text:p>
          </table:table-cell>
          <table:table-cell office:value-type="float" office:value="4.25" calcext:value-type="float">
            <text:p>4.25</text:p>
          </table:table-cell>
          <table:table-cell office:value-type="float" office:value="-37.995" calcext:value-type="float">
            <text:p>-37.995</text:p>
          </table:table-cell>
          <table:table-cell office:value-type="float" office:value="50.16" calcext:value-type="float">
            <text:p>50.16</text:p>
          </table:table-cell>
          <table:table-cell office:value-type="string" calcext:value-type="string">
            <text:p>##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369" calcext:value-type="float">
            <text:p>-0.369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499" calcext:value-type="float">
            <text:p>9.499</text:p>
          </table:table-cell>
          <table:table-cell office:value-type="string" calcext:value-type="string">
            <text:p>##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1.421" calcext:value-type="float">
            <text:p>-1.421</text:p>
          </table:table-cell>
          <table:table-cell office:value-type="float" office:value="1.474" calcext:value-type="float">
            <text:p>1.474</text:p>
          </table:table-cell>
          <table:table-cell/>
          <table:table-cell table:formula="of:=IF (ABS([.I440]) &gt; 8.5; 1; 0)" office:value-type="float" office:value="1" calcext:value-type="float">
            <text:p>1</text:p>
          </table:table-cell>
          <table:table-cell table:formula="of:=ATAN2([.C440];[.B440])" office:value-type="float" office:value="1.44064616209502" calcext:value-type="float">
            <text:p>1.4406461621</text:p>
          </table:table-cell>
          <table:table-cell office:value-type="float" office:value="4" calcext:value-type="float">
            <text:p>4</text:p>
          </table:table-cell>
          <table:table-cell table:formula="of:=[.S440]*0.1/3" office:value-type="float" office:value="0.133333333333333" calcext:value-type="float">
            <text:p>0.1333333333</text:p>
          </table:table-cell>
          <table:table-cell table:formula="of:=[.N440]*[.T440]" office:value-type="float" office:value="-0.189466666666667" calcext:value-type="float">
            <text:p>-0.1894666667</text:p>
          </table:table-cell>
          <table:table-cell table:formula="of:=[.V439]+[.U439]" office:value-type="float" office:value="1.8988574970983" calcext:value-type="float">
            <text:p>1.898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535" calcext:value-type="float">
            <text:p>31.535</text:p>
          </table:table-cell>
          <table:table-cell office:value-type="float" office:value="5.695" calcext:value-type="float">
            <text:p>5.695</text:p>
          </table:table-cell>
          <table:table-cell office:value-type="float" office:value="-37.74" calcext:value-type="float">
            <text:p>-37.74</text:p>
          </table:table-cell>
          <table:table-cell office:value-type="float" office:value="49.51" calcext:value-type="float">
            <text:p>49.51</text:p>
          </table:table-cell>
          <table:table-cell office:value-type="string" calcext:value-type="string">
            <text:p>##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147" calcext:value-type="float">
            <text:p>-0.147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625" calcext:value-type="float">
            <text:p>9.625</text:p>
          </table:table-cell>
          <table:table-cell office:value-type="string" calcext:value-type="string">
            <text:p>##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77" calcext:value-type="float">
            <text:p>0.077</text:p>
          </table:table-cell>
          <table:table-cell office:value-type="float" office:value="-1.297" calcext:value-type="float">
            <text:p>-1.297</text:p>
          </table:table-cell>
          <table:table-cell office:value-type="float" office:value="1.342" calcext:value-type="float">
            <text:p>1.342</text:p>
          </table:table-cell>
          <table:table-cell/>
          <table:table-cell table:formula="of:=IF (ABS([.I441]) &gt; 8.5; 1; 0)" office:value-type="float" office:value="1" calcext:value-type="float">
            <text:p>1</text:p>
          </table:table-cell>
          <table:table-cell table:formula="of:=ATAN2([.C441];[.B441])" office:value-type="float" office:value="1.39212906606641" calcext:value-type="float">
            <text:p>1.3921290661</text:p>
          </table:table-cell>
          <table:table-cell office:value-type="float" office:value="2" calcext:value-type="float">
            <text:p>2</text:p>
          </table:table-cell>
          <table:table-cell table:formula="of:=[.S441]*0.1/3" office:value-type="float" office:value="0.0666666666666667" calcext:value-type="float">
            <text:p>0.0666666667</text:p>
          </table:table-cell>
          <table:table-cell table:formula="of:=[.N441]*[.T441]" office:value-type="float" office:value="-0.0864666666666667" calcext:value-type="float">
            <text:p>-0.0864666667</text:p>
          </table:table-cell>
          <table:table-cell table:formula="of:=[.V440]+[.U440]" office:value-type="float" office:value="1.70939083043163" calcext:value-type="float">
            <text:p>1.709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025" calcext:value-type="float">
            <text:p>31.025</text:p>
          </table:table-cell>
          <table:table-cell office:value-type="float" office:value="8.415" calcext:value-type="float">
            <text:p>8.415</text:p>
          </table:table-cell>
          <table:table-cell office:value-type="float" office:value="-38.165" calcext:value-type="float">
            <text:p>-38.165</text:p>
          </table:table-cell>
          <table:table-cell office:value-type="float" office:value="49.899" calcext:value-type="float">
            <text:p>49.899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224" calcext:value-type="float">
            <text:p>0.224</text:p>
          </table:table-cell>
          <table:table-cell office:value-type="float" office:value="-9.949" calcext:value-type="float">
            <text:p>-9.949</text:p>
          </table:table-cell>
          <table:table-cell office:value-type="float" office:value="9.967" calcext:value-type="float">
            <text:p>9.967</text:p>
          </table:table-cell>
          <table:table-cell office:value-type="string" calcext:value-type="string">
            <text:p>##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048" calcext:value-type="float">
            <text:p>0.048</text:p>
          </table:table-cell>
          <table:table-cell office:value-type="float" office:value="-1.22" calcext:value-type="float">
            <text:p>-1.22</text:p>
          </table:table-cell>
          <table:table-cell office:value-type="float" office:value="1.274" calcext:value-type="float">
            <text:p>1.274</text:p>
          </table:table-cell>
          <table:table-cell/>
          <table:table-cell table:formula="of:=IF (ABS([.I442]) &gt; 8.5; 1; 0)" office:value-type="float" office:value="1" calcext:value-type="float">
            <text:p>1</text:p>
          </table:table-cell>
          <table:table-cell table:formula="of:=ATAN2([.C442];[.B442])" office:value-type="float" office:value="1.30593574242311" calcext:value-type="float">
            <text:p>1.3059357424</text:p>
          </table:table-cell>
          <table:table-cell office:value-type="float" office:value="4" calcext:value-type="float">
            <text:p>4</text:p>
          </table:table-cell>
          <table:table-cell table:formula="of:=[.S442]*0.1/3" office:value-type="float" office:value="0.133333333333333" calcext:value-type="float">
            <text:p>0.1333333333</text:p>
          </table:table-cell>
          <table:table-cell table:formula="of:=[.N442]*[.T442]" office:value-type="float" office:value="-0.162666666666667" calcext:value-type="float">
            <text:p>-0.1626666667</text:p>
          </table:table-cell>
          <table:table-cell table:formula="of:=[.V441]+[.U441]" office:value-type="float" office:value="1.62292416376497" calcext:value-type="float">
            <text:p>1.622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815" calcext:value-type="float">
            <text:p>28.815</text:p>
          </table:table-cell>
          <table:table-cell office:value-type="float" office:value="10.54" calcext:value-type="float">
            <text:p>10.54</text:p>
          </table:table-cell>
          <table:table-cell office:value-type="float" office:value="-38.335" calcext:value-type="float">
            <text:p>-38.335</text:p>
          </table:table-cell>
          <table:table-cell office:value-type="float" office:value="49.102" calcext:value-type="float">
            <text:p>49.102</text:p>
          </table:table-cell>
          <table:table-cell office:value-type="string" calcext:value-type="string">
            <text:p>##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61" calcext:value-type="float">
            <text:p>0.261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771" calcext:value-type="float">
            <text:p>9.771</text:p>
          </table:table-cell>
          <table:table-cell office:value-type="string" calcext:value-type="string">
            <text:p>##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04" calcext:value-type="float">
            <text:p>0.04</text:p>
          </table:table-cell>
          <table:table-cell office:value-type="float" office:value="-1.151" calcext:value-type="float">
            <text:p>-1.151</text:p>
          </table:table-cell>
          <table:table-cell office:value-type="float" office:value="1.187" calcext:value-type="float">
            <text:p>1.187</text:p>
          </table:table-cell>
          <table:table-cell/>
          <table:table-cell table:formula="of:=IF (ABS([.I443]) &gt; 8.5; 1; 0)" office:value-type="float" office:value="1" calcext:value-type="float">
            <text:p>1</text:p>
          </table:table-cell>
          <table:table-cell table:formula="of:=ATAN2([.C443];[.B443])" office:value-type="float" office:value="1.22013183434964" calcext:value-type="float">
            <text:p>1.2201318343</text:p>
          </table:table-cell>
          <table:table-cell office:value-type="float" office:value="2" calcext:value-type="float">
            <text:p>2</text:p>
          </table:table-cell>
          <table:table-cell table:formula="of:=[.S443]*0.1/3" office:value-type="float" office:value="0.0666666666666667" calcext:value-type="float">
            <text:p>0.0666666667</text:p>
          </table:table-cell>
          <table:table-cell table:formula="of:=[.N443]*[.T443]" office:value-type="float" office:value="-0.0767333333333333" calcext:value-type="float">
            <text:p>-0.0767333333</text:p>
          </table:table-cell>
          <table:table-cell table:formula="of:=[.V442]+[.U442]" office:value-type="float" office:value="1.4602574970983" calcext:value-type="float">
            <text:p>1.4602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625" calcext:value-type="float">
            <text:p>27.625</text:p>
          </table:table-cell>
          <table:table-cell office:value-type="float" office:value="12.24" calcext:value-type="float">
            <text:p>12.24</text:p>
          </table:table-cell>
          <table:table-cell office:value-type="float" office:value="-39.27" calcext:value-type="float">
            <text:p>-39.27</text:p>
          </table:table-cell>
          <table:table-cell office:value-type="float" office:value="49.549" calcext:value-type="float">
            <text:p>49.549</text:p>
          </table:table-cell>
          <table:table-cell office:value-type="string" calcext:value-type="string">
            <text:p>##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447" calcext:value-type="float">
            <text:p>0.447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10.365" calcext:value-type="float">
            <text:p>10.365</text:p>
          </table:table-cell>
          <table:table-cell office:value-type="string" calcext:value-type="string">
            <text:p>##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08" calcext:value-type="float">
            <text:p>0.108</text:p>
          </table:table-cell>
          <table:table-cell office:value-type="float" office:value="-1.134" calcext:value-type="float">
            <text:p>-1.134</text:p>
          </table:table-cell>
          <table:table-cell office:value-type="float" office:value="1.174" calcext:value-type="float">
            <text:p>1.174</text:p>
          </table:table-cell>
          <table:table-cell/>
          <table:table-cell table:formula="of:=IF (ABS([.I444]) &gt; 8.5; 1; 0)" office:value-type="float" office:value="1" calcext:value-type="float">
            <text:p>1</text:p>
          </table:table-cell>
          <table:table-cell table:formula="of:=ATAN2([.C444];[.B444])" office:value-type="float" office:value="1.15371452742404" calcext:value-type="float">
            <text:p>1.1537145274</text:p>
          </table:table-cell>
          <table:table-cell office:value-type="float" office:value="4" calcext:value-type="float">
            <text:p>4</text:p>
          </table:table-cell>
          <table:table-cell table:formula="of:=[.S444]*0.1/3" office:value-type="float" office:value="0.133333333333333" calcext:value-type="float">
            <text:p>0.1333333333</text:p>
          </table:table-cell>
          <table:table-cell table:formula="of:=[.N444]*[.T444]" office:value-type="float" office:value="-0.1512" calcext:value-type="float">
            <text:p>-0.1512</text:p>
          </table:table-cell>
          <table:table-cell table:formula="of:=[.V443]+[.U443]" office:value-type="float" office:value="1.38352416376497" calcext:value-type="float">
            <text:p>1.383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82" calcext:value-type="float">
            <text:p>24.82</text:p>
          </table:table-cell>
          <table:table-cell office:value-type="float" office:value="13.26" calcext:value-type="float">
            <text:p>13.26</text:p>
          </table:table-cell>
          <table:table-cell office:value-type="float" office:value="-40.205" calcext:value-type="float">
            <text:p>-40.205</text:p>
          </table:table-cell>
          <table:table-cell office:value-type="float" office:value="49.074" calcext:value-type="float">
            <text:p>49.074</text:p>
          </table:table-cell>
          <table:table-cell office:value-type="string" calcext:value-type="string">
            <text:p>##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78" calcext:value-type="float">
            <text:p>0.78</text:p>
          </table:table-cell>
          <table:table-cell office:value-type="float" office:value="-9.988" calcext:value-type="float">
            <text:p>-9.988</text:p>
          </table:table-cell>
          <table:table-cell office:value-type="float" office:value="10.032" calcext:value-type="float">
            <text:p>10.032</text:p>
          </table:table-cell>
          <table:table-cell office:value-type="string" calcext:value-type="string">
            <text:p>##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236" calcext:value-type="float">
            <text:p>0.236</text:p>
          </table:table-cell>
          <table:table-cell office:value-type="float" office:value="-1.214" calcext:value-type="float">
            <text:p>-1.214</text:p>
          </table:table-cell>
          <table:table-cell office:value-type="float" office:value="1.271" calcext:value-type="float">
            <text:p>1.271</text:p>
          </table:table-cell>
          <table:table-cell/>
          <table:table-cell table:formula="of:=IF (ABS([.I445]) &gt; 8.5; 1; 0)" office:value-type="float" office:value="1" calcext:value-type="float">
            <text:p>1</text:p>
          </table:table-cell>
          <table:table-cell table:formula="of:=ATAN2([.C445];[.B445])" office:value-type="float" office:value="1.08012826860683" calcext:value-type="float">
            <text:p>1.0801282686</text:p>
          </table:table-cell>
          <table:table-cell office:value-type="float" office:value="2" calcext:value-type="float">
            <text:p>2</text:p>
          </table:table-cell>
          <table:table-cell table:formula="of:=[.S445]*0.1/3" office:value-type="float" office:value="0.0666666666666667" calcext:value-type="float">
            <text:p>0.0666666667</text:p>
          </table:table-cell>
          <table:table-cell table:formula="of:=[.N445]*[.T445]" office:value-type="float" office:value="-0.0809333333333333" calcext:value-type="float">
            <text:p>-0.0809333333</text:p>
          </table:table-cell>
          <table:table-cell table:formula="of:=[.V444]+[.U444]" office:value-type="float" office:value="1.23232416376497" calcext:value-type="float">
            <text:p>1.232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1.675" calcext:value-type="float">
            <text:p>21.675</text:p>
          </table:table-cell>
          <table:table-cell office:value-type="float" office:value="14.96" calcext:value-type="float">
            <text:p>14.96</text:p>
          </table:table-cell>
          <table:table-cell office:value-type="float" office:value="-41.395" calcext:value-type="float">
            <text:p>-41.395</text:p>
          </table:table-cell>
          <table:table-cell office:value-type="float" office:value="49.063" calcext:value-type="float">
            <text:p>49.063</text:p>
          </table:table-cell>
          <table:table-cell office:value-type="string" calcext:value-type="string">
            <text:p>##</text:p>
          </table:table-cell>
          <table:table-cell office:value-type="float" office:value="0.221" calcext:value-type="float">
            <text:p>0.221</text:p>
          </table:table-cell>
          <table:table-cell office:value-type="float" office:value="1.374" calcext:value-type="float">
            <text:p>1.374</text:p>
          </table:table-cell>
          <table:table-cell office:value-type="float" office:value="-10.065" calcext:value-type="float">
            <text:p>-10.065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##</text:p>
          </table:table-cell>
          <table:table-cell office:value-type="float" office:value="-0.446" calcext:value-type="float">
            <text:p>-0.446</text:p>
          </table:table-cell>
          <table:table-cell office:value-type="float" office:value="0.499" calcext:value-type="float">
            <text:p>0.499</text:p>
          </table:table-cell>
          <table:table-cell office:value-type="float" office:value="-1.342" calcext:value-type="float">
            <text:p>-1.342</text:p>
          </table:table-cell>
          <table:table-cell office:value-type="float" office:value="1.499" calcext:value-type="float">
            <text:p>1.499</text:p>
          </table:table-cell>
          <table:table-cell/>
          <table:table-cell table:formula="of:=IF (ABS([.I446]) &gt; 8.5; 1; 0)" office:value-type="float" office:value="1" calcext:value-type="float">
            <text:p>1</text:p>
          </table:table-cell>
          <table:table-cell table:formula="of:=ATAN2([.C446];[.B446])" office:value-type="float" office:value="0.966680525250787" calcext:value-type="float">
            <text:p>0.9666805253</text:p>
          </table:table-cell>
          <table:table-cell office:value-type="float" office:value="4" calcext:value-type="float">
            <text:p>4</text:p>
          </table:table-cell>
          <table:table-cell table:formula="of:=[.S446]*0.1/3" office:value-type="float" office:value="0.133333333333333" calcext:value-type="float">
            <text:p>0.1333333333</text:p>
          </table:table-cell>
          <table:table-cell table:formula="of:=[.N446]*[.T446]" office:value-type="float" office:value="-0.178933333333333" calcext:value-type="float">
            <text:p>-0.1789333333</text:p>
          </table:table-cell>
          <table:table-cell table:formula="of:=[.V445]+[.U445]" office:value-type="float" office:value="1.15139083043163" calcext:value-type="float">
            <text:p>1.151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485" calcext:value-type="float">
            <text:p>20.485</text:p>
          </table:table-cell>
          <table:table-cell office:value-type="float" office:value="14.45" calcext:value-type="float">
            <text:p>14.45</text:p>
          </table:table-cell>
          <table:table-cell office:value-type="float" office:value="-41.48" calcext:value-type="float">
            <text:p>-41.48</text:p>
          </table:table-cell>
          <table:table-cell office:value-type="float" office:value="48.467" calcext:value-type="float">
            <text:p>48.467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67" calcext:value-type="float">
            <text:p>1.67</text:p>
          </table:table-cell>
          <table:table-cell office:value-type="float" office:value="-10.142" calcext:value-type="float">
            <text:p>-10.142</text:p>
          </table:table-cell>
          <table:table-cell office:value-type="float" office:value="10.279" calcext:value-type="float">
            <text:p>10.279</text:p>
          </table:table-cell>
          <table:table-cell office:value-type="string" calcext:value-type="string">
            <text:p>##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252" calcext:value-type="float">
            <text:p>-0.252</text:p>
          </table:table-cell>
          <table:table-cell office:value-type="float" office:value="-1.086" calcext:value-type="float">
            <text:p>-1.086</text:p>
          </table:table-cell>
          <table:table-cell office:value-type="float" office:value="1.283" calcext:value-type="float">
            <text:p>1.283</text:p>
          </table:table-cell>
          <table:table-cell/>
          <table:table-cell table:formula="of:=IF (ABS([.I447]) &gt; 8.5; 1; 0)" office:value-type="float" office:value="1" calcext:value-type="float">
            <text:p>1</text:p>
          </table:table-cell>
          <table:table-cell table:formula="of:=ATAN2([.C447];[.B447])" office:value-type="float" office:value="0.956459266990899" calcext:value-type="float">
            <text:p>0.956459267</text:p>
          </table:table-cell>
          <table:table-cell office:value-type="float" office:value="2" calcext:value-type="float">
            <text:p>2</text:p>
          </table:table-cell>
          <table:table-cell table:formula="of:=[.S447]*0.1/3" office:value-type="float" office:value="0.0666666666666667" calcext:value-type="float">
            <text:p>0.0666666667</text:p>
          </table:table-cell>
          <table:table-cell table:formula="of:=[.N447]*[.T447]" office:value-type="float" office:value="-0.0724" calcext:value-type="float">
            <text:p>-0.0724</text:p>
          </table:table-cell>
          <table:table-cell table:formula="of:=[.V446]+[.U446]" office:value-type="float" office:value="0.972457497098299" calcext:value-type="float">
            <text:p>0.972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57" calcext:value-type="float">
            <text:p>20.57</text:p>
          </table:table-cell>
          <table:table-cell office:value-type="float" office:value="12.41" calcext:value-type="float">
            <text:p>12.41</text:p>
          </table:table-cell>
          <table:table-cell office:value-type="float" office:value="-41.735" calcext:value-type="float">
            <text:p>-41.735</text:p>
          </table:table-cell>
          <table:table-cell office:value-type="float" office:value="48.155" calcext:value-type="float">
            <text:p>48.155</text:p>
          </table:table-cell>
          <table:table-cell office:value-type="string" calcext:value-type="string">
            <text:p>##</text:p>
          </table:table-cell>
          <table:table-cell office:value-type="float" office:value="-1.077" calcext:value-type="float">
            <text:p>-1.077</text:p>
          </table:table-cell>
          <table:table-cell office:value-type="float" office:value="2.449" calcext:value-type="float">
            <text:p>2.449</text:p>
          </table:table-cell>
          <table:table-cell office:value-type="float" office:value="-8.373" calcext:value-type="float">
            <text:p>-8.373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##</text:p>
          </table:table-cell>
          <table:table-cell office:value-type="float" office:value="-0.785" calcext:value-type="float">
            <text:p>-0.785</text:p>
          </table:table-cell>
          <table:table-cell office:value-type="float" office:value="-0.38" calcext:value-type="float">
            <text:p>-0.38</text:p>
          </table:table-cell>
          <table:table-cell office:value-type="float" office:value="-0.982" calcext:value-type="float">
            <text:p>-0.982</text:p>
          </table:table-cell>
          <table:table-cell office:value-type="float" office:value="1.313" calcext:value-type="float">
            <text:p>1.313</text:p>
          </table:table-cell>
          <table:table-cell/>
          <table:table-cell table:formula="of:=IF (ABS([.I448]) &gt; 8.5; 1; 0)" office:value-type="float" office:value="0" calcext:value-type="float">
            <text:p>0</text:p>
          </table:table-cell>
          <table:table-cell table:formula="of:=ATAN2([.C448];[.B448])" office:value-type="float" office:value="1.02794964682464" calcext:value-type="float">
            <text:p>1.0279496468</text:p>
          </table:table-cell>
          <table:table-cell office:value-type="float" office:value="4" calcext:value-type="float">
            <text:p>4</text:p>
          </table:table-cell>
          <table:table-cell table:formula="of:=[.S448]*0.1/3" office:value-type="float" office:value="0.133333333333333" calcext:value-type="float">
            <text:p>0.1333333333</text:p>
          </table:table-cell>
          <table:table-cell table:formula="of:=[.N448]*[.T448]" office:value-type="float" office:value="-0.130933333333333" calcext:value-type="float">
            <text:p>-0.1309333333</text:p>
          </table:table-cell>
          <table:table-cell table:formula="of:=[.V447]+[.U447]" office:value-type="float" office:value="0.900057497098299" calcext:value-type="float">
            <text:p>0.900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5.81" calcext:value-type="float">
            <text:p>15.81</text:p>
          </table:table-cell>
          <table:table-cell office:value-type="float" office:value="12.155" calcext:value-type="float">
            <text:p>12.155</text:p>
          </table:table-cell>
          <table:table-cell office:value-type="float" office:value="-43.86" calcext:value-type="float">
            <text:p>-43.86</text:p>
          </table:table-cell>
          <table:table-cell office:value-type="float" office:value="48.181" calcext:value-type="float">
            <text:p>48.181</text:p>
          </table:table-cell>
          <table:table-cell office:value-type="string" calcext:value-type="string">
            <text:p>##</text:p>
          </table:table-cell>
          <table:table-cell office:value-type="float" office:value="-0.484" calcext:value-type="float">
            <text:p>-0.484</text:p>
          </table:table-cell>
          <table:table-cell office:value-type="float" office:value="2.56" calcext:value-type="float">
            <text:p>2.56</text:p>
          </table:table-cell>
          <table:table-cell office:value-type="float" office:value="-8.027" calcext:value-type="float">
            <text:p>-8.027</text:p>
          </table:table-cell>
          <table:table-cell office:value-type="float" office:value="8.439" calcext:value-type="float">
            <text:p>8.439</text:p>
          </table:table-cell>
          <table:table-cell office:value-type="string" calcext:value-type="string">
            <text:p>##</text:p>
          </table:table-cell>
          <table:table-cell office:value-type="float" office:value="-0.547" calcext:value-type="float">
            <text:p>-0.547</text:p>
          </table:table-cell>
          <table:table-cell office:value-type="float" office:value="0.739" calcext:value-type="float">
            <text:p>0.739</text:p>
          </table:table-cell>
          <table:table-cell office:value-type="float" office:value="-0.879" calcext:value-type="float">
            <text:p>-0.879</text:p>
          </table:table-cell>
          <table:table-cell office:value-type="float" office:value="1.272" calcext:value-type="float">
            <text:p>1.272</text:p>
          </table:table-cell>
          <table:table-cell/>
          <table:table-cell table:formula="of:=IF (ABS([.I449]) &gt; 8.5; 1; 0)" office:value-type="float" office:value="0" calcext:value-type="float">
            <text:p>0</text:p>
          </table:table-cell>
          <table:table-cell table:formula="of:=ATAN2([.C449];[.B449])" office:value-type="float" office:value="0.915360575807386" calcext:value-type="float">
            <text:p>0.9153605758</text:p>
          </table:table-cell>
          <table:table-cell office:value-type="float" office:value="2" calcext:value-type="float">
            <text:p>2</text:p>
          </table:table-cell>
          <table:table-cell table:formula="of:=[.S449]*0.1/3" office:value-type="float" office:value="0.0666666666666667" calcext:value-type="float">
            <text:p>0.0666666667</text:p>
          </table:table-cell>
          <table:table-cell table:formula="of:=[.N449]*[.T449]" office:value-type="float" office:value="-0.0586" calcext:value-type="float">
            <text:p>-0.0586</text:p>
          </table:table-cell>
          <table:table-cell table:formula="of:=[.V448]+[.U448]" office:value-type="float" office:value="0.769124163764965" calcext:value-type="float">
            <text:p>0.769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195" calcext:value-type="float">
            <text:p>14.195</text:p>
          </table:table-cell>
          <table:table-cell office:value-type="float" office:value="12.835" calcext:value-type="float">
            <text:p>12.835</text:p>
          </table:table-cell>
          <table:table-cell office:value-type="float" office:value="-43.69" calcext:value-type="float">
            <text:p>-43.69</text:p>
          </table:table-cell>
          <table:table-cell office:value-type="float" office:value="47.697" calcext:value-type="float">
            <text:p>47.697</text:p>
          </table:table-cell>
          <table:table-cell office:value-type="string" calcext:value-type="string">
            <text:p>##</text:p>
          </table:table-cell>
          <table:table-cell office:value-type="float" office:value="-0.372" calcext:value-type="float">
            <text:p>-0.372</text:p>
          </table:table-cell>
          <table:table-cell office:value-type="float" office:value="2.746" calcext:value-type="float">
            <text:p>2.746</text:p>
          </table:table-cell>
          <table:table-cell office:value-type="float" office:value="-9.219" calcext:value-type="float">
            <text:p>-9.219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##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-0.862" calcext:value-type="float">
            <text:p>-0.862</text:p>
          </table:table-cell>
          <table:table-cell office:value-type="float" office:value="0.863" calcext:value-type="float">
            <text:p>0.863</text:p>
          </table:table-cell>
          <table:table-cell/>
          <table:table-cell table:formula="of:=IF (ABS([.I450]) &gt; 8.5; 1; 0)" office:value-type="float" office:value="1" calcext:value-type="float">
            <text:p>1</text:p>
          </table:table-cell>
          <table:table-cell table:formula="of:=ATAN2([.C450];[.B450])" office:value-type="float" office:value="0.835670235395176" calcext:value-type="float">
            <text:p>0.8356702354</text:p>
          </table:table-cell>
          <table:table-cell office:value-type="float" office:value="4" calcext:value-type="float">
            <text:p>4</text:p>
          </table:table-cell>
          <table:table-cell table:formula="of:=[.S450]*0.1/3" office:value-type="float" office:value="0.133333333333333" calcext:value-type="float">
            <text:p>0.1333333333</text:p>
          </table:table-cell>
          <table:table-cell table:formula="of:=[.N450]*[.T450]" office:value-type="float" office:value="-0.114933333333333" calcext:value-type="float">
            <text:p>-0.1149333333</text:p>
          </table:table-cell>
          <table:table-cell table:formula="of:=[.V449]+[.U449]" office:value-type="float" office:value="0.710524163764966" calcext:value-type="float">
            <text:p>0.7105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2.75" calcext:value-type="float">
            <text:p>12.75</text:p>
          </table:table-cell>
          <table:table-cell office:value-type="float" office:value="13.43" calcext:value-type="float">
            <text:p>13.43</text:p>
          </table:table-cell>
          <table:table-cell office:value-type="float" office:value="-43.945" calcext:value-type="float">
            <text:p>-43.945</text:p>
          </table:table-cell>
          <table:table-cell office:value-type="float" office:value="47.687" calcext:value-type="float">
            <text:p>47.687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2.783" calcext:value-type="float">
            <text:p>2.783</text:p>
          </table:table-cell>
          <table:table-cell office:value-type="float" office:value="-9.642" calcext:value-type="float">
            <text:p>-9.64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##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345" calcext:value-type="float">
            <text:p>0.345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583" calcext:value-type="float">
            <text:p>0.583</text:p>
          </table:table-cell>
          <table:table-cell/>
          <table:table-cell table:formula="of:=IF (ABS([.I451]) &gt; 8.5; 1; 0)" office:value-type="float" office:value="1" calcext:value-type="float">
            <text:p>1</text:p>
          </table:table-cell>
          <table:table-cell table:formula="of:=ATAN2([.C451];[.B451])" office:value-type="float" office:value="0.759429976185892" calcext:value-type="float">
            <text:p>0.7594299762</text:p>
          </table:table-cell>
          <table:table-cell office:value-type="float" office:value="2" calcext:value-type="float">
            <text:p>2</text:p>
          </table:table-cell>
          <table:table-cell table:formula="of:=[.S451]*0.1/3" office:value-type="float" office:value="0.0666666666666667" calcext:value-type="float">
            <text:p>0.0666666667</text:p>
          </table:table-cell>
          <table:table-cell table:formula="of:=[.N451]*[.T451]" office:value-type="float" office:value="-0.0298" calcext:value-type="float">
            <text:p>-0.0298</text:p>
          </table:table-cell>
          <table:table-cell table:formula="of:=[.V450]+[.U450]" office:value-type="float" office:value="0.595590830431632" calcext:value-type="float">
            <text:p>0.595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2.58" calcext:value-type="float">
            <text:p>12.58</text:p>
          </table:table-cell>
          <table:table-cell office:value-type="float" office:value="13.175" calcext:value-type="float">
            <text:p>13.175</text:p>
          </table:table-cell>
          <table:table-cell office:value-type="float" office:value="-43.86" calcext:value-type="float">
            <text:p>-43.86</text:p>
          </table:table-cell>
          <table:table-cell office:value-type="float" office:value="47.492" calcext:value-type="float">
            <text:p>47.492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2.709" calcext:value-type="float">
            <text:p>2.709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83" calcext:value-type="float">
            <text:p>9.83</text:p>
          </table:table-cell>
          <table:table-cell office:value-type="string" calcext:value-type="string">
            <text:p>##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IF (ABS([.I452]) &gt; 8.5; 1; 0)" office:value-type="float" office:value="1" calcext:value-type="float">
            <text:p>1</text:p>
          </table:table-cell>
          <table:table-cell table:formula="of:=ATAN2([.C452];[.B452])" office:value-type="float" office:value="0.762299961880657" calcext:value-type="float">
            <text:p>0.7622999619</text:p>
          </table:table-cell>
          <table:table-cell office:value-type="float" office:value="4" calcext:value-type="float">
            <text:p>4</text:p>
          </table:table-cell>
          <table:table-cell table:formula="of:=[.S452]*0.1/3" office:value-type="float" office:value="0.133333333333333" calcext:value-type="float">
            <text:p>0.1333333333</text:p>
          </table:table-cell>
          <table:table-cell table:formula="of:=[.N452]*[.T452]" office:value-type="float" office:value="-0.0381333333333333" calcext:value-type="float">
            <text:p>-0.0381333333</text:p>
          </table:table-cell>
          <table:table-cell table:formula="of:=[.V451]+[.U451]" office:value-type="float" office:value="0.565790830431632" calcext:value-type="float">
            <text:p>0.565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2.495" calcext:value-type="float">
            <text:p>12.495</text:p>
          </table:table-cell>
          <table:table-cell office:value-type="float" office:value="13.685" calcext:value-type="float">
            <text:p>13.685</text:p>
          </table:table-cell>
          <table:table-cell office:value-type="float" office:value="-43.35" calcext:value-type="float">
            <text:p>-43.35</text:p>
          </table:table-cell>
          <table:table-cell office:value-type="float" office:value="47.145" calcext:value-type="float">
            <text:p>47.145</text:p>
          </table:table-cell>
          <table:table-cell office:value-type="string" calcext:value-type="string">
            <text:p>##</text:p>
          </table:table-cell>
          <table:table-cell office:value-type="float" office:value="-0.224" calcext:value-type="float">
            <text:p>-0.224</text:p>
          </table:table-cell>
          <table:table-cell office:value-type="float" office:value="2.709" calcext:value-type="float">
            <text:p>2.709</text:p>
          </table:table-cell>
          <table:table-cell office:value-type="float" office:value="-9.334" calcext:value-type="float">
            <text:p>-9.334</text:p>
          </table:table-cell>
          <table:table-cell office:value-type="float" office:value="9.722" calcext:value-type="float">
            <text:p>9.722</text:p>
          </table:table-cell>
          <table:table-cell office:value-type="string" calcext:value-type="string">
            <text:p>##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/>
          <table:table-cell table:formula="of:=IF (ABS([.I453]) &gt; 8.5; 1; 0)" office:value-type="float" office:value="1" calcext:value-type="float">
            <text:p>1</text:p>
          </table:table-cell>
          <table:table-cell table:formula="of:=ATAN2([.C453];[.B453])" office:value-type="float" office:value="0.739974883975871" calcext:value-type="float">
            <text:p>0.739974884</text:p>
          </table:table-cell>
          <table:table-cell office:value-type="float" office:value="2" calcext:value-type="float">
            <text:p>2</text:p>
          </table:table-cell>
          <table:table-cell table:formula="of:=[.S453]*0.1/3" office:value-type="float" office:value="0.0666666666666667" calcext:value-type="float">
            <text:p>0.0666666667</text:p>
          </table:table-cell>
          <table:table-cell table:formula="of:=[.N453]*[.T453]" office:value-type="float" office:value="0.00766666666666667" calcext:value-type="float">
            <text:p>0.0076666667</text:p>
          </table:table-cell>
          <table:table-cell table:formula="of:=[.V452]+[.U452]" office:value-type="float" office:value="0.527657497098299" calcext:value-type="float">
            <text:p>0.527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4.875" calcext:value-type="float">
            <text:p>14.875</text:p>
          </table:table-cell>
          <table:table-cell office:value-type="float" office:value="14.025" calcext:value-type="float">
            <text:p>14.025</text:p>
          </table:table-cell>
          <table:table-cell office:value-type="float" office:value="-43.945" calcext:value-type="float">
            <text:p>-43.945</text:p>
          </table:table-cell>
          <table:table-cell office:value-type="float" office:value="48.468" calcext:value-type="float">
            <text:p>48.468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2.709" calcext:value-type="float">
            <text:p>2.709</text:p>
          </table:table-cell>
          <table:table-cell office:value-type="float" office:value="-9.642" calcext:value-type="float">
            <text:p>-9.642</text:p>
          </table:table-cell>
          <table:table-cell office:value-type="float" office:value="10.018" calcext:value-type="float">
            <text:p>10.018</text:p>
          </table:table-cell>
          <table:table-cell office:value-type="string" calcext:value-type="string">
            <text:p>##</text:p>
          </table:table-cell>
          <table:table-cell office:value-type="float" office:value="0.247" calcext:value-type="float">
            <text:p>0.247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363" calcext:value-type="float">
            <text:p>0.363</text:p>
          </table:table-cell>
          <table:table-cell office:value-type="float" office:value="0.481" calcext:value-type="float">
            <text:p>0.481</text:p>
          </table:table-cell>
          <table:table-cell/>
          <table:table-cell table:formula="of:=IF (ABS([.I454]) &gt; 8.5; 1; 0)" office:value-type="float" office:value="1" calcext:value-type="float">
            <text:p>1</text:p>
          </table:table-cell>
          <table:table-cell table:formula="of:=ATAN2([.C454];[.B454])" office:value-type="float" office:value="0.814801451601453" calcext:value-type="float">
            <text:p>0.8148014516</text:p>
          </table:table-cell>
          <table:table-cell office:value-type="float" office:value="4" calcext:value-type="float">
            <text:p>4</text:p>
          </table:table-cell>
          <table:table-cell table:formula="of:=[.S454]*0.1/3" office:value-type="float" office:value="0.133333333333333" calcext:value-type="float">
            <text:p>0.1333333333</text:p>
          </table:table-cell>
          <table:table-cell table:formula="of:=[.N454]*[.T454]" office:value-type="float" office:value="0.0484" calcext:value-type="float">
            <text:p>0.0484</text:p>
          </table:table-cell>
          <table:table-cell table:formula="of:=[.V453]+[.U453]" office:value-type="float" office:value="0.535324163764965" calcext:value-type="float">
            <text:p>0.535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17.595" calcext:value-type="float">
            <text:p>17.595</text:p>
          </table:table-cell>
          <table:table-cell office:value-type="float" office:value="13.855" calcext:value-type="float">
            <text:p>13.855</text:p>
          </table:table-cell>
          <table:table-cell office:value-type="float" office:value="-43.18" calcext:value-type="float">
            <text:p>-43.18</text:p>
          </table:table-cell>
          <table:table-cell office:value-type="float" office:value="48.642" calcext:value-type="float">
            <text:p>48.642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2.412" calcext:value-type="float">
            <text:p>2.412</text:p>
          </table:table-cell>
          <table:table-cell office:value-type="float" office:value="-9.642" calcext:value-type="float">
            <text:p>-9.642</text:p>
          </table:table-cell>
          <table:table-cell office:value-type="float" office:value="9.942" calcext:value-type="float">
            <text:p>9.942</text:p>
          </table:table-cell>
          <table:table-cell office:value-type="string" calcext:value-type="string">
            <text:p>##</text:p>
          </table:table-cell>
          <table:table-cell office:value-type="float" office:value="0.25" calcext:value-type="float">
            <text:p>0.25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842" calcext:value-type="float">
            <text:p>0.842</text:p>
          </table:table-cell>
          <table:table-cell office:value-type="float" office:value="0.952" calcext:value-type="float">
            <text:p>0.952</text:p>
          </table:table-cell>
          <table:table-cell/>
          <table:table-cell table:formula="of:=IF (ABS([.I455]) &gt; 8.5; 1; 0)" office:value-type="float" office:value="1" calcext:value-type="float">
            <text:p>1</text:p>
          </table:table-cell>
          <table:table-cell table:formula="of:=ATAN2([.C455];[.B455])" office:value-type="float" office:value="0.903761219002968" calcext:value-type="float">
            <text:p>0.903761219</text:p>
          </table:table-cell>
          <table:table-cell office:value-type="float" office:value="2" calcext:value-type="float">
            <text:p>2</text:p>
          </table:table-cell>
          <table:table-cell table:formula="of:=[.S455]*0.1/3" office:value-type="float" office:value="0.0666666666666667" calcext:value-type="float">
            <text:p>0.0666666667</text:p>
          </table:table-cell>
          <table:table-cell table:formula="of:=[.N455]*[.T455]" office:value-type="float" office:value="0.0561333333333333" calcext:value-type="float">
            <text:p>0.0561333333</text:p>
          </table:table-cell>
          <table:table-cell table:formula="of:=[.V454]+[.U454]" office:value-type="float" office:value="0.583724163764965" calcext:value-type="float">
            <text:p>0.583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0.06" calcext:value-type="float">
            <text:p>20.06</text:p>
          </table:table-cell>
          <table:table-cell office:value-type="float" office:value="13.77" calcext:value-type="float">
            <text:p>13.77</text:p>
          </table:table-cell>
          <table:table-cell office:value-type="float" office:value="-41.82" calcext:value-type="float">
            <text:p>-41.82</text:p>
          </table:table-cell>
          <table:table-cell office:value-type="float" office:value="48.383" calcext:value-type="float">
            <text:p>48.383</text:p>
          </table:table-cell>
          <table:table-cell office:value-type="string" calcext:value-type="string">
            <text:p>##</text:p>
          </table:table-cell>
          <table:table-cell office:value-type="float" office:value="0.035" calcext:value-type="float">
            <text:p>0.035</text:p>
          </table:table-cell>
          <table:table-cell office:value-type="float" office:value="1.559" calcext:value-type="float">
            <text:p>1.559</text:p>
          </table:table-cell>
          <table:table-cell office:value-type="float" office:value="-8.834" calcext:value-type="float">
            <text:p>-8.834</text:p>
          </table:table-cell>
          <table:table-cell office:value-type="float" office:value="8.971" calcext:value-type="float">
            <text:p>8.971</text:p>
          </table:table-cell>
          <table:table-cell office:value-type="string" calcext:value-type="string">
            <text:p>##</text:p>
          </table:table-cell>
          <table:table-cell office:value-type="float" office:value="0.522" calcext:value-type="float">
            <text:p>0.522</text:p>
          </table:table-cell>
          <table:table-cell office:value-type="float" office:value="-0.068" calcext:value-type="float">
            <text:p>-0.068</text:p>
          </table:table-cell>
          <table:table-cell office:value-type="float" office:value="1.606" calcext:value-type="float">
            <text:p>1.606</text:p>
          </table:table-cell>
          <table:table-cell office:value-type="float" office:value="1.69" calcext:value-type="float">
            <text:p>1.69</text:p>
          </table:table-cell>
          <table:table-cell/>
          <table:table-cell table:formula="of:=IF (ABS([.I456]) &gt; 8.5; 1; 0)" office:value-type="float" office:value="1" calcext:value-type="float">
            <text:p>1</text:p>
          </table:table-cell>
          <table:table-cell table:formula="of:=ATAN2([.C456];[.B456])" office:value-type="float" office:value="0.969228663875011" calcext:value-type="float">
            <text:p>0.9692286639</text:p>
          </table:table-cell>
          <table:table-cell office:value-type="float" office:value="4" calcext:value-type="float">
            <text:p>4</text:p>
          </table:table-cell>
          <table:table-cell table:formula="of:=[.S456]*0.1/3" office:value-type="float" office:value="0.133333333333333" calcext:value-type="float">
            <text:p>0.1333333333</text:p>
          </table:table-cell>
          <table:table-cell table:formula="of:=[.N456]*[.T456]" office:value-type="float" office:value="0.214133333333333" calcext:value-type="float">
            <text:p>0.2141333333</text:p>
          </table:table-cell>
          <table:table-cell table:formula="of:=[.V455]+[.U455]" office:value-type="float" office:value="0.639857497098299" calcext:value-type="float">
            <text:p>0.6398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2.44" calcext:value-type="float">
            <text:p>22.44</text:p>
          </table:table-cell>
          <table:table-cell office:value-type="float" office:value="12.07" calcext:value-type="float">
            <text:p>12.07</text:p>
          </table:table-cell>
          <table:table-cell office:value-type="float" office:value="-41.055" calcext:value-type="float">
            <text:p>-41.055</text:p>
          </table:table-cell>
          <table:table-cell office:value-type="float" office:value="48.319" calcext:value-type="float">
            <text:p>48.319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1.633" calcext:value-type="float">
            <text:p>1.633</text:p>
          </table:table-cell>
          <table:table-cell office:value-type="float" office:value="-9.411" calcext:value-type="float">
            <text:p>-9.411</text:p>
          </table:table-cell>
          <table:table-cell office:value-type="float" office:value="9.553" calcext:value-type="float">
            <text:p>9.553</text:p>
          </table:table-cell>
          <table:table-cell office:value-type="string" calcext:value-type="string">
            <text:p>##</text:p>
          </table:table-cell>
          <table:table-cell office:value-type="float" office:value="0.528" calcext:value-type="float">
            <text:p>0.528</text:p>
          </table:table-cell>
          <table:table-cell office:value-type="float" office:value="-0.174" calcext:value-type="float">
            <text:p>-0.174</text:p>
          </table:table-cell>
          <table:table-cell office:value-type="float" office:value="1.73" calcext:value-type="float">
            <text:p>1.73</text:p>
          </table:table-cell>
          <table:table-cell office:value-type="float" office:value="1.817" calcext:value-type="float">
            <text:p>1.817</text:p>
          </table:table-cell>
          <table:table-cell/>
          <table:table-cell table:formula="of:=IF (ABS([.I457]) &gt; 8.5; 1; 0)" office:value-type="float" office:value="1" calcext:value-type="float">
            <text:p>1</text:p>
          </table:table-cell>
          <table:table-cell table:formula="of:=ATAN2([.C457];[.B457])" office:value-type="float" office:value="1.07730683312698" calcext:value-type="float">
            <text:p>1.0773068331</text:p>
          </table:table-cell>
          <table:table-cell office:value-type="float" office:value="2" calcext:value-type="float">
            <text:p>2</text:p>
          </table:table-cell>
          <table:table-cell table:formula="of:=[.S457]*0.1/3" office:value-type="float" office:value="0.0666666666666667" calcext:value-type="float">
            <text:p>0.0666666667</text:p>
          </table:table-cell>
          <table:table-cell table:formula="of:=[.N457]*[.T457]" office:value-type="float" office:value="0.115333333333333" calcext:value-type="float">
            <text:p>0.1153333333</text:p>
          </table:table-cell>
          <table:table-cell table:formula="of:=[.V456]+[.U456]" office:value-type="float" office:value="0.853990830431632" calcext:value-type="float">
            <text:p>0.8539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075" calcext:value-type="float">
            <text:p>25.075</text:p>
          </table:table-cell>
          <table:table-cell office:value-type="float" office:value="9.945" calcext:value-type="float">
            <text:p>9.945</text:p>
          </table:table-cell>
          <table:table-cell office:value-type="float" office:value="-40.63" calcext:value-type="float">
            <text:p>-40.63</text:p>
          </table:table-cell>
          <table:table-cell office:value-type="float" office:value="48.769" calcext:value-type="float">
            <text:p>48.769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1.522" calcext:value-type="float">
            <text:p>1.522</text:p>
          </table:table-cell>
          <table:table-cell office:value-type="float" office:value="-9.911" calcext:value-type="float">
            <text:p>-9.911</text:p>
          </table:table-cell>
          <table:table-cell office:value-type="float" office:value="10.027" calcext:value-type="float">
            <text:p>10.027</text:p>
          </table:table-cell>
          <table:table-cell office:value-type="string" calcext:value-type="string">
            <text:p>##</text:p>
          </table:table-cell>
          <table:table-cell office:value-type="float" office:value="0.177" calcext:value-type="float">
            <text:p>0.177</text:p>
          </table:table-cell>
          <table:table-cell office:value-type="float" office:value="-0.141" calcext:value-type="float">
            <text:p>-0.141</text:p>
          </table:table-cell>
          <table:table-cell office:value-type="float" office:value="1.668" calcext:value-type="float">
            <text:p>1.668</text:p>
          </table:table-cell>
          <table:table-cell office:value-type="float" office:value="1.683" calcext:value-type="float">
            <text:p>1.683</text:p>
          </table:table-cell>
          <table:table-cell/>
          <table:table-cell table:formula="of:=IF (ABS([.I458]) &gt; 8.5; 1; 0)" office:value-type="float" office:value="1" calcext:value-type="float">
            <text:p>1</text:p>
          </table:table-cell>
          <table:table-cell table:formula="of:=ATAN2([.C458];[.B458])" office:value-type="float" office:value="1.19321562887153" calcext:value-type="float">
            <text:p>1.1932156289</text:p>
          </table:table-cell>
          <table:table-cell office:value-type="float" office:value="4" calcext:value-type="float">
            <text:p>4</text:p>
          </table:table-cell>
          <table:table-cell table:formula="of:=[.S458]*0.1/3" office:value-type="float" office:value="0.133333333333333" calcext:value-type="float">
            <text:p>0.1333333333</text:p>
          </table:table-cell>
          <table:table-cell table:formula="of:=[.N458]*[.T458]" office:value-type="float" office:value="0.2224" calcext:value-type="float">
            <text:p>0.2224</text:p>
          </table:table-cell>
          <table:table-cell table:formula="of:=[.V457]+[.U457]" office:value-type="float" office:value="0.969324163764965" calcext:value-type="float">
            <text:p>0.969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69" calcext:value-type="float">
            <text:p>26.69</text:p>
          </table:table-cell>
          <table:table-cell office:value-type="float" office:value="7.99" calcext:value-type="float">
            <text:p>7.99</text:p>
          </table:table-cell>
          <table:table-cell office:value-type="float" office:value="-40.29" calcext:value-type="float">
            <text:p>-40.29</text:p>
          </table:table-cell>
          <table:table-cell office:value-type="float" office:value="48.984" calcext:value-type="float">
            <text:p>48.984</text:p>
          </table:table-cell>
          <table:table-cell office:value-type="string" calcext:value-type="string">
            <text:p>##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966" calcext:value-type="float">
            <text:p>0.966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226" calcext:value-type="float">
            <text:p>10.226</text:p>
          </table:table-cell>
          <table:table-cell office:value-type="string" calcext:value-type="string">
            <text:p>##</text:p>
          </table:table-cell>
          <table:table-cell office:value-type="float" office:value="0.373" calcext:value-type="float">
            <text:p>0.373</text:p>
          </table:table-cell>
          <table:table-cell office:value-type="float" office:value="-0.16" calcext:value-type="float">
            <text:p>-0.16</text:p>
          </table:table-cell>
          <table:table-cell office:value-type="float" office:value="1.559" calcext:value-type="float">
            <text:p>1.559</text:p>
          </table:table-cell>
          <table:table-cell office:value-type="float" office:value="1.611" calcext:value-type="float">
            <text:p>1.611</text:p>
          </table:table-cell>
          <table:table-cell/>
          <table:table-cell table:formula="of:=IF (ABS([.I459]) &gt; 8.5; 1; 0)" office:value-type="float" office:value="1" calcext:value-type="float">
            <text:p>1</text:p>
          </table:table-cell>
          <table:table-cell table:formula="of:=ATAN2([.C459];[.B459])" office:value-type="float" office:value="1.27992398578643" calcext:value-type="float">
            <text:p>1.2799239858</text:p>
          </table:table-cell>
          <table:table-cell office:value-type="float" office:value="2" calcext:value-type="float">
            <text:p>2</text:p>
          </table:table-cell>
          <table:table-cell table:formula="of:=[.S459]*0.1/3" office:value-type="float" office:value="0.0666666666666667" calcext:value-type="float">
            <text:p>0.0666666667</text:p>
          </table:table-cell>
          <table:table-cell table:formula="of:=[.N459]*[.T459]" office:value-type="float" office:value="0.103933333333333" calcext:value-type="float">
            <text:p>0.1039333333</text:p>
          </table:table-cell>
          <table:table-cell table:formula="of:=[.V458]+[.U458]" office:value-type="float" office:value="1.19172416376497" calcext:value-type="float">
            <text:p>1.191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7.395" calcext:value-type="float">
            <text:p>7.395</text:p>
          </table:table-cell>
          <table:table-cell office:value-type="float" office:value="-39.865" calcext:value-type="float">
            <text:p>-39.865</text:p>
          </table:table-cell>
          <table:table-cell office:value-type="float" office:value="49.496" calcext:value-type="float">
            <text:p>49.496</text:p>
          </table:table-cell>
          <table:table-cell office:value-type="string" calcext:value-type="string">
            <text:p>##</text:p>
          </table:table-cell>
          <table:table-cell office:value-type="float" office:value="0.258" calcext:value-type="float">
            <text:p>0.258</text:p>
          </table:table-cell>
          <table:table-cell office:value-type="float" office:value="0.521" calcext:value-type="float">
            <text:p>0.521</text:p>
          </table:table-cell>
          <table:table-cell office:value-type="float" office:value="-9.334" calcext:value-type="float">
            <text:p>-9.334</text:p>
          </table:table-cell>
          <table:table-cell office:value-type="float" office:value="9.352" calcext:value-type="float">
            <text:p>9.352</text:p>
          </table:table-cell>
          <table:table-cell office:value-type="string" calcext:value-type="string">
            <text:p>##</text:p>
          </table:table-cell>
          <table:table-cell office:value-type="float" office:value="0.327" calcext:value-type="float">
            <text:p>0.327</text:p>
          </table:table-cell>
          <table:table-cell office:value-type="float" office:value="-0.122" calcext:value-type="float">
            <text:p>-0.122</text:p>
          </table:table-cell>
          <table:table-cell office:value-type="float" office:value="1.276" calcext:value-type="float">
            <text:p>1.276</text:p>
          </table:table-cell>
          <table:table-cell office:value-type="float" office:value="1.323" calcext:value-type="float">
            <text:p>1.323</text:p>
          </table:table-cell>
          <table:table-cell/>
          <table:table-cell table:formula="of:=IF (ABS([.I460]) &gt; 8.5; 1; 0)" office:value-type="float" office:value="1" calcext:value-type="float">
            <text:p>1</text:p>
          </table:table-cell>
          <table:table-cell table:formula="of:=ATAN2([.C460];[.B460])" office:value-type="float" office:value="1.31597961143813" calcext:value-type="float">
            <text:p>1.3159796114</text:p>
          </table:table-cell>
          <table:table-cell office:value-type="float" office:value="4" calcext:value-type="float">
            <text:p>4</text:p>
          </table:table-cell>
          <table:table-cell table:formula="of:=[.S460]*0.1/3" office:value-type="float" office:value="0.133333333333333" calcext:value-type="float">
            <text:p>0.1333333333</text:p>
          </table:table-cell>
          <table:table-cell table:formula="of:=[.N460]*[.T460]" office:value-type="float" office:value="0.170133333333333" calcext:value-type="float">
            <text:p>0.1701333333</text:p>
          </table:table-cell>
          <table:table-cell table:formula="of:=[.V459]+[.U459]" office:value-type="float" office:value="1.2956574970983" calcext:value-type="float">
            <text:p>1.2956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985" calcext:value-type="float">
            <text:p>28.985</text:p>
          </table:table-cell>
          <table:table-cell office:value-type="float" office:value="4.25" calcext:value-type="float">
            <text:p>4.25</text:p>
          </table:table-cell>
          <table:table-cell office:value-type="float" office:value="-40.12" calcext:value-type="float">
            <text:p>-40.12</text:p>
          </table:table-cell>
          <table:table-cell office:value-type="float" office:value="49.677" calcext:value-type="float">
            <text:p>49.677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9.719" calcext:value-type="float">
            <text:p>-9.719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##</text:p>
          </table:table-cell>
          <table:table-cell office:value-type="float" office:value="0.228" calcext:value-type="float">
            <text:p>0.22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89" calcext:value-type="float">
            <text:p>1.289</text:p>
          </table:table-cell>
          <table:table-cell/>
          <table:table-cell table:formula="of:=IF (ABS([.I461]) &gt; 8.5; 1; 0)" office:value-type="float" office:value="1" calcext:value-type="float">
            <text:p>1</text:p>
          </table:table-cell>
          <table:table-cell table:formula="of:=ATAN2([.C461];[.B461])" office:value-type="float" office:value="1.42520622373602" calcext:value-type="float">
            <text:p>1.4252062237</text:p>
          </table:table-cell>
          <table:table-cell office:value-type="float" office:value="2" calcext:value-type="float">
            <text:p>2</text:p>
          </table:table-cell>
          <table:table-cell table:formula="of:=[.S461]*0.1/3" office:value-type="float" office:value="0.0666666666666667" calcext:value-type="float">
            <text:p>0.0666666667</text:p>
          </table:table-cell>
          <table:table-cell table:formula="of:=[.N461]*[.T461]" office:value-type="float" office:value="0.0845333333333333" calcext:value-type="float">
            <text:p>0.0845333333</text:p>
          </table:table-cell>
          <table:table-cell table:formula="of:=[.V460]+[.U460]" office:value-type="float" office:value="1.46579083043163" calcext:value-type="float">
            <text:p>1.4657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0.765" calcext:value-type="float">
            <text:p>0.765</text:p>
          </table:table-cell>
          <table:table-cell office:value-type="float" office:value="-40.375" calcext:value-type="float">
            <text:p>-40.375</text:p>
          </table:table-cell>
          <table:table-cell office:value-type="float" office:value="49.363" calcext:value-type="float">
            <text:p>49.363</text:p>
          </table:table-cell>
          <table:table-cell office:value-type="string" calcext:value-type="string">
            <text:p>##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10.454" calcext:value-type="float">
            <text:p>10.454</text:p>
          </table:table-cell>
          <table:table-cell office:value-type="string" calcext:value-type="string">
            <text:p>##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2" calcext:value-type="float">
            <text:p>0.132</text:p>
          </table:table-cell>
          <table:table-cell office:value-type="float" office:value="1.273" calcext:value-type="float">
            <text:p>1.273</text:p>
          </table:table-cell>
          <table:table-cell office:value-type="float" office:value="1.288" calcext:value-type="float">
            <text:p>1.288</text:p>
          </table:table-cell>
          <table:table-cell/>
          <table:table-cell table:formula="of:=IF (ABS([.I462]) &gt; 8.5; 1; 0)" office:value-type="float" office:value="1" calcext:value-type="float">
            <text:p>1</text:p>
          </table:table-cell>
          <table:table-cell table:formula="of:=ATAN2([.C462];[.B462])" office:value-type="float" office:value="1.54385673796162" calcext:value-type="float">
            <text:p>1.543856738</text:p>
          </table:table-cell>
          <table:table-cell office:value-type="float" office:value="4" calcext:value-type="float">
            <text:p>4</text:p>
          </table:table-cell>
          <table:table-cell table:formula="of:=[.S462]*0.1/3" office:value-type="float" office:value="0.133333333333333" calcext:value-type="float">
            <text:p>0.1333333333</text:p>
          </table:table-cell>
          <table:table-cell table:formula="of:=[.N462]*[.T462]" office:value-type="float" office:value="0.169733333333333" calcext:value-type="float">
            <text:p>0.1697333333</text:p>
          </table:table-cell>
          <table:table-cell table:formula="of:=[.V461]+[.U461]" office:value-type="float" office:value="1.55032416376497" calcext:value-type="float">
            <text:p>1.550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39" calcext:value-type="float">
            <text:p>28.39</text:p>
          </table:table-cell>
          <table:table-cell office:value-type="float" office:value="-0.935" calcext:value-type="float">
            <text:p>-0.935</text:p>
          </table:table-cell>
          <table:table-cell office:value-type="float" office:value="-40.205" calcext:value-type="float">
            <text:p>-40.205</text:p>
          </table:table-cell>
          <table:table-cell office:value-type="float" office:value="49.227" calcext:value-type="float">
            <text:p>49.227</text:p>
          </table:table-cell>
          <table:table-cell office:value-type="string" calcext:value-type="string">
            <text:p>##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-10.065" calcext:value-type="float">
            <text:p>-10.065</text:p>
          </table:table-cell>
          <table:table-cell office:value-type="float" office:value="10.073" calcext:value-type="float">
            <text:p>10.073</text:p>
          </table:table-cell>
          <table:table-cell office:value-type="string" calcext:value-type="string">
            <text:p>##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3" calcext:value-type="float">
            <text:p>0.133</text:p>
          </table:table-cell>
          <table:table-cell office:value-type="float" office:value="1.035" calcext:value-type="float">
            <text:p>1.035</text:p>
          </table:table-cell>
          <table:table-cell office:value-type="float" office:value="1.063" calcext:value-type="float">
            <text:p>1.063</text:p>
          </table:table-cell>
          <table:table-cell/>
          <table:table-cell table:formula="of:=IF (ABS([.I463]) &gt; 8.5; 1; 0)" office:value-type="float" office:value="1" calcext:value-type="float">
            <text:p>1</text:p>
          </table:table-cell>
          <table:table-cell table:formula="of:=ATAN2([.C463];[.B463])" office:value-type="float" office:value="1.60371855886216" calcext:value-type="float">
            <text:p>1.6037185589</text:p>
          </table:table-cell>
          <table:table-cell office:value-type="float" office:value="2" calcext:value-type="float">
            <text:p>2</text:p>
          </table:table-cell>
          <table:table-cell table:formula="of:=[.S463]*0.1/3" office:value-type="float" office:value="0.0666666666666667" calcext:value-type="float">
            <text:p>0.0666666667</text:p>
          </table:table-cell>
          <table:table-cell table:formula="of:=[.N463]*[.T463]" office:value-type="float" office:value="0.069" calcext:value-type="float">
            <text:p>0.069</text:p>
          </table:table-cell>
          <table:table-cell table:formula="of:=[.V462]+[.U462]" office:value-type="float" office:value="1.7200574970983" calcext:value-type="float">
            <text:p>1.720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8.05" calcext:value-type="float">
            <text:p>28.05</text:p>
          </table:table-cell>
          <table:table-cell office:value-type="float" office:value="-3.145" calcext:value-type="float">
            <text:p>-3.145</text:p>
          </table:table-cell>
          <table:table-cell office:value-type="float" office:value="-41.14" calcext:value-type="float">
            <text:p>-41.14</text:p>
          </table:table-cell>
          <table:table-cell office:value-type="float" office:value="49.892" calcext:value-type="float">
            <text:p>49.892</text:p>
          </table:table-cell>
          <table:table-cell office:value-type="string" calcext:value-type="string">
            <text:p>##</text:p>
          </table:table-cell>
          <table:table-cell office:value-type="float" office:value="0.48" calcext:value-type="float">
            <text:p>0.48</text:p>
          </table:table-cell>
          <table:table-cell office:value-type="float" office:value="-0.072" calcext:value-type="float">
            <text:p>-0.072</text:p>
          </table:table-cell>
          <table:table-cell office:value-type="float" office:value="-9.449" calcext:value-type="float">
            <text:p>-9.449</text:p>
          </table:table-cell>
          <table:table-cell office:value-type="float" office:value="9.462" calcext:value-type="float">
            <text:p>9.462</text:p>
          </table:table-cell>
          <table:table-cell office:value-type="string" calcext:value-type="string">
            <text:p>##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4" calcext:value-type="float">
            <text:p>0.114</text:p>
          </table:table-cell>
          <table:table-cell office:value-type="float" office:value="1.19" calcext:value-type="float">
            <text:p>1.19</text:p>
          </table:table-cell>
          <table:table-cell office:value-type="float" office:value="1.196" calcext:value-type="float">
            <text:p>1.196</text:p>
          </table:table-cell>
          <table:table-cell/>
          <table:table-cell table:formula="of:=IF (ABS([.I464]) &gt; 8.5; 1; 0)" office:value-type="float" office:value="1" calcext:value-type="float">
            <text:p>1</text:p>
          </table:table-cell>
          <table:table-cell table:formula="of:=ATAN2([.C464];[.B464])" office:value-type="float" office:value="1.68245121973622" calcext:value-type="float">
            <text:p>1.6824512197</text:p>
          </table:table-cell>
          <table:table-cell office:value-type="float" office:value="4" calcext:value-type="float">
            <text:p>4</text:p>
          </table:table-cell>
          <table:table-cell table:formula="of:=[.S464]*0.1/3" office:value-type="float" office:value="0.133333333333333" calcext:value-type="float">
            <text:p>0.1333333333</text:p>
          </table:table-cell>
          <table:table-cell table:formula="of:=[.N464]*[.T464]" office:value-type="float" office:value="0.158666666666667" calcext:value-type="float">
            <text:p>0.1586666667</text:p>
          </table:table-cell>
          <table:table-cell table:formula="of:=[.V463]+[.U463]" office:value-type="float" office:value="1.7890574970983" calcext:value-type="float">
            <text:p>1.7890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285" calcext:value-type="float">
            <text:p>27.285</text:p>
          </table:table-cell>
          <table:table-cell office:value-type="float" office:value="-6.375" calcext:value-type="float">
            <text:p>-6.375</text:p>
          </table:table-cell>
          <table:table-cell office:value-type="float" office:value="-40.29" calcext:value-type="float">
            <text:p>-40.29</text:p>
          </table:table-cell>
          <table:table-cell office:value-type="float" office:value="49.075" calcext:value-type="float">
            <text:p>49.075</text:p>
          </table:table-cell>
          <table:table-cell office:value-type="string" calcext:value-type="string">
            <text:p>##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0.334" calcext:value-type="float">
            <text:p>-10.334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##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45" calcext:value-type="float">
            <text:p>0.045</text:p>
          </table:table-cell>
          <table:table-cell office:value-type="float" office:value="1.128" calcext:value-type="float">
            <text:p>1.128</text:p>
          </table:table-cell>
          <table:table-cell office:value-type="float" office:value="1.132" calcext:value-type="float">
            <text:p>1.132</text:p>
          </table:table-cell>
          <table:table-cell/>
          <table:table-cell table:formula="of:=IF (ABS([.I465]) &gt; 8.5; 1; 0)" office:value-type="float" office:value="1" calcext:value-type="float">
            <text:p>1</text:p>
          </table:table-cell>
          <table:table-cell table:formula="of:=ATAN2([.C465];[.B465])" office:value-type="float" office:value="1.80032368103819" calcext:value-type="float">
            <text:p>1.800323681</text:p>
          </table:table-cell>
          <table:table-cell office:value-type="float" office:value="2" calcext:value-type="float">
            <text:p>2</text:p>
          </table:table-cell>
          <table:table-cell table:formula="of:=[.S465]*0.1/3" office:value-type="float" office:value="0.0666666666666667" calcext:value-type="float">
            <text:p>0.0666666667</text:p>
          </table:table-cell>
          <table:table-cell table:formula="of:=[.N465]*[.T465]" office:value-type="float" office:value="0.0752" calcext:value-type="float">
            <text:p>0.0752</text:p>
          </table:table-cell>
          <table:table-cell table:formula="of:=[.V464]+[.U464]" office:value-type="float" office:value="1.94772416376497" calcext:value-type="float">
            <text:p>1.947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6.435" calcext:value-type="float">
            <text:p>26.435</text:p>
          </table:table-cell>
          <table:table-cell office:value-type="float" office:value="-8.84" calcext:value-type="float">
            <text:p>-8.84</text:p>
          </table:table-cell>
          <table:table-cell office:value-type="float" office:value="-41.055" calcext:value-type="float">
            <text:p>-41.055</text:p>
          </table:table-cell>
          <table:table-cell office:value-type="float" office:value="49.623" calcext:value-type="float">
            <text:p>49.623</text:p>
          </table:table-cell>
          <table:table-cell office:value-type="string" calcext:value-type="string">
            <text:p>##</text:p>
          </table:table-cell>
          <table:table-cell office:value-type="float" office:value="0.703" calcext:value-type="float">
            <text:p>0.703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0.103" calcext:value-type="float">
            <text:p>-10.103</text:p>
          </table:table-cell>
          <table:table-cell office:value-type="float" office:value="10.131" calcext:value-type="float">
            <text:p>10.131</text:p>
          </table:table-cell>
          <table:table-cell office:value-type="string" calcext:value-type="string">
            <text:p>##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6" calcext:value-type="float">
            <text:p>0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1" calcext:value-type="float">
            <text:p>1.011</text:p>
          </table:table-cell>
          <table:table-cell/>
          <table:table-cell table:formula="of:=IF (ABS([.I466]) &gt; 8.5; 1; 0)" office:value-type="float" office:value="1" calcext:value-type="float">
            <text:p>1</text:p>
          </table:table-cell>
          <table:table-cell table:formula="of:=ATAN2([.C466];[.B466])" office:value-type="float" office:value="1.89351120104692" calcext:value-type="float">
            <text:p>1.893511201</text:p>
          </table:table-cell>
          <table:table-cell office:value-type="float" office:value="4" calcext:value-type="float">
            <text:p>4</text:p>
          </table:table-cell>
          <table:table-cell table:formula="of:=[.S466]*0.1/3" office:value-type="float" office:value="0.133333333333333" calcext:value-type="float">
            <text:p>0.1333333333</text:p>
          </table:table-cell>
          <table:table-cell table:formula="of:=[.N466]*[.T466]" office:value-type="float" office:value="0.134533333333333" calcext:value-type="float">
            <text:p>0.1345333333</text:p>
          </table:table-cell>
          <table:table-cell table:formula="of:=[.V465]+[.U465]" office:value-type="float" office:value="2.02292416376497" calcext:value-type="float">
            <text:p>2.0229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5.16" calcext:value-type="float">
            <text:p>25.16</text:p>
          </table:table-cell>
          <table:table-cell office:value-type="float" office:value="-10.88" calcext:value-type="float">
            <text:p>-10.88</text:p>
          </table:table-cell>
          <table:table-cell office:value-type="float" office:value="-41.055" calcext:value-type="float">
            <text:p>-41.055</text:p>
          </table:table-cell>
          <table:table-cell office:value-type="float" office:value="49.365" calcext:value-type="float">
            <text:p>49.365</text:p>
          </table:table-cell>
          <table:table-cell office:value-type="string" calcext:value-type="string">
            <text:p>##</text:p>
          </table:table-cell>
          <table:table-cell office:value-type="float" office:value="0.072" calcext:value-type="float">
            <text:p>0.072</text:p>
          </table:table-cell>
          <table:table-cell office:value-type="float" office:value="-0.221" calcext:value-type="float">
            <text:p>-0.221</text:p>
          </table:table-cell>
          <table:table-cell office:value-type="float" office:value="-9.142" calcext:value-type="float">
            <text:p>-9.142</text:p>
          </table:table-cell>
          <table:table-cell office:value-type="float" office:value="9.145" calcext:value-type="float">
            <text:p>9.145</text:p>
          </table:table-cell>
          <table:table-cell office:value-type="string" calcext:value-type="string">
            <text:p>##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7" calcext:value-type="float">
            <text:p>0.997</text:p>
          </table:table-cell>
          <table:table-cell/>
          <table:table-cell table:formula="of:=IF (ABS([.I467]) &gt; 8.5; 1; 0)" office:value-type="float" office:value="1" calcext:value-type="float">
            <text:p>1</text:p>
          </table:table-cell>
          <table:table-cell table:formula="of:=ATAN2([.C467];[.B467])" office:value-type="float" office:value="1.97894543054999" calcext:value-type="float">
            <text:p>1.9789454305</text:p>
          </table:table-cell>
          <table:table-cell office:value-type="float" office:value="2" calcext:value-type="float">
            <text:p>2</text:p>
          </table:table-cell>
          <table:table-cell table:formula="of:=[.S467]*0.1/3" office:value-type="float" office:value="0.0666666666666667" calcext:value-type="float">
            <text:p>0.0666666667</text:p>
          </table:table-cell>
          <table:table-cell table:formula="of:=[.N467]*[.T467]" office:value-type="float" office:value="0.0658666666666667" calcext:value-type="float">
            <text:p>0.0658666667</text:p>
          </table:table-cell>
          <table:table-cell table:formula="of:=[.V466]+[.U466]" office:value-type="float" office:value="2.1574574970983" calcext:value-type="float">
            <text:p>2.1574574971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715" calcext:value-type="float">
            <text:p>23.715</text:p>
          </table:table-cell>
          <table:table-cell office:value-type="float" office:value="-13.09" calcext:value-type="float">
            <text:p>-13.09</text:p>
          </table:table-cell>
          <table:table-cell office:value-type="float" office:value="-41.31" calcext:value-type="float">
            <text:p>-41.31</text:p>
          </table:table-cell>
          <table:table-cell office:value-type="float" office:value="49.399" calcext:value-type="float">
            <text:p>49.399</text:p>
          </table:table-cell>
          <table:table-cell office:value-type="string" calcext:value-type="string">
            <text:p>##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47" calcext:value-type="float">
            <text:p>-0.147</text:p>
          </table:table-cell>
          <table:table-cell office:value-type="float" office:value="-9.911" calcext:value-type="float">
            <text:p>-9.911</text:p>
          </table:table-cell>
          <table:table-cell office:value-type="float" office:value="9.912" calcext:value-type="float">
            <text:p>9.912</text:p>
          </table:table-cell>
          <table:table-cell office:value-type="string" calcext:value-type="string">
            <text:p>##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4" calcext:value-type="float">
            <text:p>0.874</text:p>
          </table:table-cell>
          <table:table-cell/>
          <table:table-cell table:formula="of:=IF (ABS([.I468]) &gt; 8.5; 1; 0)" office:value-type="float" office:value="1" calcext:value-type="float">
            <text:p>1</text:p>
          </table:table-cell>
          <table:table-cell table:formula="of:=ATAN2([.C468];[.B468])" office:value-type="float" office:value="2.07515177192882" calcext:value-type="float">
            <text:p>2.0751517719</text:p>
          </table:table-cell>
          <table:table-cell office:value-type="float" office:value="4" calcext:value-type="float">
            <text:p>4</text:p>
          </table:table-cell>
          <table:table-cell table:formula="of:=[.S468]*0.1/3" office:value-type="float" office:value="0.133333333333333" calcext:value-type="float">
            <text:p>0.1333333333</text:p>
          </table:table-cell>
          <table:table-cell table:formula="of:=[.N468]*[.T468]" office:value-type="float" office:value="0.115066666666667" calcext:value-type="float">
            <text:p>0.1150666667</text:p>
          </table:table-cell>
          <table:table-cell table:formula="of:=[.V467]+[.U467]" office:value-type="float" office:value="2.22332416376496" calcext:value-type="float">
            <text:p>2.2233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46" calcext:value-type="float">
            <text:p>23.46</text:p>
          </table:table-cell>
          <table:table-cell office:value-type="float" office:value="-13.43" calcext:value-type="float">
            <text:p>-13.43</text:p>
          </table:table-cell>
          <table:table-cell office:value-type="float" office:value="-42.245" calcext:value-type="float">
            <text:p>-42.245</text:p>
          </table:table-cell>
          <table:table-cell office:value-type="float" office:value="50.154" calcext:value-type="float">
            <text:p>50.154</text:p>
          </table:table-cell>
          <table:table-cell office:value-type="string" calcext:value-type="string">
            <text:p>##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9" calcext:value-type="float">
            <text:p>0.039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##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5" calcext:value-type="float">
            <text:p>0.345</text:p>
          </table:table-cell>
          <table:table-cell/>
          <table:table-cell table:formula="of:=IF (ABS([.I469]) &gt; 8.5; 1; 0)" office:value-type="float" office:value="1" calcext:value-type="float">
            <text:p>1</text:p>
          </table:table-cell>
          <table:table-cell table:formula="of:=ATAN2([.C469];[.B469])" office:value-type="float" office:value="2.09072247208446" calcext:value-type="float">
            <text:p>2.0907224721</text:p>
          </table:table-cell>
          <table:table-cell office:value-type="float" office:value="2" calcext:value-type="float">
            <text:p>2</text:p>
          </table:table-cell>
          <table:table-cell table:formula="of:=[.S469]*0.1/3" office:value-type="float" office:value="0.0666666666666667" calcext:value-type="float">
            <text:p>0.0666666667</text:p>
          </table:table-cell>
          <table:table-cell table:formula="of:=[.N469]*[.T469]" office:value-type="float" office:value="0.0223333333333333" calcext:value-type="float">
            <text:p>0.0223333333</text:p>
          </table:table-cell>
          <table:table-cell table:formula="of:=[.V468]+[.U468]" office:value-type="float" office:value="2.33839083043163" calcext:value-type="float">
            <text:p>2.3383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3.885" calcext:value-type="float">
            <text:p>23.885</text:p>
          </table:table-cell>
          <table:table-cell office:value-type="float" office:value="-14.365" calcext:value-type="float">
            <text:p>-14.365</text:p>
          </table:table-cell>
          <table:table-cell office:value-type="float" office:value="-41.735" calcext:value-type="float">
            <text:p>-41.735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##</text:p>
          </table:table-cell>
          <table:table-cell office:value-type="float" office:value="0.147" calcext:value-type="float">
            <text:p>0.147</text:p>
          </table:table-cell>
          <table:table-cell office:value-type="float" office:value="-0.11" calcext:value-type="float">
            <text:p>-0.11</text:p>
          </table:table-cell>
          <table:table-cell office:value-type="float" office:value="-9.988" calcext:value-type="float">
            <text:p>-9.988</text:p>
          </table:table-cell>
          <table:table-cell office:value-type="float" office:value="9.989" calcext:value-type="float">
            <text:p>9.989</text:p>
          </table:table-cell>
          <table:table-cell office:value-type="string" calcext:value-type="string">
            <text:p>##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IF (ABS([.I470]) &gt; 8.5; 1; 0)" office:value-type="float" office:value="1" calcext:value-type="float">
            <text:p>1</text:p>
          </table:table-cell>
          <table:table-cell table:formula="of:=ATAN2([.C470];[.B470])" office:value-type="float" office:value="2.11226185178857" calcext:value-type="float">
            <text:p>2.1122618518</text:p>
          </table:table-cell>
          <table:table-cell office:value-type="float" office:value="4" calcext:value-type="float">
            <text:p>4</text:p>
          </table:table-cell>
          <table:table-cell table:formula="of:=[.S470]*0.1/3" office:value-type="float" office:value="0.133333333333333" calcext:value-type="float">
            <text:p>0.1333333333</text:p>
          </table:table-cell>
          <table:table-cell table:formula="of:=[.N470]*[.T470]" office:value-type="float" office:value="0.0244" calcext:value-type="float">
            <text:p>0.0244</text:p>
          </table:table-cell>
          <table:table-cell table:formula="of:=[.V469]+[.U469]" office:value-type="float" office:value="2.36072416376497" calcext:value-type="float">
            <text:p>2.3607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4.395" calcext:value-type="float">
            <text:p>24.395</text:p>
          </table:table-cell>
          <table:table-cell office:value-type="float" office:value="-13.855" calcext:value-type="float">
            <text:p>-13.855</text:p>
          </table:table-cell>
          <table:table-cell office:value-type="float" office:value="-40.8" calcext:value-type="float">
            <text:p>-40.8</text:p>
          </table:table-cell>
          <table:table-cell office:value-type="float" office:value="49.515" calcext:value-type="float">
            <text:p>49.515</text:p>
          </table:table-cell>
          <table:table-cell office:value-type="string" calcext:value-type="string">
            <text:p>##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0.18" calcext:value-type="float">
            <text:p>-10.18</text:p>
          </table:table-cell>
          <table:table-cell office:value-type="float" office:value="10.181" calcext:value-type="float">
            <text:p>10.181</text:p>
          </table:table-cell>
          <table:table-cell office:value-type="string" calcext:value-type="string">
            <text:p>##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IF (ABS([.I471]) &gt; 8.5; 1; 0)" office:value-type="float" office:value="1" calcext:value-type="float">
            <text:p>1</text:p>
          </table:table-cell>
          <table:table-cell table:formula="of:=ATAN2([.C471];[.B471])" office:value-type="float" office:value="2.08731185710553" calcext:value-type="float">
            <text:p>2.0873118571</text:p>
          </table:table-cell>
          <table:table-cell office:value-type="float" office:value="2" calcext:value-type="float">
            <text:p>2</text:p>
          </table:table-cell>
          <table:table-cell table:formula="of:=[.S471]*0.1/3" office:value-type="float" office:value="0.0666666666666667" calcext:value-type="float">
            <text:p>0.0666666667</text:p>
          </table:table-cell>
          <table:table-cell table:formula="of:=[.N471]*[.T471]" office:value-type="float" office:value="-0.0155333333333333" calcext:value-type="float">
            <text:p>-0.0155333333</text:p>
          </table:table-cell>
          <table:table-cell table:formula="of:=[.V470]+[.U470]" office:value-type="float" office:value="2.38512416376497" calcext:value-type="float">
            <text:p>2.3851241638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27.03" calcext:value-type="float">
            <text:p>27.03</text:p>
          </table:table-cell>
          <table:table-cell office:value-type="float" office:value="-11.22" calcext:value-type="float">
            <text:p>-11.22</text:p>
          </table:table-cell>
          <table:table-cell office:value-type="float" office:value="-39.695" calcext:value-type="float">
            <text:p>-39.695</text:p>
          </table:table-cell>
          <table:table-cell office:value-type="float" office:value="49.317" calcext:value-type="float">
            <text:p>49.317</text:p>
          </table:table-cell>
          <table:table-cell office:value-type="string" calcext:value-type="string">
            <text:p>##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9.757" calcext:value-type="float">
            <text:p>-9.757</text:p>
          </table:table-cell>
          <table:table-cell office:value-type="float" office:value="9.818" calcext:value-type="float">
            <text:p>9.818</text:p>
          </table:table-cell>
          <table:table-cell office:value-type="string" calcext:value-type="string">
            <text:p>##</text:p>
          </table:table-cell>
          <table:table-cell office:value-type="float" office:value="0.057" calcext:value-type="float">
            <text:p>0.057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975" calcext:value-type="float">
            <text:p>-0.975</text:p>
          </table:table-cell>
          <table:table-cell office:value-type="float" office:value="1.031" calcext:value-type="float">
            <text:p>1.031</text:p>
          </table:table-cell>
          <table:table-cell/>
          <table:table-cell table:formula="of:=IF (ABS([.I472]) &gt; 8.5; 1; 0)" office:value-type="float" office:value="1" calcext:value-type="float">
            <text:p>1</text:p>
          </table:table-cell>
          <table:table-cell table:formula="of:=ATAN2([.C472];[.B472])" office:value-type="float" office:value="1.96424696472383" calcext:value-type="float">
            <text:p>1.9642469647</text:p>
          </table:table-cell>
          <table:table-cell office:value-type="float" office:value="4" calcext:value-type="float">
            <text:p>4</text:p>
          </table:table-cell>
          <table:table-cell table:formula="of:=[.S472]*0.1/3" office:value-type="float" office:value="0.133333333333333" calcext:value-type="float">
            <text:p>0.1333333333</text:p>
          </table:table-cell>
          <table:table-cell table:formula="of:=[.N472]*[.T472]" office:value-type="float" office:value="-0.13" calcext:value-type="float">
            <text:p>-0.13</text:p>
          </table:table-cell>
          <table:table-cell table:formula="of:=[.V471]+[.U471]" office:value-type="float" office:value="2.36959083043163" calcext:value-type="float">
            <text:p>2.369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0.175" calcext:value-type="float">
            <text:p>30.175</text:p>
          </table:table-cell>
          <table:table-cell office:value-type="float" office:value="-8.245" calcext:value-type="float">
            <text:p>-8.245</text:p>
          </table:table-cell>
          <table:table-cell office:value-type="float" office:value="-38.165" calcext:value-type="float">
            <text:p>-38.165</text:p>
          </table:table-cell>
          <table:table-cell office:value-type="float" office:value="49.347" calcext:value-type="float">
            <text:p>49.347</text:p>
          </table:table-cell>
          <table:table-cell office:value-type="string" calcext:value-type="string">
            <text:p>##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372" calcext:value-type="float">
            <text:p>0.372</text:p>
          </table:table-cell>
          <table:table-cell office:value-type="float" office:value="-10.065" calcext:value-type="float">
            <text:p>-10.065</text:p>
          </table:table-cell>
          <table:table-cell office:value-type="float" office:value="10.073" calcext:value-type="float">
            <text:p>10.073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344" calcext:value-type="float">
            <text:p>-0.344</text:p>
          </table:table-cell>
          <table:table-cell office:value-type="float" office:value="-1.597" calcext:value-type="float">
            <text:p>-1.597</text:p>
          </table:table-cell>
          <table:table-cell office:value-type="float" office:value="1.654" calcext:value-type="float">
            <text:p>1.654</text:p>
          </table:table-cell>
          <table:table-cell/>
          <table:table-cell table:formula="of:=IF (ABS([.I473]) &gt; 8.5; 1; 0)" office:value-type="float" office:value="1" calcext:value-type="float">
            <text:p>1</text:p>
          </table:table-cell>
          <table:table-cell table:formula="of:=ATAN2([.C473];[.B473])" office:value-type="float" office:value="1.83752502033299" calcext:value-type="float">
            <text:p>1.8375250203</text:p>
          </table:table-cell>
          <table:table-cell office:value-type="float" office:value="2" calcext:value-type="float">
            <text:p>2</text:p>
          </table:table-cell>
          <table:table-cell table:formula="of:=[.S473]*0.1/3" office:value-type="float" office:value="0.0666666666666667" calcext:value-type="float">
            <text:p>0.0666666667</text:p>
          </table:table-cell>
          <table:table-cell table:formula="of:=[.N473]*[.T473]" office:value-type="float" office:value="-0.106466666666667" calcext:value-type="float">
            <text:p>-0.1064666667</text:p>
          </table:table-cell>
          <table:table-cell table:formula="of:=[.V472]+[.U472]" office:value-type="float" office:value="2.23959083043163" calcext:value-type="float">
            <text:p>2.2395908304</text:p>
          </table:table-cell>
        </table:table-row>
        <table:table-row table:style-name="ro1">
          <table:table-cell office:value-type="string" calcext:value-type="string">
            <text:p>C,A,G:</text:p>
          </table:table-cell>
          <table:table-cell office:value-type="float" office:value="31.79" calcext:value-type="float">
            <text:p>31.79</text:p>
          </table:table-cell>
          <table:table-cell office:value-type="float" office:value="-4.675" calcext:value-type="float">
            <text:p>-4.675</text:p>
          </table:table-cell>
          <table:table-cell office:value-type="float" office:value="-37.23" calcext:value-type="float">
            <text:p>-37.23</text:p>
          </table:table-cell>
          <table:table-cell office:value-type="float" office:value="49.179" calcext:value-type="float">
            <text:p>49.179</text:p>
          </table:table-cell>
          <table:table-cell office:value-type="string" calcext:value-type="string">
            <text:p>##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298" calcext:value-type="float">
            <text:p>0.298</text:p>
          </table:table-cell>
          <table:table-cell office:value-type="float" office:value="-9.603" calcext:value-type="float">
            <text:p>-9.603</text:p>
          </table:table-cell>
          <table:table-cell office:value-type="float" office:value="9.624" calcext:value-type="float">
            <text:p>9.624</text:p>
          </table:table-cell>
          <table:table-cell office:value-type="string" calcext:value-type="string">
            <text:p>##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19" calcext:value-type="float">
            <text:p>-0.19</text:p>
          </table:table-cell>
          <table:table-cell office:value-type="float" office:value="-1.594" calcext:value-type="float">
            <text:p>-1.594</text:p>
          </table:table-cell>
          <table:table-cell office:value-type="float" office:value="1.627" calcext:value-type="float">
            <text:p>1.627</text:p>
          </table:table-cell>
          <table:table-cell/>
          <table:table-cell table:formula="of:=IF (ABS([.I474]) &gt; 8.5; 1; 0)" office:value-type="float" office:value="1" calcext:value-type="float">
            <text:p>1</text:p>
          </table:table-cell>
          <table:table-cell table:formula="of:=ATAN2([.C474];[.B474])" office:value-type="float" office:value="1.71680858450617" calcext:value-type="float">
            <text:p>1.7168085845</text:p>
          </table:table-cell>
          <table:table-cell office:value-type="float" office:value="4" calcext:value-type="float">
            <text:p>4</text:p>
          </table:table-cell>
          <table:table-cell table:formula="of:=[.S474]*0.1/3" office:value-type="float" office:value="0.133333333333333" calcext:value-type="float">
            <text:p>0.1333333333</text:p>
          </table:table-cell>
          <table:table-cell table:formula="of:=[.N474]*[.T474]" office:value-type="float" office:value="-0.212533333333333" calcext:value-type="float">
            <text:p>-0.2125333333</text:p>
          </table:table-cell>
          <table:table-cell table:formula="of:=[.V473]+[.U473]" office:value-type="float" office:value="2.13312416376497" calcext:value-type="float">
            <text:p>2.1331241638</text:p>
          </table:table-cell>
        </table:table-row>
        <table:table-row table:style-name="ro1" table:number-rows-repeated="104810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p Versteegh</meta:initial-creator>
    <meta:creation-date>2015-04-30T00:35:19.835605762</meta:creation-date>
    <dc:date>2015-04-30T01:34:57.984989520</dc:date>
    <dc:creator>Jaap Versteegh</dc:creator>
    <meta:editing-duration>PT13M17S</meta:editing-duration>
    <meta:editing-cycles>1</meta:editing-cycles>
    <meta:document-statistic meta:table-count="1" meta:cell-count="9867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4cm" svg:y="3.952cm" style:legend-expansion="high" chart:style-name="ch2"/>
        <chart:plot-area chart:style-name="ch3" table:cell-range-address="Sheet1.R3:Sheet1.R265 Sheet1.V3:Sheet1.V265" chart:data-source-has-labels="row" svg:x="0.32cm" svg:y="0.18cm" svg:width="12.614cm" svg:height="8.64cm">
          <chartooo:coordinate-region svg:x="1.047cm" svg:y="0.38cm" svg:width="11.857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3:Sheet1.R265" chart:label-cell-address="compass" chart:class="chart:bar">
            <chart:data-point chart:repeated="263"/>
          </chart:series>
          <chart:series chart:style-name="ch8" chart:values-cell-range-address="Sheet1.V3:Sheet1.V265" chart:label-cell-address="gyro" chart:class="chart:line">
            <chart:data-point chart:repeated="2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ss</text:p>
              </table:table-cell>
              <table:table-cell office:value-type="string">
                <text:p>gy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164026312625">
                <text:p>1.89164026312625</text:p>
                <draw:g>
                  <svg:desc>Sheet1.R3:Sheet1.R265</svg:desc>
                </draw:g>
              </table:table-cell>
              <table:table-cell office:value-type="float" office:value="NaN">
                <text:p>NaN</text:p>
                <draw:g>
                  <svg:desc>Sheet1.V3:Sheet1.V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788391380827">
                <text:p>1.94788391380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655487576196">
                <text:p>1.89655487576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635166491652">
                <text:p>1.9363516649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050489813776">
                <text:p>1.9605048981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547182805431">
                <text:p>1.95547182805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055634375969">
                <text:p>1.960556343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201144979313">
                <text:p>1.94201144979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2454371674821">
                <text:p>1.9245437167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7698393545453">
                <text:p>1.8769839354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249011786603">
                <text:p>1.85249011786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5773507972567">
                <text:p>1.85773507972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16340514161">
                <text:p>1.851634051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884910781867">
                <text:p>1.8788491078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843167808443">
                <text:p>1.88843167808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526293092891">
                <text:p>1.8852629309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977069774264">
                <text:p>1.89977069774264</text:p>
              </table:table-cell>
              <table:table-cell office:value-type="float" office:value="1.89977069774264">
                <text:p>1.89977069774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7752655164637">
                <text:p>1.87752655164637</text:p>
              </table:table-cell>
              <table:table-cell office:value-type="float" office:value="1.90403736440931">
                <text:p>1.90403736440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0650945389916">
                <text:p>1.90650945389916</text:p>
              </table:table-cell>
              <table:table-cell office:value-type="float" office:value="1.91563736440931">
                <text:p>1.91563736440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797780491902">
                <text:p>1.92797780491902</text:p>
              </table:table-cell>
              <table:table-cell office:value-type="float" office:value="1.91837069774264">
                <text:p>1.91837069774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1248128118252">
                <text:p>1.91248128118252</text:p>
              </table:table-cell>
              <table:table-cell office:value-type="float" office:value="1.92583736440931">
                <text:p>1.92583736440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38202672156">
                <text:p>1.9138202672156</text:p>
              </table:table-cell>
              <table:table-cell office:value-type="float" office:value="1.92863736440931">
                <text:p>1.92863736440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963247207176">
                <text:p>1.93963247207176</text:p>
              </table:table-cell>
              <table:table-cell office:value-type="float" office:value="1.93690403107597">
                <text:p>1.93690403107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4446201459278">
                <text:p>1.94446201459278</text:p>
              </table:table-cell>
              <table:table-cell office:value-type="float" office:value="1.94770403107597">
                <text:p>1.94770403107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5007495744005">
                <text:p>1.95007495744005</text:p>
              </table:table-cell>
              <table:table-cell office:value-type="float" office:value="1.96077069774264">
                <text:p>1.96077069774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6482369918898">
                <text:p>1.96482369918898</text:p>
              </table:table-cell>
              <table:table-cell office:value-type="float" office:value="1.96397069774264">
                <text:p>1.96397069774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432320376934">
                <text:p>1.93432320376934</text:p>
              </table:table-cell>
              <table:table-cell office:value-type="float" office:value="1.96823736440931">
                <text:p>1.96823736440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519139507749">
                <text:p>1.9519139507749</text:p>
              </table:table-cell>
              <table:table-cell office:value-type="float" office:value="1.96770403107597">
                <text:p>1.96770403107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5382635785567">
                <text:p>1.95382635785567</text:p>
              </table:table-cell>
              <table:table-cell office:value-type="float" office:value="1.96077069774264">
                <text:p>1.96077069774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082865687705">
                <text:p>1.94082865687705</text:p>
              </table:table-cell>
              <table:table-cell office:value-type="float" office:value="1.95697069774264">
                <text:p>1.95697069774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189240349903">
                <text:p>1.90189240349903</text:p>
              </table:table-cell>
              <table:table-cell office:value-type="float" office:value="1.94203736440931">
                <text:p>1.94203736440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760403022788">
                <text:p>1.86760403022788</text:p>
              </table:table-cell>
              <table:table-cell office:value-type="float" office:value="1.93630403107597">
                <text:p>1.93630403107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225312127276">
                <text:p>1.86225312127276</text:p>
              </table:table-cell>
              <table:table-cell office:value-type="float" office:value="1.91337069774264">
                <text:p>1.91337069774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415821058268">
                <text:p>1.83415821058268</text:p>
              </table:table-cell>
              <table:table-cell office:value-type="float" office:value="1.88897069774264">
                <text:p>1.88897069774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8347732028493">
                <text:p>1.78347732028493</text:p>
              </table:table-cell>
              <table:table-cell office:value-type="float" office:value="1.84843736440931">
                <text:p>1.84843736440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9434681628594">
                <text:p>1.69434681628594</text:p>
              </table:table-cell>
              <table:table-cell office:value-type="float" office:value="1.82217069774264">
                <text:p>1.82217069774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0603813986051">
                <text:p>1.60603813986051</text:p>
              </table:table-cell>
              <table:table-cell office:value-type="float" office:value="1.74070403107597">
                <text:p>1.74070403107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5156792769519">
                <text:p>1.55156792769519</text:p>
              </table:table-cell>
              <table:table-cell office:value-type="float" office:value="1.69210403107597">
                <text:p>1.69210403107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74077995064">
                <text:p>1.4374077995064</text:p>
              </table:table-cell>
              <table:table-cell office:value-type="float" office:value="1.59210403107597">
                <text:p>1.5921040310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359214805447">
                <text:p>1.32359214805447</text:p>
              </table:table-cell>
              <table:table-cell office:value-type="float" office:value="1.53170403107597">
                <text:p>1.53170403107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502082099131">
                <text:p>1.22502082099131</text:p>
              </table:table-cell>
              <table:table-cell office:value-type="float" office:value="1.39743736440931">
                <text:p>1.39743736440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650114020955">
                <text:p>1.12650114020955</text:p>
              </table:table-cell>
              <table:table-cell office:value-type="float" office:value="1.33830403107597">
                <text:p>1.33830403107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122861064323">
                <text:p>1.07122861064323</text:p>
              </table:table-cell>
              <table:table-cell office:value-type="float" office:value="1.22270403107597">
                <text:p>1.22270403107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5883305299931">
                <text:p>0.935883305299931</text:p>
              </table:table-cell>
              <table:table-cell office:value-type="float" office:value="1.16690403107597">
                <text:p>1.16690403107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3978277165865">
                <text:p>0.943978277165865</text:p>
              </table:table-cell>
              <table:table-cell office:value-type="float" office:value="1.02063736440931">
                <text:p>1.020637364409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6077739812567">
                <text:p>0.916077739812567</text:p>
              </table:table-cell>
              <table:table-cell office:value-type="float" office:value="0.989504031075973">
                <text:p>0.989504031075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8995701192055">
                <text:p>0.888995701192055</text:p>
              </table:table-cell>
              <table:table-cell office:value-type="float" office:value="0.968437364409306">
                <text:p>0.968437364409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9575653030659">
                <text:p>0.949575653030659</text:p>
              </table:table-cell>
              <table:table-cell office:value-type="float" office:value="0.96657069774264">
                <text:p>0.96657069774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9399158232133">
                <text:p>1.09399158232133</text:p>
              </table:table-cell>
              <table:table-cell office:value-type="float" office:value="0.999504031075973">
                <text:p>0.999504031075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875182644693">
                <text:p>1.30875182644693</text:p>
              </table:table-cell>
              <table:table-cell office:value-type="float" office:value="1.09517069774264">
                <text:p>1.09517069774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21415299888">
                <text:p>1.4721415299888</text:p>
              </table:table-cell>
              <table:table-cell office:value-type="float" office:value="1.37983736440931">
                <text:p>1.37983736440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953817810483">
                <text:p>1.61953817810483</text:p>
              </table:table-cell>
              <table:table-cell office:value-type="float" office:value="1.47963736440931">
                <text:p>1.47963736440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2002821318402">
                <text:p>1.72002821318402</text:p>
              </table:table-cell>
              <table:table-cell office:value-type="float" office:value="1.63190403107597">
                <text:p>1.631904031075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4722157374966">
                <text:p>1.84722157374966</text:p>
              </table:table-cell>
              <table:table-cell office:value-type="float" office:value="1.69870403107597">
                <text:p>1.69870403107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6506904322332">
                <text:p>1.96506904322332</text:p>
              </table:table-cell>
              <table:table-cell office:value-type="float" office:value="1.83990403107597">
                <text:p>1.839904031075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269252804834">
                <text:p>2.0269252804834</text:p>
              </table:table-cell>
              <table:table-cell office:value-type="float" office:value="1.91423736440931">
                <text:p>1.91423736440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263160765576">
                <text:p>2.15263160765576</text:p>
              </table:table-cell>
              <table:table-cell office:value-type="float" office:value="2.07357069774264">
                <text:p>2.07357069774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630533053827">
                <text:p>2.25630533053827</text:p>
              </table:table-cell>
              <table:table-cell office:value-type="float" office:value="2.15063736440931">
                <text:p>2.15063736440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186551290529">
                <text:p>2.35186551290529</text:p>
              </table:table-cell>
              <table:table-cell office:value-type="float" office:value="2.29663736440931">
                <text:p>2.29663736440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5998683064939">
                <text:p>2.45998683064939</text:p>
              </table:table-cell>
              <table:table-cell office:value-type="float" office:value="2.36343736440931">
                <text:p>2.36343736440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3784332019236">
                <text:p>2.53784332019236</text:p>
              </table:table-cell>
              <table:table-cell office:value-type="float" office:value="2.52797069774264">
                <text:p>2.52797069774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860241233602">
                <text:p>2.62860241233602</text:p>
              </table:table-cell>
              <table:table-cell office:value-type="float" office:value="2.59570403107597">
                <text:p>2.59570403107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4467749290416">
                <text:p>2.74467749290416</text:p>
              </table:table-cell>
              <table:table-cell office:value-type="float" office:value="2.73370403107597">
                <text:p>2.73370403107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864532336624">
                <text:p>2.80864532336624</text:p>
              </table:table-cell>
              <table:table-cell office:value-type="float" office:value="2.79317069774264">
                <text:p>2.79317069774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1292179444291">
                <text:p>2.81292179444291</text:p>
              </table:table-cell>
              <table:table-cell office:value-type="float" office:value="2.85690403107597">
                <text:p>2.856904031075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708445697024">
                <text:p>2.7708445697024</text:p>
              </table:table-cell>
              <table:table-cell office:value-type="float" office:value="2.84797069774264">
                <text:p>2.84797069774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875625659619">
                <text:p>2.64875625659619</text:p>
              </table:table-cell>
              <table:table-cell office:value-type="float" office:value="2.73597069774264">
                <text:p>2.73597069774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3846261102509">
                <text:p>2.53846261102509</text:p>
              </table:table-cell>
              <table:table-cell office:value-type="float" office:value="2.64557069774264">
                <text:p>2.64557069774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5436276871558">
                <text:p>2.45436276871558</text:p>
              </table:table-cell>
              <table:table-cell office:value-type="float" office:value="2.47517069774264">
                <text:p>2.47517069774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9653512130281">
                <text:p>2.29653512130281</text:p>
              </table:table-cell>
              <table:table-cell office:value-type="float" office:value="2.38670403107597">
                <text:p>2.38670403107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7879626431561">
                <text:p>2.17879626431561</text:p>
              </table:table-cell>
              <table:table-cell office:value-type="float" office:value="2.20177069774264">
                <text:p>2.20177069774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4073316104841">
                <text:p>2.04073316104841</text:p>
              </table:table-cell>
              <table:table-cell office:value-type="float" office:value="2.12603736440931">
                <text:p>2.12603736440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9068814727264">
                <text:p>1.89068814727264</text:p>
              </table:table-cell>
              <table:table-cell office:value-type="float" office:value="1.95283736440931">
                <text:p>1.95283736440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561172719656">
                <text:p>1.78561172719656</text:p>
              </table:table-cell>
              <table:table-cell office:value-type="float" office:value="1.87810403107597">
                <text:p>1.87810403107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910590822805">
                <text:p>1.6910590822805</text:p>
              </table:table-cell>
              <table:table-cell office:value-type="float" office:value="1.74477069774264">
                <text:p>1.74477069774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576526854857">
                <text:p>1.58576526854857</text:p>
              </table:table-cell>
              <table:table-cell office:value-type="float" office:value="1.66917069774264">
                <text:p>1.66917069774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6342640475935">
                <text:p>1.46342640475935</text:p>
              </table:table-cell>
              <table:table-cell office:value-type="float" office:value="1.52010403107597">
                <text:p>1.52010403107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4770682240912">
                <text:p>1.34770682240912</text:p>
              </table:table-cell>
              <table:table-cell office:value-type="float" office:value="1.45383736440931">
                <text:p>1.45383736440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478648935564">
                <text:p>1.23478648935564</text:p>
              </table:table-cell>
              <table:table-cell office:value-type="float" office:value="1.30237069774264">
                <text:p>1.30237069774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5706837828884">
                <text:p>1.05706837828884</text:p>
              </table:table-cell>
              <table:table-cell office:value-type="float" office:value="1.21497069774264">
                <text:p>1.21497069774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6250286302512">
                <text:p>0.926250286302512</text:p>
              </table:table-cell>
              <table:table-cell office:value-type="float" office:value="1.00910403107597">
                <text:p>1.00910403107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106569288538">
                <text:p>0.86106569288538</text:p>
              </table:table-cell>
              <table:table-cell office:value-type="float" office:value="0.95137069774264">
                <text:p>0.95137069774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161295840185">
                <text:p>0.80161295840185</text:p>
              </table:table-cell>
              <table:table-cell office:value-type="float" office:value="0.806037364409307">
                <text:p>0.806037364409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8453830582433">
                <text:p>0.778453830582433</text:p>
              </table:table-cell>
              <table:table-cell office:value-type="float" office:value="0.741237364409307">
                <text:p>0.741237364409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58761480861208">
                <text:p>0.758761480861208</text:p>
              </table:table-cell>
              <table:table-cell office:value-type="float" office:value="0.673770697742641">
                <text:p>0.673770697742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3940013193004">
                <text:p>0.753940013193004</text:p>
              </table:table-cell>
              <table:table-cell office:value-type="float" office:value="0.66917069774264">
                <text:p>0.66917069774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8982377439741">
                <text:p>0.788982377439741</text:p>
              </table:table-cell>
              <table:table-cell office:value-type="float" office:value="0.697304031075974">
                <text:p>0.697304031075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785922081479">
                <text:p>0.90785922081479</text:p>
              </table:table-cell>
              <table:table-cell office:value-type="float" office:value="0.754637364409307">
                <text:p>0.754637364409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2972894815067">
                <text:p>1.22972894815067</text:p>
              </table:table-cell>
              <table:table-cell office:value-type="float" office:value="1.03090403107597">
                <text:p>1.03090403107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0154510829427">
                <text:p>1.40154510829427</text:p>
              </table:table-cell>
              <table:table-cell office:value-type="float" office:value="1.19343736440931">
                <text:p>1.19343736440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1837943007188">
                <text:p>1.61837943007188</text:p>
              </table:table-cell>
              <table:table-cell office:value-type="float" office:value="1.43383736440931">
                <text:p>1.43383736440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8870812845454">
                <text:p>1.88870812845454</text:p>
              </table:table-cell>
              <table:table-cell office:value-type="float" office:value="1.54563736440931">
                <text:p>1.54563736440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8772678735539">
                <text:p>2.08772678735539</text:p>
              </table:table-cell>
              <table:table-cell office:value-type="float" office:value="1.83963736440931">
                <text:p>1.839637364409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8559998506199">
                <text:p>2.18559998506199</text:p>
              </table:table-cell>
              <table:table-cell office:value-type="float" office:value="1.96243736440931">
                <text:p>1.962437364409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9094073154811">
                <text:p>2.29094073154811</text:p>
              </table:table-cell>
              <table:table-cell office:value-type="float" office:value="2.13670403107597">
                <text:p>2.13670403107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609515678033">
                <text:p>2.36609515678033</text:p>
              </table:table-cell>
              <table:table-cell office:value-type="float" office:value="2.20877069774264">
                <text:p>2.20877069774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3513759393119">
                <text:p>2.43513759393119</text:p>
              </table:table-cell>
              <table:table-cell office:value-type="float" office:value="2.34343736440931">
                <text:p>2.34343736440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083568846868">
                <text:p>2.5083568846868</text:p>
              </table:table-cell>
              <table:table-cell office:value-type="float" office:value="2.39743736440931">
                <text:p>2.39743736440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0371250794226">
                <text:p>2.60371250794226</text:p>
              </table:table-cell>
              <table:table-cell office:value-type="float" office:value="2.51130403107597">
                <text:p>2.51130403107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7660814698974">
                <text:p>2.67660814698974</text:p>
              </table:table-cell>
              <table:table-cell office:value-type="float" office:value="2.55697069774264">
                <text:p>2.556970697742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6052479422313">
                <text:p>2.76052479422313</text:p>
              </table:table-cell>
              <table:table-cell office:value-type="float" office:value="2.64310403107597">
                <text:p>2.643104031075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5269412527617">
                <text:p>2.85269412527617</text:p>
              </table:table-cell>
              <table:table-cell office:value-type="float" office:value="2.67663736440931">
                <text:p>2.676637364409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1984209919315">
                <text:p>2.81984209919315</text:p>
              </table:table-cell>
              <table:table-cell office:value-type="float" office:value="2.74570403107597">
                <text:p>2.745704031075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4391136852689">
                <text:p>2.74391136852689</text:p>
              </table:table-cell>
              <table:table-cell office:value-type="float" office:value="2.75183736440931">
                <text:p>2.75183736440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6760949531884">
                <text:p>2.66760949531884</text:p>
              </table:table-cell>
              <table:table-cell office:value-type="float" office:value="2.70277069774264">
                <text:p>2.702770697742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673128193067">
                <text:p>2.63673128193067</text:p>
              </table:table-cell>
              <table:table-cell office:value-type="float" office:value="2.65657069774264">
                <text:p>2.65657069774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5518876970335">
                <text:p>2.55518876970335</text:p>
              </table:table-cell>
              <table:table-cell office:value-type="float" office:value="2.57603736440931">
                <text:p>2.576037364409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5280005240632">
                <text:p>2.45280005240632</text:p>
              </table:table-cell>
              <table:table-cell office:value-type="float" office:value="2.53237069774264">
                <text:p>2.53237069774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1518909036294">
                <text:p>2.41518909036294</text:p>
              </table:table-cell>
              <table:table-cell office:value-type="float" office:value="2.42423736440931">
                <text:p>2.42423736440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9946643068242">
                <text:p>2.39946643068242</text:p>
              </table:table-cell>
              <table:table-cell office:value-type="float" office:value="2.38603736440931">
                <text:p>2.38603736440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5414950326799">
                <text:p>2.35414950326799</text:p>
              </table:table-cell>
              <table:table-cell office:value-type="float" office:value="2.33870403107597">
                <text:p>2.338704031075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0058179058833">
                <text:p>2.30058179058833</text:p>
              </table:table-cell>
              <table:table-cell office:value-type="float" office:value="2.30537069774264">
                <text:p>2.30537069774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7045135610954">
                <text:p>2.27045135610954</text:p>
              </table:table-cell>
              <table:table-cell office:value-type="float" office:value="2.24657069774264">
                <text:p>2.2465706977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1197455939442">
                <text:p>2.21197455939442</text:p>
              </table:table-cell>
              <table:table-cell office:value-type="float" office:value="2.22330403107597">
                <text:p>2.22330403107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8517368683564">
                <text:p>2.18517368683564</text:p>
              </table:table-cell>
              <table:table-cell office:value-type="float" office:value="2.17583736440931">
                <text:p>2.17583736440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4286068274983">
                <text:p>2.14286068274983</text:p>
              </table:table-cell>
              <table:table-cell office:value-type="float" office:value="2.15430403107597">
                <text:p>2.154304031075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0497890170028">
                <text:p>2.10497890170028</text:p>
              </table:table-cell>
              <table:table-cell office:value-type="float" office:value="2.10590403107597">
                <text:p>2.105904031075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8581952587187">
                <text:p>2.08581952587187</text:p>
              </table:table-cell>
              <table:table-cell office:value-type="float" office:value="2.08730403107597">
                <text:p>2.087304031075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4914875817355">
                <text:p>2.04914875817355</text:p>
              </table:table-cell>
              <table:table-cell office:value-type="float" office:value="2.04957069774264">
                <text:p>2.04957069774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6859044047066">
                <text:p>1.96859044047066</text:p>
              </table:table-cell>
              <table:table-cell office:value-type="float" office:value="2.02030403107597">
                <text:p>2.02030403107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4105249343192">
                <text:p>1.94105249343192</text:p>
              </table:table-cell>
              <table:table-cell office:value-type="float" office:value="1.97403736440931">
                <text:p>1.97403736440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1402795153245">
                <text:p>1.91402795153245</text:p>
              </table:table-cell>
              <table:table-cell office:value-type="float" office:value="1.95017069774264">
                <text:p>1.95017069774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640042666382">
                <text:p>1.89640042666382</text:p>
              </table:table-cell>
              <table:table-cell office:value-type="float" office:value="1.89230403107597">
                <text:p>1.892304031075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4993702849489">
                <text:p>1.84993702849489</text:p>
              </table:table-cell>
              <table:table-cell office:value-type="float" office:value="1.87523736440931">
                <text:p>1.875237364409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0891010920491">
                <text:p>1.80891010920491</text:p>
              </table:table-cell>
              <table:table-cell office:value-type="float" office:value="1.79790403107597">
                <text:p>1.79790403107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421754531844">
                <text:p>1.7421754531844</text:p>
              </table:table-cell>
              <table:table-cell office:value-type="float" office:value="1.77597069774264">
                <text:p>1.77597069774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2824104331302">
                <text:p>1.62824104331302</text:p>
              </table:table-cell>
              <table:table-cell office:value-type="float" office:value="1.68237069774264">
                <text:p>1.682370697742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7716566741356">
                <text:p>1.57716566741356</text:p>
              </table:table-cell>
              <table:table-cell office:value-type="float" office:value="1.64370403107597">
                <text:p>1.64370403107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6293630112281">
                <text:p>1.46293630112281</text:p>
              </table:table-cell>
              <table:table-cell office:value-type="float" office:value="1.57357069774264">
                <text:p>1.57357069774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3296612731139">
                <text:p>1.43296612731139</text:p>
              </table:table-cell>
              <table:table-cell office:value-type="float" office:value="1.52903736440931">
                <text:p>1.52903736440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0766276000282">
                <text:p>1.40766276000282</text:p>
              </table:table-cell>
              <table:table-cell office:value-type="float" office:value="1.48317069774264">
                <text:p>1.48317069774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4758490729748">
                <text:p>1.34758490729748</text:p>
              </table:table-cell>
              <table:table-cell office:value-type="float" office:value="1.46570403107597">
                <text:p>1.46570403107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1637027032962">
                <text:p>1.31637027032962</text:p>
              </table:table-cell>
              <table:table-cell office:value-type="float" office:value="1.39557069774264">
                <text:p>1.39557069774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6652329342577">
                <text:p>1.26652329342577</text:p>
              </table:table-cell>
              <table:table-cell office:value-type="float" office:value="1.36443736440931">
                <text:p>1.364437364409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2625467291253">
                <text:p>1.12625467291253</text:p>
              </table:table-cell>
              <table:table-cell office:value-type="float" office:value="1.29670403107597">
                <text:p>1.29670403107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8346237540516">
                <text:p>1.08346237540516</text:p>
              </table:table-cell>
              <table:table-cell office:value-type="float" office:value="1.23010403107597">
                <text:p>1.230104031075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2793723247329">
                <text:p>0.982793723247329</text:p>
              </table:table-cell>
              <table:table-cell office:value-type="float" office:value="1.17357069774264">
                <text:p>1.17357069774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3682900314391">
                <text:p>0.963682900314391</text:p>
              </table:table-cell>
              <table:table-cell office:value-type="float" office:value="1.12143736440931">
                <text:p>1.12143736440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70580529207438">
                <text:p>0.870580529207438</text:p>
              </table:table-cell>
              <table:table-cell office:value-type="float" office:value="1.05263736440931">
                <text:p>1.052637364409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7935615362199">
                <text:p>0.777935615362199</text:p>
              </table:table-cell>
              <table:table-cell office:value-type="float" office:value="1.00103736440931">
                <text:p>1.00103736440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20793187283559">
                <text:p>0.720793187283559</text:p>
              </table:table-cell>
              <table:table-cell office:value-type="float" office:value="0.923437364409307">
                <text:p>0.923437364409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4990685772894">
                <text:p>0.684990685772894</text:p>
              </table:table-cell>
              <table:table-cell office:value-type="float" office:value="0.88757069774264">
                <text:p>0.88757069774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2196348870552">
                <text:p>0.632196348870552</text:p>
              </table:table-cell>
              <table:table-cell office:value-type="float" office:value="0.821037364409306">
                <text:p>0.821037364409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294388368523">
                <text:p>0.587294388368523</text:p>
              </table:table-cell>
              <table:table-cell office:value-type="float" office:value="0.775837364409306">
                <text:p>0.775837364409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2956561605557">
                <text:p>0.592956561605557</text:p>
              </table:table-cell>
              <table:table-cell office:value-type="float" office:value="0.706104031075973">
                <text:p>0.706104031075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4376803627863">
                <text:p>0.584376803627863</text:p>
              </table:table-cell>
              <table:table-cell office:value-type="float" office:value="0.69057069774264">
                <text:p>0.690570697742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4935318710315">
                <text:p>0.564935318710315</text:p>
              </table:table-cell>
              <table:table-cell office:value-type="float" office:value="0.652837364409306">
                <text:p>0.652837364409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56943230741088">
                <text:p>0.556943230741088</text:p>
              </table:table-cell>
              <table:table-cell office:value-type="float" office:value="0.64537069774264">
                <text:p>0.64537069774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8387515247865">
                <text:p>0.578387515247865</text:p>
              </table:table-cell>
              <table:table-cell office:value-type="float" office:value="0.662437364409307">
                <text:p>0.662437364409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5566410633503">
                <text:p>0.615566410633503</text:p>
              </table:table-cell>
              <table:table-cell office:value-type="float" office:value="0.68937069774264">
                <text:p>0.68937069774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3506518301519">
                <text:p>0.743506518301519</text:p>
              </table:table-cell>
              <table:table-cell office:value-type="float" office:value="0.75217069774264">
                <text:p>0.752170697742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505908763585">
                <text:p>0.83505908763585</text:p>
              </table:table-cell>
              <table:table-cell office:value-type="float" office:value="0.817437364409307">
                <text:p>0.8174373644093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3217303298279">
                <text:p>0.903217303298279</text:p>
              </table:table-cell>
              <table:table-cell office:value-type="float" office:value="0.93317069774264">
                <text:p>0.933170697742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7735673904472">
                <text:p>0.937735673904472</text:p>
              </table:table-cell>
              <table:table-cell office:value-type="float" office:value="0.984504031075973">
                <text:p>0.9845040310759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158236173082">
                <text:p>1.00158236173082</text:p>
              </table:table-cell>
              <table:table-cell office:value-type="float" office:value="1.04423736440931">
                <text:p>1.044237364409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6808504198764">
                <text:p>1.06808504198764</text:p>
              </table:table-cell>
              <table:table-cell office:value-type="float" office:value="1.08543736440931">
                <text:p>1.085437364409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4642390376172">
                <text:p>1.14642390376172</text:p>
              </table:table-cell>
              <table:table-cell office:value-type="float" office:value="1.16290403107597">
                <text:p>1.16290403107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1916074771305">
                <text:p>1.21916074771305</text:p>
              </table:table-cell>
              <table:table-cell office:value-type="float" office:value="1.20683736440931">
                <text:p>1.206837364409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9291074644107">
                <text:p>1.29291074644107</text:p>
              </table:table-cell>
              <table:table-cell office:value-type="float" office:value="1.28937069774264">
                <text:p>1.289370697742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4076423365666">
                <text:p>1.34076423365666</text:p>
              </table:table-cell>
              <table:table-cell office:value-type="float" office:value="1.33417069774264">
                <text:p>1.334170697742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3236846902758">
                <text:p>1.43236846902758</text:p>
              </table:table-cell>
              <table:table-cell office:value-type="float" office:value="1.41323736440931">
                <text:p>1.41323736440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9586182436236">
                <text:p>1.49586182436236</text:p>
              </table:table-cell>
              <table:table-cell office:value-type="float" office:value="1.45277069774264">
                <text:p>1.452770697742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490606199531">
                <text:p>1.5490606199531</text:p>
              </table:table-cell>
              <table:table-cell office:value-type="float" office:value="1.55263736440931">
                <text:p>1.55263736440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2321739261915">
                <text:p>1.62321739261915</text:p>
              </table:table-cell>
              <table:table-cell office:value-type="float" office:value="1.59630403107597">
                <text:p>1.596304031075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622833436664">
                <text:p>1.6622833436664</text:p>
              </table:table-cell>
              <table:table-cell office:value-type="float" office:value="1.64923736440931">
                <text:p>1.64923736440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3396676742312">
                <text:p>1.73396676742312</text:p>
              </table:table-cell>
              <table:table-cell office:value-type="float" office:value="1.67790403107597">
                <text:p>1.67790403107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0274169463737">
                <text:p>1.80274169463737</text:p>
              </table:table-cell>
              <table:table-cell office:value-type="float" office:value="1.75163736440931">
                <text:p>1.75163736440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3390208323388">
                <text:p>1.83390208323388</text:p>
              </table:table-cell>
              <table:table-cell office:value-type="float" office:value="1.78850403107597">
                <text:p>1.78850403107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9444441212094">
                <text:p>1.89444441212094</text:p>
              </table:table-cell>
              <table:table-cell office:value-type="float" office:value="1.84757069774264">
                <text:p>1.84757069774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6648591884948">
                <text:p>1.96648591884948</text:p>
              </table:table-cell>
              <table:table-cell office:value-type="float" office:value="1.88037069774264">
                <text:p>1.88037069774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8787812616576">
                <text:p>1.98787812616576</text:p>
              </table:table-cell>
              <table:table-cell office:value-type="float" office:value="1.94210403107597">
                <text:p>1.942104031075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5921070896188">
                <text:p>2.05921070896188</text:p>
              </table:table-cell>
              <table:table-cell office:value-type="float" office:value="1.97950403107597">
                <text:p>1.97950403107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0871957663385">
                <text:p>2.10871957663385</text:p>
              </table:table-cell>
              <table:table-cell office:value-type="float" office:value="2.06590403107597">
                <text:p>2.06590403107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7690394774329">
                <text:p>2.17690394774329</text:p>
              </table:table-cell>
              <table:table-cell office:value-type="float" office:value="2.10363736440931">
                <text:p>2.103637364409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63392514158">
                <text:p>2.263392514158</text:p>
              </table:table-cell>
              <table:table-cell office:value-type="float" office:value="2.18257069774264">
                <text:p>2.182570697742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2820180408553">
                <text:p>2.32820180408553</text:p>
              </table:table-cell>
              <table:table-cell office:value-type="float" office:value="2.21183736440931">
                <text:p>2.211837364409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8743432362261">
                <text:p>2.38743432362261</text:p>
              </table:table-cell>
              <table:table-cell office:value-type="float" office:value="2.29357069774264">
                <text:p>2.29357069774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6383187585227">
                <text:p>2.46383187585227</text:p>
              </table:table-cell>
              <table:table-cell office:value-type="float" office:value="2.33003736440931">
                <text:p>2.33003736440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9977788383881">
                <text:p>2.49977788383881</text:p>
              </table:table-cell>
              <table:table-cell office:value-type="float" office:value="2.40057069774264">
                <text:p>2.40057069774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3428742842354">
                <text:p>2.53428742842354</text:p>
              </table:table-cell>
              <table:table-cell office:value-type="float" office:value="2.42643736440931">
                <text:p>2.426437364409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54275456080653">
                <text:p>2.54275456080653</text:p>
              </table:table-cell>
              <table:table-cell office:value-type="float" office:value="2.46617069774264">
                <text:p>2.466170697742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7073974810041">
                <text:p>2.57073974810041</text:p>
              </table:table-cell>
              <table:table-cell office:value-type="float" office:value="2.47723736440931">
                <text:p>2.47723736440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7779107303862">
                <text:p>2.57779107303862</text:p>
              </table:table-cell>
              <table:table-cell office:value-type="float" office:value="2.49497069774264">
                <text:p>2.49497069774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7984058285678">
                <text:p>2.57984058285678</text:p>
              </table:table-cell>
              <table:table-cell office:value-type="float" office:value="2.49417069774264">
                <text:p>2.49417069774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6702207800546">
                <text:p>2.56702207800546</text:p>
              </table:table-cell>
              <table:table-cell office:value-type="float" office:value="2.48350403107597">
                <text:p>2.48350403107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3655466111188">
                <text:p>2.53655466111188</text:p>
              </table:table-cell>
              <table:table-cell office:value-type="float" office:value="2.46150403107597">
                <text:p>2.46150403107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103211018426">
                <text:p>2.48103211018426</text:p>
              </table:table-cell>
              <table:table-cell office:value-type="float" office:value="2.42963736440931">
                <text:p>2.429637364409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0773610248183">
                <text:p>2.40773610248183</text:p>
              </table:table-cell>
              <table:table-cell office:value-type="float" office:value="2.39357069774264">
                <text:p>2.39357069774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2.30717069774264">
                <text:p>2.30717069774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1843908033328">
                <text:p>2.31843908033328</text:p>
              </table:table-cell>
              <table:table-cell office:value-type="float" office:value="2.27377069774264">
                <text:p>2.27377069774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6271770903376">
                <text:p>2.26271770903376</text:p>
              </table:table-cell>
              <table:table-cell office:value-type="float" office:value="2.22270403107597">
                <text:p>2.222704031075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9463704774705">
                <text:p>2.19463704774705</text:p>
              </table:table-cell>
              <table:table-cell office:value-type="float" office:value="2.17930403107597">
                <text:p>2.17930403107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1024777315684">
                <text:p>2.11024777315684</text:p>
              </table:table-cell>
              <table:table-cell office:value-type="float" office:value="2.08250403107597">
                <text:p>2.08250403107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8854725534047">
                <text:p>2.08854725534047</text:p>
              </table:table-cell>
              <table:table-cell office:value-type="float" office:value="2.04363736440931">
                <text:p>2.043637364409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0759616835426">
                <text:p>2.00759616835426</text:p>
              </table:table-cell>
              <table:table-cell office:value-type="float" office:value="1.96950403107597">
                <text:p>1.969504031075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4690229226611">
                <text:p>1.94690229226611</text:p>
              </table:table-cell>
              <table:table-cell office:value-type="float" office:value="1.93177069774264">
                <text:p>1.931770697742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9065294406212">
                <text:p>1.89065294406212</text:p>
              </table:table-cell>
              <table:table-cell office:value-type="float" office:value="1.85670403107597">
                <text:p>1.85670403107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6225312127276">
                <text:p>1.86225312127276</text:p>
              </table:table-cell>
              <table:table-cell office:value-type="float" office:value="1.83043736440931">
                <text:p>1.830437364409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84158046968275">
                <text:p>1.84158046968275</text:p>
              </table:table-cell>
              <table:table-cell office:value-type="float" office:value="1.77710403107597">
                <text:p>1.777104031075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917446565428">
                <text:p>1.7917446565428</text:p>
              </table:table-cell>
              <table:table-cell office:value-type="float" office:value="1.75517069774264">
                <text:p>1.755170697742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533561799258">
                <text:p>1.7533561799258</text:p>
              </table:table-cell>
              <table:table-cell office:value-type="float" office:value="1.72170403107597">
                <text:p>1.721704031075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025212422102">
                <text:p>1.7025212422102</text:p>
              </table:table-cell>
              <table:table-cell office:value-type="float" office:value="1.69730403107597">
                <text:p>1.69730403107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3694573012619">
                <text:p>1.63694573012619</text:p>
              </table:table-cell>
              <table:table-cell office:value-type="float" office:value="1.62837069774264">
                <text:p>1.62837069774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5502476394695">
                <text:p>1.55502476394695</text:p>
              </table:table-cell>
              <table:table-cell office:value-type="float" office:value="1.58583736440931">
                <text:p>1.585837364409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8609381592524">
                <text:p>1.48609381592524</text:p>
              </table:table-cell>
              <table:table-cell office:value-type="float" office:value="1.51103736440931">
                <text:p>1.511037364409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1668821022947">
                <text:p>1.41668821022947</text:p>
              </table:table-cell>
              <table:table-cell office:value-type="float" office:value="1.47810403107597">
                <text:p>1.478104031075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9379200385287">
                <text:p>1.29379200385287</text:p>
              </table:table-cell>
              <table:table-cell office:value-type="float" office:value="1.40557069774264">
                <text:p>1.405570697742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0866369683375">
                <text:p>1.20866369683375</text:p>
              </table:table-cell>
              <table:table-cell office:value-type="float" office:value="1.35477069774264">
                <text:p>1.35477069774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5257199721567">
                <text:p>1.15257199721567</text:p>
              </table:table-cell>
              <table:table-cell office:value-type="float" office:value="1.24237069774264">
                <text:p>1.242370697742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9744028495998">
                <text:p>1.09744028495998</text:p>
              </table:table-cell>
              <table:table-cell office:value-type="float" office:value="1.20850403107597">
                <text:p>1.208504031075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0001854839536">
                <text:p>1.00001854839536</text:p>
              </table:table-cell>
              <table:table-cell office:value-type="float" office:value="1.17863736440931">
                <text:p>1.178637364409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0969420696312">
                <text:p>0.930969420696312</text:p>
              </table:table-cell>
              <table:table-cell office:value-type="float" office:value="1.13397069774264">
                <text:p>1.133970697742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842695709387">
                <text:p>0.83842695709387</text:p>
              </table:table-cell>
              <table:table-cell office:value-type="float" office:value="1.03917069774264">
                <text:p>1.039170697742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75089250251205">
                <text:p>0.775089250251205</text:p>
              </table:table-cell>
              <table:table-cell office:value-type="float" office:value="0.997637364409306">
                <text:p>0.9976373644093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8493110788232">
                <text:p>0.68493110788232</text:p>
              </table:table-cell>
              <table:table-cell office:value-type="float" office:value="0.923637364409306">
                <text:p>0.9236373644093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81770703400577">
                <text:p>0.681770703400577</text:p>
              </table:table-cell>
              <table:table-cell office:value-type="float" office:value="0.87557069774264">
                <text:p>0.875570697742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7386438697402">
                <text:p>0.677386438697402</text:p>
              </table:table-cell>
              <table:table-cell office:value-type="float" office:value="0.85597069774264">
                <text:p>0.85597069774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91624099412727">
                <text:p>0.691624099412727</text:p>
              </table:table-cell>
              <table:table-cell office:value-type="float" office:value="0.84257069774264">
                <text:p>0.842570697742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95794985912577">
                <text:p>0.695794985912577</text:p>
              </table:table-cell>
              <table:table-cell office:value-type="float" office:value="0.823237364409306">
                <text:p>0.823237364409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99425299441612">
                <text:p>0.799425299441612</text:p>
              </table:table-cell>
              <table:table-cell office:value-type="float" office:value="0.833904031075973">
                <text:p>0.8339040310759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47820194535868">
                <text:p>0.947820194535868</text:p>
              </table:table-cell>
              <table:table-cell office:value-type="float" office:value="0.927104031075973">
                <text:p>0.9271040310759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9095580127657">
                <text:p>1.09095580127657</text:p>
              </table:table-cell>
              <table:table-cell office:value-type="float" office:value="1.01317069774264">
                <text:p>1.013170697742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915616332028">
                <text:p>1.18915616332028</text:p>
              </table:table-cell>
              <table:table-cell office:value-type="float" office:value="1.18010403107597">
                <text:p>1.18010403107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3065481611013">
                <text:p>1.23065481611013</text:p>
              </table:table-cell>
              <table:table-cell office:value-type="float" office:value="1.25143736440931">
                <text:p>1.251437364409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37053145926">
                <text:p>1.337053145926</text:p>
              </table:table-cell>
              <table:table-cell office:value-type="float" office:value="1.31383736440931">
                <text:p>1.313837364409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320959032455">
                <text:p>1.43320959032455</text:p>
              </table:table-cell>
              <table:table-cell office:value-type="float" office:value="1.36803736440931">
                <text:p>1.36803736440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0914615615564">
                <text:p>1.50914615615564</text:p>
              </table:table-cell>
              <table:table-cell office:value-type="float" office:value="1.47830403107597">
                <text:p>1.478304031075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6473579493659">
                <text:p>1.56473579493659</text:p>
              </table:table-cell>
              <table:table-cell office:value-type="float" office:value="1.51210403107597">
                <text:p>1.51210403107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0127469073594">
                <text:p>1.60127469073594</text:p>
              </table:table-cell>
              <table:table-cell office:value-type="float" office:value="1.58117069774264">
                <text:p>1.58117069774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7880805149494">
                <text:p>1.67880805149494</text:p>
              </table:table-cell>
              <table:table-cell office:value-type="float" office:value="1.62090403107597">
                <text:p>1.620904031075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541248192825">
                <text:p>1.7541248192825</text:p>
              </table:table-cell>
              <table:table-cell office:value-type="float" office:value="1.70223736440931">
                <text:p>1.702237364409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1290349745512">
                <text:p>1.81290349745512</text:p>
              </table:table-cell>
              <table:table-cell office:value-type="float" office:value="1.73817069774264">
                <text:p>1.738170697742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7784205881369">
                <text:p>1.87784205881369</text:p>
              </table:table-cell>
              <table:table-cell office:value-type="float" office:value="1.81617069774264">
                <text:p>1.81617069774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5024450324405">
                <text:p>1.95024450324405</text:p>
              </table:table-cell>
              <table:table-cell office:value-type="float" office:value="1.84997069774264">
                <text:p>1.849970697742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7345098034677">
                <text:p>1.97345098034677</text:p>
              </table:table-cell>
              <table:table-cell office:value-type="float" office:value="1.91783736440931">
                <text:p>1.91783736440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1923598286997">
                <text:p>2.01923598286997</text:p>
              </table:table-cell>
              <table:table-cell office:value-type="float" office:value="1.94757069774264">
                <text:p>1.947570697742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08303408807767">
                <text:p>2.08303408807767</text:p>
              </table:table-cell>
              <table:table-cell office:value-type="float" office:value="2.00183736440931">
                <text:p>2.001837364409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4066033028822">
                <text:p>2.14066033028822</text:p>
              </table:table-cell>
              <table:table-cell office:value-type="float" office:value="2.03677069774264">
                <text:p>2.03677069774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7462277903231">
                <text:p>2.17462277903231</text:p>
              </table:table-cell>
              <table:table-cell office:value-type="float" office:value="2.09743736440931">
                <text:p>2.097437364409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3886514117285">
                <text:p>2.23886514117285</text:p>
              </table:table-cell>
              <table:table-cell office:value-type="float" office:value="2.12290403107597">
                <text:p>2.122904031075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0717718209019">
                <text:p>2.30717718209019</text:p>
              </table:table-cell>
              <table:table-cell office:value-type="float" office:value="2.19130403107597">
                <text:p>2.19130403107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1696229442039">
                <text:p>2.31696229442039</text:p>
              </table:table-cell>
              <table:table-cell office:value-type="float" office:value="2.23190403107597">
                <text:p>2.231904031075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7095356604237">
                <text:p>2.37095356604237</text:p>
              </table:table-cell>
              <table:table-cell office:value-type="float" office:value="2.28257069774264">
                <text:p>2.282570697742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1452241391835">
                <text:p>2.41452241391835</text:p>
              </table:table-cell>
              <table:table-cell office:value-type="float" office:value="2.30403736440931">
                <text:p>2.30403736440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7404295775648">
                <text:p>2.47404295775648</text:p>
              </table:table-cell>
              <table:table-cell office:value-type="float" office:value="2.34737069774264">
                <text:p>2.347370697742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1408218571628">
                <text:p>2.51408218571628</text:p>
              </table:table-cell>
              <table:table-cell office:value-type="float" office:value="2.37710403107597">
                <text:p>2.37710403107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5018406866248">
                <text:p>2.55018406866248</text:p>
              </table:table-cell>
              <table:table-cell office:value-type="float" office:value="2.43510403107597">
                <text:p>2.435104031075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975098268057">
                <text:p>2.57975098268057</text:p>
              </table:table-cell>
              <table:table-cell office:value-type="float" office:value="2.46077069774264">
                <text:p>2.460770697742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64063205394832">
                <text:p>2.64063205394832</text:p>
              </table:table-cell>
              <table:table-cell office:value-type="float" office:value="2.50490403107597">
                <text:p>2.504904031075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6814497031373">
                <text:p>2.6814497031373</text:p>
              </table:table-cell>
              <table:table-cell office:value-type="float" office:value="2.53630403107597">
                <text:p>2.536304031075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6816401471072">
                <text:p>2.76816401471072</text:p>
              </table:table-cell>
              <table:table-cell office:value-type="float" office:value="2.59763736440931">
                <text:p>2.597637364409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4719626308961">
                <text:p>2.84719626308961</text:p>
              </table:table-cell>
              <table:table-cell office:value-type="float" office:value="2.64143736440931">
                <text:p>2.641437364409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4098511335107">
                <text:p>2.94098511335107</text:p>
              </table:table-cell>
              <table:table-cell office:value-type="float" office:value="2.72023736440931">
                <text:p>2.72023736440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94472985874012">
                <text:p>2.94472985874012</text:p>
              </table:table-cell>
              <table:table-cell office:value-type="float" office:value="2.74690403107597">
                <text:p>2.746904031075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4419709373991">
                <text:p>2.94419709373991</text:p>
              </table:table-cell>
              <table:table-cell office:value-type="float" office:value="2.74797069774264">
                <text:p>2.747970697742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91479380553591">
                <text:p>2.91479380553591</text:p>
              </table:table-cell>
              <table:table-cell office:value-type="float" office:value="2.74310403107597">
                <text:p>2.74310403107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2413391833516">
                <text:p>2.82413391833516</text:p>
              </table:table-cell>
              <table:table-cell office:value-type="float" office:value="2.71070403107597">
                <text:p>2.710704031075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1638788149785">
                <text:p>2.81638788149785</text:p>
              </table:table-cell>
              <table:table-cell office:value-type="float" office:value="2.68397069774264">
                <text:p>2.68397069774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81196824616905">
                <text:p>2.81196824616905</text:p>
              </table:table-cell>
              <table:table-cell office:value-type="float" office:value="2.67183736440931">
                <text:p>2.671837364409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79282165000589">
                <text:p>2.79282165000589</text:p>
              </table:table-cell>
              <table:table-cell office:value-type="float" office:value="2.66997069774264">
                <text:p>2.66997069774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5374888195013">
                <text:p>2.75374888195013</text:p>
              </table:table-cell>
              <table:table-cell office:value-type="float" office:value="2.66543736440931">
                <text:p>2.665437364409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0445398486946">
                <text:p>2.70445398486946</text:p>
              </table:table-cell>
              <table:table-cell office:value-type="float" office:value="2.66203736440931">
                <text:p>2.66203736440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52945202513">
                <text:p>2.6252945202513</text:p>
              </table:table-cell>
              <table:table-cell office:value-type="float" office:value="2.64883736440931">
                <text:p>2.64883736440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22cm" svg:height="9cm" xlink:href=".." xlink:type="simple" chart:class="chart:bar" chart:style-name="ch1">
        <chart:legend chart:legend-position="end" svg:x="9.476cm" svg:y="3.952cm" style:legend-expansion="high" chart:style-name="ch2"/>
        <chart:plot-area chart:style-name="ch3" table:cell-range-address="Sheet1.R299:Sheet1.R474 Sheet1.V299:Sheet1.V474" chart:data-source-has-labels="row" svg:x="0.244cm" svg:y="0.18cm" svg:width="8.988cm" svg:height="8.64cm">
          <chartooo:coordinate-region svg:x="0.971cm" svg:y="0.379cm" svg:width="8.26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99:Sheet1.R474" chart:label-cell-address="compass" chart:class="chart:bar">
            <chart:data-point chart:repeated="176"/>
          </chart:series>
          <chart:series chart:style-name="ch8" chart:values-cell-range-address="Sheet1.V299:Sheet1.V474" chart:label-cell-address="gyro" chart:class="chart:line">
            <chart:data-point chart:repeated="1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ss</text:p>
              </table:table-cell>
              <table:table-cell office:value-type="string">
                <text:p>gy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570574970983">
                <text:p>1.3570574970983</text:p>
                <draw:g>
                  <svg:desc>Sheet1.R299:Sheet1.R474</svg:desc>
                </draw:g>
              </table:table-cell>
              <table:table-cell office:value-type="float" office:value="1.3570574970983">
                <text:p>1.3570574970983</text:p>
                <draw:g>
                  <svg:desc>Sheet1.V299:Sheet1.V4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4986158398178">
                <text:p>1.44986158398178</text:p>
              </table:table-cell>
              <table:table-cell office:value-type="float" office:value="1.35639083043163">
                <text:p>1.35639083043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747045011654">
                <text:p>1.33747045011654</text:p>
              </table:table-cell>
              <table:table-cell office:value-type="float" office:value="1.3710574970983">
                <text:p>1.3710574970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445830820148">
                <text:p>1.34445830820148</text:p>
              </table:table-cell>
              <table:table-cell office:value-type="float" office:value="1.3606574970983">
                <text:p>1.3606574970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07083781734">
                <text:p>1.32507083781734</text:p>
              </table:table-cell>
              <table:table-cell office:value-type="float" office:value="1.38252416376497">
                <text:p>1.38252416376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883652242173">
                <text:p>1.32883652242173</text:p>
              </table:table-cell>
              <table:table-cell office:value-type="float" office:value="1.39452416376497">
                <text:p>1.39452416376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279799426335">
                <text:p>1.37279799426335</text:p>
              </table:table-cell>
              <table:table-cell office:value-type="float" office:value="1.41652416376497">
                <text:p>1.4165241637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599389167896">
                <text:p>1.41599389167896</text:p>
              </table:table-cell>
              <table:table-cell office:value-type="float" office:value="1.44639083043163">
                <text:p>1.44639083043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314457697392">
                <text:p>1.42314457697392</text:p>
              </table:table-cell>
              <table:table-cell office:value-type="float" office:value="1.5090574970983">
                <text:p>1.5090574970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494346124372">
                <text:p>1.46494346124372</text:p>
              </table:table-cell>
              <table:table-cell office:value-type="float" office:value="1.5354574970983">
                <text:p>1.5354574970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806992008451">
                <text:p>1.53806992008451</text:p>
              </table:table-cell>
              <table:table-cell office:value-type="float" office:value="1.5906574970983">
                <text:p>1.590657497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404794960536">
                <text:p>1.59404794960536</text:p>
              </table:table-cell>
              <table:table-cell office:value-type="float" office:value="1.63212416376497">
                <text:p>1.63212416376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814412419601">
                <text:p>1.65814412419601</text:p>
              </table:table-cell>
              <table:table-cell office:value-type="float" office:value="1.72932416376497">
                <text:p>1.72932416376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9033539710181">
                <text:p>1.69033539710181</text:p>
              </table:table-cell>
              <table:table-cell office:value-type="float" office:value="1.76179083043163">
                <text:p>1.76179083043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799363581203">
                <text:p>1.75799363581203</text:p>
              </table:table-cell>
              <table:table-cell office:value-type="float" office:value="1.8180574970983">
                <text:p>1.8180574970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468988975279">
                <text:p>1.83468988975279</text:p>
              </table:table-cell>
              <table:table-cell office:value-type="float" office:value="1.86339083043163">
                <text:p>1.86339083043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696488119513">
                <text:p>1.90696488119513</text:p>
              </table:table-cell>
              <table:table-cell office:value-type="float" office:value="1.9688574970983">
                <text:p>1.9688574970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5540104161711">
                <text:p>1.95540104161711</text:p>
              </table:table-cell>
              <table:table-cell office:value-type="float" office:value="2.0280574970983">
                <text:p>2.0280574970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7754339852087">
                <text:p>1.97754339852087</text:p>
              </table:table-cell>
              <table:table-cell office:value-type="float" office:value="2.1240574970983">
                <text:p>2.1240574970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01387804776">
                <text:p>1.9701387804776</text:p>
              </table:table-cell>
              <table:table-cell office:value-type="float" office:value="2.14579083043163">
                <text:p>2.14579083043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539028937706">
                <text:p>1.93539028937706</text:p>
              </table:table-cell>
              <table:table-cell office:value-type="float" office:value="2.15912416376497">
                <text:p>2.15912416376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680309755977">
                <text:p>1.83680309755977</text:p>
              </table:table-cell>
              <table:table-cell office:value-type="float" office:value="2.14059083043163">
                <text:p>2.14059083043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7144920411478">
                <text:p>1.77144920411478</text:p>
              </table:table-cell>
              <table:table-cell office:value-type="float" office:value="2.05899083043163">
                <text:p>2.05899083043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4943815147628">
                <text:p>1.64943815147628</text:p>
              </table:table-cell>
              <table:table-cell office:value-type="float" office:value="1.9880574970983">
                <text:p>1.9880574970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927583141969">
                <text:p>1.61927583141969</text:p>
              </table:table-cell>
              <table:table-cell office:value-type="float" office:value="1.83512416376497">
                <text:p>1.8351241637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.7574574970983">
                <text:p>1.7574574970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250922369101">
                <text:p>1.56250922369101</text:p>
              </table:table-cell>
              <table:table-cell office:value-type="float" office:value="1.64572416376497">
                <text:p>1.64572416376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457959898905">
                <text:p>1.47457959898905</text:p>
              </table:table-cell>
              <table:table-cell office:value-type="float" office:value="1.5784574970983">
                <text:p>1.5784574970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1774731816512">
                <text:p>1.41774731816512</text:p>
              </table:table-cell>
              <table:table-cell office:value-type="float" office:value="1.40032416376497">
                <text:p>1.40032416376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1561393617408">
                <text:p>1.31561393617408</text:p>
              </table:table-cell>
              <table:table-cell office:value-type="float" office:value="1.27972416376497">
                <text:p>1.27972416376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950057409089">
                <text:p>1.30950057409089</text:p>
              </table:table-cell>
              <table:table-cell office:value-type="float" office:value="1.11532416376497">
                <text:p>1.11532416376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318659196293">
                <text:p>1.28318659196293</text:p>
              </table:table-cell>
              <table:table-cell office:value-type="float" office:value="1.07012416376497">
                <text:p>1.07012416376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2734024071">
                <text:p>1.1682734024071</text:p>
              </table:table-cell>
              <table:table-cell office:value-type="float" office:value="0.951724163764967">
                <text:p>0.951724163764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817116243627">
                <text:p>1.08817116243627</text:p>
              </table:table-cell>
              <table:table-cell office:value-type="float" office:value="0.890190830431634">
                <text:p>0.890190830431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272052160906">
                <text:p>1.07272052160906</text:p>
              </table:table-cell>
              <table:table-cell office:value-type="float" office:value="0.764057497098301">
                <text:p>0.764057497098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62994330680936">
                <text:p>0.962994330680936</text:p>
              </table:table-cell>
              <table:table-cell office:value-type="float" office:value="0.728457497098301">
                <text:p>0.728457497098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5987753216322">
                <text:p>0.855987753216322</text:p>
              </table:table-cell>
              <table:table-cell office:value-type="float" office:value="0.591657497098301">
                <text:p>0.591657497098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4124777373387">
                <text:p>0.764124777373387</text:p>
              </table:table-cell>
              <table:table-cell office:value-type="float" office:value="0.539190830431634">
                <text:p>0.539190830431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4255149239525">
                <text:p>0.664255149239525</text:p>
              </table:table-cell>
              <table:table-cell office:value-type="float" office:value="0.432390830431634">
                <text:p>0.432390830431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0725964389209">
                <text:p>0.610725964389209</text:p>
              </table:table-cell>
              <table:table-cell office:value-type="float" office:value="0.392124163764967">
                <text:p>0.392124163764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6916942688676">
                <text:p>0.606916942688676</text:p>
              </table:table-cell>
              <table:table-cell office:value-type="float" office:value="0.336390830431634">
                <text:p>0.336390830431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5210465836464">
                <text:p>0.625210465836464</text:p>
              </table:table-cell>
              <table:table-cell office:value-type="float" office:value="0.335724163764967">
                <text:p>0.335724163764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1727370729943">
                <text:p>0.691727370729943</text:p>
              </table:table-cell>
              <table:table-cell office:value-type="float" office:value="0.368390830431634">
                <text:p>0.368390830431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9963336559973">
                <text:p>0.759963336559973</text:p>
              </table:table-cell>
              <table:table-cell office:value-type="float" office:value="0.400390830431634">
                <text:p>0.400390830431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1228836673715">
                <text:p>0.871228836673715</text:p>
              </table:table-cell>
              <table:table-cell office:value-type="float" office:value="0.533857497098301">
                <text:p>0.533857497098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526999561985">
                <text:p>1.00526999561985</text:p>
              </table:table-cell>
              <table:table-cell office:value-type="float" office:value="0.666524163764967">
                <text:p>0.666524163764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275429604999">
                <text:p>1.13275429604999</text:p>
              </table:table-cell>
              <table:table-cell office:value-type="float" office:value="0.970124163764967">
                <text:p>0.970124163764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9125894162732">
                <text:p>1.19125894162732</text:p>
              </table:table-cell>
              <table:table-cell office:value-type="float" office:value="1.07499083043163">
                <text:p>1.07499083043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474550475861">
                <text:p>1.21474550475861</text:p>
              </table:table-cell>
              <table:table-cell office:value-type="float" office:value="1.20219083043163">
                <text:p>1.20219083043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148677650037">
                <text:p>1.25148677650037</text:p>
              </table:table-cell>
              <table:table-cell office:value-type="float" office:value="1.24539083043163">
                <text:p>1.24539083043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282925497339">
                <text:p>1.34282925497339</text:p>
              </table:table-cell>
              <table:table-cell office:value-type="float" office:value="1.34819083043163">
                <text:p>1.34819083043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903306785785">
                <text:p>1.37903306785785</text:p>
              </table:table-cell>
              <table:table-cell office:value-type="float" office:value="1.42312416376497">
                <text:p>1.42312416376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7648237546772">
                <text:p>1.47648237546772</text:p>
              </table:table-cell>
              <table:table-cell office:value-type="float" office:value="1.5760574970983">
                <text:p>1.5760574970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241663467079">
                <text:p>1.56241663467079</text:p>
              </table:table-cell>
              <table:table-cell office:value-type="float" office:value="1.65912416376497">
                <text:p>1.659124163764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0151291966945">
                <text:p>1.60151291966945</text:p>
              </table:table-cell>
              <table:table-cell office:value-type="float" office:value="1.82539083043163">
                <text:p>1.82539083043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6173026167308">
                <text:p>1.66173026167308</text:p>
              </table:table-cell>
              <table:table-cell office:value-type="float" office:value="1.89859083043163">
                <text:p>1.89859083043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873590371695">
                <text:p>1.75873590371695</text:p>
              </table:table-cell>
              <table:table-cell office:value-type="float" office:value="2.0524574970983">
                <text:p>2.05245749709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1651245291491">
                <text:p>1.81651245291491</text:p>
              </table:table-cell>
              <table:table-cell office:value-type="float" office:value="2.12812416376497">
                <text:p>2.1281241637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7966355042399">
                <text:p>1.87966355042399</text:p>
              </table:table-cell>
              <table:table-cell office:value-type="float" office:value="2.2298574970983">
                <text:p>2.2298574970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1725667980559">
                <text:p>1.91725667980559</text:p>
              </table:table-cell>
              <table:table-cell office:value-type="float" office:value="2.26672416376497">
                <text:p>2.26672416376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34167159865">
                <text:p>1.9134167159865</text:p>
              </table:table-cell>
              <table:table-cell office:value-type="float" office:value="2.31459083043163">
                <text:p>2.31459083043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3854538081557">
                <text:p>1.83854538081557</text:p>
              </table:table-cell>
              <table:table-cell office:value-type="float" office:value="2.31559083043163">
                <text:p>2.31559083043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3860221673319">
                <text:p>1.73860221673319</text:p>
              </table:table-cell>
              <table:table-cell office:value-type="float" office:value="2.2162574970983">
                <text:p>2.2162574970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7096249168282">
                <text:p>1.67096249168282</text:p>
              </table:table-cell>
              <table:table-cell office:value-type="float" office:value="2.1260574970983">
                <text:p>2.1260574970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035373509499">
                <text:p>1.59035373509499</text:p>
              </table:table-cell>
              <table:table-cell office:value-type="float" office:value="1.8908574970983">
                <text:p>1.89085749709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175173712214">
                <text:p>1.51175173712214</text:p>
              </table:table-cell>
              <table:table-cell office:value-type="float" office:value="1.78099083043163">
                <text:p>1.78099083043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4239277137211">
                <text:p>1.44239277137211</text:p>
              </table:table-cell>
              <table:table-cell office:value-type="float" office:value="1.59459083043163">
                <text:p>1.59459083043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1153488161546">
                <text:p>1.41153488161546</text:p>
              </table:table-cell>
              <table:table-cell office:value-type="float" office:value="1.51532416376497">
                <text:p>1.51532416376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317566188924">
                <text:p>1.32317566188924</text:p>
              </table:table-cell>
              <table:table-cell office:value-type="float" office:value="1.38332416376497">
                <text:p>1.38332416376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610032908976">
                <text:p>1.25610032908976</text:p>
              </table:table-cell>
              <table:table-cell office:value-type="float" office:value="1.3204574970983">
                <text:p>1.3204574970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000482429075">
                <text:p>1.2000482429075</text:p>
              </table:table-cell>
              <table:table-cell office:value-type="float" office:value="1.19432416376497">
                <text:p>1.19432416376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332147889887">
                <text:p>1.11332147889887</text:p>
              </table:table-cell>
              <table:table-cell office:value-type="float" office:value="1.1204574970983">
                <text:p>1.1204574970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5165021254837">
                <text:p>1.05165021254837</text:p>
              </table:table-cell>
              <table:table-cell office:value-type="float" office:value="0.961390830431633">
                <text:p>0.961390830431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619325624729">
                <text:p>0.99619325624729</text:p>
              </table:table-cell>
              <table:table-cell office:value-type="float" office:value="0.917324163764967">
                <text:p>0.917324163764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02367767851116">
                <text:p>0.902367767851116</text:p>
              </table:table-cell>
              <table:table-cell office:value-type="float" office:value="0.815724163764967">
                <text:p>0.8157241637649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8108183863379">
                <text:p>0.788108183863379</text:p>
              </table:table-cell>
              <table:table-cell office:value-type="float" office:value="0.755124163764967">
                <text:p>0.755124163764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3779140136102">
                <text:p>0.663779140136102</text:p>
              </table:table-cell>
              <table:table-cell office:value-type="float" office:value="0.6216574970983">
                <text:p>0.62165749709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56446002564893">
                <text:p>0.556446002564893</text:p>
              </table:table-cell>
              <table:table-cell office:value-type="float" office:value="0.568124163764967">
                <text:p>0.568124163764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7181163198667">
                <text:p>0.467181163198667</text:p>
              </table:table-cell>
              <table:table-cell office:value-type="float" office:value="0.480790830431633">
                <text:p>0.480790830431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540965262926">
                <text:p>0.40540965262926</text:p>
              </table:table-cell>
              <table:table-cell office:value-type="float" office:value="0.461524163764967">
                <text:p>0.461524163764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1044628306247">
                <text:p>0.421044628306247</text:p>
              </table:table-cell>
              <table:table-cell office:value-type="float" office:value="0.437924163764967">
                <text:p>0.437924163764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2000530851948">
                <text:p>0.522000530851948</text:p>
              </table:table-cell>
              <table:table-cell office:value-type="float" office:value="0.4496574970983">
                <text:p>0.4496574970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786339544375">
                <text:p>0.63786339544375</text:p>
              </table:table-cell>
              <table:table-cell office:value-type="float" office:value="0.4948574970983">
                <text:p>0.4948574970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1248269999933">
                <text:p>0.761248269999933</text:p>
              </table:table-cell>
              <table:table-cell office:value-type="float" office:value="0.549790830431633">
                <text:p>0.549790830431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2889737882305">
                <text:p>0.862889737882305</text:p>
              </table:table-cell>
              <table:table-cell office:value-type="float" office:value="0.7224574970983">
                <text:p>0.7224574970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880861883916">
                <text:p>0.929880861883916</text:p>
              </table:table-cell>
              <table:table-cell office:value-type="float" office:value="0.8032574970983">
                <text:p>0.8032574970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2927185459833">
                <text:p>1.02927185459833</text:p>
              </table:table-cell>
              <table:table-cell office:value-type="float" office:value="0.946324163764967">
                <text:p>0.946324163764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4889322859232">
                <text:p>1.04889322859232</text:p>
              </table:table-cell>
              <table:table-cell office:value-type="float" office:value="1.02059083043163">
                <text:p>1.02059083043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2857401024263">
                <text:p>1.12857401024263</text:p>
              </table:table-cell>
              <table:table-cell office:value-type="float" office:value="1.13939083043163">
                <text:p>1.13939083043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8071513756232">
                <text:p>1.18071513756232</text:p>
              </table:table-cell>
              <table:table-cell office:value-type="float" office:value="1.18799083043163">
                <text:p>1.18799083043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7964846032697">
                <text:p>1.27964846032697</text:p>
              </table:table-cell>
              <table:table-cell office:value-type="float" office:value="1.29799083043163">
                <text:p>1.29799083043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0510535008419">
                <text:p>1.40510535008419</text:p>
              </table:table-cell>
              <table:table-cell office:value-type="float" office:value="1.3660574970983">
                <text:p>1.3660574970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7921647665221">
                <text:p>1.47921647665221</text:p>
              </table:table-cell>
              <table:table-cell office:value-type="float" office:value="1.5460574970983">
                <text:p>1.5460574970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7769276918325">
                <text:p>1.57769276918325</text:p>
              </table:table-cell>
              <table:table-cell office:value-type="float" office:value="1.6468574970983">
                <text:p>1.6468574970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5160588118346">
                <text:p>1.65160588118346</text:p>
              </table:table-cell>
              <table:table-cell office:value-type="float" office:value="1.79219083043163">
                <text:p>1.792190830431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5984715683904">
                <text:p>1.75984715683904</text:p>
              </table:table-cell>
              <table:table-cell office:value-type="float" office:value="1.84179083043163">
                <text:p>1.84179083043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6370872432042">
                <text:p>1.86370872432042</text:p>
              </table:table-cell>
              <table:table-cell office:value-type="float" office:value="1.92672416376497">
                <text:p>1.92672416376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534035411527">
                <text:p>1.9534035411527</text:p>
              </table:table-cell>
              <table:table-cell office:value-type="float" office:value="1.99219083043163">
                <text:p>1.99219083043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643604301707">
                <text:p>2.07643604301707</text:p>
              </table:table-cell>
              <table:table-cell office:value-type="float" office:value="2.12579083043163">
                <text:p>2.12579083043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9998034480752">
                <text:p>2.09998034480752</text:p>
              </table:table-cell>
              <table:table-cell office:value-type="float" office:value="2.18372416376497">
                <text:p>2.18372416376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1595605788765">
                <text:p>2.01595605788765</text:p>
              </table:table-cell>
              <table:table-cell office:value-type="float" office:value="2.28092416376497">
                <text:p>2.28092416376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2445094567656">
                <text:p>1.92445094567656</text:p>
              </table:table-cell>
              <table:table-cell office:value-type="float" office:value="2.27712416376497">
                <text:p>2.27712416376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111560851247">
                <text:p>1.8111560851247</text:p>
              </table:table-cell>
              <table:table-cell office:value-type="float" office:value="2.19419083043163">
                <text:p>2.19419083043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646190889475">
                <text:p>1.67646190889475</text:p>
              </table:table-cell>
              <table:table-cell office:value-type="float" office:value="2.1054574970983">
                <text:p>2.1054574970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6229794782264">
                <text:p>1.56229794782264</text:p>
              </table:table-cell>
              <table:table-cell office:value-type="float" office:value="1.89332416376497">
                <text:p>1.89332416376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5203959426707">
                <text:p>1.45203959426707</text:p>
              </table:table-cell>
              <table:table-cell office:value-type="float" office:value="1.77939083043163">
                <text:p>1.77939083043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4569167449405">
                <text:p>1.34569167449405</text:p>
              </table:table-cell>
              <table:table-cell office:value-type="float" office:value="1.5664574970983">
                <text:p>1.56645749709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8539339341728">
                <text:p>1.28539339341728</text:p>
              </table:table-cell>
              <table:table-cell office:value-type="float" office:value="1.46592416376497">
                <text:p>1.46592416376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1619374631523">
                <text:p>1.21619374631523</text:p>
              </table:table-cell>
              <table:table-cell office:value-type="float" office:value="1.30579083043163">
                <text:p>1.30579083043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122478217681">
                <text:p>1.11122478217681</text:p>
              </table:table-cell>
              <table:table-cell office:value-type="float" office:value="1.21819083043163">
                <text:p>1.218190830431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0145322789">
                <text:p>1.050145322789</text:p>
              </table:table-cell>
              <table:table-cell office:value-type="float" office:value="1.05819083043163">
                <text:p>1.05819083043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617277376007">
                <text:p>1.08617277376007</text:p>
              </table:table-cell>
              <table:table-cell office:value-type="float" office:value="1.02512416376497">
                <text:p>1.02512416376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5963407484424">
                <text:p>1.05963407484424</text:p>
              </table:table-cell>
              <table:table-cell office:value-type="float" office:value="0.9296574970983">
                <text:p>0.92965749709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5683888610469">
                <text:p>0.985683888610469</text:p>
              </table:table-cell>
              <table:table-cell office:value-type="float" office:value="0.876990830431633">
                <text:p>0.8769908304316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8624915037827">
                <text:p>0.918624915037827</text:p>
              </table:table-cell>
              <table:table-cell office:value-type="float" office:value="0.7336574970983">
                <text:p>0.73365749709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2087265075875">
                <text:p>0.912087265075875</text:p>
              </table:table-cell>
              <table:table-cell office:value-type="float" office:value="0.6802574970983">
                <text:p>0.68025749709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5764290679418">
                <text:p>0.845764290679418</text:p>
              </table:table-cell>
              <table:table-cell office:value-type="float" office:value="0.572390830431633">
                <text:p>0.572390830431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9670452748248">
                <text:p>0.819670452748248</text:p>
              </table:table-cell>
              <table:table-cell office:value-type="float" office:value="0.543790830431633">
                <text:p>0.5437908304316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79748505993864">
                <text:p>0.779748505993864</text:p>
              </table:table-cell>
              <table:table-cell office:value-type="float" office:value="0.5236574970983">
                <text:p>0.5236574970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79716406356601">
                <text:p>0.779716406356601</text:p>
              </table:table-cell>
              <table:table-cell office:value-type="float" office:value="0.530990830431633">
                <text:p>0.5309908304316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4366078001875">
                <text:p>0.804366078001875</text:p>
              </table:table-cell>
              <table:table-cell office:value-type="float" office:value="0.568724163764966">
                <text:p>0.568724163764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32483754277669">
                <text:p>0.832483754277669</text:p>
              </table:table-cell>
              <table:table-cell office:value-type="float" office:value="0.598724163764966">
                <text:p>0.598724163764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14673167445591">
                <text:p>0.914673167445591</text:p>
              </table:table-cell>
              <table:table-cell office:value-type="float" office:value="0.7508574970983">
                <text:p>0.7508574970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044682561675">
                <text:p>0.999044682561675</text:p>
              </table:table-cell>
              <table:table-cell office:value-type="float" office:value="0.843724163764966">
                <text:p>0.843724163764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6663036531574">
                <text:p>1.06663036531574</text:p>
              </table:table-cell>
              <table:table-cell office:value-type="float" office:value="1.03532416376497">
                <text:p>1.035324163764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9172217165249">
                <text:p>1.09172217165249</text:p>
              </table:table-cell>
              <table:table-cell office:value-type="float" office:value="1.11479083043163">
                <text:p>1.114790830431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770480238098">
                <text:p>1.15770480238098</text:p>
              </table:table-cell>
              <table:table-cell office:value-type="float" office:value="1.25612416376497">
                <text:p>1.25612416376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5629202237815">
                <text:p>1.25629202237815</text:p>
              </table:table-cell>
              <table:table-cell office:value-type="float" office:value="1.33139083043163">
                <text:p>1.33139083043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568592068039">
                <text:p>1.3568592068039</text:p>
              </table:table-cell>
              <table:table-cell office:value-type="float" office:value="1.5056574970983">
                <text:p>1.5056574970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4499363148608">
                <text:p>1.44499363148608</text:p>
              </table:table-cell>
              <table:table-cell office:value-type="float" office:value="1.59092416376497">
                <text:p>1.59092416376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3777530091065">
                <text:p>1.53777530091065</text:p>
              </table:table-cell>
              <table:table-cell office:value-type="float" office:value="1.7470574970983">
                <text:p>1.7470574970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1319514472084">
                <text:p>1.61319514472084</text:p>
              </table:table-cell>
              <table:table-cell office:value-type="float" office:value="1.81619083043163">
                <text:p>1.81619083043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8485027403564">
                <text:p>1.68485027403564</text:p>
              </table:table-cell>
              <table:table-cell office:value-type="float" office:value="1.9652574970983">
                <text:p>1.96525749709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3699102893262">
                <text:p>1.73699102893262</text:p>
              </table:table-cell>
              <table:table-cell office:value-type="float" office:value="2.03572416376497">
                <text:p>2.03572416376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418092260917">
                <text:p>1.84418092260917</text:p>
              </table:table-cell>
              <table:table-cell office:value-type="float" office:value="2.17559083043163">
                <text:p>2.17559083043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939365194676">
                <text:p>1.90939365194676</text:p>
              </table:table-cell>
              <table:table-cell office:value-type="float" office:value="2.23939083043163">
                <text:p>2.239390830431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474139863979">
                <text:p>1.90474139863979</text:p>
              </table:table-cell>
              <table:table-cell office:value-type="float" office:value="2.33419083043163">
                <text:p>2.33419083043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4541200737804">
                <text:p>1.84541200737804</text:p>
              </table:table-cell>
              <table:table-cell office:value-type="float" office:value="2.33452416376497">
                <text:p>2.334524163764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5807987176908">
                <text:p>1.75807987176908</text:p>
              </table:table-cell>
              <table:table-cell office:value-type="float" office:value="2.2818574970983">
                <text:p>2.28185749709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5753466547088">
                <text:p>1.65753466547088</text:p>
              </table:table-cell>
              <table:table-cell office:value-type="float" office:value="2.21499083043163">
                <text:p>2.21499083043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5266359935196">
                <text:p>1.55266359935196</text:p>
              </table:table-cell>
              <table:table-cell office:value-type="float" office:value="2.00392416376497">
                <text:p>2.003924163764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64616209502">
                <text:p>1.44064616209502</text:p>
              </table:table-cell>
              <table:table-cell office:value-type="float" office:value="1.8988574970983">
                <text:p>1.8988574970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9212906606641">
                <text:p>1.39212906606641</text:p>
              </table:table-cell>
              <table:table-cell office:value-type="float" office:value="1.70939083043163">
                <text:p>1.70939083043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0593574242311">
                <text:p>1.30593574242311</text:p>
              </table:table-cell>
              <table:table-cell office:value-type="float" office:value="1.62292416376497">
                <text:p>1.62292416376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2013183434964">
                <text:p>1.22013183434964</text:p>
              </table:table-cell>
              <table:table-cell office:value-type="float" office:value="1.4602574970983">
                <text:p>1.4602574970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371452742404">
                <text:p>1.15371452742404</text:p>
              </table:table-cell>
              <table:table-cell office:value-type="float" office:value="1.38352416376497">
                <text:p>1.38352416376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8012826860683">
                <text:p>1.08012826860683</text:p>
              </table:table-cell>
              <table:table-cell office:value-type="float" office:value="1.23232416376497">
                <text:p>1.23232416376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66680525250787">
                <text:p>0.966680525250787</text:p>
              </table:table-cell>
              <table:table-cell office:value-type="float" office:value="1.15139083043163">
                <text:p>1.15139083043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6459266990899">
                <text:p>0.956459266990899</text:p>
              </table:table-cell>
              <table:table-cell office:value-type="float" office:value="0.972457497098299">
                <text:p>0.972457497098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2794964682464">
                <text:p>1.02794964682464</text:p>
              </table:table-cell>
              <table:table-cell office:value-type="float" office:value="0.900057497098299">
                <text:p>0.900057497098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5360575807386">
                <text:p>0.915360575807386</text:p>
              </table:table-cell>
              <table:table-cell office:value-type="float" office:value="0.769124163764965">
                <text:p>0.769124163764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5670235395176">
                <text:p>0.835670235395176</text:p>
              </table:table-cell>
              <table:table-cell office:value-type="float" office:value="0.710524163764966">
                <text:p>0.710524163764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9429976185892">
                <text:p>0.759429976185892</text:p>
              </table:table-cell>
              <table:table-cell office:value-type="float" office:value="0.595590830431632">
                <text:p>0.5955908304316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2299961880657">
                <text:p>0.762299961880657</text:p>
              </table:table-cell>
              <table:table-cell office:value-type="float" office:value="0.565790830431632">
                <text:p>0.565790830431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9974883975871">
                <text:p>0.739974883975871</text:p>
              </table:table-cell>
              <table:table-cell office:value-type="float" office:value="0.527657497098299">
                <text:p>0.5276574970982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4801451601453">
                <text:p>0.814801451601453</text:p>
              </table:table-cell>
              <table:table-cell office:value-type="float" office:value="0.535324163764965">
                <text:p>0.535324163764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3761219002968">
                <text:p>0.903761219002968</text:p>
              </table:table-cell>
              <table:table-cell office:value-type="float" office:value="0.583724163764965">
                <text:p>0.583724163764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9228663875011">
                <text:p>0.969228663875011</text:p>
              </table:table-cell>
              <table:table-cell office:value-type="float" office:value="0.639857497098299">
                <text:p>0.639857497098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7730683312698">
                <text:p>1.07730683312698</text:p>
              </table:table-cell>
              <table:table-cell office:value-type="float" office:value="0.853990830431632">
                <text:p>0.853990830431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9321562887153">
                <text:p>1.19321562887153</text:p>
              </table:table-cell>
              <table:table-cell office:value-type="float" office:value="0.969324163764965">
                <text:p>0.969324163764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7992398578643">
                <text:p>1.27992398578643</text:p>
              </table:table-cell>
              <table:table-cell office:value-type="float" office:value="1.19172416376497">
                <text:p>1.191724163764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1597961143813">
                <text:p>1.31597961143813</text:p>
              </table:table-cell>
              <table:table-cell office:value-type="float" office:value="1.2956574970983">
                <text:p>1.29565749709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2520622373602">
                <text:p>1.42520622373602</text:p>
              </table:table-cell>
              <table:table-cell office:value-type="float" office:value="1.46579083043163">
                <text:p>1.46579083043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4385673796162">
                <text:p>1.54385673796162</text:p>
              </table:table-cell>
              <table:table-cell office:value-type="float" office:value="1.55032416376497">
                <text:p>1.550324163764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0371855886216">
                <text:p>1.60371855886216</text:p>
              </table:table-cell>
              <table:table-cell office:value-type="float" office:value="1.7200574970983">
                <text:p>1.72005749709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245121973622">
                <text:p>1.68245121973622</text:p>
              </table:table-cell>
              <table:table-cell office:value-type="float" office:value="1.7890574970983">
                <text:p>1.78905749709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0032368103819">
                <text:p>1.80032368103819</text:p>
              </table:table-cell>
              <table:table-cell office:value-type="float" office:value="1.94772416376497">
                <text:p>1.94772416376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9351120104692">
                <text:p>1.89351120104692</text:p>
              </table:table-cell>
              <table:table-cell office:value-type="float" office:value="2.02292416376497">
                <text:p>2.022924163764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7894543054999">
                <text:p>1.97894543054999</text:p>
              </table:table-cell>
              <table:table-cell office:value-type="float" office:value="2.1574574970983">
                <text:p>2.15745749709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7515177192882">
                <text:p>2.07515177192882</text:p>
              </table:table-cell>
              <table:table-cell office:value-type="float" office:value="2.22332416376496">
                <text:p>2.22332416376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9072247208446">
                <text:p>2.09072247208446</text:p>
              </table:table-cell>
              <table:table-cell office:value-type="float" office:value="2.33839083043163">
                <text:p>2.33839083043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1226185178857">
                <text:p>2.11226185178857</text:p>
              </table:table-cell>
              <table:table-cell office:value-type="float" office:value="2.36072416376497">
                <text:p>2.360724163764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8731185710553">
                <text:p>2.08731185710553</text:p>
              </table:table-cell>
              <table:table-cell office:value-type="float" office:value="2.38512416376497">
                <text:p>2.38512416376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6424696472383">
                <text:p>1.96424696472383</text:p>
              </table:table-cell>
              <table:table-cell office:value-type="float" office:value="2.36959083043163">
                <text:p>2.36959083043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3752502033299">
                <text:p>1.83752502033299</text:p>
              </table:table-cell>
              <table:table-cell office:value-type="float" office:value="2.23959083043163">
                <text:p>2.239590830431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1680858450617">
                <text:p>1.71680858450617</text:p>
              </table:table-cell>
              <table:table-cell office:value-type="float" office:value="2.13312416376497">
                <text:p>2.13312416376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